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FD000000FDEA24C9EC.svm" manifest:media-type="image/x-svm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29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131"/>
    <style:style style:name="ce8" style:family="table-cell" style:parent-style-name="Default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fclk</text:p>
          </table:table-cell>
          <table:table-cell table:style-name="Default" table:formula="of:=480000" office:value-type="float" office:value="480000" calcext:value-type="float">
            <text:p>480000</text:p>
          </table:table-cell>
          <table:table-cell table:style-name="Default"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float" office:value="870" calcext:value-type="float">
            <text:p>870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table:style-name="Default" table:formula="of:=0.000001" office:value-type="float" office:value="0.000001" calcext:value-type="float">
            <text:p>0.000001</text:p>
          </table:table-cell>
          <table:table-cell table:style-name="Default"/>
        </table:table-row>
        <table:table-row table:style-name="ro1">
          <table:table-cell office:value-type="string" calcext:value-type="string">
            <text:p>exp</text:p>
          </table:table-cell>
          <table:table-cell table:formula="of:=1-EXP(-1/([.B1]*[.B2]*[.B3]))" office:value-type="float" office:value="0.00239177116171951" calcext:value-type="float">
            <text:p>2.39E-03</text:p>
          </table:table-cell>
          <table:table-cell table:style-name="ce2" table:formula="of:=POWER(2;[.B6])*[.B4]" office:value-type="float" office:value="9.79669467840313" calcext:value-type="float">
            <text:p>9.8</text:p>
          </table:table-cell>
        </table:table-row>
        <table:table-row table:style-name="ro1">
          <table:table-cell office:value-type="string" calcext:value-type="string">
            <text:p>Vfin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POWER(2;[.B6])-1"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office:value-type="string" calcext:value-type="string">
            <text:p>step</text:p>
          </table:table-cell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$5]-[.B8])*[.B$4]+[.B8]" office:value-type="float" office:value="0.00239177116171951" calcext:value-type="float">
            <text:p>2.39E-03</text:p>
          </table:table-cell>
          <table:table-cell table:formula="of:=([.C$5]-[.C8])*[.C$4]/[.C$5]+[.C8]" office:value-type="float" office:value="9.79669467840313" calcext:value-type="float">
            <text:p>9.8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$5]-[.B9])*[.B$4]+[.B9]" office:value-type="float" office:value="0.004777821754149" calcext:value-type="float">
            <text:p>4.78E-03</text:p>
          </table:table-cell>
          <table:table-cell table:formula="of:=([.C$5]-[.C9])*[.C$4]/[.C$5]+[.C9]" office:value-type="float" office:value="19.569952183028" calcext:value-type="float">
            <text:p>1.96E+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$5]-[.B10])*[.B$4]+[.B10]" office:value-type="float" office:value="0.0071581654595811" calcext:value-type="float">
            <text:p>7.16E-03</text:p>
          </table:table-cell>
          <table:table-cell table:formula="of:=([.C$5]-[.C10])*[.C$4]/[.C$5]+[.C10]" office:value-type="float" office:value="29.31982858392" calcext:value-type="float">
            <text:p>2.93E+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$5]-[.B11])*[.B$4]+[.B11]" office:value-type="float" office:value="0.00953281592758357" calcext:value-type="float">
            <text:p>9.53E-03</text:p>
          </table:table-cell>
          <table:table-cell table:formula="of:=([.C$5]-[.C11])*[.C$4]/[.C$5]+[.C11]" office:value-type="float" office:value="39.046379816985" calcext:value-type="float">
            <text:p>3.90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$5]-[.B12])*[.B$4]+[.B12]" office:value-type="float" office:value="0.0119017867750775" calcext:value-type="float">
            <text:p>1.19E-02</text:p>
          </table:table-cell>
          <table:table-cell table:formula="of:=([.C$5]-[.C12])*[.C$4]/[.C$5]+[.C12]" office:value-type="float" office:value="48.7496616843102" calcext:value-type="float">
            <text:p>4.87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$5]-[.B13])*[.B$4]+[.B13]" office:value-type="float" office:value="0.0142650915864155" calcext:value-type="float">
            <text:p>1.43E-02</text:p>
          </table:table-cell>
          <table:table-cell table:formula="of:=([.C$5]-[.C13])*[.C$4]/[.C$5]+[.C13]" office:value-type="float" office:value="58.4297298544846" calcext:value-type="float">
            <text:p>5.84E+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$5]-[.B14])*[.B$4]+[.B14]" office:value-type="float" office:value="0.0166227439134593" calcext:value-type="float">
            <text:p>1.66E-02</text:p>
          </table:table-cell>
          <table:table-cell table:formula="of:=([.C$5]-[.C14])*[.C$4]/[.C$5]+[.C14]" office:value-type="float" office:value="68.0866398629181" calcext:value-type="float">
            <text:p>6.81E+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$5]-[.B15])*[.B$4]+[.B15]" office:value-type="float" office:value="0.0189747572756579" calcext:value-type="float">
            <text:p>1.90E-02</text:p>
          </table:table-cell>
          <table:table-cell table:formula="of:=([.C$5]-[.C15])*[.C$4]/[.C$5]+[.C15]" office:value-type="float" office:value="77.7204471121599" calcext:value-type="float">
            <text:p>7.77E+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$5]-[.B16])*[.B$4]+[.B16]" office:value-type="float" office:value="0.0213211451601249" calcext:value-type="float">
            <text:p>2.13E-02</text:p>
          </table:table-cell>
          <table:table-cell table:formula="of:=([.C$5]-[.C16])*[.C$4]/[.C$5]+[.C16]" office:value-type="float" office:value="87.3312068722171" calcext:value-type="float">
            <text:p>8.73E+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$5]-[.B17])*[.B$4]+[.B17]" office:value-type="float" office:value="0.0236619210217156" calcext:value-type="float">
            <text:p>2.37E-02</text:p>
          </table:table-cell>
          <table:table-cell table:formula="of:=([.C$5]-[.C17])*[.C$4]/[.C$5]+[.C17]" office:value-type="float" office:value="96.9189742808708" calcext:value-type="float">
            <text:p>9.69E+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$5]-[.B18])*[.B$4]+[.B18]" office:value-type="float" office:value="0.0259970982831045" calcext:value-type="float">
            <text:p>2.60E-02</text:p>
          </table:table-cell>
          <table:table-cell table:formula="of:=([.C$5]-[.C18])*[.C$4]/[.C$5]+[.C18]" office:value-type="float" office:value="106.483804343993" calcext:value-type="float">
            <text:p>1.06E+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B$5]-[.B19])*[.B$4]+[.B19]" office:value-type="float" office:value="0.0283266903348621" calcext:value-type="float">
            <text:p>2.83E-02</text:p>
          </table:table-cell>
          <table:table-cell table:formula="of:=([.C$5]-[.C19])*[.C$4]/[.C$5]+[.C19]" office:value-type="float" office:value="116.025751935864" calcext:value-type="float">
            <text:p>1.16E+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B$5]-[.B20])*[.B$4]+[.B20]" office:value-type="float" office:value="0.0306507105355317" calcext:value-type="float">
            <text:p>3.07E-02</text:p>
          </table:table-cell>
          <table:table-cell table:formula="of:=([.C$5]-[.C20])*[.C$4]/[.C$5]+[.C20]" office:value-type="float" office:value="125.544871799481" calcext:value-type="float">
            <text:p>1.26E+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B$5]-[.B21])*[.B$4]+[.B21]" office:value-type="float" office:value="0.0329691722117061" calcext:value-type="float">
            <text:p>3.30E-02</text:p>
          </table:table-cell>
          <table:table-cell table:formula="of:=([.C$5]-[.C21])*[.C$4]/[.C$5]+[.C21]" office:value-type="float" office:value="135.041218546881" calcext:value-type="float">
            <text:p>1.35E+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B$5]-[.B22])*[.B$4]+[.B22]" office:value-type="float" office:value="0.0352820886581039" calcext:value-type="float">
            <text:p>3.53E-02</text:p>
          </table:table-cell>
          <table:table-cell table:formula="of:=([.C$5]-[.C22])*[.C$4]/[.C$5]+[.C22]" office:value-type="float" office:value="144.514846659447" calcext:value-type="float">
            <text:p>1.45E+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$5]-[.B23])*[.B$4]+[.B23]" office:value-type="float" office:value="0.0375894731376458" calcext:value-type="float">
            <text:p>3.76E-02</text:p>
          </table:table-cell>
          <table:table-cell table:formula="of:=([.C$5]-[.C23])*[.C$4]/[.C$5]+[.C23]" office:value-type="float" office:value="153.965810488224" calcext:value-type="float">
            <text:p>1.54E+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B$5]-[.B24])*[.B$4]+[.B24]" office:value-type="float" office:value="0.0398913388815304" calcext:value-type="float">
            <text:p>3.99E-02</text:p>
          </table:table-cell>
          <table:table-cell table:formula="of:=([.C$5]-[.C24])*[.C$4]/[.C$5]+[.C24]" office:value-type="float" office:value="163.39416425423" calcext:value-type="float">
            <text:p>1.63E+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B$5]-[.B25])*[.B$4]+[.B25]" office:value-type="float" office:value="0.0421876990893107" calcext:value-type="float">
            <text:p>4.22E-02</text:p>
          </table:table-cell>
          <table:table-cell table:formula="of:=([.C$5]-[.C25])*[.C$4]/[.C$5]+[.C25]" office:value-type="float" office:value="172.799962048767" calcext:value-type="float">
            <text:p>1.73E+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B$5]-[.B26])*[.B$4]+[.B26]" office:value-type="float" office:value="0.0444785669289691" calcext:value-type="float">
            <text:p>4.45E-02</text:p>
          </table:table-cell>
          <table:table-cell table:formula="of:=([.C$5]-[.C26])*[.C$4]/[.C$5]+[.C26]" office:value-type="float" office:value="182.183257833731" calcext:value-type="float">
            <text:p>1.82E+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$5]-[.B27])*[.B$4]+[.B27]" office:value-type="float" office:value="0.0467639555369933" calcext:value-type="float">
            <text:p>4.68E-02</text:p>
          </table:table-cell>
          <table:table-cell table:formula="of:=([.C$5]-[.C27])*[.C$4]/[.C$5]+[.C27]" office:value-type="float" office:value="191.544105441923" calcext:value-type="float">
            <text:p>1.92E+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B$5]-[.B28])*[.B$4]+[.B28]" office:value-type="float" office:value="0.0490438780184515" calcext:value-type="float">
            <text:p>4.90E-02</text:p>
          </table:table-cell>
          <table:table-cell table:formula="of:=([.C$5]-[.C28])*[.C$4]/[.C$5]+[.C28]" office:value-type="float" office:value="200.882558577356" calcext:value-type="float">
            <text:p>2.01E+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B$5]-[.B29])*[.B$4]+[.B29]" office:value-type="float" office:value="0.0513183474470676" calcext:value-type="float">
            <text:p>5.13E-02</text:p>
          </table:table-cell>
          <table:table-cell table:formula="of:=([.C$5]-[.C29])*[.C$4]/[.C$5]+[.C29]" office:value-type="float" office:value="210.198670815564" calcext:value-type="float">
            <text:p>2.10E+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B$5]-[.B30])*[.B$4]+[.B30]" office:value-type="float" office:value="0.0535873768652961" calcext:value-type="float">
            <text:p>5.36E-02</text:p>
          </table:table-cell>
          <table:table-cell table:formula="of:=([.C$5]-[.C30])*[.C$4]/[.C$5]+[.C30]" office:value-type="float" office:value="219.49249560391" calcext:value-type="float">
            <text:p>2.19E+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B$5]-[.B31])*[.B$4]+[.B31]" office:value-type="float" office:value="0.055850979284397" calcext:value-type="float">
            <text:p>5.59E-02</text:p>
          </table:table-cell>
          <table:table-cell table:formula="of:=([.C$5]-[.C31])*[.C$4]/[.C$5]+[.C31]" office:value-type="float" office:value="228.76408626189" calcext:value-type="float">
            <text:p>2.29E+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B$5]-[.B32])*[.B$4]+[.B32]" office:value-type="float" office:value="0.0581091676845103" calcext:value-type="float">
            <text:p>5.81E-02</text:p>
          </table:table-cell>
          <table:table-cell table:formula="of:=([.C$5]-[.C32])*[.C$4]/[.C$5]+[.C32]" office:value-type="float" office:value="238.013495981443" calcext:value-type="float">
            <text:p>2.38E+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B$5]-[.B33])*[.B$4]+[.B33]" office:value-type="float" office:value="0.0603619550147305" calcext:value-type="float">
            <text:p>6.04E-02</text:p>
          </table:table-cell>
          <table:table-cell table:formula="of:=([.C$5]-[.C33])*[.C$4]/[.C$5]+[.C33]" office:value-type="float" office:value="247.240777827253" calcext:value-type="float">
            <text:p>2.47E+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B$5]-[.B34])*[.B$4]+[.B34]" office:value-type="float" office:value="0.0626093541931808" calcext:value-type="float">
            <text:p>6.26E-02</text:p>
          </table:table-cell>
          <table:table-cell table:formula="of:=([.C$5]-[.C34])*[.C$4]/[.C$5]+[.C34]" office:value-type="float" office:value="256.445984737054" calcext:value-type="float">
            <text:p>2.56E+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B$5]-[.B35])*[.B$4]+[.B35]" office:value-type="float" office:value="0.0648513781070871" calcext:value-type="float">
            <text:p>6.49E-02</text:p>
          </table:table-cell>
          <table:table-cell table:formula="of:=([.C$5]-[.C35])*[.C$4]/[.C$5]+[.C35]" office:value-type="float" office:value="265.629169521935" calcext:value-type="float">
            <text:p>2.66E+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B$5]-[.B36])*[.B$4]+[.B36]" office:value-type="float" office:value="0.0670880396128523" calcext:value-type="float">
            <text:p>6.71E-02</text:p>
          </table:table-cell>
          <table:table-cell table:formula="of:=([.C$5]-[.C36])*[.C$4]/[.C$5]+[.C36]" office:value-type="float" office:value="274.790384866643" calcext:value-type="float">
            <text:p>2.75E+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B$5]-[.B37])*[.B$4]+[.B37]" office:value-type="float" office:value="0.0693193515361295" calcext:value-type="float">
            <text:p>6.93E-02</text:p>
          </table:table-cell>
          <table:table-cell table:formula="of:=([.C$5]-[.C37])*[.C$4]/[.C$5]+[.C37]" office:value-type="float" office:value="283.929683329881" calcext:value-type="float">
            <text:p>2.84E+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B$5]-[.B38])*[.B$4]+[.B38]" office:value-type="float" office:value="0.0715453266718958" calcext:value-type="float">
            <text:p>7.15E-02</text:p>
          </table:table-cell>
          <table:table-cell table:formula="of:=([.C$5]-[.C38])*[.C$4]/[.C$5]+[.C38]" office:value-type="float" office:value="293.047117344617" calcext:value-type="float">
            <text:p>2.93E+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B$5]-[.B39])*[.B$4]+[.B39]" office:value-type="float" office:value="0.0737659777845257" calcext:value-type="float">
            <text:p>7.38E-02</text:p>
          </table:table-cell>
          <table:table-cell table:formula="of:=([.C$5]-[.C39])*[.C$4]/[.C$5]+[.C39]" office:value-type="float" office:value="302.142739218377" calcext:value-type="float">
            <text:p>3.02E+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B$5]-[.B40])*[.B$4]+[.B40]" office:value-type="float" office:value="0.0759813176078641" calcext:value-type="float">
            <text:p>7.60E-02</text:p>
          </table:table-cell>
          <table:table-cell table:formula="of:=([.C$5]-[.C40])*[.C$4]/[.C$5]+[.C40]" office:value-type="float" office:value="311.216601133552" calcext:value-type="float">
            <text:p>3.11E+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B$5]-[.B41])*[.B$4]+[.B41]" office:value-type="float" office:value="0.0781913588452997" calcext:value-type="float">
            <text:p>7.82E-02</text:p>
          </table:table-cell>
          <table:table-cell table:formula="of:=([.C$5]-[.C41])*[.C$4]/[.C$5]+[.C41]" office:value-type="float" office:value="320.268755147693" calcext:value-type="float">
            <text:p>3.20E+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B$5]-[.B42])*[.B$4]+[.B42]" office:value-type="float" office:value="0.0803961141698374" calcext:value-type="float">
            <text:p>8.04E-02</text:p>
          </table:table-cell>
          <table:table-cell table:formula="of:=([.C$5]-[.C42])*[.C$4]/[.C$5]+[.C42]" office:value-type="float" office:value="329.299253193809" calcext:value-type="float">
            <text:p>3.29E+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B$5]-[.B43])*[.B$4]+[.B43]" office:value-type="float" office:value="0.0825955962241712" calcext:value-type="float">
            <text:p>8.26E-02</text:p>
          </table:table-cell>
          <table:table-cell table:formula="of:=([.C$5]-[.C43])*[.C$4]/[.C$5]+[.C43]" office:value-type="float" office:value="338.30814708067" calcext:value-type="float">
            <text:p>3.38E+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B$5]-[.B44])*[.B$4]+[.B44]" office:value-type="float" office:value="0.0847898176207567" calcext:value-type="float">
            <text:p>8.48E-02</text:p>
          </table:table-cell>
          <table:table-cell table:formula="of:=([.C$5]-[.C44])*[.C$4]/[.C$5]+[.C44]" office:value-type="float" office:value="347.295488493099" calcext:value-type="float">
            <text:p>3.47E+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B$5]-[.B45])*[.B$4]+[.B45]" office:value-type="float" office:value="0.0869787909418834" calcext:value-type="float">
            <text:p>8.70E-02</text:p>
          </table:table-cell>
          <table:table-cell table:formula="of:=([.C$5]-[.C45])*[.C$4]/[.C$5]+[.C45]" office:value-type="float" office:value="356.26132899227" calcext:value-type="float">
            <text:p>3.56E+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B$5]-[.B46])*[.B$4]+[.B46]" office:value-type="float" office:value="0.0891625287397469" calcext:value-type="float">
            <text:p>8.92E-02</text:p>
          </table:table-cell>
          <table:table-cell table:formula="of:=([.C$5]-[.C46])*[.C$4]/[.C$5]+[.C46]" office:value-type="float" office:value="365.205720016007" calcext:value-type="float">
            <text:p>3.65E+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B$5]-[.B47])*[.B$4]+[.B47]" office:value-type="float" office:value="0.0913410435365207" calcext:value-type="float">
            <text:p>9.13E-02</text:p>
          </table:table-cell>
          <table:table-cell table:formula="of:=([.C$5]-[.C47])*[.C$4]/[.C$5]+[.C47]" office:value-type="float" office:value="374.128712879073" calcext:value-type="float">
            <text:p>3.74E+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B$5]-[.B48])*[.B$4]+[.B48]" office:value-type="float" office:value="0.0935143478244282" calcext:value-type="float">
            <text:p>9.35E-02</text:p>
          </table:table-cell>
          <table:table-cell table:formula="of:=([.C$5]-[.C48])*[.C$4]/[.C$5]+[.C48]" office:value-type="float" office:value="383.030358773472" calcext:value-type="float">
            <text:p>3.83E+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B$5]-[.B49])*[.B$4]+[.B49]" office:value-type="float" office:value="0.0956824540658142" calcext:value-type="float">
            <text:p>9.57E-02</text:p>
          </table:table-cell>
          <table:table-cell table:formula="of:=([.C$5]-[.C49])*[.C$4]/[.C$5]+[.C49]" office:value-type="float" office:value="391.910708768734" calcext:value-type="float">
            <text:p>3.92E+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B$5]-[.B50])*[.B$4]+[.B50]" office:value-type="float" office:value="0.0978453746932166" calcext:value-type="float">
            <text:p>9.78E-02</text:p>
          </table:table-cell>
          <table:table-cell table:formula="of:=([.C$5]-[.C50])*[.C$4]/[.C$5]+[.C50]" office:value-type="float" office:value="400.769813812215" calcext:value-type="float">
            <text:p>4.01E+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B$5]-[.B51])*[.B$4]+[.B51]" office:value-type="float" office:value="0.100003122109437" calcext:value-type="float">
            <text:p>1.00E-01</text:p>
          </table:table-cell>
          <table:table-cell table:formula="of:=([.C$5]-[.C51])*[.C$4]/[.C$5]+[.C51]" office:value-type="float" office:value="409.607724729388" calcext:value-type="float">
            <text:p>4.10E+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B$5]-[.B52])*[.B$4]+[.B52]" office:value-type="float" office:value="0.102155708687613" calcext:value-type="float">
            <text:p>1.02E-01</text:p>
          </table:table-cell>
          <table:table-cell table:formula="of:=([.C$5]-[.C52])*[.C$4]/[.C$5]+[.C52]" office:value-type="float" office:value="418.424492224131" calcext:value-type="float">
            <text:p>4.18E+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B$5]-[.B53])*[.B$4]+[.B53]" office:value-type="float" office:value="0.104303146771289" calcext:value-type="float">
            <text:p>1.04E-01</text:p>
          </table:table-cell>
          <table:table-cell table:formula="of:=([.C$5]-[.C53])*[.C$4]/[.C$5]+[.C53]" office:value-type="float" office:value="427.220166879021" calcext:value-type="float">
            <text:p>4.27E+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B$5]-[.B54])*[.B$4]+[.B54]" office:value-type="float" office:value="0.106445448674484" calcext:value-type="float">
            <text:p>1.06E-01</text:p>
          </table:table-cell>
          <table:table-cell table:formula="of:=([.C$5]-[.C54])*[.C$4]/[.C$5]+[.C54]" office:value-type="float" office:value="435.994799155624" calcext:value-type="float">
            <text:p>4.36E+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B$5]-[.B55])*[.B$4]+[.B55]" office:value-type="float" office:value="0.108582626681768" calcext:value-type="float">
            <text:p>1.09E-01</text:p>
          </table:table-cell>
          <table:table-cell table:formula="of:=([.C$5]-[.C55])*[.C$4]/[.C$5]+[.C55]" office:value-type="float" office:value="444.748439394784" calcext:value-type="float">
            <text:p>4.45E+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B$5]-[.B56])*[.B$4]+[.B56]" office:value-type="float" office:value="0.110714693048326" calcext:value-type="float">
            <text:p>1.11E-01</text:p>
          </table:table-cell>
          <table:table-cell table:formula="of:=([.C$5]-[.C56])*[.C$4]/[.C$5]+[.C56]" office:value-type="float" office:value="453.481137816912" calcext:value-type="float">
            <text:p>4.53E+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B$5]-[.B57])*[.B$4]+[.B57]" office:value-type="float" office:value="0.112841660000034" calcext:value-type="float">
            <text:p>1.13E-01</text:p>
          </table:table-cell>
          <table:table-cell table:formula="of:=([.C$5]-[.C57])*[.C$4]/[.C$5]+[.C57]" office:value-type="float" office:value="462.192944522273" calcext:value-type="float">
            <text:p>4.62E+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B$5]-[.B58])*[.B$4]+[.B58]" office:value-type="float" office:value="0.114963539733525" calcext:value-type="float">
            <text:p>1.15E-01</text:p>
          </table:table-cell>
          <table:table-cell table:formula="of:=([.C$5]-[.C58])*[.C$4]/[.C$5]+[.C58]" office:value-type="float" office:value="470.883909491275" calcext:value-type="float">
            <text:p>4.71E+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B$5]-[.B59])*[.B$4]+[.B59]" office:value-type="float" office:value="0.117080344416261" calcext:value-type="float">
            <text:p>1.17E-01</text:p>
          </table:table-cell>
          <table:table-cell table:formula="of:=([.C$5]-[.C59])*[.C$4]/[.C$5]+[.C59]" office:value-type="float" office:value="479.554082584756" calcext:value-type="float">
            <text:p>4.80E+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B$5]-[.B60])*[.B$4]+[.B60]" office:value-type="float" office:value="0.119192086186601" calcext:value-type="float">
            <text:p>1.19E-01</text:p>
          </table:table-cell>
          <table:table-cell table:formula="of:=([.C$5]-[.C60])*[.C$4]/[.C$5]+[.C60]" office:value-type="float" office:value="488.203513544266" calcext:value-type="float">
            <text:p>4.88E+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B$5]-[.B61])*[.B$4]+[.B61]" office:value-type="float" office:value="0.121298777153874" calcext:value-type="float">
            <text:p>1.21E-01</text:p>
          </table:table-cell>
          <table:table-cell table:formula="of:=([.C$5]-[.C61])*[.C$4]/[.C$5]+[.C61]" office:value-type="float" office:value="496.83225199236" calcext:value-type="float">
            <text:p>4.97E+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B$5]-[.B62])*[.B$4]+[.B62]" office:value-type="float" office:value="0.123400429398445" calcext:value-type="float">
            <text:p>1.23E-01</text:p>
          </table:table-cell>
          <table:table-cell table:formula="of:=([.C$5]-[.C62])*[.C$4]/[.C$5]+[.C62]" office:value-type="float" office:value="505.440347432875" calcext:value-type="float">
            <text:p>5.05E+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B$5]-[.B63])*[.B$4]+[.B63]" office:value-type="float" office:value="0.125497054971786" calcext:value-type="float">
            <text:p>1.25E-01</text:p>
          </table:table-cell>
          <table:table-cell table:formula="of:=([.C$5]-[.C63])*[.C$4]/[.C$5]+[.C63]" office:value-type="float" office:value="514.027849251218" calcext:value-type="float">
            <text:p>5.14E+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B$5]-[.B64])*[.B$4]+[.B64]" office:value-type="float" office:value="0.127588665896543" calcext:value-type="float">
            <text:p>1.28E-01</text:p>
          </table:table-cell>
          <table:table-cell table:formula="of:=([.C$5]-[.C64])*[.C$4]/[.C$5]+[.C64]" office:value-type="float" office:value="522.594806714649" calcext:value-type="float">
            <text:p>5.23E+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B$5]-[.B65])*[.B$4]+[.B65]" office:value-type="float" office:value="0.129675274166609" calcext:value-type="float">
            <text:p>1.30E-01</text:p>
          </table:table-cell>
          <table:table-cell table:formula="of:=([.C$5]-[.C65])*[.C$4]/[.C$5]+[.C65]" office:value-type="float" office:value="531.141268972563" calcext:value-type="float">
            <text:p>5.31E+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B$5]-[.B66])*[.B$4]+[.B66]" office:value-type="float" office:value="0.131756891747189" calcext:value-type="float">
            <text:p>1.32E-01</text:p>
          </table:table-cell>
          <table:table-cell table:formula="of:=([.C$5]-[.C66])*[.C$4]/[.C$5]+[.C66]" office:value-type="float" office:value="539.667285056773" calcext:value-type="float">
            <text:p>5.40E+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B$5]-[.B67])*[.B$4]+[.B67]" office:value-type="float" office:value="0.13383353057487" calcext:value-type="float">
            <text:p>1.34E-01</text:p>
          </table:table-cell>
          <table:table-cell table:formula="of:=([.C$5]-[.C67])*[.C$4]/[.C$5]+[.C67]" office:value-type="float" office:value="548.172903881788" calcext:value-type="float">
            <text:p>5.48E+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B$5]-[.B68])*[.B$4]+[.B68]" office:value-type="float" office:value="0.135905202557689" calcext:value-type="float">
            <text:p>1.36E-01</text:p>
          </table:table-cell>
          <table:table-cell table:formula="of:=([.C$5]-[.C68])*[.C$4]/[.C$5]+[.C68]" office:value-type="float" office:value="556.658174245098" calcext:value-type="float">
            <text:p>5.57E+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B$5]-[.B69])*[.B$4]+[.B69]" office:value-type="float" office:value="0.137971919575203" calcext:value-type="float">
            <text:p>1.38E-01</text:p>
          </table:table-cell>
          <table:table-cell table:formula="of:=([.C$5]-[.C69])*[.C$4]/[.C$5]+[.C69]" office:value-type="float" office:value="565.123144827454" calcext:value-type="float">
            <text:p>5.65E+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B$5]-[.B70])*[.B$4]+[.B70]" office:value-type="float" office:value="0.140033693478556" calcext:value-type="float">
            <text:p>1.40E-01</text:p>
          </table:table-cell>
          <table:table-cell table:formula="of:=([.C$5]-[.C70])*[.C$4]/[.C$5]+[.C70]" office:value-type="float" office:value="573.56786419314" calcext:value-type="float">
            <text:p>5.74E+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B$5]-[.B71])*[.B$4]+[.B71]" office:value-type="float" office:value="0.142090536090544" calcext:value-type="float">
            <text:p>1.42E-01</text:p>
          </table:table-cell>
          <table:table-cell table:formula="of:=([.C$5]-[.C71])*[.C$4]/[.C$5]+[.C71]" office:value-type="float" office:value="581.992380790263" calcext:value-type="float">
            <text:p>5.82E+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B$5]-[.B72])*[.B$4]+[.B72]" office:value-type="float" office:value="0.144142459205689" calcext:value-type="float">
            <text:p>1.44E-01</text:p>
          </table:table-cell>
          <table:table-cell table:formula="of:=([.C$5]-[.C72])*[.C$4]/[.C$5]+[.C72]" office:value-type="float" office:value="590.39674295102" calcext:value-type="float">
            <text:p>5.90E+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B$5]-[.B73])*[.B$4]+[.B73]" office:value-type="float" office:value="0.146189474590301" calcext:value-type="float">
            <text:p>1.46E-01</text:p>
          </table:table-cell>
          <table:table-cell table:formula="of:=([.C$5]-[.C73])*[.C$4]/[.C$5]+[.C73]" office:value-type="float" office:value="598.780998891984" calcext:value-type="float">
            <text:p>5.99E+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B$5]-[.B74])*[.B$4]+[.B74]" office:value-type="float" office:value="0.148231593982549" calcext:value-type="float">
            <text:p>1.48E-01</text:p>
          </table:table-cell>
          <table:table-cell table:formula="of:=([.C$5]-[.C74])*[.C$4]/[.C$5]+[.C74]" office:value-type="float" office:value="607.145196714374" calcext:value-type="float">
            <text:p>6.07E+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B$5]-[.B75])*[.B$4]+[.B75]" office:value-type="float" office:value="0.150268829092525" calcext:value-type="float">
            <text:p>1.50E-01</text:p>
          </table:table-cell>
          <table:table-cell table:formula="of:=([.C$5]-[.C75])*[.C$4]/[.C$5]+[.C75]" office:value-type="float" office:value="615.489384404335" calcext:value-type="float">
            <text:p>6.15E+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B$5]-[.B76])*[.B$4]+[.B76]" office:value-type="float" office:value="0.152301191602316" calcext:value-type="float">
            <text:p>1.52E-01</text:p>
          </table:table-cell>
          <table:table-cell table:formula="of:=([.C$5]-[.C76])*[.C$4]/[.C$5]+[.C76]" office:value-type="float" office:value="623.813609833213" calcext:value-type="float">
            <text:p>6.24E+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B$5]-[.B77])*[.B$4]+[.B77]" office:value-type="float" office:value="0.154328693166065" calcext:value-type="float">
            <text:p>1.54E-01</text:p>
          </table:table-cell>
          <table:table-cell table:formula="of:=([.C$5]-[.C77])*[.C$4]/[.C$5]+[.C77]" office:value-type="float" office:value="632.117920757826" calcext:value-type="float">
            <text:p>6.32E+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B$5]-[.B78])*[.B$4]+[.B78]" office:value-type="float" office:value="0.156351345410044" calcext:value-type="float">
            <text:p>1.56E-01</text:p>
          </table:table-cell>
          <table:table-cell table:formula="of:=([.C$5]-[.C78])*[.C$4]/[.C$5]+[.C78]" office:value-type="float" office:value="640.402364820744" calcext:value-type="float">
            <text:p>6.40E+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B$5]-[.B79])*[.B$4]+[.B79]" office:value-type="float" office:value="0.158369159932716" calcext:value-type="float">
            <text:p>1.58E-01</text:p>
          </table:table-cell>
          <table:table-cell table:formula="of:=([.C$5]-[.C79])*[.C$4]/[.C$5]+[.C79]" office:value-type="float" office:value="648.666989550557" calcext:value-type="float">
            <text:p>6.49E+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B$5]-[.B80])*[.B$4]+[.B80]" office:value-type="float" office:value="0.160382148304803" calcext:value-type="float">
            <text:p>1.60E-01</text:p>
          </table:table-cell>
          <table:table-cell table:formula="of:=([.C$5]-[.C80])*[.C$4]/[.C$5]+[.C80]" office:value-type="float" office:value="656.911842362151" calcext:value-type="float">
            <text:p>6.57E+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B$5]-[.B81])*[.B$4]+[.B81]" office:value-type="float" office:value="0.162390322069352" calcext:value-type="float">
            <text:p>1.62E-01</text:p>
          </table:table-cell>
          <table:table-cell table:formula="of:=([.C$5]-[.C81])*[.C$4]/[.C$5]+[.C81]" office:value-type="float" office:value="665.136970556976" calcext:value-type="float">
            <text:p>6.65E+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B$5]-[.B82])*[.B$4]+[.B82]" office:value-type="float" office:value="0.164393692741804" calcext:value-type="float">
            <text:p>1.64E-01</text:p>
          </table:table-cell>
          <table:table-cell table:formula="of:=([.C$5]-[.C82])*[.C$4]/[.C$5]+[.C82]" office:value-type="float" office:value="673.342421323325" calcext:value-type="float">
            <text:p>6.73E+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B$5]-[.B83])*[.B$4]+[.B83]" office:value-type="float" office:value="0.166392271810055" calcext:value-type="float">
            <text:p>1.66E-01</text:p>
          </table:table-cell>
          <table:table-cell table:formula="of:=([.C$5]-[.C83])*[.C$4]/[.C$5]+[.C83]" office:value-type="float" office:value="681.528241736594" calcext:value-type="float">
            <text:p>6.82E+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B$5]-[.B84])*[.B$4]+[.B84]" office:value-type="float" office:value="0.168386070734526" calcext:value-type="float">
            <text:p>1.68E-01</text:p>
          </table:table-cell>
          <table:table-cell table:formula="of:=([.C$5]-[.C84])*[.C$4]/[.C$5]+[.C84]" office:value-type="float" office:value="689.694478759564" calcext:value-type="float">
            <text:p>6.90E+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B$5]-[.B85])*[.B$4]+[.B85]" office:value-type="float" office:value="0.170375100948228" calcext:value-type="float">
            <text:p>1.70E-01</text:p>
          </table:table-cell>
          <table:table-cell table:formula="of:=([.C$5]-[.C85])*[.C$4]/[.C$5]+[.C85]" office:value-type="float" office:value="697.841179242658" calcext:value-type="float">
            <text:p>6.98E+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B$5]-[.B86])*[.B$4]+[.B86]" office:value-type="float" office:value="0.172359373856824" calcext:value-type="float">
            <text:p>1.72E-01</text:p>
          </table:table-cell>
          <table:table-cell table:formula="of:=([.C$5]-[.C86])*[.C$4]/[.C$5]+[.C86]" office:value-type="float" office:value="705.968389924222" calcext:value-type="float">
            <text:p>7.06E+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B$5]-[.B87])*[.B$4]+[.B87]" office:value-type="float" office:value="0.174338900838701" calcext:value-type="float">
            <text:p>1.74E-01</text:p>
          </table:table-cell>
          <table:table-cell table:formula="of:=([.C$5]-[.C87])*[.C$4]/[.C$5]+[.C87]" office:value-type="float" office:value="714.076157430784" calcext:value-type="float">
            <text:p>7.14E+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B$5]-[.B88])*[.B$4]+[.B88]" office:value-type="float" office:value="0.176313693245029" calcext:value-type="float">
            <text:p>1.76E-01</text:p>
          </table:table-cell>
          <table:table-cell table:formula="of:=([.C$5]-[.C88])*[.C$4]/[.C$5]+[.C88]" office:value-type="float" office:value="722.164528277324" calcext:value-type="float">
            <text:p>7.22E+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B$5]-[.B89])*[.B$4]+[.B89]" office:value-type="float" office:value="0.178283762399828" calcext:value-type="float">
            <text:p>1.78E-01</text:p>
          </table:table-cell>
          <table:table-cell table:formula="of:=([.C$5]-[.C89])*[.C$4]/[.C$5]+[.C89]" office:value-type="float" office:value="730.233548867545" calcext:value-type="float">
            <text:p>7.30E+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B$5]-[.B90])*[.B$4]+[.B90]" office:value-type="float" office:value="0.180249119600037" calcext:value-type="float">
            <text:p>1.80E-01</text:p>
          </table:table-cell>
          <table:table-cell table:formula="of:=([.C$5]-[.C90])*[.C$4]/[.C$5]+[.C90]" office:value-type="float" office:value="738.283265494133" calcext:value-type="float">
            <text:p>7.38E+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B$5]-[.B91])*[.B$4]+[.B91]" office:value-type="float" office:value="0.182209776115572" calcext:value-type="float">
            <text:p>1.82E-01</text:p>
          </table:table-cell>
          <table:table-cell table:formula="of:=([.C$5]-[.C91])*[.C$4]/[.C$5]+[.C91]" office:value-type="float" office:value="746.313724339027" calcext:value-type="float">
            <text:p>7.46E+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B$5]-[.B92])*[.B$4]+[.B92]" office:value-type="float" office:value="0.184165743189395" calcext:value-type="float">
            <text:p>1.84E-01</text:p>
          </table:table-cell>
          <table:table-cell table:formula="of:=([.C$5]-[.C92])*[.C$4]/[.C$5]+[.C92]" office:value-type="float" office:value="754.324971473681" calcext:value-type="float">
            <text:p>7.54E+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B$5]-[.B93])*[.B$4]+[.B93]" office:value-type="float" office:value="0.186117032037577" calcext:value-type="float">
            <text:p>1.86E-01</text:p>
          </table:table-cell>
          <table:table-cell table:formula="of:=([.C$5]-[.C93])*[.C$4]/[.C$5]+[.C93]" office:value-type="float" office:value="762.317052859332" calcext:value-type="float">
            <text:p>7.62E+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B$5]-[.B94])*[.B$4]+[.B94]" office:value-type="float" office:value="0.188063653849364" calcext:value-type="float">
            <text:p>1.88E-01</text:p>
          </table:table-cell>
          <table:table-cell table:formula="of:=([.C$5]-[.C94])*[.C$4]/[.C$5]+[.C94]" office:value-type="float" office:value="770.290014347258" calcext:value-type="float">
            <text:p>7.70E+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B$5]-[.B95])*[.B$4]+[.B95]" office:value-type="float" office:value="0.190005619787239" calcext:value-type="float">
            <text:p>1.90E-01</text:p>
          </table:table-cell>
          <table:table-cell table:formula="of:=([.C$5]-[.C95])*[.C$4]/[.C$5]+[.C95]" office:value-type="float" office:value="778.243901679047" calcext:value-type="float">
            <text:p>7.78E+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B$5]-[.B96])*[.B$4]+[.B96]" office:value-type="float" office:value="0.191942940986987" calcext:value-type="float">
            <text:p>1.92E-01</text:p>
          </table:table-cell>
          <table:table-cell table:formula="of:=([.C$5]-[.C96])*[.C$4]/[.C$5]+[.C96]" office:value-type="float" office:value="786.178760486857" calcext:value-type="float">
            <text:p>7.86E+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B$5]-[.B97])*[.B$4]+[.B97]" office:value-type="float" office:value="0.193875628557758" calcext:value-type="float">
            <text:p>1.94E-01</text:p>
          </table:table-cell>
          <table:table-cell table:formula="of:=([.C$5]-[.C97])*[.C$4]/[.C$5]+[.C97]" office:value-type="float" office:value="794.094636293677" calcext:value-type="float">
            <text:p>7.94E+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B$5]-[.B98])*[.B$4]+[.B98]" office:value-type="float" office:value="0.195803693582133" calcext:value-type="float">
            <text:p>1.96E-01</text:p>
          </table:table-cell>
          <table:table-cell table:formula="of:=([.C$5]-[.C98])*[.C$4]/[.C$5]+[.C98]" office:value-type="float" office:value="801.991574513588" calcext:value-type="float">
            <text:p>8.02E+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B$5]-[.B99])*[.B$4]+[.B99]" office:value-type="float" office:value="0.197727147116185" calcext:value-type="float">
            <text:p>1.98E-01</text:p>
          </table:table-cell>
          <table:table-cell table:formula="of:=([.C$5]-[.C99])*[.C$4]/[.C$5]+[.C99]" office:value-type="float" office:value="809.869620452025" calcext:value-type="float">
            <text:p>8.10E+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B$5]-[.B100])*[.B$4]+[.B100]" office:value-type="float" office:value="0.199646000189543" calcext:value-type="float">
            <text:p>2.00E-01</text:p>
          </table:table-cell>
          <table:table-cell table:formula="of:=([.C$5]-[.C100])*[.C$4]/[.C$5]+[.C100]" office:value-type="float" office:value="817.728819306036" calcext:value-type="float">
            <text:p>8.18E+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B$5]-[.B101])*[.B$4]+[.B101]" office:value-type="float" office:value="0.201560263805456" calcext:value-type="float">
            <text:p>2.02E-01</text:p>
          </table:table-cell>
          <table:table-cell table:formula="of:=([.C$5]-[.C101])*[.C$4]/[.C$5]+[.C101]" office:value-type="float" office:value="825.569216164544" calcext:value-type="float">
            <text:p>8.26E+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B$5]-[.B102])*[.B$4]+[.B102]" office:value-type="float" office:value="0.203469948940857" calcext:value-type="float">
            <text:p>2.03E-01</text:p>
          </table:table-cell>
          <table:table-cell table:formula="of:=([.C$5]-[.C102])*[.C$4]/[.C$5]+[.C102]" office:value-type="float" office:value="833.3908560086" calcext:value-type="float">
            <text:p>8.33E+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B$5]-[.B103])*[.B$4]+[.B103]" office:value-type="float" office:value="0.205375066546424" calcext:value-type="float">
            <text:p>2.05E-01</text:p>
          </table:table-cell>
          <table:table-cell table:formula="of:=([.C$5]-[.C103])*[.C$4]/[.C$5]+[.C103]" office:value-type="float" office:value="841.193783711645" calcext:value-type="float">
            <text:p>8.41E+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B$5]-[.B104])*[.B$4]+[.B104]" office:value-type="float" office:value="0.207275627546641" calcext:value-type="float">
            <text:p>2.07E-01</text:p>
          </table:table-cell>
          <table:table-cell table:formula="of:=([.C$5]-[.C104])*[.C$4]/[.C$5]+[.C104]" office:value-type="float" office:value="848.978044039769" calcext:value-type="float">
            <text:p>8.49E+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B$5]-[.B105])*[.B$4]+[.B105]" office:value-type="float" office:value="0.209171642839867" calcext:value-type="float">
            <text:p>2.09E-01</text:p>
          </table:table-cell>
          <table:table-cell table:formula="of:=([.C$5]-[.C105])*[.C$4]/[.C$5]+[.C105]" office:value-type="float" office:value="856.743681651963" calcext:value-type="float">
            <text:p>8.57E+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B$5]-[.B106])*[.B$4]+[.B106]" office:value-type="float" office:value="0.211063123298393" calcext:value-type="float">
            <text:p>2.11E-01</text:p>
          </table:table-cell>
          <table:table-cell table:formula="of:=([.C$5]-[.C106])*[.C$4]/[.C$5]+[.C106]" office:value-type="float" office:value="864.49074110038" calcext:value-type="float">
            <text:p>8.64E+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$5]-[.B107])*[.B$4]+[.B107]" office:value-type="float" office:value="0.212950079768505" calcext:value-type="float">
            <text:p>2.13E-01</text:p>
          </table:table-cell>
          <table:table-cell table:formula="of:=([.C$5]-[.C107])*[.C$4]/[.C$5]+[.C107]" office:value-type="float" office:value="872.219266830586" calcext:value-type="float">
            <text:p>8.72E+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B$5]-[.B108])*[.B$4]+[.B108]" office:value-type="float" office:value="0.214832523070548" calcext:value-type="float">
            <text:p>2.15E-01</text:p>
          </table:table-cell>
          <table:table-cell table:formula="of:=([.C$5]-[.C108])*[.C$4]/[.C$5]+[.C108]" office:value-type="float" office:value="879.929303181819" calcext:value-type="float">
            <text:p>8.80E+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B$5]-[.B109])*[.B$4]+[.B109]" office:value-type="float" office:value="0.216710463998988" calcext:value-type="float">
            <text:p>2.17E-01</text:p>
          </table:table-cell>
          <table:table-cell table:formula="of:=([.C$5]-[.C109])*[.C$4]/[.C$5]+[.C109]" office:value-type="float" office:value="887.620894387243" calcext:value-type="float">
            <text:p>8.88E+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B$5]-[.B110])*[.B$4]+[.B110]" office:value-type="float" office:value="0.218583913322472" calcext:value-type="float">
            <text:p>2.19E-01</text:p>
          </table:table-cell>
          <table:table-cell table:formula="of:=([.C$5]-[.C110])*[.C$4]/[.C$5]+[.C110]" office:value-type="float" office:value="895.294084574197" calcext:value-type="float">
            <text:p>8.95E+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B$5]-[.B111])*[.B$4]+[.B111]" office:value-type="float" office:value="0.220452881783891" calcext:value-type="float">
            <text:p>2.20E-01</text:p>
          </table:table-cell>
          <table:table-cell table:formula="of:=([.C$5]-[.C111])*[.C$4]/[.C$5]+[.C111]" office:value-type="float" office:value="902.948917764455" calcext:value-type="float">
            <text:p>9.03E+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B$5]-[.B112])*[.B$4]+[.B112]" office:value-type="float" office:value="0.222317380100442" calcext:value-type="float">
            <text:p>2.22E-01</text:p>
          </table:table-cell>
          <table:table-cell table:formula="of:=([.C$5]-[.C112])*[.C$4]/[.C$5]+[.C112]" office:value-type="float" office:value="910.585437874474" calcext:value-type="float">
            <text:p>9.11E+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B$5]-[.B113])*[.B$4]+[.B113]" office:value-type="float" office:value="0.224177418963688" calcext:value-type="float">
            <text:p>2.24E-01</text:p>
          </table:table-cell>
          <table:table-cell table:formula="of:=([.C$5]-[.C113])*[.C$4]/[.C$5]+[.C113]" office:value-type="float" office:value="918.203688715647" calcext:value-type="float">
            <text:p>9.18E+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B$5]-[.B114])*[.B$4]+[.B114]" office:value-type="float" office:value="0.226033009039622" calcext:value-type="float">
            <text:p>2.26E-01</text:p>
          </table:table-cell>
          <table:table-cell table:formula="of:=([.C$5]-[.C114])*[.C$4]/[.C$5]+[.C114]" office:value-type="float" office:value="925.803713994556" calcext:value-type="float">
            <text:p>9.26E+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B$5]-[.B115])*[.B$4]+[.B115]" office:value-type="float" office:value="0.227884160968723" calcext:value-type="float">
            <text:p>2.28E-01</text:p>
          </table:table-cell>
          <table:table-cell table:formula="of:=([.C$5]-[.C115])*[.C$4]/[.C$5]+[.C115]" office:value-type="float" office:value="933.385557313219" calcext:value-type="float">
            <text:p>9.33E+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B$5]-[.B116])*[.B$4]+[.B116]" office:value-type="float" office:value="0.229730885366025" calcext:value-type="float">
            <text:p>2.30E-01</text:p>
          </table:table-cell>
          <table:table-cell table:formula="of:=([.C$5]-[.C116])*[.C$4]/[.C$5]+[.C116]" office:value-type="float" office:value="940.949262169344" calcext:value-type="float">
            <text:p>9.41E+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B$5]-[.B117])*[.B$4]+[.B117]" office:value-type="float" office:value="0.23157319282117" calcext:value-type="float">
            <text:p>2.32E-01</text:p>
          </table:table-cell>
          <table:table-cell table:formula="of:=([.C$5]-[.C117])*[.C$4]/[.C$5]+[.C117]" office:value-type="float" office:value="948.494871956577" calcext:value-type="float">
            <text:p>9.48E+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B$5]-[.B118])*[.B$4]+[.B118]" office:value-type="float" office:value="0.233411093898473" calcext:value-type="float">
            <text:p>2.33E-01</text:p>
          </table:table-cell>
          <table:table-cell table:formula="of:=([.C$5]-[.C118])*[.C$4]/[.C$5]+[.C118]" office:value-type="float" office:value="956.02242996475" calcext:value-type="float">
            <text:p>9.56E+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B$5]-[.B119])*[.B$4]+[.B119]" office:value-type="float" office:value="0.23524459913698" calcext:value-type="float">
            <text:p>2.35E-01</text:p>
          </table:table-cell>
          <table:table-cell table:formula="of:=([.C$5]-[.C119])*[.C$4]/[.C$5]+[.C119]" office:value-type="float" office:value="963.531979380133" calcext:value-type="float">
            <text:p>9.64E+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B$5]-[.B120])*[.B$4]+[.B120]" office:value-type="float" office:value="0.237073719050534" calcext:value-type="float">
            <text:p>2.37E-01</text:p>
          </table:table-cell>
          <table:table-cell table:formula="of:=([.C$5]-[.C120])*[.C$4]/[.C$5]+[.C120]" office:value-type="float" office:value="971.023563285675" calcext:value-type="float">
            <text:p>9.71E+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B$5]-[.B121])*[.B$4]+[.B121]" office:value-type="float" office:value="0.238898464127827" calcext:value-type="float">
            <text:p>2.39E-01</text:p>
          </table:table-cell>
          <table:table-cell table:formula="of:=([.C$5]-[.C121])*[.C$4]/[.C$5]+[.C121]" office:value-type="float" office:value="978.497224661259" calcext:value-type="float">
            <text:p>9.78E+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B$5]-[.B122])*[.B$4]+[.B122]" office:value-type="float" office:value="0.240718844832466" calcext:value-type="float">
            <text:p>2.41E-01</text:p>
          </table:table-cell>
          <table:table-cell table:formula="of:=([.C$5]-[.C122])*[.C$4]/[.C$5]+[.C122]" office:value-type="float" office:value="985.953006383943" calcext:value-type="float">
            <text:p>9.86E+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B$5]-[.B123])*[.B$4]+[.B123]" office:value-type="float" office:value="0.242534871603033" calcext:value-type="float">
            <text:p>2.43E-01</text:p>
          </table:table-cell>
          <table:table-cell table:formula="of:=([.C$5]-[.C123])*[.C$4]/[.C$5]+[.C123]" office:value-type="float" office:value="993.390951228207" calcext:value-type="float">
            <text:p>9.93E+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B$5]-[.B124])*[.B$4]+[.B124]" office:value-type="float" office:value="0.244346554853141" calcext:value-type="float">
            <text:p>2.44E-01</text:p>
          </table:table-cell>
          <table:table-cell table:formula="of:=([.C$5]-[.C124])*[.C$4]/[.C$5]+[.C124]" office:value-type="float" office:value="1000.8111018662" calcext:value-type="float">
            <text:p>1.00E+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B$5]-[.B125])*[.B$4]+[.B125]" office:value-type="float" office:value="0.246153904971497" calcext:value-type="float">
            <text:p>2.46E-01</text:p>
          </table:table-cell>
          <table:table-cell table:formula="of:=([.C$5]-[.C125])*[.C$4]/[.C$5]+[.C125]" office:value-type="float" office:value="1008.21350086799" calcext:value-type="float">
            <text:p>1.01E+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B$5]-[.B126])*[.B$4]+[.B126]" office:value-type="float" office:value="0.247956932321961" calcext:value-type="float">
            <text:p>2.48E-01</text:p>
          </table:table-cell>
          <table:table-cell table:formula="of:=([.C$5]-[.C126])*[.C$4]/[.C$5]+[.C126]" office:value-type="float" office:value="1015.59819070179" calcext:value-type="float">
            <text:p>1.02E+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B$5]-[.B127])*[.B$4]+[.B127]" office:value-type="float" office:value="0.249755647243605" calcext:value-type="float">
            <text:p>2.50E-01</text:p>
          </table:table-cell>
          <table:table-cell table:formula="of:=([.C$5]-[.C127])*[.C$4]/[.C$5]+[.C127]" office:value-type="float" office:value="1022.96521373422" calcext:value-type="float">
            <text:p>1.02E+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B$5]-[.B128])*[.B$4]+[.B128]" office:value-type="float" office:value="0.25155006005077" calcext:value-type="float">
            <text:p>2.52E-01</text:p>
          </table:table-cell>
          <table:table-cell table:formula="of:=([.C$5]-[.C128])*[.C$4]/[.C$5]+[.C128]" office:value-type="float" office:value="1030.31461223056" calcext:value-type="float">
            <text:p>1.03E+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B$5]-[.B129])*[.B$4]+[.B129]" office:value-type="float" office:value="0.253340181033132" calcext:value-type="float">
            <text:p>2.53E-01</text:p>
          </table:table-cell>
          <table:table-cell table:formula="of:=([.C$5]-[.C129])*[.C$4]/[.C$5]+[.C129]" office:value-type="float" office:value="1037.64642835494" calcext:value-type="float">
            <text:p>1.04E+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B$5]-[.B130])*[.B$4]+[.B130]" office:value-type="float" office:value="0.255126020455751" calcext:value-type="float">
            <text:p>2.55E-01</text:p>
          </table:table-cell>
          <table:table-cell table:formula="of:=([.C$5]-[.C130])*[.C$4]/[.C$5]+[.C130]" office:value-type="float" office:value="1044.96070417065" calcext:value-type="float">
            <text:p>1.04E+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B$5]-[.B131])*[.B$4]+[.B131]" office:value-type="float" office:value="0.25690758855914" calcext:value-type="float">
            <text:p>2.57E-01</text:p>
          </table:table-cell>
          <table:table-cell table:formula="of:=([.C$5]-[.C131])*[.C$4]/[.C$5]+[.C131]" office:value-type="float" office:value="1052.25748164034" calcext:value-type="float">
            <text:p>1.05E+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B$5]-[.B132])*[.B$4]+[.B132]" office:value-type="float" office:value="0.258684895559317" calcext:value-type="float">
            <text:p>2.59E-01</text:p>
          </table:table-cell>
          <table:table-cell table:formula="of:=([.C$5]-[.C132])*[.C$4]/[.C$5]+[.C132]" office:value-type="float" office:value="1059.53680262626" calcext:value-type="float">
            <text:p>1.06E+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B$5]-[.B133])*[.B$4]+[.B133]" office:value-type="float" office:value="0.260457951647866" calcext:value-type="float">
            <text:p>2.60E-01</text:p>
          </table:table-cell>
          <table:table-cell table:formula="of:=([.C$5]-[.C133])*[.C$4]/[.C$5]+[.C133]" office:value-type="float" office:value="1066.79870889053" calcext:value-type="float">
            <text:p>1.07E+0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B$5]-[.B134])*[.B$4]+[.B134]" office:value-type="float" office:value="0.262226766991993" calcext:value-type="float">
            <text:p>2.62E-01</text:p>
          </table:table-cell>
          <table:table-cell table:formula="of:=([.C$5]-[.C134])*[.C$4]/[.C$5]+[.C134]" office:value-type="float" office:value="1074.04324209536" calcext:value-type="float">
            <text:p>1.07E+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B$5]-[.B135])*[.B$4]+[.B135]" office:value-type="float" office:value="0.26399135173459" calcext:value-type="float">
            <text:p>2.64E-01</text:p>
          </table:table-cell>
          <table:table-cell table:formula="of:=([.C$5]-[.C135])*[.C$4]/[.C$5]+[.C135]" office:value-type="float" office:value="1081.27044380326" calcext:value-type="float">
            <text:p>1.08E+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B$5]-[.B136])*[.B$4]+[.B136]" office:value-type="float" office:value="0.265751715994288" calcext:value-type="float">
            <text:p>2.66E-01</text:p>
          </table:table-cell>
          <table:table-cell table:formula="of:=([.C$5]-[.C136])*[.C$4]/[.C$5]+[.C136]" office:value-type="float" office:value="1088.48035547733" calcext:value-type="float">
            <text:p>1.09E+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B$5]-[.B137])*[.B$4]+[.B137]" office:value-type="float" office:value="0.267507869865515" calcext:value-type="float">
            <text:p>2.68E-01</text:p>
          </table:table-cell>
          <table:table-cell table:formula="of:=([.C$5]-[.C137])*[.C$4]/[.C$5]+[.C137]" office:value-type="float" office:value="1095.67301848149" calcext:value-type="float">
            <text:p>1.10E+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B$5]-[.B138])*[.B$4]+[.B138]" office:value-type="float" office:value="0.269259823418557" calcext:value-type="float">
            <text:p>2.69E-01</text:p>
          </table:table-cell>
          <table:table-cell table:formula="of:=([.C$5]-[.C138])*[.C$4]/[.C$5]+[.C138]" office:value-type="float" office:value="1102.84847408066" calcext:value-type="float">
            <text:p>1.10E+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[.B$5]-[.B139])*[.B$4]+[.B139]" office:value-type="float" office:value="0.271007586699614" calcext:value-type="float">
            <text:p>2.71E-01</text:p>
          </table:table-cell>
          <table:table-cell table:formula="of:=([.C$5]-[.C139])*[.C$4]/[.C$5]+[.C139]" office:value-type="float" office:value="1110.00676344109" calcext:value-type="float">
            <text:p>1.11E+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[.B$5]-[.B140])*[.B$4]+[.B140]" office:value-type="float" office:value="0.272751169730858" calcext:value-type="float">
            <text:p>2.73E-01</text:p>
          </table:table-cell>
          <table:table-cell table:formula="of:=([.C$5]-[.C140])*[.C$4]/[.C$5]+[.C140]" office:value-type="float" office:value="1117.14792763051" calcext:value-type="float">
            <text:p>1.12E+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[.B$5]-[.B141])*[.B$4]+[.B141]" office:value-type="float" office:value="0.27449058251049" calcext:value-type="float">
            <text:p>2.74E-01</text:p>
          </table:table-cell>
          <table:table-cell table:formula="of:=([.C$5]-[.C141])*[.C$4]/[.C$5]+[.C141]" office:value-type="float" office:value="1124.27200761841" calcext:value-type="float">
            <text:p>1.12E+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B$5]-[.B142])*[.B$4]+[.B142]" office:value-type="float" office:value="0.276225835012798" calcext:value-type="float">
            <text:p>2.76E-01</text:p>
          </table:table-cell>
          <table:table-cell table:formula="of:=([.C$5]-[.C142])*[.C$4]/[.C$5]+[.C142]" office:value-type="float" office:value="1131.37904427627" calcext:value-type="float">
            <text:p>1.13E+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B$5]-[.B143])*[.B$4]+[.B143]" office:value-type="float" office:value="0.277956937188212" calcext:value-type="float">
            <text:p>2.78E-01</text:p>
          </table:table-cell>
          <table:table-cell table:formula="of:=([.C$5]-[.C143])*[.C$4]/[.C$5]+[.C143]" office:value-type="float" office:value="1138.4690783778" calcext:value-type="float">
            <text:p>1.14E+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B$5]-[.B144])*[.B$4]+[.B144]" office:value-type="float" office:value="0.279683898963364" calcext:value-type="float">
            <text:p>2.80E-01</text:p>
          </table:table-cell>
          <table:table-cell table:formula="of:=([.C$5]-[.C144])*[.C$4]/[.C$5]+[.C144]" office:value-type="float" office:value="1145.54215059914" calcext:value-type="float">
            <text:p>1.15E+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[.B$5]-[.B145])*[.B$4]+[.B145]" office:value-type="float" office:value="0.281406730241146" calcext:value-type="float">
            <text:p>2.81E-01</text:p>
          </table:table-cell>
          <table:table-cell table:formula="of:=([.C$5]-[.C145])*[.C$4]/[.C$5]+[.C145]" office:value-type="float" office:value="1152.59830151914" calcext:value-type="float">
            <text:p>1.15E+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[.B$5]-[.B146])*[.B$4]+[.B146]" office:value-type="float" office:value="0.283125440900761" calcext:value-type="float">
            <text:p>2.83E-01</text:p>
          </table:table-cell>
          <table:table-cell table:formula="of:=([.C$5]-[.C146])*[.C$4]/[.C$5]+[.C146]" office:value-type="float" office:value="1159.63757161956" calcext:value-type="float">
            <text:p>1.16E+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B$5]-[.B147])*[.B$4]+[.B147]" office:value-type="float" office:value="0.284840040797785" calcext:value-type="float">
            <text:p>2.85E-01</text:p>
          </table:table-cell>
          <table:table-cell table:formula="of:=([.C$5]-[.C147])*[.C$4]/[.C$5]+[.C147]" office:value-type="float" office:value="1166.66000128532" calcext:value-type="float">
            <text:p>1.17E+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B$5]-[.B148])*[.B$4]+[.B148]" office:value-type="float" office:value="0.286550539764221" calcext:value-type="float">
            <text:p>2.87E-01</text:p>
          </table:table-cell>
          <table:table-cell table:formula="of:=([.C$5]-[.C148])*[.C$4]/[.C$5]+[.C148]" office:value-type="float" office:value="1173.66563080473" calcext:value-type="float">
            <text:p>1.17E+0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[.B$5]-[.B149])*[.B$4]+[.B149]" office:value-type="float" office:value="0.288256947608558" calcext:value-type="float">
            <text:p>2.88E-01</text:p>
          </table:table-cell>
          <table:table-cell table:formula="of:=([.C$5]-[.C149])*[.C$4]/[.C$5]+[.C149]" office:value-type="float" office:value="1180.65450036969" calcext:value-type="float">
            <text:p>1.18E+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[.B$5]-[.B150])*[.B$4]+[.B150]" office:value-type="float" office:value="0.289959274115822" calcext:value-type="float">
            <text:p>2.90E-01</text:p>
          </table:table-cell>
          <table:table-cell table:formula="of:=([.C$5]-[.C150])*[.C$4]/[.C$5]+[.C150]" office:value-type="float" office:value="1187.62665007598" calcext:value-type="float">
            <text:p>1.19E+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B$5]-[.B151])*[.B$4]+[.B151]" office:value-type="float" office:value="0.291657529047638" calcext:value-type="float">
            <text:p>2.92E-01</text:p>
          </table:table-cell>
          <table:table-cell table:formula="of:=([.C$5]-[.C151])*[.C$4]/[.C$5]+[.C151]" office:value-type="float" office:value="1194.58211992344" calcext:value-type="float">
            <text:p>1.19E+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B$5]-[.B152])*[.B$4]+[.B152]" office:value-type="float" office:value="0.293351722142283" calcext:value-type="float">
            <text:p>2.93E-01</text:p>
          </table:table-cell>
          <table:table-cell table:formula="of:=([.C$5]-[.C152])*[.C$4]/[.C$5]+[.C152]" office:value-type="float" office:value="1201.52094981621" calcext:value-type="float">
            <text:p>1.20E+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[.B$5]-[.B153])*[.B$4]+[.B153]" office:value-type="float" office:value="0.295041863114742" calcext:value-type="float">
            <text:p>2.95E-01</text:p>
          </table:table-cell>
          <table:table-cell table:formula="of:=([.C$5]-[.C153])*[.C$4]/[.C$5]+[.C153]" office:value-type="float" office:value="1208.44317956297" calcext:value-type="float">
            <text:p>1.21E+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B$5]-[.B154])*[.B$4]+[.B154]" office:value-type="float" office:value="0.296727961656763" calcext:value-type="float">
            <text:p>2.97E-01</text:p>
          </table:table-cell>
          <table:table-cell table:formula="of:=([.C$5]-[.C154])*[.C$4]/[.C$5]+[.C154]" office:value-type="float" office:value="1215.34884887718" calcext:value-type="float">
            <text:p>1.22E+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[.B$5]-[.B155])*[.B$4]+[.B155]" office:value-type="float" office:value="0.298410027436916" calcext:value-type="float">
            <text:p>2.98E-01</text:p>
          </table:table-cell>
          <table:table-cell table:formula="of:=([.C$5]-[.C155])*[.C$4]/[.C$5]+[.C155]" office:value-type="float" office:value="1222.23799737727" calcext:value-type="float">
            <text:p>1.22E+0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B$5]-[.B156])*[.B$4]+[.B156]" office:value-type="float" office:value="0.300088070100644" calcext:value-type="float">
            <text:p>3.00E-01</text:p>
          </table:table-cell>
          <table:table-cell table:formula="of:=([.C$5]-[.C156])*[.C$4]/[.C$5]+[.C156]" office:value-type="float" office:value="1229.1106645869" calcext:value-type="float">
            <text:p>1.23E+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B$5]-[.B157])*[.B$4]+[.B157]" office:value-type="float" office:value="0.301762099270321" calcext:value-type="float">
            <text:p>3.02E-01</text:p>
          </table:table-cell>
          <table:table-cell table:formula="of:=([.C$5]-[.C157])*[.C$4]/[.C$5]+[.C157]" office:value-type="float" office:value="1235.96688993516" calcext:value-type="float">
            <text:p>1.24E+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[.B$5]-[.B158])*[.B$4]+[.B158]" office:value-type="float" office:value="0.303432124545306" calcext:value-type="float">
            <text:p>3.03E-01</text:p>
          </table:table-cell>
          <table:table-cell table:formula="of:=([.C$5]-[.C158])*[.C$4]/[.C$5]+[.C158]" office:value-type="float" office:value="1242.80671275683" calcext:value-type="float">
            <text:p>1.24E+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[.B$5]-[.B159])*[.B$4]+[.B159]" office:value-type="float" office:value="0.305098155501999" calcext:value-type="float">
            <text:p>3.05E-01</text:p>
          </table:table-cell>
          <table:table-cell table:formula="of:=([.C$5]-[.C159])*[.C$4]/[.C$5]+[.C159]" office:value-type="float" office:value="1249.63017229258" calcext:value-type="float">
            <text:p>1.25E+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[.B$5]-[.B160])*[.B$4]+[.B160]" office:value-type="float" office:value="0.306760201693895" calcext:value-type="float">
            <text:p>3.07E-01</text:p>
          </table:table-cell>
          <table:table-cell table:formula="of:=([.C$5]-[.C160])*[.C$4]/[.C$5]+[.C160]" office:value-type="float" office:value="1256.43730768921" calcext:value-type="float">
            <text:p>1.26E+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[.B$5]-[.B161])*[.B$4]+[.B161]" office:value-type="float" office:value="0.30841827265164" calcext:value-type="float">
            <text:p>3.08E-01</text:p>
          </table:table-cell>
          <table:table-cell table:formula="of:=([.C$5]-[.C161])*[.C$4]/[.C$5]+[.C161]" office:value-type="float" office:value="1263.22815799985" calcext:value-type="float">
            <text:p>1.26E+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B$5]-[.B162])*[.B$4]+[.B162]" office:value-type="float" office:value="0.310072377883084" calcext:value-type="float">
            <text:p>3.10E-01</text:p>
          </table:table-cell>
          <table:table-cell table:formula="of:=([.C$5]-[.C162])*[.C$4]/[.C$5]+[.C162]" office:value-type="float" office:value="1270.00276218422" calcext:value-type="float">
            <text:p>1.27E+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[.B$5]-[.B163])*[.B$4]+[.B163]" office:value-type="float" office:value="0.311722526873337" calcext:value-type="float">
            <text:p>3.12E-01</text:p>
          </table:table-cell>
          <table:table-cell table:formula="of:=([.C$5]-[.C163])*[.C$4]/[.C$5]+[.C163]" office:value-type="float" office:value="1276.76115910881" calcext:value-type="float">
            <text:p>1.28E+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[.B$5]-[.B164])*[.B$4]+[.B164]" office:value-type="float" office:value="0.313368729084822" calcext:value-type="float">
            <text:p>3.13E-01</text:p>
          </table:table-cell>
          <table:table-cell table:formula="of:=([.C$5]-[.C164])*[.C$4]/[.C$5]+[.C164]" office:value-type="float" office:value="1283.50338754716" calcext:value-type="float">
            <text:p>1.28E+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B$5]-[.B165])*[.B$4]+[.B165]" office:value-type="float" office:value="0.315010993957332" calcext:value-type="float">
            <text:p>3.15E-01</text:p>
          </table:table-cell>
          <table:table-cell table:formula="of:=([.C$5]-[.C165])*[.C$4]/[.C$5]+[.C165]" office:value-type="float" office:value="1290.22948618002" calcext:value-type="float">
            <text:p>1.29E+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[.B$5]-[.B166])*[.B$4]+[.B166]" office:value-type="float" office:value="0.31664933090808" calcext:value-type="float">
            <text:p>3.17E-01</text:p>
          </table:table-cell>
          <table:table-cell table:formula="of:=([.C$5]-[.C166])*[.C$4]/[.C$5]+[.C166]" office:value-type="float" office:value="1296.93949359562" calcext:value-type="float">
            <text:p>1.30E+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B$5]-[.B167])*[.B$4]+[.B167]" office:value-type="float" office:value="0.318283749331755" calcext:value-type="float">
            <text:p>3.18E-01</text:p>
          </table:table-cell>
          <table:table-cell table:formula="of:=([.C$5]-[.C167])*[.C$4]/[.C$5]+[.C167]" office:value-type="float" office:value="1303.63344828987" calcext:value-type="float">
            <text:p>1.30E+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[.B$5]-[.B168])*[.B$4]+[.B168]" office:value-type="float" office:value="0.319914258600579" calcext:value-type="float">
            <text:p>3.20E-01</text:p>
          </table:table-cell>
          <table:table-cell table:formula="of:=([.C$5]-[.C168])*[.C$4]/[.C$5]+[.C168]" office:value-type="float" office:value="1310.31138866657" calcext:value-type="float">
            <text:p>1.31E+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[.B$5]-[.B169])*[.B$4]+[.B169]" office:value-type="float" office:value="0.321540868064355" calcext:value-type="float">
            <text:p>3.22E-01</text:p>
          </table:table-cell>
          <table:table-cell table:formula="of:=([.C$5]-[.C169])*[.C$4]/[.C$5]+[.C169]" office:value-type="float" office:value="1316.97335303767" calcext:value-type="float">
            <text:p>1.32E+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[.B$5]-[.B170])*[.B$4]+[.B170]" office:value-type="float" office:value="0.323163587050524" calcext:value-type="float">
            <text:p>3.23E-01</text:p>
          </table:table-cell>
          <table:table-cell table:formula="of:=([.C$5]-[.C170])*[.C$4]/[.C$5]+[.C170]" office:value-type="float" office:value="1323.61937962345" calcext:value-type="float">
            <text:p>1.32E+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B$5]-[.B171])*[.B$4]+[.B171]" office:value-type="float" office:value="0.324782424864218" calcext:value-type="float">
            <text:p>3.25E-01</text:p>
          </table:table-cell>
          <table:table-cell table:formula="of:=([.C$5]-[.C171])*[.C$4]/[.C$5]+[.C171]" office:value-type="float" office:value="1330.24950655275" calcext:value-type="float">
            <text:p>1.33E+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[.B$5]-[.B172])*[.B$4]+[.B172]" office:value-type="float" office:value="0.326397390788314" calcext:value-type="float">
            <text:p>3.26E-01</text:p>
          </table:table-cell>
          <table:table-cell table:formula="of:=([.C$5]-[.C172])*[.C$4]/[.C$5]+[.C172]" office:value-type="float" office:value="1336.86377186319" calcext:value-type="float">
            <text:p>1.34E+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B$5]-[.B173])*[.B$4]+[.B173]" office:value-type="float" office:value="0.328008494083486" calcext:value-type="float">
            <text:p>3.28E-01</text:p>
          </table:table-cell>
          <table:table-cell table:formula="of:=([.C$5]-[.C173])*[.C$4]/[.C$5]+[.C173]" office:value-type="float" office:value="1343.46221350141" calcext:value-type="float">
            <text:p>1.34E+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[.B$5]-[.B174])*[.B$4]+[.B174]" office:value-type="float" office:value="0.329615743988257" calcext:value-type="float">
            <text:p>3.30E-01</text:p>
          </table:table-cell>
          <table:table-cell table:formula="of:=([.C$5]-[.C174])*[.C$4]/[.C$5]+[.C174]" office:value-type="float" office:value="1350.04486932324" calcext:value-type="float">
            <text:p>1.35E+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[.B$5]-[.B175])*[.B$4]+[.B175]" office:value-type="float" office:value="0.331219149719057" calcext:value-type="float">
            <text:p>3.31E-01</text:p>
          </table:table-cell>
          <table:table-cell table:formula="of:=([.C$5]-[.C175])*[.C$4]/[.C$5]+[.C175]" office:value-type="float" office:value="1356.61177709398" calcext:value-type="float">
            <text:p>1.36E+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[.B$5]-[.B176])*[.B$4]+[.B176]" office:value-type="float" office:value="0.332818720470269" calcext:value-type="float">
            <text:p>3.33E-01</text:p>
          </table:table-cell>
          <table:table-cell table:formula="of:=([.C$5]-[.C176])*[.C$4]/[.C$5]+[.C176]" office:value-type="float" office:value="1363.16297448854" calcext:value-type="float">
            <text:p>1.36E+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B$5]-[.B177])*[.B$4]+[.B177]" office:value-type="float" office:value="0.334414465414288" calcext:value-type="float">
            <text:p>3.34E-01</text:p>
          </table:table-cell>
          <table:table-cell table:formula="of:=([.C$5]-[.C177])*[.C$4]/[.C$5]+[.C177]" office:value-type="float" office:value="1369.69849909174" calcext:value-type="float">
            <text:p>1.37E+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[.B$5]-[.B178])*[.B$4]+[.B178]" office:value-type="float" office:value="0.336006393701567" calcext:value-type="float">
            <text:p>3.36E-01</text:p>
          </table:table-cell>
          <table:table-cell table:formula="of:=([.C$5]-[.C178])*[.C$4]/[.C$5]+[.C178]" office:value-type="float" office:value="1376.21838839845" calcext:value-type="float">
            <text:p>1.38E+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[.B$5]-[.B179])*[.B$4]+[.B179]" office:value-type="float" office:value="0.337594514460678" calcext:value-type="float">
            <text:p>3.38E-01</text:p>
          </table:table-cell>
          <table:table-cell table:formula="of:=([.C$5]-[.C179])*[.C$4]/[.C$5]+[.C179]" office:value-type="float" office:value="1382.72267981387" calcext:value-type="float">
            <text:p>1.38E+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[.B$5]-[.B180])*[.B$4]+[.B180]" office:value-type="float" office:value="0.339178836798356" calcext:value-type="float">
            <text:p>3.39E-01</text:p>
          </table:table-cell>
          <table:table-cell table:formula="of:=([.C$5]-[.C180])*[.C$4]/[.C$5]+[.C180]" office:value-type="float" office:value="1389.21141065368" calcext:value-type="float">
            <text:p>1.39E+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[.B$5]-[.B181])*[.B$4]+[.B181]" office:value-type="float" office:value="0.340759369799555" calcext:value-type="float">
            <text:p>3.41E-01</text:p>
          </table:table-cell>
          <table:table-cell table:formula="of:=([.C$5]-[.C181])*[.C$4]/[.C$5]+[.C181]" office:value-type="float" office:value="1395.68461814431" calcext:value-type="float">
            <text:p>1.40E+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B$5]-[.B182])*[.B$4]+[.B182]" office:value-type="float" office:value="0.342336122527503" calcext:value-type="float">
            <text:p>3.42E-01</text:p>
          </table:table-cell>
          <table:table-cell table:formula="of:=([.C$5]-[.C182])*[.C$4]/[.C$5]+[.C182]" office:value-type="float" office:value="1402.14233942313" calcext:value-type="float">
            <text:p>1.40E+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B$5]-[.B183])*[.B$4]+[.B183]" office:value-type="float" office:value="0.343909104023746" calcext:value-type="float">
            <text:p>3.44E-01</text:p>
          </table:table-cell>
          <table:table-cell table:formula="of:=([.C$5]-[.C183])*[.C$4]/[.C$5]+[.C183]" office:value-type="float" office:value="1408.58461153865" calcext:value-type="float">
            <text:p>1.41E+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[.B$5]-[.B184])*[.B$4]+[.B184]" office:value-type="float" office:value="0.345478323308209" calcext:value-type="float">
            <text:p>3.45E-01</text:p>
          </table:table-cell>
          <table:table-cell table:formula="of:=([.C$5]-[.C184])*[.C$4]/[.C$5]+[.C184]" office:value-type="float" office:value="1415.01147145077" calcext:value-type="float">
            <text:p>1.42E+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[.B$5]-[.B185])*[.B$4]+[.B185]" office:value-type="float" office:value="0.34704378937924" calcext:value-type="float">
            <text:p>3.47E-01</text:p>
          </table:table-cell>
          <table:table-cell table:formula="of:=([.C$5]-[.C185])*[.C$4]/[.C$5]+[.C185]" office:value-type="float" office:value="1421.42295603094" calcext:value-type="float">
            <text:p>1.42E+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B$5]-[.B186])*[.B$4]+[.B186]" office:value-type="float" office:value="0.348605511213669" calcext:value-type="float">
            <text:p>3.49E-01</text:p>
          </table:table-cell>
          <table:table-cell table:formula="of:=([.C$5]-[.C186])*[.C$4]/[.C$5]+[.C186]" office:value-type="float" office:value="1427.81910206243" calcext:value-type="float">
            <text:p>1.43E+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B$5]-[.B187])*[.B$4]+[.B187]" office:value-type="float" office:value="0.350163497766851" calcext:value-type="float">
            <text:p>3.50E-01</text:p>
          </table:table-cell>
          <table:table-cell table:formula="of:=([.C$5]-[.C187])*[.C$4]/[.C$5]+[.C187]" office:value-type="float" office:value="1434.1999462405" calcext:value-type="float">
            <text:p>1.43E+0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[.B$5]-[.B188])*[.B$4]+[.B188]" office:value-type="float" office:value="0.351717757972725" calcext:value-type="float">
            <text:p>3.52E-01</text:p>
          </table:table-cell>
          <table:table-cell table:formula="of:=([.C$5]-[.C188])*[.C$4]/[.C$5]+[.C188]" office:value-type="float" office:value="1440.5655251726" calcext:value-type="float">
            <text:p>1.44E+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B$5]-[.B189])*[.B$4]+[.B189]" office:value-type="float" office:value="0.353268300743861" calcext:value-type="float">
            <text:p>3.53E-01</text:p>
          </table:table-cell>
          <table:table-cell table:formula="of:=([.C$5]-[.C189])*[.C$4]/[.C$5]+[.C189]" office:value-type="float" office:value="1446.91587537863" calcext:value-type="float">
            <text:p>1.45E+0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B$5]-[.B190])*[.B$4]+[.B190]" office:value-type="float" office:value="0.354815134971511" calcext:value-type="float">
            <text:p>3.55E-01</text:p>
          </table:table-cell>
          <table:table-cell table:formula="of:=([.C$5]-[.C190])*[.C$4]/[.C$5]+[.C190]" office:value-type="float" office:value="1453.25103329112" calcext:value-type="float">
            <text:p>1.45E+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[.B$5]-[.B191])*[.B$4]+[.B191]" office:value-type="float" office:value="0.356358269525664" calcext:value-type="float">
            <text:p>3.56E-01</text:p>
          </table:table-cell>
          <table:table-cell table:formula="of:=([.C$5]-[.C191])*[.C$4]/[.C$5]+[.C191]" office:value-type="float" office:value="1459.57103525543" calcext:value-type="float">
            <text:p>1.46E+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[.B$5]-[.B192])*[.B$4]+[.B192]" office:value-type="float" office:value="0.357897713255092" calcext:value-type="float">
            <text:p>3.58E-01</text:p>
          </table:table-cell>
          <table:table-cell table:formula="of:=([.C$5]-[.C192])*[.C$4]/[.C$5]+[.C192]" office:value-type="float" office:value="1465.87591752996" calcext:value-type="float">
            <text:p>1.47E+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[.B$5]-[.B193])*[.B$4]+[.B193]" office:value-type="float" office:value="0.359433474987403" calcext:value-type="float">
            <text:p>3.59E-01</text:p>
          </table:table-cell>
          <table:table-cell table:formula="of:=([.C$5]-[.C193])*[.C$4]/[.C$5]+[.C193]" office:value-type="float" office:value="1472.1657162864" calcext:value-type="float">
            <text:p>1.47E+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[.B$5]-[.B194])*[.B$4]+[.B194]" office:value-type="float" office:value="0.360965563529091" calcext:value-type="float">
            <text:p>3.61E-01</text:p>
          </table:table-cell>
          <table:table-cell table:formula="of:=([.C$5]-[.C194])*[.C$4]/[.C$5]+[.C194]" office:value-type="float" office:value="1478.44046760986" calcext:value-type="float">
            <text:p>1.48E+0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B$5]-[.B195])*[.B$4]+[.B195]" office:value-type="float" office:value="0.362493987665588" calcext:value-type="float">
            <text:p>3.62E-01</text:p>
          </table:table-cell>
          <table:table-cell table:formula="of:=([.C$5]-[.C195])*[.C$4]/[.C$5]+[.C195]" office:value-type="float" office:value="1484.70020749916" calcext:value-type="float">
            <text:p>1.48E+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B$5]-[.B196])*[.B$4]+[.B196]" office:value-type="float" office:value="0.364018756161312" calcext:value-type="float">
            <text:p>3.64E-01</text:p>
          </table:table-cell>
          <table:table-cell table:formula="of:=([.C$5]-[.C196])*[.C$4]/[.C$5]+[.C196]" office:value-type="float" office:value="1490.94497186699" calcext:value-type="float">
            <text:p>1.49E+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B$5]-[.B197])*[.B$4]+[.B197]" office:value-type="float" office:value="0.36553987775972" calcext:value-type="float">
            <text:p>3.66E-01</text:p>
          </table:table-cell>
          <table:table-cell table:formula="of:=([.C$5]-[.C197])*[.C$4]/[.C$5]+[.C197]" office:value-type="float" office:value="1497.17479654009" calcext:value-type="float">
            <text:p>1.50E+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B$5]-[.B198])*[.B$4]+[.B198]" office:value-type="float" office:value="0.367057361183355" calcext:value-type="float">
            <text:p>3.67E-01</text:p>
          </table:table-cell>
          <table:table-cell table:formula="of:=([.C$5]-[.C198])*[.C$4]/[.C$5]+[.C198]" office:value-type="float" office:value="1503.38971725955" calcext:value-type="float">
            <text:p>1.50E+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[.B$5]-[.B199])*[.B$4]+[.B199]" office:value-type="float" office:value="0.368571215133899" calcext:value-type="float">
            <text:p>3.69E-01</text:p>
          </table:table-cell>
          <table:table-cell table:formula="of:=([.C$5]-[.C199])*[.C$4]/[.C$5]+[.C199]" office:value-type="float" office:value="1509.58976968089" calcext:value-type="float">
            <text:p>1.51E+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B$5]-[.B200])*[.B$4]+[.B200]" office:value-type="float" office:value="0.370081448292222" calcext:value-type="float">
            <text:p>3.70E-01</text:p>
          </table:table-cell>
          <table:table-cell table:formula="of:=([.C$5]-[.C200])*[.C$4]/[.C$5]+[.C200]" office:value-type="float" office:value="1515.77498937439" calcext:value-type="float">
            <text:p>1.52E+0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B$5]-[.B201])*[.B$4]+[.B201]" office:value-type="float" office:value="0.371588069318428" calcext:value-type="float">
            <text:p>3.72E-01</text:p>
          </table:table-cell>
          <table:table-cell table:formula="of:=([.C$5]-[.C201])*[.C$4]/[.C$5]+[.C201]" office:value-type="float" office:value="1521.94541182518" calcext:value-type="float">
            <text:p>1.52E+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[.B$5]-[.B202])*[.B$4]+[.B202]" office:value-type="float" office:value="0.373091086851913" calcext:value-type="float">
            <text:p>3.73E-01</text:p>
          </table:table-cell>
          <table:table-cell table:formula="of:=([.C$5]-[.C202])*[.C$4]/[.C$5]+[.C202]" office:value-type="float" office:value="1528.10107243354" calcext:value-type="float">
            <text:p>1.53E+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[.B$5]-[.B203])*[.B$4]+[.B203]" office:value-type="float" office:value="0.374590509511406" calcext:value-type="float">
            <text:p>3.75E-01</text:p>
          </table:table-cell>
          <table:table-cell table:formula="of:=([.C$5]-[.C203])*[.C$4]/[.C$5]+[.C203]" office:value-type="float" office:value="1534.24200651502" calcext:value-type="float">
            <text:p>1.53E+0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[.B$5]-[.B204])*[.B$4]+[.B204]" office:value-type="float" office:value="0.376086345895022" calcext:value-type="float">
            <text:p>3.76E-01</text:p>
          </table:table-cell>
          <table:table-cell table:formula="of:=([.C$5]-[.C204])*[.C$4]/[.C$5]+[.C204]" office:value-type="float" office:value="1540.36824930073" calcext:value-type="float">
            <text:p>1.54E+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[.B$5]-[.B205])*[.B$4]+[.B205]" office:value-type="float" office:value="0.377578604580313" calcext:value-type="float">
            <text:p>3.78E-01</text:p>
          </table:table-cell>
          <table:table-cell table:formula="of:=([.C$5]-[.C205])*[.C$4]/[.C$5]+[.C205]" office:value-type="float" office:value="1546.47983593744" calcext:value-type="float">
            <text:p>1.55E+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B$5]-[.B206])*[.B$4]+[.B206]" office:value-type="float" office:value="0.379067294124315" calcext:value-type="float">
            <text:p>3.79E-01</text:p>
          </table:table-cell>
          <table:table-cell table:formula="of:=([.C$5]-[.C206])*[.C$4]/[.C$5]+[.C206]" office:value-type="float" office:value="1552.57680148789" calcext:value-type="float">
            <text:p>1.55E+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B$5]-[.B207])*[.B$4]+[.B207]" office:value-type="float" office:value="0.380552423063597" calcext:value-type="float">
            <text:p>3.81E-01</text:p>
          </table:table-cell>
          <table:table-cell table:formula="of:=([.C$5]-[.C207])*[.C$4]/[.C$5]+[.C207]" office:value-type="float" office:value="1558.65918093089" calcext:value-type="float">
            <text:p>1.56E+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[.B$5]-[.B208])*[.B$4]+[.B208]" office:value-type="float" office:value="0.382033999914311" calcext:value-type="float">
            <text:p>3.82E-01</text:p>
          </table:table-cell>
          <table:table-cell table:formula="of:=([.C$5]-[.C208])*[.C$4]/[.C$5]+[.C208]" office:value-type="float" office:value="1564.72700916161" calcext:value-type="float">
            <text:p>1.56E+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[.B$5]-[.B209])*[.B$4]+[.B209]" office:value-type="float" office:value="0.383512033172239" calcext:value-type="float">
            <text:p>3.84E-01</text:p>
          </table:table-cell>
          <table:table-cell table:formula="of:=([.C$5]-[.C209])*[.C$4]/[.C$5]+[.C209]" office:value-type="float" office:value="1570.78032099171" calcext:value-type="float">
            <text:p>1.57E+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[.B$5]-[.B210])*[.B$4]+[.B210]" office:value-type="float" office:value="0.384986531312845" calcext:value-type="float">
            <text:p>3.85E-01</text:p>
          </table:table-cell>
          <table:table-cell table:formula="of:=([.C$5]-[.C210])*[.C$4]/[.C$5]+[.C210]" office:value-type="float" office:value="1576.81915114958" calcext:value-type="float">
            <text:p>1.58E+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B$5]-[.B211])*[.B$4]+[.B211]" office:value-type="float" office:value="0.38645750279132" calcext:value-type="float">
            <text:p>3.86E-01</text:p>
          </table:table-cell>
          <table:table-cell table:formula="of:=([.C$5]-[.C211])*[.C$4]/[.C$5]+[.C211]" office:value-type="float" office:value="1582.84353428051" calcext:value-type="float">
            <text:p>1.58E+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[.B$5]-[.B212])*[.B$4]+[.B212]" office:value-type="float" office:value="0.387924956042633" calcext:value-type="float">
            <text:p>3.88E-01</text:p>
          </table:table-cell>
          <table:table-cell table:formula="of:=([.C$5]-[.C212])*[.C$4]/[.C$5]+[.C212]" office:value-type="float" office:value="1588.85350494694" calcext:value-type="float">
            <text:p>1.59E+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[.B$5]-[.B213])*[.B$4]+[.B213]" office:value-type="float" office:value="0.389388899481578" calcext:value-type="float">
            <text:p>3.89E-01</text:p>
          </table:table-cell>
          <table:table-cell table:formula="of:=([.C$5]-[.C213])*[.C$4]/[.C$5]+[.C213]" office:value-type="float" office:value="1594.8490976286" calcext:value-type="float">
            <text:p>1.59E+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[.B$5]-[.B214])*[.B$4]+[.B214]" office:value-type="float" office:value="0.390849341502824" calcext:value-type="float">
            <text:p>3.91E-01</text:p>
          </table:table-cell>
          <table:table-cell table:formula="of:=([.C$5]-[.C214])*[.C$4]/[.C$5]+[.C214]" office:value-type="float" office:value="1600.83034672273" calcext:value-type="float">
            <text:p>1.60E+0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[.B$5]-[.B215])*[.B$4]+[.B215]" office:value-type="float" office:value="0.39230629048096" calcext:value-type="float">
            <text:p>3.92E-01</text:p>
          </table:table-cell>
          <table:table-cell table:formula="of:=([.C$5]-[.C215])*[.C$4]/[.C$5]+[.C215]" office:value-type="float" office:value="1606.79728654429" calcext:value-type="float">
            <text:p>1.61E+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[.B$5]-[.B216])*[.B$4]+[.B216]" office:value-type="float" office:value="0.393759754770546" calcext:value-type="float">
            <text:p>3.94E-01</text:p>
          </table:table-cell>
          <table:table-cell table:formula="of:=([.C$5]-[.C216])*[.C$4]/[.C$5]+[.C216]" office:value-type="float" office:value="1612.74995132615" calcext:value-type="float">
            <text:p>1.61E+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[.B$5]-[.B217])*[.B$4]+[.B217]" office:value-type="float" office:value="0.39520974270616" calcext:value-type="float">
            <text:p>3.95E-01</text:p>
          </table:table-cell>
          <table:table-cell table:formula="of:=([.C$5]-[.C217])*[.C$4]/[.C$5]+[.C217]" office:value-type="float" office:value="1618.68837521927" calcext:value-type="float">
            <text:p>1.62E+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[.B$5]-[.B218])*[.B$4]+[.B218]" office:value-type="float" office:value="0.396656262602444" calcext:value-type="float">
            <text:p>3.97E-01</text:p>
          </table:table-cell>
          <table:table-cell table:formula="of:=([.C$5]-[.C218])*[.C$4]/[.C$5]+[.C218]" office:value-type="float" office:value="1624.61259229291" calcext:value-type="float">
            <text:p>1.62E+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[.B$5]-[.B219])*[.B$4]+[.B219]" office:value-type="float" office:value="0.398099322754155" calcext:value-type="float">
            <text:p>3.98E-01</text:p>
          </table:table-cell>
          <table:table-cell table:formula="of:=([.C$5]-[.C219])*[.C$4]/[.C$5]+[.C219]" office:value-type="float" office:value="1630.52263653483" calcext:value-type="float">
            <text:p>1.63E+0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[.B$5]-[.B220])*[.B$4]+[.B220]" office:value-type="float" office:value="0.399538931436212" calcext:value-type="float">
            <text:p>4.00E-01</text:p>
          </table:table-cell>
          <table:table-cell table:formula="of:=([.C$5]-[.C220])*[.C$4]/[.C$5]+[.C220]" office:value-type="float" office:value="1636.41854185149" calcext:value-type="float">
            <text:p>1.64E+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B$5]-[.B221])*[.B$4]+[.B221]" office:value-type="float" office:value="0.400975096903738" calcext:value-type="float">
            <text:p>4.01E-01</text:p>
          </table:table-cell>
          <table:table-cell table:formula="of:=([.C$5]-[.C221])*[.C$4]/[.C$5]+[.C221]" office:value-type="float" office:value="1642.3003420682" calcext:value-type="float">
            <text:p>1.64E+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[.B$5]-[.B222])*[.B$4]+[.B222]" office:value-type="float" office:value="0.402407827392115" calcext:value-type="float">
            <text:p>4.02E-01</text:p>
          </table:table-cell>
          <table:table-cell table:formula="of:=([.C$5]-[.C222])*[.C$4]/[.C$5]+[.C222]" office:value-type="float" office:value="1648.1680709294" calcext:value-type="float">
            <text:p>1.65E+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[.B$5]-[.B223])*[.B$4]+[.B223]" office:value-type="float" office:value="0.403837131117028" calcext:value-type="float">
            <text:p>4.04E-01</text:p>
          </table:table-cell>
          <table:table-cell table:formula="of:=([.C$5]-[.C223])*[.C$4]/[.C$5]+[.C223]" office:value-type="float" office:value="1654.02176209874" calcext:value-type="float">
            <text:p>1.65E+0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[.B$5]-[.B224])*[.B$4]+[.B224]" office:value-type="float" office:value="0.40526301627451" calcext:value-type="float">
            <text:p>4.05E-01</text:p>
          </table:table-cell>
          <table:table-cell table:formula="of:=([.C$5]-[.C224])*[.C$4]/[.C$5]+[.C224]" office:value-type="float" office:value="1659.86144915939" calcext:value-type="float">
            <text:p>1.66E+0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[.B$5]-[.B225])*[.B$4]+[.B225]" office:value-type="float" office:value="0.406685491040993" calcext:value-type="float">
            <text:p>4.07E-01</text:p>
          </table:table-cell>
          <table:table-cell table:formula="of:=([.C$5]-[.C225])*[.C$4]/[.C$5]+[.C225]" office:value-type="float" office:value="1665.68716561414" calcext:value-type="float">
            <text:p>1.67E+0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[.B$5]-[.B226])*[.B$4]+[.B226]" office:value-type="float" office:value="0.408104563573351" calcext:value-type="float">
            <text:p>4.08E-01</text:p>
          </table:table-cell>
          <table:table-cell table:formula="of:=([.C$5]-[.C226])*[.C$4]/[.C$5]+[.C226]" office:value-type="float" office:value="1671.49894488564" calcext:value-type="float">
            <text:p>1.67E+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B$5]-[.B227])*[.B$4]+[.B227]" office:value-type="float" office:value="0.409520242008949" calcext:value-type="float">
            <text:p>4.10E-01</text:p>
          </table:table-cell>
          <table:table-cell table:formula="of:=([.C$5]-[.C227])*[.C$4]/[.C$5]+[.C227]" office:value-type="float" office:value="1677.29682031659" calcext:value-type="float">
            <text:p>1.68E+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[.B$5]-[.B228])*[.B$4]+[.B228]" office:value-type="float" office:value="0.410932534465692" calcext:value-type="float">
            <text:p>4.11E-01</text:p>
          </table:table-cell>
          <table:table-cell table:formula="of:=([.C$5]-[.C228])*[.C$4]/[.C$5]+[.C228]" office:value-type="float" office:value="1683.08082516992" calcext:value-type="float">
            <text:p>1.68E+0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[.B$5]-[.B229])*[.B$4]+[.B229]" office:value-type="float" office:value="0.412341449042064" calcext:value-type="float">
            <text:p>4.12E-01</text:p>
          </table:table-cell>
          <table:table-cell table:formula="of:=([.C$5]-[.C229])*[.C$4]/[.C$5]+[.C229]" office:value-type="float" office:value="1688.85099262896" calcext:value-type="float">
            <text:p>1.69E+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[.B$5]-[.B230])*[.B$4]+[.B230]" office:value-type="float" office:value="0.413746993817183" calcext:value-type="float">
            <text:p>4.14E-01</text:p>
          </table:table-cell>
          <table:table-cell table:formula="of:=([.C$5]-[.C230])*[.C$4]/[.C$5]+[.C230]" office:value-type="float" office:value="1694.60735579769" calcext:value-type="float">
            <text:p>1.69E+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[.B$5]-[.B231])*[.B$4]+[.B231]" office:value-type="float" office:value="0.415149176850842" calcext:value-type="float">
            <text:p>4.15E-01</text:p>
          </table:table-cell>
          <table:table-cell table:formula="of:=([.C$5]-[.C231])*[.C$4]/[.C$5]+[.C231]" office:value-type="float" office:value="1700.34994770088" calcext:value-type="float">
            <text:p>1.70E+0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[.B$5]-[.B232])*[.B$4]+[.B232]" office:value-type="float" office:value="0.416548006183558" calcext:value-type="float">
            <text:p>4.17E-01</text:p>
          </table:table-cell>
          <table:table-cell table:formula="of:=([.C$5]-[.C232])*[.C$4]/[.C$5]+[.C232]" office:value-type="float" office:value="1706.07880128427" calcext:value-type="float">
            <text:p>1.71E+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[.B$5]-[.B233])*[.B$4]+[.B233]" office:value-type="float" office:value="0.417943489836616" calcext:value-type="float">
            <text:p>4.18E-01</text:p>
          </table:table-cell>
          <table:table-cell table:formula="of:=([.C$5]-[.C233])*[.C$4]/[.C$5]+[.C233]" office:value-type="float" office:value="1711.79394941482" calcext:value-type="float">
            <text:p>1.71E+0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[.B$5]-[.B234])*[.B$4]+[.B234]" office:value-type="float" office:value="0.419335635812116" calcext:value-type="float">
            <text:p>4.19E-01</text:p>
          </table:table-cell>
          <table:table-cell table:formula="of:=([.C$5]-[.C234])*[.C$4]/[.C$5]+[.C234]" office:value-type="float" office:value="1717.49542488082" calcext:value-type="float">
            <text:p>1.72E+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[.B$5]-[.B235])*[.B$4]+[.B235]" office:value-type="float" office:value="0.420724452093019" calcext:value-type="float">
            <text:p>4.21E-01</text:p>
          </table:table-cell>
          <table:table-cell table:formula="of:=([.C$5]-[.C235])*[.C$4]/[.C$5]+[.C235]" office:value-type="float" office:value="1723.18326039217" calcext:value-type="float">
            <text:p>1.72E+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[.B$5]-[.B236])*[.B$4]+[.B236]" office:value-type="float" office:value="0.422109946643192" calcext:value-type="float">
            <text:p>4.22E-01</text:p>
          </table:table-cell>
          <table:table-cell table:formula="of:=([.C$5]-[.C236])*[.C$4]/[.C$5]+[.C236]" office:value-type="float" office:value="1728.85748858046" calcext:value-type="float">
            <text:p>1.73E+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[.B$5]-[.B237])*[.B$4]+[.B237]" office:value-type="float" office:value="0.423492127407455" calcext:value-type="float">
            <text:p>4.23E-01</text:p>
          </table:table-cell>
          <table:table-cell table:formula="of:=([.C$5]-[.C237])*[.C$4]/[.C$5]+[.C237]" office:value-type="float" office:value="1734.51814199926" calcext:value-type="float">
            <text:p>1.73E+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[.B$5]-[.B238])*[.B$4]+[.B238]" office:value-type="float" office:value="0.424871002311626" calcext:value-type="float">
            <text:p>4.25E-01</text:p>
          </table:table-cell>
          <table:table-cell table:formula="of:=([.C$5]-[.C238])*[.C$4]/[.C$5]+[.C238]" office:value-type="float" office:value="1740.16525312422" calcext:value-type="float">
            <text:p>1.74E+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[.B$5]-[.B239])*[.B$4]+[.B239]" office:value-type="float" office:value="0.426246579262566" calcext:value-type="float">
            <text:p>4.26E-01</text:p>
          </table:table-cell>
          <table:table-cell table:formula="of:=([.C$5]-[.C239])*[.C$4]/[.C$5]+[.C239]" office:value-type="float" office:value="1745.79885435334" calcext:value-type="float">
            <text:p>1.75E+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B$5]-[.B240])*[.B$4]+[.B240]" office:value-type="float" office:value="0.427618866148224" calcext:value-type="float">
            <text:p>4.28E-01</text:p>
          </table:table-cell>
          <table:table-cell table:formula="of:=([.C$5]-[.C240])*[.C$4]/[.C$5]+[.C240]" office:value-type="float" office:value="1751.41897800708" calcext:value-type="float">
            <text:p>1.75E+0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[.B$5]-[.B241])*[.B$4]+[.B241]" office:value-type="float" office:value="0.428987870837683" calcext:value-type="float">
            <text:p>4.29E-01</text:p>
          </table:table-cell>
          <table:table-cell table:formula="of:=([.C$5]-[.C241])*[.C$4]/[.C$5]+[.C241]" office:value-type="float" office:value="1757.02565632858" calcext:value-type="float">
            <text:p>1.76E+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[.B$5]-[.B242])*[.B$4]+[.B242]" office:value-type="float" office:value="0.430353601181205" calcext:value-type="float">
            <text:p>4.30E-01</text:p>
          </table:table-cell>
          <table:table-cell table:formula="of:=([.C$5]-[.C242])*[.C$4]/[.C$5]+[.C242]" office:value-type="float" office:value="1762.61892148387" calcext:value-type="float">
            <text:p>1.76E+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[.B$5]-[.B243])*[.B$4]+[.B243]" office:value-type="float" office:value="0.431716065010278" calcext:value-type="float">
            <text:p>4.32E-01</text:p>
          </table:table-cell>
          <table:table-cell table:formula="of:=([.C$5]-[.C243])*[.C$4]/[.C$5]+[.C243]" office:value-type="float" office:value="1768.19880556199" calcext:value-type="float">
            <text:p>1.77E+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[.B$5]-[.B244])*[.B$4]+[.B244]" office:value-type="float" office:value="0.433075270137654" calcext:value-type="float">
            <text:p>4.33E-01</text:p>
          </table:table-cell>
          <table:table-cell table:formula="of:=([.C$5]-[.C244])*[.C$4]/[.C$5]+[.C244]" office:value-type="float" office:value="1773.76534057524" calcext:value-type="float">
            <text:p>1.77E+0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[.B$5]-[.B245])*[.B$4]+[.B245]" office:value-type="float" office:value="0.434431224357405" calcext:value-type="float">
            <text:p>4.34E-01</text:p>
          </table:table-cell>
          <table:table-cell table:formula="of:=([.C$5]-[.C245])*[.C$4]/[.C$5]+[.C245]" office:value-type="float" office:value="1779.31855845932" calcext:value-type="float">
            <text:p>1.78E+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[.B$5]-[.B246])*[.B$4]+[.B246]" office:value-type="float" office:value="0.435783935444956" calcext:value-type="float">
            <text:p>4.36E-01</text:p>
          </table:table-cell>
          <table:table-cell table:formula="of:=([.C$5]-[.C246])*[.C$4]/[.C$5]+[.C246]" office:value-type="float" office:value="1784.85849107354" calcext:value-type="float">
            <text:p>1.78E+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B$5]-[.B247])*[.B$4]+[.B247]" office:value-type="float" office:value="0.437133411157137" calcext:value-type="float">
            <text:p>4.37E-01</text:p>
          </table:table-cell>
          <table:table-cell table:formula="of:=([.C$5]-[.C247])*[.C$4]/[.C$5]+[.C247]" office:value-type="float" office:value="1790.38517020097" calcext:value-type="float">
            <text:p>1.79E+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[.B$5]-[.B248])*[.B$4]+[.B248]" office:value-type="float" office:value="0.438479659232227" calcext:value-type="float">
            <text:p>4.38E-01</text:p>
          </table:table-cell>
          <table:table-cell table:formula="of:=([.C$5]-[.C248])*[.C$4]/[.C$5]+[.C248]" office:value-type="float" office:value="1795.89862754868" calcext:value-type="float">
            <text:p>1.80E+0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[.B$5]-[.B249])*[.B$4]+[.B249]" office:value-type="float" office:value="0.439822687389995" calcext:value-type="float">
            <text:p>4.40E-01</text:p>
          </table:table-cell>
          <table:table-cell table:formula="of:=([.C$5]-[.C249])*[.C$4]/[.C$5]+[.C249]" office:value-type="float" office:value="1801.39889474785" calcext:value-type="float">
            <text:p>1.80E+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B$5]-[.B250])*[.B$4]+[.B250]" office:value-type="float" office:value="0.441162503331745" calcext:value-type="float">
            <text:p>4.41E-01</text:p>
          </table:table-cell>
          <table:table-cell table:formula="of:=([.C$5]-[.C250])*[.C$4]/[.C$5]+[.C250]" office:value-type="float" office:value="1806.88600335401" calcext:value-type="float">
            <text:p>1.81E+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[.B$5]-[.B251])*[.B$4]+[.B251]" office:value-type="float" office:value="0.442499114740363" calcext:value-type="float">
            <text:p>4.42E-01</text:p>
          </table:table-cell>
          <table:table-cell table:formula="of:=([.C$5]-[.C251])*[.C$4]/[.C$5]+[.C251]" office:value-type="float" office:value="1812.35998484717" calcext:value-type="float">
            <text:p>1.81E+0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[.B$5]-[.B252])*[.B$4]+[.B252]" office:value-type="float" office:value="0.44383252928036" calcext:value-type="float">
            <text:p>4.44E-01</text:p>
          </table:table-cell>
          <table:table-cell table:formula="of:=([.C$5]-[.C252])*[.C$4]/[.C$5]+[.C252]" office:value-type="float" office:value="1817.82087063207" calcext:value-type="float">
            <text:p>1.82E+0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[.B$5]-[.B253])*[.B$4]+[.B253]" office:value-type="float" office:value="0.445162754597914" calcext:value-type="float">
            <text:p>4.45E-01</text:p>
          </table:table-cell>
          <table:table-cell table:formula="of:=([.C$5]-[.C253])*[.C$4]/[.C$5]+[.C253]" office:value-type="float" office:value="1823.26869203829" calcext:value-type="float">
            <text:p>1.82E+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B$5]-[.B254])*[.B$4]+[.B254]" office:value-type="float" office:value="0.446489798320915" calcext:value-type="float">
            <text:p>4.46E-01</text:p>
          </table:table-cell>
          <table:table-cell table:formula="of:=([.C$5]-[.C254])*[.C$4]/[.C$5]+[.C254]" office:value-type="float" office:value="1828.70348032045" calcext:value-type="float">
            <text:p>1.83E+0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[.B$5]-[.B255])*[.B$4]+[.B255]" office:value-type="float" office:value="0.447813668059008" calcext:value-type="float">
            <text:p>4.48E-01</text:p>
          </table:table-cell>
          <table:table-cell table:formula="of:=([.C$5]-[.C255])*[.C$4]/[.C$5]+[.C255]" office:value-type="float" office:value="1834.12526665843" calcext:value-type="float">
            <text:p>1.83E+0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[.B$5]-[.B256])*[.B$4]+[.B256]" office:value-type="float" office:value="0.44913437140364" calcext:value-type="float">
            <text:p>4.49E-01</text:p>
          </table:table-cell>
          <table:table-cell table:formula="of:=([.C$5]-[.C256])*[.C$4]/[.C$5]+[.C256]" office:value-type="float" office:value="1839.5340821575" calcext:value-type="float">
            <text:p>1.84E+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B$5]-[.B257])*[.B$4]+[.B257]" office:value-type="float" office:value="0.4504519159281" calcext:value-type="float">
            <text:p>4.50E-01</text:p>
          </table:table-cell>
          <table:table-cell table:formula="of:=([.C$5]-[.C257])*[.C$4]/[.C$5]+[.C257]" office:value-type="float" office:value="1844.9299578485" calcext:value-type="float">
            <text:p>1.84E+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[.B$5]-[.B258])*[.B$4]+[.B258]" office:value-type="float" office:value="0.451766309187561" calcext:value-type="float">
            <text:p>4.52E-01</text:p>
          </table:table-cell>
          <table:table-cell table:formula="of:=([.C$5]-[.C258])*[.C$4]/[.C$5]+[.C258]" office:value-type="float" office:value="1850.31292468805" calcext:value-type="float">
            <text:p>1.85E+0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[.B$5]-[.B259])*[.B$4]+[.B259]" office:value-type="float" office:value="0.453077558719129" calcext:value-type="float">
            <text:p>4.53E-01</text:p>
          </table:table-cell>
          <table:table-cell table:formula="of:=([.C$5]-[.C259])*[.C$4]/[.C$5]+[.C259]" office:value-type="float" office:value="1855.68301355872" calcext:value-type="float">
            <text:p>1.86E+0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[.B$5]-[.B260])*[.B$4]+[.B260]" office:value-type="float" office:value="0.454385672041882" calcext:value-type="float">
            <text:p>4.54E-01</text:p>
          </table:table-cell>
          <table:table-cell table:formula="of:=([.C$5]-[.C260])*[.C$4]/[.C$5]+[.C260]" office:value-type="float" office:value="1861.04025526918" calcext:value-type="float">
            <text:p>1.86E+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[.B$5]-[.B261])*[.B$4]+[.B261]" office:value-type="float" office:value="0.455690656656913" calcext:value-type="float">
            <text:p>4.56E-01</text:p>
          </table:table-cell>
          <table:table-cell table:formula="of:=([.C$5]-[.C261])*[.C$4]/[.C$5]+[.C261]" office:value-type="float" office:value="1866.3846805544" calcext:value-type="float">
            <text:p>1.87E+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[.B$5]-[.B262])*[.B$4]+[.B262]" office:value-type="float" office:value="0.456992520047376" calcext:value-type="float">
            <text:p>4.57E-01</text:p>
          </table:table-cell>
          <table:table-cell table:formula="of:=([.C$5]-[.C262])*[.C$4]/[.C$5]+[.C262]" office:value-type="float" office:value="1871.71632007582" calcext:value-type="float">
            <text:p>1.87E+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B$5]-[.B263])*[.B$4]+[.B263]" office:value-type="float" office:value="0.458291269678524" calcext:value-type="float">
            <text:p>4.58E-01</text:p>
          </table:table-cell>
          <table:table-cell table:formula="of:=([.C$5]-[.C263])*[.C$4]/[.C$5]+[.C263]" office:value-type="float" office:value="1877.03520442153" calcext:value-type="float">
            <text:p>1.88E+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[.B$5]-[.B264])*[.B$4]+[.B264]" office:value-type="float" office:value="0.459586912997759" calcext:value-type="float">
            <text:p>4.60E-01</text:p>
          </table:table-cell>
          <table:table-cell table:formula="of:=([.C$5]-[.C264])*[.C$4]/[.C$5]+[.C264]" office:value-type="float" office:value="1882.34136410645" calcext:value-type="float">
            <text:p>1.88E+0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[.B$5]-[.B265])*[.B$4]+[.B265]" office:value-type="float" office:value="0.460879457434667" calcext:value-type="float">
            <text:p>4.61E-01</text:p>
          </table:table-cell>
          <table:table-cell table:formula="of:=([.C$5]-[.C265])*[.C$4]/[.C$5]+[.C265]" office:value-type="float" office:value="1887.63482957248" calcext:value-type="float">
            <text:p>1.89E+0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B$5]-[.B266])*[.B$4]+[.B266]" office:value-type="float" office:value="0.462168910401065" calcext:value-type="float">
            <text:p>4.62E-01</text:p>
          </table:table-cell>
          <table:table-cell table:formula="of:=([.C$5]-[.C266])*[.C$4]/[.C$5]+[.C266]" office:value-type="float" office:value="1892.9156311887" calcext:value-type="float">
            <text:p>1.89E+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[.B$5]-[.B267])*[.B$4]+[.B267]" office:value-type="float" office:value="0.463455279291044" calcext:value-type="float">
            <text:p>4.63E-01</text:p>
          </table:table-cell>
          <table:table-cell table:formula="of:=([.C$5]-[.C267])*[.C$4]/[.C$5]+[.C267]" office:value-type="float" office:value="1898.18379925154" calcext:value-type="float">
            <text:p>1.90E+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[.B$5]-[.B268])*[.B$4]+[.B268]" office:value-type="float" office:value="0.464738571481009" calcext:value-type="float">
            <text:p>4.65E-01</text:p>
          </table:table-cell>
          <table:table-cell table:formula="of:=([.C$5]-[.C268])*[.C$4]/[.C$5]+[.C268]" office:value-type="float" office:value="1903.43936398494" calcext:value-type="float">
            <text:p>1.90E+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[.B$5]-[.B269])*[.B$4]+[.B269]" office:value-type="float" office:value="0.466018794329721" calcext:value-type="float">
            <text:p>4.66E-01</text:p>
          </table:table-cell>
          <table:table-cell table:formula="of:=([.C$5]-[.C269])*[.C$4]/[.C$5]+[.C269]" office:value-type="float" office:value="1908.68235554056" calcext:value-type="float">
            <text:p>1.91E+0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B$5]-[.B270])*[.B$4]+[.B270]" office:value-type="float" office:value="0.467295955178344" calcext:value-type="float">
            <text:p>4.67E-01</text:p>
          </table:table-cell>
          <table:table-cell table:formula="of:=([.C$5]-[.C270])*[.C$4]/[.C$5]+[.C270]" office:value-type="float" office:value="1913.91280399789" calcext:value-type="float">
            <text:p>1.91E+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[.B$5]-[.B271])*[.B$4]+[.B271]" office:value-type="float" office:value="0.468570061350479" calcext:value-type="float">
            <text:p>4.69E-01</text:p>
          </table:table-cell>
          <table:table-cell table:formula="of:=([.C$5]-[.C271])*[.C$4]/[.C$5]+[.C271]" office:value-type="float" office:value="1919.13073936449" calcext:value-type="float">
            <text:p>1.92E+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[.B$5]-[.B272])*[.B$4]+[.B272]" office:value-type="float" office:value="0.469841120152216" calcext:value-type="float">
            <text:p>4.70E-01</text:p>
          </table:table-cell>
          <table:table-cell table:formula="of:=([.C$5]-[.C272])*[.C$4]/[.C$5]+[.C272]" office:value-type="float" office:value="1924.3361915761" calcext:value-type="float">
            <text:p>1.92E+0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[.B$5]-[.B273])*[.B$4]+[.B273]" office:value-type="float" office:value="0.471109138872165" calcext:value-type="float">
            <text:p>4.71E-01</text:p>
          </table:table-cell>
          <table:table-cell table:formula="of:=([.C$5]-[.C273])*[.C$4]/[.C$5]+[.C273]" office:value-type="float" office:value="1929.52919049688" calcext:value-type="float">
            <text:p>1.93E+0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[.B$5]-[.B274])*[.B$4]+[.B274]" office:value-type="float" office:value="0.472374124781508" calcext:value-type="float">
            <text:p>4.72E-01</text:p>
          </table:table-cell>
          <table:table-cell table:formula="of:=([.C$5]-[.C274])*[.C$4]/[.C$5]+[.C274]" office:value-type="float" office:value="1934.70976591952" calcext:value-type="float">
            <text:p>1.93E+0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[.B$5]-[.B275])*[.B$4]+[.B275]" office:value-type="float" office:value="0.473636085134032" calcext:value-type="float">
            <text:p>4.74E-01</text:p>
          </table:table-cell>
          <table:table-cell table:formula="of:=([.C$5]-[.C275])*[.C$4]/[.C$5]+[.C275]" office:value-type="float" office:value="1939.87794756543" calcext:value-type="float">
            <text:p>1.94E+0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[.B$5]-[.B276])*[.B$4]+[.B276]" office:value-type="float" office:value="0.474895027166179" calcext:value-type="float">
            <text:p>4.75E-01</text:p>
          </table:table-cell>
          <table:table-cell table:formula="of:=([.C$5]-[.C276])*[.C$4]/[.C$5]+[.C276]" office:value-type="float" office:value="1945.03376508494" calcext:value-type="float">
            <text:p>1.95E+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[.B$5]-[.B277])*[.B$4]+[.B277]" office:value-type="float" office:value="0.476150958097078" calcext:value-type="float">
            <text:p>4.76E-01</text:p>
          </table:table-cell>
          <table:table-cell table:formula="of:=([.C$5]-[.C277])*[.C$4]/[.C$5]+[.C277]" office:value-type="float" office:value="1950.17724805743" calcext:value-type="float">
            <text:p>1.95E+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[.B$5]-[.B278])*[.B$4]+[.B278]" office:value-type="float" office:value="0.477403885128596" calcext:value-type="float">
            <text:p>4.77E-01</text:p>
          </table:table-cell>
          <table:table-cell table:formula="of:=([.C$5]-[.C278])*[.C$4]/[.C$5]+[.C278]" office:value-type="float" office:value="1955.30842599151" calcext:value-type="float">
            <text:p>1.96E+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[.B$5]-[.B279])*[.B$4]+[.B279]" office:value-type="float" office:value="0.478653815445372" calcext:value-type="float">
            <text:p>4.79E-01</text:p>
          </table:table-cell>
          <table:table-cell table:formula="of:=([.C$5]-[.C279])*[.C$4]/[.C$5]+[.C279]" office:value-type="float" office:value="1960.42732832522" calcext:value-type="float">
            <text:p>1.96E+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[.B$5]-[.B280])*[.B$4]+[.B280]" office:value-type="float" office:value="0.479900756214862" calcext:value-type="float">
            <text:p>4.80E-01</text:p>
          </table:table-cell>
          <table:table-cell table:formula="of:=([.C$5]-[.C280])*[.C$4]/[.C$5]+[.C280]" office:value-type="float" office:value="1965.53398442614" calcext:value-type="float">
            <text:p>1.97E+0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[.B$5]-[.B281])*[.B$4]+[.B281]" office:value-type="float" office:value="0.481144714587379" calcext:value-type="float">
            <text:p>4.81E-01</text:p>
          </table:table-cell>
          <table:table-cell table:formula="of:=([.C$5]-[.C281])*[.C$4]/[.C$5]+[.C281]" office:value-type="float" office:value="1970.62842359161" calcext:value-type="float">
            <text:p>1.97E+0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[.B$5]-[.B282])*[.B$4]+[.B282]" office:value-type="float" office:value="0.482385697696135" calcext:value-type="float">
            <text:p>4.82E-01</text:p>
          </table:table-cell>
          <table:table-cell table:formula="of:=([.C$5]-[.C282])*[.C$4]/[.C$5]+[.C282]" office:value-type="float" office:value="1975.71067504889" calcext:value-type="float">
            <text:p>1.98E+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[.B$5]-[.B283])*[.B$4]+[.B283]" office:value-type="float" office:value="0.483623712657279" calcext:value-type="float">
            <text:p>4.84E-01</text:p>
          </table:table-cell>
          <table:table-cell table:formula="of:=([.C$5]-[.C283])*[.C$4]/[.C$5]+[.C283]" office:value-type="float" office:value="1980.7807679553" calcext:value-type="float">
            <text:p>1.98E+0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[.B$5]-[.B284])*[.B$4]+[.B284]" office:value-type="float" office:value="0.484858766569941" calcext:value-type="float">
            <text:p>4.85E-01</text:p>
          </table:table-cell>
          <table:table-cell table:formula="of:=([.C$5]-[.C284])*[.C$4]/[.C$5]+[.C284]" office:value-type="float" office:value="1985.83873139841" calcext:value-type="float">
            <text:p>1.99E+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[.B$5]-[.B285])*[.B$4]+[.B285]" office:value-type="float" office:value="0.486090866516272" calcext:value-type="float">
            <text:p>4.86E-01</text:p>
          </table:table-cell>
          <table:table-cell table:formula="of:=([.C$5]-[.C285])*[.C$4]/[.C$5]+[.C285]" office:value-type="float" office:value="1990.88459439621" calcext:value-type="float">
            <text:p>1.99E+0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[.B$5]-[.B286])*[.B$4]+[.B286]" office:value-type="float" office:value="0.487320019561482" calcext:value-type="float">
            <text:p>4.87E-01</text:p>
          </table:table-cell>
          <table:table-cell table:formula="of:=([.C$5]-[.C286])*[.C$4]/[.C$5]+[.C286]" office:value-type="float" office:value="1995.91838589727" calcext:value-type="float">
            <text:p>2.00E+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[.B$5]-[.B287])*[.B$4]+[.B287]" office:value-type="float" office:value="0.488546232753886" calcext:value-type="float">
            <text:p>4.89E-01</text:p>
          </table:table-cell>
          <table:table-cell table:formula="of:=([.C$5]-[.C287])*[.C$4]/[.C$5]+[.C287]" office:value-type="float" office:value="2000.94013478089" calcext:value-type="float">
            <text:p>2.00E+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[.B$5]-[.B288])*[.B$4]+[.B288]" office:value-type="float" office:value="0.489769513124938" calcext:value-type="float">
            <text:p>4.90E-01</text:p>
          </table:table-cell>
          <table:table-cell table:formula="of:=([.C$5]-[.C288])*[.C$4]/[.C$5]+[.C288]" office:value-type="float" office:value="2005.94986985728" calcext:value-type="float">
            <text:p>2.01E+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[.B$5]-[.B289])*[.B$4]+[.B289]" office:value-type="float" office:value="0.490989867689276" calcext:value-type="float">
            <text:p>4.91E-01</text:p>
          </table:table-cell>
          <table:table-cell table:formula="of:=([.C$5]-[.C289])*[.C$4]/[.C$5]+[.C289]" office:value-type="float" office:value="2010.94761986776" calcext:value-type="float">
            <text:p>2.01E+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[.B$5]-[.B290])*[.B$4]+[.B290]" office:value-type="float" office:value="0.49220730344476" calcext:value-type="float">
            <text:p>4.92E-01</text:p>
          </table:table-cell>
          <table:table-cell table:formula="of:=([.C$5]-[.C290])*[.C$4]/[.C$5]+[.C290]" office:value-type="float" office:value="2015.93341348484" calcext:value-type="float">
            <text:p>2.02E+0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[.B$5]-[.B291])*[.B$4]+[.B291]" office:value-type="float" office:value="0.493421827372513" calcext:value-type="float">
            <text:p>4.93E-01</text:p>
          </table:table-cell>
          <table:table-cell table:formula="of:=([.C$5]-[.C291])*[.C$4]/[.C$5]+[.C291]" office:value-type="float" office:value="2020.90727931247" calcext:value-type="float">
            <text:p>2.02E+0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[.B$5]-[.B292])*[.B$4]+[.B292]" office:value-type="float" office:value="0.49463344643696" calcext:value-type="float">
            <text:p>4.95E-01</text:p>
          </table:table-cell>
          <table:table-cell table:formula="of:=([.C$5]-[.C292])*[.C$4]/[.C$5]+[.C292]" office:value-type="float" office:value="2025.86924588617" calcext:value-type="float">
            <text:p>2.03E+0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[.B$5]-[.B293])*[.B$4]+[.B293]" office:value-type="float" office:value="0.495842167585869" calcext:value-type="float">
            <text:p>4.96E-01</text:p>
          </table:table-cell>
          <table:table-cell table:formula="of:=([.C$5]-[.C293])*[.C$4]/[.C$5]+[.C293]" office:value-type="float" office:value="2030.81934167316" calcext:value-type="float">
            <text:p>2.03E+0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[.B$5]-[.B294])*[.B$4]+[.B294]" office:value-type="float" office:value="0.497047997750392" calcext:value-type="float">
            <text:p>4.97E-01</text:p>
          </table:table-cell>
          <table:table-cell table:formula="of:=([.C$5]-[.C294])*[.C$4]/[.C$5]+[.C294]" office:value-type="float" office:value="2035.7575950726" calcext:value-type="float">
            <text:p>2.04E+0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[.B$5]-[.B295])*[.B$4]+[.B295]" office:value-type="float" office:value="0.498250943845102" calcext:value-type="float">
            <text:p>4.98E-01</text:p>
          </table:table-cell>
          <table:table-cell table:formula="of:=([.C$5]-[.C295])*[.C$4]/[.C$5]+[.C295]" office:value-type="float" office:value="2040.68403441567" calcext:value-type="float">
            <text:p>2.04E+0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[.B$5]-[.B296])*[.B$4]+[.B296]" office:value-type="float" office:value="0.499451012768033" calcext:value-type="float">
            <text:p>4.99E-01</text:p>
          </table:table-cell>
          <table:table-cell table:formula="of:=([.C$5]-[.C296])*[.C$4]/[.C$5]+[.C296]" office:value-type="float" office:value="2045.59868796581" calcext:value-type="float">
            <text:p>2.05E+0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[.B$5]-[.B297])*[.B$4]+[.B297]" office:value-type="float" office:value="0.500648211400723" calcext:value-type="float">
            <text:p>5.01E-01</text:p>
          </table:table-cell>
          <table:table-cell table:formula="of:=([.C$5]-[.C297])*[.C$4]/[.C$5]+[.C297]" office:value-type="float" office:value="2050.5015839188" calcext:value-type="float">
            <text:p>2.05E+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[.B$5]-[.B298])*[.B$4]+[.B298]" office:value-type="float" office:value="0.501842546608248" calcext:value-type="float">
            <text:p>5.02E-01</text:p>
          </table:table-cell>
          <table:table-cell table:formula="of:=([.C$5]-[.C298])*[.C$4]/[.C$5]+[.C298]" office:value-type="float" office:value="2055.39275040301" calcext:value-type="float">
            <text:p>2.06E+0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[.B$5]-[.B299])*[.B$4]+[.B299]" office:value-type="float" office:value="0.503034025239266" calcext:value-type="float">
            <text:p>5.03E-01</text:p>
          </table:table-cell>
          <table:table-cell table:formula="of:=([.C$5]-[.C299])*[.C$4]/[.C$5]+[.C299]" office:value-type="float" office:value="2060.27221547948" calcext:value-type="float">
            <text:p>2.06E+0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[.B$5]-[.B300])*[.B$4]+[.B300]" office:value-type="float" office:value="0.504222654126054" calcext:value-type="float">
            <text:p>5.04E-01</text:p>
          </table:table-cell>
          <table:table-cell table:formula="of:=([.C$5]-[.C300])*[.C$4]/[.C$5]+[.C300]" office:value-type="float" office:value="2065.14000714215" calcext:value-type="float">
            <text:p>2.07E+0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[.B$5]-[.B301])*[.B$4]+[.B301]" office:value-type="float" office:value="0.505408440084549" calcext:value-type="float">
            <text:p>5.05E-01</text:p>
          </table:table-cell>
          <table:table-cell table:formula="of:=([.C$5]-[.C301])*[.C$4]/[.C$5]+[.C301]" office:value-type="float" office:value="2069.99615331796" calcext:value-type="float">
            <text:p>2.07E+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[.B$5]-[.B302])*[.B$4]+[.B302]" office:value-type="float" office:value="0.506591389914385" calcext:value-type="float">
            <text:p>5.07E-01</text:p>
          </table:table-cell>
          <table:table-cell table:formula="of:=([.C$5]-[.C302])*[.C$4]/[.C$5]+[.C302]" office:value-type="float" office:value="2074.84068186705" calcext:value-type="float">
            <text:p>2.07E+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[.B$5]-[.B303])*[.B$4]+[.B303]" office:value-type="float" office:value="0.507771510398932" calcext:value-type="float">
            <text:p>5.08E-01</text:p>
          </table:table-cell>
          <table:table-cell table:formula="of:=([.C$5]-[.C303])*[.C$4]/[.C$5]+[.C303]" office:value-type="float" office:value="2079.67362058292" calcext:value-type="float">
            <text:p>2.08E+0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[.B$5]-[.B304])*[.B$4]+[.B304]" office:value-type="float" office:value="0.508948808305336" calcext:value-type="float">
            <text:p>5.09E-01</text:p>
          </table:table-cell>
          <table:table-cell table:formula="of:=([.C$5]-[.C304])*[.C$4]/[.C$5]+[.C304]" office:value-type="float" office:value="2084.49499719256" calcext:value-type="float">
            <text:p>2.08E+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[.B$5]-[.B305])*[.B$4]+[.B305]" office:value-type="float" office:value="0.51012329038456" calcext:value-type="float">
            <text:p>5.10E-01</text:p>
          </table:table-cell>
          <table:table-cell table:formula="of:=([.C$5]-[.C305])*[.C$4]/[.C$5]+[.C305]" office:value-type="float" office:value="2089.30483935664" calcext:value-type="float">
            <text:p>2.09E+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[.B$5]-[.B306])*[.B$4]+[.B306]" office:value-type="float" office:value="0.511294963371416" calcext:value-type="float">
            <text:p>5.11E-01</text:p>
          </table:table-cell>
          <table:table-cell table:formula="of:=([.C$5]-[.C306])*[.C$4]/[.C$5]+[.C306]" office:value-type="float" office:value="2094.10317466965" calcext:value-type="float">
            <text:p>2.09E+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B$5]-[.B307])*[.B$4]+[.B307]" office:value-type="float" office:value="0.512463833984611" calcext:value-type="float">
            <text:p>5.12E-01</text:p>
          </table:table-cell>
          <table:table-cell table:formula="of:=([.C$5]-[.C307])*[.C$4]/[.C$5]+[.C307]" office:value-type="float" office:value="2098.89003066006" calcext:value-type="float">
            <text:p>2.10E+0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[.B$5]-[.B308])*[.B$4]+[.B308]" office:value-type="float" office:value="0.513629908926782" calcext:value-type="float">
            <text:p>5.14E-01</text:p>
          </table:table-cell>
          <table:table-cell table:formula="of:=([.C$5]-[.C308])*[.C$4]/[.C$5]+[.C308]" office:value-type="float" office:value="2103.6654347905" calcext:value-type="float">
            <text:p>2.10E+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[.B$5]-[.B309])*[.B$4]+[.B309]" office:value-type="float" office:value="0.514793194884534" calcext:value-type="float">
            <text:p>5.15E-01</text:p>
          </table:table-cell>
          <table:table-cell table:formula="of:=([.C$5]-[.C309])*[.C$4]/[.C$5]+[.C309]" office:value-type="float" office:value="2108.42941445788" calcext:value-type="float">
            <text:p>2.11E+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[.B$5]-[.B310])*[.B$4]+[.B310]" office:value-type="float" office:value="0.515953698528479" calcext:value-type="float">
            <text:p>5.16E-01</text:p>
          </table:table-cell>
          <table:table-cell table:formula="of:=([.C$5]-[.C310])*[.C$4]/[.C$5]+[.C310]" office:value-type="float" office:value="2113.18199699357" calcext:value-type="float">
            <text:p>2.11E+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[.B$5]-[.B311])*[.B$4]+[.B311]" office:value-type="float" office:value="0.517111426513276" calcext:value-type="float">
            <text:p>5.17E-01</text:p>
          </table:table-cell>
          <table:table-cell table:formula="of:=([.C$5]-[.C311])*[.C$4]/[.C$5]+[.C311]" office:value-type="float" office:value="2117.92320966356" calcext:value-type="float">
            <text:p>2.12E+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[.B$5]-[.B312])*[.B$4]+[.B312]" office:value-type="float" office:value="0.518266385477665" calcext:value-type="float">
            <text:p>5.18E-01</text:p>
          </table:table-cell>
          <table:table-cell table:formula="of:=([.C$5]-[.C312])*[.C$4]/[.C$5]+[.C312]" office:value-type="float" office:value="2122.65307966861" calcext:value-type="float">
            <text:p>2.12E+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[.B$5]-[.B313])*[.B$4]+[.B313]" office:value-type="float" office:value="0.519418582044511" calcext:value-type="float">
            <text:p>5.19E-01</text:p>
          </table:table-cell>
          <table:table-cell table:formula="of:=([.C$5]-[.C313])*[.C$4]/[.C$5]+[.C313]" office:value-type="float" office:value="2127.3716341444" calcext:value-type="float">
            <text:p>2.13E+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[.B$5]-[.B314])*[.B$4]+[.B314]" office:value-type="float" office:value="0.520568022820835" calcext:value-type="float">
            <text:p>5.21E-01</text:p>
          </table:table-cell>
          <table:table-cell table:formula="of:=([.C$5]-[.C314])*[.C$4]/[.C$5]+[.C314]" office:value-type="float" office:value="2132.07890016171" calcext:value-type="float">
            <text:p>2.13E+0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[.B$5]-[.B315])*[.B$4]+[.B315]" office:value-type="float" office:value="0.521714714397858" calcext:value-type="float">
            <text:p>5.22E-01</text:p>
          </table:table-cell>
          <table:table-cell table:formula="of:=([.C$5]-[.C315])*[.C$4]/[.C$5]+[.C315]" office:value-type="float" office:value="2136.77490472652" calcext:value-type="float">
            <text:p>2.14E+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[.B$5]-[.B316])*[.B$4]+[.B316]" office:value-type="float" office:value="0.522858663351036" calcext:value-type="float">
            <text:p>5.23E-01</text:p>
          </table:table-cell>
          <table:table-cell table:formula="of:=([.C$5]-[.C316])*[.C$4]/[.C$5]+[.C316]" office:value-type="float" office:value="2141.45967478024" calcext:value-type="float">
            <text:p>2.14E+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[.B$5]-[.B317])*[.B$4]+[.B317]" office:value-type="float" office:value="0.523999876240098" calcext:value-type="float">
            <text:p>5.24E-01</text:p>
          </table:table-cell>
          <table:table-cell table:formula="of:=([.C$5]-[.C317])*[.C$4]/[.C$5]+[.C317]" office:value-type="float" office:value="2146.13323719981" calcext:value-type="float">
            <text:p>2.15E+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[.B$5]-[.B318])*[.B$4]+[.B318]" office:value-type="float" office:value="0.525138359609081" calcext:value-type="float">
            <text:p>5.25E-01</text:p>
          </table:table-cell>
          <table:table-cell table:formula="of:=([.C$5]-[.C318])*[.C$4]/[.C$5]+[.C318]" office:value-type="float" office:value="2150.79561879786" calcext:value-type="float">
            <text:p>2.15E+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[.B$5]-[.B319])*[.B$4]+[.B319]" office:value-type="float" office:value="0.526274119986375" calcext:value-type="float">
            <text:p>5.26E-01</text:p>
          </table:table-cell>
          <table:table-cell table:formula="of:=([.C$5]-[.C319])*[.C$4]/[.C$5]+[.C319]" office:value-type="float" office:value="2155.4468463229" calcext:value-type="float">
            <text:p>2.16E+0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[.B$5]-[.B320])*[.B$4]+[.B320]" office:value-type="float" office:value="0.527407163884752" calcext:value-type="float">
            <text:p>5.27E-01</text:p>
          </table:table-cell>
          <table:table-cell table:formula="of:=([.C$5]-[.C320])*[.C$4]/[.C$5]+[.C320]" office:value-type="float" office:value="2160.08694645944" calcext:value-type="float">
            <text:p>2.16E+0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[.B$5]-[.B321])*[.B$4]+[.B321]" office:value-type="float" office:value="0.528537497801408" calcext:value-type="float">
            <text:p>5.29E-01</text:p>
          </table:table-cell>
          <table:table-cell table:formula="of:=([.C$5]-[.C321])*[.C$4]/[.C$5]+[.C321]" office:value-type="float" office:value="2164.71594582813" calcext:value-type="float">
            <text:p>2.16E+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[.B$5]-[.B322])*[.B$4]+[.B322]" office:value-type="float" office:value="0.529665128217998" calcext:value-type="float">
            <text:p>5.30E-01</text:p>
          </table:table-cell>
          <table:table-cell table:formula="of:=([.C$5]-[.C322])*[.C$4]/[.C$5]+[.C322]" office:value-type="float" office:value="2169.33387098596" calcext:value-type="float">
            <text:p>2.17E+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[.B$5]-[.B323])*[.B$4]+[.B323]" office:value-type="float" office:value="0.530790061600678" calcext:value-type="float">
            <text:p>5.31E-01</text:p>
          </table:table-cell>
          <table:table-cell table:formula="of:=([.C$5]-[.C323])*[.C$4]/[.C$5]+[.C323]" office:value-type="float" office:value="2173.94074842637" calcext:value-type="float">
            <text:p>2.17E+0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[.B$5]-[.B324])*[.B$4]+[.B324]" office:value-type="float" office:value="0.531912304400133" calcext:value-type="float">
            <text:p>5.32E-01</text:p>
          </table:table-cell>
          <table:table-cell table:formula="of:=([.C$5]-[.C324])*[.C$4]/[.C$5]+[.C324]" office:value-type="float" office:value="2178.53660457944" calcext:value-type="float">
            <text:p>2.18E+0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[.B$5]-[.B325])*[.B$4]+[.B325]" office:value-type="float" office:value="0.533031863051625" calcext:value-type="float">
            <text:p>5.33E-01</text:p>
          </table:table-cell>
          <table:table-cell table:formula="of:=([.C$5]-[.C325])*[.C$4]/[.C$5]+[.C325]" office:value-type="float" office:value="2183.12146581198" calcext:value-type="float">
            <text:p>2.18E+0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[.B$5]-[.B326])*[.B$4]+[.B326]" office:value-type="float" office:value="0.53414874397502" calcext:value-type="float">
            <text:p>5.34E-01</text:p>
          </table:table-cell>
          <table:table-cell table:formula="of:=([.C$5]-[.C326])*[.C$4]/[.C$5]+[.C326]" office:value-type="float" office:value="2187.69535842776" calcext:value-type="float">
            <text:p>2.19E+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B$5]-[.B327])*[.B$4]+[.B327]" office:value-type="float" office:value="0.535262953574831" calcext:value-type="float">
            <text:p>5.35E-01</text:p>
          </table:table-cell>
          <table:table-cell table:formula="of:=([.C$5]-[.C327])*[.C$4]/[.C$5]+[.C327]" office:value-type="float" office:value="2192.25830866761" calcext:value-type="float">
            <text:p>2.19E+0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[.B$5]-[.B328])*[.B$4]+[.B328]" office:value-type="float" office:value="0.536374498240254" calcext:value-type="float">
            <text:p>5.36E-01</text:p>
          </table:table-cell>
          <table:table-cell table:formula="of:=([.C$5]-[.C328])*[.C$4]/[.C$5]+[.C328]" office:value-type="float" office:value="2196.81034270958" calcext:value-type="float">
            <text:p>2.20E+0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[.B$5]-[.B329])*[.B$4]+[.B329]" office:value-type="float" office:value="0.5374833843452" calcext:value-type="float">
            <text:p>5.37E-01</text:p>
          </table:table-cell>
          <table:table-cell table:formula="of:=([.C$5]-[.C329])*[.C$4]/[.C$5]+[.C329]" office:value-type="float" office:value="2201.35148666909" calcext:value-type="float">
            <text:p>2.20E+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[.B$5]-[.B330])*[.B$4]+[.B330]" office:value-type="float" office:value="0.53858961824834" calcext:value-type="float">
            <text:p>5.39E-01</text:p>
          </table:table-cell>
          <table:table-cell table:formula="of:=([.C$5]-[.C330])*[.C$4]/[.C$5]+[.C330]" office:value-type="float" office:value="2205.88176659908" calcext:value-type="float">
            <text:p>2.21E+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[.B$5]-[.B331])*[.B$4]+[.B331]" office:value-type="float" office:value="0.539693206293131" calcext:value-type="float">
            <text:p>5.40E-01</text:p>
          </table:table-cell>
          <table:table-cell table:formula="of:=([.C$5]-[.C331])*[.C$4]/[.C$5]+[.C331]" office:value-type="float" office:value="2210.40120849017" calcext:value-type="float">
            <text:p>2.21E+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[.B$5]-[.B332])*[.B$4]+[.B332]" office:value-type="float" office:value="0.540794154807863" calcext:value-type="float">
            <text:p>5.41E-01</text:p>
          </table:table-cell>
          <table:table-cell table:formula="of:=([.C$5]-[.C332])*[.C$4]/[.C$5]+[.C332]" office:value-type="float" office:value="2214.90983827081" calcext:value-type="float">
            <text:p>2.21E+0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[.B$5]-[.B333])*[.B$4]+[.B333]" office:value-type="float" office:value="0.541892470105686" calcext:value-type="float">
            <text:p>5.42E-01</text:p>
          </table:table-cell>
          <table:table-cell table:formula="of:=([.C$5]-[.C333])*[.C$4]/[.C$5]+[.C333]" office:value-type="float" office:value="2219.4076818074" calcext:value-type="float">
            <text:p>2.22E+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[.B$5]-[.B334])*[.B$4]+[.B334]" office:value-type="float" office:value="0.542988158484654" calcext:value-type="float">
            <text:p>5.43E-01</text:p>
          </table:table-cell>
          <table:table-cell table:formula="of:=([.C$5]-[.C334])*[.C$4]/[.C$5]+[.C334]" office:value-type="float" office:value="2223.89476490447" calcext:value-type="float">
            <text:p>2.22E+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[.B$5]-[.B335])*[.B$4]+[.B335]" office:value-type="float" office:value="0.544081226227755" calcext:value-type="float">
            <text:p>5.44E-01</text:p>
          </table:table-cell>
          <table:table-cell table:formula="of:=([.C$5]-[.C335])*[.C$4]/[.C$5]+[.C335]" office:value-type="float" office:value="2228.37111330481" calcext:value-type="float">
            <text:p>2.23E+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[.B$5]-[.B336])*[.B$4]+[.B336]" office:value-type="float" office:value="0.54517167960295" calcext:value-type="float">
            <text:p>5.45E-01</text:p>
          </table:table-cell>
          <table:table-cell table:formula="of:=([.C$5]-[.C336])*[.C$4]/[.C$5]+[.C336]" office:value-type="float" office:value="2232.83675268963" calcext:value-type="float">
            <text:p>2.23E+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[.B$5]-[.B337])*[.B$4]+[.B337]" office:value-type="float" office:value="0.546259524863209" calcext:value-type="float">
            <text:p>5.46E-01</text:p>
          </table:table-cell>
          <table:table-cell table:formula="of:=([.C$5]-[.C337])*[.C$4]/[.C$5]+[.C337]" office:value-type="float" office:value="2237.2917086787" calcext:value-type="float">
            <text:p>2.24E+0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[.B$5]-[.B338])*[.B$4]+[.B338]" office:value-type="float" office:value="0.547344768246546" calcext:value-type="float">
            <text:p>5.47E-01</text:p>
          </table:table-cell>
          <table:table-cell table:formula="of:=([.C$5]-[.C338])*[.C$4]/[.C$5]+[.C338]" office:value-type="float" office:value="2241.73600683049" calcext:value-type="float">
            <text:p>2.24E+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[.B$5]-[.B339])*[.B$4]+[.B339]" office:value-type="float" office:value="0.548427415976055" calcext:value-type="float">
            <text:p>5.48E-01</text:p>
          </table:table-cell>
          <table:table-cell table:formula="of:=([.C$5]-[.C339])*[.C$4]/[.C$5]+[.C339]" office:value-type="float" office:value="2246.16967264235" calcext:value-type="float">
            <text:p>2.25E+0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[.B$5]-[.B340])*[.B$4]+[.B340]" office:value-type="float" office:value="0.549507474259947" calcext:value-type="float">
            <text:p>5.50E-01</text:p>
          </table:table-cell>
          <table:table-cell table:formula="of:=([.C$5]-[.C340])*[.C$4]/[.C$5]+[.C340]" office:value-type="float" office:value="2250.59273155061" calcext:value-type="float">
            <text:p>2.25E+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[.B$5]-[.B341])*[.B$4]+[.B341]" office:value-type="float" office:value="0.550584949291582" calcext:value-type="float">
            <text:p>5.51E-01</text:p>
          </table:table-cell>
          <table:table-cell table:formula="of:=([.C$5]-[.C341])*[.C$4]/[.C$5]+[.C341]" office:value-type="float" office:value="2255.00520893073" calcext:value-type="float">
            <text:p>2.26E+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[.B$5]-[.B342])*[.B$4]+[.B342]" office:value-type="float" office:value="0.551659847249509" calcext:value-type="float">
            <text:p>5.52E-01</text:p>
          </table:table-cell>
          <table:table-cell table:formula="of:=([.C$5]-[.C342])*[.C$4]/[.C$5]+[.C342]" office:value-type="float" office:value="2259.40713009751" calcext:value-type="float">
            <text:p>2.26E+0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[.B$5]-[.B343])*[.B$4]+[.B343]" office:value-type="float" office:value="0.552732174297499" calcext:value-type="float">
            <text:p>5.53E-01</text:p>
          </table:table-cell>
          <table:table-cell table:formula="of:=([.C$5]-[.C343])*[.C$4]/[.C$5]+[.C343]" office:value-type="float" office:value="2263.79852030515" calcext:value-type="float">
            <text:p>2.26E+0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[.B$5]-[.B344])*[.B$4]+[.B344]" office:value-type="float" office:value="0.553801936584579" calcext:value-type="float">
            <text:p>5.54E-01</text:p>
          </table:table-cell>
          <table:table-cell table:formula="of:=([.C$5]-[.C344])*[.C$4]/[.C$5]+[.C344]" office:value-type="float" office:value="2268.17940474745" calcext:value-type="float">
            <text:p>2.27E+0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[.B$5]-[.B345])*[.B$4]+[.B345]" office:value-type="float" office:value="0.554869140245071" calcext:value-type="float">
            <text:p>5.55E-01</text:p>
          </table:table-cell>
          <table:table-cell table:formula="of:=([.C$5]-[.C345])*[.C$4]/[.C$5]+[.C345]" office:value-type="float" office:value="2272.54980855793" calcext:value-type="float">
            <text:p>2.27E+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[.B$5]-[.B346])*[.B$4]+[.B346]" office:value-type="float" office:value="0.555933791398624" calcext:value-type="float">
            <text:p>5.56E-01</text:p>
          </table:table-cell>
          <table:table-cell table:formula="of:=([.C$5]-[.C346])*[.C$4]/[.C$5]+[.C346]" office:value-type="float" office:value="2276.90975680998" calcext:value-type="float">
            <text:p>2.28E+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[.B$5]-[.B347])*[.B$4]+[.B347]" office:value-type="float" office:value="0.556995896150251" calcext:value-type="float">
            <text:p>5.57E-01</text:p>
          </table:table-cell>
          <table:table-cell table:formula="of:=([.C$5]-[.C347])*[.C$4]/[.C$5]+[.C347]" office:value-type="float" office:value="2281.25927451702" calcext:value-type="float">
            <text:p>2.28E+0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[.B$5]-[.B348])*[.B$4]+[.B348]" office:value-type="float" office:value="0.558055460590363" calcext:value-type="float">
            <text:p>5.58E-01</text:p>
          </table:table-cell>
          <table:table-cell table:formula="of:=([.C$5]-[.C348])*[.C$4]/[.C$5]+[.C348]" office:value-type="float" office:value="2285.59838663261" calcext:value-type="float">
            <text:p>2.29E+0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[.B$5]-[.B349])*[.B$4]+[.B349]" office:value-type="float" office:value="0.559112490794802" calcext:value-type="float">
            <text:p>5.59E-01</text:p>
          </table:table-cell>
          <table:table-cell table:formula="of:=([.C$5]-[.C349])*[.C$4]/[.C$5]+[.C349]" office:value-type="float" office:value="2289.92711805062" calcext:value-type="float">
            <text:p>2.29E+0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[.B$5]-[.B350])*[.B$4]+[.B350]" office:value-type="float" office:value="0.560166992824881" calcext:value-type="float">
            <text:p>5.60E-01</text:p>
          </table:table-cell>
          <table:table-cell table:formula="of:=([.C$5]-[.C350])*[.C$4]/[.C$5]+[.C350]" office:value-type="float" office:value="2294.24549360538" calcext:value-type="float">
            <text:p>2.29E+0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[.B$5]-[.B351])*[.B$4]+[.B351]" office:value-type="float" office:value="0.561218972727415" calcext:value-type="float">
            <text:p>5.61E-01</text:p>
          </table:table-cell>
          <table:table-cell table:formula="of:=([.C$5]-[.C351])*[.C$4]/[.C$5]+[.C351]" office:value-type="float" office:value="2298.55353807178" calcext:value-type="float">
            <text:p>2.30E+0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[.B$5]-[.B352])*[.B$4]+[.B352]" office:value-type="float" office:value="0.562268436534755" calcext:value-type="float">
            <text:p>5.62E-01</text:p>
          </table:table-cell>
          <table:table-cell table:formula="of:=([.C$5]-[.C352])*[.C$4]/[.C$5]+[.C352]" office:value-type="float" office:value="2302.85127616546" calcext:value-type="float">
            <text:p>2.30E+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[.B$5]-[.B353])*[.B$4]+[.B353]" office:value-type="float" office:value="0.563315390264826" calcext:value-type="float">
            <text:p>5.63E-01</text:p>
          </table:table-cell>
          <table:table-cell table:formula="of:=([.C$5]-[.C353])*[.C$4]/[.C$5]+[.C353]" office:value-type="float" office:value="2307.13873254291" calcext:value-type="float">
            <text:p>2.31E+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[.B$5]-[.B354])*[.B$4]+[.B354]" office:value-type="float" office:value="0.564359839921157" calcext:value-type="float">
            <text:p>5.64E-01</text:p>
          </table:table-cell>
          <table:table-cell table:formula="of:=([.C$5]-[.C354])*[.C$4]/[.C$5]+[.C354]" office:value-type="float" office:value="2311.41593180167" calcext:value-type="float">
            <text:p>2.31E+0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[.B$5]-[.B355])*[.B$4]+[.B355]" office:value-type="float" office:value="0.565401791492921" calcext:value-type="float">
            <text:p>5.65E-01</text:p>
          </table:table-cell>
          <table:table-cell table:formula="of:=([.C$5]-[.C355])*[.C$4]/[.C$5]+[.C355]" office:value-type="float" office:value="2315.68289848041" calcext:value-type="float">
            <text:p>2.32E+0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[.B$5]-[.B356])*[.B$4]+[.B356]" office:value-type="float" office:value="0.566441250954963" calcext:value-type="float">
            <text:p>5.66E-01</text:p>
          </table:table-cell>
          <table:table-cell table:formula="of:=([.C$5]-[.C356])*[.C$4]/[.C$5]+[.C356]" office:value-type="float" office:value="2319.93965705907" calcext:value-type="float">
            <text:p>2.32E+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[.B$5]-[.B357])*[.B$4]+[.B357]" office:value-type="float" office:value="0.56747822426784" calcext:value-type="float">
            <text:p>5.67E-01</text:p>
          </table:table-cell>
          <table:table-cell table:formula="of:=([.C$5]-[.C357])*[.C$4]/[.C$5]+[.C357]" office:value-type="float" office:value="2324.18623195908" calcext:value-type="float">
            <text:p>2.32E+0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[.B$5]-[.B358])*[.B$4]+[.B358]" office:value-type="float" office:value="0.568512717377852" calcext:value-type="float">
            <text:p>5.69E-01</text:p>
          </table:table-cell>
          <table:table-cell table:formula="of:=([.C$5]-[.C358])*[.C$4]/[.C$5]+[.C358]" office:value-type="float" office:value="2328.42264754341" calcext:value-type="float">
            <text:p>2.33E+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[.B$5]-[.B359])*[.B$4]+[.B359]" office:value-type="float" office:value="0.569544736217076" calcext:value-type="float">
            <text:p>5.70E-01</text:p>
          </table:table-cell>
          <table:table-cell table:formula="of:=([.C$5]-[.C359])*[.C$4]/[.C$5]+[.C359]" office:value-type="float" office:value="2332.64892811674" calcext:value-type="float">
            <text:p>2.33E+0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[.B$5]-[.B360])*[.B$4]+[.B360]" office:value-type="float" office:value="0.570574286703403" calcext:value-type="float">
            <text:p>5.71E-01</text:p>
          </table:table-cell>
          <table:table-cell table:formula="of:=([.C$5]-[.C360])*[.C$4]/[.C$5]+[.C360]" office:value-type="float" office:value="2336.86509792563" calcext:value-type="float">
            <text:p>2.34E+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[.B$5]-[.B361])*[.B$4]+[.B361]" office:value-type="float" office:value="0.571601374740566" calcext:value-type="float">
            <text:p>5.72E-01</text:p>
          </table:table-cell>
          <table:table-cell table:formula="of:=([.C$5]-[.C361])*[.C$4]/[.C$5]+[.C361]" office:value-type="float" office:value="2341.07118115861" calcext:value-type="float">
            <text:p>2.34E+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[.B$5]-[.B362])*[.B$4]+[.B362]" office:value-type="float" office:value="0.572626006218182" calcext:value-type="float">
            <text:p>5.73E-01</text:p>
          </table:table-cell>
          <table:table-cell table:formula="of:=([.C$5]-[.C362])*[.C$4]/[.C$5]+[.C362]" office:value-type="float" office:value="2345.26720194636" calcext:value-type="float">
            <text:p>2.35E+0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[.B$5]-[.B363])*[.B$4]+[.B363]" office:value-type="float" office:value="0.573648187011778" calcext:value-type="float">
            <text:p>5.74E-01</text:p>
          </table:table-cell>
          <table:table-cell table:formula="of:=([.C$5]-[.C363])*[.C$4]/[.C$5]+[.C363]" office:value-type="float" office:value="2349.45318436183" calcext:value-type="float">
            <text:p>2.35E+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[.B$5]-[.B364])*[.B$4]+[.B364]" office:value-type="float" office:value="0.57466792298283" calcext:value-type="float">
            <text:p>5.75E-01</text:p>
          </table:table-cell>
          <table:table-cell table:formula="of:=([.C$5]-[.C364])*[.C$4]/[.C$5]+[.C364]" office:value-type="float" office:value="2353.62915242035" calcext:value-type="float">
            <text:p>2.35E+0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[.B$5]-[.B365])*[.B$4]+[.B365]" office:value-type="float" office:value="0.575685219978794" calcext:value-type="float">
            <text:p>5.76E-01</text:p>
          </table:table-cell>
          <table:table-cell table:formula="of:=([.C$5]-[.C365])*[.C$4]/[.C$5]+[.C365]" office:value-type="float" office:value="2357.79513007984" calcext:value-type="float">
            <text:p>2.36E+0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[.B$5]-[.B366])*[.B$4]+[.B366]" office:value-type="float" office:value="0.57670008383314" calcext:value-type="float">
            <text:p>5.77E-01</text:p>
          </table:table-cell>
          <table:table-cell table:formula="of:=([.C$5]-[.C366])*[.C$4]/[.C$5]+[.C366]" office:value-type="float" office:value="2361.95114124088" calcext:value-type="float">
            <text:p>2.36E+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[.B$5]-[.B367])*[.B$4]+[.B367]" office:value-type="float" office:value="0.577712520365387" calcext:value-type="float">
            <text:p>5.78E-01</text:p>
          </table:table-cell>
          <table:table-cell table:formula="of:=([.C$5]-[.C367])*[.C$4]/[.C$5]+[.C367]" office:value-type="float" office:value="2366.09720974687" calcext:value-type="float">
            <text:p>2.37E+0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[.B$5]-[.B368])*[.B$4]+[.B368]" office:value-type="float" office:value="0.578722535381132" calcext:value-type="float">
            <text:p>5.79E-01</text:p>
          </table:table-cell>
          <table:table-cell table:formula="of:=([.C$5]-[.C368])*[.C$4]/[.C$5]+[.C368]" office:value-type="float" office:value="2370.23335938417" calcext:value-type="float">
            <text:p>2.37E+0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[.B$5]-[.B369])*[.B$4]+[.B369]" office:value-type="float" office:value="0.57973013467209" calcext:value-type="float">
            <text:p>5.80E-01</text:p>
          </table:table-cell>
          <table:table-cell table:formula="of:=([.C$5]-[.C369])*[.C$4]/[.C$5]+[.C369]" office:value-type="float" office:value="2374.35961388224" calcext:value-type="float">
            <text:p>2.37E+0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[.B$5]-[.B370])*[.B$4]+[.B370]" office:value-type="float" office:value="0.580735324016121" calcext:value-type="float">
            <text:p>5.81E-01</text:p>
          </table:table-cell>
          <table:table-cell table:formula="of:=([.C$5]-[.C370])*[.C$4]/[.C$5]+[.C370]" office:value-type="float" office:value="2378.47599691377" calcext:value-type="float">
            <text:p>2.38E+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[.B$5]-[.B371])*[.B$4]+[.B371]" office:value-type="float" office:value="0.581738109177267" calcext:value-type="float">
            <text:p>5.82E-01</text:p>
          </table:table-cell>
          <table:table-cell table:formula="of:=([.C$5]-[.C371])*[.C$4]/[.C$5]+[.C371]" office:value-type="float" office:value="2382.58253209482" calcext:value-type="float">
            <text:p>2.38E+0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[.B$5]-[.B372])*[.B$4]+[.B372]" office:value-type="float" office:value="0.582738495905783" calcext:value-type="float">
            <text:p>5.83E-01</text:p>
          </table:table-cell>
          <table:table-cell table:formula="of:=([.C$5]-[.C372])*[.C$4]/[.C$5]+[.C372]" office:value-type="float" office:value="2386.67924298494" calcext:value-type="float">
            <text:p>2.39E+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[.B$5]-[.B373])*[.B$4]+[.B373]" office:value-type="float" office:value="0.583736489938171" calcext:value-type="float">
            <text:p>5.84E-01</text:p>
          </table:table-cell>
          <table:table-cell table:formula="of:=([.C$5]-[.C373])*[.C$4]/[.C$5]+[.C373]" office:value-type="float" office:value="2390.76615308732" calcext:value-type="float">
            <text:p>2.39E+0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[.B$5]-[.B374])*[.B$4]+[.B374]" office:value-type="float" office:value="0.584732096997213" calcext:value-type="float">
            <text:p>5.85E-01</text:p>
          </table:table-cell>
          <table:table-cell table:formula="of:=([.C$5]-[.C374])*[.C$4]/[.C$5]+[.C374]" office:value-type="float" office:value="2394.84328584893" calcext:value-type="float">
            <text:p>2.39E+0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[.B$5]-[.B375])*[.B$4]+[.B375]" office:value-type="float" office:value="0.585725322792003" calcext:value-type="float">
            <text:p>5.86E-01</text:p>
          </table:table-cell>
          <table:table-cell table:formula="of:=([.C$5]-[.C375])*[.C$4]/[.C$5]+[.C375]" office:value-type="float" office:value="2398.91066466065" calcext:value-type="float">
            <text:p>2.40E+0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[.B$5]-[.B376])*[.B$4]+[.B376]" office:value-type="float" office:value="0.586716173017979" calcext:value-type="float">
            <text:p>5.87E-01</text:p>
          </table:table-cell>
          <table:table-cell table:formula="of:=([.C$5]-[.C376])*[.C$4]/[.C$5]+[.C376]" office:value-type="float" office:value="2402.96831285738" calcext:value-type="float">
            <text:p>2.40E+0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[.B$5]-[.B377])*[.B$4]+[.B377]" office:value-type="float" office:value="0.58770465335696" calcext:value-type="float">
            <text:p>5.88E-01</text:p>
          </table:table-cell>
          <table:table-cell table:formula="of:=([.C$5]-[.C377])*[.C$4]/[.C$5]+[.C377]" office:value-type="float" office:value="2407.01625371821" calcext:value-type="float">
            <text:p>2.41E+0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[.B$5]-[.B378])*[.B$4]+[.B378]" office:value-type="float" office:value="0.588690769477172" calcext:value-type="float">
            <text:p>5.89E-01</text:p>
          </table:table-cell>
          <table:table-cell table:formula="of:=([.C$5]-[.C378])*[.C$4]/[.C$5]+[.C378]" office:value-type="float" office:value="2411.05451046655" calcext:value-type="float">
            <text:p>2.41E+0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[.B$5]-[.B379])*[.B$4]+[.B379]" office:value-type="float" office:value="0.589674527033286" calcext:value-type="float">
            <text:p>5.90E-01</text:p>
          </table:table-cell>
          <table:table-cell table:formula="of:=([.C$5]-[.C379])*[.C$4]/[.C$5]+[.C379]" office:value-type="float" office:value="2415.08310627022" calcext:value-type="float">
            <text:p>2.42E+0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[.B$5]-[.B380])*[.B$4]+[.B380]" office:value-type="float" office:value="0.590655931666446" calcext:value-type="float">
            <text:p>5.91E-01</text:p>
          </table:table-cell>
          <table:table-cell table:formula="of:=([.C$5]-[.C380])*[.C$4]/[.C$5]+[.C380]" office:value-type="float" office:value="2419.10206424164" calcext:value-type="float">
            <text:p>2.42E+0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[.B$5]-[.B381])*[.B$4]+[.B381]" office:value-type="float" office:value="0.591634989004307" calcext:value-type="float">
            <text:p>5.92E-01</text:p>
          </table:table-cell>
          <table:table-cell table:formula="of:=([.C$5]-[.C381])*[.C$4]/[.C$5]+[.C381]" office:value-type="float" office:value="2423.11140743792" calcext:value-type="float">
            <text:p>2.42E+0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[.B$5]-[.B382])*[.B$4]+[.B382]" office:value-type="float" office:value="0.592611704661062" calcext:value-type="float">
            <text:p>5.93E-01</text:p>
          </table:table-cell>
          <table:table-cell table:formula="of:=([.C$5]-[.C382])*[.C$4]/[.C$5]+[.C382]" office:value-type="float" office:value="2427.11115886103" calcext:value-type="float">
            <text:p>2.43E+0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[.B$5]-[.B383])*[.B$4]+[.B383]" office:value-type="float" office:value="0.593586084237476" calcext:value-type="float">
            <text:p>5.94E-01</text:p>
          </table:table-cell>
          <table:table-cell table:formula="of:=([.C$5]-[.C383])*[.C$4]/[.C$5]+[.C383]" office:value-type="float" office:value="2431.1013414579" calcext:value-type="float">
            <text:p>2.43E+0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[.B$5]-[.B384])*[.B$4]+[.B384]" office:value-type="float" office:value="0.594558133320918" calcext:value-type="float">
            <text:p>5.95E-01</text:p>
          </table:table-cell>
          <table:table-cell table:formula="of:=([.C$5]-[.C384])*[.C$4]/[.C$5]+[.C384]" office:value-type="float" office:value="2435.08197812054" calcext:value-type="float">
            <text:p>2.44E+0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[.B$5]-[.B385])*[.B$4]+[.B385]" office:value-type="float" office:value="0.595527857485395" calcext:value-type="float">
            <text:p>5.96E-01</text:p>
          </table:table-cell>
          <table:table-cell table:formula="of:=([.C$5]-[.C385])*[.C$4]/[.C$5]+[.C385]" office:value-type="float" office:value="2439.05309168624" calcext:value-type="float">
            <text:p>2.44E+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[.B$5]-[.B386])*[.B$4]+[.B386]" office:value-type="float" office:value="0.59649526229158" calcext:value-type="float">
            <text:p>5.96E-01</text:p>
          </table:table-cell>
          <table:table-cell table:formula="of:=([.C$5]-[.C386])*[.C$4]/[.C$5]+[.C386]" office:value-type="float" office:value="2443.01470493762" calcext:value-type="float">
            <text:p>2.44E+0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[.B$5]-[.B387])*[.B$4]+[.B387]" office:value-type="float" office:value="0.597460353286848" calcext:value-type="float">
            <text:p>5.97E-01</text:p>
          </table:table-cell>
          <table:table-cell table:formula="of:=([.C$5]-[.C387])*[.C$4]/[.C$5]+[.C387]" office:value-type="float" office:value="2446.96684060281" calcext:value-type="float">
            <text:p>2.45E+0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[.B$5]-[.B388])*[.B$4]+[.B388]" office:value-type="float" office:value="0.598423136005306" calcext:value-type="float">
            <text:p>5.98E-01</text:p>
          </table:table-cell>
          <table:table-cell table:formula="of:=([.C$5]-[.C388])*[.C$4]/[.C$5]+[.C388]" office:value-type="float" office:value="2450.90952135555" calcext:value-type="float">
            <text:p>2.45E+0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[.B$5]-[.B389])*[.B$4]+[.B389]" office:value-type="float" office:value="0.599383615967822" calcext:value-type="float">
            <text:p>5.99E-01</text:p>
          </table:table-cell>
          <table:table-cell table:formula="of:=([.C$5]-[.C389])*[.C$4]/[.C$5]+[.C389]" office:value-type="float" office:value="2454.84276981537" calcext:value-type="float">
            <text:p>2.45E+0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[.B$5]-[.B390])*[.B$4]+[.B390]" office:value-type="float" office:value="0.600341798682063" calcext:value-type="float">
            <text:p>6.00E-01</text:p>
          </table:table-cell>
          <table:table-cell table:formula="of:=([.C$5]-[.C390])*[.C$4]/[.C$5]+[.C390]" office:value-type="float" office:value="2458.76660854765" calcext:value-type="float">
            <text:p>2.46E+0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[.B$5]-[.B391])*[.B$4]+[.B391]" office:value-type="float" office:value="0.601297689642519" calcext:value-type="float">
            <text:p>6.01E-01</text:p>
          </table:table-cell>
          <table:table-cell table:formula="of:=([.C$5]-[.C391])*[.C$4]/[.C$5]+[.C391]" office:value-type="float" office:value="2462.68106006381" calcext:value-type="float">
            <text:p>2.46E+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[.B$5]-[.B392])*[.B$4]+[.B392]" office:value-type="float" office:value="0.602251294330543" calcext:value-type="float">
            <text:p>6.02E-01</text:p>
          </table:table-cell>
          <table:table-cell table:formula="of:=([.C$5]-[.C392])*[.C$4]/[.C$5]+[.C392]" office:value-type="float" office:value="2466.5861468214" calcext:value-type="float">
            <text:p>2.47E+0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[.B$5]-[.B393])*[.B$4]+[.B393]" office:value-type="float" office:value="0.603202618214375" calcext:value-type="float">
            <text:p>6.03E-01</text:p>
          </table:table-cell>
          <table:table-cell table:formula="of:=([.C$5]-[.C393])*[.C$4]/[.C$5]+[.C393]" office:value-type="float" office:value="2470.48189122425" calcext:value-type="float">
            <text:p>2.47E+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[.B$5]-[.B394])*[.B$4]+[.B394]" office:value-type="float" office:value="0.604151666749176" calcext:value-type="float">
            <text:p>6.04E-01</text:p>
          </table:table-cell>
          <table:table-cell table:formula="of:=([.C$5]-[.C394])*[.C$4]/[.C$5]+[.C394]" office:value-type="float" office:value="2474.36831562259" calcext:value-type="float">
            <text:p>2.47E+0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[.B$5]-[.B395])*[.B$4]+[.B395]" office:value-type="float" office:value="0.60509844537706" calcext:value-type="float">
            <text:p>6.05E-01</text:p>
          </table:table-cell>
          <table:table-cell table:formula="of:=([.C$5]-[.C395])*[.C$4]/[.C$5]+[.C395]" office:value-type="float" office:value="2478.24544231319" calcext:value-type="float">
            <text:p>2.48E+0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[.B$5]-[.B396])*[.B$4]+[.B396]" office:value-type="float" office:value="0.606042959527125" calcext:value-type="float">
            <text:p>6.06E-01</text:p>
          </table:table-cell>
          <table:table-cell table:formula="of:=([.C$5]-[.C396])*[.C$4]/[.C$5]+[.C396]" office:value-type="float" office:value="2482.11329353946" calcext:value-type="float">
            <text:p>2.48E+0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[.B$5]-[.B397])*[.B$4]+[.B397]" office:value-type="float" office:value="0.606985214615484" calcext:value-type="float">
            <text:p>6.07E-01</text:p>
          </table:table-cell>
          <table:table-cell table:formula="of:=([.C$5]-[.C397])*[.C$4]/[.C$5]+[.C397]" office:value-type="float" office:value="2485.97189149161" calcext:value-type="float">
            <text:p>2.49E+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[.B$5]-[.B398])*[.B$4]+[.B398]" office:value-type="float" office:value="0.607925216045297" calcext:value-type="float">
            <text:p>6.08E-01</text:p>
          </table:table-cell>
          <table:table-cell table:formula="of:=([.C$5]-[.C398])*[.C$4]/[.C$5]+[.C398]" office:value-type="float" office:value="2489.82125830675" calcext:value-type="float">
            <text:p>2.49E+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[.B$5]-[.B399])*[.B$4]+[.B399]" office:value-type="float" office:value="0.608862969206797" calcext:value-type="float">
            <text:p>6.09E-01</text:p>
          </table:table-cell>
          <table:table-cell table:formula="of:=([.C$5]-[.C399])*[.C$4]/[.C$5]+[.C399]" office:value-type="float" office:value="2493.66141606906" calcext:value-type="float">
            <text:p>2.49E+0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[.B$5]-[.B400])*[.B$4]+[.B400]" office:value-type="float" office:value="0.609798479477329" calcext:value-type="float">
            <text:p>6.10E-01</text:p>
          </table:table-cell>
          <table:table-cell table:formula="of:=([.C$5]-[.C400])*[.C$4]/[.C$5]+[.C400]" office:value-type="float" office:value="2497.49238680984" calcext:value-type="float">
            <text:p>2.50E+0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[.B$5]-[.B401])*[.B$4]+[.B401]" office:value-type="float" office:value="0.610731752221374" calcext:value-type="float">
            <text:p>6.11E-01</text:p>
          </table:table-cell>
          <table:table-cell table:formula="of:=([.C$5]-[.C401])*[.C$4]/[.C$5]+[.C401]" office:value-type="float" office:value="2501.31419250773" calcext:value-type="float">
            <text:p>2.50E+0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[.B$5]-[.B402])*[.B$4]+[.B402]" office:value-type="float" office:value="0.611662792790584" calcext:value-type="float">
            <text:p>6.12E-01</text:p>
          </table:table-cell>
          <table:table-cell table:formula="of:=([.C$5]-[.C402])*[.C$4]/[.C$5]+[.C402]" office:value-type="float" office:value="2505.12685508876" calcext:value-type="float">
            <text:p>2.51E+0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[.B$5]-[.B403])*[.B$4]+[.B403]" office:value-type="float" office:value="0.61259160652381" calcext:value-type="float">
            <text:p>6.13E-01</text:p>
          </table:table-cell>
          <table:table-cell table:formula="of:=([.C$5]-[.C403])*[.C$4]/[.C$5]+[.C403]" office:value-type="float" office:value="2508.93039642651" calcext:value-type="float">
            <text:p>2.51E+0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[.B$5]-[.B404])*[.B$4]+[.B404]" office:value-type="float" office:value="0.613518198747134" calcext:value-type="float">
            <text:p>6.14E-01</text:p>
          </table:table-cell>
          <table:table-cell table:formula="of:=([.C$5]-[.C404])*[.C$4]/[.C$5]+[.C404]" office:value-type="float" office:value="2512.72483834224" calcext:value-type="float">
            <text:p>2.51E+0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[.B$5]-[.B405])*[.B$4]+[.B405]" office:value-type="float" office:value="0.6144425747739" calcext:value-type="float">
            <text:p>6.14E-01</text:p>
          </table:table-cell>
          <table:table-cell table:formula="of:=([.C$5]-[.C405])*[.C$4]/[.C$5]+[.C405]" office:value-type="float" office:value="2516.51020260499" calcext:value-type="float">
            <text:p>2.52E+0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[.B$5]-[.B406])*[.B$4]+[.B406]" office:value-type="float" office:value="0.615364739904743" calcext:value-type="float">
            <text:p>6.15E-01</text:p>
          </table:table-cell>
          <table:table-cell table:formula="of:=([.C$5]-[.C406])*[.C$4]/[.C$5]+[.C406]" office:value-type="float" office:value="2520.28651093174" calcext:value-type="float">
            <text:p>2.52E+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B$5]-[.B407])*[.B$4]+[.B407]" office:value-type="float" office:value="0.616284699427619" calcext:value-type="float">
            <text:p>6.16E-01</text:p>
          </table:table-cell>
          <table:table-cell table:formula="of:=([.C$5]-[.C407])*[.C$4]/[.C$5]+[.C407]" office:value-type="float" office:value="2524.05378498751" calcext:value-type="float">
            <text:p>2.52E+0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[.B$5]-[.B408])*[.B$4]+[.B408]" office:value-type="float" office:value="0.617202458617839" calcext:value-type="float">
            <text:p>6.17E-01</text:p>
          </table:table-cell>
          <table:table-cell table:formula="of:=([.C$5]-[.C408])*[.C$4]/[.C$5]+[.C408]" office:value-type="float" office:value="2527.81204638548" calcext:value-type="float">
            <text:p>2.53E+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[.B$5]-[.B409])*[.B$4]+[.B409]" office:value-type="float" office:value="0.618118022738094" calcext:value-type="float">
            <text:p>6.18E-01</text:p>
          </table:table-cell>
          <table:table-cell table:formula="of:=([.C$5]-[.C409])*[.C$4]/[.C$5]+[.C409]" office:value-type="float" office:value="2531.56131668712" calcext:value-type="float">
            <text:p>2.53E+0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[.B$5]-[.B410])*[.B$4]+[.B410]" office:value-type="float" office:value="0.619031397038489" calcext:value-type="float">
            <text:p>6.19E-01</text:p>
          </table:table-cell>
          <table:table-cell table:formula="of:=([.C$5]-[.C410])*[.C$4]/[.C$5]+[.C410]" office:value-type="float" office:value="2535.30161740234" calcext:value-type="float">
            <text:p>2.54E+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[.B$5]-[.B411])*[.B$4]+[.B411]" office:value-type="float" office:value="0.619942586756573" calcext:value-type="float">
            <text:p>6.20E-01</text:p>
          </table:table-cell>
          <table:table-cell table:formula="of:=([.C$5]-[.C411])*[.C$4]/[.C$5]+[.C411]" office:value-type="float" office:value="2539.03296998957" calcext:value-type="float">
            <text:p>2.54E+0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[.B$5]-[.B412])*[.B$4]+[.B412]" office:value-type="float" office:value="0.620851597117367" calcext:value-type="float">
            <text:p>6.21E-01</text:p>
          </table:table-cell>
          <table:table-cell table:formula="of:=([.C$5]-[.C412])*[.C$4]/[.C$5]+[.C412]" office:value-type="float" office:value="2542.75539585591" calcext:value-type="float">
            <text:p>2.54E+0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[.B$5]-[.B413])*[.B$4]+[.B413]" office:value-type="float" office:value="0.621758433333393" calcext:value-type="float">
            <text:p>6.22E-01</text:p>
          </table:table-cell>
          <table:table-cell table:formula="of:=([.C$5]-[.C413])*[.C$4]/[.C$5]+[.C413]" office:value-type="float" office:value="2546.46891635726" calcext:value-type="float">
            <text:p>2.55E+0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[.B$5]-[.B414])*[.B$4]+[.B414]" office:value-type="float" office:value="0.62266310060471" calcext:value-type="float">
            <text:p>6.23E-01</text:p>
          </table:table-cell>
          <table:table-cell table:formula="of:=([.C$5]-[.C414])*[.C$4]/[.C$5]+[.C414]" office:value-type="float" office:value="2550.17355279839" calcext:value-type="float">
            <text:p>2.55E+0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[.B$5]-[.B415])*[.B$4]+[.B415]" office:value-type="float" office:value="0.623565604118936" calcext:value-type="float">
            <text:p>6.24E-01</text:p>
          </table:table-cell>
          <table:table-cell table:formula="of:=([.C$5]-[.C415])*[.C$4]/[.C$5]+[.C415]" office:value-type="float" office:value="2553.86932643316" calcext:value-type="float">
            <text:p>2.55E+0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[.B$5]-[.B416])*[.B$4]+[.B416]" office:value-type="float" office:value="0.624465949051284" calcext:value-type="float">
            <text:p>6.24E-01</text:p>
          </table:table-cell>
          <table:table-cell table:formula="of:=([.C$5]-[.C416])*[.C$4]/[.C$5]+[.C416]" office:value-type="float" office:value="2557.55625846453" calcext:value-type="float">
            <text:p>2.56E+0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[.B$5]-[.B417])*[.B$4]+[.B417]" office:value-type="float" office:value="0.625364140564587" calcext:value-type="float">
            <text:p>6.25E-01</text:p>
          </table:table-cell>
          <table:table-cell table:formula="of:=([.C$5]-[.C417])*[.C$4]/[.C$5]+[.C417]" office:value-type="float" office:value="2561.23437004476" calcext:value-type="float">
            <text:p>2.56E+0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[.B$5]-[.B418])*[.B$4]+[.B418]" office:value-type="float" office:value="0.62626018380933" calcext:value-type="float">
            <text:p>6.26E-01</text:p>
          </table:table-cell>
          <table:table-cell table:formula="of:=([.C$5]-[.C418])*[.C$4]/[.C$5]+[.C418]" office:value-type="float" office:value="2564.9036822755" calcext:value-type="float">
            <text:p>2.56E+0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[.B$5]-[.B419])*[.B$4]+[.B419]" office:value-type="float" office:value="0.627154083923681" calcext:value-type="float">
            <text:p>6.27E-01</text:p>
          </table:table-cell>
          <table:table-cell table:formula="of:=([.C$5]-[.C419])*[.C$4]/[.C$5]+[.C419]" office:value-type="float" office:value="2568.56421620793" calcext:value-type="float">
            <text:p>2.57E+0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[.B$5]-[.B420])*[.B$4]+[.B420]" office:value-type="float" office:value="0.628045846033518" calcext:value-type="float">
            <text:p>6.28E-01</text:p>
          </table:table-cell>
          <table:table-cell table:formula="of:=([.C$5]-[.C420])*[.C$4]/[.C$5]+[.C420]" office:value-type="float" office:value="2572.21599284285" calcext:value-type="float">
            <text:p>2.57E+0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[.B$5]-[.B421])*[.B$4]+[.B421]" office:value-type="float" office:value="0.628935475252456" calcext:value-type="float">
            <text:p>6.29E-01</text:p>
          </table:table-cell>
          <table:table-cell table:formula="of:=([.C$5]-[.C421])*[.C$4]/[.C$5]+[.C421]" office:value-type="float" office:value="2575.85903313083" calcext:value-type="float">
            <text:p>2.58E+0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[.B$5]-[.B422])*[.B$4]+[.B422]" office:value-type="float" office:value="0.629822976681885" calcext:value-type="float">
            <text:p>6.30E-01</text:p>
          </table:table-cell>
          <table:table-cell table:formula="of:=([.C$5]-[.C422])*[.C$4]/[.C$5]+[.C422]" office:value-type="float" office:value="2579.49335797231" calcext:value-type="float">
            <text:p>2.58E+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[.B$5]-[.B423])*[.B$4]+[.B423]" office:value-type="float" office:value="0.630708355410988" calcext:value-type="float">
            <text:p>6.31E-01</text:p>
          </table:table-cell>
          <table:table-cell table:formula="of:=([.C$5]-[.C423])*[.C$4]/[.C$5]+[.C423]" office:value-type="float" office:value="2583.11898821774" calcext:value-type="float">
            <text:p>2.58E+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[.B$5]-[.B424])*[.B$4]+[.B424]" office:value-type="float" office:value="0.63159161651678" calcext:value-type="float">
            <text:p>6.32E-01</text:p>
          </table:table-cell>
          <table:table-cell table:formula="of:=([.C$5]-[.C424])*[.C$4]/[.C$5]+[.C424]" office:value-type="float" office:value="2586.73594466768" calcext:value-type="float">
            <text:p>2.59E+0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[.B$5]-[.B425])*[.B$4]+[.B425]" office:value-type="float" office:value="0.632472765064131" calcext:value-type="float">
            <text:p>6.32E-01</text:p>
          </table:table-cell>
          <table:table-cell table:formula="of:=([.C$5]-[.C425])*[.C$4]/[.C$5]+[.C425]" office:value-type="float" office:value="2590.34424807294" calcext:value-type="float">
            <text:p>2.59E+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[.B$5]-[.B426])*[.B$4]+[.B426]" office:value-type="float" office:value="0.633351806105797" calcext:value-type="float">
            <text:p>6.33E-01</text:p>
          </table:table-cell>
          <table:table-cell table:formula="of:=([.C$5]-[.C426])*[.C$4]/[.C$5]+[.C426]" office:value-type="float" office:value="2593.94391913465" calcext:value-type="float">
            <text:p>2.59E+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[.B$5]-[.B427])*[.B$4]+[.B427]" office:value-type="float" office:value="0.63422874468245" calcext:value-type="float">
            <text:p>6.34E-01</text:p>
          </table:table-cell>
          <table:table-cell table:formula="of:=([.C$5]-[.C427])*[.C$4]/[.C$5]+[.C427]" office:value-type="float" office:value="2597.53497850447" calcext:value-type="float">
            <text:p>2.60E+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[.B$5]-[.B428])*[.B$4]+[.B428]" office:value-type="float" office:value="0.635103585822704" calcext:value-type="float">
            <text:p>6.35E-01</text:p>
          </table:table-cell>
          <table:table-cell table:formula="of:=([.C$5]-[.C428])*[.C$4]/[.C$5]+[.C428]" office:value-type="float" office:value="2601.11744678461" calcext:value-type="float">
            <text:p>2.60E+0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[.B$5]-[.B429])*[.B$4]+[.B429]" office:value-type="float" office:value="0.635976334543148" calcext:value-type="float">
            <text:p>6.36E-01</text:p>
          </table:table-cell>
          <table:table-cell table:formula="of:=([.C$5]-[.C429])*[.C$4]/[.C$5]+[.C429]" office:value-type="float" office:value="2604.69134452802" calcext:value-type="float">
            <text:p>2.60E+0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[.B$5]-[.B430])*[.B$4]+[.B430]" office:value-type="float" office:value="0.636846995848372" calcext:value-type="float">
            <text:p>6.37E-01</text:p>
          </table:table-cell>
          <table:table-cell table:formula="of:=([.C$5]-[.C430])*[.C$4]/[.C$5]+[.C430]" office:value-type="float" office:value="2608.25669223845" calcext:value-type="float">
            <text:p>2.61E+0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[.B$5]-[.B431])*[.B$4]+[.B431]" office:value-type="float" office:value="0.637715574730993" calcext:value-type="float">
            <text:p>6.38E-01</text:p>
          </table:table-cell>
          <table:table-cell table:formula="of:=([.C$5]-[.C431])*[.C$4]/[.C$5]+[.C431]" office:value-type="float" office:value="2611.81351037064" calcext:value-type="float">
            <text:p>2.61E+0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[.B$5]-[.B432])*[.B$4]+[.B432]" office:value-type="float" office:value="0.638582076171692" calcext:value-type="float">
            <text:p>6.39E-01</text:p>
          </table:table-cell>
          <table:table-cell table:formula="of:=([.C$5]-[.C432])*[.C$4]/[.C$5]+[.C432]" office:value-type="float" office:value="2615.36181933035" calcext:value-type="float">
            <text:p>2.62E+0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[.B$5]-[.B433])*[.B$4]+[.B433]" office:value-type="float" office:value="0.639446505139233" calcext:value-type="float">
            <text:p>6.39E-01</text:p>
          </table:table-cell>
          <table:table-cell table:formula="of:=([.C$5]-[.C433])*[.C$4]/[.C$5]+[.C433]" office:value-type="float" office:value="2618.90163947456" calcext:value-type="float">
            <text:p>2.62E+0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[.B$5]-[.B434])*[.B$4]+[.B434]" office:value-type="float" office:value="0.640308866590498" calcext:value-type="float">
            <text:p>6.40E-01</text:p>
          </table:table-cell>
          <table:table-cell table:formula="of:=([.C$5]-[.C434])*[.C$4]/[.C$5]+[.C434]" office:value-type="float" office:value="2622.43299111152" calcext:value-type="float">
            <text:p>2.62E+0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[.B$5]-[.B435])*[.B$4]+[.B435]" office:value-type="float" office:value="0.641169165470513" calcext:value-type="float">
            <text:p>6.41E-01</text:p>
          </table:table-cell>
          <table:table-cell table:formula="of:=([.C$5]-[.C435])*[.C$4]/[.C$5]+[.C435]" office:value-type="float" office:value="2625.95589450092" calcext:value-type="float">
            <text:p>2.63E+0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[.B$5]-[.B436])*[.B$4]+[.B436]" office:value-type="float" office:value="0.642027406712477" calcext:value-type="float">
            <text:p>6.42E-01</text:p>
          </table:table-cell>
          <table:table-cell table:formula="of:=([.C$5]-[.C436])*[.C$4]/[.C$5]+[.C436]" office:value-type="float" office:value="2629.47036985395" calcext:value-type="float">
            <text:p>2.63E+0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[.B$5]-[.B437])*[.B$4]+[.B437]" office:value-type="float" office:value="0.642883595237788" calcext:value-type="float">
            <text:p>6.43E-01</text:p>
          </table:table-cell>
          <table:table-cell table:formula="of:=([.C$5]-[.C437])*[.C$4]/[.C$5]+[.C437]" office:value-type="float" office:value="2632.97643733349" calcext:value-type="float">
            <text:p>2.63E+0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[.B$5]-[.B438])*[.B$4]+[.B438]" office:value-type="float" office:value="0.643737735956075" calcext:value-type="float">
            <text:p>6.44E-01</text:p>
          </table:table-cell>
          <table:table-cell table:formula="of:=([.C$5]-[.C438])*[.C$4]/[.C$5]+[.C438]" office:value-type="float" office:value="2636.47411705414" calcext:value-type="float">
            <text:p>2.64E+0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[.B$5]-[.B439])*[.B$4]+[.B439]" office:value-type="float" office:value="0.644589833765224" calcext:value-type="float">
            <text:p>6.45E-01</text:p>
          </table:table-cell>
          <table:table-cell table:formula="of:=([.C$5]-[.C439])*[.C$4]/[.C$5]+[.C439]" office:value-type="float" office:value="2639.96342908241" calcext:value-type="float">
            <text:p>2.64E+0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[.B$5]-[.B440])*[.B$4]+[.B440]" office:value-type="float" office:value="0.645439893551406" calcext:value-type="float">
            <text:p>6.45E-01</text:p>
          </table:table-cell>
          <table:table-cell table:formula="of:=([.C$5]-[.C440])*[.C$4]/[.C$5]+[.C440]" office:value-type="float" office:value="2643.44439343679" calcext:value-type="float">
            <text:p>2.64E+0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[.B$5]-[.B441])*[.B$4]+[.B441]" office:value-type="float" office:value="0.646287920189106" calcext:value-type="float">
            <text:p>6.46E-01</text:p>
          </table:table-cell>
          <table:table-cell table:formula="of:=([.C$5]-[.C441])*[.C$4]/[.C$5]+[.C441]" office:value-type="float" office:value="2646.91703008788" calcext:value-type="float">
            <text:p>2.65E+0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[.B$5]-[.B442])*[.B$4]+[.B442]" office:value-type="float" office:value="0.64713391854115" calcext:value-type="float">
            <text:p>6.47E-01</text:p>
          </table:table-cell>
          <table:table-cell table:formula="of:=([.C$5]-[.C442])*[.C$4]/[.C$5]+[.C442]" office:value-type="float" office:value="2650.38135895851" calcext:value-type="float">
            <text:p>2.65E+0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[.B$5]-[.B443])*[.B$4]+[.B443]" office:value-type="float" office:value="0.647977893458732" calcext:value-type="float">
            <text:p>6.48E-01</text:p>
          </table:table-cell>
          <table:table-cell table:formula="of:=([.C$5]-[.C443])*[.C$4]/[.C$5]+[.C443]" office:value-type="float" office:value="2653.83739992384" calcext:value-type="float">
            <text:p>2.65E+0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[.B$5]-[.B444])*[.B$4]+[.B444]" office:value-type="float" office:value="0.648819849781445" calcext:value-type="float">
            <text:p>6.49E-01</text:p>
          </table:table-cell>
          <table:table-cell table:formula="of:=([.C$5]-[.C444])*[.C$4]/[.C$5]+[.C444]" office:value-type="float" office:value="2657.28517281148" calcext:value-type="float">
            <text:p>2.66E+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[.B$5]-[.B445])*[.B$4]+[.B445]" office:value-type="float" office:value="0.649659792337306" calcext:value-type="float">
            <text:p>6.50E-01</text:p>
          </table:table-cell>
          <table:table-cell table:formula="of:=([.C$5]-[.C445])*[.C$4]/[.C$5]+[.C445]" office:value-type="float" office:value="2660.72469740161" calcext:value-type="float">
            <text:p>2.66E+0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[.B$5]-[.B446])*[.B$4]+[.B446]" office:value-type="float" office:value="0.650497725942785" calcext:value-type="float">
            <text:p>6.50E-01</text:p>
          </table:table-cell>
          <table:table-cell table:formula="of:=([.C$5]-[.C446])*[.C$4]/[.C$5]+[.C446]" office:value-type="float" office:value="2664.15599342709" calcext:value-type="float">
            <text:p>2.66E+0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[.B$5]-[.B447])*[.B$4]+[.B447]" office:value-type="float" office:value="0.65133365540283" calcext:value-type="float">
            <text:p>6.51E-01</text:p>
          </table:table-cell>
          <table:table-cell table:formula="of:=([.C$5]-[.C447])*[.C$4]/[.C$5]+[.C447]" office:value-type="float" office:value="2667.57908057356" calcext:value-type="float">
            <text:p>2.67E+0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[.B$5]-[.B448])*[.B$4]+[.B448]" office:value-type="float" office:value="0.6521675855109" calcext:value-type="float">
            <text:p>6.52E-01</text:p>
          </table:table-cell>
          <table:table-cell table:formula="of:=([.C$5]-[.C448])*[.C$4]/[.C$5]+[.C448]" office:value-type="float" office:value="2670.99397847959" calcext:value-type="float">
            <text:p>2.67E+0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[.B$5]-[.B449])*[.B$4]+[.B449]" office:value-type="float" office:value="0.652999521048986" calcext:value-type="float">
            <text:p>6.53E-01</text:p>
          </table:table-cell>
          <table:table-cell table:formula="of:=([.C$5]-[.C449])*[.C$4]/[.C$5]+[.C449]" office:value-type="float" office:value="2674.40070673674" calcext:value-type="float">
            <text:p>2.67E+0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[.B$5]-[.B450])*[.B$4]+[.B450]" office:value-type="float" office:value="0.653829466787644" calcext:value-type="float">
            <text:p>6.54E-01</text:p>
          </table:table-cell>
          <table:table-cell table:formula="of:=([.C$5]-[.C450])*[.C$4]/[.C$5]+[.C450]" office:value-type="float" office:value="2677.79928488972" calcext:value-type="float">
            <text:p>2.68E+0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[.B$5]-[.B451])*[.B$4]+[.B451]" office:value-type="float" office:value="0.654657427486018" calcext:value-type="float">
            <text:p>6.55E-01</text:p>
          </table:table-cell>
          <table:table-cell table:formula="of:=([.C$5]-[.C451])*[.C$4]/[.C$5]+[.C451]" office:value-type="float" office:value="2681.18973243648" calcext:value-type="float">
            <text:p>2.68E+0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[.B$5]-[.B452])*[.B$4]+[.B452]" office:value-type="float" office:value="0.655483407891871" calcext:value-type="float">
            <text:p>6.55E-01</text:p>
          </table:table-cell>
          <table:table-cell table:formula="of:=([.C$5]-[.C452])*[.C$4]/[.C$5]+[.C452]" office:value-type="float" office:value="2684.5720688283" calcext:value-type="float">
            <text:p>2.68E+0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[.B$5]-[.B453])*[.B$4]+[.B453]" office:value-type="float" office:value="0.656307412741609" calcext:value-type="float">
            <text:p>6.56E-01</text:p>
          </table:table-cell>
          <table:table-cell table:formula="of:=([.C$5]-[.C453])*[.C$4]/[.C$5]+[.C453]" office:value-type="float" office:value="2687.94631346995" calcext:value-type="float">
            <text:p>2.69E+0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[.B$5]-[.B454])*[.B$4]+[.B454]" office:value-type="float" office:value="0.657129446760311" calcext:value-type="float">
            <text:p>6.57E-01</text:p>
          </table:table-cell>
          <table:table-cell table:formula="of:=([.C$5]-[.C454])*[.C$4]/[.C$5]+[.C454]" office:value-type="float" office:value="2691.31248571978" calcext:value-type="float">
            <text:p>2.69E+0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[.B$5]-[.B455])*[.B$4]+[.B455]" office:value-type="float" office:value="0.657949514661752" calcext:value-type="float">
            <text:p>6.58E-01</text:p>
          </table:table-cell>
          <table:table-cell table:formula="of:=([.C$5]-[.C455])*[.C$4]/[.C$5]+[.C455]" office:value-type="float" office:value="2694.67060488982" calcext:value-type="float">
            <text:p>2.69E+0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[.B$5]-[.B456])*[.B$4]+[.B456]" office:value-type="float" office:value="0.658767621148437" calcext:value-type="float">
            <text:p>6.59E-01</text:p>
          </table:table-cell>
          <table:table-cell table:formula="of:=([.C$5]-[.C456])*[.C$4]/[.C$5]+[.C456]" office:value-type="float" office:value="2698.02069024588" calcext:value-type="float">
            <text:p>2.70E+0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[.B$5]-[.B457])*[.B$4]+[.B457]" office:value-type="float" office:value="0.659583770911619" calcext:value-type="float">
            <text:p>6.60E-01</text:p>
          </table:table-cell>
          <table:table-cell table:formula="of:=([.C$5]-[.C457])*[.C$4]/[.C$5]+[.C457]" office:value-type="float" office:value="2701.36276100772" calcext:value-type="float">
            <text:p>2.70E+0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[.B$5]-[.B458])*[.B$4]+[.B458]" office:value-type="float" office:value="0.660397968631334" calcext:value-type="float">
            <text:p>6.60E-01</text:p>
          </table:table-cell>
          <table:table-cell table:formula="of:=([.C$5]-[.C458])*[.C$4]/[.C$5]+[.C458]" office:value-type="float" office:value="2704.69683634907" calcext:value-type="float">
            <text:p>2.70E+0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[.B$5]-[.B459])*[.B$4]+[.B459]" office:value-type="float" office:value="0.661210218976422" calcext:value-type="float">
            <text:p>6.61E-01</text:p>
          </table:table-cell>
          <table:table-cell table:formula="of:=([.C$5]-[.C459])*[.C$4]/[.C$5]+[.C459]" office:value-type="float" office:value="2708.02293539784" calcext:value-type="float">
            <text:p>2.71E+0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[.B$5]-[.B460])*[.B$4]+[.B460]" office:value-type="float" office:value="0.66202052660456" calcext:value-type="float">
            <text:p>6.62E-01</text:p>
          </table:table-cell>
          <table:table-cell table:formula="of:=([.C$5]-[.C460])*[.C$4]/[.C$5]+[.C460]" office:value-type="float" office:value="2711.34107723615" calcext:value-type="float">
            <text:p>2.71E+0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[.B$5]-[.B461])*[.B$4]+[.B461]" office:value-type="float" office:value="0.66282889616228" calcext:value-type="float">
            <text:p>6.63E-01</text:p>
          </table:table-cell>
          <table:table-cell table:formula="of:=([.C$5]-[.C461])*[.C$4]/[.C$5]+[.C461]" office:value-type="float" office:value="2714.65128090046" calcext:value-type="float">
            <text:p>2.71E+0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[.B$5]-[.B462])*[.B$4]+[.B462]" office:value-type="float" office:value="0.663635332285005" calcext:value-type="float">
            <text:p>6.64E-01</text:p>
          </table:table-cell>
          <table:table-cell table:formula="of:=([.C$5]-[.C462])*[.C$4]/[.C$5]+[.C462]" office:value-type="float" office:value="2717.95356538172" calcext:value-type="float">
            <text:p>2.72E+0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[.B$5]-[.B463])*[.B$4]+[.B463]" office:value-type="float" office:value="0.664439839597067" calcext:value-type="float">
            <text:p>6.64E-01</text:p>
          </table:table-cell>
          <table:table-cell table:formula="of:=([.C$5]-[.C463])*[.C$4]/[.C$5]+[.C463]" office:value-type="float" office:value="2721.24794962541" calcext:value-type="float">
            <text:p>2.72E+0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[.B$5]-[.B464])*[.B$4]+[.B464]" office:value-type="float" office:value="0.66524242271174" calcext:value-type="float">
            <text:p>6.65E-01</text:p>
          </table:table-cell>
          <table:table-cell table:formula="of:=([.C$5]-[.C464])*[.C$4]/[.C$5]+[.C464]" office:value-type="float" office:value="2724.53445253173" calcext:value-type="float">
            <text:p>2.72E+0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[.B$5]-[.B465])*[.B$4]+[.B465]" office:value-type="float" office:value="0.666043086231265" calcext:value-type="float">
            <text:p>6.66E-01</text:p>
          </table:table-cell>
          <table:table-cell table:formula="of:=([.C$5]-[.C465])*[.C$4]/[.C$5]+[.C465]" office:value-type="float" office:value="2727.81309295561" calcext:value-type="float">
            <text:p>2.73E+0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[.B$5]-[.B466])*[.B$4]+[.B466]" office:value-type="float" office:value="0.666841834746874" calcext:value-type="float">
            <text:p>6.67E-01</text:p>
          </table:table-cell>
          <table:table-cell table:formula="of:=([.C$5]-[.C466])*[.C$4]/[.C$5]+[.C466]" office:value-type="float" office:value="2731.08388970693" calcext:value-type="float">
            <text:p>2.73E+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[.B$5]-[.B467])*[.B$4]+[.B467]" office:value-type="float" office:value="0.667638672838818" calcext:value-type="float">
            <text:p>6.68E-01</text:p>
          </table:table-cell>
          <table:table-cell table:formula="of:=([.C$5]-[.C467])*[.C$4]/[.C$5]+[.C467]" office:value-type="float" office:value="2734.34686155051" calcext:value-type="float">
            <text:p>2.73E+0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[.B$5]-[.B468])*[.B$4]+[.B468]" office:value-type="float" office:value="0.668433605076393" calcext:value-type="float">
            <text:p>6.68E-01</text:p>
          </table:table-cell>
          <table:table-cell table:formula="of:=([.C$5]-[.C468])*[.C$4]/[.C$5]+[.C468]" office:value-type="float" office:value="2737.60202720634" calcext:value-type="float">
            <text:p>2.74E+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[.B$5]-[.B469])*[.B$4]+[.B469]" office:value-type="float" office:value="0.669226636017967" calcext:value-type="float">
            <text:p>6.69E-01</text:p>
          </table:table-cell>
          <table:table-cell table:formula="of:=([.C$5]-[.C469])*[.C$4]/[.C$5]+[.C469]" office:value-type="float" office:value="2740.84940534957" calcext:value-type="float">
            <text:p>2.74E+0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[.B$5]-[.B470])*[.B$4]+[.B470]" office:value-type="float" office:value="0.670017770211004" calcext:value-type="float">
            <text:p>6.70E-01</text:p>
          </table:table-cell>
          <table:table-cell table:formula="of:=([.C$5]-[.C470])*[.C$4]/[.C$5]+[.C470]" office:value-type="float" office:value="2744.08901461071" calcext:value-type="float">
            <text:p>2.74E+0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[.B$5]-[.B471])*[.B$4]+[.B471]" office:value-type="float" office:value="0.670807012192093" calcext:value-type="float">
            <text:p>6.71E-01</text:p>
          </table:table-cell>
          <table:table-cell table:formula="of:=([.C$5]-[.C471])*[.C$4]/[.C$5]+[.C471]" office:value-type="float" office:value="2747.32087357568" calcext:value-type="float">
            <text:p>2.75E+0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[.B$5]-[.B472])*[.B$4]+[.B472]" office:value-type="float" office:value="0.671594366486972" calcext:value-type="float">
            <text:p>6.72E-01</text:p>
          </table:table-cell>
          <table:table-cell table:formula="of:=([.C$5]-[.C472])*[.C$4]/[.C$5]+[.C472]" office:value-type="float" office:value="2750.54500078595" calcext:value-type="float">
            <text:p>2.75E+0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[.B$5]-[.B473])*[.B$4]+[.B473]" office:value-type="float" office:value="0.672379837610555" calcext:value-type="float">
            <text:p>6.72E-01</text:p>
          </table:table-cell>
          <table:table-cell table:formula="of:=([.C$5]-[.C473])*[.C$4]/[.C$5]+[.C473]" office:value-type="float" office:value="2753.76141473861" calcext:value-type="float">
            <text:p>2.75E+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[.B$5]-[.B474])*[.B$4]+[.B474]" office:value-type="float" office:value="0.673163430066956" calcext:value-type="float">
            <text:p>6.73E-01</text:p>
          </table:table-cell>
          <table:table-cell table:formula="of:=([.C$5]-[.C474])*[.C$4]/[.C$5]+[.C474]" office:value-type="float" office:value="2756.97013388652" calcext:value-type="float">
            <text:p>2.76E+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[.B$5]-[.B475])*[.B$4]+[.B475]" office:value-type="float" office:value="0.673945148349517" calcext:value-type="float">
            <text:p>6.74E-01</text:p>
          </table:table-cell>
          <table:table-cell table:formula="of:=([.C$5]-[.C475])*[.C$4]/[.C$5]+[.C475]" office:value-type="float" office:value="2760.17117663839" calcext:value-type="float">
            <text:p>2.76E+0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[.B$5]-[.B476])*[.B$4]+[.B476]" office:value-type="float" office:value="0.674724996940834" calcext:value-type="float">
            <text:p>6.75E-01</text:p>
          </table:table-cell>
          <table:table-cell table:formula="of:=([.C$5]-[.C476])*[.C$4]/[.C$5]+[.C476]" office:value-type="float" office:value="2763.36456135888" calcext:value-type="float">
            <text:p>2.76E+0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[.B$5]-[.B477])*[.B$4]+[.B477]" office:value-type="float" office:value="0.675502980312779" calcext:value-type="float">
            <text:p>6.76E-01</text:p>
          </table:table-cell>
          <table:table-cell table:formula="of:=([.C$5]-[.C477])*[.C$4]/[.C$5]+[.C477]" office:value-type="float" office:value="2766.55030636872" calcext:value-type="float">
            <text:p>2.77E+0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[.B$5]-[.B478])*[.B$4]+[.B478]" office:value-type="float" office:value="0.676279102926531" calcext:value-type="float">
            <text:p>6.76E-01</text:p>
          </table:table-cell>
          <table:table-cell table:formula="of:=([.C$5]-[.C478])*[.C$4]/[.C$5]+[.C478]" office:value-type="float" office:value="2769.72842994482" calcext:value-type="float">
            <text:p>2.77E+0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[.B$5]-[.B479])*[.B$4]+[.B479]" office:value-type="float" office:value="0.677053369232597" calcext:value-type="float">
            <text:p>6.77E-01</text:p>
          </table:table-cell>
          <table:table-cell table:formula="of:=([.C$5]-[.C479])*[.C$4]/[.C$5]+[.C479]" office:value-type="float" office:value="2772.89895032035" calcext:value-type="float">
            <text:p>2.77E+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[.B$5]-[.B480])*[.B$4]+[.B480]" office:value-type="float" office:value="0.677825783670841" calcext:value-type="float">
            <text:p>6.78E-01</text:p>
          </table:table-cell>
          <table:table-cell table:formula="of:=([.C$5]-[.C480])*[.C$4]/[.C$5]+[.C480]" office:value-type="float" office:value="2776.06188568487" calcext:value-type="float">
            <text:p>2.78E+0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[.B$5]-[.B481])*[.B$4]+[.B481]" office:value-type="float" office:value="0.678596350670506" calcext:value-type="float">
            <text:p>6.79E-01</text:p>
          </table:table-cell>
          <table:table-cell table:formula="of:=([.C$5]-[.C481])*[.C$4]/[.C$5]+[.C481]" office:value-type="float" office:value="2779.21725418442" calcext:value-type="float">
            <text:p>2.78E+0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[.B$5]-[.B482])*[.B$4]+[.B482]" office:value-type="float" office:value="0.679365074650244" calcext:value-type="float">
            <text:p>6.79E-01</text:p>
          </table:table-cell>
          <table:table-cell table:formula="of:=([.C$5]-[.C482])*[.C$4]/[.C$5]+[.C482]" office:value-type="float" office:value="2782.36507392163" calcext:value-type="float">
            <text:p>2.78E+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[.B$5]-[.B483])*[.B$4]+[.B483]" office:value-type="float" office:value="0.680131960018136" calcext:value-type="float">
            <text:p>6.80E-01</text:p>
          </table:table-cell>
          <table:table-cell table:formula="of:=([.C$5]-[.C483])*[.C$4]/[.C$5]+[.C483]" office:value-type="float" office:value="2785.50536295582" calcext:value-type="float">
            <text:p>2.79E+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[.B$5]-[.B484])*[.B$4]+[.B484]" office:value-type="float" office:value="0.68089701117172" calcext:value-type="float">
            <text:p>6.81E-01</text:p>
          </table:table-cell>
          <table:table-cell table:formula="of:=([.C$5]-[.C484])*[.C$4]/[.C$5]+[.C484]" office:value-type="float" office:value="2788.6381393031" calcext:value-type="float">
            <text:p>2.79E+0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[.B$5]-[.B485])*[.B$4]+[.B485]" office:value-type="float" office:value="0.681660232498018" calcext:value-type="float">
            <text:p>6.82E-01</text:p>
          </table:table-cell>
          <table:table-cell table:formula="of:=([.C$5]-[.C485])*[.C$4]/[.C$5]+[.C485]" office:value-type="float" office:value="2791.7634209365" calcext:value-type="float">
            <text:p>2.79E+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[.B$5]-[.B486])*[.B$4]+[.B486]" office:value-type="float" office:value="0.682421628373558" calcext:value-type="float">
            <text:p>6.82E-01</text:p>
          </table:table-cell>
          <table:table-cell table:formula="of:=([.C$5]-[.C486])*[.C$4]/[.C$5]+[.C486]" office:value-type="float" office:value="2794.88122578603" calcext:value-type="float">
            <text:p>2.79E+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B$5]-[.B487])*[.B$4]+[.B487]" office:value-type="float" office:value="0.6831812031644" calcext:value-type="float">
            <text:p>6.83E-01</text:p>
          </table:table-cell>
          <table:table-cell table:formula="of:=([.C$5]-[.C487])*[.C$4]/[.C$5]+[.C487]" office:value-type="float" office:value="2797.99157173881" calcext:value-type="float">
            <text:p>2.80E+0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[.B$5]-[.B488])*[.B$4]+[.B488]" office:value-type="float" office:value="0.683938961226162" calcext:value-type="float">
            <text:p>6.84E-01</text:p>
          </table:table-cell>
          <table:table-cell table:formula="of:=([.C$5]-[.C488])*[.C$4]/[.C$5]+[.C488]" office:value-type="float" office:value="2801.09447663917" calcext:value-type="float">
            <text:p>2.80E+0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[.B$5]-[.B489])*[.B$4]+[.B489]" office:value-type="float" office:value="0.684694906904044" calcext:value-type="float">
            <text:p>6.85E-01</text:p>
          </table:table-cell>
          <table:table-cell table:formula="of:=([.C$5]-[.C489])*[.C$4]/[.C$5]+[.C489]" office:value-type="float" office:value="2804.18995828876" calcext:value-type="float">
            <text:p>2.80E+0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[.B$5]-[.B490])*[.B$4]+[.B490]" office:value-type="float" office:value="0.685449044532854" calcext:value-type="float">
            <text:p>6.85E-01</text:p>
          </table:table-cell>
          <table:table-cell table:formula="of:=([.C$5]-[.C490])*[.C$4]/[.C$5]+[.C490]" office:value-type="float" office:value="2807.27803444662" calcext:value-type="float">
            <text:p>2.81E+0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[.B$5]-[.B491])*[.B$4]+[.B491]" office:value-type="float" office:value="0.686201378437032" calcext:value-type="float">
            <text:p>6.86E-01</text:p>
          </table:table-cell>
          <table:table-cell table:formula="of:=([.C$5]-[.C491])*[.C$4]/[.C$5]+[.C491]" office:value-type="float" office:value="2810.35872282933" calcext:value-type="float">
            <text:p>2.81E+0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[.B$5]-[.B492])*[.B$4]+[.B492]" office:value-type="float" office:value="0.686951912930674" calcext:value-type="float">
            <text:p>6.87E-01</text:p>
          </table:table-cell>
          <table:table-cell table:formula="of:=([.C$5]-[.C492])*[.C$4]/[.C$5]+[.C492]" office:value-type="float" office:value="2813.43204111107" calcext:value-type="float">
            <text:p>2.81E+0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[.B$5]-[.B493])*[.B$4]+[.B493]" office:value-type="float" office:value="0.687700652317558" calcext:value-type="float">
            <text:p>6.88E-01</text:p>
          </table:table-cell>
          <table:table-cell table:formula="of:=([.C$5]-[.C493])*[.C$4]/[.C$5]+[.C493]" office:value-type="float" office:value="2816.49800692374" calcext:value-type="float">
            <text:p>2.82E+0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[.B$5]-[.B494])*[.B$4]+[.B494]" office:value-type="float" office:value="0.688447600891168" calcext:value-type="float">
            <text:p>6.88E-01</text:p>
          </table:table-cell>
          <table:table-cell table:formula="of:=([.C$5]-[.C494])*[.C$4]/[.C$5]+[.C494]" office:value-type="float" office:value="2819.55663785704" calcext:value-type="float">
            <text:p>2.82E+0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[.B$5]-[.B495])*[.B$4]+[.B495]" office:value-type="float" office:value="0.689192762934721" calcext:value-type="float">
            <text:p>6.89E-01</text:p>
          </table:table-cell>
          <table:table-cell table:formula="of:=([.C$5]-[.C495])*[.C$4]/[.C$5]+[.C495]" office:value-type="float" office:value="2822.60795145863" calcext:value-type="float">
            <text:p>2.82E+0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[.B$5]-[.B496])*[.B$4]+[.B496]" office:value-type="float" office:value="0.689936142721188" calcext:value-type="float">
            <text:p>6.90E-01</text:p>
          </table:table-cell>
          <table:table-cell table:formula="of:=([.C$5]-[.C496])*[.C$4]/[.C$5]+[.C496]" office:value-type="float" office:value="2825.65196523416" calcext:value-type="float">
            <text:p>2.83E+0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[.B$5]-[.B497])*[.B$4]+[.B497]" office:value-type="float" office:value="0.690677744513319" calcext:value-type="float">
            <text:p>6.91E-01</text:p>
          </table:table-cell>
          <table:table-cell table:formula="of:=([.C$5]-[.C497])*[.C$4]/[.C$5]+[.C497]" office:value-type="float" office:value="2828.68869664741" calcext:value-type="float">
            <text:p>2.83E+0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[.B$5]-[.B498])*[.B$4]+[.B498]" office:value-type="float" office:value="0.69141757256367" calcext:value-type="float">
            <text:p>6.91E-01</text:p>
          </table:table-cell>
          <table:table-cell table:formula="of:=([.C$5]-[.C498])*[.C$4]/[.C$5]+[.C498]" office:value-type="float" office:value="2831.71816312036" calcext:value-type="float">
            <text:p>2.83E+0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[.B$5]-[.B499])*[.B$4]+[.B499]" office:value-type="float" office:value="0.692155631114625" calcext:value-type="float">
            <text:p>6.92E-01</text:p>
          </table:table-cell>
          <table:table-cell table:formula="of:=([.C$5]-[.C499])*[.C$4]/[.C$5]+[.C499]" office:value-type="float" office:value="2834.74038203335" calcext:value-type="float">
            <text:p>2.83E+0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[.B$5]-[.B500])*[.B$4]+[.B500]" office:value-type="float" office:value="0.692891924398423" calcext:value-type="float">
            <text:p>6.93E-01</text:p>
          </table:table-cell>
          <table:table-cell table:formula="of:=([.C$5]-[.C500])*[.C$4]/[.C$5]+[.C500]" office:value-type="float" office:value="2837.75537072511" calcext:value-type="float">
            <text:p>2.84E+0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[.B$5]-[.B501])*[.B$4]+[.B501]" office:value-type="float" office:value="0.693626456637178" calcext:value-type="float">
            <text:p>6.94E-01</text:p>
          </table:table-cell>
          <table:table-cell table:formula="of:=([.C$5]-[.C501])*[.C$4]/[.C$5]+[.C501]" office:value-type="float" office:value="2840.76314649289" calcext:value-type="float">
            <text:p>2.84E+0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[.B$5]-[.B502])*[.B$4]+[.B502]" office:value-type="float" office:value="0.694359232042907" calcext:value-type="float">
            <text:p>6.94E-01</text:p>
          </table:table-cell>
          <table:table-cell table:formula="of:=([.C$5]-[.C502])*[.C$4]/[.C$5]+[.C502]" office:value-type="float" office:value="2843.76372659257" calcext:value-type="float">
            <text:p>2.84E+0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[.B$5]-[.B503])*[.B$4]+[.B503]" office:value-type="float" office:value="0.695090254817553" calcext:value-type="float">
            <text:p>6.95E-01</text:p>
          </table:table-cell>
          <table:table-cell table:formula="of:=([.C$5]-[.C503])*[.C$4]/[.C$5]+[.C503]" office:value-type="float" office:value="2846.75712823876" calcext:value-type="float">
            <text:p>2.85E+0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[.B$5]-[.B504])*[.B$4]+[.B504]" office:value-type="float" office:value="0.695819529153008" calcext:value-type="float">
            <text:p>6.96E-01</text:p>
          </table:table-cell>
          <table:table-cell table:formula="of:=([.C$5]-[.C504])*[.C$4]/[.C$5]+[.C504]" office:value-type="float" office:value="2849.74336860485" calcext:value-type="float">
            <text:p>2.85E+0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[.B$5]-[.B505])*[.B$4]+[.B505]" office:value-type="float" office:value="0.696547059231138" calcext:value-type="float">
            <text:p>6.97E-01</text:p>
          </table:table-cell>
          <table:table-cell table:formula="of:=([.C$5]-[.C505])*[.C$4]/[.C$5]+[.C505]" office:value-type="float" office:value="2852.72246482317" calcext:value-type="float">
            <text:p>2.85E+0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[.B$5]-[.B506])*[.B$4]+[.B506]" office:value-type="float" office:value="0.697272849223808" calcext:value-type="float">
            <text:p>6.97E-01</text:p>
          </table:table-cell>
          <table:table-cell table:formula="of:=([.C$5]-[.C506])*[.C$4]/[.C$5]+[.C506]" office:value-type="float" office:value="2855.69443398507" calcext:value-type="float">
            <text:p>2.86E+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B$5]-[.B507])*[.B$4]+[.B507]" office:value-type="float" office:value="0.697996903292904" calcext:value-type="float">
            <text:p>6.98E-01</text:p>
          </table:table-cell>
          <table:table-cell table:formula="of:=([.C$5]-[.C507])*[.C$4]/[.C$5]+[.C507]" office:value-type="float" office:value="2858.65929314099" calcext:value-type="float">
            <text:p>2.86E+0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[.B$5]-[.B508])*[.B$4]+[.B508]" office:value-type="float" office:value="0.698719225590358" calcext:value-type="float">
            <text:p>6.99E-01</text:p>
          </table:table-cell>
          <table:table-cell table:formula="of:=([.C$5]-[.C508])*[.C$4]/[.C$5]+[.C508]" office:value-type="float" office:value="2861.61705930059" calcext:value-type="float">
            <text:p>2.86E+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[.B$5]-[.B509])*[.B$4]+[.B509]" office:value-type="float" office:value="0.699439820258171" calcext:value-type="float">
            <text:p>6.99E-01</text:p>
          </table:table-cell>
          <table:table-cell table:formula="of:=([.C$5]-[.C509])*[.C$4]/[.C$5]+[.C509]" office:value-type="float" office:value="2864.56774943284" calcext:value-type="float">
            <text:p>2.86E+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[.B$5]-[.B510])*[.B$4]+[.B510]" office:value-type="float" office:value="0.700158691428439" calcext:value-type="float">
            <text:p>7.00E-01</text:p>
          </table:table-cell>
          <table:table-cell table:formula="of:=([.C$5]-[.C510])*[.C$4]/[.C$5]+[.C510]" office:value-type="float" office:value="2867.51138046612" calcext:value-type="float">
            <text:p>2.87E+0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[.B$5]-[.B511])*[.B$4]+[.B511]" office:value-type="float" office:value="0.700875843223373" calcext:value-type="float">
            <text:p>7.01E-01</text:p>
          </table:table-cell>
          <table:table-cell table:formula="of:=([.C$5]-[.C511])*[.C$4]/[.C$5]+[.C511]" office:value-type="float" office:value="2870.44796928829" calcext:value-type="float">
            <text:p>2.87E+0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[.B$5]-[.B512])*[.B$4]+[.B512]" office:value-type="float" office:value="0.701591279755325" calcext:value-type="float">
            <text:p>7.02E-01</text:p>
          </table:table-cell>
          <table:table-cell table:formula="of:=([.C$5]-[.C512])*[.C$4]/[.C$5]+[.C512]" office:value-type="float" office:value="2873.37753274683" calcext:value-type="float">
            <text:p>2.87E+0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[.B$5]-[.B513])*[.B$4]+[.B513]" office:value-type="float" office:value="0.702305005126811" calcext:value-type="float">
            <text:p>7.02E-01</text:p>
          </table:table-cell>
          <table:table-cell table:formula="of:=([.C$5]-[.C513])*[.C$4]/[.C$5]+[.C513]" office:value-type="float" office:value="2876.30008764889" calcext:value-type="float">
            <text:p>2.88E+0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[.B$5]-[.B514])*[.B$4]+[.B514]" office:value-type="float" office:value="0.703017023430537" calcext:value-type="float">
            <text:p>7.03E-01</text:p>
          </table:table-cell>
          <table:table-cell table:formula="of:=([.C$5]-[.C514])*[.C$4]/[.C$5]+[.C514]" office:value-type="float" office:value="2879.21565076144" calcext:value-type="float">
            <text:p>2.88E+0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[.B$5]-[.B515])*[.B$4]+[.B515]" office:value-type="float" office:value="0.703727338749418" calcext:value-type="float">
            <text:p>7.04E-01</text:p>
          </table:table-cell>
          <table:table-cell table:formula="of:=([.C$5]-[.C515])*[.C$4]/[.C$5]+[.C515]" office:value-type="float" office:value="2882.12423881133" calcext:value-type="float">
            <text:p>2.88E+0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[.B$5]-[.B516])*[.B$4]+[.B516]" office:value-type="float" office:value="0.704435955156603" calcext:value-type="float">
            <text:p>7.04E-01</text:p>
          </table:table-cell>
          <table:table-cell table:formula="of:=([.C$5]-[.C516])*[.C$4]/[.C$5]+[.C516]" office:value-type="float" office:value="2885.02586848537" calcext:value-type="float">
            <text:p>2.89E+0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[.B$5]-[.B517])*[.B$4]+[.B517]" office:value-type="float" office:value="0.7051428767155" calcext:value-type="float">
            <text:p>7.05E-01</text:p>
          </table:table-cell>
          <table:table-cell table:formula="of:=([.C$5]-[.C517])*[.C$4]/[.C$5]+[.C517]" office:value-type="float" office:value="2887.92055643048" calcext:value-type="float">
            <text:p>2.89E+0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[.B$5]-[.B518])*[.B$4]+[.B518]" office:value-type="float" office:value="0.7058481074798" calcext:value-type="float">
            <text:p>7.06E-01</text:p>
          </table:table-cell>
          <table:table-cell table:formula="of:=([.C$5]-[.C518])*[.C$4]/[.C$5]+[.C518]" office:value-type="float" office:value="2890.80831925373" calcext:value-type="float">
            <text:p>2.89E+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[.B$5]-[.B519])*[.B$4]+[.B519]" office:value-type="float" office:value="0.706551651493495" calcext:value-type="float">
            <text:p>7.07E-01</text:p>
          </table:table-cell>
          <table:table-cell table:formula="of:=([.C$5]-[.C519])*[.C$4]/[.C$5]+[.C519]" office:value-type="float" office:value="2893.68917352248" calcext:value-type="float">
            <text:p>2.89E+0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[.B$5]-[.B520])*[.B$4]+[.B520]" office:value-type="float" office:value="0.707253512790907" calcext:value-type="float">
            <text:p>7.07E-01</text:p>
          </table:table-cell>
          <table:table-cell table:formula="of:=([.C$5]-[.C520])*[.C$4]/[.C$5]+[.C520]" office:value-type="float" office:value="2896.56313576445" calcext:value-type="float">
            <text:p>2.90E+0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[.B$5]-[.B521])*[.B$4]+[.B521]" office:value-type="float" office:value="0.707953695396708" calcext:value-type="float">
            <text:p>7.08E-01</text:p>
          </table:table-cell>
          <table:table-cell table:formula="of:=([.C$5]-[.C521])*[.C$4]/[.C$5]+[.C521]" office:value-type="float" office:value="2899.43022246781" calcext:value-type="float">
            <text:p>2.90E+0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[.B$5]-[.B522])*[.B$4]+[.B522]" office:value-type="float" office:value="0.708652203325945" calcext:value-type="float">
            <text:p>7.09E-01</text:p>
          </table:table-cell>
          <table:table-cell table:formula="of:=([.C$5]-[.C522])*[.C$4]/[.C$5]+[.C522]" office:value-type="float" office:value="2902.29045008129" calcext:value-type="float">
            <text:p>2.90E+0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[.B$5]-[.B523])*[.B$4]+[.B523]" office:value-type="float" office:value="0.709349040584061" calcext:value-type="float">
            <text:p>7.09E-01</text:p>
          </table:table-cell>
          <table:table-cell table:formula="of:=([.C$5]-[.C523])*[.C$4]/[.C$5]+[.C523]" office:value-type="float" office:value="2905.14383501428" calcext:value-type="float">
            <text:p>2.91E+0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[.B$5]-[.B524])*[.B$4]+[.B524]" office:value-type="float" office:value="0.710044211166918" calcext:value-type="float">
            <text:p>7.10E-01</text:p>
          </table:table-cell>
          <table:table-cell table:formula="of:=([.C$5]-[.C524])*[.C$4]/[.C$5]+[.C524]" office:value-type="float" office:value="2907.99039363689" calcext:value-type="float">
            <text:p>2.91E+0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[.B$5]-[.B525])*[.B$4]+[.B525]" office:value-type="float" office:value="0.710737719060822" calcext:value-type="float">
            <text:p>7.11E-01</text:p>
          </table:table-cell>
          <table:table-cell table:formula="of:=([.C$5]-[.C525])*[.C$4]/[.C$5]+[.C525]" office:value-type="float" office:value="2910.83014228008" calcext:value-type="float">
            <text:p>2.91E+0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[.B$5]-[.B526])*[.B$4]+[.B526]" office:value-type="float" office:value="0.711429568242546" calcext:value-type="float">
            <text:p>7.11E-01</text:p>
          </table:table-cell>
          <table:table-cell table:formula="of:=([.C$5]-[.C526])*[.C$4]/[.C$5]+[.C526]" office:value-type="float" office:value="2913.66309723574" calcext:value-type="float">
            <text:p>2.91E+0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[.B$5]-[.B527])*[.B$4]+[.B527]" office:value-type="float" office:value="0.712119762679348" calcext:value-type="float">
            <text:p>7.12E-01</text:p>
          </table:table-cell>
          <table:table-cell table:formula="of:=([.C$5]-[.C527])*[.C$4]/[.C$5]+[.C527]" office:value-type="float" office:value="2916.4892747568" calcext:value-type="float">
            <text:p>2.92E+0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[.B$5]-[.B528])*[.B$4]+[.B528]" office:value-type="float" office:value="0.712808306329001" calcext:value-type="float">
            <text:p>7.13E-01</text:p>
          </table:table-cell>
          <table:table-cell table:formula="of:=([.C$5]-[.C528])*[.C$4]/[.C$5]+[.C528]" office:value-type="float" office:value="2919.30869105727" calcext:value-type="float">
            <text:p>2.92E+0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[.B$5]-[.B529])*[.B$4]+[.B529]" office:value-type="float" office:value="0.713495203139809" calcext:value-type="float">
            <text:p>7.13E-01</text:p>
          </table:table-cell>
          <table:table-cell table:formula="of:=([.C$5]-[.C529])*[.C$4]/[.C$5]+[.C529]" office:value-type="float" office:value="2922.1213623124" calcext:value-type="float">
            <text:p>2.92E+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[.B$5]-[.B530])*[.B$4]+[.B530]" office:value-type="float" office:value="0.714180457050633" calcext:value-type="float">
            <text:p>7.14E-01</text:p>
          </table:table-cell>
          <table:table-cell table:formula="of:=([.C$5]-[.C530])*[.C$4]/[.C$5]+[.C530]" office:value-type="float" office:value="2924.92730465874" calcext:value-type="float">
            <text:p>2.92E+0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[.B$5]-[.B531])*[.B$4]+[.B531]" office:value-type="float" office:value="0.714864071990915" calcext:value-type="float">
            <text:p>7.15E-01</text:p>
          </table:table-cell>
          <table:table-cell table:formula="of:=([.C$5]-[.C531])*[.C$4]/[.C$5]+[.C531]" office:value-type="float" office:value="2927.72653419422" calcext:value-type="float">
            <text:p>2.93E+0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[.B$5]-[.B532])*[.B$4]+[.B532]" office:value-type="float" office:value="0.715546051880697" calcext:value-type="float">
            <text:p>7.16E-01</text:p>
          </table:table-cell>
          <table:table-cell table:formula="of:=([.C$5]-[.C532])*[.C$4]/[.C$5]+[.C532]" office:value-type="float" office:value="2930.51906697827" calcext:value-type="float">
            <text:p>2.93E+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[.B$5]-[.B533])*[.B$4]+[.B533]" office:value-type="float" office:value="0.716226400630647" calcext:value-type="float">
            <text:p>7.16E-01</text:p>
          </table:table-cell>
          <table:table-cell table:formula="of:=([.C$5]-[.C533])*[.C$4]/[.C$5]+[.C533]" office:value-type="float" office:value="2933.30491903191" calcext:value-type="float">
            <text:p>2.93E+0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[.B$5]-[.B534])*[.B$4]+[.B534]" office:value-type="float" office:value="0.716905122142076" calcext:value-type="float">
            <text:p>7.17E-01</text:p>
          </table:table-cell>
          <table:table-cell table:formula="of:=([.C$5]-[.C534])*[.C$4]/[.C$5]+[.C534]" office:value-type="float" office:value="2936.0841063378" calcext:value-type="float">
            <text:p>2.94E+0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[.B$5]-[.B535])*[.B$4]+[.B535]" office:value-type="float" office:value="0.717582220306967" calcext:value-type="float">
            <text:p>7.18E-01</text:p>
          </table:table-cell>
          <table:table-cell table:formula="of:=([.C$5]-[.C535])*[.C$4]/[.C$5]+[.C535]" office:value-type="float" office:value="2938.85664484041" calcext:value-type="float">
            <text:p>2.94E+0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[.B$5]-[.B536])*[.B$4]+[.B536]" office:value-type="float" office:value="0.718257699007993" calcext:value-type="float">
            <text:p>7.18E-01</text:p>
          </table:table-cell>
          <table:table-cell table:formula="of:=([.C$5]-[.C536])*[.C$4]/[.C$5]+[.C536]" office:value-type="float" office:value="2941.62255044601" calcext:value-type="float">
            <text:p>2.94E+0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[.B$5]-[.B537])*[.B$4]+[.B537]" office:value-type="float" office:value="0.718931562118543" calcext:value-type="float">
            <text:p>7.19E-01</text:p>
          </table:table-cell>
          <table:table-cell table:formula="of:=([.C$5]-[.C537])*[.C$4]/[.C$5]+[.C537]" office:value-type="float" office:value="2944.38183902287" calcext:value-type="float">
            <text:p>2.94E+0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[.B$5]-[.B538])*[.B$4]+[.B538]" office:value-type="float" office:value="0.719603813502737" calcext:value-type="float">
            <text:p>7.20E-01</text:p>
          </table:table-cell>
          <table:table-cell table:formula="of:=([.C$5]-[.C538])*[.C$4]/[.C$5]+[.C538]" office:value-type="float" office:value="2947.13452640126" calcext:value-type="float">
            <text:p>2.95E+0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[.B$5]-[.B539])*[.B$4]+[.B539]" office:value-type="float" office:value="0.720274457015457" calcext:value-type="float">
            <text:p>7.20E-01</text:p>
          </table:table-cell>
          <table:table-cell table:formula="of:=([.C$5]-[.C539])*[.C$4]/[.C$5]+[.C539]" office:value-type="float" office:value="2949.8806283736" calcext:value-type="float">
            <text:p>2.95E+0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[.B$5]-[.B540])*[.B$4]+[.B540]" office:value-type="float" office:value="0.720943496502364" calcext:value-type="float">
            <text:p>7.21E-01</text:p>
          </table:table-cell>
          <table:table-cell table:formula="of:=([.C$5]-[.C540])*[.C$4]/[.C$5]+[.C540]" office:value-type="float" office:value="2952.62016069452" calcext:value-type="float">
            <text:p>2.95E+0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[.B$5]-[.B541])*[.B$4]+[.B541]" office:value-type="float" office:value="0.72161093579992" calcext:value-type="float">
            <text:p>7.22E-01</text:p>
          </table:table-cell>
          <table:table-cell table:formula="of:=([.C$5]-[.C541])*[.C$4]/[.C$5]+[.C541]" office:value-type="float" office:value="2955.35313908095" calcext:value-type="float">
            <text:p>2.96E+0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[.B$5]-[.B542])*[.B$4]+[.B542]" office:value-type="float" office:value="0.722276778735412" calcext:value-type="float">
            <text:p>7.22E-01</text:p>
          </table:table-cell>
          <table:table-cell table:formula="of:=([.C$5]-[.C542])*[.C$4]/[.C$5]+[.C542]" office:value-type="float" office:value="2958.07957921224" calcext:value-type="float">
            <text:p>2.96E+0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[.B$5]-[.B543])*[.B$4]+[.B543]" office:value-type="float" office:value="0.722941029126972" calcext:value-type="float">
            <text:p>7.23E-01</text:p>
          </table:table-cell>
          <table:table-cell table:formula="of:=([.C$5]-[.C543])*[.C$4]/[.C$5]+[.C543]" office:value-type="float" office:value="2960.79949673021" calcext:value-type="float">
            <text:p>2.96E+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[.B$5]-[.B544])*[.B$4]+[.B544]" office:value-type="float" office:value="0.723603690783602" calcext:value-type="float">
            <text:p>7.24E-01</text:p>
          </table:table-cell>
          <table:table-cell table:formula="of:=([.C$5]-[.C544])*[.C$4]/[.C$5]+[.C544]" office:value-type="float" office:value="2963.51290723928" calcext:value-type="float">
            <text:p>2.96E+0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[.B$5]-[.B545])*[.B$4]+[.B545]" office:value-type="float" office:value="0.724264767505192" calcext:value-type="float">
            <text:p>7.24E-01</text:p>
          </table:table-cell>
          <table:table-cell table:formula="of:=([.C$5]-[.C545])*[.C$4]/[.C$5]+[.C545]" office:value-type="float" office:value="2966.21982630651" calcext:value-type="float">
            <text:p>2.97E+0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[.B$5]-[.B546])*[.B$4]+[.B546]" office:value-type="float" office:value="0.724924263082543" calcext:value-type="float">
            <text:p>7.25E-01</text:p>
          </table:table-cell>
          <table:table-cell table:formula="of:=([.C$5]-[.C546])*[.C$4]/[.C$5]+[.C546]" office:value-type="float" office:value="2968.92026946175" calcext:value-type="float">
            <text:p>2.97E+0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[.B$5]-[.B547])*[.B$4]+[.B547]" office:value-type="float" office:value="0.725582181297391" calcext:value-type="float">
            <text:p>7.26E-01</text:p>
          </table:table-cell>
          <table:table-cell table:formula="of:=([.C$5]-[.C547])*[.C$4]/[.C$5]+[.C547]" office:value-type="float" office:value="2971.61425219768" calcext:value-type="float">
            <text:p>2.97E+0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[.B$5]-[.B548])*[.B$4]+[.B548]" office:value-type="float" office:value="0.726238525922425" calcext:value-type="float">
            <text:p>7.26E-01</text:p>
          </table:table-cell>
          <table:table-cell table:formula="of:=([.C$5]-[.C548])*[.C$4]/[.C$5]+[.C548]" office:value-type="float" office:value="2974.30178996991" calcext:value-type="float">
            <text:p>2.97E+0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[.B$5]-[.B549])*[.B$4]+[.B549]" office:value-type="float" office:value="0.726893300721314" calcext:value-type="float">
            <text:p>7.27E-01</text:p>
          </table:table-cell>
          <table:table-cell table:formula="of:=([.C$5]-[.C549])*[.C$4]/[.C$5]+[.C549]" office:value-type="float" office:value="2976.98289819709" calcext:value-type="float">
            <text:p>2.98E+0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[.B$5]-[.B550])*[.B$4]+[.B550]" office:value-type="float" office:value="0.727546509448721" calcext:value-type="float">
            <text:p>7.28E-01</text:p>
          </table:table-cell>
          <table:table-cell table:formula="of:=([.C$5]-[.C550])*[.C$4]/[.C$5]+[.C550]" office:value-type="float" office:value="2979.65759226097" calcext:value-type="float">
            <text:p>2.98E+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[.B$5]-[.B551])*[.B$4]+[.B551]" office:value-type="float" office:value="0.728198155850332" calcext:value-type="float">
            <text:p>7.28E-01</text:p>
          </table:table-cell>
          <table:table-cell table:formula="of:=([.C$5]-[.C551])*[.C$4]/[.C$5]+[.C551]" office:value-type="float" office:value="2982.32588750652" calcext:value-type="float">
            <text:p>2.98E+0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[.B$5]-[.B552])*[.B$4]+[.B552]" office:value-type="float" office:value="0.728848243662871" calcext:value-type="float">
            <text:p>7.29E-01</text:p>
          </table:table-cell>
          <table:table-cell table:formula="of:=([.C$5]-[.C552])*[.C$4]/[.C$5]+[.C552]" office:value-type="float" office:value="2984.98779924196" calcext:value-type="float">
            <text:p>2.98E+0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[.B$5]-[.B553])*[.B$4]+[.B553]" office:value-type="float" office:value="0.729496776614128" calcext:value-type="float">
            <text:p>7.29E-01</text:p>
          </table:table-cell>
          <table:table-cell table:formula="of:=([.C$5]-[.C553])*[.C$4]/[.C$5]+[.C553]" office:value-type="float" office:value="2987.64334273894" calcext:value-type="float">
            <text:p>2.99E+0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[.B$5]-[.B554])*[.B$4]+[.B554]" office:value-type="float" office:value="0.730143758422974" calcext:value-type="float">
            <text:p>7.30E-01</text:p>
          </table:table-cell>
          <table:table-cell table:formula="of:=([.C$5]-[.C554])*[.C$4]/[.C$5]+[.C554]" office:value-type="float" office:value="2990.29253323254" calcext:value-type="float">
            <text:p>2.99E+0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[.B$5]-[.B555])*[.B$4]+[.B555]" office:value-type="float" office:value="0.730789192799388" calcext:value-type="float">
            <text:p>7.31E-01</text:p>
          </table:table-cell>
          <table:table-cell table:formula="of:=([.C$5]-[.C555])*[.C$4]/[.C$5]+[.C555]" office:value-type="float" office:value="2992.9353859214" calcext:value-type="float">
            <text:p>2.99E+0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[.B$5]-[.B556])*[.B$4]+[.B556]" office:value-type="float" office:value="0.731433083444474" calcext:value-type="float">
            <text:p>7.31E-01</text:p>
          </table:table-cell>
          <table:table-cell table:formula="of:=([.C$5]-[.C556])*[.C$4]/[.C$5]+[.C556]" office:value-type="float" office:value="2995.5719159678" calcext:value-type="float">
            <text:p>3.00E+0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[.B$5]-[.B557])*[.B$4]+[.B557]" office:value-type="float" office:value="0.732075434050483" calcext:value-type="float">
            <text:p>7.32E-01</text:p>
          </table:table-cell>
          <table:table-cell table:formula="of:=([.C$5]-[.C557])*[.C$4]/[.C$5]+[.C557]" office:value-type="float" office:value="2998.20213849774" calcext:value-type="float">
            <text:p>3.00E+0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[.B$5]-[.B558])*[.B$4]+[.B558]" office:value-type="float" office:value="0.732716248300838" calcext:value-type="float">
            <text:p>7.33E-01</text:p>
          </table:table-cell>
          <table:table-cell table:formula="of:=([.C$5]-[.C558])*[.C$4]/[.C$5]+[.C558]" office:value-type="float" office:value="3000.82606860105" calcext:value-type="float">
            <text:p>3.00E+0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[.B$5]-[.B559])*[.B$4]+[.B559]" office:value-type="float" office:value="0.733355529870148" calcext:value-type="float">
            <text:p>7.33E-01</text:p>
          </table:table-cell>
          <table:table-cell table:formula="of:=([.C$5]-[.C559])*[.C$4]/[.C$5]+[.C559]" office:value-type="float" office:value="3003.44372133145" calcext:value-type="float">
            <text:p>3.00E+0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[.B$5]-[.B560])*[.B$4]+[.B560]" office:value-type="float" office:value="0.733993282424236" calcext:value-type="float">
            <text:p>7.34E-01</text:p>
          </table:table-cell>
          <table:table-cell table:formula="of:=([.C$5]-[.C560])*[.C$4]/[.C$5]+[.C560]" office:value-type="float" office:value="3006.05511170664" calcext:value-type="float">
            <text:p>3.01E+0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[.B$5]-[.B561])*[.B$4]+[.B561]" office:value-type="float" office:value="0.734629509620158" calcext:value-type="float">
            <text:p>7.35E-01</text:p>
          </table:table-cell>
          <table:table-cell table:formula="of:=([.C$5]-[.C561])*[.C$4]/[.C$5]+[.C561]" office:value-type="float" office:value="3008.66025470841" calcext:value-type="float">
            <text:p>3.01E+0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[.B$5]-[.B562])*[.B$4]+[.B562]" office:value-type="float" office:value="0.73526421510622" calcext:value-type="float">
            <text:p>7.35E-01</text:p>
          </table:table-cell>
          <table:table-cell table:formula="of:=([.C$5]-[.C562])*[.C$4]/[.C$5]+[.C562]" office:value-type="float" office:value="3011.25916528268" calcext:value-type="float">
            <text:p>3.01E+0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[.B$5]-[.B563])*[.B$4]+[.B563]" office:value-type="float" office:value="0.735897402522004" calcext:value-type="float">
            <text:p>7.36E-01</text:p>
          </table:table-cell>
          <table:table-cell table:formula="of:=([.C$5]-[.C563])*[.C$4]/[.C$5]+[.C563]" office:value-type="float" office:value="3013.85185833963" calcext:value-type="float">
            <text:p>3.01E+0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[.B$5]-[.B564])*[.B$4]+[.B564]" office:value-type="float" office:value="0.736529075498387" calcext:value-type="float">
            <text:p>7.37E-01</text:p>
          </table:table-cell>
          <table:table-cell table:formula="of:=([.C$5]-[.C564])*[.C$4]/[.C$5]+[.C564]" office:value-type="float" office:value="3016.43834875379" calcext:value-type="float">
            <text:p>3.02E+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[.B$5]-[.B565])*[.B$4]+[.B565]" office:value-type="float" office:value="0.737159237657561" calcext:value-type="float">
            <text:p>7.37E-01</text:p>
          </table:table-cell>
          <table:table-cell table:formula="of:=([.C$5]-[.C565])*[.C$4]/[.C$5]+[.C565]" office:value-type="float" office:value="3019.01865136407" calcext:value-type="float">
            <text:p>3.02E+0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[.B$5]-[.B566])*[.B$4]+[.B566]" office:value-type="float" office:value="0.737787892613056" calcext:value-type="float">
            <text:p>7.38E-01</text:p>
          </table:table-cell>
          <table:table-cell table:formula="of:=([.C$5]-[.C566])*[.C$4]/[.C$5]+[.C566]" office:value-type="float" office:value="3021.5927809739" calcext:value-type="float">
            <text:p>3.02E+0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B$5]-[.B567])*[.B$4]+[.B567]" office:value-type="float" office:value="0.738415043969758" calcext:value-type="float">
            <text:p>7.38E-01</text:p>
          </table:table-cell>
          <table:table-cell table:formula="of:=([.C$5]-[.C567])*[.C$4]/[.C$5]+[.C567]" office:value-type="float" office:value="3024.16075235128" calcext:value-type="float">
            <text:p>3.02E+0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[.B$5]-[.B568])*[.B$4]+[.B568]" office:value-type="float" office:value="0.739040695323931" calcext:value-type="float">
            <text:p>7.39E-01</text:p>
          </table:table-cell>
          <table:table-cell table:formula="of:=([.C$5]-[.C568])*[.C$4]/[.C$5]+[.C568]" office:value-type="float" office:value="3026.72258022891" calcext:value-type="float">
            <text:p>3.03E+0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[.B$5]-[.B569])*[.B$4]+[.B569]" office:value-type="float" office:value="0.739664850263238" calcext:value-type="float">
            <text:p>7.40E-01</text:p>
          </table:table-cell>
          <table:table-cell table:formula="of:=([.C$5]-[.C569])*[.C$4]/[.C$5]+[.C569]" office:value-type="float" office:value="3029.2782793042" calcext:value-type="float">
            <text:p>3.03E+0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[.B$5]-[.B570])*[.B$4]+[.B570]" office:value-type="float" office:value="0.74028751236676" calcext:value-type="float">
            <text:p>7.40E-01</text:p>
          </table:table-cell>
          <table:table-cell table:formula="of:=([.C$5]-[.C570])*[.C$4]/[.C$5]+[.C570]" office:value-type="float" office:value="3031.82786423944" calcext:value-type="float">
            <text:p>3.03E+0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[.B$5]-[.B571])*[.B$4]+[.B571]" office:value-type="float" office:value="0.74090868520502" calcext:value-type="float">
            <text:p>7.41E-01</text:p>
          </table:table-cell>
          <table:table-cell table:formula="of:=([.C$5]-[.C571])*[.C$4]/[.C$5]+[.C571]" office:value-type="float" office:value="3034.37134966181" calcext:value-type="float">
            <text:p>3.03E+0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[.B$5]-[.B572])*[.B$4]+[.B572]" office:value-type="float" office:value="0.741528372339998" calcext:value-type="float">
            <text:p>7.42E-01</text:p>
          </table:table-cell>
          <table:table-cell table:formula="of:=([.C$5]-[.C572])*[.C$4]/[.C$5]+[.C572]" office:value-type="float" office:value="3036.90875016353" calcext:value-type="float">
            <text:p>3.04E+0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[.B$5]-[.B573])*[.B$4]+[.B573]" office:value-type="float" office:value="0.742146577325158" calcext:value-type="float">
            <text:p>7.42E-01</text:p>
          </table:table-cell>
          <table:table-cell table:formula="of:=([.C$5]-[.C573])*[.C$4]/[.C$5]+[.C573]" office:value-type="float" office:value="3039.44008030188" calcext:value-type="float">
            <text:p>3.04E+0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[.B$5]-[.B574])*[.B$4]+[.B574]" office:value-type="float" office:value="0.742763303705462" calcext:value-type="float">
            <text:p>7.43E-01</text:p>
          </table:table-cell>
          <table:table-cell table:formula="of:=([.C$5]-[.C574])*[.C$4]/[.C$5]+[.C574]" office:value-type="float" office:value="3041.96535459933" calcext:value-type="float">
            <text:p>3.04E+0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[.B$5]-[.B575])*[.B$4]+[.B575]" office:value-type="float" office:value="0.743378555017396" calcext:value-type="float">
            <text:p>7.43E-01</text:p>
          </table:table-cell>
          <table:table-cell table:formula="of:=([.C$5]-[.C575])*[.C$4]/[.C$5]+[.C575]" office:value-type="float" office:value="3044.48458754359" calcext:value-type="float">
            <text:p>3.04E+0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[.B$5]-[.B576])*[.B$4]+[.B576]" office:value-type="float" office:value="0.743992334788984" calcext:value-type="float">
            <text:p>7.44E-01</text:p>
          </table:table-cell>
          <table:table-cell table:formula="of:=([.C$5]-[.C576])*[.C$4]/[.C$5]+[.C576]" office:value-type="float" office:value="3046.99779358774" calcext:value-type="float">
            <text:p>3.05E+0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[.B$5]-[.B577])*[.B$4]+[.B577]" office:value-type="float" office:value="0.744604646539815" calcext:value-type="float">
            <text:p>7.45E-01</text:p>
          </table:table-cell>
          <table:table-cell table:formula="of:=([.C$5]-[.C577])*[.C$4]/[.C$5]+[.C577]" office:value-type="float" office:value="3049.50498715026" calcext:value-type="float">
            <text:p>3.05E+0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[.B$5]-[.B578])*[.B$4]+[.B578]" office:value-type="float" office:value="0.745215493781058" calcext:value-type="float">
            <text:p>7.45E-01</text:p>
          </table:table-cell>
          <table:table-cell table:formula="of:=([.C$5]-[.C578])*[.C$4]/[.C$5]+[.C578]" office:value-type="float" office:value="3052.00618261514" calcext:value-type="float">
            <text:p>3.05E+0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[.B$5]-[.B579])*[.B$4]+[.B579]" office:value-type="float" office:value="0.745824880015485" calcext:value-type="float">
            <text:p>7.46E-01</text:p>
          </table:table-cell>
          <table:table-cell table:formula="of:=([.C$5]-[.C579])*[.C$4]/[.C$5]+[.C579]" office:value-type="float" office:value="3054.50139433196" calcext:value-type="float">
            <text:p>3.05E+0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[.B$5]-[.B580])*[.B$4]+[.B580]" office:value-type="float" office:value="0.746432808737491" calcext:value-type="float">
            <text:p>7.46E-01</text:p>
          </table:table-cell>
          <table:table-cell table:formula="of:=([.C$5]-[.C580])*[.C$4]/[.C$5]+[.C580]" office:value-type="float" office:value="3056.99063661597" calcext:value-type="float">
            <text:p>3.06E+0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[.B$5]-[.B581])*[.B$4]+[.B581]" office:value-type="float" office:value="0.747039283433111" calcext:value-type="float">
            <text:p>7.47E-01</text:p>
          </table:table-cell>
          <table:table-cell table:formula="of:=([.C$5]-[.C581])*[.C$4]/[.C$5]+[.C581]" office:value-type="float" office:value="3059.47392374818" calcext:value-type="float">
            <text:p>3.06E+0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[.B$5]-[.B582])*[.B$4]+[.B582]" office:value-type="float" office:value="0.747644307580044" calcext:value-type="float">
            <text:p>7.48E-01</text:p>
          </table:table-cell>
          <table:table-cell table:formula="of:=([.C$5]-[.C582])*[.C$4]/[.C$5]+[.C582]" office:value-type="float" office:value="3061.95126997543" calcext:value-type="float">
            <text:p>3.06E+0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[.B$5]-[.B583])*[.B$4]+[.B583]" office:value-type="float" office:value="0.748247884647669" calcext:value-type="float">
            <text:p>7.48E-01</text:p>
          </table:table-cell>
          <table:table-cell table:formula="of:=([.C$5]-[.C583])*[.C$4]/[.C$5]+[.C583]" office:value-type="float" office:value="3064.42268951046" calcext:value-type="float">
            <text:p>3.06E+0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[.B$5]-[.B584])*[.B$4]+[.B584]" office:value-type="float" office:value="0.748850018097071" calcext:value-type="float">
            <text:p>7.49E-01</text:p>
          </table:table-cell>
          <table:table-cell table:formula="of:=([.C$5]-[.C584])*[.C$4]/[.C$5]+[.C584]" office:value-type="float" office:value="3066.88819653204" calcext:value-type="float">
            <text:p>3.07E+0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[.B$5]-[.B585])*[.B$4]+[.B585]" office:value-type="float" office:value="0.749450711381053" calcext:value-type="float">
            <text:p>7.49E-01</text:p>
          </table:table-cell>
          <table:table-cell table:formula="of:=([.C$5]-[.C585])*[.C$4]/[.C$5]+[.C585]" office:value-type="float" office:value="3069.34780518499" calcext:value-type="float">
            <text:p>3.07E+0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[.B$5]-[.B586])*[.B$4]+[.B586]" office:value-type="float" office:value="0.750049967944161" calcext:value-type="float">
            <text:p>7.50E-01</text:p>
          </table:table-cell>
          <table:table-cell table:formula="of:=([.C$5]-[.C586])*[.C$4]/[.C$5]+[.C586]" office:value-type="float" office:value="3071.80152958031" calcext:value-type="float">
            <text:p>3.07E+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[.B$5]-[.B587])*[.B$4]+[.B587]" office:value-type="float" office:value="0.750647791222703" calcext:value-type="float">
            <text:p>7.51E-01</text:p>
          </table:table-cell>
          <table:table-cell table:formula="of:=([.C$5]-[.C587])*[.C$4]/[.C$5]+[.C587]" office:value-type="float" office:value="3074.24938379523" calcext:value-type="float">
            <text:p>3.07E+0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[.B$5]-[.B588])*[.B$4]+[.B588]" office:value-type="float" office:value="0.751244184644768" calcext:value-type="float">
            <text:p>7.51E-01</text:p>
          </table:table-cell>
          <table:table-cell table:formula="of:=([.C$5]-[.C588])*[.C$4]/[.C$5]+[.C588]" office:value-type="float" office:value="3076.69138187332" calcext:value-type="float">
            <text:p>3.08E+0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[.B$5]-[.B589])*[.B$4]+[.B589]" office:value-type="float" office:value="0.751839151630244" calcext:value-type="float">
            <text:p>7.52E-01</text:p>
          </table:table-cell>
          <table:table-cell table:formula="of:=([.C$5]-[.C589])*[.C$4]/[.C$5]+[.C589]" office:value-type="float" office:value="3079.12753782452" calcext:value-type="float">
            <text:p>3.08E+0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[.B$5]-[.B590])*[.B$4]+[.B590]" office:value-type="float" office:value="0.752432695590843" calcext:value-type="float">
            <text:p>7.52E-01</text:p>
          </table:table-cell>
          <table:table-cell table:formula="of:=([.C$5]-[.C590])*[.C$4]/[.C$5]+[.C590]" office:value-type="float" office:value="3081.55786562528" calcext:value-type="float">
            <text:p>3.08E+0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[.B$5]-[.B591])*[.B$4]+[.B591]" office:value-type="float" office:value="0.753024819930113" calcext:value-type="float">
            <text:p>7.53E-01</text:p>
          </table:table-cell>
          <table:table-cell table:formula="of:=([.C$5]-[.C591])*[.C$4]/[.C$5]+[.C591]" office:value-type="float" office:value="3083.98237921862" calcext:value-type="float">
            <text:p>3.08E+0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[.B$5]-[.B592])*[.B$4]+[.B592]" office:value-type="float" office:value="0.753615528043465" calcext:value-type="float">
            <text:p>7.54E-01</text:p>
          </table:table-cell>
          <table:table-cell table:formula="of:=([.C$5]-[.C592])*[.C$4]/[.C$5]+[.C592]" office:value-type="float" office:value="3086.40109251417" calcext:value-type="float">
            <text:p>3.09E+0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[.B$5]-[.B593])*[.B$4]+[.B593]" office:value-type="float" office:value="0.754204823318186" calcext:value-type="float">
            <text:p>7.54E-01</text:p>
          </table:table-cell>
          <table:table-cell table:formula="of:=([.C$5]-[.C593])*[.C$4]/[.C$5]+[.C593]" office:value-type="float" office:value="3088.81401938831" calcext:value-type="float">
            <text:p>3.09E+0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[.B$5]-[.B594])*[.B$4]+[.B594]" office:value-type="float" office:value="0.754792709133464" calcext:value-type="float">
            <text:p>7.55E-01</text:p>
          </table:table-cell>
          <table:table-cell table:formula="of:=([.C$5]-[.C594])*[.C$4]/[.C$5]+[.C594]" office:value-type="float" office:value="3091.22117368422" calcext:value-type="float">
            <text:p>3.09E+0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[.B$5]-[.B595])*[.B$4]+[.B595]" office:value-type="float" office:value="0.755379188860402" calcext:value-type="float">
            <text:p>7.55E-01</text:p>
          </table:table-cell>
          <table:table-cell table:formula="of:=([.C$5]-[.C595])*[.C$4]/[.C$5]+[.C595]" office:value-type="float" office:value="3093.62256921195" calcext:value-type="float">
            <text:p>3.09E+0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[.B$5]-[.B596])*[.B$4]+[.B596]" office:value-type="float" office:value="0.755964265862042" calcext:value-type="float">
            <text:p>7.56E-01</text:p>
          </table:table-cell>
          <table:table-cell table:formula="of:=([.C$5]-[.C596])*[.C$4]/[.C$5]+[.C596]" office:value-type="float" office:value="3096.01821974852" calcext:value-type="float">
            <text:p>3.10E+0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[.B$5]-[.B597])*[.B$4]+[.B597]" office:value-type="float" office:value="0.756547943493382" calcext:value-type="float">
            <text:p>7.57E-01</text:p>
          </table:table-cell>
          <table:table-cell table:formula="of:=([.C$5]-[.C597])*[.C$4]/[.C$5]+[.C597]" office:value-type="float" office:value="3098.408139038" calcext:value-type="float">
            <text:p>3.10E+0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[.B$5]-[.B598])*[.B$4]+[.B598]" office:value-type="float" office:value="0.757130225101396" calcext:value-type="float">
            <text:p>7.57E-01</text:p>
          </table:table-cell>
          <table:table-cell table:formula="of:=([.C$5]-[.C598])*[.C$4]/[.C$5]+[.C598]" office:value-type="float" office:value="3100.79234079156" calcext:value-type="float">
            <text:p>3.10E+0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[.B$5]-[.B599])*[.B$4]+[.B599]" office:value-type="float" office:value="0.757711114025052" calcext:value-type="float">
            <text:p>7.58E-01</text:p>
          </table:table-cell>
          <table:table-cell table:formula="of:=([.C$5]-[.C599])*[.C$4]/[.C$5]+[.C599]" office:value-type="float" office:value="3103.17083868758" calcext:value-type="float">
            <text:p>3.10E+0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[.B$5]-[.B600])*[.B$4]+[.B600]" office:value-type="float" office:value="0.758290613595332" calcext:value-type="float">
            <text:p>7.58E-01</text:p>
          </table:table-cell>
          <table:table-cell table:formula="of:=([.C$5]-[.C600])*[.C$4]/[.C$5]+[.C600]" office:value-type="float" office:value="3105.54364637171" calcext:value-type="float">
            <text:p>3.11E+0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[.B$5]-[.B601])*[.B$4]+[.B601]" office:value-type="float" office:value="0.758868727135251" calcext:value-type="float">
            <text:p>7.59E-01</text:p>
          </table:table-cell>
          <table:table-cell table:formula="of:=([.C$5]-[.C601])*[.C$4]/[.C$5]+[.C601]" office:value-type="float" office:value="3107.91077745696" calcext:value-type="float">
            <text:p>3.11E+0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[.B$5]-[.B602])*[.B$4]+[.B602]" office:value-type="float" office:value="0.759445457959878" calcext:value-type="float">
            <text:p>7.59E-01</text:p>
          </table:table-cell>
          <table:table-cell table:formula="of:=([.C$5]-[.C602])*[.C$4]/[.C$5]+[.C602]" office:value-type="float" office:value="3110.27224552377" calcext:value-type="float">
            <text:p>3.11E+0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[.B$5]-[.B603])*[.B$4]+[.B603]" office:value-type="float" office:value="0.76002080937635" calcext:value-type="float">
            <text:p>7.60E-01</text:p>
          </table:table-cell>
          <table:table-cell table:formula="of:=([.C$5]-[.C603])*[.C$4]/[.C$5]+[.C603]" office:value-type="float" office:value="3112.6280641201" calcext:value-type="float">
            <text:p>3.11E+0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[.B$5]-[.B604])*[.B$4]+[.B604]" office:value-type="float" office:value="0.760594784683897" calcext:value-type="float">
            <text:p>7.61E-01</text:p>
          </table:table-cell>
          <table:table-cell table:formula="of:=([.C$5]-[.C604])*[.C$4]/[.C$5]+[.C604]" office:value-type="float" office:value="3114.97824676148" calcext:value-type="float">
            <text:p>3.11E+0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[.B$5]-[.B605])*[.B$4]+[.B605]" office:value-type="float" office:value="0.761167387173855" calcext:value-type="float">
            <text:p>7.61E-01</text:p>
          </table:table-cell>
          <table:table-cell table:formula="of:=([.C$5]-[.C605])*[.C$4]/[.C$5]+[.C605]" office:value-type="float" office:value="3117.32280693112" calcext:value-type="float">
            <text:p>3.12E+0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[.B$5]-[.B606])*[.B$4]+[.B606]" office:value-type="float" office:value="0.761738620129691" calcext:value-type="float">
            <text:p>7.62E-01</text:p>
          </table:table-cell>
          <table:table-cell table:formula="of:=([.C$5]-[.C606])*[.C$4]/[.C$5]+[.C606]" office:value-type="float" office:value="3119.66175807996" calcext:value-type="float">
            <text:p>3.12E+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[.B$5]-[.B607])*[.B$4]+[.B607]" office:value-type="float" office:value="0.762308486827016" calcext:value-type="float">
            <text:p>7.62E-01</text:p>
          </table:table-cell>
          <table:table-cell table:formula="of:=([.C$5]-[.C607])*[.C$4]/[.C$5]+[.C607]" office:value-type="float" office:value="3121.99511362679" calcext:value-type="float">
            <text:p>3.12E+0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([.B$5]-[.B608])*[.B$4]+[.B608]" office:value-type="float" office:value="0.762876990533609" calcext:value-type="float">
            <text:p>7.63E-01</text:p>
          </table:table-cell>
          <table:table-cell table:formula="of:=([.C$5]-[.C608])*[.C$4]/[.C$5]+[.C608]" office:value-type="float" office:value="3124.32288695827" calcext:value-type="float">
            <text:p>3.12E+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([.B$5]-[.B609])*[.B$4]+[.B609]" office:value-type="float" office:value="0.76344413450943" calcext:value-type="float">
            <text:p>7.63E-01</text:p>
          </table:table-cell>
          <table:table-cell table:formula="of:=([.C$5]-[.C609])*[.C$4]/[.C$5]+[.C609]" office:value-type="float" office:value="3126.64509142903" calcext:value-type="float">
            <text:p>3.13E+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([.B$5]-[.B610])*[.B$4]+[.B610]" office:value-type="float" office:value="0.764009922006646" calcext:value-type="float">
            <text:p>7.64E-01</text:p>
          </table:table-cell>
          <table:table-cell table:formula="of:=([.C$5]-[.C610])*[.C$4]/[.C$5]+[.C610]" office:value-type="float" office:value="3128.96174036178" calcext:value-type="float">
            <text:p>3.13E+0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[.B$5]-[.B611])*[.B$4]+[.B611]" office:value-type="float" office:value="0.764574356269643" calcext:value-type="float">
            <text:p>7.65E-01</text:p>
          </table:table-cell>
          <table:table-cell table:formula="of:=([.C$5]-[.C611])*[.C$4]/[.C$5]+[.C611]" office:value-type="float" office:value="3131.27284704733" calcext:value-type="float">
            <text:p>3.13E+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([.B$5]-[.B612])*[.B$4]+[.B612]" office:value-type="float" office:value="0.765137440535046" calcext:value-type="float">
            <text:p>7.65E-01</text:p>
          </table:table-cell>
          <table:table-cell table:formula="of:=([.C$5]-[.C612])*[.C$4]/[.C$5]+[.C612]" office:value-type="float" office:value="3133.57842474471" calcext:value-type="float">
            <text:p>3.13E+0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([.B$5]-[.B613])*[.B$4]+[.B613]" office:value-type="float" office:value="0.765699178031742" calcext:value-type="float">
            <text:p>7.66E-01</text:p>
          </table:table-cell>
          <table:table-cell table:formula="of:=([.C$5]-[.C613])*[.C$4]/[.C$5]+[.C613]" office:value-type="float" office:value="3135.87848668122" calcext:value-type="float">
            <text:p>3.14E+0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([.B$5]-[.B614])*[.B$4]+[.B614]" office:value-type="float" office:value="0.766259571980893" calcext:value-type="float">
            <text:p>7.66E-01</text:p>
          </table:table-cell>
          <table:table-cell table:formula="of:=([.C$5]-[.C614])*[.C$4]/[.C$5]+[.C614]" office:value-type="float" office:value="3138.17304605252" calcext:value-type="float">
            <text:p>3.14E+0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[.B$5]-[.B615])*[.B$4]+[.B615]" office:value-type="float" office:value="0.766818625595957" calcext:value-type="float">
            <text:p>7.67E-01</text:p>
          </table:table-cell>
          <table:table-cell table:formula="of:=([.C$5]-[.C615])*[.C$4]/[.C$5]+[.C615]" office:value-type="float" office:value="3140.4621160227" calcext:value-type="float">
            <text:p>3.14E+0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([.B$5]-[.B616])*[.B$4]+[.B616]" office:value-type="float" office:value="0.767376342082707" calcext:value-type="float">
            <text:p>7.67E-01</text:p>
          </table:table-cell>
          <table:table-cell table:formula="of:=([.C$5]-[.C616])*[.C$4]/[.C$5]+[.C616]" office:value-type="float" office:value="3142.74570972436" calcext:value-type="float">
            <text:p>3.14E+0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[.B$5]-[.B617])*[.B$4]+[.B617]" office:value-type="float" office:value="0.767932724639247" calcext:value-type="float">
            <text:p>7.68E-01</text:p>
          </table:table-cell>
          <table:table-cell table:formula="of:=([.C$5]-[.C617])*[.C$4]/[.C$5]+[.C617]" office:value-type="float" office:value="3145.02384025868" calcext:value-type="float">
            <text:p>3.15E+0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([.B$5]-[.B618])*[.B$4]+[.B618]" office:value-type="float" office:value="0.768487776456034" calcext:value-type="float">
            <text:p>7.68E-01</text:p>
          </table:table-cell>
          <table:table-cell table:formula="of:=([.C$5]-[.C618])*[.C$4]/[.C$5]+[.C618]" office:value-type="float" office:value="3147.29652069549" calcext:value-type="float">
            <text:p>3.15E+0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[.B$5]-[.B619])*[.B$4]+[.B619]" office:value-type="float" office:value="0.769041500715892" calcext:value-type="float">
            <text:p>7.69E-01</text:p>
          </table:table-cell>
          <table:table-cell table:formula="of:=([.C$5]-[.C619])*[.C$4]/[.C$5]+[.C619]" office:value-type="float" office:value="3149.56376407337" calcext:value-type="float">
            <text:p>3.15E+0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([.B$5]-[.B620])*[.B$4]+[.B620]" office:value-type="float" office:value="0.769593900594033" calcext:value-type="float">
            <text:p>7.70E-01</text:p>
          </table:table-cell>
          <table:table-cell table:formula="of:=([.C$5]-[.C620])*[.C$4]/[.C$5]+[.C620]" office:value-type="float" office:value="3151.82558339968" calcext:value-type="float">
            <text:p>3.15E+0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([.B$5]-[.B621])*[.B$4]+[.B621]" office:value-type="float" office:value="0.770144979258077" calcext:value-type="float">
            <text:p>7.70E-01</text:p>
          </table:table-cell>
          <table:table-cell table:formula="of:=([.C$5]-[.C621])*[.C$4]/[.C$5]+[.C621]" office:value-type="float" office:value="3154.0819916507" calcext:value-type="float">
            <text:p>3.15E+0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([.B$5]-[.B622])*[.B$4]+[.B622]" office:value-type="float" office:value="0.770694739868064" calcext:value-type="float">
            <text:p>7.71E-01</text:p>
          </table:table-cell>
          <table:table-cell table:formula="of:=([.C$5]-[.C622])*[.C$4]/[.C$5]+[.C622]" office:value-type="float" office:value="3156.33300177163" calcext:value-type="float">
            <text:p>3.16E+0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[.B$5]-[.B623])*[.B$4]+[.B623]" office:value-type="float" office:value="0.771243185576478" calcext:value-type="float">
            <text:p>7.71E-01</text:p>
          </table:table-cell>
          <table:table-cell table:formula="of:=([.C$5]-[.C623])*[.C$4]/[.C$5]+[.C623]" office:value-type="float" office:value="3158.57862667672" calcext:value-type="float">
            <text:p>3.16E+0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([.B$5]-[.B624])*[.B$4]+[.B624]" office:value-type="float" office:value="0.771790319528263" calcext:value-type="float">
            <text:p>7.72E-01</text:p>
          </table:table-cell>
          <table:table-cell table:formula="of:=([.C$5]-[.C624])*[.C$4]/[.C$5]+[.C624]" office:value-type="float" office:value="3160.81887924932" calcext:value-type="float">
            <text:p>3.16E+0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([.B$5]-[.B625])*[.B$4]+[.B625]" office:value-type="float" office:value="0.772336144860841" calcext:value-type="float">
            <text:p>7.72E-01</text:p>
          </table:table-cell>
          <table:table-cell table:formula="of:=([.C$5]-[.C625])*[.C$4]/[.C$5]+[.C625]" office:value-type="float" office:value="3163.05377234195" calcext:value-type="float">
            <text:p>3.16E+0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([.B$5]-[.B626])*[.B$4]+[.B626]" office:value-type="float" office:value="0.772880664704128" calcext:value-type="float">
            <text:p>7.73E-01</text:p>
          </table:table-cell>
          <table:table-cell table:formula="of:=([.C$5]-[.C626])*[.C$4]/[.C$5]+[.C626]" office:value-type="float" office:value="3165.28331877639" calcext:value-type="float">
            <text:p>3.17E+0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[.B$5]-[.B627])*[.B$4]+[.B627]" office:value-type="float" office:value="0.773423882180558" calcext:value-type="float">
            <text:p>7.73E-01</text:p>
          </table:table-cell>
          <table:table-cell table:formula="of:=([.C$5]-[.C627])*[.C$4]/[.C$5]+[.C627]" office:value-type="float" office:value="3167.50753134376" calcext:value-type="float">
            <text:p>3.17E+0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([.B$5]-[.B628])*[.B$4]+[.B628]" office:value-type="float" office:value="0.773965800405093" calcext:value-type="float">
            <text:p>7.74E-01</text:p>
          </table:table-cell>
          <table:table-cell table:formula="of:=([.C$5]-[.C628])*[.C$4]/[.C$5]+[.C628]" office:value-type="float" office:value="3169.72642280455" calcext:value-type="float">
            <text:p>3.17E+0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([.B$5]-[.B629])*[.B$4]+[.B629]" office:value-type="float" office:value="0.774506422485246" calcext:value-type="float">
            <text:p>7.75E-01</text:p>
          </table:table-cell>
          <table:table-cell table:formula="of:=([.C$5]-[.C629])*[.C$4]/[.C$5]+[.C629]" office:value-type="float" office:value="3171.94000588875" calcext:value-type="float">
            <text:p>3.17E+0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([.B$5]-[.B630])*[.B$4]+[.B630]" office:value-type="float" office:value="0.775045751521099" calcext:value-type="float">
            <text:p>7.75E-01</text:p>
          </table:table-cell>
          <table:table-cell table:formula="of:=([.C$5]-[.C630])*[.C$4]/[.C$5]+[.C630]" office:value-type="float" office:value="3174.14829329587" calcext:value-type="float">
            <text:p>3.17E+0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[.B$5]-[.B631])*[.B$4]+[.B631]" office:value-type="float" office:value="0.775583790605317" calcext:value-type="float">
            <text:p>7.76E-01</text:p>
          </table:table-cell>
          <table:table-cell table:formula="of:=([.C$5]-[.C631])*[.C$4]/[.C$5]+[.C631]" office:value-type="float" office:value="3176.35129769505" calcext:value-type="float">
            <text:p>3.18E+0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([.B$5]-[.B632])*[.B$4]+[.B632]" office:value-type="float" office:value="0.77612054282317" calcext:value-type="float">
            <text:p>7.76E-01</text:p>
          </table:table-cell>
          <table:table-cell table:formula="of:=([.C$5]-[.C632])*[.C$4]/[.C$5]+[.C632]" office:value-type="float" office:value="3178.54903172514" calcext:value-type="float">
            <text:p>3.18E+0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([.B$5]-[.B633])*[.B$4]+[.B633]" office:value-type="float" office:value="0.776656011252547" calcext:value-type="float">
            <text:p>7.77E-01</text:p>
          </table:table-cell>
          <table:table-cell table:formula="of:=([.C$5]-[.C633])*[.C$4]/[.C$5]+[.C633]" office:value-type="float" office:value="3180.74150799471" calcext:value-type="float">
            <text:p>3.18E+0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([.B$5]-[.B634])*[.B$4]+[.B634]" office:value-type="float" office:value="0.777190198963976" calcext:value-type="float">
            <text:p>7.77E-01</text:p>
          </table:table-cell>
          <table:table-cell table:formula="of:=([.C$5]-[.C634])*[.C$4]/[.C$5]+[.C634]" office:value-type="float" office:value="3182.92873908221" calcext:value-type="float">
            <text:p>3.18E+0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[.B$5]-[.B635])*[.B$4]+[.B635]" office:value-type="float" office:value="0.777723109020643" calcext:value-type="float">
            <text:p>7.78E-01</text:p>
          </table:table-cell>
          <table:table-cell table:formula="of:=([.C$5]-[.C635])*[.C$4]/[.C$5]+[.C635]" office:value-type="float" office:value="3185.11073753597" calcext:value-type="float">
            <text:p>3.19E+0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([.B$5]-[.B636])*[.B$4]+[.B636]" office:value-type="float" office:value="0.778254744478404" calcext:value-type="float">
            <text:p>7.78E-01</text:p>
          </table:table-cell>
          <table:table-cell table:formula="of:=([.C$5]-[.C636])*[.C$4]/[.C$5]+[.C636]" office:value-type="float" office:value="3187.28751587432" calcext:value-type="float">
            <text:p>3.19E+0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[.B$5]-[.B637])*[.B$4]+[.B637]" office:value-type="float" office:value="0.778785108385809" calcext:value-type="float">
            <text:p>7.79E-01</text:p>
          </table:table-cell>
          <table:table-cell table:formula="of:=([.C$5]-[.C637])*[.C$4]/[.C$5]+[.C637]" office:value-type="float" office:value="3189.45908658561" calcext:value-type="float">
            <text:p>3.19E+0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([.B$5]-[.B638])*[.B$4]+[.B638]" office:value-type="float" office:value="0.779314203784114" calcext:value-type="float">
            <text:p>7.79E-01</text:p>
          </table:table-cell>
          <table:table-cell table:formula="of:=([.C$5]-[.C638])*[.C$4]/[.C$5]+[.C638]" office:value-type="float" office:value="3191.62546212835" calcext:value-type="float">
            <text:p>3.19E+0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[.B$5]-[.B639])*[.B$4]+[.B639]" office:value-type="float" office:value="0.779842033707304" calcext:value-type="float">
            <text:p>7.80E-01</text:p>
          </table:table-cell>
          <table:table-cell table:formula="of:=([.C$5]-[.C639])*[.C$4]/[.C$5]+[.C639]" office:value-type="float" office:value="3193.78665493123" calcext:value-type="float">
            <text:p>3.19E+0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([.B$5]-[.B640])*[.B$4]+[.B640]" office:value-type="float" office:value="0.780368601182106" calcext:value-type="float">
            <text:p>7.80E-01</text:p>
          </table:table-cell>
          <table:table-cell table:formula="of:=([.C$5]-[.C640])*[.C$4]/[.C$5]+[.C640]" office:value-type="float" office:value="3195.94267739319" calcext:value-type="float">
            <text:p>3.20E+0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([.B$5]-[.B641])*[.B$4]+[.B641]" office:value-type="float" office:value="0.780893909228007" calcext:value-type="float">
            <text:p>7.81E-01</text:p>
          </table:table-cell>
          <table:table-cell table:formula="of:=([.C$5]-[.C641])*[.C$4]/[.C$5]+[.C641]" office:value-type="float" office:value="3198.09354188354" calcext:value-type="float">
            <text:p>3.20E+0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([.B$5]-[.B642])*[.B$4]+[.B642]" office:value-type="float" office:value="0.781417960857272" calcext:value-type="float">
            <text:p>7.81E-01</text:p>
          </table:table-cell>
          <table:table-cell table:formula="of:=([.C$5]-[.C642])*[.C$4]/[.C$5]+[.C642]" office:value-type="float" office:value="3200.23926074196" calcext:value-type="float">
            <text:p>3.20E+0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[.B$5]-[.B643])*[.B$4]+[.B643]" office:value-type="float" office:value="0.781940759074964" calcext:value-type="float">
            <text:p>7.82E-01</text:p>
          </table:table-cell>
          <table:table-cell table:formula="of:=([.C$5]-[.C643])*[.C$4]/[.C$5]+[.C643]" office:value-type="float" office:value="3202.37984627865" calcext:value-type="float">
            <text:p>3.20E+0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([.B$5]-[.B644])*[.B$4]+[.B644]" office:value-type="float" office:value="0.782462306878955" calcext:value-type="float">
            <text:p>7.82E-01</text:p>
          </table:table-cell>
          <table:table-cell table:formula="of:=([.C$5]-[.C644])*[.C$4]/[.C$5]+[.C644]" office:value-type="float" office:value="3204.51531077433" calcext:value-type="float">
            <text:p>3.20E+0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([.B$5]-[.B645])*[.B$4]+[.B645]" office:value-type="float" office:value="0.782982607259949" calcext:value-type="float">
            <text:p>7.83E-01</text:p>
          </table:table-cell>
          <table:table-cell table:formula="of:=([.C$5]-[.C645])*[.C$4]/[.C$5]+[.C645]" office:value-type="float" office:value="3206.64566648034" calcext:value-type="float">
            <text:p>3.21E+0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([.B$5]-[.B646])*[.B$4]+[.B646]" office:value-type="float" office:value="0.783501663201496" calcext:value-type="float">
            <text:p>7.84E-01</text:p>
          </table:table-cell>
          <table:table-cell table:formula="of:=([.C$5]-[.C646])*[.C$4]/[.C$5]+[.C646]" office:value-type="float" office:value="3208.77092561874" calcext:value-type="float">
            <text:p>3.21E+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[.B$5]-[.B647])*[.B$4]+[.B647]" office:value-type="float" office:value="0.784019477680011" calcext:value-type="float">
            <text:p>7.84E-01</text:p>
          </table:table-cell>
          <table:table-cell table:formula="of:=([.C$5]-[.C647])*[.C$4]/[.C$5]+[.C647]" office:value-type="float" office:value="3210.89110038231" calcext:value-type="float">
            <text:p>3.21E+0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([.B$5]-[.B648])*[.B$4]+[.B648]" office:value-type="float" office:value="0.784536053664789" calcext:value-type="float">
            <text:p>7.85E-01</text:p>
          </table:table-cell>
          <table:table-cell table:formula="of:=([.C$5]-[.C648])*[.C$4]/[.C$5]+[.C648]" office:value-type="float" office:value="3213.0062029347" calcext:value-type="float">
            <text:p>3.21E+0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([.B$5]-[.B649])*[.B$4]+[.B649]" office:value-type="float" office:value="0.785051394118024" calcext:value-type="float">
            <text:p>7.85E-01</text:p>
          </table:table-cell>
          <table:table-cell table:formula="of:=([.C$5]-[.C649])*[.C$4]/[.C$5]+[.C649]" office:value-type="float" office:value="3215.11624541042" calcext:value-type="float">
            <text:p>3.22E+0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([.B$5]-[.B650])*[.B$4]+[.B650]" office:value-type="float" office:value="0.785565501994824" calcext:value-type="float">
            <text:p>7.86E-01</text:p>
          </table:table-cell>
          <table:table-cell table:formula="of:=([.C$5]-[.C650])*[.C$4]/[.C$5]+[.C650]" office:value-type="float" office:value="3217.22123991499" calcext:value-type="float">
            <text:p>3.22E+0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[.B$5]-[.B651])*[.B$4]+[.B651]" office:value-type="float" office:value="0.786078380243231" calcext:value-type="float">
            <text:p>7.86E-01</text:p>
          </table:table-cell>
          <table:table-cell table:formula="of:=([.C$5]-[.C651])*[.C$4]/[.C$5]+[.C651]" office:value-type="float" office:value="3219.32119852494" calcext:value-type="float">
            <text:p>3.22E+0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([.B$5]-[.B652])*[.B$4]+[.B652]" office:value-type="float" office:value="0.786590031804233" calcext:value-type="float">
            <text:p>7.87E-01</text:p>
          </table:table-cell>
          <table:table-cell table:formula="of:=([.C$5]-[.C652])*[.C$4]/[.C$5]+[.C652]" office:value-type="float" office:value="3221.41613328792" calcext:value-type="float">
            <text:p>3.22E+0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([.B$5]-[.B653])*[.B$4]+[.B653]" office:value-type="float" office:value="0.787100459611787" calcext:value-type="float">
            <text:p>7.87E-01</text:p>
          </table:table-cell>
          <table:table-cell table:formula="of:=([.C$5]-[.C653])*[.C$4]/[.C$5]+[.C653]" office:value-type="float" office:value="3223.50605622276" calcext:value-type="float">
            <text:p>3.22E+0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([.B$5]-[.B654])*[.B$4]+[.B654]" office:value-type="float" office:value="0.787609666592831" calcext:value-type="float">
            <text:p>7.88E-01</text:p>
          </table:table-cell>
          <table:table-cell table:formula="of:=([.C$5]-[.C654])*[.C$4]/[.C$5]+[.C654]" office:value-type="float" office:value="3225.59097931952" calcext:value-type="float">
            <text:p>3.23E+0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[.B$5]-[.B655])*[.B$4]+[.B655]" office:value-type="float" office:value="0.788117655667302" calcext:value-type="float">
            <text:p>7.88E-01</text:p>
          </table:table-cell>
          <table:table-cell table:formula="of:=([.C$5]-[.C655])*[.C$4]/[.C$5]+[.C655]" office:value-type="float" office:value="3227.67091453961" calcext:value-type="float">
            <text:p>3.23E+0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([.B$5]-[.B656])*[.B$4]+[.B656]" office:value-type="float" office:value="0.788624429748155" calcext:value-type="float">
            <text:p>7.89E-01</text:p>
          </table:table-cell>
          <table:table-cell table:formula="of:=([.C$5]-[.C656])*[.C$4]/[.C$5]+[.C656]" office:value-type="float" office:value="3229.74587381579" calcext:value-type="float">
            <text:p>3.23E+0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[.B$5]-[.B657])*[.B$4]+[.B657]" office:value-type="float" office:value="0.789129991741375" calcext:value-type="float">
            <text:p>7.89E-01</text:p>
          </table:table-cell>
          <table:table-cell table:formula="of:=([.C$5]-[.C657])*[.C$4]/[.C$5]+[.C657]" office:value-type="float" office:value="3231.81586905229" calcext:value-type="float">
            <text:p>3.23E+0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([.B$5]-[.B658])*[.B$4]+[.B658]" office:value-type="float" office:value="0.789634344546" calcext:value-type="float">
            <text:p>7.90E-01</text:p>
          </table:table-cell>
          <table:table-cell table:formula="of:=([.C$5]-[.C658])*[.C$4]/[.C$5]+[.C658]" office:value-type="float" office:value="3233.88091212485" calcext:value-type="float">
            <text:p>3.23E+0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[.B$5]-[.B659])*[.B$4]+[.B659]" office:value-type="float" office:value="0.790137491054131" calcext:value-type="float">
            <text:p>7.90E-01</text:p>
          </table:table-cell>
          <table:table-cell table:formula="of:=([.C$5]-[.C659])*[.C$4]/[.C$5]+[.C659]" office:value-type="float" office:value="3235.94101488081" calcext:value-type="float">
            <text:p>3.24E+0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([.B$5]-[.B660])*[.B$4]+[.B660]" office:value-type="float" office:value="0.790639434150954" calcext:value-type="float">
            <text:p>7.91E-01</text:p>
          </table:table-cell>
          <table:table-cell table:formula="of:=([.C$5]-[.C660])*[.C$4]/[.C$5]+[.C660]" office:value-type="float" office:value="3237.99618913916" calcext:value-type="float">
            <text:p>3.24E+0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([.B$5]-[.B661])*[.B$4]+[.B661]" office:value-type="float" office:value="0.791140176714753" calcext:value-type="float">
            <text:p>7.91E-01</text:p>
          </table:table-cell>
          <table:table-cell table:formula="of:=([.C$5]-[.C661])*[.C$4]/[.C$5]+[.C661]" office:value-type="float" office:value="3240.04644669062" calcext:value-type="float">
            <text:p>3.24E+0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([.B$5]-[.B662])*[.B$4]+[.B662]" office:value-type="float" office:value="0.791639721616928" calcext:value-type="float">
            <text:p>7.92E-01</text:p>
          </table:table-cell>
          <table:table-cell table:formula="of:=([.C$5]-[.C662])*[.C$4]/[.C$5]+[.C662]" office:value-type="float" office:value="3242.0917992977" calcext:value-type="float">
            <text:p>3.24E+0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[.B$5]-[.B663])*[.B$4]+[.B663]" office:value-type="float" office:value="0.792138071722013" calcext:value-type="float">
            <text:p>7.92E-01</text:p>
          </table:table-cell>
          <table:table-cell table:formula="of:=([.C$5]-[.C663])*[.C$4]/[.C$5]+[.C663]" office:value-type="float" office:value="3244.13225869477" calcext:value-type="float">
            <text:p>3.24E+0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([.B$5]-[.B664])*[.B$4]+[.B664]" office:value-type="float" office:value="0.792635229887688" calcext:value-type="float">
            <text:p>7.93E-01</text:p>
          </table:table-cell>
          <table:table-cell table:formula="of:=([.C$5]-[.C664])*[.C$4]/[.C$5]+[.C664]" office:value-type="float" office:value="3246.16783658812" calcext:value-type="float">
            <text:p>3.25E+0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([.B$5]-[.B665])*[.B$4]+[.B665]" office:value-type="float" office:value="0.793131198964799" calcext:value-type="float">
            <text:p>7.93E-01</text:p>
          </table:table-cell>
          <table:table-cell table:formula="of:=([.C$5]-[.C665])*[.C$4]/[.C$5]+[.C665]" office:value-type="float" office:value="3248.19854465604" calcext:value-type="float">
            <text:p>3.25E+0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([.B$5]-[.B666])*[.B$4]+[.B666]" office:value-type="float" office:value="0.793625981797374" calcext:value-type="float">
            <text:p>7.94E-01</text:p>
          </table:table-cell>
          <table:table-cell table:formula="of:=([.C$5]-[.C666])*[.C$4]/[.C$5]+[.C666]" office:value-type="float" office:value="3250.22439454889" calcext:value-type="float">
            <text:p>3.25E+0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[.B$5]-[.B667])*[.B$4]+[.B667]" office:value-type="float" office:value="0.79411958122264" calcext:value-type="float">
            <text:p>7.94E-01</text:p>
          </table:table-cell>
          <table:table-cell table:formula="of:=([.C$5]-[.C667])*[.C$4]/[.C$5]+[.C667]" office:value-type="float" office:value="3252.24539788915" calcext:value-type="float">
            <text:p>3.25E+0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([.B$5]-[.B668])*[.B$4]+[.B668]" office:value-type="float" office:value="0.794612000071034" calcext:value-type="float">
            <text:p>7.95E-01</text:p>
          </table:table-cell>
          <table:table-cell table:formula="of:=([.C$5]-[.C668])*[.C$4]/[.C$5]+[.C668]" office:value-type="float" office:value="3254.2615662715" calcext:value-type="float">
            <text:p>3.25E+0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([.B$5]-[.B669])*[.B$4]+[.B669]" office:value-type="float" office:value="0.795103241166227" calcext:value-type="float">
            <text:p>7.95E-01</text:p>
          </table:table-cell>
          <table:table-cell table:formula="of:=([.C$5]-[.C669])*[.C$4]/[.C$5]+[.C669]" office:value-type="float" office:value="3256.27291126286" calcext:value-type="float">
            <text:p>3.26E+0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([.B$5]-[.B670])*[.B$4]+[.B670]" office:value-type="float" office:value="0.795593307325136" calcext:value-type="float">
            <text:p>7.96E-01</text:p>
          </table:table-cell>
          <table:table-cell table:formula="of:=([.C$5]-[.C670])*[.C$4]/[.C$5]+[.C670]" office:value-type="float" office:value="3258.27944440251" calcext:value-type="float">
            <text:p>3.26E+0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[.B$5]-[.B671])*[.B$4]+[.B671]" office:value-type="float" office:value="0.796082201357938" calcext:value-type="float">
            <text:p>7.96E-01</text:p>
          </table:table-cell>
          <table:table-cell table:formula="of:=([.C$5]-[.C671])*[.C$4]/[.C$5]+[.C671]" office:value-type="float" office:value="3260.2811772021" calcext:value-type="float">
            <text:p>3.26E+0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([.B$5]-[.B672])*[.B$4]+[.B672]" office:value-type="float" office:value="0.796569926068091" calcext:value-type="float">
            <text:p>7.97E-01</text:p>
          </table:table-cell>
          <table:table-cell table:formula="of:=([.C$5]-[.C672])*[.C$4]/[.C$5]+[.C672]" office:value-type="float" office:value="3262.27812114576" calcext:value-type="float">
            <text:p>3.26E+0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([.B$5]-[.B673])*[.B$4]+[.B673]" office:value-type="float" office:value="0.797056484252348" calcext:value-type="float">
            <text:p>7.97E-01</text:p>
          </table:table-cell>
          <table:table-cell table:formula="of:=([.C$5]-[.C673])*[.C$4]/[.C$5]+[.C673]" office:value-type="float" office:value="3264.27028769012" calcext:value-type="float">
            <text:p>3.26E+0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([.B$5]-[.B674])*[.B$4]+[.B674]" office:value-type="float" office:value="0.797541878700771" calcext:value-type="float">
            <text:p>7.98E-01</text:p>
          </table:table-cell>
          <table:table-cell table:formula="of:=([.C$5]-[.C674])*[.C$4]/[.C$5]+[.C674]" office:value-type="float" office:value="3266.25768826443" calcext:value-type="float">
            <text:p>3.27E+0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[.B$5]-[.B675])*[.B$4]+[.B675]" office:value-type="float" office:value="0.798026112196751" calcext:value-type="float">
            <text:p>7.98E-01</text:p>
          </table:table-cell>
          <table:table-cell table:formula="of:=([.C$5]-[.C675])*[.C$4]/[.C$5]+[.C675]" office:value-type="float" office:value="3268.24033427057" calcext:value-type="float">
            <text:p>3.27E+0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([.B$5]-[.B676])*[.B$4]+[.B676]" office:value-type="float" office:value="0.798509187517019" calcext:value-type="float">
            <text:p>7.99E-01</text:p>
          </table:table-cell>
          <table:table-cell table:formula="of:=([.C$5]-[.C676])*[.C$4]/[.C$5]+[.C676]" office:value-type="float" office:value="3270.21823708316" calcext:value-type="float">
            <text:p>3.27E+0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[.B$5]-[.B677])*[.B$4]+[.B677]" office:value-type="float" office:value="0.798991107431667" calcext:value-type="float">
            <text:p>7.99E-01</text:p>
          </table:table-cell>
          <table:table-cell table:formula="of:=([.C$5]-[.C677])*[.C$4]/[.C$5]+[.C677]" office:value-type="float" office:value="3272.19140804961" calcext:value-type="float">
            <text:p>3.27E+0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([.B$5]-[.B678])*[.B$4]+[.B678]" office:value-type="float" office:value="0.799471874704161" calcext:value-type="float">
            <text:p>7.99E-01</text:p>
          </table:table-cell>
          <table:table-cell table:formula="of:=([.C$5]-[.C678])*[.C$4]/[.C$5]+[.C678]" office:value-type="float" office:value="3274.15985849017" calcext:value-type="float">
            <text:p>3.27E+0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[.B$5]-[.B679])*[.B$4]+[.B679]" office:value-type="float" office:value="0.799951492091358" calcext:value-type="float">
            <text:p>8.00E-01</text:p>
          </table:table-cell>
          <table:table-cell table:formula="of:=([.C$5]-[.C679])*[.C$4]/[.C$5]+[.C679]" office:value-type="float" office:value="3276.12359969802" calcext:value-type="float">
            <text:p>3.28E+0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([.B$5]-[.B680])*[.B$4]+[.B680]" office:value-type="float" office:value="0.800429962343518" calcext:value-type="float">
            <text:p>8.00E-01</text:p>
          </table:table-cell>
          <table:table-cell table:formula="of:=([.C$5]-[.C680])*[.C$4]/[.C$5]+[.C680]" office:value-type="float" office:value="3278.08264293932" calcext:value-type="float">
            <text:p>3.28E+0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([.B$5]-[.B681])*[.B$4]+[.B681]" office:value-type="float" office:value="0.800907288204328" calcext:value-type="float">
            <text:p>8.01E-01</text:p>
          </table:table-cell>
          <table:table-cell table:formula="of:=([.C$5]-[.C681])*[.C$4]/[.C$5]+[.C681]" office:value-type="float" office:value="3280.03699945327" calcext:value-type="float">
            <text:p>3.28E+0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([.B$5]-[.B682])*[.B$4]+[.B682]" office:value-type="float" office:value="0.80138347241091" calcext:value-type="float">
            <text:p>8.01E-01</text:p>
          </table:table-cell>
          <table:table-cell table:formula="of:=([.C$5]-[.C682])*[.C$4]/[.C$5]+[.C682]" office:value-type="float" office:value="3281.98668045218" calcext:value-type="float">
            <text:p>3.28E+0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[.B$5]-[.B683])*[.B$4]+[.B683]" office:value-type="float" office:value="0.801858517693838" calcext:value-type="float">
            <text:p>8.02E-01</text:p>
          </table:table-cell>
          <table:table-cell table:formula="of:=([.C$5]-[.C683])*[.C$4]/[.C$5]+[.C683]" office:value-type="float" office:value="3283.93169712155" calcext:value-type="float">
            <text:p>3.28E+0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([.B$5]-[.B684])*[.B$4]+[.B684]" office:value-type="float" office:value="0.802332426777159" calcext:value-type="float">
            <text:p>8.02E-01</text:p>
          </table:table-cell>
          <table:table-cell table:formula="of:=([.C$5]-[.C684])*[.C$4]/[.C$5]+[.C684]" office:value-type="float" office:value="3285.87206062012" calcext:value-type="float">
            <text:p>3.29E+0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([.B$5]-[.B685])*[.B$4]+[.B685]" office:value-type="float" office:value="0.8028052023784" calcext:value-type="float">
            <text:p>8.03E-01</text:p>
          </table:table-cell>
          <table:table-cell table:formula="of:=([.C$5]-[.C685])*[.C$4]/[.C$5]+[.C685]" office:value-type="float" office:value="3287.80778207992" calcext:value-type="float">
            <text:p>3.29E+0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([.B$5]-[.B686])*[.B$4]+[.B686]" office:value-type="float" office:value="0.803276847208593" calcext:value-type="float">
            <text:p>8.03E-01</text:p>
          </table:table-cell>
          <table:table-cell table:formula="of:=([.C$5]-[.C686])*[.C$4]/[.C$5]+[.C686]" office:value-type="float" office:value="3289.73887260635" calcext:value-type="float">
            <text:p>3.29E+0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[.B$5]-[.B687])*[.B$4]+[.B687]" office:value-type="float" office:value="0.803747363972282" calcext:value-type="float">
            <text:p>8.04E-01</text:p>
          </table:table-cell>
          <table:table-cell table:formula="of:=([.C$5]-[.C687])*[.C$4]/[.C$5]+[.C687]" office:value-type="float" office:value="3291.66534327826" calcext:value-type="float">
            <text:p>3.29E+0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([.B$5]-[.B688])*[.B$4]+[.B688]" office:value-type="float" office:value="0.804216755367544" calcext:value-type="float">
            <text:p>8.04E-01</text:p>
          </table:table-cell>
          <table:table-cell table:formula="of:=([.C$5]-[.C688])*[.C$4]/[.C$5]+[.C688]" office:value-type="float" office:value="3293.58720514797" calcext:value-type="float">
            <text:p>3.29E+0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([.B$5]-[.B689])*[.B$4]+[.B689]" office:value-type="float" office:value="0.804685024086004" calcext:value-type="float">
            <text:p>8.05E-01</text:p>
          </table:table-cell>
          <table:table-cell table:formula="of:=([.C$5]-[.C689])*[.C$4]/[.C$5]+[.C689]" office:value-type="float" office:value="3295.50446924139" calcext:value-type="float">
            <text:p>3.30E+0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([.B$5]-[.B690])*[.B$4]+[.B690]" office:value-type="float" office:value="0.805152172812847" calcext:value-type="float">
            <text:p>8.05E-01</text:p>
          </table:table-cell>
          <table:table-cell table:formula="of:=([.C$5]-[.C690])*[.C$4]/[.C$5]+[.C690]" office:value-type="float" office:value="3297.41714655802" calcext:value-type="float">
            <text:p>3.30E+0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[.B$5]-[.B691])*[.B$4]+[.B691]" office:value-type="float" office:value="0.805618204226837" calcext:value-type="float">
            <text:p>8.06E-01</text:p>
          </table:table-cell>
          <table:table-cell table:formula="of:=([.C$5]-[.C691])*[.C$4]/[.C$5]+[.C691]" office:value-type="float" office:value="3299.32524807106" calcext:value-type="float">
            <text:p>3.30E+0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([.B$5]-[.B692])*[.B$4]+[.B692]" office:value-type="float" office:value="0.80608312100033" calcext:value-type="float">
            <text:p>8.06E-01</text:p>
          </table:table-cell>
          <table:table-cell table:formula="of:=([.C$5]-[.C692])*[.C$4]/[.C$5]+[.C692]" office:value-type="float" office:value="3301.22878472746" calcext:value-type="float">
            <text:p>3.30E+0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([.B$5]-[.B693])*[.B$4]+[.B693]" office:value-type="float" office:value="0.806546925799292" calcext:value-type="float">
            <text:p>8.07E-01</text:p>
          </table:table-cell>
          <table:table-cell table:formula="of:=([.C$5]-[.C693])*[.C$4]/[.C$5]+[.C693]" office:value-type="float" office:value="3303.12776744798" calcext:value-type="float">
            <text:p>3.30E+0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([.B$5]-[.B694])*[.B$4]+[.B694]" office:value-type="float" office:value="0.807009621283312" calcext:value-type="float">
            <text:p>8.07E-01</text:p>
          </table:table-cell>
          <table:table-cell table:formula="of:=([.C$5]-[.C694])*[.C$4]/[.C$5]+[.C694]" office:value-type="float" office:value="3305.02220712725" calcext:value-type="float">
            <text:p>3.31E+0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[.B$5]-[.B695])*[.B$4]+[.B695]" office:value-type="float" office:value="0.807471210105615" calcext:value-type="float">
            <text:p>8.07E-01</text:p>
          </table:table-cell>
          <table:table-cell table:formula="of:=([.C$5]-[.C695])*[.C$4]/[.C$5]+[.C695]" office:value-type="float" office:value="3306.91211463384" calcext:value-type="float">
            <text:p>3.31E+0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([.B$5]-[.B696])*[.B$4]+[.B696]" office:value-type="float" office:value="0.807931694913086" calcext:value-type="float">
            <text:p>8.08E-01</text:p>
          </table:table-cell>
          <table:table-cell table:formula="of:=([.C$5]-[.C696])*[.C$4]/[.C$5]+[.C696]" office:value-type="float" office:value="3308.79750081032" calcext:value-type="float">
            <text:p>3.31E+0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[.B$5]-[.B697])*[.B$4]+[.B697]" office:value-type="float" office:value="0.808391078346273" calcext:value-type="float">
            <text:p>8.08E-01</text:p>
          </table:table-cell>
          <table:table-cell table:formula="of:=([.C$5]-[.C697])*[.C$4]/[.C$5]+[.C697]" office:value-type="float" office:value="3310.67837647331" calcext:value-type="float">
            <text:p>3.31E+0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([.B$5]-[.B698])*[.B$4]+[.B698]" office:value-type="float" office:value="0.808849363039412" calcext:value-type="float">
            <text:p>8.09E-01</text:p>
          </table:table-cell>
          <table:table-cell table:formula="of:=([.C$5]-[.C698])*[.C$4]/[.C$5]+[.C698]" office:value-type="float" office:value="3312.55475241357" calcext:value-type="float">
            <text:p>3.31E+0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[.B$5]-[.B699])*[.B$4]+[.B699]" office:value-type="float" office:value="0.809306551620439" calcext:value-type="float">
            <text:p>8.09E-01</text:p>
          </table:table-cell>
          <table:table-cell table:formula="of:=([.C$5]-[.C699])*[.C$4]/[.C$5]+[.C699]" office:value-type="float" office:value="3314.42663939603" calcext:value-type="float">
            <text:p>3.31E+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([.B$5]-[.B700])*[.B$4]+[.B700]" office:value-type="float" office:value="0.809762646711002" calcext:value-type="float">
            <text:p>8.10E-01</text:p>
          </table:table-cell>
          <table:table-cell table:formula="of:=([.C$5]-[.C700])*[.C$4]/[.C$5]+[.C700]" office:value-type="float" office:value="3316.29404815987" calcext:value-type="float">
            <text:p>3.32E+0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([.B$5]-[.B701])*[.B$4]+[.B701]" office:value-type="float" office:value="0.810217650926481" calcext:value-type="float">
            <text:p>8.10E-01</text:p>
          </table:table-cell>
          <table:table-cell table:formula="of:=([.C$5]-[.C701])*[.C$4]/[.C$5]+[.C701]" office:value-type="float" office:value="3318.15698941859" calcext:value-type="float">
            <text:p>3.32E+0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([.B$5]-[.B702])*[.B$4]+[.B702]" office:value-type="float" office:value="0.810671566875998" calcext:value-type="float">
            <text:p>8.11E-01</text:p>
          </table:table-cell>
          <table:table-cell table:formula="of:=([.C$5]-[.C702])*[.C$4]/[.C$5]+[.C702]" office:value-type="float" office:value="3320.01547386003" calcext:value-type="float">
            <text:p>3.32E+0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[.B$5]-[.B703])*[.B$4]+[.B703]" office:value-type="float" office:value="0.811124397162437" calcext:value-type="float">
            <text:p>8.11E-01</text:p>
          </table:table-cell>
          <table:table-cell table:formula="of:=([.C$5]-[.C703])*[.C$4]/[.C$5]+[.C703]" office:value-type="float" office:value="3321.8695121465" calcext:value-type="float">
            <text:p>3.32E+0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([.B$5]-[.B704])*[.B$4]+[.B704]" office:value-type="float" office:value="0.811576144382457" calcext:value-type="float">
            <text:p>8.12E-01</text:p>
          </table:table-cell>
          <table:table-cell table:formula="of:=([.C$5]-[.C704])*[.C$4]/[.C$5]+[.C704]" office:value-type="float" office:value="3323.71911491477" calcext:value-type="float">
            <text:p>3.32E+0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([.B$5]-[.B705])*[.B$4]+[.B705]" office:value-type="float" office:value="0.812026811126503" calcext:value-type="float">
            <text:p>8.12E-01</text:p>
          </table:table-cell>
          <table:table-cell table:formula="of:=([.C$5]-[.C705])*[.C$4]/[.C$5]+[.C705]" office:value-type="float" office:value="3325.56429277618" calcext:value-type="float">
            <text:p>3.33E+0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([.B$5]-[.B706])*[.B$4]+[.B706]" office:value-type="float" office:value="0.812476399978827" calcext:value-type="float">
            <text:p>8.12E-01</text:p>
          </table:table-cell>
          <table:table-cell table:formula="of:=([.C$5]-[.C706])*[.C$4]/[.C$5]+[.C706]" office:value-type="float" office:value="3327.40505631667" calcext:value-type="float">
            <text:p>3.33E+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[.B$5]-[.B707])*[.B$4]+[.B707]" office:value-type="float" office:value="0.812924913517499" calcext:value-type="float">
            <text:p>8.13E-01</text:p>
          </table:table-cell>
          <table:table-cell table:formula="of:=([.C$5]-[.C707])*[.C$4]/[.C$5]+[.C707]" office:value-type="float" office:value="3329.24141609688" calcext:value-type="float">
            <text:p>3.33E+0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([.B$5]-[.B708])*[.B$4]+[.B708]" office:value-type="float" office:value="0.813372354314424" calcext:value-type="float">
            <text:p>8.13E-01</text:p>
          </table:table-cell>
          <table:table-cell table:formula="of:=([.C$5]-[.C708])*[.C$4]/[.C$5]+[.C708]" office:value-type="float" office:value="3331.07338265216" calcext:value-type="float">
            <text:p>3.33E+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([.B$5]-[.B709])*[.B$4]+[.B709]" office:value-type="float" office:value="0.813818724935355" calcext:value-type="float">
            <text:p>8.14E-01</text:p>
          </table:table-cell>
          <table:table-cell table:formula="of:=([.C$5]-[.C709])*[.C$4]/[.C$5]+[.C709]" office:value-type="float" office:value="3332.90096649266" calcext:value-type="float">
            <text:p>3.33E+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([.B$5]-[.B710])*[.B$4]+[.B710]" office:value-type="float" office:value="0.814264027939907" calcext:value-type="float">
            <text:p>8.14E-01</text:p>
          </table:table-cell>
          <table:table-cell table:formula="of:=([.C$5]-[.C710])*[.C$4]/[.C$5]+[.C710]" office:value-type="float" office:value="3334.7241781034" calcext:value-type="float">
            <text:p>3.33E+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[.B$5]-[.B711])*[.B$4]+[.B711]" office:value-type="float" office:value="0.814708265881574" calcext:value-type="float">
            <text:p>8.15E-01</text:p>
          </table:table-cell>
          <table:table-cell table:formula="of:=([.C$5]-[.C711])*[.C$4]/[.C$5]+[.C711]" office:value-type="float" office:value="3336.54302794431" calcext:value-type="float">
            <text:p>3.34E+0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([.B$5]-[.B712])*[.B$4]+[.B712]" office:value-type="float" office:value="0.815151441307743" calcext:value-type="float">
            <text:p>8.15E-01</text:p>
          </table:table-cell>
          <table:table-cell table:formula="of:=([.C$5]-[.C712])*[.C$4]/[.C$5]+[.C712]" office:value-type="float" office:value="3338.35752645027" calcext:value-type="float">
            <text:p>3.34E+0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([.B$5]-[.B713])*[.B$4]+[.B713]" office:value-type="float" office:value="0.815593556759709" calcext:value-type="float">
            <text:p>8.16E-01</text:p>
          </table:table-cell>
          <table:table-cell table:formula="of:=([.C$5]-[.C713])*[.C$4]/[.C$5]+[.C713]" office:value-type="float" office:value="3340.16768403124" calcext:value-type="float">
            <text:p>3.34E+0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([.B$5]-[.B714])*[.B$4]+[.B714]" office:value-type="float" office:value="0.816034614772686" calcext:value-type="float">
            <text:p>8.16E-01</text:p>
          </table:table-cell>
          <table:table-cell table:formula="of:=([.C$5]-[.C714])*[.C$4]/[.C$5]+[.C714]" office:value-type="float" office:value="3341.97351107225" calcext:value-type="float">
            <text:p>3.34E+0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[.B$5]-[.B715])*[.B$4]+[.B715]" office:value-type="float" office:value="0.816474617875828" calcext:value-type="float">
            <text:p>8.16E-01</text:p>
          </table:table-cell>
          <table:table-cell table:formula="of:=([.C$5]-[.C715])*[.C$4]/[.C$5]+[.C715]" office:value-type="float" office:value="3343.77501793349" calcext:value-type="float">
            <text:p>3.34E+0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([.B$5]-[.B716])*[.B$4]+[.B716]" office:value-type="float" office:value="0.816913568592236" calcext:value-type="float">
            <text:p>8.17E-01</text:p>
          </table:table-cell>
          <table:table-cell table:formula="of:=([.C$5]-[.C716])*[.C$4]/[.C$5]+[.C716]" office:value-type="float" office:value="3345.57221495037" calcext:value-type="float">
            <text:p>3.35E+0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[.B$5]-[.B717])*[.B$4]+[.B717]" office:value-type="float" office:value="0.817351469438979" calcext:value-type="float">
            <text:p>8.17E-01</text:p>
          </table:table-cell>
          <table:table-cell table:formula="of:=([.C$5]-[.C717])*[.C$4]/[.C$5]+[.C717]" office:value-type="float" office:value="3347.36511243355" calcext:value-type="float">
            <text:p>3.35E+0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([.B$5]-[.B718])*[.B$4]+[.B718]" office:value-type="float" office:value="0.817788322927105" calcext:value-type="float">
            <text:p>8.18E-01</text:p>
          </table:table-cell>
          <table:table-cell table:formula="of:=([.C$5]-[.C718])*[.C$4]/[.C$5]+[.C718]" office:value-type="float" office:value="3349.15372066906" calcext:value-type="float">
            <text:p>3.35E+0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[.B$5]-[.B719])*[.B$4]+[.B719]" office:value-type="float" office:value="0.818224131561657" calcext:value-type="float">
            <text:p>8.18E-01</text:p>
          </table:table-cell>
          <table:table-cell table:formula="of:=([.C$5]-[.C719])*[.C$4]/[.C$5]+[.C719]" office:value-type="float" office:value="3350.9380499183" calcext:value-type="float">
            <text:p>3.35E+0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([.B$5]-[.B720])*[.B$4]+[.B720]" office:value-type="float" office:value="0.818658897841684" calcext:value-type="float">
            <text:p>8.19E-01</text:p>
          </table:table-cell>
          <table:table-cell table:formula="of:=([.C$5]-[.C720])*[.C$4]/[.C$5]+[.C720]" office:value-type="float" office:value="3352.71811041812" calcext:value-type="float">
            <text:p>3.35E+0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([.B$5]-[.B721])*[.B$4]+[.B721]" office:value-type="float" office:value="0.819092624260261" calcext:value-type="float">
            <text:p>8.19E-01</text:p>
          </table:table-cell>
          <table:table-cell table:formula="of:=([.C$5]-[.C721])*[.C$4]/[.C$5]+[.C721]" office:value-type="float" office:value="3354.49391238089" calcext:value-type="float">
            <text:p>3.35E+0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([.B$5]-[.B722])*[.B$4]+[.B722]" office:value-type="float" office:value="0.819525313304497" calcext:value-type="float">
            <text:p>8.20E-01</text:p>
          </table:table-cell>
          <table:table-cell table:formula="of:=([.C$5]-[.C722])*[.C$4]/[.C$5]+[.C722]" office:value-type="float" office:value="3356.26546599454" calcext:value-type="float">
            <text:p>3.36E+0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[.B$5]-[.B723])*[.B$4]+[.B723]" office:value-type="float" office:value="0.819956967455556" calcext:value-type="float">
            <text:p>8.20E-01</text:p>
          </table:table-cell>
          <table:table-cell table:formula="of:=([.C$5]-[.C723])*[.C$4]/[.C$5]+[.C723]" office:value-type="float" office:value="3358.03278142264" calcext:value-type="float">
            <text:p>3.36E+0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([.B$5]-[.B724])*[.B$4]+[.B724]" office:value-type="float" office:value="0.820387589188664" calcext:value-type="float">
            <text:p>8.20E-01</text:p>
          </table:table-cell>
          <table:table-cell table:formula="of:=([.C$5]-[.C724])*[.C$4]/[.C$5]+[.C724]" office:value-type="float" office:value="3359.79586880442" calcext:value-type="float">
            <text:p>3.36E+0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([.B$5]-[.B725])*[.B$4]+[.B725]" office:value-type="float" office:value="0.82081718097313" calcext:value-type="float">
            <text:p>8.21E-01</text:p>
          </table:table-cell>
          <table:table-cell table:formula="of:=([.C$5]-[.C725])*[.C$4]/[.C$5]+[.C725]" office:value-type="float" office:value="3361.55473825487" calcext:value-type="float">
            <text:p>3.36E+0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([.B$5]-[.B726])*[.B$4]+[.B726]" office:value-type="float" office:value="0.821245745272354" calcext:value-type="float">
            <text:p>8.21E-01</text:p>
          </table:table-cell>
          <table:table-cell table:formula="of:=([.C$5]-[.C726])*[.C$4]/[.C$5]+[.C726]" office:value-type="float" office:value="3363.3093998648" calcext:value-type="float">
            <text:p>3.36E+0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[.B$5]-[.B727])*[.B$4]+[.B727]" office:value-type="float" office:value="0.821673284543846" calcext:value-type="float">
            <text:p>8.22E-01</text:p>
          </table:table-cell>
          <table:table-cell table:formula="of:=([.C$5]-[.C727])*[.C$4]/[.C$5]+[.C727]" office:value-type="float" office:value="3365.05986370084" calcext:value-type="float">
            <text:p>3.37E+0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([.B$5]-[.B728])*[.B$4]+[.B728]" office:value-type="float" office:value="0.822099801239238" calcext:value-type="float">
            <text:p>8.22E-01</text:p>
          </table:table-cell>
          <table:table-cell table:formula="of:=([.C$5]-[.C728])*[.C$4]/[.C$5]+[.C728]" office:value-type="float" office:value="3366.80613980556" calcext:value-type="float">
            <text:p>3.37E+0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([.B$5]-[.B729])*[.B$4]+[.B729]" office:value-type="float" office:value="0.822525297804299" calcext:value-type="float">
            <text:p>8.23E-01</text:p>
          </table:table-cell>
          <table:table-cell table:formula="of:=([.C$5]-[.C729])*[.C$4]/[.C$5]+[.C729]" office:value-type="float" office:value="3368.5482381975" calcext:value-type="float">
            <text:p>3.37E+0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([.B$5]-[.B730])*[.B$4]+[.B730]" office:value-type="float" office:value="0.822949776678945" calcext:value-type="float">
            <text:p>8.23E-01</text:p>
          </table:table-cell>
          <table:table-cell table:formula="of:=([.C$5]-[.C730])*[.C$4]/[.C$5]+[.C730]" office:value-type="float" office:value="3370.28616887124" calcext:value-type="float">
            <text:p>3.37E+0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[.B$5]-[.B731])*[.B$4]+[.B731]" office:value-type="float" office:value="0.82337324029726" calcext:value-type="float">
            <text:p>8.23E-01</text:p>
          </table:table-cell>
          <table:table-cell table:formula="of:=([.C$5]-[.C731])*[.C$4]/[.C$5]+[.C731]" office:value-type="float" office:value="3372.01994179744" calcext:value-type="float">
            <text:p>3.37E+0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([.B$5]-[.B732])*[.B$4]+[.B732]" office:value-type="float" office:value="0.823795691087505" calcext:value-type="float">
            <text:p>8.24E-01</text:p>
          </table:table-cell>
          <table:table-cell table:formula="of:=([.C$5]-[.C732])*[.C$4]/[.C$5]+[.C732]" office:value-type="float" office:value="3373.74956692291" calcext:value-type="float">
            <text:p>3.37E+0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([.B$5]-[.B733])*[.B$4]+[.B733]" office:value-type="float" office:value="0.824217131472133" calcext:value-type="float">
            <text:p>8.24E-01</text:p>
          </table:table-cell>
          <table:table-cell table:formula="of:=([.C$5]-[.C733])*[.C$4]/[.C$5]+[.C733]" office:value-type="float" office:value="3375.47505417066" calcext:value-type="float">
            <text:p>3.38E+0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([.B$5]-[.B734])*[.B$4]+[.B734]" office:value-type="float" office:value="0.824637563867802" calcext:value-type="float">
            <text:p>8.25E-01</text:p>
          </table:table-cell>
          <table:table-cell table:formula="of:=([.C$5]-[.C734])*[.C$4]/[.C$5]+[.C734]" office:value-type="float" office:value="3377.19641343996" calcext:value-type="float">
            <text:p>3.38E+0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[.B$5]-[.B735])*[.B$4]+[.B735]" office:value-type="float" office:value="0.825056990685392" calcext:value-type="float">
            <text:p>8.25E-01</text:p>
          </table:table-cell>
          <table:table-cell table:formula="of:=([.C$5]-[.C735])*[.C$4]/[.C$5]+[.C735]" office:value-type="float" office:value="3378.9136546064" calcext:value-type="float">
            <text:p>3.38E+0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([.B$5]-[.B736])*[.B$4]+[.B736]" office:value-type="float" office:value="0.825475414330015" calcext:value-type="float">
            <text:p>8.25E-01</text:p>
          </table:table-cell>
          <table:table-cell table:formula="of:=([.C$5]-[.C736])*[.C$4]/[.C$5]+[.C736]" office:value-type="float" office:value="3380.62678752195" calcext:value-type="float">
            <text:p>3.38E+0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[.B$5]-[.B737])*[.B$4]+[.B737]" office:value-type="float" office:value="0.825892837201032" calcext:value-type="float">
            <text:p>8.26E-01</text:p>
          </table:table-cell>
          <table:table-cell table:formula="of:=([.C$5]-[.C737])*[.C$4]/[.C$5]+[.C737]" office:value-type="float" office:value="3382.33582201501" calcext:value-type="float">
            <text:p>3.38E+0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([.B$5]-[.B738])*[.B$4]+[.B738]" office:value-type="float" office:value="0.826309261692063" calcext:value-type="float">
            <text:p>8.26E-01</text:p>
          </table:table-cell>
          <table:table-cell table:formula="of:=([.C$5]-[.C738])*[.C$4]/[.C$5]+[.C738]" office:value-type="float" office:value="3384.04076789046" calcext:value-type="float">
            <text:p>3.38E+0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[.B$5]-[.B739])*[.B$4]+[.B739]" office:value-type="float" office:value="0.826724690191006" calcext:value-type="float">
            <text:p>8.27E-01</text:p>
          </table:table-cell>
          <table:table-cell table:formula="of:=([.C$5]-[.C739])*[.C$4]/[.C$5]+[.C739]" office:value-type="float" office:value="3385.74163492972" calcext:value-type="float">
            <text:p>3.39E+0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([.B$5]-[.B740])*[.B$4]+[.B740]" office:value-type="float" office:value="0.827139125080045" calcext:value-type="float">
            <text:p>8.27E-01</text:p>
          </table:table-cell>
          <table:table-cell table:formula="of:=([.C$5]-[.C740])*[.C$4]/[.C$5]+[.C740]" office:value-type="float" office:value="3387.43843289082" calcext:value-type="float">
            <text:p>3.39E+0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([.B$5]-[.B741])*[.B$4]+[.B741]" office:value-type="float" office:value="0.827552568735668" calcext:value-type="float">
            <text:p>8.28E-01</text:p>
          </table:table-cell>
          <table:table-cell table:formula="of:=([.C$5]-[.C741])*[.C$4]/[.C$5]+[.C741]" office:value-type="float" office:value="3389.13117150844" calcext:value-type="float">
            <text:p>3.39E+0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([.B$5]-[.B742])*[.B$4]+[.B742]" office:value-type="float" office:value="0.827965023528679" calcext:value-type="float">
            <text:p>8.28E-01</text:p>
          </table:table-cell>
          <table:table-cell table:formula="of:=([.C$5]-[.C742])*[.C$4]/[.C$5]+[.C742]" office:value-type="float" office:value="3390.81986049396" calcext:value-type="float">
            <text:p>3.39E+0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[.B$5]-[.B743])*[.B$4]+[.B743]" office:value-type="float" office:value="0.82837649182421" calcext:value-type="float">
            <text:p>8.28E-01</text:p>
          </table:table-cell>
          <table:table-cell table:formula="of:=([.C$5]-[.C743])*[.C$4]/[.C$5]+[.C743]" office:value-type="float" office:value="3392.50450953556" calcext:value-type="float">
            <text:p>3.39E+0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([.B$5]-[.B744])*[.B$4]+[.B744]" office:value-type="float" office:value="0.828786975981738" calcext:value-type="float">
            <text:p>8.29E-01</text:p>
          </table:table-cell>
          <table:table-cell table:formula="of:=([.C$5]-[.C744])*[.C$4]/[.C$5]+[.C744]" office:value-type="float" office:value="3394.1851282982" calcext:value-type="float">
            <text:p>3.39E+0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([.B$5]-[.B745])*[.B$4]+[.B745]" office:value-type="float" office:value="0.829196478355096" calcext:value-type="float">
            <text:p>8.29E-01</text:p>
          </table:table-cell>
          <table:table-cell table:formula="of:=([.C$5]-[.C745])*[.C$4]/[.C$5]+[.C745]" office:value-type="float" office:value="3395.86172642376" calcext:value-type="float">
            <text:p>3.40E+0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([.B$5]-[.B746])*[.B$4]+[.B746]" office:value-type="float" office:value="0.829605001292486" calcext:value-type="float">
            <text:p>8.30E-01</text:p>
          </table:table-cell>
          <table:table-cell table:formula="of:=([.C$5]-[.C746])*[.C$4]/[.C$5]+[.C746]" office:value-type="float" office:value="3397.53431353101" calcext:value-type="float">
            <text:p>3.40E+0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[.B$5]-[.B747])*[.B$4]+[.B747]" office:value-type="float" office:value="0.830012547136496" calcext:value-type="float">
            <text:p>8.30E-01</text:p>
          </table:table-cell>
          <table:table-cell table:formula="of:=([.C$5]-[.C747])*[.C$4]/[.C$5]+[.C747]" office:value-type="float" office:value="3399.20289921575" calcext:value-type="float">
            <text:p>3.40E+0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([.B$5]-[.B748])*[.B$4]+[.B748]" office:value-type="float" office:value="0.830419118224109" calcext:value-type="float">
            <text:p>8.30E-01</text:p>
          </table:table-cell>
          <table:table-cell table:formula="of:=([.C$5]-[.C748])*[.C$4]/[.C$5]+[.C748]" office:value-type="float" office:value="3400.8674930508" calcext:value-type="float">
            <text:p>3.40E+0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([.B$5]-[.B749])*[.B$4]+[.B749]" office:value-type="float" office:value="0.830824716886719" calcext:value-type="float">
            <text:p>8.31E-01</text:p>
          </table:table-cell>
          <table:table-cell table:formula="of:=([.C$5]-[.C749])*[.C$4]/[.C$5]+[.C749]" office:value-type="float" office:value="3402.52810458607" calcext:value-type="float">
            <text:p>3.40E+0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([.B$5]-[.B750])*[.B$4]+[.B750]" office:value-type="float" office:value="0.831229345450146" calcext:value-type="float">
            <text:p>8.31E-01</text:p>
          </table:table-cell>
          <table:table-cell table:formula="of:=([.C$5]-[.C750])*[.C$4]/[.C$5]+[.C750]" office:value-type="float" office:value="3404.18474334864" calcext:value-type="float">
            <text:p>3.40E+0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[.B$5]-[.B751])*[.B$4]+[.B751]" office:value-type="float" office:value="0.831633006234642" calcext:value-type="float">
            <text:p>8.32E-01</text:p>
          </table:table-cell>
          <table:table-cell table:formula="of:=([.C$5]-[.C751])*[.C$4]/[.C$5]+[.C751]" office:value-type="float" office:value="3405.8374188428" calcext:value-type="float">
            <text:p>3.41E+0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([.B$5]-[.B752])*[.B$4]+[.B752]" office:value-type="float" office:value="0.832035701554916" calcext:value-type="float">
            <text:p>8.32E-01</text:p>
          </table:table-cell>
          <table:table-cell table:formula="of:=([.C$5]-[.C752])*[.C$4]/[.C$5]+[.C752]" office:value-type="float" office:value="3407.4861405501" calcext:value-type="float">
            <text:p>3.41E+0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([.B$5]-[.B753])*[.B$4]+[.B753]" office:value-type="float" office:value="0.832437433720135" calcext:value-type="float">
            <text:p>8.32E-01</text:p>
          </table:table-cell>
          <table:table-cell table:formula="of:=([.C$5]-[.C753])*[.C$4]/[.C$5]+[.C753]" office:value-type="float" office:value="3409.13091792939" calcext:value-type="float">
            <text:p>3.41E+0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([.B$5]-[.B754])*[.B$4]+[.B754]" office:value-type="float" office:value="0.832838205033947" calcext:value-type="float">
            <text:p>8.33E-01</text:p>
          </table:table-cell>
          <table:table-cell table:formula="of:=([.C$5]-[.C754])*[.C$4]/[.C$5]+[.C754]" office:value-type="float" office:value="3410.77176041691" calcext:value-type="float">
            <text:p>3.41E+0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[.B$5]-[.B755])*[.B$4]+[.B755]" office:value-type="float" office:value="0.833238017794488" calcext:value-type="float">
            <text:p>8.33E-01</text:p>
          </table:table-cell>
          <table:table-cell table:formula="of:=([.C$5]-[.C755])*[.C$4]/[.C$5]+[.C755]" office:value-type="float" office:value="3412.40867742633" calcext:value-type="float">
            <text:p>3.41E+0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([.B$5]-[.B756])*[.B$4]+[.B756]" office:value-type="float" office:value="0.833636874294399" calcext:value-type="float">
            <text:p>8.34E-01</text:p>
          </table:table-cell>
          <table:table-cell table:formula="of:=([.C$5]-[.C756])*[.C$4]/[.C$5]+[.C756]" office:value-type="float" office:value="3414.04167834876" calcext:value-type="float">
            <text:p>3.41E+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[.B$5]-[.B757])*[.B$4]+[.B757]" office:value-type="float" office:value="0.834034776820835" calcext:value-type="float">
            <text:p>8.34E-01</text:p>
          </table:table-cell>
          <table:table-cell table:formula="of:=([.C$5]-[.C757])*[.C$4]/[.C$5]+[.C757]" office:value-type="float" office:value="3415.6707725529" calcext:value-type="float">
            <text:p>3.42E+0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([.B$5]-[.B758])*[.B$4]+[.B758]" office:value-type="float" office:value="0.834431727655483" calcext:value-type="float">
            <text:p>8.34E-01</text:p>
          </table:table-cell>
          <table:table-cell table:formula="of:=([.C$5]-[.C758])*[.C$4]/[.C$5]+[.C758]" office:value-type="float" office:value="3417.29596938499" calcext:value-type="float">
            <text:p>3.42E+0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[.B$5]-[.B759])*[.B$4]+[.B759]" office:value-type="float" office:value="0.834827729074572" calcext:value-type="float">
            <text:p>8.35E-01</text:p>
          </table:table-cell>
          <table:table-cell table:formula="of:=([.C$5]-[.C759])*[.C$4]/[.C$5]+[.C759]" office:value-type="float" office:value="3418.91727816894" calcext:value-type="float">
            <text:p>3.42E+0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([.B$5]-[.B760])*[.B$4]+[.B760]" office:value-type="float" office:value="0.835222783348887" calcext:value-type="float">
            <text:p>8.35E-01</text:p>
          </table:table-cell>
          <table:table-cell table:formula="of:=([.C$5]-[.C760])*[.C$4]/[.C$5]+[.C760]" office:value-type="float" office:value="3420.53470820633" calcext:value-type="float">
            <text:p>3.42E+0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([.B$5]-[.B761])*[.B$4]+[.B761]" office:value-type="float" office:value="0.835616892743782" calcext:value-type="float">
            <text:p>8.36E-01</text:p>
          </table:table-cell>
          <table:table-cell table:formula="of:=([.C$5]-[.C761])*[.C$4]/[.C$5]+[.C761]" office:value-type="float" office:value="3422.14826877651" calcext:value-type="float">
            <text:p>3.42E+0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([.B$5]-[.B762])*[.B$4]+[.B762]" office:value-type="float" office:value="0.836010059519191" calcext:value-type="float">
            <text:p>8.36E-01</text:p>
          </table:table-cell>
          <table:table-cell table:formula="of:=([.C$5]-[.C762])*[.C$4]/[.C$5]+[.C762]" office:value-type="float" office:value="3423.75796913661" calcext:value-type="float">
            <text:p>3.42E+0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([.B$5]-[.B763])*[.B$4]+[.B763]" office:value-type="float" office:value="0.836402285929645" calcext:value-type="float">
            <text:p>8.36E-01</text:p>
          </table:table-cell>
          <table:table-cell table:formula="of:=([.C$5]-[.C763])*[.C$4]/[.C$5]+[.C763]" office:value-type="float" office:value="3425.36381852164" calcext:value-type="float">
            <text:p>3.43E+0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([.B$5]-[.B764])*[.B$4]+[.B764]" office:value-type="float" office:value="0.836793574224282" calcext:value-type="float">
            <text:p>8.37E-01</text:p>
          </table:table-cell>
          <table:table-cell table:formula="of:=([.C$5]-[.C764])*[.C$4]/[.C$5]+[.C764]" office:value-type="float" office:value="3426.96582614448" calcext:value-type="float">
            <text:p>3.43E+0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([.B$5]-[.B765])*[.B$4]+[.B765]" office:value-type="float" office:value="0.83718392664686" calcext:value-type="float">
            <text:p>8.37E-01</text:p>
          </table:table-cell>
          <table:table-cell table:formula="of:=([.C$5]-[.C765])*[.C$4]/[.C$5]+[.C765]" office:value-type="float" office:value="3428.56400119601" calcext:value-type="float">
            <text:p>3.43E+0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([.B$5]-[.B766])*[.B$4]+[.B766]" office:value-type="float" office:value="0.83757334543577" calcext:value-type="float">
            <text:p>8.38E-01</text:p>
          </table:table-cell>
          <table:table-cell table:formula="of:=([.C$5]-[.C766])*[.C$4]/[.C$5]+[.C766]" office:value-type="float" office:value="3430.15835284509" calcext:value-type="float">
            <text:p>3.43E+0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[.B$5]-[.B767])*[.B$4]+[.B767]" office:value-type="float" office:value="0.837961832824052" calcext:value-type="float">
            <text:p>8.38E-01</text:p>
          </table:table-cell>
          <table:table-cell table:formula="of:=([.C$5]-[.C767])*[.C$4]/[.C$5]+[.C767]" office:value-type="float" office:value="3431.74889023866" calcext:value-type="float">
            <text:p>3.43E+0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([.B$5]-[.B768])*[.B$4]+[.B768]" office:value-type="float" office:value="0.838349391039401" calcext:value-type="float">
            <text:p>8.38E-01</text:p>
          </table:table-cell>
          <table:table-cell table:formula="of:=([.C$5]-[.C768])*[.C$4]/[.C$5]+[.C768]" office:value-type="float" office:value="3433.33562250177" calcext:value-type="float">
            <text:p>3.43E+0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([.B$5]-[.B769])*[.B$4]+[.B769]" office:value-type="float" office:value="0.838736022304187" calcext:value-type="float">
            <text:p>8.39E-01</text:p>
          </table:table-cell>
          <table:table-cell table:formula="of:=([.C$5]-[.C769])*[.C$4]/[.C$5]+[.C769]" office:value-type="float" office:value="3434.91855873765" calcext:value-type="float">
            <text:p>3.43E+0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([.B$5]-[.B770])*[.B$4]+[.B770]" office:value-type="float" office:value="0.839121728835464" calcext:value-type="float">
            <text:p>8.39E-01</text:p>
          </table:table-cell>
          <table:table-cell table:formula="of:=([.C$5]-[.C770])*[.C$4]/[.C$5]+[.C770]" office:value-type="float" office:value="3436.49770802774" calcext:value-type="float">
            <text:p>3.44E+0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[.B$5]-[.B771])*[.B$4]+[.B771]" office:value-type="float" office:value="0.839506512844983" calcext:value-type="float">
            <text:p>8.40E-01</text:p>
          </table:table-cell>
          <table:table-cell table:formula="of:=([.C$5]-[.C771])*[.C$4]/[.C$5]+[.C771]" office:value-type="float" office:value="3438.07307943177" calcext:value-type="float">
            <text:p>3.44E+0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([.B$5]-[.B772])*[.B$4]+[.B772]" office:value-type="float" office:value="0.839890376539204" calcext:value-type="float">
            <text:p>8.40E-01</text:p>
          </table:table-cell>
          <table:table-cell table:formula="of:=([.C$5]-[.C772])*[.C$4]/[.C$5]+[.C772]" office:value-type="float" office:value="3439.64468198777" calcext:value-type="float">
            <text:p>3.44E+0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([.B$5]-[.B773])*[.B$4]+[.B773]" office:value-type="float" office:value="0.840273322119311" calcext:value-type="float">
            <text:p>8.40E-01</text:p>
          </table:table-cell>
          <table:table-cell table:formula="of:=([.C$5]-[.C773])*[.C$4]/[.C$5]+[.C773]" office:value-type="float" office:value="3441.21252471217" calcext:value-type="float">
            <text:p>3.44E+0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([.B$5]-[.B774])*[.B$4]+[.B774]" office:value-type="float" office:value="0.840655351781224" calcext:value-type="float">
            <text:p>8.41E-01</text:p>
          </table:table-cell>
          <table:table-cell table:formula="of:=([.C$5]-[.C774])*[.C$4]/[.C$5]+[.C774]" office:value-type="float" office:value="3442.77661659983" calcext:value-type="float">
            <text:p>3.44E+0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[.B$5]-[.B775])*[.B$4]+[.B775]" office:value-type="float" office:value="0.841036467715608" calcext:value-type="float">
            <text:p>8.41E-01</text:p>
          </table:table-cell>
          <table:table-cell table:formula="of:=([.C$5]-[.C775])*[.C$4]/[.C$5]+[.C775]" office:value-type="float" office:value="3444.33696662408" calcext:value-type="float">
            <text:p>3.44E+0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([.B$5]-[.B776])*[.B$4]+[.B776]" office:value-type="float" office:value="0.841416672107891" calcext:value-type="float">
            <text:p>8.41E-01</text:p>
          </table:table-cell>
          <table:table-cell table:formula="of:=([.C$5]-[.C776])*[.C$4]/[.C$5]+[.C776]" office:value-type="float" office:value="3445.89358373678" calcext:value-type="float">
            <text:p>3.45E+0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[.B$5]-[.B777])*[.B$4]+[.B777]" office:value-type="float" office:value="0.841795967138272" calcext:value-type="float">
            <text:p>8.42E-01</text:p>
          </table:table-cell>
          <table:table-cell table:formula="of:=([.C$5]-[.C777])*[.C$4]/[.C$5]+[.C777]" office:value-type="float" office:value="3447.44647686838" calcext:value-type="float">
            <text:p>3.45E+0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([.B$5]-[.B778])*[.B$4]+[.B778]" office:value-type="float" office:value="0.842174354981739" calcext:value-type="float">
            <text:p>8.42E-01</text:p>
          </table:table-cell>
          <table:table-cell table:formula="of:=([.C$5]-[.C778])*[.C$4]/[.C$5]+[.C778]" office:value-type="float" office:value="3448.99565492798" calcext:value-type="float">
            <text:p>3.45E+0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[.B$5]-[.B779])*[.B$4]+[.B779]" office:value-type="float" office:value="0.842551837808073" calcext:value-type="float">
            <text:p>8.43E-01</text:p>
          </table:table-cell>
          <table:table-cell table:formula="of:=([.C$5]-[.C779])*[.C$4]/[.C$5]+[.C779]" office:value-type="float" office:value="3450.54112680334" calcext:value-type="float">
            <text:p>3.45E+0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([.B$5]-[.B780])*[.B$4]+[.B780]" office:value-type="float" office:value="0.84292841778187" calcext:value-type="float">
            <text:p>8.43E-01</text:p>
          </table:table-cell>
          <table:table-cell table:formula="of:=([.C$5]-[.C780])*[.C$4]/[.C$5]+[.C780]" office:value-type="float" office:value="3452.08290136097" calcext:value-type="float">
            <text:p>3.45E+0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([.B$5]-[.B781])*[.B$4]+[.B781]" office:value-type="float" office:value="0.843304097062545" calcext:value-type="float">
            <text:p>8.43E-01</text:p>
          </table:table-cell>
          <table:table-cell table:formula="of:=([.C$5]-[.C781])*[.C$4]/[.C$5]+[.C781]" office:value-type="float" office:value="3453.62098744617" calcext:value-type="float">
            <text:p>3.45E+0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([.B$5]-[.B782])*[.B$4]+[.B782]" office:value-type="float" office:value="0.84367887780435" calcext:value-type="float">
            <text:p>8.44E-01</text:p>
          </table:table-cell>
          <table:table-cell table:formula="of:=([.C$5]-[.C782])*[.C$4]/[.C$5]+[.C782]" office:value-type="float" office:value="3455.15539388307" calcext:value-type="float">
            <text:p>3.46E+0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[.B$5]-[.B783])*[.B$4]+[.B783]" office:value-type="float" office:value="0.844052762156385" calcext:value-type="float">
            <text:p>8.44E-01</text:p>
          </table:table-cell>
          <table:table-cell table:formula="of:=([.C$5]-[.C783])*[.C$4]/[.C$5]+[.C783]" office:value-type="float" office:value="3456.68612947471" calcext:value-type="float">
            <text:p>3.46E+0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([.B$5]-[.B784])*[.B$4]+[.B784]" office:value-type="float" office:value="0.844425752262609" calcext:value-type="float">
            <text:p>8.44E-01</text:p>
          </table:table-cell>
          <table:table-cell table:formula="of:=([.C$5]-[.C784])*[.C$4]/[.C$5]+[.C784]" office:value-type="float" office:value="3458.21320300304" calcext:value-type="float">
            <text:p>3.46E+0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([.B$5]-[.B785])*[.B$4]+[.B785]" office:value-type="float" office:value="0.844797850261854" calcext:value-type="float">
            <text:p>8.45E-01</text:p>
          </table:table-cell>
          <table:table-cell table:formula="of:=([.C$5]-[.C785])*[.C$4]/[.C$5]+[.C785]" office:value-type="float" office:value="3459.73662322903" calcext:value-type="float">
            <text:p>3.46E+0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([.B$5]-[.B786])*[.B$4]+[.B786]" office:value-type="float" office:value="0.845169058287834" calcext:value-type="float">
            <text:p>8.45E-01</text:p>
          </table:table-cell>
          <table:table-cell table:formula="of:=([.C$5]-[.C786])*[.C$4]/[.C$5]+[.C786]" office:value-type="float" office:value="3461.25639889267" calcext:value-type="float">
            <text:p>3.46E+0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[.B$5]-[.B787])*[.B$4]+[.B787]" office:value-type="float" office:value="0.845539378469163" calcext:value-type="float">
            <text:p>8.46E-01</text:p>
          </table:table-cell>
          <table:table-cell table:formula="of:=([.C$5]-[.C787])*[.C$4]/[.C$5]+[.C787]" office:value-type="float" office:value="3462.77253871304" calcext:value-type="float">
            <text:p>3.46E+0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([.B$5]-[.B788])*[.B$4]+[.B788]" office:value-type="float" office:value="0.845908812929362" calcext:value-type="float">
            <text:p>8.46E-01</text:p>
          </table:table-cell>
          <table:table-cell table:formula="of:=([.C$5]-[.C788])*[.C$4]/[.C$5]+[.C788]" office:value-type="float" office:value="3464.28505138839" calcext:value-type="float">
            <text:p>3.46E+0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([.B$5]-[.B789])*[.B$4]+[.B789]" office:value-type="float" office:value="0.846277363786873" calcext:value-type="float">
            <text:p>8.46E-01</text:p>
          </table:table-cell>
          <table:table-cell table:formula="of:=([.C$5]-[.C789])*[.C$4]/[.C$5]+[.C789]" office:value-type="float" office:value="3465.79394559612" calcext:value-type="float">
            <text:p>3.47E+0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([.B$5]-[.B790])*[.B$4]+[.B790]" office:value-type="float" office:value="0.846645033155071" calcext:value-type="float">
            <text:p>8.47E-01</text:p>
          </table:table-cell>
          <table:table-cell table:formula="of:=([.C$5]-[.C790])*[.C$4]/[.C$5]+[.C790]" office:value-type="float" office:value="3467.29922999289" calcext:value-type="float">
            <text:p>3.47E+0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[.B$5]-[.B791])*[.B$4]+[.B791]" office:value-type="float" office:value="0.847011823142277" calcext:value-type="float">
            <text:p>8.47E-01</text:p>
          </table:table-cell>
          <table:table-cell table:formula="of:=([.C$5]-[.C791])*[.C$4]/[.C$5]+[.C791]" office:value-type="float" office:value="3468.80091321466" calcext:value-type="float">
            <text:p>3.47E+0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([.B$5]-[.B792])*[.B$4]+[.B792]" office:value-type="float" office:value="0.84737773585177" calcext:value-type="float">
            <text:p>8.47E-01</text:p>
          </table:table-cell>
          <table:table-cell table:formula="of:=([.C$5]-[.C792])*[.C$4]/[.C$5]+[.C792]" office:value-type="float" office:value="3470.29900387672" calcext:value-type="float">
            <text:p>3.47E+0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([.B$5]-[.B793])*[.B$4]+[.B793]" office:value-type="float" office:value="0.847742773381796" calcext:value-type="float">
            <text:p>8.48E-01</text:p>
          </table:table-cell>
          <table:table-cell table:formula="of:=([.C$5]-[.C793])*[.C$4]/[.C$5]+[.C793]" office:value-type="float" office:value="3471.79351057375" calcext:value-type="float">
            <text:p>3.47E+0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[.B$5]-[.B794])*[.B$4]+[.B794]" office:value-type="float" office:value="0.848106937825584" calcext:value-type="float">
            <text:p>8.48E-01</text:p>
          </table:table-cell>
          <table:table-cell table:formula="of:=([.C$5]-[.C794])*[.C$4]/[.C$5]+[.C794]" office:value-type="float" office:value="3473.28444187985" calcext:value-type="float">
            <text:p>3.47E+0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[.B$5]-[.B795])*[.B$4]+[.B795]" office:value-type="float" office:value="0.848470231271358" calcext:value-type="float">
            <text:p>8.48E-01</text:p>
          </table:table-cell>
          <table:table-cell table:formula="of:=([.C$5]-[.C795])*[.C$4]/[.C$5]+[.C795]" office:value-type="float" office:value="3474.77180634865" calcext:value-type="float">
            <text:p>3.47E+0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([.B$5]-[.B796])*[.B$4]+[.B796]" office:value-type="float" office:value="0.848832655802346" calcext:value-type="float">
            <text:p>8.49E-01</text:p>
          </table:table-cell>
          <table:table-cell table:formula="of:=([.C$5]-[.C796])*[.C$4]/[.C$5]+[.C796]" office:value-type="float" office:value="3476.25561251327" calcext:value-type="float">
            <text:p>3.48E+0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[.B$5]-[.B797])*[.B$4]+[.B797]" office:value-type="float" office:value="0.849194213496791" calcext:value-type="float">
            <text:p>8.49E-01</text:p>
          </table:table-cell>
          <table:table-cell table:formula="of:=([.C$5]-[.C797])*[.C$4]/[.C$5]+[.C797]" office:value-type="float" office:value="3477.73586888646" calcext:value-type="float">
            <text:p>3.48E+0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([.B$5]-[.B798])*[.B$4]+[.B798]" office:value-type="float" office:value="0.84955490642797" calcext:value-type="float">
            <text:p>8.50E-01</text:p>
          </table:table-cell>
          <table:table-cell table:formula="of:=([.C$5]-[.C798])*[.C$4]/[.C$5]+[.C798]" office:value-type="float" office:value="3479.21258396056" calcext:value-type="float">
            <text:p>3.48E+0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[.B$5]-[.B799])*[.B$4]+[.B799]" office:value-type="float" office:value="0.849914736664198" calcext:value-type="float">
            <text:p>8.50E-01</text:p>
          </table:table-cell>
          <table:table-cell table:formula="of:=([.C$5]-[.C799])*[.C$4]/[.C$5]+[.C799]" office:value-type="float" office:value="3480.68576620763" calcext:value-type="float">
            <text:p>3.48E+0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([.B$5]-[.B800])*[.B$4]+[.B800]" office:value-type="float" office:value="0.850273706268844" calcext:value-type="float">
            <text:p>8.50E-01</text:p>
          </table:table-cell>
          <table:table-cell table:formula="of:=([.C$5]-[.C800])*[.C$4]/[.C$5]+[.C800]" office:value-type="float" office:value="3482.15542407944" calcext:value-type="float">
            <text:p>3.48E+0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[.B$5]-[.B801])*[.B$4]+[.B801]" office:value-type="float" office:value="0.850631817300341" calcext:value-type="float">
            <text:p>8.51E-01</text:p>
          </table:table-cell>
          <table:table-cell table:formula="of:=([.C$5]-[.C801])*[.C$4]/[.C$5]+[.C801]" office:value-type="float" office:value="3483.62156600755" calcext:value-type="float">
            <text:p>3.48E+0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([.B$5]-[.B802])*[.B$4]+[.B802]" office:value-type="float" office:value="0.8509890718122" calcext:value-type="float">
            <text:p>8.51E-01</text:p>
          </table:table-cell>
          <table:table-cell table:formula="of:=([.C$5]-[.C802])*[.C$4]/[.C$5]+[.C802]" office:value-type="float" office:value="3485.08420040334" calcext:value-type="float">
            <text:p>3.49E+0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[.B$5]-[.B803])*[.B$4]+[.B803]" office:value-type="float" office:value="0.851345471853021" calcext:value-type="float">
            <text:p>8.51E-01</text:p>
          </table:table-cell>
          <table:table-cell table:formula="of:=([.C$5]-[.C803])*[.C$4]/[.C$5]+[.C803]" office:value-type="float" office:value="3486.54333565809" calcext:value-type="float">
            <text:p>3.49E+0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([.B$5]-[.B804])*[.B$4]+[.B804]" office:value-type="float" office:value="0.851701019466502" calcext:value-type="float">
            <text:p>8.52E-01</text:p>
          </table:table-cell>
          <table:table-cell table:formula="of:=([.C$5]-[.C804])*[.C$4]/[.C$5]+[.C804]" office:value-type="float" office:value="3487.99898014297" calcext:value-type="float">
            <text:p>3.49E+0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([.B$5]-[.B805])*[.B$4]+[.B805]" office:value-type="float" office:value="0.852055716691454" calcext:value-type="float">
            <text:p>8.52E-01</text:p>
          </table:table-cell>
          <table:table-cell table:formula="of:=([.C$5]-[.C805])*[.C$4]/[.C$5]+[.C805]" office:value-type="float" office:value="3489.45114220915" calcext:value-type="float">
            <text:p>3.49E+0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([.B$5]-[.B806])*[.B$4]+[.B806]" office:value-type="float" office:value="0.852409565561813" calcext:value-type="float">
            <text:p>8.52E-01</text:p>
          </table:table-cell>
          <table:table-cell table:formula="of:=([.C$5]-[.C806])*[.C$4]/[.C$5]+[.C806]" office:value-type="float" office:value="3490.89983018782" calcext:value-type="float">
            <text:p>3.49E+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B$5]-[.B807])*[.B$4]+[.B807]" office:value-type="float" office:value="0.852762568106648" calcext:value-type="float">
            <text:p>8.53E-01</text:p>
          </table:table-cell>
          <table:table-cell table:formula="of:=([.C$5]-[.C807])*[.C$4]/[.C$5]+[.C807]" office:value-type="float" office:value="3492.34505239022" calcext:value-type="float">
            <text:p>3.49E+0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([.B$5]-[.B808])*[.B$4]+[.B808]" office:value-type="float" office:value="0.853114726350176" calcext:value-type="float">
            <text:p>8.53E-01</text:p>
          </table:table-cell>
          <table:table-cell table:formula="of:=([.C$5]-[.C808])*[.C$4]/[.C$5]+[.C808]" office:value-type="float" office:value="3493.78681710772" calcext:value-type="float">
            <text:p>3.49E+0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([.B$5]-[.B809])*[.B$4]+[.B809]" office:value-type="float" office:value="0.853466042311773" calcext:value-type="float">
            <text:p>8.53E-01</text:p>
          </table:table-cell>
          <table:table-cell table:formula="of:=([.C$5]-[.C809])*[.C$4]/[.C$5]+[.C809]" office:value-type="float" office:value="3495.22513261185" calcext:value-type="float">
            <text:p>3.50E+0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([.B$5]-[.B810])*[.B$4]+[.B810]" office:value-type="float" office:value="0.853816518005984" calcext:value-type="float">
            <text:p>8.54E-01</text:p>
          </table:table-cell>
          <table:table-cell table:formula="of:=([.C$5]-[.C810])*[.C$4]/[.C$5]+[.C810]" office:value-type="float" office:value="3496.66000715436" calcext:value-type="float">
            <text:p>3.50E+0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[.B$5]-[.B811])*[.B$4]+[.B811]" office:value-type="float" office:value="0.854166155442537" calcext:value-type="float">
            <text:p>8.54E-01</text:p>
          </table:table-cell>
          <table:table-cell table:formula="of:=([.C$5]-[.C811])*[.C$4]/[.C$5]+[.C811]" office:value-type="float" office:value="3498.09144896725" calcext:value-type="float">
            <text:p>3.50E+0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([.B$5]-[.B812])*[.B$4]+[.B812]" office:value-type="float" office:value="0.854514956626353" calcext:value-type="float">
            <text:p>8.55E-01</text:p>
          </table:table-cell>
          <table:table-cell table:formula="of:=([.C$5]-[.C812])*[.C$4]/[.C$5]+[.C812]" office:value-type="float" office:value="3499.51946626283" calcext:value-type="float">
            <text:p>3.50E+0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([.B$5]-[.B813])*[.B$4]+[.B813]" office:value-type="float" office:value="0.854862923557555" calcext:value-type="float">
            <text:p>8.55E-01</text:p>
          </table:table-cell>
          <table:table-cell table:formula="of:=([.C$5]-[.C813])*[.C$4]/[.C$5]+[.C813]" office:value-type="float" office:value="3500.94406723376" calcext:value-type="float">
            <text:p>3.50E+0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([.B$5]-[.B814])*[.B$4]+[.B814]" office:value-type="float" office:value="0.855210058231486" calcext:value-type="float">
            <text:p>8.55E-01</text:p>
          </table:table-cell>
          <table:table-cell table:formula="of:=([.C$5]-[.C814])*[.C$4]/[.C$5]+[.C814]" office:value-type="float" office:value="3502.3652600531" calcext:value-type="float">
            <text:p>3.50E+0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[.B$5]-[.B815])*[.B$4]+[.B815]" office:value-type="float" office:value="0.855556362638715" calcext:value-type="float">
            <text:p>8.56E-01</text:p>
          </table:table-cell>
          <table:table-cell table:formula="of:=([.C$5]-[.C815])*[.C$4]/[.C$5]+[.C815]" office:value-type="float" office:value="3503.78305287437" calcext:value-type="float">
            <text:p>3.50E+0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([.B$5]-[.B816])*[.B$4]+[.B816]" office:value-type="float" office:value="0.85590183876505" calcext:value-type="float">
            <text:p>8.56E-01</text:p>
          </table:table-cell>
          <table:table-cell table:formula="of:=([.C$5]-[.C816])*[.C$4]/[.C$5]+[.C816]" office:value-type="float" office:value="3505.19745383155" calcext:value-type="float">
            <text:p>3.51E+0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[.B$5]-[.B817])*[.B$4]+[.B817]" office:value-type="float" office:value="0.856246488591549" calcext:value-type="float">
            <text:p>8.56E-01</text:p>
          </table:table-cell>
          <table:table-cell table:formula="of:=([.C$5]-[.C817])*[.C$4]/[.C$5]+[.C817]" office:value-type="float" office:value="3506.60847103921" calcext:value-type="float">
            <text:p>3.51E+0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([.B$5]-[.B818])*[.B$4]+[.B818]" office:value-type="float" office:value="0.856590314094531" calcext:value-type="float">
            <text:p>8.57E-01</text:p>
          </table:table-cell>
          <table:table-cell table:formula="of:=([.C$5]-[.C818])*[.C$4]/[.C$5]+[.C818]" office:value-type="float" office:value="3508.01611259247" calcext:value-type="float">
            <text:p>3.51E+0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[.B$5]-[.B819])*[.B$4]+[.B819]" office:value-type="float" office:value="0.856933317245591" calcext:value-type="float">
            <text:p>8.57E-01</text:p>
          </table:table-cell>
          <table:table-cell table:formula="of:=([.C$5]-[.C819])*[.C$4]/[.C$5]+[.C819]" office:value-type="float" office:value="3509.42038656709" calcext:value-type="float">
            <text:p>3.51E+0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([.B$5]-[.B820])*[.B$4]+[.B820]" office:value-type="float" office:value="0.857275500011606" calcext:value-type="float">
            <text:p>8.57E-01</text:p>
          </table:table-cell>
          <table:table-cell table:formula="of:=([.C$5]-[.C820])*[.C$4]/[.C$5]+[.C820]" office:value-type="float" office:value="3510.82130101952" calcext:value-type="float">
            <text:p>3.51E+0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([.B$5]-[.B821])*[.B$4]+[.B821]" office:value-type="float" office:value="0.857616864354749" calcext:value-type="float">
            <text:p>8.58E-01</text:p>
          </table:table-cell>
          <table:table-cell table:formula="of:=([.C$5]-[.C821])*[.C$4]/[.C$5]+[.C821]" office:value-type="float" office:value="3512.21886398693" calcext:value-type="float">
            <text:p>3.51E+0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([.B$5]-[.B822])*[.B$4]+[.B822]" office:value-type="float" office:value="0.8579574122325" calcext:value-type="float">
            <text:p>8.58E-01</text:p>
          </table:table-cell>
          <table:table-cell table:formula="of:=([.C$5]-[.C822])*[.C$4]/[.C$5]+[.C822]" office:value-type="float" office:value="3513.61308348726" calcext:value-type="float">
            <text:p>3.51E+0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[.B$5]-[.B823])*[.B$4]+[.B823]" office:value-type="float" office:value="0.858297145597659" calcext:value-type="float">
            <text:p>8.58E-01</text:p>
          </table:table-cell>
          <table:table-cell table:formula="of:=([.C$5]-[.C823])*[.C$4]/[.C$5]+[.C823]" office:value-type="float" office:value="3515.00396751927" calcext:value-type="float">
            <text:p>3.52E+0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([.B$5]-[.B824])*[.B$4]+[.B824]" office:value-type="float" office:value="0.858636066398352" calcext:value-type="float">
            <text:p>8.59E-01</text:p>
          </table:table-cell>
          <table:table-cell table:formula="of:=([.C$5]-[.C824])*[.C$4]/[.C$5]+[.C824]" office:value-type="float" office:value="3516.39152406259" calcext:value-type="float">
            <text:p>3.52E+0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([.B$5]-[.B825])*[.B$4]+[.B825]" office:value-type="float" office:value="0.858974176578047" calcext:value-type="float">
            <text:p>8.59E-01</text:p>
          </table:table-cell>
          <table:table-cell table:formula="of:=([.C$5]-[.C825])*[.C$4]/[.C$5]+[.C825]" office:value-type="float" office:value="3517.77576107776" calcext:value-type="float">
            <text:p>3.52E+0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([.B$5]-[.B826])*[.B$4]+[.B826]" office:value-type="float" office:value="0.859311478075566" calcext:value-type="float">
            <text:p>8.59E-01</text:p>
          </table:table-cell>
          <table:table-cell table:formula="of:=([.C$5]-[.C826])*[.C$4]/[.C$5]+[.C826]" office:value-type="float" office:value="3519.15668650625" calcext:value-type="float">
            <text:p>3.52E+0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[.B$5]-[.B827])*[.B$4]+[.B827]" office:value-type="float" office:value="0.85964797282509" calcext:value-type="float">
            <text:p>8.60E-01</text:p>
          </table:table-cell>
          <table:table-cell table:formula="of:=([.C$5]-[.C827])*[.C$4]/[.C$5]+[.C827]" office:value-type="float" office:value="3520.53430827058" calcext:value-type="float">
            <text:p>3.52E+0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([.B$5]-[.B828])*[.B$4]+[.B828]" office:value-type="float" office:value="0.859983662756175" calcext:value-type="float">
            <text:p>8.60E-01</text:p>
          </table:table-cell>
          <table:table-cell table:formula="of:=([.C$5]-[.C828])*[.C$4]/[.C$5]+[.C828]" office:value-type="float" office:value="3521.90863427426" calcext:value-type="float">
            <text:p>3.52E+0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([.B$5]-[.B829])*[.B$4]+[.B829]" office:value-type="float" office:value="0.860318549793765" calcext:value-type="float">
            <text:p>8.60E-01</text:p>
          </table:table-cell>
          <table:table-cell table:formula="of:=([.C$5]-[.C829])*[.C$4]/[.C$5]+[.C829]" office:value-type="float" office:value="3523.27967240194" calcext:value-type="float">
            <text:p>3.52E+0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([.B$5]-[.B830])*[.B$4]+[.B830]" office:value-type="float" office:value="0.860652635858195" calcext:value-type="float">
            <text:p>8.61E-01</text:p>
          </table:table-cell>
          <table:table-cell table:formula="of:=([.C$5]-[.C830])*[.C$4]/[.C$5]+[.C830]" office:value-type="float" office:value="3524.64743051938" calcext:value-type="float">
            <text:p>3.52E+0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[.B$5]-[.B831])*[.B$4]+[.B831]" office:value-type="float" office:value="0.860985922865211" calcext:value-type="float">
            <text:p>8.61E-01</text:p>
          </table:table-cell>
          <table:table-cell table:formula="of:=([.C$5]-[.C831])*[.C$4]/[.C$5]+[.C831]" office:value-type="float" office:value="3526.01191647353" calcext:value-type="float">
            <text:p>3.53E+0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([.B$5]-[.B832])*[.B$4]+[.B832]" office:value-type="float" office:value="0.861318412725975" calcext:value-type="float">
            <text:p>8.61E-01</text:p>
          </table:table-cell>
          <table:table-cell table:formula="of:=([.C$5]-[.C832])*[.C$4]/[.C$5]+[.C832]" office:value-type="float" office:value="3527.37313809257" calcext:value-type="float">
            <text:p>3.53E+0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([.B$5]-[.B833])*[.B$4]+[.B833]" office:value-type="float" office:value="0.861650107347079" calcext:value-type="float">
            <text:p>8.62E-01</text:p>
          </table:table-cell>
          <table:table-cell table:formula="of:=([.C$5]-[.C833])*[.C$4]/[.C$5]+[.C833]" office:value-type="float" office:value="3528.73110318594" calcext:value-type="float">
            <text:p>3.53E+0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([.B$5]-[.B834])*[.B$4]+[.B834]" office:value-type="float" office:value="0.861981008630553" calcext:value-type="float">
            <text:p>8.62E-01</text:p>
          </table:table-cell>
          <table:table-cell table:formula="of:=([.C$5]-[.C834])*[.C$4]/[.C$5]+[.C834]" office:value-type="float" office:value="3530.08581954442" calcext:value-type="float">
            <text:p>3.53E+0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[.B$5]-[.B835])*[.B$4]+[.B835]" office:value-type="float" office:value="0.86231111847388" calcext:value-type="float">
            <text:p>8.62E-01</text:p>
          </table:table-cell>
          <table:table-cell table:formula="of:=([.C$5]-[.C835])*[.C$4]/[.C$5]+[.C835]" office:value-type="float" office:value="3531.43729494013" calcext:value-type="float">
            <text:p>3.53E+0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([.B$5]-[.B836])*[.B$4]+[.B836]" office:value-type="float" office:value="0.862640438770003" calcext:value-type="float">
            <text:p>8.63E-01</text:p>
          </table:table-cell>
          <table:table-cell table:formula="of:=([.C$5]-[.C836])*[.C$4]/[.C$5]+[.C836]" office:value-type="float" office:value="3532.7855371266" calcext:value-type="float">
            <text:p>3.53E+0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[.B$5]-[.B837])*[.B$4]+[.B837]" office:value-type="float" office:value="0.86296897140734" calcext:value-type="float">
            <text:p>8.63E-01</text:p>
          </table:table-cell>
          <table:table-cell table:formula="of:=([.C$5]-[.C837])*[.C$4]/[.C$5]+[.C837]" office:value-type="float" office:value="3534.13055383882" calcext:value-type="float">
            <text:p>3.53E+0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([.B$5]-[.B838])*[.B$4]+[.B838]" office:value-type="float" office:value="0.863296718269789" calcext:value-type="float">
            <text:p>8.63E-01</text:p>
          </table:table-cell>
          <table:table-cell table:formula="of:=([.C$5]-[.C838])*[.C$4]/[.C$5]+[.C838]" office:value-type="float" office:value="3535.47235279328" calcext:value-type="float">
            <text:p>3.54E+0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[.B$5]-[.B839])*[.B$4]+[.B839]" office:value-type="float" office:value="0.863623681236743" calcext:value-type="float">
            <text:p>8.64E-01</text:p>
          </table:table-cell>
          <table:table-cell table:formula="of:=([.C$5]-[.C839])*[.C$4]/[.C$5]+[.C839]" office:value-type="float" office:value="3536.81094168798" calcext:value-type="float">
            <text:p>3.54E+0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([.B$5]-[.B840])*[.B$4]+[.B840]" office:value-type="float" office:value="0.863949862183103" calcext:value-type="float">
            <text:p>8.64E-01</text:p>
          </table:table-cell>
          <table:table-cell table:formula="of:=([.C$5]-[.C840])*[.C$4]/[.C$5]+[.C840]" office:value-type="float" office:value="3538.14632820254" calcext:value-type="float">
            <text:p>3.54E+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([.B$5]-[.B841])*[.B$4]+[.B841]" office:value-type="float" office:value="0.864275262979281" calcext:value-type="float">
            <text:p>8.64E-01</text:p>
          </table:table-cell>
          <table:table-cell table:formula="of:=([.C$5]-[.C841])*[.C$4]/[.C$5]+[.C841]" office:value-type="float" office:value="3539.47851999818" calcext:value-type="float">
            <text:p>3.54E+0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([.B$5]-[.B842])*[.B$4]+[.B842]" office:value-type="float" office:value="0.864599885491219" calcext:value-type="float">
            <text:p>8.65E-01</text:p>
          </table:table-cell>
          <table:table-cell table:formula="of:=([.C$5]-[.C842])*[.C$4]/[.C$5]+[.C842]" office:value-type="float" office:value="3540.8075247178" calcext:value-type="float">
            <text:p>3.54E+0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[.B$5]-[.B843])*[.B$4]+[.B843]" office:value-type="float" office:value="0.864923731580395" calcext:value-type="float">
            <text:p>8.65E-01</text:p>
          </table:table-cell>
          <table:table-cell table:formula="of:=([.C$5]-[.C843])*[.C$4]/[.C$5]+[.C843]" office:value-type="float" office:value="3542.13334998603" calcext:value-type="float">
            <text:p>3.54E+0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([.B$5]-[.B844])*[.B$4]+[.B844]" office:value-type="float" office:value="0.865246803103833" calcext:value-type="float">
            <text:p>8.65E-01</text:p>
          </table:table-cell>
          <table:table-cell table:formula="of:=([.C$5]-[.C844])*[.C$4]/[.C$5]+[.C844]" office:value-type="float" office:value="3543.45600340925" calcext:value-type="float">
            <text:p>3.54E+0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([.B$5]-[.B845])*[.B$4]+[.B845]" office:value-type="float" office:value="0.865569101914119" calcext:value-type="float">
            <text:p>8.66E-01</text:p>
          </table:table-cell>
          <table:table-cell table:formula="of:=([.C$5]-[.C845])*[.C$4]/[.C$5]+[.C845]" office:value-type="float" office:value="3544.77549257562" calcext:value-type="float">
            <text:p>3.54E+0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([.B$5]-[.B846])*[.B$4]+[.B846]" office:value-type="float" office:value="0.865890629859405" calcext:value-type="float">
            <text:p>8.66E-01</text:p>
          </table:table-cell>
          <table:table-cell table:formula="of:=([.C$5]-[.C846])*[.C$4]/[.C$5]+[.C846]" office:value-type="float" office:value="3546.09182505519" calcext:value-type="float">
            <text:p>3.55E+0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[.B$5]-[.B847])*[.B$4]+[.B847]" office:value-type="float" office:value="0.866211388783424" calcext:value-type="float">
            <text:p>8.66E-01</text:p>
          </table:table-cell>
          <table:table-cell table:formula="of:=([.C$5]-[.C847])*[.C$4]/[.C$5]+[.C847]" office:value-type="float" office:value="3547.40500839985" calcext:value-type="float">
            <text:p>3.55E+0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([.B$5]-[.B848])*[.B$4]+[.B848]" office:value-type="float" office:value="0.866531380525498" calcext:value-type="float">
            <text:p>8.67E-01</text:p>
          </table:table-cell>
          <table:table-cell table:formula="of:=([.C$5]-[.C848])*[.C$4]/[.C$5]+[.C848]" office:value-type="float" office:value="3548.71505014348" calcext:value-type="float">
            <text:p>3.55E+0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([.B$5]-[.B849])*[.B$4]+[.B849]" office:value-type="float" office:value="0.866850606920552" calcext:value-type="float">
            <text:p>8.67E-01</text:p>
          </table:table-cell>
          <table:table-cell table:formula="of:=([.C$5]-[.C849])*[.C$4]/[.C$5]+[.C849]" office:value-type="float" office:value="3550.02195780188" calcext:value-type="float">
            <text:p>3.55E+0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([.B$5]-[.B850])*[.B$4]+[.B850]" office:value-type="float" office:value="0.86716906979912" calcext:value-type="float">
            <text:p>8.67E-01</text:p>
          </table:table-cell>
          <table:table-cell table:formula="of:=([.C$5]-[.C850])*[.C$4]/[.C$5]+[.C850]" office:value-type="float" office:value="3551.3257388729" calcext:value-type="float">
            <text:p>3.55E+0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[.B$5]-[.B851])*[.B$4]+[.B851]" office:value-type="float" office:value="0.867486770987358" calcext:value-type="float">
            <text:p>8.67E-01</text:p>
          </table:table-cell>
          <table:table-cell table:formula="of:=([.C$5]-[.C851])*[.C$4]/[.C$5]+[.C851]" office:value-type="float" office:value="3552.62640083646" calcext:value-type="float">
            <text:p>3.55E+0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([.B$5]-[.B852])*[.B$4]+[.B852]" office:value-type="float" office:value="0.867803712307057" calcext:value-type="float">
            <text:p>8.68E-01</text:p>
          </table:table-cell>
          <table:table-cell table:formula="of:=([.C$5]-[.C852])*[.C$4]/[.C$5]+[.C852]" office:value-type="float" office:value="3553.92395115456" calcext:value-type="float">
            <text:p>3.55E+0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([.B$5]-[.B853])*[.B$4]+[.B853]" office:value-type="float" office:value="0.868119895575647" calcext:value-type="float">
            <text:p>8.68E-01</text:p>
          </table:table-cell>
          <table:table-cell table:formula="of:=([.C$5]-[.C853])*[.C$4]/[.C$5]+[.C853]" office:value-type="float" office:value="3555.21839727137" calcext:value-type="float">
            <text:p>3.56E+0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([.B$5]-[.B854])*[.B$4]+[.B854]" office:value-type="float" office:value="0.868435322606214" calcext:value-type="float">
            <text:p>8.68E-01</text:p>
          </table:table-cell>
          <table:table-cell table:formula="of:=([.C$5]-[.C854])*[.C$4]/[.C$5]+[.C854]" office:value-type="float" office:value="3556.50974661324" calcext:value-type="float">
            <text:p>3.56E+0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[.B$5]-[.B855])*[.B$4]+[.B855]" office:value-type="float" office:value="0.868749995207506" calcext:value-type="float">
            <text:p>8.69E-01</text:p>
          </table:table-cell>
          <table:table-cell table:formula="of:=([.C$5]-[.C855])*[.C$4]/[.C$5]+[.C855]" office:value-type="float" office:value="3557.79800658875" calcext:value-type="float">
            <text:p>3.56E+0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([.B$5]-[.B856])*[.B$4]+[.B856]" office:value-type="float" office:value="0.869063915183944" calcext:value-type="float">
            <text:p>8.69E-01</text:p>
          </table:table-cell>
          <table:table-cell table:formula="of:=([.C$5]-[.C856])*[.C$4]/[.C$5]+[.C856]" office:value-type="float" office:value="3559.08318458877" calcext:value-type="float">
            <text:p>3.56E+0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[.B$5]-[.B857])*[.B$4]+[.B857]" office:value-type="float" office:value="0.869377084335635" calcext:value-type="float">
            <text:p>8.69E-01</text:p>
          </table:table-cell>
          <table:table-cell table:formula="of:=([.C$5]-[.C857])*[.C$4]/[.C$5]+[.C857]" office:value-type="float" office:value="3560.36528798648" calcext:value-type="float">
            <text:p>3.56E+0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([.B$5]-[.B858])*[.B$4]+[.B858]" office:value-type="float" office:value="0.869689504458381" calcext:value-type="float">
            <text:p>8.70E-01</text:p>
          </table:table-cell>
          <table:table-cell table:formula="of:=([.C$5]-[.C858])*[.C$4]/[.C$5]+[.C858]" office:value-type="float" office:value="3561.64432413741" calcext:value-type="float">
            <text:p>3.56E+0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[.B$5]-[.B859])*[.B$4]+[.B859]" office:value-type="float" office:value="0.870001177343687" calcext:value-type="float">
            <text:p>8.70E-01</text:p>
          </table:table-cell>
          <table:table-cell table:formula="of:=([.C$5]-[.C859])*[.C$4]/[.C$5]+[.C859]" office:value-type="float" office:value="3562.92030037952" calcext:value-type="float">
            <text:p>3.56E+0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([.B$5]-[.B860])*[.B$4]+[.B860]" office:value-type="float" office:value="0.870312104778774" calcext:value-type="float">
            <text:p>8.70E-01</text:p>
          </table:table-cell>
          <table:table-cell table:formula="of:=([.C$5]-[.C860])*[.C$4]/[.C$5]+[.C860]" office:value-type="float" office:value="3564.19322403318" calcext:value-type="float">
            <text:p>3.56E+0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[.B$5]-[.B861])*[.B$4]+[.B861]" office:value-type="float" office:value="0.870622288546588" calcext:value-type="float">
            <text:p>8.71E-01</text:p>
          </table:table-cell>
          <table:table-cell table:formula="of:=([.C$5]-[.C861])*[.C$4]/[.C$5]+[.C861]" office:value-type="float" office:value="3565.46310240128" calcext:value-type="float">
            <text:p>3.57E+0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([.B$5]-[.B862])*[.B$4]+[.B862]" office:value-type="float" office:value="0.870931730425812" calcext:value-type="float">
            <text:p>8.71E-01</text:p>
          </table:table-cell>
          <table:table-cell table:formula="of:=([.C$5]-[.C862])*[.C$4]/[.C$5]+[.C862]" office:value-type="float" office:value="3566.72994276922" calcext:value-type="float">
            <text:p>3.57E+0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[.B$5]-[.B863])*[.B$4]+[.B863]" office:value-type="float" office:value="0.871240432190872" calcext:value-type="float">
            <text:p>8.71E-01</text:p>
          </table:table-cell>
          <table:table-cell table:formula="of:=([.C$5]-[.C863])*[.C$4]/[.C$5]+[.C863]" office:value-type="float" office:value="3567.99375240498" calcext:value-type="float">
            <text:p>3.57E+0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([.B$5]-[.B864])*[.B$4]+[.B864]" office:value-type="float" office:value="0.871548395611954" calcext:value-type="float">
            <text:p>8.72E-01</text:p>
          </table:table-cell>
          <table:table-cell table:formula="of:=([.C$5]-[.C864])*[.C$4]/[.C$5]+[.C864]" office:value-type="float" office:value="3569.25453855915" calcext:value-type="float">
            <text:p>3.57E+0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([.B$5]-[.B865])*[.B$4]+[.B865]" office:value-type="float" office:value="0.871855622455006" calcext:value-type="float">
            <text:p>8.72E-01</text:p>
          </table:table-cell>
          <table:table-cell table:formula="of:=([.C$5]-[.C865])*[.C$4]/[.C$5]+[.C865]" office:value-type="float" office:value="3570.51230846496" calcext:value-type="float">
            <text:p>3.57E+0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([.B$5]-[.B866])*[.B$4]+[.B866]" office:value-type="float" office:value="0.872162114481754" calcext:value-type="float">
            <text:p>8.72E-01</text:p>
          </table:table-cell>
          <table:table-cell table:formula="of:=([.C$5]-[.C866])*[.C$4]/[.C$5]+[.C866]" office:value-type="float" office:value="3571.76706933835" calcext:value-type="float">
            <text:p>3.57E+0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[.B$5]-[.B867])*[.B$4]+[.B867]" office:value-type="float" office:value="0.872467873449712" calcext:value-type="float">
            <text:p>8.72E-01</text:p>
          </table:table-cell>
          <table:table-cell table:formula="of:=([.C$5]-[.C867])*[.C$4]/[.C$5]+[.C867]" office:value-type="float" office:value="3573.018828378" calcext:value-type="float">
            <text:p>3.57E+0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([.B$5]-[.B868])*[.B$4]+[.B868]" office:value-type="float" office:value="0.872772901112188" calcext:value-type="float">
            <text:p>8.73E-01</text:p>
          </table:table-cell>
          <table:table-cell table:formula="of:=([.C$5]-[.C868])*[.C$4]/[.C$5]+[.C868]" office:value-type="float" office:value="3574.26759276537" calcext:value-type="float">
            <text:p>3.57E+0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([.B$5]-[.B869])*[.B$4]+[.B869]" office:value-type="float" office:value="0.873077199218297" calcext:value-type="float">
            <text:p>8.73E-01</text:p>
          </table:table-cell>
          <table:table-cell table:formula="of:=([.C$5]-[.C869])*[.C$4]/[.C$5]+[.C869]" office:value-type="float" office:value="3575.51336966472" calcext:value-type="float">
            <text:p>3.58E+0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([.B$5]-[.B870])*[.B$4]+[.B870]" office:value-type="float" office:value="0.873380769512971" calcext:value-type="float">
            <text:p>8.73E-01</text:p>
          </table:table-cell>
          <table:table-cell table:formula="of:=([.C$5]-[.C870])*[.C$4]/[.C$5]+[.C870]" office:value-type="float" office:value="3576.75616622318" calcext:value-type="float">
            <text:p>3.58E+0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[.B$5]-[.B871])*[.B$4]+[.B871]" office:value-type="float" office:value="0.873683613736969" calcext:value-type="float">
            <text:p>8.74E-01</text:p>
          </table:table-cell>
          <table:table-cell table:formula="of:=([.C$5]-[.C871])*[.C$4]/[.C$5]+[.C871]" office:value-type="float" office:value="3577.99598957079" calcext:value-type="float">
            <text:p>3.58E+0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([.B$5]-[.B872])*[.B$4]+[.B872]" office:value-type="float" office:value="0.873985733626886" calcext:value-type="float">
            <text:p>8.74E-01</text:p>
          </table:table-cell>
          <table:table-cell table:formula="of:=([.C$5]-[.C872])*[.C$4]/[.C$5]+[.C872]" office:value-type="float" office:value="3579.23284682053" calcext:value-type="float">
            <text:p>3.58E+0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([.B$5]-[.B873])*[.B$4]+[.B873]" office:value-type="float" office:value="0.874287130915162" calcext:value-type="float">
            <text:p>8.74E-01</text:p>
          </table:table-cell>
          <table:table-cell table:formula="of:=([.C$5]-[.C873])*[.C$4]/[.C$5]+[.C873]" office:value-type="float" office:value="3580.46674506836" calcext:value-type="float">
            <text:p>3.58E+0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([.B$5]-[.B874])*[.B$4]+[.B874]" office:value-type="float" office:value="0.874587807330096" calcext:value-type="float">
            <text:p>8.75E-01</text:p>
          </table:table-cell>
          <table:table-cell table:formula="of:=([.C$5]-[.C874])*[.C$4]/[.C$5]+[.C874]" office:value-type="float" office:value="3581.69769139325" calcext:value-type="float">
            <text:p>3.58E+0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([.B$5]-[.B875])*[.B$4]+[.B875]" office:value-type="float" office:value="0.874887764595852" calcext:value-type="float">
            <text:p>8.75E-01</text:p>
          </table:table-cell>
          <table:table-cell table:formula="of:=([.C$5]-[.C875])*[.C$4]/[.C$5]+[.C875]" office:value-type="float" office:value="3582.92569285727" calcext:value-type="float">
            <text:p>3.58E+0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([.B$5]-[.B876])*[.B$4]+[.B876]" office:value-type="float" office:value="0.87518700443247" calcext:value-type="float">
            <text:p>8.75E-01</text:p>
          </table:table-cell>
          <table:table-cell table:formula="of:=([.C$5]-[.C876])*[.C$4]/[.C$5]+[.C876]" office:value-type="float" office:value="3584.15075650556" calcext:value-type="float">
            <text:p>3.58E+0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[.B$5]-[.B877])*[.B$4]+[.B877]" office:value-type="float" office:value="0.875485528555876" calcext:value-type="float">
            <text:p>8.75E-01</text:p>
          </table:table-cell>
          <table:table-cell table:formula="of:=([.C$5]-[.C877])*[.C$4]/[.C$5]+[.C877]" office:value-type="float" office:value="3585.37288936641" calcext:value-type="float">
            <text:p>3.59E+0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([.B$5]-[.B878])*[.B$4]+[.B878]" office:value-type="float" office:value="0.875783338677893" calcext:value-type="float">
            <text:p>8.76E-01</text:p>
          </table:table-cell>
          <table:table-cell table:formula="of:=([.C$5]-[.C878])*[.C$4]/[.C$5]+[.C878]" office:value-type="float" office:value="3586.59209845132" calcext:value-type="float">
            <text:p>3.59E+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([.B$5]-[.B879])*[.B$4]+[.B879]" office:value-type="float" office:value="0.876080436506248" calcext:value-type="float">
            <text:p>8.76E-01</text:p>
          </table:table-cell>
          <table:table-cell table:formula="of:=([.C$5]-[.C879])*[.C$4]/[.C$5]+[.C879]" office:value-type="float" office:value="3587.808390755" calcext:value-type="float">
            <text:p>3.59E+0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([.B$5]-[.B880])*[.B$4]+[.B880]" office:value-type="float" office:value="0.876376823744586" calcext:value-type="float">
            <text:p>8.76E-01</text:p>
          </table:table-cell>
          <table:table-cell table:formula="of:=([.C$5]-[.C880])*[.C$4]/[.C$5]+[.C880]" office:value-type="float" office:value="3589.02177325542" calcext:value-type="float">
            <text:p>3.59E+0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([.B$5]-[.B881])*[.B$4]+[.B881]" office:value-type="float" office:value="0.876672502092474" calcext:value-type="float">
            <text:p>8.77E-01</text:p>
          </table:table-cell>
          <table:table-cell table:formula="of:=([.C$5]-[.C881])*[.C$4]/[.C$5]+[.C881]" office:value-type="float" office:value="3590.23225291387" calcext:value-type="float">
            <text:p>3.59E+0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([.B$5]-[.B882])*[.B$4]+[.B882]" office:value-type="float" office:value="0.876967473245416" calcext:value-type="float">
            <text:p>8.77E-01</text:p>
          </table:table-cell>
          <table:table-cell table:formula="of:=([.C$5]-[.C882])*[.C$4]/[.C$5]+[.C882]" office:value-type="float" office:value="3591.43983667497" calcext:value-type="float">
            <text:p>3.59E+0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[.B$5]-[.B883])*[.B$4]+[.B883]" office:value-type="float" office:value="0.877261738894861" calcext:value-type="float">
            <text:p>8.77E-01</text:p>
          </table:table-cell>
          <table:table-cell table:formula="of:=([.C$5]-[.C883])*[.C$4]/[.C$5]+[.C883]" office:value-type="float" office:value="3592.64453146674" calcext:value-type="float">
            <text:p>3.59E+0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([.B$5]-[.B884])*[.B$4]+[.B884]" office:value-type="float" office:value="0.877555300728212" calcext:value-type="float">
            <text:p>8.78E-01</text:p>
          </table:table-cell>
          <table:table-cell table:formula="of:=([.C$5]-[.C884])*[.C$4]/[.C$5]+[.C884]" office:value-type="float" office:value="3593.84634420062" calcext:value-type="float">
            <text:p>3.59E+0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([.B$5]-[.B885])*[.B$4]+[.B885]" office:value-type="float" office:value="0.877848160428835" calcext:value-type="float">
            <text:p>8.78E-01</text:p>
          </table:table-cell>
          <table:table-cell table:formula="of:=([.C$5]-[.C885])*[.C$4]/[.C$5]+[.C885]" office:value-type="float" office:value="3595.04528177152" calcext:value-type="float">
            <text:p>3.60E+0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([.B$5]-[.B886])*[.B$4]+[.B886]" office:value-type="float" office:value="0.878140319676073" calcext:value-type="float">
            <text:p>8.78E-01</text:p>
          </table:table-cell>
          <table:table-cell table:formula="of:=([.C$5]-[.C886])*[.C$4]/[.C$5]+[.C886]" office:value-type="float" office:value="3596.24135105785" calcext:value-type="float">
            <text:p>3.60E+0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[.B$5]-[.B887])*[.B$4]+[.B887]" office:value-type="float" office:value="0.878431780145248" calcext:value-type="float">
            <text:p>8.78E-01</text:p>
          </table:table-cell>
          <table:table-cell table:formula="of:=([.C$5]-[.C887])*[.C$4]/[.C$5]+[.C887]" office:value-type="float" office:value="3597.43455892156" calcext:value-type="float">
            <text:p>3.60E+0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([.B$5]-[.B888])*[.B$4]+[.B888]" office:value-type="float" office:value="0.878722543507678" calcext:value-type="float">
            <text:p>8.79E-01</text:p>
          </table:table-cell>
          <table:table-cell table:formula="of:=([.C$5]-[.C888])*[.C$4]/[.C$5]+[.C888]" office:value-type="float" office:value="3598.62491220819" calcext:value-type="float">
            <text:p>3.60E+0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([.B$5]-[.B889])*[.B$4]+[.B889]" office:value-type="float" office:value="0.879012611430683" calcext:value-type="float">
            <text:p>8.79E-01</text:p>
          </table:table-cell>
          <table:table-cell table:formula="of:=([.C$5]-[.C889])*[.C$4]/[.C$5]+[.C889]" office:value-type="float" office:value="3599.81241774692" calcext:value-type="float">
            <text:p>3.60E+0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([.B$5]-[.B890])*[.B$4]+[.B890]" office:value-type="float" office:value="0.879301985577595" calcext:value-type="float">
            <text:p>8.79E-01</text:p>
          </table:table-cell>
          <table:table-cell table:formula="of:=([.C$5]-[.C890])*[.C$4]/[.C$5]+[.C890]" office:value-type="float" office:value="3600.99708235055" calcext:value-type="float">
            <text:p>3.60E+0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[.B$5]-[.B891])*[.B$4]+[.B891]" office:value-type="float" office:value="0.879590667607767" calcext:value-type="float">
            <text:p>8.80E-01</text:p>
          </table:table-cell>
          <table:table-cell table:formula="of:=([.C$5]-[.C891])*[.C$4]/[.C$5]+[.C891]" office:value-type="float" office:value="3602.17891281561" calcext:value-type="float">
            <text:p>3.60E+0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([.B$5]-[.B892])*[.B$4]+[.B892]" office:value-type="float" office:value="0.879878659176585" calcext:value-type="float">
            <text:p>8.80E-01</text:p>
          </table:table-cell>
          <table:table-cell table:formula="of:=([.C$5]-[.C892])*[.C$4]/[.C$5]+[.C892]" office:value-type="float" office:value="3603.35791592238" calcext:value-type="float">
            <text:p>3.60E+0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([.B$5]-[.B893])*[.B$4]+[.B893]" office:value-type="float" office:value="0.880165961935473" calcext:value-type="float">
            <text:p>8.80E-01</text:p>
          </table:table-cell>
          <table:table-cell table:formula="of:=([.C$5]-[.C893])*[.C$4]/[.C$5]+[.C893]" office:value-type="float" office:value="3604.5340984349" calcext:value-type="float">
            <text:p>3.60E+0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([.B$5]-[.B894])*[.B$4]+[.B894]" office:value-type="float" office:value="0.880452577531909" calcext:value-type="float">
            <text:p>8.80E-01</text:p>
          </table:table-cell>
          <table:table-cell table:formula="of:=([.C$5]-[.C894])*[.C$4]/[.C$5]+[.C894]" office:value-type="float" office:value="3605.70746710103" calcext:value-type="float">
            <text:p>3.61E+0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[.B$5]-[.B895])*[.B$4]+[.B895]" office:value-type="float" office:value="0.880738507609426" calcext:value-type="float">
            <text:p>8.81E-01</text:p>
          </table:table-cell>
          <table:table-cell table:formula="of:=([.C$5]-[.C895])*[.C$4]/[.C$5]+[.C895]" office:value-type="float" office:value="3606.87802865249" calcext:value-type="float">
            <text:p>3.61E+0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([.B$5]-[.B896])*[.B$4]+[.B896]" office:value-type="float" office:value="0.881023753807629" calcext:value-type="float">
            <text:p>8.81E-01</text:p>
          </table:table-cell>
          <table:table-cell table:formula="of:=([.C$5]-[.C896])*[.C$4]/[.C$5]+[.C896]" office:value-type="float" office:value="3608.0457898049" calcext:value-type="float">
            <text:p>3.61E+0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[.B$5]-[.B897])*[.B$4]+[.B897]" office:value-type="float" office:value="0.881308317762202" calcext:value-type="float">
            <text:p>8.81E-01</text:p>
          </table:table-cell>
          <table:table-cell table:formula="of:=([.C$5]-[.C897])*[.C$4]/[.C$5]+[.C897]" office:value-type="float" office:value="3609.21075725781" calcext:value-type="float">
            <text:p>3.61E+0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([.B$5]-[.B898])*[.B$4]+[.B898]" office:value-type="float" office:value="0.881592201104914" calcext:value-type="float">
            <text:p>8.82E-01</text:p>
          </table:table-cell>
          <table:table-cell table:formula="of:=([.C$5]-[.C898])*[.C$4]/[.C$5]+[.C898]" office:value-type="float" office:value="3610.37293769473" calcext:value-type="float">
            <text:p>3.61E+0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[.B$5]-[.B899])*[.B$4]+[.B899]" office:value-type="float" office:value="0.881875405463634" calcext:value-type="float">
            <text:p>8.82E-01</text:p>
          </table:table-cell>
          <table:table-cell table:formula="of:=([.C$5]-[.C899])*[.C$4]/[.C$5]+[.C899]" office:value-type="float" office:value="3611.5323377832" calcext:value-type="float">
            <text:p>3.61E+0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([.B$5]-[.B900])*[.B$4]+[.B900]" office:value-type="float" office:value="0.882157932462336" calcext:value-type="float">
            <text:p>8.82E-01</text:p>
          </table:table-cell>
          <table:table-cell table:formula="of:=([.C$5]-[.C900])*[.C$4]/[.C$5]+[.C900]" office:value-type="float" office:value="3612.68896417481" calcext:value-type="float">
            <text:p>3.61E+0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([.B$5]-[.B901])*[.B$4]+[.B901]" office:value-type="float" office:value="0.88243978372111" calcext:value-type="float">
            <text:p>8.82E-01</text:p>
          </table:table-cell>
          <table:table-cell table:formula="of:=([.C$5]-[.C901])*[.C$4]/[.C$5]+[.C901]" office:value-type="float" office:value="3613.84282350521" calcext:value-type="float">
            <text:p>3.61E+0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([.B$5]-[.B902])*[.B$4]+[.B902]" office:value-type="float" office:value="0.882720960856171" calcext:value-type="float">
            <text:p>8.83E-01</text:p>
          </table:table-cell>
          <table:table-cell table:formula="of:=([.C$5]-[.C902])*[.C$4]/[.C$5]+[.C902]" office:value-type="float" office:value="3614.99392239421" calcext:value-type="float">
            <text:p>3.61E+0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[.B$5]-[.B903])*[.B$4]+[.B903]" office:value-type="float" office:value="0.88300146547987" calcext:value-type="float">
            <text:p>8.83E-01</text:p>
          </table:table-cell>
          <table:table-cell table:formula="of:=([.C$5]-[.C903])*[.C$4]/[.C$5]+[.C903]" office:value-type="float" office:value="3616.14226744575" calcext:value-type="float">
            <text:p>3.62E+0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([.B$5]-[.B904])*[.B$4]+[.B904]" office:value-type="float" office:value="0.883281299200698" calcext:value-type="float">
            <text:p>8.83E-01</text:p>
          </table:table-cell>
          <table:table-cell table:formula="of:=([.C$5]-[.C904])*[.C$4]/[.C$5]+[.C904]" office:value-type="float" office:value="3617.28786524801" calcext:value-type="float">
            <text:p>3.62E+0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([.B$5]-[.B905])*[.B$4]+[.B905]" office:value-type="float" office:value="0.883560463623303" calcext:value-type="float">
            <text:p>8.84E-01</text:p>
          </table:table-cell>
          <table:table-cell table:formula="of:=([.C$5]-[.C905])*[.C$4]/[.C$5]+[.C905]" office:value-type="float" office:value="3618.43072237336" calcext:value-type="float">
            <text:p>3.62E+0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([.B$5]-[.B906])*[.B$4]+[.B906]" office:value-type="float" office:value="0.883838960348493" calcext:value-type="float">
            <text:p>8.84E-01</text:p>
          </table:table-cell>
          <table:table-cell table:formula="of:=([.C$5]-[.C906])*[.C$4]/[.C$5]+[.C906]" office:value-type="float" office:value="3619.57084537849" calcext:value-type="float">
            <text:p>3.62E+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[.B$5]-[.B907])*[.B$4]+[.B907]" office:value-type="float" office:value="0.884116790973247" calcext:value-type="float">
            <text:p>8.84E-01</text:p>
          </table:table-cell>
          <table:table-cell table:formula="of:=([.C$5]-[.C907])*[.C$4]/[.C$5]+[.C907]" office:value-type="float" office:value="3620.70824080439" calcext:value-type="float">
            <text:p>3.62E+0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([.B$5]-[.B908])*[.B$4]+[.B908]" office:value-type="float" office:value="0.884393957090725" calcext:value-type="float">
            <text:p>8.84E-01</text:p>
          </table:table-cell>
          <table:table-cell table:formula="of:=([.C$5]-[.C908])*[.C$4]/[.C$5]+[.C908]" office:value-type="float" office:value="3621.84291517638" calcext:value-type="float">
            <text:p>3.62E+0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([.B$5]-[.B909])*[.B$4]+[.B909]" office:value-type="float" office:value="0.884670460290276" calcext:value-type="float">
            <text:p>8.85E-01</text:p>
          </table:table-cell>
          <table:table-cell table:formula="of:=([.C$5]-[.C909])*[.C$4]/[.C$5]+[.C909]" office:value-type="float" office:value="3622.97487500421" calcext:value-type="float">
            <text:p>3.62E+0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([.B$5]-[.B910])*[.B$4]+[.B910]" office:value-type="float" office:value="0.884946302157448" calcext:value-type="float">
            <text:p>8.85E-01</text:p>
          </table:table-cell>
          <table:table-cell table:formula="of:=([.C$5]-[.C910])*[.C$4]/[.C$5]+[.C910]" office:value-type="float" office:value="3624.10412678202" calcext:value-type="float">
            <text:p>3.62E+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([.B$5]-[.B911])*[.B$4]+[.B911]" office:value-type="float" office:value="0.885221484273997" calcext:value-type="float">
            <text:p>8.85E-01</text:p>
          </table:table-cell>
          <table:table-cell table:formula="of:=([.C$5]-[.C911])*[.C$4]/[.C$5]+[.C911]" office:value-type="float" office:value="3625.23067698842" calcext:value-type="float">
            <text:p>3.63E+0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([.B$5]-[.B912])*[.B$4]+[.B912]" office:value-type="float" office:value="0.885496008217895" calcext:value-type="float">
            <text:p>8.85E-01</text:p>
          </table:table-cell>
          <table:table-cell table:formula="of:=([.C$5]-[.C912])*[.C$4]/[.C$5]+[.C912]" office:value-type="float" office:value="3626.35453208655" calcext:value-type="float">
            <text:p>3.63E+0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([.B$5]-[.B913])*[.B$4]+[.B913]" office:value-type="float" office:value="0.885769875563341" calcext:value-type="float">
            <text:p>8.86E-01</text:p>
          </table:table-cell>
          <table:table-cell table:formula="of:=([.C$5]-[.C913])*[.C$4]/[.C$5]+[.C913]" office:value-type="float" office:value="3627.47569852405" calcext:value-type="float">
            <text:p>3.63E+0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([.B$5]-[.B914])*[.B$4]+[.B914]" office:value-type="float" office:value="0.886043087880769" calcext:value-type="float">
            <text:p>8.86E-01</text:p>
          </table:table-cell>
          <table:table-cell table:formula="of:=([.C$5]-[.C914])*[.C$4]/[.C$5]+[.C914]" office:value-type="float" office:value="3628.59418273316" calcext:value-type="float">
            <text:p>3.63E+0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([.B$5]-[.B915])*[.B$4]+[.B915]" office:value-type="float" office:value="0.886315646736854" calcext:value-type="float">
            <text:p>8.86E-01</text:p>
          </table:table-cell>
          <table:table-cell table:formula="of:=([.C$5]-[.C915])*[.C$4]/[.C$5]+[.C915]" office:value-type="float" office:value="3629.70999113071" calcext:value-type="float">
            <text:p>3.63E+0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([.B$5]-[.B916])*[.B$4]+[.B916]" office:value-type="float" office:value="0.886587553694527" calcext:value-type="float">
            <text:p>8.87E-01</text:p>
          </table:table-cell>
          <table:table-cell table:formula="of:=([.C$5]-[.C916])*[.C$4]/[.C$5]+[.C916]" office:value-type="float" office:value="3630.82313011821" calcext:value-type="float">
            <text:p>3.63E+0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[.B$5]-[.B917])*[.B$4]+[.B917]" office:value-type="float" office:value="0.886858810312981" calcext:value-type="float">
            <text:p>8.87E-01</text:p>
          </table:table-cell>
          <table:table-cell table:formula="of:=([.C$5]-[.C917])*[.C$4]/[.C$5]+[.C917]" office:value-type="float" office:value="3631.93360608183" calcext:value-type="float">
            <text:p>3.63E+0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([.B$5]-[.B918])*[.B$4]+[.B918]" office:value-type="float" office:value="0.887129418147677" calcext:value-type="float">
            <text:p>8.87E-01</text:p>
          </table:table-cell>
          <table:table-cell table:formula="of:=([.C$5]-[.C918])*[.C$4]/[.C$5]+[.C918]" office:value-type="float" office:value="3633.04142539246" calcext:value-type="float">
            <text:p>3.63E+0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[.B$5]-[.B919])*[.B$4]+[.B919]" office:value-type="float" office:value="0.887399378750358" calcext:value-type="float">
            <text:p>8.87E-01</text:p>
          </table:table-cell>
          <table:table-cell table:formula="of:=([.C$5]-[.C919])*[.C$4]/[.C$5]+[.C919]" office:value-type="float" office:value="3634.14659440577" calcext:value-type="float">
            <text:p>3.63E+0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([.B$5]-[.B920])*[.B$4]+[.B920]" office:value-type="float" office:value="0.887668693669054" calcext:value-type="float">
            <text:p>8.88E-01</text:p>
          </table:table-cell>
          <table:table-cell table:formula="of:=([.C$5]-[.C920])*[.C$4]/[.C$5]+[.C920]" office:value-type="float" office:value="3635.24911946221" calcext:value-type="float">
            <text:p>3.64E+0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([.B$5]-[.B921])*[.B$4]+[.B921]" office:value-type="float" office:value="0.887937364448095" calcext:value-type="float">
            <text:p>8.88E-01</text:p>
          </table:table-cell>
          <table:table-cell table:formula="of:=([.C$5]-[.C921])*[.C$4]/[.C$5]+[.C921]" office:value-type="float" office:value="3636.34900688705" calcext:value-type="float">
            <text:p>3.64E+0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([.B$5]-[.B922])*[.B$4]+[.B922]" office:value-type="float" office:value="0.888205392628115" calcext:value-type="float">
            <text:p>8.88E-01</text:p>
          </table:table-cell>
          <table:table-cell table:formula="of:=([.C$5]-[.C922])*[.C$4]/[.C$5]+[.C922]" office:value-type="float" office:value="3637.44626299047" calcext:value-type="float">
            <text:p>3.64E+0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[.B$5]-[.B923])*[.B$4]+[.B923]" office:value-type="float" office:value="0.888472779746062" calcext:value-type="float">
            <text:p>8.88E-01</text:p>
          </table:table-cell>
          <table:table-cell table:formula="of:=([.C$5]-[.C923])*[.C$4]/[.C$5]+[.C923]" office:value-type="float" office:value="3638.5408940675" calcext:value-type="float">
            <text:p>3.64E+0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([.B$5]-[.B924])*[.B$4]+[.B924]" office:value-type="float" office:value="0.888739527335212" calcext:value-type="float">
            <text:p>8.89E-01</text:p>
          </table:table-cell>
          <table:table-cell table:formula="of:=([.C$5]-[.C924])*[.C$4]/[.C$5]+[.C924]" office:value-type="float" office:value="3639.63290639814" calcext:value-type="float">
            <text:p>3.64E+0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([.B$5]-[.B925])*[.B$4]+[.B925]" office:value-type="float" office:value="0.889005636925171" calcext:value-type="float">
            <text:p>8.89E-01</text:p>
          </table:table-cell>
          <table:table-cell table:formula="of:=([.C$5]-[.C925])*[.C$4]/[.C$5]+[.C925]" office:value-type="float" office:value="3640.72230624738" calcext:value-type="float">
            <text:p>3.64E+0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([.B$5]-[.B926])*[.B$4]+[.B926]" office:value-type="float" office:value="0.889271110041887" calcext:value-type="float">
            <text:p>8.89E-01</text:p>
          </table:table-cell>
          <table:table-cell table:formula="of:=([.C$5]-[.C926])*[.C$4]/[.C$5]+[.C926]" office:value-type="float" office:value="3641.80909986518" calcext:value-type="float">
            <text:p>3.64E+0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[.B$5]-[.B927])*[.B$4]+[.B927]" office:value-type="float" office:value="0.889535948207658" calcext:value-type="float">
            <text:p>8.90E-01</text:p>
          </table:table-cell>
          <table:table-cell table:formula="of:=([.C$5]-[.C927])*[.C$4]/[.C$5]+[.C927]" office:value-type="float" office:value="3642.89329348659" calcext:value-type="float">
            <text:p>3.64E+0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([.B$5]-[.B928])*[.B$4]+[.B928]" office:value-type="float" office:value="0.889800152941142" calcext:value-type="float">
            <text:p>8.90E-01</text:p>
          </table:table-cell>
          <table:table-cell table:formula="of:=([.C$5]-[.C928])*[.C$4]/[.C$5]+[.C928]" office:value-type="float" office:value="3643.97489333171" calcext:value-type="float">
            <text:p>3.64E+0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([.B$5]-[.B929])*[.B$4]+[.B929]" office:value-type="float" office:value="0.890063725757363" calcext:value-type="float">
            <text:p>8.90E-01</text:p>
          </table:table-cell>
          <table:table-cell table:formula="of:=([.C$5]-[.C929])*[.C$4]/[.C$5]+[.C929]" office:value-type="float" office:value="3645.05390560578" calcext:value-type="float">
            <text:p>3.65E+0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([.B$5]-[.B930])*[.B$4]+[.B930]" office:value-type="float" office:value="0.890326668167723" calcext:value-type="float">
            <text:p>8.90E-01</text:p>
          </table:table-cell>
          <table:table-cell table:formula="of:=([.C$5]-[.C930])*[.C$4]/[.C$5]+[.C930]" office:value-type="float" office:value="3646.13033649919" calcext:value-type="float">
            <text:p>3.65E+0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[.B$5]-[.B931])*[.B$4]+[.B931]" office:value-type="float" office:value="0.89058898168001" calcext:value-type="float">
            <text:p>8.91E-01</text:p>
          </table:table-cell>
          <table:table-cell table:formula="of:=([.C$5]-[.C931])*[.C$4]/[.C$5]+[.C931]" office:value-type="float" office:value="3647.20419218752" calcext:value-type="float">
            <text:p>3.65E+0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([.B$5]-[.B932])*[.B$4]+[.B932]" office:value-type="float" office:value="0.890850667798402" calcext:value-type="float">
            <text:p>8.91E-01</text:p>
          </table:table-cell>
          <table:table-cell table:formula="of:=([.C$5]-[.C932])*[.C$4]/[.C$5]+[.C932]" office:value-type="float" office:value="3648.27547883158" calcext:value-type="float">
            <text:p>3.65E+0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([.B$5]-[.B933])*[.B$4]+[.B933]" office:value-type="float" office:value="0.891111728023483" calcext:value-type="float">
            <text:p>8.91E-01</text:p>
          </table:table-cell>
          <table:table-cell table:formula="of:=([.C$5]-[.C933])*[.C$4]/[.C$5]+[.C933]" office:value-type="float" office:value="3649.34420257742" calcext:value-type="float">
            <text:p>3.65E+0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([.B$5]-[.B934])*[.B$4]+[.B934]" office:value-type="float" office:value="0.891372163852245" calcext:value-type="float">
            <text:p>8.91E-01</text:p>
          </table:table-cell>
          <table:table-cell table:formula="of:=([.C$5]-[.C934])*[.C$4]/[.C$5]+[.C934]" office:value-type="float" office:value="3650.41036955642" calcext:value-type="float">
            <text:p>3.65E+0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([.B$5]-[.B935])*[.B$4]+[.B935]" office:value-type="float" office:value="0.891631976778104" calcext:value-type="float">
            <text:p>8.92E-01</text:p>
          </table:table-cell>
          <table:table-cell table:formula="of:=([.C$5]-[.C935])*[.C$4]/[.C$5]+[.C935]" office:value-type="float" office:value="3651.47398588527" calcext:value-type="float">
            <text:p>3.65E+0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([.B$5]-[.B936])*[.B$4]+[.B936]" office:value-type="float" office:value="0.891891168290898" calcext:value-type="float">
            <text:p>8.92E-01</text:p>
          </table:table-cell>
          <table:table-cell table:formula="of:=([.C$5]-[.C936])*[.C$4]/[.C$5]+[.C936]" office:value-type="float" office:value="3652.53505766603" calcext:value-type="float">
            <text:p>3.65E+0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[.B$5]-[.B937])*[.B$4]+[.B937]" office:value-type="float" office:value="0.892149739876907" calcext:value-type="float">
            <text:p>8.92E-01</text:p>
          </table:table-cell>
          <table:table-cell table:formula="of:=([.C$5]-[.C937])*[.C$4]/[.C$5]+[.C937]" office:value-type="float" office:value="3653.59359098617" calcext:value-type="float">
            <text:p>3.65E+0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([.B$5]-[.B938])*[.B$4]+[.B938]" office:value-type="float" office:value="0.892407693018854" calcext:value-type="float">
            <text:p>8.92E-01</text:p>
          </table:table-cell>
          <table:table-cell table:formula="of:=([.C$5]-[.C938])*[.C$4]/[.C$5]+[.C938]" office:value-type="float" office:value="3654.64959191857" calcext:value-type="float">
            <text:p>3.65E+0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[.B$5]-[.B939])*[.B$4]+[.B939]" office:value-type="float" office:value="0.892665029195914" calcext:value-type="float">
            <text:p>8.93E-01</text:p>
          </table:table-cell>
          <table:table-cell table:formula="of:=([.C$5]-[.C939])*[.C$4]/[.C$5]+[.C939]" office:value-type="float" office:value="3655.70306652162" calcext:value-type="float">
            <text:p>3.66E+0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([.B$5]-[.B940])*[.B$4]+[.B940]" office:value-type="float" office:value="0.892921749883727" calcext:value-type="float">
            <text:p>8.93E-01</text:p>
          </table:table-cell>
          <table:table-cell table:formula="of:=([.C$5]-[.C940])*[.C$4]/[.C$5]+[.C940]" office:value-type="float" office:value="3656.75402083919" calcext:value-type="float">
            <text:p>3.66E+0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([.B$5]-[.B941])*[.B$4]+[.B941]" office:value-type="float" office:value="0.893177856554403" calcext:value-type="float">
            <text:p>8.93E-01</text:p>
          </table:table-cell>
          <table:table-cell table:formula="of:=([.C$5]-[.C941])*[.C$4]/[.C$5]+[.C941]" office:value-type="float" office:value="3657.8024609007" calcext:value-type="float">
            <text:p>3.66E+0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([.B$5]-[.B942])*[.B$4]+[.B942]" office:value-type="float" office:value="0.893433350676529" calcext:value-type="float">
            <text:p>8.93E-01</text:p>
          </table:table-cell>
          <table:table-cell table:formula="of:=([.C$5]-[.C942])*[.C$4]/[.C$5]+[.C942]" office:value-type="float" office:value="3658.84839272114" calcext:value-type="float">
            <text:p>3.66E+0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[.B$5]-[.B943])*[.B$4]+[.B943]" office:value-type="float" office:value="0.893688233715182" calcext:value-type="float">
            <text:p>8.94E-01</text:p>
          </table:table-cell>
          <table:table-cell table:formula="of:=([.C$5]-[.C943])*[.C$4]/[.C$5]+[.C943]" office:value-type="float" office:value="3659.89182230111" calcext:value-type="float">
            <text:p>3.66E+0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([.B$5]-[.B944])*[.B$4]+[.B944]" office:value-type="float" office:value="0.893942507131933" calcext:value-type="float">
            <text:p>8.94E-01</text:p>
          </table:table-cell>
          <table:table-cell table:formula="of:=([.C$5]-[.C944])*[.C$4]/[.C$5]+[.C944]" office:value-type="float" office:value="3660.93275562688" calcext:value-type="float">
            <text:p>3.66E+0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([.B$5]-[.B945])*[.B$4]+[.B945]" office:value-type="float" office:value="0.894196172384859" calcext:value-type="float">
            <text:p>8.94E-01</text:p>
          </table:table-cell>
          <table:table-cell table:formula="of:=([.C$5]-[.C945])*[.C$4]/[.C$5]+[.C945]" office:value-type="float" office:value="3661.97119867035" calcext:value-type="float">
            <text:p>3.66E+0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([.B$5]-[.B946])*[.B$4]+[.B946]" office:value-type="float" office:value="0.894449230928549" calcext:value-type="float">
            <text:p>8.94E-01</text:p>
          </table:table-cell>
          <table:table-cell table:formula="of:=([.C$5]-[.C946])*[.C$4]/[.C$5]+[.C946]" office:value-type="float" office:value="3663.00715738917" calcext:value-type="float">
            <text:p>3.66E+0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[.B$5]-[.B947])*[.B$4]+[.B947]" office:value-type="float" office:value="0.894701684214111" calcext:value-type="float">
            <text:p>8.95E-01</text:p>
          </table:table-cell>
          <table:table-cell table:formula="of:=([.C$5]-[.C947])*[.C$4]/[.C$5]+[.C947]" office:value-type="float" office:value="3664.04063772673" calcext:value-type="float">
            <text:p>3.66E+0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([.B$5]-[.B948])*[.B$4]+[.B948]" office:value-type="float" office:value="0.894953533689186" calcext:value-type="float">
            <text:p>8.95E-01</text:p>
          </table:table-cell>
          <table:table-cell table:formula="of:=([.C$5]-[.C948])*[.C$4]/[.C$5]+[.C948]" office:value-type="float" office:value="3665.0716456122" calcext:value-type="float">
            <text:p>3.67E+0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([.B$5]-[.B949])*[.B$4]+[.B949]" office:value-type="float" office:value="0.895204780797948" calcext:value-type="float">
            <text:p>8.95E-01</text:p>
          </table:table-cell>
          <table:table-cell table:formula="of:=([.C$5]-[.C949])*[.C$4]/[.C$5]+[.C949]" office:value-type="float" office:value="3666.10018696056" calcext:value-type="float">
            <text:p>3.67E+0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([.B$5]-[.B950])*[.B$4]+[.B950]" office:value-type="float" office:value="0.895455426981122" calcext:value-type="float">
            <text:p>8.95E-01</text:p>
          </table:table-cell>
          <table:table-cell table:formula="of:=([.C$5]-[.C950])*[.C$4]/[.C$5]+[.C950]" office:value-type="float" office:value="3667.12626767264" calcext:value-type="float">
            <text:p>3.67E+0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[.B$5]-[.B951])*[.B$4]+[.B951]" office:value-type="float" office:value="0.895705473675983" calcext:value-type="float">
            <text:p>8.96E-01</text:p>
          </table:table-cell>
          <table:table-cell table:formula="of:=([.C$5]-[.C951])*[.C$4]/[.C$5]+[.C951]" office:value-type="float" office:value="3668.14989363516" calcext:value-type="float">
            <text:p>3.67E+0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([.B$5]-[.B952])*[.B$4]+[.B952]" office:value-type="float" office:value="0.89595492231637" calcext:value-type="float">
            <text:p>8.96E-01</text:p>
          </table:table-cell>
          <table:table-cell table:formula="of:=([.C$5]-[.C952])*[.C$4]/[.C$5]+[.C952]" office:value-type="float" office:value="3669.17107072075" calcext:value-type="float">
            <text:p>3.67E+0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([.B$5]-[.B953])*[.B$4]+[.B953]" office:value-type="float" office:value="0.896203774332692" calcext:value-type="float">
            <text:p>8.96E-01</text:p>
          </table:table-cell>
          <table:table-cell table:formula="of:=([.C$5]-[.C953])*[.C$4]/[.C$5]+[.C953]" office:value-type="float" office:value="3670.189804788" calcext:value-type="float">
            <text:p>3.67E+0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([.B$5]-[.B954])*[.B$4]+[.B954]" office:value-type="float" office:value="0.896452031151939" calcext:value-type="float">
            <text:p>8.96E-01</text:p>
          </table:table-cell>
          <table:table-cell table:formula="of:=([.C$5]-[.C954])*[.C$4]/[.C$5]+[.C954]" office:value-type="float" office:value="3671.20610168147" calcext:value-type="float">
            <text:p>3.67E+0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([.B$5]-[.B955])*[.B$4]+[.B955]" office:value-type="float" office:value="0.896699694197684" calcext:value-type="float">
            <text:p>8.97E-01</text:p>
          </table:table-cell>
          <table:table-cell table:formula="of:=([.C$5]-[.C955])*[.C$4]/[.C$5]+[.C955]" office:value-type="float" office:value="3672.21996723175" calcext:value-type="float">
            <text:p>3.67E+0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([.B$5]-[.B956])*[.B$4]+[.B956]" office:value-type="float" office:value="0.896946764890099" calcext:value-type="float">
            <text:p>8.97E-01</text:p>
          </table:table-cell>
          <table:table-cell table:formula="of:=([.C$5]-[.C956])*[.C$4]/[.C$5]+[.C956]" office:value-type="float" office:value="3673.23140725548" calcext:value-type="float">
            <text:p>3.67E+0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[.B$5]-[.B957])*[.B$4]+[.B957]" office:value-type="float" office:value="0.897193244645957" calcext:value-type="float">
            <text:p>8.97E-01</text:p>
          </table:table-cell>
          <table:table-cell table:formula="of:=([.C$5]-[.C957])*[.C$4]/[.C$5]+[.C957]" office:value-type="float" office:value="3674.24042755537" calcext:value-type="float">
            <text:p>3.67E+0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([.B$5]-[.B958])*[.B$4]+[.B958]" office:value-type="float" office:value="0.897439134878642" calcext:value-type="float">
            <text:p>8.97E-01</text:p>
          </table:table-cell>
          <table:table-cell table:formula="of:=([.C$5]-[.C958])*[.C$4]/[.C$5]+[.C958]" office:value-type="float" office:value="3675.24703392027" calcext:value-type="float">
            <text:p>3.68E+0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[.B$5]-[.B959])*[.B$4]+[.B959]" office:value-type="float" office:value="0.897684436998161" calcext:value-type="float">
            <text:p>8.98E-01</text:p>
          </table:table-cell>
          <table:table-cell table:formula="of:=([.C$5]-[.C959])*[.C$4]/[.C$5]+[.C959]" office:value-type="float" office:value="3676.25123212516" calcext:value-type="float">
            <text:p>3.68E+0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([.B$5]-[.B960])*[.B$4]+[.B960]" office:value-type="float" office:value="0.897929152411144" calcext:value-type="float">
            <text:p>8.98E-01</text:p>
          </table:table-cell>
          <table:table-cell table:formula="of:=([.C$5]-[.C960])*[.C$4]/[.C$5]+[.C960]" office:value-type="float" office:value="3677.25302793122" calcext:value-type="float">
            <text:p>3.68E+0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([.B$5]-[.B961])*[.B$4]+[.B961]" office:value-type="float" office:value="0.898173282520859" calcext:value-type="float">
            <text:p>8.98E-01</text:p>
          </table:table-cell>
          <table:table-cell table:formula="of:=([.C$5]-[.C961])*[.C$4]/[.C$5]+[.C961]" office:value-type="float" office:value="3678.25242708585" calcext:value-type="float">
            <text:p>3.68E+0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([.B$5]-[.B962])*[.B$4]+[.B962]" office:value-type="float" office:value="0.898416828727218" calcext:value-type="float">
            <text:p>8.98E-01</text:p>
          </table:table-cell>
          <table:table-cell table:formula="of:=([.C$5]-[.C962])*[.C$4]/[.C$5]+[.C962]" office:value-type="float" office:value="3679.24943532267" calcext:value-type="float">
            <text:p>3.68E+0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[.B$5]-[.B963])*[.B$4]+[.B963]" office:value-type="float" office:value="0.898659792426784" calcext:value-type="float">
            <text:p>8.99E-01</text:p>
          </table:table-cell>
          <table:table-cell table:formula="of:=([.C$5]-[.C963])*[.C$4]/[.C$5]+[.C963]" office:value-type="float" office:value="3680.24405836163" calcext:value-type="float">
            <text:p>3.68E+0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([.B$5]-[.B964])*[.B$4]+[.B964]" office:value-type="float" office:value="0.89890217501278" calcext:value-type="float">
            <text:p>8.99E-01</text:p>
          </table:table-cell>
          <table:table-cell table:formula="of:=([.C$5]-[.C964])*[.C$4]/[.C$5]+[.C964]" office:value-type="float" office:value="3681.23630190895" calcext:value-type="float">
            <text:p>3.68E+0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([.B$5]-[.B965])*[.B$4]+[.B965]" office:value-type="float" office:value="0.899143977875097" calcext:value-type="float">
            <text:p>8.99E-01</text:p>
          </table:table-cell>
          <table:table-cell table:formula="of:=([.C$5]-[.C965])*[.C$4]/[.C$5]+[.C965]" office:value-type="float" office:value="3682.22617165723" calcext:value-type="float">
            <text:p>3.68E+0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([.B$5]-[.B966])*[.B$4]+[.B966]" office:value-type="float" office:value="0.899385202400302" calcext:value-type="float">
            <text:p>8.99E-01</text:p>
          </table:table-cell>
          <table:table-cell table:formula="of:=([.C$5]-[.C966])*[.C$4]/[.C$5]+[.C966]" office:value-type="float" office:value="3683.21367328544" calcext:value-type="float">
            <text:p>3.68E+0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[.B$5]-[.B967])*[.B$4]+[.B967]" office:value-type="float" office:value="0.899625849971643" calcext:value-type="float">
            <text:p>9.00E-01</text:p>
          </table:table-cell>
          <table:table-cell table:formula="of:=([.C$5]-[.C967])*[.C$4]/[.C$5]+[.C967]" office:value-type="float" office:value="3684.19881245896" calcext:value-type="float">
            <text:p>3.68E+0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([.B$5]-[.B968])*[.B$4]+[.B968]" office:value-type="float" office:value="0.899865921969063" calcext:value-type="float">
            <text:p>9.00E-01</text:p>
          </table:table-cell>
          <table:table-cell table:formula="of:=([.C$5]-[.C968])*[.C$4]/[.C$5]+[.C968]" office:value-type="float" office:value="3685.18159482962" calcext:value-type="float">
            <text:p>3.69E+0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([.B$5]-[.B969])*[.B$4]+[.B969]" office:value-type="float" office:value="0.900105419769202" calcext:value-type="float">
            <text:p>9.00E-01</text:p>
          </table:table-cell>
          <table:table-cell table:formula="of:=([.C$5]-[.C969])*[.C$4]/[.C$5]+[.C969]" office:value-type="float" office:value="3686.16202603574" calcext:value-type="float">
            <text:p>3.69E+0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([.B$5]-[.B970])*[.B$4]+[.B970]" office:value-type="float" office:value="0.900344344745411" calcext:value-type="float">
            <text:p>9.00E-01</text:p>
          </table:table-cell>
          <table:table-cell table:formula="of:=([.C$5]-[.C970])*[.C$4]/[.C$5]+[.C970]" office:value-type="float" office:value="3687.14011170212" calcext:value-type="float">
            <text:p>3.69E+0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[.B$5]-[.B971])*[.B$4]+[.B971]" office:value-type="float" office:value="0.900582698267751" calcext:value-type="float">
            <text:p>9.01E-01</text:p>
          </table:table-cell>
          <table:table-cell table:formula="of:=([.C$5]-[.C971])*[.C$4]/[.C$5]+[.C971]" office:value-type="float" office:value="3688.11585744015" calcext:value-type="float">
            <text:p>3.69E+0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([.B$5]-[.B972])*[.B$4]+[.B972]" office:value-type="float" office:value="0.90082048170301" calcext:value-type="float">
            <text:p>9.01E-01</text:p>
          </table:table-cell>
          <table:table-cell table:formula="of:=([.C$5]-[.C972])*[.C$4]/[.C$5]+[.C972]" office:value-type="float" office:value="3689.08926884776" calcext:value-type="float">
            <text:p>3.69E+0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([.B$5]-[.B973])*[.B$4]+[.B973]" office:value-type="float" office:value="0.901057696414706" calcext:value-type="float">
            <text:p>9.01E-01</text:p>
          </table:table-cell>
          <table:table-cell table:formula="of:=([.C$5]-[.C973])*[.C$4]/[.C$5]+[.C973]" office:value-type="float" office:value="3690.06035150949" calcext:value-type="float">
            <text:p>3.69E+0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([.B$5]-[.B974])*[.B$4]+[.B974]" office:value-type="float" office:value="0.901294343763095" calcext:value-type="float">
            <text:p>9.01E-01</text:p>
          </table:table-cell>
          <table:table-cell table:formula="of:=([.C$5]-[.C974])*[.C$4]/[.C$5]+[.C974]" office:value-type="float" office:value="3691.02911099653" calcext:value-type="float">
            <text:p>3.69E+0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([.B$5]-[.B975])*[.B$4]+[.B975]" office:value-type="float" office:value="0.901530425105181" calcext:value-type="float">
            <text:p>9.02E-01</text:p>
          </table:table-cell>
          <table:table-cell table:formula="of:=([.C$5]-[.C975])*[.C$4]/[.C$5]+[.C975]" office:value-type="float" office:value="3691.99555286674" calcext:value-type="float">
            <text:p>3.69E+0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([.B$5]-[.B976])*[.B$4]+[.B976]" office:value-type="float" office:value="0.901765941794722" calcext:value-type="float">
            <text:p>9.02E-01</text:p>
          </table:table-cell>
          <table:table-cell table:formula="of:=([.C$5]-[.C976])*[.C$4]/[.C$5]+[.C976]" office:value-type="float" office:value="3692.95968266469" calcext:value-type="float">
            <text:p>3.69E+0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[.B$5]-[.B977])*[.B$4]+[.B977]" office:value-type="float" office:value="0.902000895182236" calcext:value-type="float">
            <text:p>9.02E-01</text:p>
          </table:table-cell>
          <table:table-cell table:formula="of:=([.C$5]-[.C977])*[.C$4]/[.C$5]+[.C977]" office:value-type="float" office:value="3693.92150592168" calcext:value-type="float">
            <text:p>3.69E+0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([.B$5]-[.B978])*[.B$4]+[.B978]" office:value-type="float" office:value="0.902235286615013" calcext:value-type="float">
            <text:p>9.02E-01</text:p>
          </table:table-cell>
          <table:table-cell table:formula="of:=([.C$5]-[.C978])*[.C$4]/[.C$5]+[.C978]" office:value-type="float" office:value="3694.88102815576" calcext:value-type="float">
            <text:p>3.69E+0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[.B$5]-[.B979])*[.B$4]+[.B979]" office:value-type="float" office:value="0.902469117437121" calcext:value-type="float">
            <text:p>9.02E-01</text:p>
          </table:table-cell>
          <table:table-cell table:formula="of:=([.C$5]-[.C979])*[.C$4]/[.C$5]+[.C979]" office:value-type="float" office:value="3695.8382548718" calcext:value-type="float">
            <text:p>3.70E+0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([.B$5]-[.B980])*[.B$4]+[.B980]" office:value-type="float" office:value="0.902702388989412" calcext:value-type="float">
            <text:p>9.03E-01</text:p>
          </table:table-cell>
          <table:table-cell table:formula="of:=([.C$5]-[.C980])*[.C$4]/[.C$5]+[.C980]" office:value-type="float" office:value="3696.7931915615" calcext:value-type="float">
            <text:p>3.70E+0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([.B$5]-[.B981])*[.B$4]+[.B981]" office:value-type="float" office:value="0.902935102609532" calcext:value-type="float">
            <text:p>9.03E-01</text:p>
          </table:table-cell>
          <table:table-cell table:formula="of:=([.C$5]-[.C981])*[.C$4]/[.C$5]+[.C981]" office:value-type="float" office:value="3697.74584370341" calcext:value-type="float">
            <text:p>3.70E+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([.B$5]-[.B982])*[.B$4]+[.B982]" office:value-type="float" office:value="0.903167259631925" calcext:value-type="float">
            <text:p>9.03E-01</text:p>
          </table:table-cell>
          <table:table-cell table:formula="of:=([.C$5]-[.C982])*[.C$4]/[.C$5]+[.C982]" office:value-type="float" office:value="3698.69621676299" calcext:value-type="float">
            <text:p>3.70E+0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[.B$5]-[.B983])*[.B$4]+[.B983]" office:value-type="float" office:value="0.903398861387848" calcext:value-type="float">
            <text:p>9.03E-01</text:p>
          </table:table-cell>
          <table:table-cell table:formula="of:=([.C$5]-[.C983])*[.C$4]/[.C$5]+[.C983]" office:value-type="float" office:value="3699.6443161926" calcext:value-type="float">
            <text:p>3.70E+0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([.B$5]-[.B984])*[.B$4]+[.B984]" office:value-type="float" office:value="0.90362990920537" calcext:value-type="float">
            <text:p>9.04E-01</text:p>
          </table:table-cell>
          <table:table-cell table:formula="of:=([.C$5]-[.C984])*[.C$4]/[.C$5]+[.C984]" office:value-type="float" office:value="3700.59014743158" calcext:value-type="float">
            <text:p>3.70E+0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([.B$5]-[.B985])*[.B$4]+[.B985]" office:value-type="float" office:value="0.903860404409385" calcext:value-type="float">
            <text:p>9.04E-01</text:p>
          </table:table-cell>
          <table:table-cell table:formula="of:=([.C$5]-[.C985])*[.C$4]/[.C$5]+[.C985]" office:value-type="float" office:value="3701.53371590625" calcext:value-type="float">
            <text:p>3.70E+0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([.B$5]-[.B986])*[.B$4]+[.B986]" office:value-type="float" office:value="0.904090348321618" calcext:value-type="float">
            <text:p>9.04E-01</text:p>
          </table:table-cell>
          <table:table-cell table:formula="of:=([.C$5]-[.C986])*[.C$4]/[.C$5]+[.C986]" office:value-type="float" office:value="3702.47502702994" calcext:value-type="float">
            <text:p>3.70E+0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[.B$5]-[.B987])*[.B$4]+[.B987]" office:value-type="float" office:value="0.904319742260632" calcext:value-type="float">
            <text:p>9.04E-01</text:p>
          </table:table-cell>
          <table:table-cell table:formula="of:=([.C$5]-[.C987])*[.C$4]/[.C$5]+[.C987]" office:value-type="float" office:value="3703.41408620304" calcext:value-type="float">
            <text:p>3.70E+0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([.B$5]-[.B988])*[.B$4]+[.B988]" office:value-type="float" office:value="0.904548587541839" calcext:value-type="float">
            <text:p>9.05E-01</text:p>
          </table:table-cell>
          <table:table-cell table:formula="of:=([.C$5]-[.C988])*[.C$4]/[.C$5]+[.C988]" office:value-type="float" office:value="3704.35089881301" calcext:value-type="float">
            <text:p>3.70E+0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([.B$5]-[.B989])*[.B$4]+[.B989]" office:value-type="float" office:value="0.904776885477502" calcext:value-type="float">
            <text:p>9.05E-01</text:p>
          </table:table-cell>
          <table:table-cell table:formula="of:=([.C$5]-[.C989])*[.C$4]/[.C$5]+[.C989]" office:value-type="float" office:value="3705.28547023443" calcext:value-type="float">
            <text:p>3.71E+0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([.B$5]-[.B990])*[.B$4]+[.B990]" office:value-type="float" office:value="0.905004637376746" calcext:value-type="float">
            <text:p>9.05E-01</text:p>
          </table:table-cell>
          <table:table-cell table:formula="of:=([.C$5]-[.C990])*[.C$4]/[.C$5]+[.C990]" office:value-type="float" office:value="3706.21780582903" calcext:value-type="float">
            <text:p>3.71E+0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[.B$5]-[.B991])*[.B$4]+[.B991]" office:value-type="float" office:value="0.905231844545566" calcext:value-type="float">
            <text:p>9.05E-01</text:p>
          </table:table-cell>
          <table:table-cell table:formula="of:=([.C$5]-[.C991])*[.C$4]/[.C$5]+[.C991]" office:value-type="float" office:value="3707.14791094568" calcext:value-type="float">
            <text:p>3.71E+0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([.B$5]-[.B992])*[.B$4]+[.B992]" office:value-type="float" office:value="0.905458508286831" calcext:value-type="float">
            <text:p>9.05E-01</text:p>
          </table:table-cell>
          <table:table-cell table:formula="of:=([.C$5]-[.C992])*[.C$4]/[.C$5]+[.C992]" office:value-type="float" office:value="3708.07579092049" calcext:value-type="float">
            <text:p>3.71E+0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([.B$5]-[.B993])*[.B$4]+[.B993]" office:value-type="float" office:value="0.905684629900296" calcext:value-type="float">
            <text:p>9.06E-01</text:p>
          </table:table-cell>
          <table:table-cell table:formula="of:=([.C$5]-[.C993])*[.C$4]/[.C$5]+[.C993]" office:value-type="float" office:value="3709.00145107678" calcext:value-type="float">
            <text:p>3.71E+0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([.B$5]-[.B994])*[.B$4]+[.B994]" office:value-type="float" office:value="0.905910210682608" calcext:value-type="float">
            <text:p>9.06E-01</text:p>
          </table:table-cell>
          <table:table-cell table:formula="of:=([.C$5]-[.C994])*[.C$4]/[.C$5]+[.C994]" office:value-type="float" office:value="3709.92489672516" calcext:value-type="float">
            <text:p>3.71E+0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[.B$5]-[.B995])*[.B$4]+[.B995]" office:value-type="float" office:value="0.906135251927309" calcext:value-type="float">
            <text:p>9.06E-01</text:p>
          </table:table-cell>
          <table:table-cell table:formula="of:=([.C$5]-[.C995])*[.C$4]/[.C$5]+[.C995]" office:value-type="float" office:value="3710.84613316351" calcext:value-type="float">
            <text:p>3.71E+0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([.B$5]-[.B996])*[.B$4]+[.B996]" office:value-type="float" office:value="0.906359754924852" calcext:value-type="float">
            <text:p>9.06E-01</text:p>
          </table:table-cell>
          <table:table-cell table:formula="of:=([.C$5]-[.C996])*[.C$4]/[.C$5]+[.C996]" office:value-type="float" office:value="3711.76516567705" calcext:value-type="float">
            <text:p>3.71E+0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[.B$5]-[.B997])*[.B$4]+[.B997]" office:value-type="float" office:value="0.906583720962599" calcext:value-type="float">
            <text:p>9.07E-01</text:p>
          </table:table-cell>
          <table:table-cell table:formula="of:=([.C$5]-[.C997])*[.C$4]/[.C$5]+[.C997]" office:value-type="float" office:value="3712.68199953834" calcext:value-type="float">
            <text:p>3.71E+0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([.B$5]-[.B998])*[.B$4]+[.B998]" office:value-type="float" office:value="0.906807151324836" calcext:value-type="float">
            <text:p>9.07E-01</text:p>
          </table:table-cell>
          <table:table-cell table:formula="of:=([.C$5]-[.C998])*[.C$4]/[.C$5]+[.C998]" office:value-type="float" office:value="3713.59664000734" calcext:value-type="float">
            <text:p>3.71E+0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[.B$5]-[.B999])*[.B$4]+[.B999]" office:value-type="float" office:value="0.907030047292775" calcext:value-type="float">
            <text:p>9.07E-01</text:p>
          </table:table-cell>
          <table:table-cell table:formula="of:=([.C$5]-[.C999])*[.C$4]/[.C$5]+[.C999]" office:value-type="float" office:value="3714.50909233144" calcext:value-type="float">
            <text:p>3.71E+0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([.B$5]-[.B1000])*[.B$4]+[.B1000]" office:value-type="float" office:value="0.907252410144567" calcext:value-type="float">
            <text:p>9.07E-01</text:p>
          </table:table-cell>
          <table:table-cell table:formula="of:=([.C$5]-[.C1000])*[.C$4]/[.C$5]+[.C1000]" office:value-type="float" office:value="3715.41936174544" calcext:value-type="float">
            <text:p>3.72E+0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([.B$5]-[.B1001])*[.B$4]+[.B1001]" office:value-type="float" office:value="0.907474241155302" calcext:value-type="float">
            <text:p>9.07E-01</text:p>
          </table:table-cell>
          <table:table-cell table:formula="of:=([.C$5]-[.C1001])*[.C$4]/[.C$5]+[.C1001]" office:value-type="float" office:value="3716.32745347165" calcext:value-type="float">
            <text:p>3.72E+0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([.B$5]-[.B1002])*[.B$4]+[.B1002]" office:value-type="float" office:value="0.907695541597023" calcext:value-type="float">
            <text:p>9.08E-01</text:p>
          </table:table-cell>
          <table:table-cell table:formula="of:=([.C$5]-[.C1002])*[.C$4]/[.C$5]+[.C1002]" office:value-type="float" office:value="3717.23337271986" calcext:value-type="float">
            <text:p>3.72E+0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[.B$5]-[.B1003])*[.B$4]+[.B1003]" office:value-type="float" office:value="0.907916312738729" calcext:value-type="float">
            <text:p>9.08E-01</text:p>
          </table:table-cell>
          <table:table-cell table:formula="of:=([.C$5]-[.C1003])*[.C$4]/[.C$5]+[.C1003]" office:value-type="float" office:value="3718.13712468742" calcext:value-type="float">
            <text:p>3.72E+0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([.B$5]-[.B1004])*[.B$4]+[.B1004]" office:value-type="float" office:value="0.908136555846386" calcext:value-type="float">
            <text:p>9.08E-01</text:p>
          </table:table-cell>
          <table:table-cell table:formula="of:=([.C$5]-[.C1004])*[.C$4]/[.C$5]+[.C1004]" office:value-type="float" office:value="3719.03871455923" calcext:value-type="float">
            <text:p>3.72E+0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([.B$5]-[.B1005])*[.B$4]+[.B1005]" office:value-type="float" office:value="0.908356272182929" calcext:value-type="float">
            <text:p>9.08E-01</text:p>
          </table:table-cell>
          <table:table-cell table:formula="of:=([.C$5]-[.C1005])*[.C$4]/[.C$5]+[.C1005]" office:value-type="float" office:value="3719.93814750779" calcext:value-type="float">
            <text:p>3.72E+0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([.B$5]-[.B1006])*[.B$4]+[.B1006]" office:value-type="float" office:value="0.908575463008274" calcext:value-type="float">
            <text:p>9.09E-01</text:p>
          </table:table-cell>
          <table:table-cell table:formula="of:=([.C$5]-[.C1006])*[.C$4]/[.C$5]+[.C1006]" office:value-type="float" office:value="3720.83542869323" calcext:value-type="float">
            <text:p>3.72E+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B$5]-[.B1007])*[.B$4]+[.B1007]" office:value-type="float" office:value="0.908794129579324" calcext:value-type="float">
            <text:p>9.09E-01</text:p>
          </table:table-cell>
          <table:table-cell table:formula="of:=([.C$5]-[.C1007])*[.C$4]/[.C$5]+[.C1007]" office:value-type="float" office:value="3721.73056326333" calcext:value-type="float">
            <text:p>3.72E+0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([.B$5]-[.B1008])*[.B$4]+[.B1008]" office:value-type="float" office:value="0.909012273149976" calcext:value-type="float">
            <text:p>9.09E-01</text:p>
          </table:table-cell>
          <table:table-cell table:formula="of:=([.C$5]-[.C1008])*[.C$4]/[.C$5]+[.C1008]" office:value-type="float" office:value="3722.62355635356" calcext:value-type="float">
            <text:p>3.72E+0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([.B$5]-[.B1009])*[.B$4]+[.B1009]" office:value-type="float" office:value="0.909229894971126" calcext:value-type="float">
            <text:p>9.09E-01</text:p>
          </table:table-cell>
          <table:table-cell table:formula="of:=([.C$5]-[.C1009])*[.C$4]/[.C$5]+[.C1009]" office:value-type="float" office:value="3723.5144130871" calcext:value-type="float">
            <text:p>3.72E+0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([.B$5]-[.B1010])*[.B$4]+[.B1010]" office:value-type="float" office:value="0.909446996290681" calcext:value-type="float">
            <text:p>9.09E-01</text:p>
          </table:table-cell>
          <table:table-cell table:formula="of:=([.C$5]-[.C1010])*[.C$4]/[.C$5]+[.C1010]" office:value-type="float" office:value="3724.40313857487" calcext:value-type="float">
            <text:p>3.72E+0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[.B$5]-[.B1011])*[.B$4]+[.B1011]" office:value-type="float" office:value="0.90966357835356" calcext:value-type="float">
            <text:p>9.10E-01</text:p>
          </table:table-cell>
          <table:table-cell table:formula="of:=([.C$5]-[.C1011])*[.C$4]/[.C$5]+[.C1011]" office:value-type="float" office:value="3725.28973791557" calcext:value-type="float">
            <text:p>3.73E+0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([.B$5]-[.B1012])*[.B$4]+[.B1012]" office:value-type="float" office:value="0.909879642401707" calcext:value-type="float">
            <text:p>9.10E-01</text:p>
          </table:table-cell>
          <table:table-cell table:formula="of:=([.C$5]-[.C1012])*[.C$4]/[.C$5]+[.C1012]" office:value-type="float" office:value="3726.17421619569" calcext:value-type="float">
            <text:p>3.73E+0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([.B$5]-[.B1013])*[.B$4]+[.B1013]" office:value-type="float" office:value="0.910095189674094" calcext:value-type="float">
            <text:p>9.10E-01</text:p>
          </table:table-cell>
          <table:table-cell table:formula="of:=([.C$5]-[.C1013])*[.C$4]/[.C$5]+[.C1013]" office:value-type="float" office:value="3727.05657848957" calcext:value-type="float">
            <text:p>3.73E+0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([.B$5]-[.B1014])*[.B$4]+[.B1014]" office:value-type="float" office:value="0.910310221406732" calcext:value-type="float">
            <text:p>9.10E-01</text:p>
          </table:table-cell>
          <table:table-cell table:formula="of:=([.C$5]-[.C1014])*[.C$4]/[.C$5]+[.C1014]" office:value-type="float" office:value="3727.93682985941" calcext:value-type="float">
            <text:p>3.73E+0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([.B$5]-[.B1015])*[.B$4]+[.B1015]" office:value-type="float" office:value="0.910524738832672" calcext:value-type="float">
            <text:p>9.11E-01</text:p>
          </table:table-cell>
          <table:table-cell table:formula="of:=([.C$5]-[.C1015])*[.C$4]/[.C$5]+[.C1015]" office:value-type="float" office:value="3728.81497535527" calcext:value-type="float">
            <text:p>3.73E+0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([.B$5]-[.B1016])*[.B$4]+[.B1016]" office:value-type="float" office:value="0.910738743182019" calcext:value-type="float">
            <text:p>9.11E-01</text:p>
          </table:table-cell>
          <table:table-cell table:formula="of:=([.C$5]-[.C1016])*[.C$4]/[.C$5]+[.C1016]" office:value-type="float" office:value="3729.69102001516" calcext:value-type="float">
            <text:p>3.73E+0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([.B$5]-[.B1017])*[.B$4]+[.B1017]" office:value-type="float" office:value="0.910952235681935" calcext:value-type="float">
            <text:p>9.11E-01</text:p>
          </table:table-cell>
          <table:table-cell table:formula="of:=([.C$5]-[.C1017])*[.C$4]/[.C$5]+[.C1017]" office:value-type="float" office:value="3730.56496886502" calcext:value-type="float">
            <text:p>3.73E+0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([.B$5]-[.B1018])*[.B$4]+[.B1018]" office:value-type="float" office:value="0.911165217556647" calcext:value-type="float">
            <text:p>9.11E-01</text:p>
          </table:table-cell>
          <table:table-cell table:formula="of:=([.C$5]-[.C1018])*[.C$4]/[.C$5]+[.C1018]" office:value-type="float" office:value="3731.43682691878" calcext:value-type="float">
            <text:p>3.73E+0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([.B$5]-[.B1019])*[.B$4]+[.B1019]" office:value-type="float" office:value="0.911377690027453" calcext:value-type="float">
            <text:p>9.11E-01</text:p>
          </table:table-cell>
          <table:table-cell table:formula="of:=([.C$5]-[.C1019])*[.C$4]/[.C$5]+[.C1019]" office:value-type="float" office:value="3732.30659917836" calcext:value-type="float">
            <text:p>3.73E+0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([.B$5]-[.B1020])*[.B$4]+[.B1020]" office:value-type="float" office:value="0.91158965431273" calcext:value-type="float">
            <text:p>9.12E-01</text:p>
          </table:table-cell>
          <table:table-cell table:formula="of:=([.C$5]-[.C1020])*[.C$4]/[.C$5]+[.C1020]" office:value-type="float" office:value="3733.17429063373" calcext:value-type="float">
            <text:p>3.73E+0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([.B$5]-[.B1021])*[.B$4]+[.B1021]" office:value-type="float" office:value="0.911801111627942" calcext:value-type="float">
            <text:p>9.12E-01</text:p>
          </table:table-cell>
          <table:table-cell table:formula="of:=([.C$5]-[.C1021])*[.C$4]/[.C$5]+[.C1021]" office:value-type="float" office:value="3734.0399062629" calcext:value-type="float">
            <text:p>3.73E+0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([.B$5]-[.B1022])*[.B$4]+[.B1022]" office:value-type="float" office:value="0.912012063185646" calcext:value-type="float">
            <text:p>9.12E-01</text:p>
          </table:table-cell>
          <table:table-cell table:formula="of:=([.C$5]-[.C1022])*[.C$4]/[.C$5]+[.C1022]" office:value-type="float" office:value="3734.90345103199" calcext:value-type="float">
            <text:p>3.73E+0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[.B$5]-[.B1023])*[.B$4]+[.B1023]" office:value-type="float" office:value="0.912222510195498" calcext:value-type="float">
            <text:p>9.12E-01</text:p>
          </table:table-cell>
          <table:table-cell table:formula="of:=([.C$5]-[.C1023])*[.C$4]/[.C$5]+[.C1023]" office:value-type="float" office:value="3735.76492989524" calcext:value-type="float">
            <text:p>3.74E+0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([.B$5]-[.B1024])*[.B$4]+[.B1024]" office:value-type="float" office:value="0.912432453864261" calcext:value-type="float">
            <text:p>9.12E-01</text:p>
          </table:table-cell>
          <table:table-cell table:formula="of:=([.C$5]-[.C1024])*[.C$4]/[.C$5]+[.C1024]" office:value-type="float" office:value="3736.62434779501" calcext:value-type="float">
            <text:p>3.74E+0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([.B$5]-[.B1025])*[.B$4]+[.B1025]" office:value-type="float" office:value="0.912641895395811" calcext:value-type="float">
            <text:p>9.13E-01</text:p>
          </table:table-cell>
          <table:table-cell table:formula="of:=([.C$5]-[.C1025])*[.C$4]/[.C$5]+[.C1025]" office:value-type="float" office:value="3737.48170966188" calcext:value-type="float">
            <text:p>3.74E+0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([.B$5]-[.B1026])*[.B$4]+[.B1026]" office:value-type="float" office:value="0.912850835991145" calcext:value-type="float">
            <text:p>9.13E-01</text:p>
          </table:table-cell>
          <table:table-cell table:formula="of:=([.C$5]-[.C1026])*[.C$4]/[.C$5]+[.C1026]" office:value-type="float" office:value="3738.3370204146" calcext:value-type="float">
            <text:p>3.74E+0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([.B$5]-[.B1027])*[.B$4]+[.B1027]" office:value-type="float" office:value="0.91305927684839" calcext:value-type="float">
            <text:p>9.13E-01</text:p>
          </table:table-cell>
          <table:table-cell table:formula="of:=([.C$5]-[.C1027])*[.C$4]/[.C$5]+[.C1027]" office:value-type="float" office:value="3739.19028496017" calcext:value-type="float">
            <text:p>3.74E+0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([.B$5]-[.B1028])*[.B$4]+[.B1028]" office:value-type="float" office:value="0.913267219162803" calcext:value-type="float">
            <text:p>9.13E-01</text:p>
          </table:table-cell>
          <table:table-cell table:formula="of:=([.C$5]-[.C1028])*[.C$4]/[.C$5]+[.C1028]" office:value-type="float" office:value="3740.04150819383" calcext:value-type="float">
            <text:p>3.74E+0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([.B$5]-[.B1029])*[.B$4]+[.B1029]" office:value-type="float" office:value="0.913474664126785" calcext:value-type="float">
            <text:p>9.13E-01</text:p>
          </table:table-cell>
          <table:table-cell table:formula="of:=([.C$5]-[.C1029])*[.C$4]/[.C$5]+[.C1029]" office:value-type="float" office:value="3740.89069499914" calcext:value-type="float">
            <text:p>3.74E+0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([.B$5]-[.B1030])*[.B$4]+[.B1030]" office:value-type="float" office:value="0.913681612929885" calcext:value-type="float">
            <text:p>9.14E-01</text:p>
          </table:table-cell>
          <table:table-cell table:formula="of:=([.C$5]-[.C1030])*[.C$4]/[.C$5]+[.C1030]" office:value-type="float" office:value="3741.73785024795" calcext:value-type="float">
            <text:p>3.74E+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[.B$5]-[.B1031])*[.B$4]+[.B1031]" office:value-type="float" office:value="0.913888066758805" calcext:value-type="float">
            <text:p>9.14E-01</text:p>
          </table:table-cell>
          <table:table-cell table:formula="of:=([.C$5]-[.C1031])*[.C$4]/[.C$5]+[.C1031]" office:value-type="float" office:value="3742.58297880046" calcext:value-type="float">
            <text:p>3.74E+0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([.B$5]-[.B1032])*[.B$4]+[.B1032]" office:value-type="float" office:value="0.914094026797411" calcext:value-type="float">
            <text:p>9.14E-01</text:p>
          </table:table-cell>
          <table:table-cell table:formula="of:=([.C$5]-[.C1032])*[.C$4]/[.C$5]+[.C1032]" office:value-type="float" office:value="3743.42608550527" calcext:value-type="float">
            <text:p>3.74E+0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([.B$5]-[.B1033])*[.B$4]+[.B1033]" office:value-type="float" office:value="0.914299494226737" calcext:value-type="float">
            <text:p>9.14E-01</text:p>
          </table:table-cell>
          <table:table-cell table:formula="of:=([.C$5]-[.C1033])*[.C$4]/[.C$5]+[.C1033]" office:value-type="float" office:value="3744.26717519933" calcext:value-type="float">
            <text:p>3.74E+0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([.B$5]-[.B1034])*[.B$4]+[.B1034]" office:value-type="float" office:value="0.91450447022499" calcext:value-type="float">
            <text:p>9.15E-01</text:p>
          </table:table-cell>
          <table:table-cell table:formula="of:=([.C$5]-[.C1034])*[.C$4]/[.C$5]+[.C1034]" office:value-type="float" office:value="3745.10625270807" calcext:value-type="float">
            <text:p>3.75E+0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([.B$5]-[.B1035])*[.B$4]+[.B1035]" office:value-type="float" office:value="0.914708955967562" calcext:value-type="float">
            <text:p>9.15E-01</text:p>
          </table:table-cell>
          <table:table-cell table:formula="of:=([.C$5]-[.C1035])*[.C$4]/[.C$5]+[.C1035]" office:value-type="float" office:value="3745.94332284533" calcext:value-type="float">
            <text:p>3.75E+0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([.B$5]-[.B1036])*[.B$4]+[.B1036]" office:value-type="float" office:value="0.914912952627031" calcext:value-type="float">
            <text:p>9.15E-01</text:p>
          </table:table-cell>
          <table:table-cell table:formula="of:=([.C$5]-[.C1036])*[.C$4]/[.C$5]+[.C1036]" office:value-type="float" office:value="3746.77839041347" calcext:value-type="float">
            <text:p>3.75E+0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([.B$5]-[.B1037])*[.B$4]+[.B1037]" office:value-type="float" office:value="0.915116461373174" calcext:value-type="float">
            <text:p>9.15E-01</text:p>
          </table:table-cell>
          <table:table-cell table:formula="of:=([.C$5]-[.C1037])*[.C$4]/[.C$5]+[.C1037]" office:value-type="float" office:value="3747.61146020335" calcext:value-type="float">
            <text:p>3.75E+0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([.B$5]-[.B1038])*[.B$4]+[.B1038]" office:value-type="float" office:value="0.915319483372966" calcext:value-type="float">
            <text:p>9.15E-01</text:p>
          </table:table-cell>
          <table:table-cell table:formula="of:=([.C$5]-[.C1038])*[.C$4]/[.C$5]+[.C1038]" office:value-type="float" office:value="3748.44253699435" calcext:value-type="float">
            <text:p>3.75E+0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([.B$5]-[.B1039])*[.B$4]+[.B1039]" office:value-type="float" office:value="0.915522019790594" calcext:value-type="float">
            <text:p>9.16E-01</text:p>
          </table:table-cell>
          <table:table-cell table:formula="of:=([.C$5]-[.C1039])*[.C$4]/[.C$5]+[.C1039]" office:value-type="float" office:value="3749.27162555445" calcext:value-type="float">
            <text:p>3.75E+0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([.B$5]-[.B1040])*[.B$4]+[.B1040]" office:value-type="float" office:value="0.91572407178746" calcext:value-type="float">
            <text:p>9.16E-01</text:p>
          </table:table-cell>
          <table:table-cell table:formula="of:=([.C$5]-[.C1040])*[.C$4]/[.C$5]+[.C1040]" office:value-type="float" office:value="3750.09873064019" calcext:value-type="float">
            <text:p>3.75E+0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([.B$5]-[.B1041])*[.B$4]+[.B1041]" office:value-type="float" office:value="0.915925640522185" calcext:value-type="float">
            <text:p>9.16E-01</text:p>
          </table:table-cell>
          <table:table-cell table:formula="of:=([.C$5]-[.C1041])*[.C$4]/[.C$5]+[.C1041]" office:value-type="float" office:value="3750.92385699675" calcext:value-type="float">
            <text:p>3.75E+0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([.B$5]-[.B1042])*[.B$4]+[.B1042]" office:value-type="float" office:value="0.916126727150625" calcext:value-type="float">
            <text:p>9.16E-01</text:p>
          </table:table-cell>
          <table:table-cell table:formula="of:=([.C$5]-[.C1042])*[.C$4]/[.C$5]+[.C1042]" office:value-type="float" office:value="3751.74700935795" calcext:value-type="float">
            <text:p>3.75E+0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([.B$5]-[.B1043])*[.B$4]+[.B1043]" office:value-type="float" office:value="0.916327332825865" calcext:value-type="float">
            <text:p>9.16E-01</text:p>
          </table:table-cell>
          <table:table-cell table:formula="of:=([.C$5]-[.C1043])*[.C$4]/[.C$5]+[.C1043]" office:value-type="float" office:value="3752.5681924463" calcext:value-type="float">
            <text:p>3.75E+0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([.B$5]-[.B1044])*[.B$4]+[.B1044]" office:value-type="float" office:value="0.916527458698236" calcext:value-type="float">
            <text:p>9.17E-01</text:p>
          </table:table-cell>
          <table:table-cell table:formula="of:=([.C$5]-[.C1044])*[.C$4]/[.C$5]+[.C1044]" office:value-type="float" office:value="3753.38741097298" calcext:value-type="float">
            <text:p>3.75E+0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([.B$5]-[.B1045])*[.B$4]+[.B1045]" office:value-type="float" office:value="0.916727105915317" calcext:value-type="float">
            <text:p>9.17E-01</text:p>
          </table:table-cell>
          <table:table-cell table:formula="of:=([.C$5]-[.C1045])*[.C$4]/[.C$5]+[.C1045]" office:value-type="float" office:value="3754.20466963794" calcext:value-type="float">
            <text:p>3.75E+0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([.B$5]-[.B1046])*[.B$4]+[.B1046]" office:value-type="float" office:value="0.916926275621942" calcext:value-type="float">
            <text:p>9.17E-01</text:p>
          </table:table-cell>
          <table:table-cell table:formula="of:=([.C$5]-[.C1046])*[.C$4]/[.C$5]+[.C1046]" office:value-type="float" office:value="3755.01997312985" calcext:value-type="float">
            <text:p>3.76E+0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[.B$5]-[.B1047])*[.B$4]+[.B1047]" office:value-type="float" office:value="0.917124968960206" calcext:value-type="float">
            <text:p>9.17E-01</text:p>
          </table:table-cell>
          <table:table-cell table:formula="of:=([.C$5]-[.C1047])*[.C$4]/[.C$5]+[.C1047]" office:value-type="float" office:value="3755.83332612619" calcext:value-type="float">
            <text:p>3.76E+0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([.B$5]-[.B1048])*[.B$4]+[.B1048]" office:value-type="float" office:value="0.917323187069473" calcext:value-type="float">
            <text:p>9.17E-01</text:p>
          </table:table-cell>
          <table:table-cell table:formula="of:=([.C$5]-[.C1048])*[.C$4]/[.C$5]+[.C1048]" office:value-type="float" office:value="3756.64473329323" calcext:value-type="float">
            <text:p>3.76E+0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([.B$5]-[.B1049])*[.B$4]+[.B1049]" office:value-type="float" office:value="0.917520931086383" calcext:value-type="float">
            <text:p>9.18E-01</text:p>
          </table:table-cell>
          <table:table-cell table:formula="of:=([.C$5]-[.C1049])*[.C$4]/[.C$5]+[.C1049]" office:value-type="float" office:value="3757.45419928609" calcext:value-type="float">
            <text:p>3.76E+0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([.B$5]-[.B1050])*[.B$4]+[.B1050]" office:value-type="float" office:value="0.917718202144856" calcext:value-type="float">
            <text:p>9.18E-01</text:p>
          </table:table-cell>
          <table:table-cell table:formula="of:=([.C$5]-[.C1050])*[.C$4]/[.C$5]+[.C1050]" office:value-type="float" office:value="3758.26172874874" calcext:value-type="float">
            <text:p>3.76E+0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([.B$5]-[.B1051])*[.B$4]+[.B1051]" office:value-type="float" office:value="0.917915001376101" calcext:value-type="float">
            <text:p>9.18E-01</text:p>
          </table:table-cell>
          <table:table-cell table:formula="of:=([.C$5]-[.C1051])*[.C$4]/[.C$5]+[.C1051]" office:value-type="float" office:value="3759.06732631406" calcext:value-type="float">
            <text:p>3.76E+0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([.B$5]-[.B1052])*[.B$4]+[.B1052]" office:value-type="float" office:value="0.918111329908619" calcext:value-type="float">
            <text:p>9.18E-01</text:p>
          </table:table-cell>
          <table:table-cell table:formula="of:=([.C$5]-[.C1052])*[.C$4]/[.C$5]+[.C1052]" office:value-type="float" office:value="3759.87099660383" calcext:value-type="float">
            <text:p>3.76E+0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([.B$5]-[.B1053])*[.B$4]+[.B1053]" office:value-type="float" office:value="0.918307188868215" calcext:value-type="float">
            <text:p>9.18E-01</text:p>
          </table:table-cell>
          <table:table-cell table:formula="of:=([.C$5]-[.C1053])*[.C$4]/[.C$5]+[.C1053]" office:value-type="float" office:value="3760.67274422877" calcext:value-type="float">
            <text:p>3.76E+0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([.B$5]-[.B1054])*[.B$4]+[.B1054]" office:value-type="float" office:value="0.918502579378" calcext:value-type="float">
            <text:p>9.19E-01</text:p>
          </table:table-cell>
          <table:table-cell table:formula="of:=([.C$5]-[.C1054])*[.C$4]/[.C$5]+[.C1054]" office:value-type="float" office:value="3761.47257378859" calcext:value-type="float">
            <text:p>3.76E+0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([.B$5]-[.B1055])*[.B$4]+[.B1055]" office:value-type="float" office:value="0.918697502558398" calcext:value-type="float">
            <text:p>9.19E-01</text:p>
          </table:table-cell>
          <table:table-cell table:formula="of:=([.C$5]-[.C1055])*[.C$4]/[.C$5]+[.C1055]" office:value-type="float" office:value="3762.27048987198" calcext:value-type="float">
            <text:p>3.76E+0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([.B$5]-[.B1056])*[.B$4]+[.B1056]" office:value-type="float" office:value="0.918891959527155" calcext:value-type="float">
            <text:p>9.19E-01</text:p>
          </table:table-cell>
          <table:table-cell table:formula="of:=([.C$5]-[.C1056])*[.C$4]/[.C$5]+[.C1056]" office:value-type="float" office:value="3763.06649705665" calcext:value-type="float">
            <text:p>3.76E+0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([.B$5]-[.B1057])*[.B$4]+[.B1057]" office:value-type="float" office:value="0.919085951399342" calcext:value-type="float">
            <text:p>9.19E-01</text:p>
          </table:table-cell>
          <table:table-cell table:formula="of:=([.C$5]-[.C1057])*[.C$4]/[.C$5]+[.C1057]" office:value-type="float" office:value="3763.86059990936" calcext:value-type="float">
            <text:p>3.76E+0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([.B$5]-[.B1058])*[.B$4]+[.B1058]" office:value-type="float" office:value="0.919279479287363" calcext:value-type="float">
            <text:p>9.19E-01</text:p>
          </table:table-cell>
          <table:table-cell table:formula="of:=([.C$5]-[.C1058])*[.C$4]/[.C$5]+[.C1058]" office:value-type="float" office:value="3764.65280298596" calcext:value-type="float">
            <text:p>3.76E+0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([.B$5]-[.B1059])*[.B$4]+[.B1059]" office:value-type="float" office:value="0.919472544300962" calcext:value-type="float">
            <text:p>9.19E-01</text:p>
          </table:table-cell>
          <table:table-cell table:formula="of:=([.C$5]-[.C1059])*[.C$4]/[.C$5]+[.C1059]" office:value-type="float" office:value="3765.44311083139" calcext:value-type="float">
            <text:p>3.77E+0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([.B$5]-[.B1060])*[.B$4]+[.B1060]" office:value-type="float" office:value="0.91966514754723" calcext:value-type="float">
            <text:p>9.20E-01</text:p>
          </table:table-cell>
          <table:table-cell table:formula="of:=([.C$5]-[.C1060])*[.C$4]/[.C$5]+[.C1060]" office:value-type="float" office:value="3766.2315279797" calcext:value-type="float">
            <text:p>3.77E+0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([.B$5]-[.B1061])*[.B$4]+[.B1061]" office:value-type="float" office:value="0.919857290130607" calcext:value-type="float">
            <text:p>9.20E-01</text:p>
          </table:table-cell>
          <table:table-cell table:formula="of:=([.C$5]-[.C1061])*[.C$4]/[.C$5]+[.C1061]" office:value-type="float" office:value="3767.01805895413" calcext:value-type="float">
            <text:p>3.77E+0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([.B$5]-[.B1062])*[.B$4]+[.B1062]" office:value-type="float" office:value="0.920048973152895" calcext:value-type="float">
            <text:p>9.20E-01</text:p>
          </table:table-cell>
          <table:table-cell table:formula="of:=([.C$5]-[.C1062])*[.C$4]/[.C$5]+[.C1062]" office:value-type="float" office:value="3767.80270826706" calcext:value-type="float">
            <text:p>3.77E+0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([.B$5]-[.B1063])*[.B$4]+[.B1063]" office:value-type="float" office:value="0.920240197713258" calcext:value-type="float">
            <text:p>9.20E-01</text:p>
          </table:table-cell>
          <table:table-cell table:formula="of:=([.C$5]-[.C1063])*[.C$4]/[.C$5]+[.C1063]" office:value-type="float" office:value="3768.5854804201" calcext:value-type="float">
            <text:p>3.77E+0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([.B$5]-[.B1064])*[.B$4]+[.B1064]" office:value-type="float" office:value="0.920430964908232" calcext:value-type="float">
            <text:p>9.20E-01</text:p>
          </table:table-cell>
          <table:table-cell table:formula="of:=([.C$5]-[.C1064])*[.C$4]/[.C$5]+[.C1064]" office:value-type="float" office:value="3769.36637990409" calcext:value-type="float">
            <text:p>3.77E+0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([.B$5]-[.B1065])*[.B$4]+[.B1065]" office:value-type="float" office:value="0.92062127583173" calcext:value-type="float">
            <text:p>9.21E-01</text:p>
          </table:table-cell>
          <table:table-cell table:formula="of:=([.C$5]-[.C1065])*[.C$4]/[.C$5]+[.C1065]" office:value-type="float" office:value="3770.14541119911" calcext:value-type="float">
            <text:p>3.77E+0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([.B$5]-[.B1066])*[.B$4]+[.B1066]" office:value-type="float" office:value="0.92081113157505" calcext:value-type="float">
            <text:p>9.21E-01</text:p>
          </table:table-cell>
          <table:table-cell table:formula="of:=([.C$5]-[.C1066])*[.C$4]/[.C$5]+[.C1066]" office:value-type="float" office:value="3770.92257877453" calcext:value-type="float">
            <text:p>3.77E+0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([.B$5]-[.B1067])*[.B$4]+[.B1067]" office:value-type="float" office:value="0.921000533226878" calcext:value-type="float">
            <text:p>9.21E-01</text:p>
          </table:table-cell>
          <table:table-cell table:formula="of:=([.C$5]-[.C1067])*[.C$4]/[.C$5]+[.C1067]" office:value-type="float" office:value="3771.69788708904" calcext:value-type="float">
            <text:p>3.77E+0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([.B$5]-[.B1068])*[.B$4]+[.B1068]" office:value-type="float" office:value="0.921189481873297" calcext:value-type="float">
            <text:p>9.21E-01</text:p>
          </table:table-cell>
          <table:table-cell table:formula="of:=([.C$5]-[.C1068])*[.C$4]/[.C$5]+[.C1068]" office:value-type="float" office:value="3772.47134059064" calcext:value-type="float">
            <text:p>3.77E+0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([.B$5]-[.B1069])*[.B$4]+[.B1069]" office:value-type="float" office:value="0.921377978597793" calcext:value-type="float">
            <text:p>9.21E-01</text:p>
          </table:table-cell>
          <table:table-cell table:formula="of:=([.C$5]-[.C1069])*[.C$4]/[.C$5]+[.C1069]" office:value-type="float" office:value="3773.24294371672" calcext:value-type="float">
            <text:p>3.77E+0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([.B$5]-[.B1070])*[.B$4]+[.B1070]" office:value-type="float" office:value="0.921566024481258" calcext:value-type="float">
            <text:p>9.22E-01</text:p>
          </table:table-cell>
          <table:table-cell table:formula="of:=([.C$5]-[.C1070])*[.C$4]/[.C$5]+[.C1070]" office:value-type="float" office:value="3774.01270089401" calcext:value-type="float">
            <text:p>3.77E+0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([.B$5]-[.B1071])*[.B$4]+[.B1071]" office:value-type="float" office:value="0.921753620602003" calcext:value-type="float">
            <text:p>9.22E-01</text:p>
          </table:table-cell>
          <table:table-cell table:formula="of:=([.C$5]-[.C1071])*[.C$4]/[.C$5]+[.C1071]" office:value-type="float" office:value="3774.7806165387" calcext:value-type="float">
            <text:p>3.77E+0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([.B$5]-[.B1072])*[.B$4]+[.B1072]" office:value-type="float" office:value="0.921940768035756" calcext:value-type="float">
            <text:p>9.22E-01</text:p>
          </table:table-cell>
          <table:table-cell table:formula="of:=([.C$5]-[.C1072])*[.C$4]/[.C$5]+[.C1072]" office:value-type="float" office:value="3775.54669505637" calcext:value-type="float">
            <text:p>3.78E+0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([.B$5]-[.B1073])*[.B$4]+[.B1073]" office:value-type="float" office:value="0.922127467855674" calcext:value-type="float">
            <text:p>9.22E-01</text:p>
          </table:table-cell>
          <table:table-cell table:formula="of:=([.C$5]-[.C1073])*[.C$4]/[.C$5]+[.C1073]" office:value-type="float" office:value="3776.3109408421" calcext:value-type="float">
            <text:p>3.78E+0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([.B$5]-[.B1074])*[.B$4]+[.B1074]" office:value-type="float" office:value="0.922313721132347" calcext:value-type="float">
            <text:p>9.22E-01</text:p>
          </table:table-cell>
          <table:table-cell table:formula="of:=([.C$5]-[.C1074])*[.C$4]/[.C$5]+[.C1074]" office:value-type="float" office:value="3777.07335828042" calcext:value-type="float">
            <text:p>3.78E+0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[.B$5]-[.B1075])*[.B$4]+[.B1075]" office:value-type="float" office:value="0.922499528933804" calcext:value-type="float">
            <text:p>9.22E-01</text:p>
          </table:table-cell>
          <table:table-cell table:formula="of:=([.C$5]-[.C1075])*[.C$4]/[.C$5]+[.C1075]" office:value-type="float" office:value="3777.83395174539" calcext:value-type="float">
            <text:p>3.78E+0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([.B$5]-[.B1076])*[.B$4]+[.B1076]" office:value-type="float" office:value="0.92268489232552" calcext:value-type="float">
            <text:p>9.23E-01</text:p>
          </table:table-cell>
          <table:table-cell table:formula="of:=([.C$5]-[.C1076])*[.C$4]/[.C$5]+[.C1076]" office:value-type="float" office:value="3778.5927256006" calcext:value-type="float">
            <text:p>3.78E+0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([.B$5]-[.B1077])*[.B$4]+[.B1077]" office:value-type="float" office:value="0.922869812370421" calcext:value-type="float">
            <text:p>9.23E-01</text:p>
          </table:table-cell>
          <table:table-cell table:formula="of:=([.C$5]-[.C1077])*[.C$4]/[.C$5]+[.C1077]" office:value-type="float" office:value="3779.34968419921" calcext:value-type="float">
            <text:p>3.78E+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([.B$5]-[.B1078])*[.B$4]+[.B1078]" office:value-type="float" office:value="0.923054290128891" calcext:value-type="float">
            <text:p>9.23E-01</text:p>
          </table:table-cell>
          <table:table-cell table:formula="of:=([.C$5]-[.C1078])*[.C$4]/[.C$5]+[.C1078]" office:value-type="float" office:value="3780.10483188396" calcext:value-type="float">
            <text:p>3.78E+0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([.B$5]-[.B1079])*[.B$4]+[.B1079]" office:value-type="float" office:value="0.923238326658779" calcext:value-type="float">
            <text:p>9.23E-01</text:p>
          </table:table-cell>
          <table:table-cell table:formula="of:=([.C$5]-[.C1079])*[.C$4]/[.C$5]+[.C1079]" office:value-type="float" office:value="3780.85817298719" calcext:value-type="float">
            <text:p>3.78E+0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([.B$5]-[.B1080])*[.B$4]+[.B1080]" office:value-type="float" office:value="0.923421923015402" calcext:value-type="float">
            <text:p>9.23E-01</text:p>
          </table:table-cell>
          <table:table-cell table:formula="of:=([.C$5]-[.C1080])*[.C$4]/[.C$5]+[.C1080]" office:value-type="float" office:value="3781.6097118309" calcext:value-type="float">
            <text:p>3.78E+0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([.B$5]-[.B1081])*[.B$4]+[.B1081]" office:value-type="float" office:value="0.923605080251554" calcext:value-type="float">
            <text:p>9.24E-01</text:p>
          </table:table-cell>
          <table:table-cell table:formula="of:=([.C$5]-[.C1081])*[.C$4]/[.C$5]+[.C1081]" office:value-type="float" office:value="3782.35945272671" calcext:value-type="float">
            <text:p>3.78E+0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([.B$5]-[.B1082])*[.B$4]+[.B1082]" office:value-type="float" office:value="0.92378779941751" calcext:value-type="float">
            <text:p>9.24E-01</text:p>
          </table:table-cell>
          <table:table-cell table:formula="of:=([.C$5]-[.C1082])*[.C$4]/[.C$5]+[.C1082]" office:value-type="float" office:value="3783.10739997597" calcext:value-type="float">
            <text:p>3.78E+0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([.B$5]-[.B1083])*[.B$4]+[.B1083]" office:value-type="float" office:value="0.923970081561034" calcext:value-type="float">
            <text:p>9.24E-01</text:p>
          </table:table-cell>
          <table:table-cell table:formula="of:=([.C$5]-[.C1083])*[.C$4]/[.C$5]+[.C1083]" office:value-type="float" office:value="3783.85355786972" calcext:value-type="float">
            <text:p>3.78E+0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([.B$5]-[.B1084])*[.B$4]+[.B1084]" office:value-type="float" office:value="0.924151927727385" calcext:value-type="float">
            <text:p>9.24E-01</text:p>
          </table:table-cell>
          <table:table-cell table:formula="of:=([.C$5]-[.C1084])*[.C$4]/[.C$5]+[.C1084]" office:value-type="float" office:value="3784.59793068872" calcext:value-type="float">
            <text:p>3.78E+0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([.B$5]-[.B1085])*[.B$4]+[.B1085]" office:value-type="float" office:value="0.924333338959318" calcext:value-type="float">
            <text:p>9.24E-01</text:p>
          </table:table-cell>
          <table:table-cell table:formula="of:=([.C$5]-[.C1085])*[.C$4]/[.C$5]+[.C1085]" office:value-type="float" office:value="3785.34052270352" calcext:value-type="float">
            <text:p>3.79E+0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([.B$5]-[.B1086])*[.B$4]+[.B1086]" office:value-type="float" office:value="0.924514316297099" calcext:value-type="float">
            <text:p>9.25E-01</text:p>
          </table:table-cell>
          <table:table-cell table:formula="of:=([.C$5]-[.C1086])*[.C$4]/[.C$5]+[.C1086]" office:value-type="float" office:value="3786.08133817442" calcext:value-type="float">
            <text:p>3.79E+0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([.B$5]-[.B1087])*[.B$4]+[.B1087]" office:value-type="float" office:value="0.924694860778502" calcext:value-type="float">
            <text:p>9.25E-01</text:p>
          </table:table-cell>
          <table:table-cell table:formula="of:=([.C$5]-[.C1087])*[.C$4]/[.C$5]+[.C1087]" office:value-type="float" office:value="3786.82038135156" calcext:value-type="float">
            <text:p>3.79E+0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([.B$5]-[.B1088])*[.B$4]+[.B1088]" office:value-type="float" office:value="0.924874973438821" calcext:value-type="float">
            <text:p>9.25E-01</text:p>
          </table:table-cell>
          <table:table-cell table:formula="of:=([.C$5]-[.C1088])*[.C$4]/[.C$5]+[.C1088]" office:value-type="float" office:value="3787.55765647488" calcext:value-type="float">
            <text:p>3.79E+0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([.B$5]-[.B1089])*[.B$4]+[.B1089]" office:value-type="float" office:value="0.925054655310874" calcext:value-type="float">
            <text:p>9.25E-01</text:p>
          </table:table-cell>
          <table:table-cell table:formula="of:=([.C$5]-[.C1089])*[.C$4]/[.C$5]+[.C1089]" office:value-type="float" office:value="3788.2931677742" calcext:value-type="float">
            <text:p>3.79E+0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([.B$5]-[.B1090])*[.B$4]+[.B1090]" office:value-type="float" office:value="0.925233907425006" calcext:value-type="float">
            <text:p>9.25E-01</text:p>
          </table:table-cell>
          <table:table-cell table:formula="of:=([.C$5]-[.C1090])*[.C$4]/[.C$5]+[.C1090]" office:value-type="float" office:value="3789.02691946922" calcext:value-type="float">
            <text:p>3.79E+0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([.B$5]-[.B1091])*[.B$4]+[.B1091]" office:value-type="float" office:value="0.925412730809102" calcext:value-type="float">
            <text:p>9.25E-01</text:p>
          </table:table-cell>
          <table:table-cell table:formula="of:=([.C$5]-[.C1091])*[.C$4]/[.C$5]+[.C1091]" office:value-type="float" office:value="3789.75891576953" calcext:value-type="float">
            <text:p>3.79E+0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([.B$5]-[.B1092])*[.B$4]+[.B1092]" office:value-type="float" office:value="0.925591126488584" calcext:value-type="float">
            <text:p>9.26E-01</text:p>
          </table:table-cell>
          <table:table-cell table:formula="of:=([.C$5]-[.C1092])*[.C$4]/[.C$5]+[.C1092]" office:value-type="float" office:value="3790.48916087466" calcext:value-type="float">
            <text:p>3.79E+0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([.B$5]-[.B1093])*[.B$4]+[.B1093]" office:value-type="float" office:value="0.925769095486425" calcext:value-type="float">
            <text:p>9.26E-01</text:p>
          </table:table-cell>
          <table:table-cell table:formula="of:=([.C$5]-[.C1093])*[.C$4]/[.C$5]+[.C1093]" office:value-type="float" office:value="3791.21765897409" calcext:value-type="float">
            <text:p>3.79E+0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([.B$5]-[.B1094])*[.B$4]+[.B1094]" office:value-type="float" office:value="0.925946638823149" calcext:value-type="float">
            <text:p>9.26E-01</text:p>
          </table:table-cell>
          <table:table-cell table:formula="of:=([.C$5]-[.C1094])*[.C$4]/[.C$5]+[.C1094]" office:value-type="float" office:value="3791.94441424729" calcext:value-type="float">
            <text:p>3.79E+0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([.B$5]-[.B1095])*[.B$4]+[.B1095]" office:value-type="float" office:value="0.92612375751684" calcext:value-type="float">
            <text:p>9.26E-01</text:p>
          </table:table-cell>
          <table:table-cell table:formula="of:=([.C$5]-[.C1095])*[.C$4]/[.C$5]+[.C1095]" office:value-type="float" office:value="3792.6694308637" calcext:value-type="float">
            <text:p>3.79E+0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([.B$5]-[.B1096])*[.B$4]+[.B1096]" office:value-type="float" office:value="0.926300452583147" calcext:value-type="float">
            <text:p>9.26E-01</text:p>
          </table:table-cell>
          <table:table-cell table:formula="of:=([.C$5]-[.C1096])*[.C$4]/[.C$5]+[.C1096]" office:value-type="float" office:value="3793.39271298281" calcext:value-type="float">
            <text:p>3.79E+0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([.B$5]-[.B1097])*[.B$4]+[.B1097]" office:value-type="float" office:value="0.926476725035291" calcext:value-type="float">
            <text:p>9.26E-01</text:p>
          </table:table-cell>
          <table:table-cell table:formula="of:=([.C$5]-[.C1097])*[.C$4]/[.C$5]+[.C1097]" office:value-type="float" office:value="3794.11426475416" calcext:value-type="float">
            <text:p>3.79E+0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([.B$5]-[.B1098])*[.B$4]+[.B1098]" office:value-type="float" office:value="0.926652575884066" calcext:value-type="float">
            <text:p>9.27E-01</text:p>
          </table:table-cell>
          <table:table-cell table:formula="of:=([.C$5]-[.C1098])*[.C$4]/[.C$5]+[.C1098]" office:value-type="float" office:value="3794.83409031736" calcext:value-type="float">
            <text:p>3.79E+0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([.B$5]-[.B1099])*[.B$4]+[.B1099]" office:value-type="float" office:value="0.926828006137853" calcext:value-type="float">
            <text:p>9.27E-01</text:p>
          </table:table-cell>
          <table:table-cell table:formula="of:=([.C$5]-[.C1099])*[.C$4]/[.C$5]+[.C1099]" office:value-type="float" office:value="3795.5521938021" calcext:value-type="float">
            <text:p>3.80E+0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([.B$5]-[.B1100])*[.B$4]+[.B1100]" office:value-type="float" office:value="0.927003016802618" calcext:value-type="float">
            <text:p>9.27E-01</text:p>
          </table:table-cell>
          <table:table-cell table:formula="of:=([.C$5]-[.C1100])*[.C$4]/[.C$5]+[.C1100]" office:value-type="float" office:value="3796.26857932822" calcext:value-type="float">
            <text:p>3.80E+0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([.B$5]-[.B1101])*[.B$4]+[.B1101]" office:value-type="float" office:value="0.927177608881922" calcext:value-type="float">
            <text:p>9.27E-01</text:p>
          </table:table-cell>
          <table:table-cell table:formula="of:=([.C$5]-[.C1101])*[.C$4]/[.C$5]+[.C1101]" office:value-type="float" office:value="3796.98325100567" calcext:value-type="float">
            <text:p>3.80E+0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([.B$5]-[.B1102])*[.B$4]+[.B1102]" office:value-type="float" office:value="0.927351783376926" calcext:value-type="float">
            <text:p>9.27E-01</text:p>
          </table:table-cell>
          <table:table-cell table:formula="of:=([.C$5]-[.C1102])*[.C$4]/[.C$5]+[.C1102]" office:value-type="float" office:value="3797.6962129346" calcext:value-type="float">
            <text:p>3.80E+0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([.B$5]-[.B1103])*[.B$4]+[.B1103]" office:value-type="float" office:value="0.927525541286395" calcext:value-type="float">
            <text:p>9.28E-01</text:p>
          </table:table-cell>
          <table:table-cell table:formula="of:=([.C$5]-[.C1103])*[.C$4]/[.C$5]+[.C1103]" office:value-type="float" office:value="3798.40746920532" calcext:value-type="float">
            <text:p>3.80E+0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([.B$5]-[.B1104])*[.B$4]+[.B1104]" office:value-type="float" office:value="0.927698883606708" calcext:value-type="float">
            <text:p>9.28E-01</text:p>
          </table:table-cell>
          <table:table-cell table:formula="of:=([.C$5]-[.C1104])*[.C$4]/[.C$5]+[.C1104]" office:value-type="float" office:value="3799.11702389838" calcext:value-type="float">
            <text:p>3.80E+0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([.B$5]-[.B1105])*[.B$4]+[.B1105]" office:value-type="float" office:value="0.927871811331857" calcext:value-type="float">
            <text:p>9.28E-01</text:p>
          </table:table-cell>
          <table:table-cell table:formula="of:=([.C$5]-[.C1105])*[.C$4]/[.C$5]+[.C1105]" office:value-type="float" office:value="3799.82488108456" calcext:value-type="float">
            <text:p>3.80E+0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([.B$5]-[.B1106])*[.B$4]+[.B1106]" office:value-type="float" office:value="0.928044325453461" calcext:value-type="float">
            <text:p>9.28E-01</text:p>
          </table:table-cell>
          <table:table-cell table:formula="of:=([.C$5]-[.C1106])*[.C$4]/[.C$5]+[.C1106]" office:value-type="float" office:value="3800.5310448249" calcext:value-type="float">
            <text:p>3.80E+0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[.B$5]-[.B1107])*[.B$4]+[.B1107]" office:value-type="float" office:value="0.928216426960764" calcext:value-type="float">
            <text:p>9.28E-01</text:p>
          </table:table-cell>
          <table:table-cell table:formula="of:=([.C$5]-[.C1107])*[.C$4]/[.C$5]+[.C1107]" office:value-type="float" office:value="3801.23551917071" calcext:value-type="float">
            <text:p>3.80E+0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([.B$5]-[.B1108])*[.B$4]+[.B1108]" office:value-type="float" office:value="0.928388116840644" calcext:value-type="float">
            <text:p>9.28E-01</text:p>
          </table:table-cell>
          <table:table-cell table:formula="of:=([.C$5]-[.C1108])*[.C$4]/[.C$5]+[.C1108]" office:value-type="float" office:value="3801.93830816364" calcext:value-type="float">
            <text:p>3.80E+0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([.B$5]-[.B1109])*[.B$4]+[.B1109]" office:value-type="float" office:value="0.928559396077621" calcext:value-type="float">
            <text:p>9.29E-01</text:p>
          </table:table-cell>
          <table:table-cell table:formula="of:=([.C$5]-[.C1109])*[.C$4]/[.C$5]+[.C1109]" office:value-type="float" office:value="3802.63941583565" calcext:value-type="float">
            <text:p>3.80E+0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([.B$5]-[.B1110])*[.B$4]+[.B1110]" office:value-type="float" office:value="0.928730265653858" calcext:value-type="float">
            <text:p>9.29E-01</text:p>
          </table:table-cell>
          <table:table-cell table:formula="of:=([.C$5]-[.C1110])*[.C$4]/[.C$5]+[.C1110]" office:value-type="float" office:value="3803.33884620904" calcext:value-type="float">
            <text:p>3.80E+0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([.B$5]-[.B1111])*[.B$4]+[.B1111]" office:value-type="float" office:value="0.928900726549171" calcext:value-type="float">
            <text:p>9.29E-01</text:p>
          </table:table-cell>
          <table:table-cell table:formula="of:=([.C$5]-[.C1111])*[.C$4]/[.C$5]+[.C1111]" office:value-type="float" office:value="3804.03660329653" calcext:value-type="float">
            <text:p>3.80E+0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([.B$5]-[.B1112])*[.B$4]+[.B1112]" office:value-type="float" office:value="0.92907077974103" calcext:value-type="float">
            <text:p>9.29E-01</text:p>
          </table:table-cell>
          <table:table-cell table:formula="of:=([.C$5]-[.C1112])*[.C$4]/[.C$5]+[.C1112]" office:value-type="float" office:value="3804.73269110119" calcext:value-type="float">
            <text:p>3.80E+0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([.B$5]-[.B1113])*[.B$4]+[.B1113]" office:value-type="float" office:value="0.929240426204568" calcext:value-type="float">
            <text:p>9.29E-01</text:p>
          </table:table-cell>
          <table:table-cell table:formula="of:=([.C$5]-[.C1113])*[.C$4]/[.C$5]+[.C1113]" office:value-type="float" office:value="3805.42711361655" calcext:value-type="float">
            <text:p>3.81E+0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([.B$5]-[.B1114])*[.B$4]+[.B1114]" office:value-type="float" office:value="0.929409666912588" calcext:value-type="float">
            <text:p>9.29E-01</text:p>
          </table:table-cell>
          <table:table-cell table:formula="of:=([.C$5]-[.C1114])*[.C$4]/[.C$5]+[.C1114]" office:value-type="float" office:value="3806.11987482657" calcext:value-type="float">
            <text:p>3.81E+0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([.B$5]-[.B1115])*[.B$4]+[.B1115]" office:value-type="float" office:value="0.929578502835563" calcext:value-type="float">
            <text:p>9.30E-01</text:p>
          </table:table-cell>
          <table:table-cell table:formula="of:=([.C$5]-[.C1115])*[.C$4]/[.C$5]+[.C1115]" office:value-type="float" office:value="3806.81097870569" calcext:value-type="float">
            <text:p>3.81E+0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([.B$5]-[.B1116])*[.B$4]+[.B1116]" office:value-type="float" office:value="0.929746934941646" calcext:value-type="float">
            <text:p>9.30E-01</text:p>
          </table:table-cell>
          <table:table-cell table:formula="of:=([.C$5]-[.C1116])*[.C$4]/[.C$5]+[.C1116]" office:value-type="float" office:value="3807.50042921882" calcext:value-type="float">
            <text:p>3.81E+0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([.B$5]-[.B1117])*[.B$4]+[.B1117]" office:value-type="float" office:value="0.929914964196675" calcext:value-type="float">
            <text:p>9.30E-01</text:p>
          </table:table-cell>
          <table:table-cell table:formula="of:=([.C$5]-[.C1117])*[.C$4]/[.C$5]+[.C1117]" office:value-type="float" office:value="3808.18823032142" calcext:value-type="float">
            <text:p>3.81E+0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([.B$5]-[.B1118])*[.B$4]+[.B1118]" office:value-type="float" office:value="0.930082591564177" calcext:value-type="float">
            <text:p>9.30E-01</text:p>
          </table:table-cell>
          <table:table-cell table:formula="of:=([.C$5]-[.C1118])*[.C$4]/[.C$5]+[.C1118]" office:value-type="float" office:value="3808.87438595944" calcext:value-type="float">
            <text:p>3.81E+0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([.B$5]-[.B1119])*[.B$4]+[.B1119]" office:value-type="float" office:value="0.930249818005376" calcext:value-type="float">
            <text:p>9.30E-01</text:p>
          </table:table-cell>
          <table:table-cell table:formula="of:=([.C$5]-[.C1119])*[.C$4]/[.C$5]+[.C1119]" office:value-type="float" office:value="3809.55890006944" calcext:value-type="float">
            <text:p>3.81E+0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([.B$5]-[.B1120])*[.B$4]+[.B1120]" office:value-type="float" office:value="0.930416644479195" calcext:value-type="float">
            <text:p>9.30E-01</text:p>
          </table:table-cell>
          <table:table-cell table:formula="of:=([.C$5]-[.C1120])*[.C$4]/[.C$5]+[.C1120]" office:value-type="float" office:value="3810.24177657852" calcext:value-type="float">
            <text:p>3.81E+0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([.B$5]-[.B1121])*[.B$4]+[.B1121]" office:value-type="float" office:value="0.930583071942266" calcext:value-type="float">
            <text:p>9.31E-01</text:p>
          </table:table-cell>
          <table:table-cell table:formula="of:=([.C$5]-[.C1121])*[.C$4]/[.C$5]+[.C1121]" office:value-type="float" office:value="3810.92301940441" calcext:value-type="float">
            <text:p>3.81E+0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([.B$5]-[.B1122])*[.B$4]+[.B1122]" office:value-type="float" office:value="0.930749101348929" calcext:value-type="float">
            <text:p>9.31E-01</text:p>
          </table:table-cell>
          <table:table-cell table:formula="of:=([.C$5]-[.C1122])*[.C$4]/[.C$5]+[.C1122]" office:value-type="float" office:value="3811.60263245546" calcext:value-type="float">
            <text:p>3.81E+0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([.B$5]-[.B1123])*[.B$4]+[.B1123]" office:value-type="float" office:value="0.930914733651246" calcext:value-type="float">
            <text:p>9.31E-01</text:p>
          </table:table-cell>
          <table:table-cell table:formula="of:=([.C$5]-[.C1123])*[.C$4]/[.C$5]+[.C1123]" office:value-type="float" office:value="3812.28061963067" calcext:value-type="float">
            <text:p>3.81E+0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([.B$5]-[.B1124])*[.B$4]+[.B1124]" office:value-type="float" office:value="0.931079969798999" calcext:value-type="float">
            <text:p>9.31E-01</text:p>
          </table:table-cell>
          <table:table-cell table:formula="of:=([.C$5]-[.C1124])*[.C$4]/[.C$5]+[.C1124]" office:value-type="float" office:value="3812.95698481972" calcext:value-type="float">
            <text:p>3.81E+0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([.B$5]-[.B1125])*[.B$4]+[.B1125]" office:value-type="float" office:value="0.931244810739698" calcext:value-type="float">
            <text:p>9.31E-01</text:p>
          </table:table-cell>
          <table:table-cell table:formula="of:=([.C$5]-[.C1125])*[.C$4]/[.C$5]+[.C1125]" office:value-type="float" office:value="3813.63173190297" calcext:value-type="float">
            <text:p>3.81E+0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([.B$5]-[.B1126])*[.B$4]+[.B1126]" office:value-type="float" office:value="0.93140925741859" calcext:value-type="float">
            <text:p>9.31E-01</text:p>
          </table:table-cell>
          <table:table-cell table:formula="of:=([.C$5]-[.C1126])*[.C$4]/[.C$5]+[.C1126]" office:value-type="float" office:value="3814.3048647515" calcext:value-type="float">
            <text:p>3.81E+0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[.B$5]-[.B1127])*[.B$4]+[.B1127]" office:value-type="float" office:value="0.931573310778657" calcext:value-type="float">
            <text:p>9.32E-01</text:p>
          </table:table-cell>
          <table:table-cell table:formula="of:=([.C$5]-[.C1127])*[.C$4]/[.C$5]+[.C1127]" office:value-type="float" office:value="3814.97638722714" calcext:value-type="float">
            <text:p>3.81E+0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([.B$5]-[.B1128])*[.B$4]+[.B1128]" office:value-type="float" office:value="0.931736971760628" calcext:value-type="float">
            <text:p>9.32E-01</text:p>
          </table:table-cell>
          <table:table-cell table:formula="of:=([.C$5]-[.C1128])*[.C$4]/[.C$5]+[.C1128]" office:value-type="float" office:value="3815.64630318247" calcext:value-type="float">
            <text:p>3.82E+0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([.B$5]-[.B1129])*[.B$4]+[.B1129]" office:value-type="float" office:value="0.931900241302983" calcext:value-type="float">
            <text:p>9.32E-01</text:p>
          </table:table-cell>
          <table:table-cell table:formula="of:=([.C$5]-[.C1129])*[.C$4]/[.C$5]+[.C1129]" office:value-type="float" office:value="3816.31461646086" calcext:value-type="float">
            <text:p>3.82E+0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([.B$5]-[.B1130])*[.B$4]+[.B1130]" office:value-type="float" office:value="0.932063120341955" calcext:value-type="float">
            <text:p>9.32E-01</text:p>
          </table:table-cell>
          <table:table-cell table:formula="of:=([.C$5]-[.C1130])*[.C$4]/[.C$5]+[.C1130]" office:value-type="float" office:value="3816.98133089648" calcext:value-type="float">
            <text:p>3.82E+0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[.B$5]-[.B1131])*[.B$4]+[.B1131]" office:value-type="float" office:value="0.932225609811538" calcext:value-type="float">
            <text:p>9.32E-01</text:p>
          </table:table-cell>
          <table:table-cell table:formula="of:=([.C$5]-[.C1131])*[.C$4]/[.C$5]+[.C1131]" office:value-type="float" office:value="3817.64645031433" calcext:value-type="float">
            <text:p>3.82E+0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([.B$5]-[.B1132])*[.B$4]+[.B1132]" office:value-type="float" office:value="0.932387710643494" calcext:value-type="float">
            <text:p>9.32E-01</text:p>
          </table:table-cell>
          <table:table-cell table:formula="of:=([.C$5]-[.C1132])*[.C$4]/[.C$5]+[.C1132]" office:value-type="float" office:value="3818.30997853026" calcext:value-type="float">
            <text:p>3.82E+0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([.B$5]-[.B1133])*[.B$4]+[.B1133]" office:value-type="float" office:value="0.932549423767355" calcext:value-type="float">
            <text:p>9.33E-01</text:p>
          </table:table-cell>
          <table:table-cell table:formula="of:=([.C$5]-[.C1133])*[.C$4]/[.C$5]+[.C1133]" office:value-type="float" office:value="3818.97191935099" calcext:value-type="float">
            <text:p>3.82E+0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([.B$5]-[.B1134])*[.B$4]+[.B1134]" office:value-type="float" office:value="0.932710750110429" calcext:value-type="float">
            <text:p>9.33E-01</text:p>
          </table:table-cell>
          <table:table-cell table:formula="of:=([.C$5]-[.C1134])*[.C$4]/[.C$5]+[.C1134]" office:value-type="float" office:value="3819.63227657414" calcext:value-type="float">
            <text:p>3.82E+0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([.B$5]-[.B1135])*[.B$4]+[.B1135]" office:value-type="float" office:value="0.932871690597809" calcext:value-type="float">
            <text:p>9.33E-01</text:p>
          </table:table-cell>
          <table:table-cell table:formula="of:=([.C$5]-[.C1135])*[.C$4]/[.C$5]+[.C1135]" office:value-type="float" office:value="3820.29105398823" calcext:value-type="float">
            <text:p>3.82E+0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([.B$5]-[.B1136])*[.B$4]+[.B1136]" office:value-type="float" office:value="0.933032246152372" calcext:value-type="float">
            <text:p>9.33E-01</text:p>
          </table:table-cell>
          <table:table-cell table:formula="of:=([.C$5]-[.C1136])*[.C$4]/[.C$5]+[.C1136]" office:value-type="float" office:value="3820.94825537272" calcext:value-type="float">
            <text:p>3.82E+0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([.B$5]-[.B1137])*[.B$4]+[.B1137]" office:value-type="float" office:value="0.93319241769479" calcext:value-type="float">
            <text:p>9.33E-01</text:p>
          </table:table-cell>
          <table:table-cell table:formula="of:=([.C$5]-[.C1137])*[.C$4]/[.C$5]+[.C1137]" office:value-type="float" office:value="3821.60388449805" calcext:value-type="float">
            <text:p>3.82E+0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([.B$5]-[.B1138])*[.B$4]+[.B1138]" office:value-type="float" office:value="0.933352206143532" calcext:value-type="float">
            <text:p>9.33E-01</text:p>
          </table:table-cell>
          <table:table-cell table:formula="of:=([.C$5]-[.C1138])*[.C$4]/[.C$5]+[.C1138]" office:value-type="float" office:value="3822.2579451256" calcext:value-type="float">
            <text:p>3.82E+0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([.B$5]-[.B1139])*[.B$4]+[.B1139]" office:value-type="float" office:value="0.93351161241487" calcext:value-type="float">
            <text:p>9.34E-01</text:p>
          </table:table-cell>
          <table:table-cell table:formula="of:=([.C$5]-[.C1139])*[.C$4]/[.C$5]+[.C1139]" office:value-type="float" office:value="3822.91044100779" calcext:value-type="float">
            <text:p>3.82E+0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([.B$5]-[.B1140])*[.B$4]+[.B1140]" office:value-type="float" office:value="0.933670637422885" calcext:value-type="float">
            <text:p>9.34E-01</text:p>
          </table:table-cell>
          <table:table-cell table:formula="of:=([.C$5]-[.C1140])*[.C$4]/[.C$5]+[.C1140]" office:value-type="float" office:value="3823.56137588804" calcext:value-type="float">
            <text:p>3.82E+0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([.B$5]-[.B1141])*[.B$4]+[.B1141]" office:value-type="float" office:value="0.933829282079472" calcext:value-type="float">
            <text:p>9.34E-01</text:p>
          </table:table-cell>
          <table:table-cell table:formula="of:=([.C$5]-[.C1141])*[.C$4]/[.C$5]+[.C1141]" office:value-type="float" office:value="3824.21075350082" calcext:value-type="float">
            <text:p>3.82E+0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([.B$5]-[.B1142])*[.B$4]+[.B1142]" office:value-type="float" office:value="0.933987547294345" calcext:value-type="float">
            <text:p>9.34E-01</text:p>
          </table:table-cell>
          <table:table-cell table:formula="of:=([.C$5]-[.C1142])*[.C$4]/[.C$5]+[.C1142]" office:value-type="float" office:value="3824.85857757168" calcext:value-type="float">
            <text:p>3.82E+0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([.B$5]-[.B1143])*[.B$4]+[.B1143]" office:value-type="float" office:value="0.934145433975041" calcext:value-type="float">
            <text:p>9.34E-01</text:p>
          </table:table-cell>
          <table:table-cell table:formula="of:=([.C$5]-[.C1143])*[.C$4]/[.C$5]+[.C1143]" office:value-type="float" office:value="3825.50485181723" calcext:value-type="float">
            <text:p>3.83E+0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([.B$5]-[.B1144])*[.B$4]+[.B1144]" office:value-type="float" office:value="0.934302943026927" calcext:value-type="float">
            <text:p>9.34E-01</text:p>
          </table:table-cell>
          <table:table-cell table:formula="of:=([.C$5]-[.C1144])*[.C$4]/[.C$5]+[.C1144]" office:value-type="float" office:value="3826.1495799452" calcext:value-type="float">
            <text:p>3.83E+0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([.B$5]-[.B1145])*[.B$4]+[.B1145]" office:value-type="float" office:value="0.934460075353205" calcext:value-type="float">
            <text:p>9.34E-01</text:p>
          </table:table-cell>
          <table:table-cell table:formula="of:=([.C$5]-[.C1145])*[.C$4]/[.C$5]+[.C1145]" office:value-type="float" office:value="3826.79276565447" calcext:value-type="float">
            <text:p>3.83E+0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([.B$5]-[.B1146])*[.B$4]+[.B1146]" office:value-type="float" office:value="0.934616831854916" calcext:value-type="float">
            <text:p>9.35E-01</text:p>
          </table:table-cell>
          <table:table-cell table:formula="of:=([.C$5]-[.C1146])*[.C$4]/[.C$5]+[.C1146]" office:value-type="float" office:value="3827.43441263503" calcext:value-type="float">
            <text:p>3.83E+0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([.B$5]-[.B1147])*[.B$4]+[.B1147]" office:value-type="float" office:value="0.934773213430947" calcext:value-type="float">
            <text:p>9.35E-01</text:p>
          </table:table-cell>
          <table:table-cell table:formula="of:=([.C$5]-[.C1147])*[.C$4]/[.C$5]+[.C1147]" office:value-type="float" office:value="3828.07452456809" calcext:value-type="float">
            <text:p>3.83E+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([.B$5]-[.B1148])*[.B$4]+[.B1148]" office:value-type="float" office:value="0.934929220978035" calcext:value-type="float">
            <text:p>9.35E-01</text:p>
          </table:table-cell>
          <table:table-cell table:formula="of:=([.C$5]-[.C1148])*[.C$4]/[.C$5]+[.C1148]" office:value-type="float" office:value="3828.71310512601" calcext:value-type="float">
            <text:p>3.83E+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([.B$5]-[.B1149])*[.B$4]+[.B1149]" office:value-type="float" office:value="0.93508485539077" calcext:value-type="float">
            <text:p>9.35E-01</text:p>
          </table:table-cell>
          <table:table-cell table:formula="of:=([.C$5]-[.C1149])*[.C$4]/[.C$5]+[.C1149]" office:value-type="float" office:value="3829.35015797239" calcext:value-type="float">
            <text:p>3.83E+0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([.B$5]-[.B1150])*[.B$4]+[.B1150]" office:value-type="float" office:value="0.935240117561605" calcext:value-type="float">
            <text:p>9.35E-01</text:p>
          </table:table-cell>
          <table:table-cell table:formula="of:=([.C$5]-[.C1150])*[.C$4]/[.C$5]+[.C1150]" office:value-type="float" office:value="3829.98568676207" calcext:value-type="float">
            <text:p>3.83E+0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([.B$5]-[.B1151])*[.B$4]+[.B1151]" office:value-type="float" office:value="0.935395008380858" calcext:value-type="float">
            <text:p>9.35E-01</text:p>
          </table:table-cell>
          <table:table-cell table:formula="of:=([.C$5]-[.C1151])*[.C$4]/[.C$5]+[.C1151]" office:value-type="float" office:value="3830.61969514111" calcext:value-type="float">
            <text:p>3.83E+0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([.B$5]-[.B1152])*[.B$4]+[.B1152]" office:value-type="float" office:value="0.935549528736716" calcext:value-type="float">
            <text:p>9.36E-01</text:p>
          </table:table-cell>
          <table:table-cell table:formula="of:=([.C$5]-[.C1152])*[.C$4]/[.C$5]+[.C1152]" office:value-type="float" office:value="3831.2521867469" calcext:value-type="float">
            <text:p>3.83E+0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([.B$5]-[.B1153])*[.B$4]+[.B1153]" office:value-type="float" office:value="0.935703679515242" calcext:value-type="float">
            <text:p>9.36E-01</text:p>
          </table:table-cell>
          <table:table-cell table:formula="of:=([.C$5]-[.C1153])*[.C$4]/[.C$5]+[.C1153]" office:value-type="float" office:value="3831.88316520808" calcext:value-type="float">
            <text:p>3.83E+0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([.B$5]-[.B1154])*[.B$4]+[.B1154]" office:value-type="float" office:value="0.935857461600383" calcext:value-type="float">
            <text:p>9.36E-01</text:p>
          </table:table-cell>
          <table:table-cell table:formula="of:=([.C$5]-[.C1154])*[.C$4]/[.C$5]+[.C1154]" office:value-type="float" office:value="3832.51263414464" calcext:value-type="float">
            <text:p>3.83E+0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([.B$5]-[.B1155])*[.B$4]+[.B1155]" office:value-type="float" office:value="0.936010875873966" calcext:value-type="float">
            <text:p>9.36E-01</text:p>
          </table:table-cell>
          <table:table-cell table:formula="of:=([.C$5]-[.C1155])*[.C$4]/[.C$5]+[.C1155]" office:value-type="float" office:value="3833.14059716789" calcext:value-type="float">
            <text:p>3.83E+0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([.B$5]-[.B1156])*[.B$4]+[.B1156]" office:value-type="float" office:value="0.936163923215715" calcext:value-type="float">
            <text:p>9.36E-01</text:p>
          </table:table-cell>
          <table:table-cell table:formula="of:=([.C$5]-[.C1156])*[.C$4]/[.C$5]+[.C1156]" office:value-type="float" office:value="3833.76705788052" calcext:value-type="float">
            <text:p>3.83E+0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([.B$5]-[.B1157])*[.B$4]+[.B1157]" office:value-type="float" office:value="0.936316604503245" calcext:value-type="float">
            <text:p>9.36E-01</text:p>
          </table:table-cell>
          <table:table-cell table:formula="of:=([.C$5]-[.C1157])*[.C$4]/[.C$5]+[.C1157]" office:value-type="float" office:value="3834.39201987659" calcext:value-type="float">
            <text:p>3.83E+0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([.B$5]-[.B1158])*[.B$4]+[.B1158]" office:value-type="float" office:value="0.936468920612074" calcext:value-type="float">
            <text:p>9.36E-01</text:p>
          </table:table-cell>
          <table:table-cell table:formula="of:=([.C$5]-[.C1158])*[.C$4]/[.C$5]+[.C1158]" office:value-type="float" office:value="3835.01548674155" calcext:value-type="float">
            <text:p>3.84E+0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([.B$5]-[.B1159])*[.B$4]+[.B1159]" office:value-type="float" office:value="0.936620872415627" calcext:value-type="float">
            <text:p>9.37E-01</text:p>
          </table:table-cell>
          <table:table-cell table:formula="of:=([.C$5]-[.C1159])*[.C$4]/[.C$5]+[.C1159]" office:value-type="float" office:value="3835.63746205229" calcext:value-type="float">
            <text:p>3.84E+0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([.B$5]-[.B1160])*[.B$4]+[.B1160]" office:value-type="float" office:value="0.936772460785238" calcext:value-type="float">
            <text:p>9.37E-01</text:p>
          </table:table-cell>
          <table:table-cell table:formula="of:=([.C$5]-[.C1160])*[.C$4]/[.C$5]+[.C1160]" office:value-type="float" office:value="3836.25794937715" calcext:value-type="float">
            <text:p>3.84E+0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([.B$5]-[.B1161])*[.B$4]+[.B1161]" office:value-type="float" office:value="0.936923686590159" calcext:value-type="float">
            <text:p>9.37E-01</text:p>
          </table:table-cell>
          <table:table-cell table:formula="of:=([.C$5]-[.C1161])*[.C$4]/[.C$5]+[.C1161]" office:value-type="float" office:value="3836.87695227591" calcext:value-type="float">
            <text:p>3.84E+0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([.B$5]-[.B1162])*[.B$4]+[.B1162]" office:value-type="float" office:value="0.93707455069756" calcext:value-type="float">
            <text:p>9.37E-01</text:p>
          </table:table-cell>
          <table:table-cell table:formula="of:=([.C$5]-[.C1162])*[.C$4]/[.C$5]+[.C1162]" office:value-type="float" office:value="3837.49447429984" calcext:value-type="float">
            <text:p>3.84E+0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([.B$5]-[.B1163])*[.B$4]+[.B1163]" office:value-type="float" office:value="0.93722505397254" calcext:value-type="float">
            <text:p>9.37E-01</text:p>
          </table:table-cell>
          <table:table-cell table:formula="of:=([.C$5]-[.C1163])*[.C$4]/[.C$5]+[.C1163]" office:value-type="float" office:value="3838.11051899173" calcext:value-type="float">
            <text:p>3.84E+0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([.B$5]-[.B1164])*[.B$4]+[.B1164]" office:value-type="float" office:value="0.937375197278127" calcext:value-type="float">
            <text:p>9.37E-01</text:p>
          </table:table-cell>
          <table:table-cell table:formula="of:=([.C$5]-[.C1164])*[.C$4]/[.C$5]+[.C1164]" office:value-type="float" office:value="3838.72508988588" calcext:value-type="float">
            <text:p>3.84E+0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([.B$5]-[.B1165])*[.B$4]+[.B1165]" office:value-type="float" office:value="0.937524981475285" calcext:value-type="float">
            <text:p>9.38E-01</text:p>
          </table:table-cell>
          <table:table-cell table:formula="of:=([.C$5]-[.C1165])*[.C$4]/[.C$5]+[.C1165]" office:value-type="float" office:value="3839.33819050813" calcext:value-type="float">
            <text:p>3.84E+0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([.B$5]-[.B1166])*[.B$4]+[.B1166]" office:value-type="float" office:value="0.937674407422921" calcext:value-type="float">
            <text:p>9.38E-01</text:p>
          </table:table-cell>
          <table:table-cell table:formula="of:=([.C$5]-[.C1166])*[.C$4]/[.C$5]+[.C1166]" office:value-type="float" office:value="3839.9498243759" calcext:value-type="float">
            <text:p>3.84E+0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([.B$5]-[.B1167])*[.B$4]+[.B1167]" office:value-type="float" office:value="0.937823475977883" calcext:value-type="float">
            <text:p>9.38E-01</text:p>
          </table:table-cell>
          <table:table-cell table:formula="of:=([.C$5]-[.C1167])*[.C$4]/[.C$5]+[.C1167]" office:value-type="float" office:value="3840.55999499819" calcext:value-type="float">
            <text:p>3.84E+0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([.B$5]-[.B1168])*[.B$4]+[.B1168]" office:value-type="float" office:value="0.937972187994976" calcext:value-type="float">
            <text:p>9.38E-01</text:p>
          </table:table-cell>
          <table:table-cell table:formula="of:=([.C$5]-[.C1168])*[.C$4]/[.C$5]+[.C1168]" office:value-type="float" office:value="3841.16870587559" calcext:value-type="float">
            <text:p>3.84E+0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([.B$5]-[.B1169])*[.B$4]+[.B1169]" office:value-type="float" office:value="0.938120544326954" calcext:value-type="float">
            <text:p>9.38E-01</text:p>
          </table:table-cell>
          <table:table-cell table:formula="of:=([.C$5]-[.C1169])*[.C$4]/[.C$5]+[.C1169]" office:value-type="float" office:value="3841.77596050035" calcext:value-type="float">
            <text:p>3.84E+0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([.B$5]-[.B1170])*[.B$4]+[.B1170]" office:value-type="float" office:value="0.938268545824535" calcext:value-type="float">
            <text:p>9.38E-01</text:p>
          </table:table-cell>
          <table:table-cell table:formula="of:=([.C$5]-[.C1170])*[.C$4]/[.C$5]+[.C1170]" office:value-type="float" office:value="3842.38176235632" calcext:value-type="float">
            <text:p>3.84E+0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([.B$5]-[.B1171])*[.B$4]+[.B1171]" office:value-type="float" office:value="0.938416193336403" calcext:value-type="float">
            <text:p>9.38E-01</text:p>
          </table:table-cell>
          <table:table-cell table:formula="of:=([.C$5]-[.C1171])*[.C$4]/[.C$5]+[.C1171]" office:value-type="float" office:value="3842.98611491905" calcext:value-type="float">
            <text:p>3.84E+0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([.B$5]-[.B1172])*[.B$4]+[.B1172]" office:value-type="float" office:value="0.93856348770921" calcext:value-type="float">
            <text:p>9.39E-01</text:p>
          </table:table-cell>
          <table:table-cell table:formula="of:=([.C$5]-[.C1172])*[.C$4]/[.C$5]+[.C1172]" office:value-type="float" office:value="3843.58902165577" calcext:value-type="float">
            <text:p>3.84E+0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([.B$5]-[.B1173])*[.B$4]+[.B1173]" office:value-type="float" office:value="0.938710429787584" calcext:value-type="float">
            <text:p>9.39E-01</text:p>
          </table:table-cell>
          <table:table-cell table:formula="of:=([.C$5]-[.C1173])*[.C$4]/[.C$5]+[.C1173]" office:value-type="float" office:value="3844.1904860254" calcext:value-type="float">
            <text:p>3.84E+0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([.B$5]-[.B1174])*[.B$4]+[.B1174]" office:value-type="float" office:value="0.938857020414132" calcext:value-type="float">
            <text:p>9.39E-01</text:p>
          </table:table-cell>
          <table:table-cell table:formula="of:=([.C$5]-[.C1174])*[.C$4]/[.C$5]+[.C1174]" office:value-type="float" office:value="3844.7905114786" calcext:value-type="float">
            <text:p>3.84E+0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([.B$5]-[.B1175])*[.B$4]+[.B1175]" office:value-type="float" office:value="0.939003260429447" calcext:value-type="float">
            <text:p>9.39E-01</text:p>
          </table:table-cell>
          <table:table-cell table:formula="of:=([.C$5]-[.C1175])*[.C$4]/[.C$5]+[.C1175]" office:value-type="float" office:value="3845.38910145776" calcext:value-type="float">
            <text:p>3.85E+0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([.B$5]-[.B1176])*[.B$4]+[.B1176]" office:value-type="float" office:value="0.939149150672111" calcext:value-type="float">
            <text:p>9.39E-01</text:p>
          </table:table-cell>
          <table:table-cell table:formula="of:=([.C$5]-[.C1176])*[.C$4]/[.C$5]+[.C1176]" office:value-type="float" office:value="3845.98625939706" calcext:value-type="float">
            <text:p>3.85E+0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([.B$5]-[.B1177])*[.B$4]+[.B1177]" office:value-type="float" office:value="0.9392946919787" calcext:value-type="float">
            <text:p>9.39E-01</text:p>
          </table:table-cell>
          <table:table-cell table:formula="of:=([.C$5]-[.C1177])*[.C$4]/[.C$5]+[.C1177]" office:value-type="float" office:value="3846.58198872244" calcext:value-type="float">
            <text:p>3.85E+0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([.B$5]-[.B1178])*[.B$4]+[.B1178]" office:value-type="float" office:value="0.939439885183788" calcext:value-type="float">
            <text:p>9.39E-01</text:p>
          </table:table-cell>
          <table:table-cell table:formula="of:=([.C$5]-[.C1178])*[.C$4]/[.C$5]+[.C1178]" office:value-type="float" office:value="3847.17629285164" calcext:value-type="float">
            <text:p>3.85E+0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([.B$5]-[.B1179])*[.B$4]+[.B1179]" office:value-type="float" office:value="0.939584731119956" calcext:value-type="float">
            <text:p>9.40E-01</text:p>
          </table:table-cell>
          <table:table-cell table:formula="of:=([.C$5]-[.C1179])*[.C$4]/[.C$5]+[.C1179]" office:value-type="float" office:value="3847.76917519426" calcext:value-type="float">
            <text:p>3.85E+0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([.B$5]-[.B1180])*[.B$4]+[.B1180]" office:value-type="float" office:value="0.939729230617791" calcext:value-type="float">
            <text:p>9.40E-01</text:p>
          </table:table-cell>
          <table:table-cell table:formula="of:=([.C$5]-[.C1180])*[.C$4]/[.C$5]+[.C1180]" office:value-type="float" office:value="3848.3606391517" calcext:value-type="float">
            <text:p>3.85E+0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([.B$5]-[.B1181])*[.B$4]+[.B1181]" office:value-type="float" office:value="0.939873384505894" calcext:value-type="float">
            <text:p>9.40E-01</text:p>
          </table:table-cell>
          <table:table-cell table:formula="of:=([.C$5]-[.C1181])*[.C$4]/[.C$5]+[.C1181]" office:value-type="float" office:value="3848.95068811724" calcext:value-type="float">
            <text:p>3.85E+0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([.B$5]-[.B1182])*[.B$4]+[.B1182]" office:value-type="float" office:value="0.940017193610884" calcext:value-type="float">
            <text:p>9.40E-01</text:p>
          </table:table-cell>
          <table:table-cell table:formula="of:=([.C$5]-[.C1182])*[.C$4]/[.C$5]+[.C1182]" office:value-type="float" office:value="3849.53932547606" calcext:value-type="float">
            <text:p>3.85E+0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([.B$5]-[.B1183])*[.B$4]+[.B1183]" office:value-type="float" office:value="0.940160658757405" calcext:value-type="float">
            <text:p>9.40E-01</text:p>
          </table:table-cell>
          <table:table-cell table:formula="of:=([.C$5]-[.C1183])*[.C$4]/[.C$5]+[.C1183]" office:value-type="float" office:value="3850.12655460521" calcext:value-type="float">
            <text:p>3.85E+0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([.B$5]-[.B1184])*[.B$4]+[.B1184]" office:value-type="float" office:value="0.940303780768125" calcext:value-type="float">
            <text:p>9.40E-01</text:p>
          </table:table-cell>
          <table:table-cell table:formula="of:=([.C$5]-[.C1184])*[.C$4]/[.C$5]+[.C1184]" office:value-type="float" office:value="3850.71237887368" calcext:value-type="float">
            <text:p>3.85E+0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([.B$5]-[.B1185])*[.B$4]+[.B1185]" office:value-type="float" office:value="0.940446560463748" calcext:value-type="float">
            <text:p>9.40E-01</text:p>
          </table:table-cell>
          <table:table-cell table:formula="of:=([.C$5]-[.C1185])*[.C$4]/[.C$5]+[.C1185]" office:value-type="float" office:value="3851.29680164239" calcext:value-type="float">
            <text:p>3.85E+0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([.B$5]-[.B1186])*[.B$4]+[.B1186]" office:value-type="float" office:value="0.940588998663012" calcext:value-type="float">
            <text:p>9.41E-01</text:p>
          </table:table-cell>
          <table:table-cell table:formula="of:=([.C$5]-[.C1186])*[.C$4]/[.C$5]+[.C1186]" office:value-type="float" office:value="3851.87982626424" calcext:value-type="float">
            <text:p>3.85E+0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([.B$5]-[.B1187])*[.B$4]+[.B1187]" office:value-type="float" office:value="0.940731096182698" calcext:value-type="float">
            <text:p>9.41E-01</text:p>
          </table:table-cell>
          <table:table-cell table:formula="of:=([.C$5]-[.C1187])*[.C$4]/[.C$5]+[.C1187]" office:value-type="float" office:value="3852.46145608408" calcext:value-type="float">
            <text:p>3.85E+0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([.B$5]-[.B1188])*[.B$4]+[.B1188]" office:value-type="float" office:value="0.940872853837635" calcext:value-type="float">
            <text:p>9.41E-01</text:p>
          </table:table-cell>
          <table:table-cell table:formula="of:=([.C$5]-[.C1188])*[.C$4]/[.C$5]+[.C1188]" office:value-type="float" office:value="3853.04169443878" calcext:value-type="float">
            <text:p>3.85E+0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([.B$5]-[.B1189])*[.B$4]+[.B1189]" office:value-type="float" office:value="0.941014272440701" calcext:value-type="float">
            <text:p>9.41E-01</text:p>
          </table:table-cell>
          <table:table-cell table:formula="of:=([.C$5]-[.C1189])*[.C$4]/[.C$5]+[.C1189]" office:value-type="float" office:value="3853.62054465721" calcext:value-type="float">
            <text:p>3.85E+0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([.B$5]-[.B1190])*[.B$4]+[.B1190]" office:value-type="float" office:value="0.941155352802831" calcext:value-type="float">
            <text:p>9.41E-01</text:p>
          </table:table-cell>
          <table:table-cell table:formula="of:=([.C$5]-[.C1190])*[.C$4]/[.C$5]+[.C1190]" office:value-type="float" office:value="3854.19801006029" calcext:value-type="float">
            <text:p>3.85E+0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([.B$5]-[.B1191])*[.B$4]+[.B1191]" office:value-type="float" office:value="0.941296095733018" calcext:value-type="float">
            <text:p>9.41E-01</text:p>
          </table:table-cell>
          <table:table-cell table:formula="of:=([.C$5]-[.C1191])*[.C$4]/[.C$5]+[.C1191]" office:value-type="float" office:value="3854.774093961" calcext:value-type="float">
            <text:p>3.85E+0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([.B$5]-[.B1192])*[.B$4]+[.B1192]" office:value-type="float" office:value="0.941436502038324" calcext:value-type="float">
            <text:p>9.41E-01</text:p>
          </table:table-cell>
          <table:table-cell table:formula="of:=([.C$5]-[.C1192])*[.C$4]/[.C$5]+[.C1192]" office:value-type="float" office:value="3855.34879966437" calcext:value-type="float">
            <text:p>3.86E+03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([.B$5]-[.B1193])*[.B$4]+[.B1193]" office:value-type="float" office:value="0.941576572523879" calcext:value-type="float">
            <text:p>9.42E-01</text:p>
          </table:table-cell>
          <table:table-cell table:formula="of:=([.C$5]-[.C1193])*[.C$4]/[.C$5]+[.C1193]" office:value-type="float" office:value="3855.92213046755" calcext:value-type="float">
            <text:p>3.86E+0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([.B$5]-[.B1194])*[.B$4]+[.B1194]" office:value-type="float" office:value="0.941716307992885" calcext:value-type="float">
            <text:p>9.42E-01</text:p>
          </table:table-cell>
          <table:table-cell table:formula="of:=([.C$5]-[.C1194])*[.C$4]/[.C$5]+[.C1194]" office:value-type="float" office:value="3856.49408965977" calcext:value-type="float">
            <text:p>3.86E+0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([.B$5]-[.B1195])*[.B$4]+[.B1195]" office:value-type="float" office:value="0.941855709246626" calcext:value-type="float">
            <text:p>9.42E-01</text:p>
          </table:table-cell>
          <table:table-cell table:formula="of:=([.C$5]-[.C1195])*[.C$4]/[.C$5]+[.C1195]" office:value-type="float" office:value="3857.06468052244" calcext:value-type="float">
            <text:p>3.86E+0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([.B$5]-[.B1196])*[.B$4]+[.B1196]" office:value-type="float" office:value="0.941994777084468" calcext:value-type="float">
            <text:p>9.42E-01</text:p>
          </table:table-cell>
          <table:table-cell table:formula="of:=([.C$5]-[.C1196])*[.C$4]/[.C$5]+[.C1196]" office:value-type="float" office:value="3857.63390632906" calcext:value-type="float">
            <text:p>3.86E+0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([.B$5]-[.B1197])*[.B$4]+[.B1197]" office:value-type="float" office:value="0.942133512303867" calcext:value-type="float">
            <text:p>9.42E-01</text:p>
          </table:table-cell>
          <table:table-cell table:formula="of:=([.C$5]-[.C1197])*[.C$4]/[.C$5]+[.C1197]" office:value-type="float" office:value="3858.20177034535" calcext:value-type="float">
            <text:p>3.86E+0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([.B$5]-[.B1198])*[.B$4]+[.B1198]" office:value-type="float" office:value="0.942271915700369" calcext:value-type="float">
            <text:p>9.42E-01</text:p>
          </table:table-cell>
          <table:table-cell table:formula="of:=([.C$5]-[.C1198])*[.C$4]/[.C$5]+[.C1198]" office:value-type="float" office:value="3858.76827582919" calcext:value-type="float">
            <text:p>3.86E+0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([.B$5]-[.B1199])*[.B$4]+[.B1199]" office:value-type="float" office:value="0.942409988067618" calcext:value-type="float">
            <text:p>9.42E-01</text:p>
          </table:table-cell>
          <table:table-cell table:formula="of:=([.C$5]-[.C1199])*[.C$4]/[.C$5]+[.C1199]" office:value-type="float" office:value="3859.33342603067" calcext:value-type="float">
            <text:p>3.86E+0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([.B$5]-[.B1200])*[.B$4]+[.B1200]" office:value-type="float" office:value="0.942547730197361" calcext:value-type="float">
            <text:p>9.43E-01</text:p>
          </table:table-cell>
          <table:table-cell table:formula="of:=([.C$5]-[.C1200])*[.C$4]/[.C$5]+[.C1200]" office:value-type="float" office:value="3859.8972241921" calcext:value-type="float">
            <text:p>3.86E+0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([.B$5]-[.B1201])*[.B$4]+[.B1201]" office:value-type="float" office:value="0.94268514287945" calcext:value-type="float">
            <text:p>9.43E-01</text:p>
          </table:table-cell>
          <table:table-cell table:formula="of:=([.C$5]-[.C1201])*[.C$4]/[.C$5]+[.C1201]" office:value-type="float" office:value="3860.45967354806" calcext:value-type="float">
            <text:p>3.86E+0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([.B$5]-[.B1202])*[.B$4]+[.B1202]" office:value-type="float" office:value="0.942822226901849" calcext:value-type="float">
            <text:p>9.43E-01</text:p>
          </table:table-cell>
          <table:table-cell table:formula="of:=([.C$5]-[.C1202])*[.C$4]/[.C$5]+[.C1202]" office:value-type="float" office:value="3861.02077732535" calcext:value-type="float">
            <text:p>3.86E+0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([.B$5]-[.B1203])*[.B$4]+[.B1203]" office:value-type="float" office:value="0.942958983050636" calcext:value-type="float">
            <text:p>9.43E-01</text:p>
          </table:table-cell>
          <table:table-cell table:formula="of:=([.C$5]-[.C1203])*[.C$4]/[.C$5]+[.C1203]" office:value-type="float" office:value="3861.58053874309" calcext:value-type="float">
            <text:p>3.86E+0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([.B$5]-[.B1204])*[.B$4]+[.B1204]" office:value-type="float" office:value="0.943095412110011" calcext:value-type="float">
            <text:p>9.43E-01</text:p>
          </table:table-cell>
          <table:table-cell table:formula="of:=([.C$5]-[.C1204])*[.C$4]/[.C$5]+[.C1204]" office:value-type="float" office:value="3862.13896101267" calcext:value-type="float">
            <text:p>3.86E+0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([.B$5]-[.B1205])*[.B$4]+[.B1205]" office:value-type="float" office:value="0.943231514862296" calcext:value-type="float">
            <text:p>9.43E-01</text:p>
          </table:table-cell>
          <table:table-cell table:formula="of:=([.C$5]-[.C1205])*[.C$4]/[.C$5]+[.C1205]" office:value-type="float" office:value="3862.69604733781" calcext:value-type="float">
            <text:p>3.86E+0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([.B$5]-[.B1206])*[.B$4]+[.B1206]" office:value-type="float" office:value="0.943367292087943" calcext:value-type="float">
            <text:p>9.43E-01</text:p>
          </table:table-cell>
          <table:table-cell table:formula="of:=([.C$5]-[.C1206])*[.C$4]/[.C$5]+[.C1206]" office:value-type="float" office:value="3863.25180091457" calcext:value-type="float">
            <text:p>3.86E+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[.B$5]-[.B1207])*[.B$4]+[.B1207]" office:value-type="float" office:value="0.943502744565537" calcext:value-type="float">
            <text:p>9.44E-01</text:p>
          </table:table-cell>
          <table:table-cell table:formula="of:=([.C$5]-[.C1207])*[.C$4]/[.C$5]+[.C1207]" office:value-type="float" office:value="3863.80622493135" calcext:value-type="float">
            <text:p>3.86E+0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([.B$5]-[.B1208])*[.B$4]+[.B1208]" office:value-type="float" office:value="0.943637873071801" calcext:value-type="float">
            <text:p>9.44E-01</text:p>
          </table:table-cell>
          <table:table-cell table:formula="of:=([.C$5]-[.C1208])*[.C$4]/[.C$5]+[.C1208]" office:value-type="float" office:value="3864.35932256893" calcext:value-type="float">
            <text:p>3.86E+0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([.B$5]-[.B1209])*[.B$4]+[.B1209]" office:value-type="float" office:value="0.943772678381601" calcext:value-type="float">
            <text:p>9.44E-01</text:p>
          </table:table-cell>
          <table:table-cell table:formula="of:=([.C$5]-[.C1209])*[.C$4]/[.C$5]+[.C1209]" office:value-type="float" office:value="3864.91109700048" calcext:value-type="float">
            <text:p>3.86E+0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([.B$5]-[.B1210])*[.B$4]+[.B1210]" office:value-type="float" office:value="0.943907161267949" calcext:value-type="float">
            <text:p>9.44E-01</text:p>
          </table:table-cell>
          <table:table-cell table:formula="of:=([.C$5]-[.C1210])*[.C$4]/[.C$5]+[.C1210]" office:value-type="float" office:value="3865.46155139159" calcext:value-type="float">
            <text:p>3.87E+0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([.B$5]-[.B1211])*[.B$4]+[.B1211]" office:value-type="float" office:value="0.944041322502007" calcext:value-type="float">
            <text:p>9.44E-01</text:p>
          </table:table-cell>
          <table:table-cell table:formula="of:=([.C$5]-[.C1211])*[.C$4]/[.C$5]+[.C1211]" office:value-type="float" office:value="3866.01068890025" calcext:value-type="float">
            <text:p>3.87E+0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([.B$5]-[.B1212])*[.B$4]+[.B1212]" office:value-type="float" office:value="0.944175162853095" calcext:value-type="float">
            <text:p>9.44E-01</text:p>
          </table:table-cell>
          <table:table-cell table:formula="of:=([.C$5]-[.C1212])*[.C$4]/[.C$5]+[.C1212]" office:value-type="float" office:value="3866.55851267692" calcext:value-type="float">
            <text:p>3.87E+0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([.B$5]-[.B1213])*[.B$4]+[.B1213]" office:value-type="float" office:value="0.944308683088691" calcext:value-type="float">
            <text:p>9.44E-01</text:p>
          </table:table-cell>
          <table:table-cell table:formula="of:=([.C$5]-[.C1213])*[.C$4]/[.C$5]+[.C1213]" office:value-type="float" office:value="3867.10502586451" calcext:value-type="float">
            <text:p>3.87E+0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([.B$5]-[.B1214])*[.B$4]+[.B1214]" office:value-type="float" office:value="0.944441883974437" calcext:value-type="float">
            <text:p>9.44E-01</text:p>
          </table:table-cell>
          <table:table-cell table:formula="of:=([.C$5]-[.C1214])*[.C$4]/[.C$5]+[.C1214]" office:value-type="float" office:value="3867.65023159842" calcext:value-type="float">
            <text:p>3.87E+0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([.B$5]-[.B1215])*[.B$4]+[.B1215]" office:value-type="float" office:value="0.944574766274147" calcext:value-type="float">
            <text:p>9.45E-01</text:p>
          </table:table-cell>
          <table:table-cell table:formula="of:=([.C$5]-[.C1215])*[.C$4]/[.C$5]+[.C1215]" office:value-type="float" office:value="3868.19413300653" calcext:value-type="float">
            <text:p>3.87E+0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([.B$5]-[.B1216])*[.B$4]+[.B1216]" office:value-type="float" office:value="0.944707330749804" calcext:value-type="float">
            <text:p>9.45E-01</text:p>
          </table:table-cell>
          <table:table-cell table:formula="of:=([.C$5]-[.C1216])*[.C$4]/[.C$5]+[.C1216]" office:value-type="float" office:value="3868.73673320927" calcext:value-type="float">
            <text:p>3.87E+0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([.B$5]-[.B1217])*[.B$4]+[.B1217]" office:value-type="float" office:value="0.944839578161571" calcext:value-type="float">
            <text:p>9.45E-01</text:p>
          </table:table-cell>
          <table:table-cell table:formula="of:=([.C$5]-[.C1217])*[.C$4]/[.C$5]+[.C1217]" office:value-type="float" office:value="3869.27803531957" calcext:value-type="float">
            <text:p>3.87E+0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([.B$5]-[.B1218])*[.B$4]+[.B1218]" office:value-type="float" office:value="0.944971509267792" calcext:value-type="float">
            <text:p>9.45E-01</text:p>
          </table:table-cell>
          <table:table-cell table:formula="of:=([.C$5]-[.C1218])*[.C$4]/[.C$5]+[.C1218]" office:value-type="float" office:value="3869.81804244294" calcext:value-type="float">
            <text:p>3.87E+0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([.B$5]-[.B1219])*[.B$4]+[.B1219]" office:value-type="float" office:value="0.945103124824998" calcext:value-type="float">
            <text:p>9.45E-01</text:p>
          </table:table-cell>
          <table:table-cell table:formula="of:=([.C$5]-[.C1219])*[.C$4]/[.C$5]+[.C1219]" office:value-type="float" office:value="3870.35675767744" calcext:value-type="float">
            <text:p>3.87E+0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([.B$5]-[.B1220])*[.B$4]+[.B1220]" office:value-type="float" office:value="0.945234425587911" calcext:value-type="float">
            <text:p>9.45E-01</text:p>
          </table:table-cell>
          <table:table-cell table:formula="of:=([.C$5]-[.C1220])*[.C$4]/[.C$5]+[.C1220]" office:value-type="float" office:value="3870.89418411372" calcext:value-type="float">
            <text:p>3.87E+0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([.B$5]-[.B1221])*[.B$4]+[.B1221]" office:value-type="float" office:value="0.945365412309444" calcext:value-type="float">
            <text:p>9.45E-01</text:p>
          </table:table-cell>
          <table:table-cell table:formula="of:=([.C$5]-[.C1221])*[.C$4]/[.C$5]+[.C1221]" office:value-type="float" office:value="3871.43032483506" calcext:value-type="float">
            <text:p>3.87E+0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([.B$5]-[.B1222])*[.B$4]+[.B1222]" office:value-type="float" office:value="0.945496085740715" calcext:value-type="float">
            <text:p>9.45E-01</text:p>
          </table:table-cell>
          <table:table-cell table:formula="of:=([.C$5]-[.C1222])*[.C$4]/[.C$5]+[.C1222]" office:value-type="float" office:value="3871.96518291735" calcext:value-type="float">
            <text:p>3.87E+0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([.B$5]-[.B1223])*[.B$4]+[.B1223]" office:value-type="float" office:value="0.945626446631041" calcext:value-type="float">
            <text:p>9.46E-01</text:p>
          </table:table-cell>
          <table:table-cell table:formula="of:=([.C$5]-[.C1223])*[.C$4]/[.C$5]+[.C1223]" office:value-type="float" office:value="3872.4987614291" calcext:value-type="float">
            <text:p>3.87E+0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([.B$5]-[.B1224])*[.B$4]+[.B1224]" office:value-type="float" office:value="0.945756495727949" calcext:value-type="float">
            <text:p>9.46E-01</text:p>
          </table:table-cell>
          <table:table-cell table:formula="of:=([.C$5]-[.C1224])*[.C$4]/[.C$5]+[.C1224]" office:value-type="float" office:value="3873.0310634315" calcext:value-type="float">
            <text:p>3.87E+0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([.B$5]-[.B1225])*[.B$4]+[.B1225]" office:value-type="float" office:value="0.945886233777178" calcext:value-type="float">
            <text:p>9.46E-01</text:p>
          </table:table-cell>
          <table:table-cell table:formula="of:=([.C$5]-[.C1225])*[.C$4]/[.C$5]+[.C1225]" office:value-type="float" office:value="3873.56209197842" calcext:value-type="float">
            <text:p>3.87E+0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([.B$5]-[.B1226])*[.B$4]+[.B1226]" office:value-type="float" office:value="0.946015661522682" calcext:value-type="float">
            <text:p>9.46E-01</text:p>
          </table:table-cell>
          <table:table-cell table:formula="of:=([.C$5]-[.C1226])*[.C$4]/[.C$5]+[.C1226]" office:value-type="float" office:value="3874.09185011642" calcext:value-type="float">
            <text:p>3.87E+0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([.B$5]-[.B1227])*[.B$4]+[.B1227]" office:value-type="float" office:value="0.946144779706636" calcext:value-type="float">
            <text:p>9.46E-01</text:p>
          </table:table-cell>
          <table:table-cell table:formula="of:=([.C$5]-[.C1227])*[.C$4]/[.C$5]+[.C1227]" office:value-type="float" office:value="3874.62034088477" calcext:value-type="float">
            <text:p>3.87E+0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([.B$5]-[.B1228])*[.B$4]+[.B1228]" office:value-type="float" office:value="0.946273589069442" calcext:value-type="float">
            <text:p>9.46E-01</text:p>
          </table:table-cell>
          <table:table-cell table:formula="of:=([.C$5]-[.C1228])*[.C$4]/[.C$5]+[.C1228]" office:value-type="float" office:value="3875.14756731546" calcext:value-type="float">
            <text:p>3.88E+0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([.B$5]-[.B1229])*[.B$4]+[.B1229]" office:value-type="float" office:value="0.946402090349728" calcext:value-type="float">
            <text:p>9.46E-01</text:p>
          </table:table-cell>
          <table:table-cell table:formula="of:=([.C$5]-[.C1229])*[.C$4]/[.C$5]+[.C1229]" office:value-type="float" office:value="3875.67353243324" calcext:value-type="float">
            <text:p>3.88E+0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([.B$5]-[.B1230])*[.B$4]+[.B1230]" office:value-type="float" office:value="0.946530284284358" calcext:value-type="float">
            <text:p>9.47E-01</text:p>
          </table:table-cell>
          <table:table-cell table:formula="of:=([.C$5]-[.C1230])*[.C$4]/[.C$5]+[.C1230]" office:value-type="float" office:value="3876.19823925562" calcext:value-type="float">
            <text:p>3.88E+0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([.B$5]-[.B1231])*[.B$4]+[.B1231]" office:value-type="float" office:value="0.946658171608432" calcext:value-type="float">
            <text:p>9.47E-01</text:p>
          </table:table-cell>
          <table:table-cell table:formula="of:=([.C$5]-[.C1231])*[.C$4]/[.C$5]+[.C1231]" office:value-type="float" office:value="3876.72169079289" calcext:value-type="float">
            <text:p>3.88E+0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([.B$5]-[.B1232])*[.B$4]+[.B1232]" office:value-type="float" office:value="0.946785753055292" calcext:value-type="float">
            <text:p>9.47E-01</text:p>
          </table:table-cell>
          <table:table-cell table:formula="of:=([.C$5]-[.C1232])*[.C$4]/[.C$5]+[.C1232]" office:value-type="float" office:value="3877.24389004813" calcext:value-type="float">
            <text:p>3.88E+0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([.B$5]-[.B1233])*[.B$4]+[.B1233]" office:value-type="float" office:value="0.946913029356527" calcext:value-type="float">
            <text:p>9.47E-01</text:p>
          </table:table-cell>
          <table:table-cell table:formula="of:=([.C$5]-[.C1233])*[.C$4]/[.C$5]+[.C1233]" office:value-type="float" office:value="3877.76484001725" calcext:value-type="float">
            <text:p>3.88E+0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([.B$5]-[.B1234])*[.B$4]+[.B1234]" office:value-type="float" office:value="0.947040001241975" calcext:value-type="float">
            <text:p>9.47E-01</text:p>
          </table:table-cell>
          <table:table-cell table:formula="of:=([.C$5]-[.C1234])*[.C$4]/[.C$5]+[.C1234]" office:value-type="float" office:value="3878.28454368899" calcext:value-type="float">
            <text:p>3.88E+0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([.B$5]-[.B1235])*[.B$4]+[.B1235]" office:value-type="float" office:value="0.94716666943973" calcext:value-type="float">
            <text:p>9.47E-01</text:p>
          </table:table-cell>
          <table:table-cell table:formula="of:=([.C$5]-[.C1235])*[.C$4]/[.C$5]+[.C1235]" office:value-type="float" office:value="3878.80300404493" calcext:value-type="float">
            <text:p>3.88E+0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([.B$5]-[.B1236])*[.B$4]+[.B1236]" office:value-type="float" office:value="0.947293034676141" calcext:value-type="float">
            <text:p>9.47E-01</text:p>
          </table:table-cell>
          <table:table-cell table:formula="of:=([.C$5]-[.C1236])*[.C$4]/[.C$5]+[.C1236]" office:value-type="float" office:value="3879.32022405952" calcext:value-type="float">
            <text:p>3.88E+0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([.B$5]-[.B1237])*[.B$4]+[.B1237]" office:value-type="float" office:value="0.947419097675825" calcext:value-type="float">
            <text:p>9.47E-01</text:p>
          </table:table-cell>
          <table:table-cell table:formula="of:=([.C$5]-[.C1237])*[.C$4]/[.C$5]+[.C1237]" office:value-type="float" office:value="3879.83620670011" calcext:value-type="float">
            <text:p>3.88E+0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([.B$5]-[.B1238])*[.B$4]+[.B1238]" office:value-type="float" office:value="0.947544859161661" calcext:value-type="float">
            <text:p>9.48E-01</text:p>
          </table:table-cell>
          <table:table-cell table:formula="of:=([.C$5]-[.C1238])*[.C$4]/[.C$5]+[.C1238]" office:value-type="float" office:value="3880.35095492692" calcext:value-type="float">
            <text:p>3.88E+0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([.B$5]-[.B1239])*[.B$4]+[.B1239]" office:value-type="float" office:value="0.947670319854802" calcext:value-type="float">
            <text:p>9.48E-01</text:p>
          </table:table-cell>
          <table:table-cell table:formula="of:=([.C$5]-[.C1239])*[.C$4]/[.C$5]+[.C1239]" office:value-type="float" office:value="3880.86447169312" calcext:value-type="float">
            <text:p>3.88E+0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([.B$5]-[.B1240])*[.B$4]+[.B1240]" office:value-type="float" office:value="0.947795480474675" calcext:value-type="float">
            <text:p>9.48E-01</text:p>
          </table:table-cell>
          <table:table-cell table:formula="of:=([.C$5]-[.C1240])*[.C$4]/[.C$5]+[.C1240]" office:value-type="float" office:value="3881.3767599448" calcext:value-type="float">
            <text:p>3.88E+0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([.B$5]-[.B1241])*[.B$4]+[.B1241]" office:value-type="float" office:value="0.947920341738987" calcext:value-type="float">
            <text:p>9.48E-01</text:p>
          </table:table-cell>
          <table:table-cell table:formula="of:=([.C$5]-[.C1241])*[.C$4]/[.C$5]+[.C1241]" office:value-type="float" office:value="3881.887822621" calcext:value-type="float">
            <text:p>3.88E+0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([.B$5]-[.B1242])*[.B$4]+[.B1242]" office:value-type="float" office:value="0.948044904363728" calcext:value-type="float">
            <text:p>9.48E-01</text:p>
          </table:table-cell>
          <table:table-cell table:formula="of:=([.C$5]-[.C1242])*[.C$4]/[.C$5]+[.C1242]" office:value-type="float" office:value="3882.39766265373" calcext:value-type="float">
            <text:p>3.88E+0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([.B$5]-[.B1243])*[.B$4]+[.B1243]" office:value-type="float" office:value="0.948169169063176" calcext:value-type="float">
            <text:p>9.48E-01</text:p>
          </table:table-cell>
          <table:table-cell table:formula="of:=([.C$5]-[.C1243])*[.C$4]/[.C$5]+[.C1243]" office:value-type="float" office:value="3882.90628296799" calcext:value-type="float">
            <text:p>3.88E+0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([.B$5]-[.B1244])*[.B$4]+[.B1244]" office:value-type="float" office:value="0.948293136549898" calcext:value-type="float">
            <text:p>9.48E-01</text:p>
          </table:table-cell>
          <table:table-cell table:formula="of:=([.C$5]-[.C1244])*[.C$4]/[.C$5]+[.C1244]" office:value-type="float" office:value="3883.41368648178" calcext:value-type="float">
            <text:p>3.88E+0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([.B$5]-[.B1245])*[.B$4]+[.B1245]" office:value-type="float" office:value="0.948416807534761" calcext:value-type="float">
            <text:p>9.48E-01</text:p>
          </table:table-cell>
          <table:table-cell table:formula="of:=([.C$5]-[.C1245])*[.C$4]/[.C$5]+[.C1245]" office:value-type="float" office:value="3883.91987610612" calcext:value-type="float">
            <text:p>3.88E+0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([.B$5]-[.B1246])*[.B$4]+[.B1246]" office:value-type="float" office:value="0.948540182726929" calcext:value-type="float">
            <text:p>9.49E-01</text:p>
          </table:table-cell>
          <table:table-cell table:formula="of:=([.C$5]-[.C1246])*[.C$4]/[.C$5]+[.C1246]" office:value-type="float" office:value="3884.42485474506" calcext:value-type="float">
            <text:p>3.88E+0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([.B$5]-[.B1247])*[.B$4]+[.B1247]" office:value-type="float" office:value="0.94866326283387" calcext:value-type="float">
            <text:p>9.49E-01</text:p>
          </table:table-cell>
          <table:table-cell table:formula="of:=([.C$5]-[.C1247])*[.C$4]/[.C$5]+[.C1247]" office:value-type="float" office:value="3884.92862529572" calcext:value-type="float">
            <text:p>3.88E+0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([.B$5]-[.B1248])*[.B$4]+[.B1248]" office:value-type="float" office:value="0.948786048561361" calcext:value-type="float">
            <text:p>9.49E-01</text:p>
          </table:table-cell>
          <table:table-cell table:formula="of:=([.C$5]-[.C1248])*[.C$4]/[.C$5]+[.C1248]" office:value-type="float" office:value="3885.43119064826" calcext:value-type="float">
            <text:p>3.89E+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([.B$5]-[.B1249])*[.B$4]+[.B1249]" office:value-type="float" office:value="0.948908540613489" calcext:value-type="float">
            <text:p>9.49E-01</text:p>
          </table:table-cell>
          <table:table-cell table:formula="of:=([.C$5]-[.C1249])*[.C$4]/[.C$5]+[.C1249]" office:value-type="float" office:value="3885.93255368594" calcext:value-type="float">
            <text:p>3.89E+0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([.B$5]-[.B1250])*[.B$4]+[.B1250]" office:value-type="float" office:value="0.94903073969266" calcext:value-type="float">
            <text:p>9.49E-01</text:p>
          </table:table-cell>
          <table:table-cell table:formula="of:=([.C$5]-[.C1250])*[.C$4]/[.C$5]+[.C1250]" office:value-type="float" office:value="3886.43271728515" calcext:value-type="float">
            <text:p>3.89E+0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([.B$5]-[.B1251])*[.B$4]+[.B1251]" office:value-type="float" office:value="0.949152646499597" calcext:value-type="float">
            <text:p>9.49E-01</text:p>
          </table:table-cell>
          <table:table-cell table:formula="of:=([.C$5]-[.C1251])*[.C$4]/[.C$5]+[.C1251]" office:value-type="float" office:value="3886.93168431535" calcext:value-type="float">
            <text:p>3.89E+0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([.B$5]-[.B1252])*[.B$4]+[.B1252]" office:value-type="float" office:value="0.949274261733349" calcext:value-type="float">
            <text:p>9.49E-01</text:p>
          </table:table-cell>
          <table:table-cell table:formula="of:=([.C$5]-[.C1252])*[.C$4]/[.C$5]+[.C1252]" office:value-type="float" office:value="3887.42945763916" calcext:value-type="float">
            <text:p>3.89E+0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([.B$5]-[.B1253])*[.B$4]+[.B1253]" office:value-type="float" office:value="0.949395586091292" calcext:value-type="float">
            <text:p>9.49E-01</text:p>
          </table:table-cell>
          <table:table-cell table:formula="of:=([.C$5]-[.C1253])*[.C$4]/[.C$5]+[.C1253]" office:value-type="float" office:value="3887.92604011235" calcext:value-type="float">
            <text:p>3.89E+0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([.B$5]-[.B1254])*[.B$4]+[.B1254]" office:value-type="float" office:value="0.949516620269135" calcext:value-type="float">
            <text:p>9.50E-01</text:p>
          </table:table-cell>
          <table:table-cell table:formula="of:=([.C$5]-[.C1254])*[.C$4]/[.C$5]+[.C1254]" office:value-type="float" office:value="3888.42143458387" calcext:value-type="float">
            <text:p>3.89E+0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([.B$5]-[.B1255])*[.B$4]+[.B1255]" office:value-type="float" office:value="0.949637364960921" calcext:value-type="float">
            <text:p>9.50E-01</text:p>
          </table:table-cell>
          <table:table-cell table:formula="of:=([.C$5]-[.C1255])*[.C$4]/[.C$5]+[.C1255]" office:value-type="float" office:value="3888.91564389583" calcext:value-type="float">
            <text:p>3.89E+0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([.B$5]-[.B1256])*[.B$4]+[.B1256]" office:value-type="float" office:value="0.949757820859036" calcext:value-type="float">
            <text:p>9.50E-01</text:p>
          </table:table-cell>
          <table:table-cell table:formula="of:=([.C$5]-[.C1256])*[.C$4]/[.C$5]+[.C1256]" office:value-type="float" office:value="3889.40867088356" calcext:value-type="float">
            <text:p>3.89E+0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([.B$5]-[.B1257])*[.B$4]+[.B1257]" office:value-type="float" office:value="0.949877988654207" calcext:value-type="float">
            <text:p>9.50E-01</text:p>
          </table:table-cell>
          <table:table-cell table:formula="of:=([.C$5]-[.C1257])*[.C$4]/[.C$5]+[.C1257]" office:value-type="float" office:value="3889.9005183756" calcext:value-type="float">
            <text:p>3.89E+0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([.B$5]-[.B1258])*[.B$4]+[.B1258]" office:value-type="float" office:value="0.949997869035512" calcext:value-type="float">
            <text:p>9.50E-01</text:p>
          </table:table-cell>
          <table:table-cell table:formula="of:=([.C$5]-[.C1258])*[.C$4]/[.C$5]+[.C1258]" office:value-type="float" office:value="3890.39118919371" calcext:value-type="float">
            <text:p>3.89E+0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([.B$5]-[.B1259])*[.B$4]+[.B1259]" office:value-type="float" office:value="0.950117462690377" calcext:value-type="float">
            <text:p>9.50E-01</text:p>
          </table:table-cell>
          <table:table-cell table:formula="of:=([.C$5]-[.C1259])*[.C$4]/[.C$5]+[.C1259]" office:value-type="float" office:value="3890.88068615292" calcext:value-type="float">
            <text:p>3.89E+0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([.B$5]-[.B1260])*[.B$4]+[.B1260]" office:value-type="float" office:value="0.950236770304588" calcext:value-type="float">
            <text:p>9.50E-01</text:p>
          </table:table-cell>
          <table:table-cell table:formula="of:=([.C$5]-[.C1260])*[.C$4]/[.C$5]+[.C1260]" office:value-type="float" office:value="3891.36901206153" calcext:value-type="float">
            <text:p>3.89E+0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([.B$5]-[.B1261])*[.B$4]+[.B1261]" office:value-type="float" office:value="0.950355792562287" calcext:value-type="float">
            <text:p>9.50E-01</text:p>
          </table:table-cell>
          <table:table-cell table:formula="of:=([.C$5]-[.C1261])*[.C$4]/[.C$5]+[.C1261]" office:value-type="float" office:value="3891.85616972109" calcext:value-type="float">
            <text:p>3.89E+0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([.B$5]-[.B1262])*[.B$4]+[.B1262]" office:value-type="float" office:value="0.950474530145983" calcext:value-type="float">
            <text:p>9.50E-01</text:p>
          </table:table-cell>
          <table:table-cell table:formula="of:=([.C$5]-[.C1262])*[.C$4]/[.C$5]+[.C1262]" office:value-type="float" office:value="3892.34216192647" calcext:value-type="float">
            <text:p>3.89E+0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([.B$5]-[.B1263])*[.B$4]+[.B1263]" office:value-type="float" office:value="0.950592983736551" calcext:value-type="float">
            <text:p>9.51E-01</text:p>
          </table:table-cell>
          <table:table-cell table:formula="of:=([.C$5]-[.C1263])*[.C$4]/[.C$5]+[.C1263]" office:value-type="float" office:value="3892.82699146586" calcext:value-type="float">
            <text:p>3.89E+0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([.B$5]-[.B1264])*[.B$4]+[.B1264]" office:value-type="float" office:value="0.950711154013236" calcext:value-type="float">
            <text:p>9.51E-01</text:p>
          </table:table-cell>
          <table:table-cell table:formula="of:=([.C$5]-[.C1264])*[.C$4]/[.C$5]+[.C1264]" office:value-type="float" office:value="3893.31066112076" calcext:value-type="float">
            <text:p>3.89E+0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([.B$5]-[.B1265])*[.B$4]+[.B1265]" office:value-type="float" office:value="0.950829041653662" calcext:value-type="float">
            <text:p>9.51E-01</text:p>
          </table:table-cell>
          <table:table-cell table:formula="of:=([.C$5]-[.C1265])*[.C$4]/[.C$5]+[.C1265]" office:value-type="float" office:value="3893.79317366603" calcext:value-type="float">
            <text:p>3.89E+0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([.B$5]-[.B1266])*[.B$4]+[.B1266]" office:value-type="float" office:value="0.950946647333828" calcext:value-type="float">
            <text:p>9.51E-01</text:p>
          </table:table-cell>
          <table:table-cell table:formula="of:=([.C$5]-[.C1266])*[.C$4]/[.C$5]+[.C1266]" office:value-type="float" office:value="3894.27453186989" calcext:value-type="float">
            <text:p>3.89E+0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([.B$5]-[.B1267])*[.B$4]+[.B1267]" office:value-type="float" office:value="0.951063971728121" calcext:value-type="float">
            <text:p>9.51E-01</text:p>
          </table:table-cell>
          <table:table-cell table:formula="of:=([.C$5]-[.C1267])*[.C$4]/[.C$5]+[.C1267]" office:value-type="float" office:value="3894.75473849393" calcext:value-type="float">
            <text:p>3.89E+0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([.B$5]-[.B1268])*[.B$4]+[.B1268]" office:value-type="float" office:value="0.951181015509311" calcext:value-type="float">
            <text:p>9.51E-01</text:p>
          </table:table-cell>
          <table:table-cell table:formula="of:=([.C$5]-[.C1268])*[.C$4]/[.C$5]+[.C1268]" office:value-type="float" office:value="3895.23379629314" calcext:value-type="float">
            <text:p>3.90E+0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([.B$5]-[.B1269])*[.B$4]+[.B1269]" office:value-type="float" office:value="0.95129777934856" calcext:value-type="float">
            <text:p>9.51E-01</text:p>
          </table:table-cell>
          <table:table-cell table:formula="of:=([.C$5]-[.C1269])*[.C$4]/[.C$5]+[.C1269]" office:value-type="float" office:value="3895.71170801592" calcext:value-type="float">
            <text:p>3.90E+0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([.B$5]-[.B1270])*[.B$4]+[.B1270]" office:value-type="float" office:value="0.951414263915426" calcext:value-type="float">
            <text:p>9.51E-01</text:p>
          </table:table-cell>
          <table:table-cell table:formula="of:=([.C$5]-[.C1270])*[.C$4]/[.C$5]+[.C1270]" office:value-type="float" office:value="3896.18847640409" calcext:value-type="float">
            <text:p>3.90E+0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([.B$5]-[.B1271])*[.B$4]+[.B1271]" office:value-type="float" office:value="0.951530469877864" calcext:value-type="float">
            <text:p>9.52E-01</text:p>
          </table:table-cell>
          <table:table-cell table:formula="of:=([.C$5]-[.C1271])*[.C$4]/[.C$5]+[.C1271]" office:value-type="float" office:value="3896.66410419291" calcext:value-type="float">
            <text:p>3.90E+0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([.B$5]-[.B1272])*[.B$4]+[.B1272]" office:value-type="float" office:value="0.951646397902232" calcext:value-type="float">
            <text:p>9.52E-01</text:p>
          </table:table-cell>
          <table:table-cell table:formula="of:=([.C$5]-[.C1272])*[.C$4]/[.C$5]+[.C1272]" office:value-type="float" office:value="3897.1385941111" calcext:value-type="float">
            <text:p>3.90E+0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([.B$5]-[.B1273])*[.B$4]+[.B1273]" office:value-type="float" office:value="0.951762048653295" calcext:value-type="float">
            <text:p>9.52E-01</text:p>
          </table:table-cell>
          <table:table-cell table:formula="of:=([.C$5]-[.C1273])*[.C$4]/[.C$5]+[.C1273]" office:value-type="float" office:value="3897.61194888085" calcext:value-type="float">
            <text:p>3.90E+0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([.B$5]-[.B1274])*[.B$4]+[.B1274]" office:value-type="float" office:value="0.951877422794226" calcext:value-type="float">
            <text:p>9.52E-01</text:p>
          </table:table-cell>
          <table:table-cell table:formula="of:=([.C$5]-[.C1274])*[.C$4]/[.C$5]+[.C1274]" office:value-type="float" office:value="3898.08417121784" calcext:value-type="float">
            <text:p>3.90E+0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([.B$5]-[.B1275])*[.B$4]+[.B1275]" office:value-type="float" office:value="0.951992520986615" calcext:value-type="float">
            <text:p>9.52E-01</text:p>
          </table:table-cell>
          <table:table-cell table:formula="of:=([.C$5]-[.C1275])*[.C$4]/[.C$5]+[.C1275]" office:value-type="float" office:value="3898.55526383126" calcext:value-type="float">
            <text:p>3.90E+0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([.B$5]-[.B1276])*[.B$4]+[.B1276]" office:value-type="float" office:value="0.952107343890466" calcext:value-type="float">
            <text:p>9.52E-01</text:p>
          </table:table-cell>
          <table:table-cell table:formula="of:=([.C$5]-[.C1276])*[.C$4]/[.C$5]+[.C1276]" office:value-type="float" office:value="3899.02522942379" calcext:value-type="float">
            <text:p>3.90E+0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([.B$5]-[.B1277])*[.B$4]+[.B1277]" office:value-type="float" office:value="0.952221892164207" calcext:value-type="float">
            <text:p>9.52E-01</text:p>
          </table:table-cell>
          <table:table-cell table:formula="of:=([.C$5]-[.C1277])*[.C$4]/[.C$5]+[.C1277]" office:value-type="float" office:value="3899.49407069168" calcext:value-type="float">
            <text:p>3.90E+0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([.B$5]-[.B1278])*[.B$4]+[.B1278]" office:value-type="float" office:value="0.95233616646469" calcext:value-type="float">
            <text:p>9.52E-01</text:p>
          </table:table-cell>
          <table:table-cell table:formula="of:=([.C$5]-[.C1278])*[.C$4]/[.C$5]+[.C1278]" office:value-type="float" office:value="3899.96179032471" calcext:value-type="float">
            <text:p>3.90E+03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([.B$5]-[.B1279])*[.B$4]+[.B1279]" office:value-type="float" office:value="0.952450167447197" calcext:value-type="float">
            <text:p>9.52E-01</text:p>
          </table:table-cell>
          <table:table-cell table:formula="of:=([.C$5]-[.C1279])*[.C$4]/[.C$5]+[.C1279]" office:value-type="float" office:value="3900.42839100622" calcext:value-type="float">
            <text:p>3.90E+0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([.B$5]-[.B1280])*[.B$4]+[.B1280]" office:value-type="float" office:value="0.952563895765441" calcext:value-type="float">
            <text:p>9.53E-01</text:p>
          </table:table-cell>
          <table:table-cell table:formula="of:=([.C$5]-[.C1280])*[.C$4]/[.C$5]+[.C1280]" office:value-type="float" office:value="3900.89387541316" calcext:value-type="float">
            <text:p>3.90E+0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([.B$5]-[.B1281])*[.B$4]+[.B1281]" office:value-type="float" office:value="0.952677352071574" calcext:value-type="float">
            <text:p>9.53E-01</text:p>
          </table:table-cell>
          <table:table-cell table:formula="of:=([.C$5]-[.C1281])*[.C$4]/[.C$5]+[.C1281]" office:value-type="float" office:value="3901.35824621604" calcext:value-type="float">
            <text:p>3.90E+0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([.B$5]-[.B1282])*[.B$4]+[.B1282]" office:value-type="float" office:value="0.952790537016185" calcext:value-type="float">
            <text:p>9.53E-01</text:p>
          </table:table-cell>
          <table:table-cell table:formula="of:=([.C$5]-[.C1282])*[.C$4]/[.C$5]+[.C1282]" office:value-type="float" office:value="3901.82150607899" calcext:value-type="float">
            <text:p>3.90E+0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([.B$5]-[.B1283])*[.B$4]+[.B1283]" office:value-type="float" office:value="0.95290345124831" calcext:value-type="float">
            <text:p>9.53E-01</text:p>
          </table:table-cell>
          <table:table-cell table:formula="of:=([.C$5]-[.C1283])*[.C$4]/[.C$5]+[.C1283]" office:value-type="float" office:value="3902.28365765979" calcext:value-type="float">
            <text:p>3.90E+0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([.B$5]-[.B1284])*[.B$4]+[.B1284]" office:value-type="float" office:value="0.953016095415431" calcext:value-type="float">
            <text:p>9.53E-01</text:p>
          </table:table-cell>
          <table:table-cell table:formula="of:=([.C$5]-[.C1284])*[.C$4]/[.C$5]+[.C1284]" office:value-type="float" office:value="3902.74470360984" calcext:value-type="float">
            <text:p>3.90E+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([.B$5]-[.B1285])*[.B$4]+[.B1285]" office:value-type="float" office:value="0.953128470163481" calcext:value-type="float">
            <text:p>9.53E-01</text:p>
          </table:table-cell>
          <table:table-cell table:formula="of:=([.C$5]-[.C1285])*[.C$4]/[.C$5]+[.C1285]" office:value-type="float" office:value="3903.2046465742" calcext:value-type="float">
            <text:p>3.90E+0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([.B$5]-[.B1286])*[.B$4]+[.B1286]" office:value-type="float" office:value="0.95324057613685" calcext:value-type="float">
            <text:p>9.53E-01</text:p>
          </table:table-cell>
          <table:table-cell table:formula="of:=([.C$5]-[.C1286])*[.C$4]/[.C$5]+[.C1286]" office:value-type="float" office:value="3903.6634891916" calcext:value-type="float">
            <text:p>3.90E+0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([.B$5]-[.B1287])*[.B$4]+[.B1287]" office:value-type="float" office:value="0.953352413978384" calcext:value-type="float">
            <text:p>9.53E-01</text:p>
          </table:table-cell>
          <table:table-cell table:formula="of:=([.C$5]-[.C1287])*[.C$4]/[.C$5]+[.C1287]" office:value-type="float" office:value="3904.12123409446" calcext:value-type="float">
            <text:p>3.90E+0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([.B$5]-[.B1288])*[.B$4]+[.B1288]" office:value-type="float" office:value="0.953463984329395" calcext:value-type="float">
            <text:p>9.53E-01</text:p>
          </table:table-cell>
          <table:table-cell table:formula="of:=([.C$5]-[.C1288])*[.C$4]/[.C$5]+[.C1288]" office:value-type="float" office:value="3904.57788390891" calcext:value-type="float">
            <text:p>3.90E+0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([.B$5]-[.B1289])*[.B$4]+[.B1289]" office:value-type="float" office:value="0.953575287829657" calcext:value-type="float">
            <text:p>9.54E-01</text:p>
          </table:table-cell>
          <table:table-cell table:formula="of:=([.C$5]-[.C1289])*[.C$4]/[.C$5]+[.C1289]" office:value-type="float" office:value="3905.03344125478" calcext:value-type="float">
            <text:p>3.91E+0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([.B$5]-[.B1290])*[.B$4]+[.B1290]" office:value-type="float" office:value="0.953686325117417" calcext:value-type="float">
            <text:p>9.54E-01</text:p>
          </table:table-cell>
          <table:table-cell table:formula="of:=([.C$5]-[.C1290])*[.C$4]/[.C$5]+[.C1290]" office:value-type="float" office:value="3905.48790874566" calcext:value-type="float">
            <text:p>3.91E+0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([.B$5]-[.B1291])*[.B$4]+[.B1291]" office:value-type="float" office:value="0.953797096829394" calcext:value-type="float">
            <text:p>9.54E-01</text:p>
          </table:table-cell>
          <table:table-cell table:formula="of:=([.C$5]-[.C1291])*[.C$4]/[.C$5]+[.C1291]" office:value-type="float" office:value="3905.94128898885" calcext:value-type="float">
            <text:p>3.91E+0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([.B$5]-[.B1292])*[.B$4]+[.B1292]" office:value-type="float" office:value="0.953907603600786" calcext:value-type="float">
            <text:p>9.54E-01</text:p>
          </table:table-cell>
          <table:table-cell table:formula="of:=([.C$5]-[.C1292])*[.C$4]/[.C$5]+[.C1292]" office:value-type="float" office:value="3906.39358458545" calcext:value-type="float">
            <text:p>3.91E+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([.B$5]-[.B1293])*[.B$4]+[.B1293]" office:value-type="float" office:value="0.954017846065268" calcext:value-type="float">
            <text:p>9.54E-01</text:p>
          </table:table-cell>
          <table:table-cell table:formula="of:=([.C$5]-[.C1293])*[.C$4]/[.C$5]+[.C1293]" office:value-type="float" office:value="3906.84479813031" calcext:value-type="float">
            <text:p>3.91E+0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([.B$5]-[.B1294])*[.B$4]+[.B1294]" office:value-type="float" office:value="0.954127824855003" calcext:value-type="float">
            <text:p>9.54E-01</text:p>
          </table:table-cell>
          <table:table-cell table:formula="of:=([.C$5]-[.C1294])*[.C$4]/[.C$5]+[.C1294]" office:value-type="float" office:value="3907.29493221209" calcext:value-type="float">
            <text:p>3.91E+0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([.B$5]-[.B1295])*[.B$4]+[.B1295]" office:value-type="float" office:value="0.95423754060064" calcext:value-type="float">
            <text:p>9.54E-01</text:p>
          </table:table-cell>
          <table:table-cell table:formula="of:=([.C$5]-[.C1295])*[.C$4]/[.C$5]+[.C1295]" office:value-type="float" office:value="3907.74398941324" calcext:value-type="float">
            <text:p>3.91E+0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([.B$5]-[.B1296])*[.B$4]+[.B1296]" office:value-type="float" office:value="0.954346993931321" calcext:value-type="float">
            <text:p>9.54E-01</text:p>
          </table:table-cell>
          <table:table-cell table:formula="of:=([.C$5]-[.C1296])*[.C$4]/[.C$5]+[.C1296]" office:value-type="float" office:value="3908.19197231004" calcext:value-type="float">
            <text:p>3.91E+0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([.B$5]-[.B1297])*[.B$4]+[.B1297]" office:value-type="float" office:value="0.954456185474681" calcext:value-type="float">
            <text:p>9.54E-01</text:p>
          </table:table-cell>
          <table:table-cell table:formula="of:=([.C$5]-[.C1297])*[.C$4]/[.C$5]+[.C1297]" office:value-type="float" office:value="3908.63888347262" calcext:value-type="float">
            <text:p>3.91E+0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([.B$5]-[.B1298])*[.B$4]+[.B1298]" office:value-type="float" office:value="0.954565115856858" calcext:value-type="float">
            <text:p>9.55E-01</text:p>
          </table:table-cell>
          <table:table-cell table:formula="of:=([.C$5]-[.C1298])*[.C$4]/[.C$5]+[.C1298]" office:value-type="float" office:value="3909.08472546494" calcext:value-type="float">
            <text:p>3.91E+0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([.B$5]-[.B1299])*[.B$4]+[.B1299]" office:value-type="float" office:value="0.954673785702487" calcext:value-type="float">
            <text:p>9.55E-01</text:p>
          </table:table-cell>
          <table:table-cell table:formula="of:=([.C$5]-[.C1299])*[.C$4]/[.C$5]+[.C1299]" office:value-type="float" office:value="3909.52950084483" calcext:value-type="float">
            <text:p>3.91E+0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([.B$5]-[.B1300])*[.B$4]+[.B1300]" office:value-type="float" office:value="0.954782195634714" calcext:value-type="float">
            <text:p>9.55E-01</text:p>
          </table:table-cell>
          <table:table-cell table:formula="of:=([.C$5]-[.C1300])*[.C$4]/[.C$5]+[.C1300]" office:value-type="float" office:value="3909.97321216402" calcext:value-type="float">
            <text:p>3.91E+0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([.B$5]-[.B1301])*[.B$4]+[.B1301]" office:value-type="float" office:value="0.954890346275191" calcext:value-type="float">
            <text:p>9.55E-01</text:p>
          </table:table-cell>
          <table:table-cell table:formula="of:=([.C$5]-[.C1301])*[.C$4]/[.C$5]+[.C1301]" office:value-type="float" office:value="3910.41586196811" calcext:value-type="float">
            <text:p>3.91E+0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([.B$5]-[.B1302])*[.B$4]+[.B1302]" office:value-type="float" office:value="0.954998238244086" calcext:value-type="float">
            <text:p>9.55E-01</text:p>
          </table:table-cell>
          <table:table-cell table:formula="of:=([.C$5]-[.C1302])*[.C$4]/[.C$5]+[.C1302]" office:value-type="float" office:value="3910.85745279663" calcext:value-type="float">
            <text:p>3.91E+0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([.B$5]-[.B1303])*[.B$4]+[.B1303]" office:value-type="float" office:value="0.95510587216008" calcext:value-type="float">
            <text:p>9.55E-01</text:p>
          </table:table-cell>
          <table:table-cell table:formula="of:=([.C$5]-[.C1303])*[.C$4]/[.C$5]+[.C1303]" office:value-type="float" office:value="3911.29798718302" calcext:value-type="float">
            <text:p>3.91E+0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([.B$5]-[.B1304])*[.B$4]+[.B1304]" office:value-type="float" office:value="0.955213248640378" calcext:value-type="float">
            <text:p>9.55E-01</text:p>
          </table:table-cell>
          <table:table-cell table:formula="of:=([.C$5]-[.C1304])*[.C$4]/[.C$5]+[.C1304]" office:value-type="float" office:value="3911.73746765466" calcext:value-type="float">
            <text:p>3.91E+0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([.B$5]-[.B1305])*[.B$4]+[.B1305]" office:value-type="float" office:value="0.955320368300707" calcext:value-type="float">
            <text:p>9.55E-01</text:p>
          </table:table-cell>
          <table:table-cell table:formula="of:=([.C$5]-[.C1305])*[.C$4]/[.C$5]+[.C1305]" office:value-type="float" office:value="3912.1758967329" calcext:value-type="float">
            <text:p>3.91E+0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([.B$5]-[.B1306])*[.B$4]+[.B1306]" office:value-type="float" office:value="0.955427231755322" calcext:value-type="float">
            <text:p>9.55E-01</text:p>
          </table:table-cell>
          <table:table-cell table:formula="of:=([.C$5]-[.C1306])*[.C$4]/[.C$5]+[.C1306]" office:value-type="float" office:value="3912.61327693303" calcext:value-type="float">
            <text:p>3.91E+0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([.B$5]-[.B1307])*[.B$4]+[.B1307]" office:value-type="float" office:value="0.955533839617007" calcext:value-type="float">
            <text:p>9.56E-01</text:p>
          </table:table-cell>
          <table:table-cell table:formula="of:=([.C$5]-[.C1307])*[.C$4]/[.C$5]+[.C1307]" office:value-type="float" office:value="3913.04961076436" calcext:value-type="float">
            <text:p>3.91E+0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([.B$5]-[.B1308])*[.B$4]+[.B1308]" office:value-type="float" office:value="0.955640192497084" calcext:value-type="float">
            <text:p>9.56E-01</text:p>
          </table:table-cell>
          <table:table-cell table:formula="of:=([.C$5]-[.C1308])*[.C$4]/[.C$5]+[.C1308]" office:value-type="float" office:value="3913.48490073016" calcext:value-type="float">
            <text:p>3.91E+0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([.B$5]-[.B1309])*[.B$4]+[.B1309]" office:value-type="float" office:value="0.955746291005408" calcext:value-type="float">
            <text:p>9.56E-01</text:p>
          </table:table-cell>
          <table:table-cell table:formula="of:=([.C$5]-[.C1309])*[.C$4]/[.C$5]+[.C1309]" office:value-type="float" office:value="3913.91914932774" calcext:value-type="float">
            <text:p>3.91E+0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([.B$5]-[.B1310])*[.B$4]+[.B1310]" office:value-type="float" office:value="0.955852135750381" calcext:value-type="float">
            <text:p>9.56E-01</text:p>
          </table:table-cell>
          <table:table-cell table:formula="of:=([.C$5]-[.C1310])*[.C$4]/[.C$5]+[.C1310]" office:value-type="float" office:value="3914.3523590484" calcext:value-type="float">
            <text:p>3.91E+0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([.B$5]-[.B1311])*[.B$4]+[.B1311]" office:value-type="float" office:value="0.955957727338945" calcext:value-type="float">
            <text:p>9.56E-01</text:p>
          </table:table-cell>
          <table:table-cell table:formula="of:=([.C$5]-[.C1311])*[.C$4]/[.C$5]+[.C1311]" office:value-type="float" office:value="3914.78453237753" calcext:value-type="float">
            <text:p>3.91E+0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([.B$5]-[.B1312])*[.B$4]+[.B1312]" office:value-type="float" office:value="0.956063066376592" calcext:value-type="float">
            <text:p>9.56E-01</text:p>
          </table:table-cell>
          <table:table-cell table:formula="of:=([.C$5]-[.C1312])*[.C$4]/[.C$5]+[.C1312]" office:value-type="float" office:value="3915.21567179453" calcext:value-type="float">
            <text:p>3.92E+0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([.B$5]-[.B1313])*[.B$4]+[.B1313]" office:value-type="float" office:value="0.956168153467367" calcext:value-type="float">
            <text:p>9.56E-01</text:p>
          </table:table-cell>
          <table:table-cell table:formula="of:=([.C$5]-[.C1313])*[.C$4]/[.C$5]+[.C1313]" office:value-type="float" office:value="3915.6457797729" calcext:value-type="float">
            <text:p>3.92E+0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([.B$5]-[.B1314])*[.B$4]+[.B1314]" office:value-type="float" office:value="0.956272989213868" calcext:value-type="float">
            <text:p>9.56E-01</text:p>
          </table:table-cell>
          <table:table-cell table:formula="of:=([.C$5]-[.C1314])*[.C$4]/[.C$5]+[.C1314]" office:value-type="float" office:value="3916.07485878018" calcext:value-type="float">
            <text:p>3.92E+0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([.B$5]-[.B1315])*[.B$4]+[.B1315]" office:value-type="float" office:value="0.956377574217255" calcext:value-type="float">
            <text:p>9.56E-01</text:p>
          </table:table-cell>
          <table:table-cell table:formula="of:=([.C$5]-[.C1315])*[.C$4]/[.C$5]+[.C1315]" office:value-type="float" office:value="3916.50291127806" calcext:value-type="float">
            <text:p>3.92E+0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([.B$5]-[.B1316])*[.B$4]+[.B1316]" office:value-type="float" office:value="0.956481909077246" calcext:value-type="float">
            <text:p>9.56E-01</text:p>
          </table:table-cell>
          <table:table-cell table:formula="of:=([.C$5]-[.C1316])*[.C$4]/[.C$5]+[.C1316]" office:value-type="float" office:value="3916.92993972231" calcext:value-type="float">
            <text:p>3.92E+0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([.B$5]-[.B1317])*[.B$4]+[.B1317]" office:value-type="float" office:value="0.956585994392128" calcext:value-type="float">
            <text:p>9.57E-01</text:p>
          </table:table-cell>
          <table:table-cell table:formula="of:=([.C$5]-[.C1317])*[.C$4]/[.C$5]+[.C1317]" office:value-type="float" office:value="3917.35594656283" calcext:value-type="float">
            <text:p>3.92E+0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([.B$5]-[.B1318])*[.B$4]+[.B1318]" office:value-type="float" office:value="0.956689830758756" calcext:value-type="float">
            <text:p>9.57E-01</text:p>
          </table:table-cell>
          <table:table-cell table:formula="of:=([.C$5]-[.C1318])*[.C$4]/[.C$5]+[.C1318]" office:value-type="float" office:value="3917.78093424365" calcext:value-type="float">
            <text:p>3.92E+0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([.B$5]-[.B1319])*[.B$4]+[.B1319]" office:value-type="float" office:value="0.956793418772556" calcext:value-type="float">
            <text:p>9.57E-01</text:p>
          </table:table-cell>
          <table:table-cell table:formula="of:=([.C$5]-[.C1319])*[.C$4]/[.C$5]+[.C1319]" office:value-type="float" office:value="3918.20490520296" calcext:value-type="float">
            <text:p>3.92E+0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([.B$5]-[.B1320])*[.B$4]+[.B1320]" office:value-type="float" office:value="0.956896759027533" calcext:value-type="float">
            <text:p>9.57E-01</text:p>
          </table:table-cell>
          <table:table-cell table:formula="of:=([.C$5]-[.C1320])*[.C$4]/[.C$5]+[.C1320]" office:value-type="float" office:value="3918.62786187314" calcext:value-type="float">
            <text:p>3.92E+0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([.B$5]-[.B1321])*[.B$4]+[.B1321]" office:value-type="float" office:value="0.956999852116267" calcext:value-type="float">
            <text:p>9.57E-01</text:p>
          </table:table-cell>
          <table:table-cell table:formula="of:=([.C$5]-[.C1321])*[.C$4]/[.C$5]+[.C1321]" office:value-type="float" office:value="3919.04980668071" calcext:value-type="float">
            <text:p>3.92E+0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([.B$5]-[.B1322])*[.B$4]+[.B1322]" office:value-type="float" office:value="0.957102698629925" calcext:value-type="float">
            <text:p>9.57E-01</text:p>
          </table:table-cell>
          <table:table-cell table:formula="of:=([.C$5]-[.C1322])*[.C$4]/[.C$5]+[.C1322]" office:value-type="float" office:value="3919.47074204641" calcext:value-type="float">
            <text:p>3.92E+0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([.B$5]-[.B1323])*[.B$4]+[.B1323]" office:value-type="float" office:value="0.957205299158258" calcext:value-type="float">
            <text:p>9.57E-01</text:p>
          </table:table-cell>
          <table:table-cell table:formula="of:=([.C$5]-[.C1323])*[.C$4]/[.C$5]+[.C1323]" office:value-type="float" office:value="3919.89067038519" calcext:value-type="float">
            <text:p>3.92E+03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([.B$5]-[.B1324])*[.B$4]+[.B1324]" office:value-type="float" office:value="0.957307654289606" calcext:value-type="float">
            <text:p>9.57E-01</text:p>
          </table:table-cell>
          <table:table-cell table:formula="of:=([.C$5]-[.C1324])*[.C$4]/[.C$5]+[.C1324]" office:value-type="float" office:value="3920.30959410621" calcext:value-type="float">
            <text:p>3.92E+0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([.B$5]-[.B1325])*[.B$4]+[.B1325]" office:value-type="float" office:value="0.957409764610902" calcext:value-type="float">
            <text:p>9.57E-01</text:p>
          </table:table-cell>
          <table:table-cell table:formula="of:=([.C$5]-[.C1325])*[.C$4]/[.C$5]+[.C1325]" office:value-type="float" office:value="3920.72751561288" calcext:value-type="float">
            <text:p>3.92E+0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([.B$5]-[.B1326])*[.B$4]+[.B1326]" office:value-type="float" office:value="0.957511630707676" calcext:value-type="float">
            <text:p>9.58E-01</text:p>
          </table:table-cell>
          <table:table-cell table:formula="of:=([.C$5]-[.C1326])*[.C$4]/[.C$5]+[.C1326]" office:value-type="float" office:value="3921.14443730284" calcext:value-type="float">
            <text:p>3.92E+0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([.B$5]-[.B1327])*[.B$4]+[.B1327]" office:value-type="float" office:value="0.957613253164058" calcext:value-type="float">
            <text:p>9.58E-01</text:p>
          </table:table-cell>
          <table:table-cell table:formula="of:=([.C$5]-[.C1327])*[.C$4]/[.C$5]+[.C1327]" office:value-type="float" office:value="3921.56036156801" calcext:value-type="float">
            <text:p>3.92E+0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([.B$5]-[.B1328])*[.B$4]+[.B1328]" office:value-type="float" office:value="0.95771463256278" calcext:value-type="float">
            <text:p>9.58E-01</text:p>
          </table:table-cell>
          <table:table-cell table:formula="of:=([.C$5]-[.C1328])*[.C$4]/[.C$5]+[.C1328]" office:value-type="float" office:value="3921.97529079459" calcext:value-type="float">
            <text:p>3.92E+0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([.B$5]-[.B1329])*[.B$4]+[.B1329]" office:value-type="float" office:value="0.957815769485179" calcext:value-type="float">
            <text:p>9.58E-01</text:p>
          </table:table-cell>
          <table:table-cell table:formula="of:=([.C$5]-[.C1329])*[.C$4]/[.C$5]+[.C1329]" office:value-type="float" office:value="3922.38922736307" calcext:value-type="float">
            <text:p>3.92E+0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([.B$5]-[.B1330])*[.B$4]+[.B1330]" office:value-type="float" office:value="0.957916664511203" calcext:value-type="float">
            <text:p>9.58E-01</text:p>
          </table:table-cell>
          <table:table-cell table:formula="of:=([.C$5]-[.C1330])*[.C$4]/[.C$5]+[.C1330]" office:value-type="float" office:value="3922.80217364823" calcext:value-type="float">
            <text:p>3.92E+0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([.B$5]-[.B1331])*[.B$4]+[.B1331]" office:value-type="float" office:value="0.958017318219415" calcext:value-type="float">
            <text:p>9.58E-01</text:p>
          </table:table-cell>
          <table:table-cell table:formula="of:=([.C$5]-[.C1331])*[.C$4]/[.C$5]+[.C1331]" office:value-type="float" office:value="3923.21413201918" calcext:value-type="float">
            <text:p>3.92E+0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([.B$5]-[.B1332])*[.B$4]+[.B1332]" office:value-type="float" office:value="0.958117731186989" calcext:value-type="float">
            <text:p>9.58E-01</text:p>
          </table:table-cell>
          <table:table-cell table:formula="of:=([.C$5]-[.C1332])*[.C$4]/[.C$5]+[.C1332]" office:value-type="float" office:value="3923.62510483937" calcext:value-type="float">
            <text:p>3.92E+0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([.B$5]-[.B1333])*[.B$4]+[.B1333]" office:value-type="float" office:value="0.958217903989723" calcext:value-type="float">
            <text:p>9.58E-01</text:p>
          </table:table-cell>
          <table:table-cell table:formula="of:=([.C$5]-[.C1333])*[.C$4]/[.C$5]+[.C1333]" office:value-type="float" office:value="3924.03509446658" calcext:value-type="float">
            <text:p>3.92E+0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([.B$5]-[.B1334])*[.B$4]+[.B1334]" office:value-type="float" office:value="0.958317837202037" calcext:value-type="float">
            <text:p>9.58E-01</text:p>
          </table:table-cell>
          <table:table-cell table:formula="of:=([.C$5]-[.C1334])*[.C$4]/[.C$5]+[.C1334]" office:value-type="float" office:value="3924.44410325296" calcext:value-type="float">
            <text:p>3.92E+0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([.B$5]-[.B1335])*[.B$4]+[.B1335]" office:value-type="float" office:value="0.958417531396975" calcext:value-type="float">
            <text:p>9.58E-01</text:p>
          </table:table-cell>
          <table:table-cell table:formula="of:=([.C$5]-[.C1335])*[.C$4]/[.C$5]+[.C1335]" office:value-type="float" office:value="3924.85213354503" calcext:value-type="float">
            <text:p>3.92E+0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([.B$5]-[.B1336])*[.B$4]+[.B1336]" office:value-type="float" office:value="0.958516987146213" calcext:value-type="float">
            <text:p>9.59E-01</text:p>
          </table:table-cell>
          <table:table-cell table:formula="of:=([.C$5]-[.C1336])*[.C$4]/[.C$5]+[.C1336]" office:value-type="float" office:value="3925.2591876837" calcext:value-type="float">
            <text:p>3.93E+0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([.B$5]-[.B1337])*[.B$4]+[.B1337]" office:value-type="float" office:value="0.958616205020058" calcext:value-type="float">
            <text:p>9.59E-01</text:p>
          </table:table-cell>
          <table:table-cell table:formula="of:=([.C$5]-[.C1337])*[.C$4]/[.C$5]+[.C1337]" office:value-type="float" office:value="3925.66526800427" calcext:value-type="float">
            <text:p>3.93E+0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([.B$5]-[.B1338])*[.B$4]+[.B1338]" office:value-type="float" office:value="0.958715185587454" calcext:value-type="float">
            <text:p>9.59E-01</text:p>
          </table:table-cell>
          <table:table-cell table:formula="of:=([.C$5]-[.C1338])*[.C$4]/[.C$5]+[.C1338]" office:value-type="float" office:value="3926.07037683646" calcext:value-type="float">
            <text:p>3.93E+03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([.B$5]-[.B1339])*[.B$4]+[.B1339]" office:value-type="float" office:value="0.958813929415982" calcext:value-type="float">
            <text:p>9.59E-01</text:p>
          </table:table-cell>
          <table:table-cell table:formula="of:=([.C$5]-[.C1339])*[.C$4]/[.C$5]+[.C1339]" office:value-type="float" office:value="3926.47451650441" calcext:value-type="float">
            <text:p>3.93E+0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([.B$5]-[.B1340])*[.B$4]+[.B1340]" office:value-type="float" office:value="0.95891243707187" calcext:value-type="float">
            <text:p>9.59E-01</text:p>
          </table:table-cell>
          <table:table-cell table:formula="of:=([.C$5]-[.C1340])*[.C$4]/[.C$5]+[.C1340]" office:value-type="float" office:value="3926.87768932671" calcext:value-type="float">
            <text:p>3.93E+0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([.B$5]-[.B1341])*[.B$4]+[.B1341]" office:value-type="float" office:value="0.959010709119987" calcext:value-type="float">
            <text:p>9.59E-01</text:p>
          </table:table-cell>
          <table:table-cell table:formula="of:=([.C$5]-[.C1341])*[.C$4]/[.C$5]+[.C1341]" office:value-type="float" office:value="3927.27989761641" calcext:value-type="float">
            <text:p>3.93E+0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([.B$5]-[.B1342])*[.B$4]+[.B1342]" office:value-type="float" office:value="0.959108746123853" calcext:value-type="float">
            <text:p>9.59E-01</text:p>
          </table:table-cell>
          <table:table-cell table:formula="of:=([.C$5]-[.C1342])*[.C$4]/[.C$5]+[.C1342]" office:value-type="float" office:value="3927.68114368099" calcext:value-type="float">
            <text:p>3.93E+0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([.B$5]-[.B1343])*[.B$4]+[.B1343]" office:value-type="float" office:value="0.95920654864564" calcext:value-type="float">
            <text:p>9.59E-01</text:p>
          </table:table-cell>
          <table:table-cell table:formula="of:=([.C$5]-[.C1343])*[.C$4]/[.C$5]+[.C1343]" office:value-type="float" office:value="3928.08142982246" calcext:value-type="float">
            <text:p>3.93E+0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([.B$5]-[.B1344])*[.B$4]+[.B1344]" office:value-type="float" office:value="0.959304117246177" calcext:value-type="float">
            <text:p>9.59E-01</text:p>
          </table:table-cell>
          <table:table-cell table:formula="of:=([.C$5]-[.C1344])*[.C$4]/[.C$5]+[.C1344]" office:value-type="float" office:value="3928.48075833728" calcext:value-type="float">
            <text:p>3.93E+0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([.B$5]-[.B1345])*[.B$4]+[.B1345]" office:value-type="float" office:value="0.959401452484948" calcext:value-type="float">
            <text:p>9.59E-01</text:p>
          </table:table-cell>
          <table:table-cell table:formula="of:=([.C$5]-[.C1345])*[.C$4]/[.C$5]+[.C1345]" office:value-type="float" office:value="3928.87913151643" calcext:value-type="float">
            <text:p>3.93E+0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([.B$5]-[.B1346])*[.B$4]+[.B1346]" office:value-type="float" office:value="0.959498554920102" calcext:value-type="float">
            <text:p>9.59E-01</text:p>
          </table:table-cell>
          <table:table-cell table:formula="of:=([.C$5]-[.C1346])*[.C$4]/[.C$5]+[.C1346]" office:value-type="float" office:value="3929.27655164543" calcext:value-type="float">
            <text:p>3.93E+0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([.B$5]-[.B1347])*[.B$4]+[.B1347]" office:value-type="float" office:value="0.959595425108452" calcext:value-type="float">
            <text:p>9.60E-01</text:p>
          </table:table-cell>
          <table:table-cell table:formula="of:=([.C$5]-[.C1347])*[.C$4]/[.C$5]+[.C1347]" office:value-type="float" office:value="3929.6730210043" calcext:value-type="float">
            <text:p>3.93E+0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([.B$5]-[.B1348])*[.B$4]+[.B1348]" office:value-type="float" office:value="0.959692063605479" calcext:value-type="float">
            <text:p>9.60E-01</text:p>
          </table:table-cell>
          <table:table-cell table:formula="of:=([.C$5]-[.C1348])*[.C$4]/[.C$5]+[.C1348]" office:value-type="float" office:value="3930.06854186763" calcext:value-type="float">
            <text:p>3.93E+0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([.B$5]-[.B1349])*[.B$4]+[.B1349]" office:value-type="float" office:value="0.959788470965336" calcext:value-type="float">
            <text:p>9.60E-01</text:p>
          </table:table-cell>
          <table:table-cell table:formula="of:=([.C$5]-[.C1349])*[.C$4]/[.C$5]+[.C1349]" office:value-type="float" office:value="3930.46311650455" calcext:value-type="float">
            <text:p>3.93E+0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([.B$5]-[.B1350])*[.B$4]+[.B1350]" office:value-type="float" office:value="0.95988464774085" calcext:value-type="float">
            <text:p>9.60E-01</text:p>
          </table:table-cell>
          <table:table-cell table:formula="of:=([.C$5]-[.C1350])*[.C$4]/[.C$5]+[.C1350]" office:value-type="float" office:value="3930.85674717877" calcext:value-type="float">
            <text:p>3.93E+0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([.B$5]-[.B1351])*[.B$4]+[.B1351]" office:value-type="float" office:value="0.959980594483526" calcext:value-type="float">
            <text:p>9.60E-01</text:p>
          </table:table-cell>
          <table:table-cell table:formula="of:=([.C$5]-[.C1351])*[.C$4]/[.C$5]+[.C1351]" office:value-type="float" office:value="3931.24943614859" calcext:value-type="float">
            <text:p>3.93E+0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([.B$5]-[.B1352])*[.B$4]+[.B1352]" office:value-type="float" office:value="0.960076311743549" calcext:value-type="float">
            <text:p>9.60E-01</text:p>
          </table:table-cell>
          <table:table-cell table:formula="of:=([.C$5]-[.C1352])*[.C$4]/[.C$5]+[.C1352]" office:value-type="float" office:value="3931.6411856669" calcext:value-type="float">
            <text:p>3.93E+0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([.B$5]-[.B1353])*[.B$4]+[.B1353]" office:value-type="float" office:value="0.96017180006979" calcext:value-type="float">
            <text:p>9.60E-01</text:p>
          </table:table-cell>
          <table:table-cell table:formula="of:=([.C$5]-[.C1353])*[.C$4]/[.C$5]+[.C1353]" office:value-type="float" office:value="3932.0319979812" calcext:value-type="float">
            <text:p>3.93E+0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([.B$5]-[.B1354])*[.B$4]+[.B1354]" office:value-type="float" office:value="0.960267060009806" calcext:value-type="float">
            <text:p>9.60E-01</text:p>
          </table:table-cell>
          <table:table-cell table:formula="of:=([.C$5]-[.C1354])*[.C$4]/[.C$5]+[.C1354]" office:value-type="float" office:value="3932.42187533361" calcext:value-type="float">
            <text:p>3.93E+0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([.B$5]-[.B1355])*[.B$4]+[.B1355]" office:value-type="float" office:value="0.960362092109845" calcext:value-type="float">
            <text:p>9.60E-01</text:p>
          </table:table-cell>
          <table:table-cell table:formula="of:=([.C$5]-[.C1355])*[.C$4]/[.C$5]+[.C1355]" office:value-type="float" office:value="3932.8108199609" calcext:value-type="float">
            <text:p>3.93E+0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([.B$5]-[.B1356])*[.B$4]+[.B1356]" office:value-type="float" office:value="0.960456896914848" calcext:value-type="float">
            <text:p>9.60E-01</text:p>
          </table:table-cell>
          <table:table-cell table:formula="of:=([.C$5]-[.C1356])*[.C$4]/[.C$5]+[.C1356]" office:value-type="float" office:value="3933.19883409447" calcext:value-type="float">
            <text:p>3.93E+0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([.B$5]-[.B1357])*[.B$4]+[.B1357]" office:value-type="float" office:value="0.960551474968452" calcext:value-type="float">
            <text:p>9.61E-01</text:p>
          </table:table-cell>
          <table:table-cell table:formula="of:=([.C$5]-[.C1357])*[.C$4]/[.C$5]+[.C1357]" office:value-type="float" office:value="3933.5859199604" calcext:value-type="float">
            <text:p>3.93E+0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([.B$5]-[.B1358])*[.B$4]+[.B1358]" office:value-type="float" office:value="0.960645826812995" calcext:value-type="float">
            <text:p>9.61E-01</text:p>
          </table:table-cell>
          <table:table-cell table:formula="of:=([.C$5]-[.C1358])*[.C$4]/[.C$5]+[.C1358]" office:value-type="float" office:value="3933.97207977944" calcext:value-type="float">
            <text:p>3.93E+0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([.B$5]-[.B1359])*[.B$4]+[.B1359]" office:value-type="float" office:value="0.960739952989517" calcext:value-type="float">
            <text:p>9.61E-01</text:p>
          </table:table-cell>
          <table:table-cell table:formula="of:=([.C$5]-[.C1359])*[.C$4]/[.C$5]+[.C1359]" office:value-type="float" office:value="3934.35731576701" calcext:value-type="float">
            <text:p>3.93E+0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([.B$5]-[.B1360])*[.B$4]+[.B1360]" office:value-type="float" office:value="0.960833854037764" calcext:value-type="float">
            <text:p>9.61E-01</text:p>
          </table:table-cell>
          <table:table-cell table:formula="of:=([.C$5]-[.C1360])*[.C$4]/[.C$5]+[.C1360]" office:value-type="float" office:value="3934.74163013324" calcext:value-type="float">
            <text:p>3.93E+0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([.B$5]-[.B1361])*[.B$4]+[.B1361]" office:value-type="float" office:value="0.960927530496193" calcext:value-type="float">
            <text:p>9.61E-01</text:p>
          </table:table-cell>
          <table:table-cell table:formula="of:=([.C$5]-[.C1361])*[.C$4]/[.C$5]+[.C1361]" office:value-type="float" office:value="3935.125025083" calcext:value-type="float">
            <text:p>3.94E+0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([.B$5]-[.B1362])*[.B$4]+[.B1362]" office:value-type="float" office:value="0.961020982901969" calcext:value-type="float">
            <text:p>9.61E-01</text:p>
          </table:table-cell>
          <table:table-cell table:formula="of:=([.C$5]-[.C1362])*[.C$4]/[.C$5]+[.C1362]" office:value-type="float" office:value="3935.50750281584" calcext:value-type="float">
            <text:p>3.94E+0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([.B$5]-[.B1363])*[.B$4]+[.B1363]" office:value-type="float" office:value="0.961114211790976" calcext:value-type="float">
            <text:p>9.61E-01</text:p>
          </table:table-cell>
          <table:table-cell table:formula="of:=([.C$5]-[.C1363])*[.C$4]/[.C$5]+[.C1363]" office:value-type="float" office:value="3935.88906552607" calcext:value-type="float">
            <text:p>3.94E+03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([.B$5]-[.B1364])*[.B$4]+[.B1364]" office:value-type="float" office:value="0.961207217697815" calcext:value-type="float">
            <text:p>9.61E-01</text:p>
          </table:table-cell>
          <table:table-cell table:formula="of:=([.C$5]-[.C1364])*[.C$4]/[.C$5]+[.C1364]" office:value-type="float" office:value="3936.26971540276" calcext:value-type="float">
            <text:p>3.94E+03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([.B$5]-[.B1365])*[.B$4]+[.B1365]" office:value-type="float" office:value="0.961300001155808" calcext:value-type="float">
            <text:p>9.61E-01</text:p>
          </table:table-cell>
          <table:table-cell table:formula="of:=([.C$5]-[.C1365])*[.C$4]/[.C$5]+[.C1365]" office:value-type="float" office:value="3936.64945462972" calcext:value-type="float">
            <text:p>3.94E+0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([.B$5]-[.B1366])*[.B$4]+[.B1366]" office:value-type="float" office:value="0.961392562697003" calcext:value-type="float">
            <text:p>9.61E-01</text:p>
          </table:table-cell>
          <table:table-cell table:formula="of:=([.C$5]-[.C1366])*[.C$4]/[.C$5]+[.C1366]" office:value-type="float" office:value="3937.02828538556" calcext:value-type="float">
            <text:p>3.94E+0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([.B$5]-[.B1367])*[.B$4]+[.B1367]" office:value-type="float" office:value="0.961484902852172" calcext:value-type="float">
            <text:p>9.61E-01</text:p>
          </table:table-cell>
          <table:table-cell table:formula="of:=([.C$5]-[.C1367])*[.C$4]/[.C$5]+[.C1367]" office:value-type="float" office:value="3937.40620984366" calcext:value-type="float">
            <text:p>3.94E+0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([.B$5]-[.B1368])*[.B$4]+[.B1368]" office:value-type="float" office:value="0.961577022150821" calcext:value-type="float">
            <text:p>9.62E-01</text:p>
          </table:table-cell>
          <table:table-cell table:formula="of:=([.C$5]-[.C1368])*[.C$4]/[.C$5]+[.C1368]" office:value-type="float" office:value="3937.7832301722" calcext:value-type="float">
            <text:p>3.94E+0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([.B$5]-[.B1369])*[.B$4]+[.B1369]" office:value-type="float" office:value="0.961668921121188" calcext:value-type="float">
            <text:p>9.62E-01</text:p>
          </table:table-cell>
          <table:table-cell table:formula="of:=([.C$5]-[.C1369])*[.C$4]/[.C$5]+[.C1369]" office:value-type="float" office:value="3938.15934853418" calcext:value-type="float">
            <text:p>3.94E+0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([.B$5]-[.B1370])*[.B$4]+[.B1370]" office:value-type="float" office:value="0.961760600290248" calcext:value-type="float">
            <text:p>9.62E-01</text:p>
          </table:table-cell>
          <table:table-cell table:formula="of:=([.C$5]-[.C1370])*[.C$4]/[.C$5]+[.C1370]" office:value-type="float" office:value="3938.53456708744" calcext:value-type="float">
            <text:p>3.94E+0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([.B$5]-[.B1371])*[.B$4]+[.B1371]" office:value-type="float" office:value="0.961852060183715" calcext:value-type="float">
            <text:p>9.62E-01</text:p>
          </table:table-cell>
          <table:table-cell table:formula="of:=([.C$5]-[.C1371])*[.C$4]/[.C$5]+[.C1371]" office:value-type="float" office:value="3938.90888798462" calcext:value-type="float">
            <text:p>3.94E+0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([.B$5]-[.B1372])*[.B$4]+[.B1372]" office:value-type="float" office:value="0.961943301326047" calcext:value-type="float">
            <text:p>9.62E-01</text:p>
          </table:table-cell>
          <table:table-cell table:formula="of:=([.C$5]-[.C1372])*[.C$4]/[.C$5]+[.C1372]" office:value-type="float" office:value="3939.28231337325" calcext:value-type="float">
            <text:p>3.94E+0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([.B$5]-[.B1373])*[.B$4]+[.B1373]" office:value-type="float" office:value="0.962034324240445" calcext:value-type="float">
            <text:p>9.62E-01</text:p>
          </table:table-cell>
          <table:table-cell table:formula="of:=([.C$5]-[.C1373])*[.C$4]/[.C$5]+[.C1373]" office:value-type="float" office:value="3939.65484539569" calcext:value-type="float">
            <text:p>3.94E+0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([.B$5]-[.B1374])*[.B$4]+[.B1374]" office:value-type="float" office:value="0.962125129448862" calcext:value-type="float">
            <text:p>9.62E-01</text:p>
          </table:table-cell>
          <table:table-cell table:formula="of:=([.C$5]-[.C1374])*[.C$4]/[.C$5]+[.C1374]" office:value-type="float" office:value="3940.0264861892" calcext:value-type="float">
            <text:p>3.94E+0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[.B$5]-[.B1375])*[.B$4]+[.B1375]" office:value-type="float" office:value="0.962215717472" calcext:value-type="float">
            <text:p>9.62E-01</text:p>
          </table:table-cell>
          <table:table-cell table:formula="of:=([.C$5]-[.C1375])*[.C$4]/[.C$5]+[.C1375]" office:value-type="float" office:value="3940.39723788592" calcext:value-type="float">
            <text:p>3.94E+0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([.B$5]-[.B1376])*[.B$4]+[.B1376]" office:value-type="float" office:value="0.962306088829317" calcext:value-type="float">
            <text:p>9.62E-01</text:p>
          </table:table-cell>
          <table:table-cell table:formula="of:=([.C$5]-[.C1376])*[.C$4]/[.C$5]+[.C1376]" office:value-type="float" office:value="3940.76710261287" calcext:value-type="float">
            <text:p>3.94E+0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([.B$5]-[.B1377])*[.B$4]+[.B1377]" office:value-type="float" office:value="0.962396244039028" calcext:value-type="float">
            <text:p>9.62E-01</text:p>
          </table:table-cell>
          <table:table-cell table:formula="of:=([.C$5]-[.C1377])*[.C$4]/[.C$5]+[.C1377]" office:value-type="float" office:value="3941.13608249201" calcext:value-type="float">
            <text:p>3.94E+0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([.B$5]-[.B1378])*[.B$4]+[.B1378]" office:value-type="float" office:value="0.962486183618107" calcext:value-type="float">
            <text:p>9.62E-01</text:p>
          </table:table-cell>
          <table:table-cell table:formula="of:=([.C$5]-[.C1378])*[.C$4]/[.C$5]+[.C1378]" office:value-type="float" office:value="3941.5041796402" calcext:value-type="float">
            <text:p>3.94E+0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([.B$5]-[.B1379])*[.B$4]+[.B1379]" office:value-type="float" office:value="0.962575908082295" calcext:value-type="float">
            <text:p>9.63E-01</text:p>
          </table:table-cell>
          <table:table-cell table:formula="of:=([.C$5]-[.C1379])*[.C$4]/[.C$5]+[.C1379]" office:value-type="float" office:value="3941.87139616925" calcext:value-type="float">
            <text:p>3.94E+0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([.B$5]-[.B1380])*[.B$4]+[.B1380]" office:value-type="float" office:value="0.962665417946098" calcext:value-type="float">
            <text:p>9.63E-01</text:p>
          </table:table-cell>
          <table:table-cell table:formula="of:=([.C$5]-[.C1380])*[.C$4]/[.C$5]+[.C1380]" office:value-type="float" office:value="3942.23773418592" calcext:value-type="float">
            <text:p>3.94E+0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([.B$5]-[.B1381])*[.B$4]+[.B1381]" office:value-type="float" office:value="0.962754713722789" calcext:value-type="float">
            <text:p>9.63E-01</text:p>
          </table:table-cell>
          <table:table-cell table:formula="of:=([.C$5]-[.C1381])*[.C$4]/[.C$5]+[.C1381]" office:value-type="float" office:value="3942.60319579192" calcext:value-type="float">
            <text:p>3.94E+0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([.B$5]-[.B1382])*[.B$4]+[.B1382]" office:value-type="float" office:value="0.962843795924417" calcext:value-type="float">
            <text:p>9.63E-01</text:p>
          </table:table-cell>
          <table:table-cell table:formula="of:=([.C$5]-[.C1382])*[.C$4]/[.C$5]+[.C1382]" office:value-type="float" office:value="3942.96778308393" calcext:value-type="float">
            <text:p>3.94E+0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([.B$5]-[.B1383])*[.B$4]+[.B1383]" office:value-type="float" office:value="0.962932665061804" calcext:value-type="float">
            <text:p>9.63E-01</text:p>
          </table:table-cell>
          <table:table-cell table:formula="of:=([.C$5]-[.C1383])*[.C$4]/[.C$5]+[.C1383]" office:value-type="float" office:value="3943.33149815363" calcext:value-type="float">
            <text:p>3.94E+0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([.B$5]-[.B1384])*[.B$4]+[.B1384]" office:value-type="float" office:value="0.963021321644551" calcext:value-type="float">
            <text:p>9.63E-01</text:p>
          </table:table-cell>
          <table:table-cell table:formula="of:=([.C$5]-[.C1384])*[.C$4]/[.C$5]+[.C1384]" office:value-type="float" office:value="3943.69434308767" calcext:value-type="float">
            <text:p>3.94E+0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([.B$5]-[.B1385])*[.B$4]+[.B1385]" office:value-type="float" office:value="0.96310976618104" calcext:value-type="float">
            <text:p>9.63E-01</text:p>
          </table:table-cell>
          <table:table-cell table:formula="of:=([.C$5]-[.C1385])*[.C$4]/[.C$5]+[.C1385]" office:value-type="float" office:value="3944.05631996774" calcext:value-type="float">
            <text:p>3.94E+0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([.B$5]-[.B1386])*[.B$4]+[.B1386]" office:value-type="float" office:value="0.963197999178437" calcext:value-type="float">
            <text:p>9.63E-01</text:p>
          </table:table-cell>
          <table:table-cell table:formula="of:=([.C$5]-[.C1386])*[.C$4]/[.C$5]+[.C1386]" office:value-type="float" office:value="3944.41743087053" calcext:value-type="float">
            <text:p>3.94E+0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([.B$5]-[.B1387])*[.B$4]+[.B1387]" office:value-type="float" office:value="0.963286021142696" calcext:value-type="float">
            <text:p>9.63E-01</text:p>
          </table:table-cell>
          <table:table-cell table:formula="of:=([.C$5]-[.C1387])*[.C$4]/[.C$5]+[.C1387]" office:value-type="float" office:value="3944.77767786776" calcext:value-type="float">
            <text:p>3.94E+0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([.B$5]-[.B1388])*[.B$4]+[.B1388]" office:value-type="float" office:value="0.963373832578559" calcext:value-type="float">
            <text:p>9.63E-01</text:p>
          </table:table-cell>
          <table:table-cell table:formula="of:=([.C$5]-[.C1388])*[.C$4]/[.C$5]+[.C1388]" office:value-type="float" office:value="3945.1370630262" calcext:value-type="float">
            <text:p>3.95E+0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([.B$5]-[.B1389])*[.B$4]+[.B1389]" office:value-type="float" office:value="0.963461433989562" calcext:value-type="float">
            <text:p>9.63E-01</text:p>
          </table:table-cell>
          <table:table-cell table:formula="of:=([.C$5]-[.C1389])*[.C$4]/[.C$5]+[.C1389]" office:value-type="float" office:value="3945.49558840767" calcext:value-type="float">
            <text:p>3.95E+0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([.B$5]-[.B1390])*[.B$4]+[.B1390]" office:value-type="float" office:value="0.963548825878036" calcext:value-type="float">
            <text:p>9.64E-01</text:p>
          </table:table-cell>
          <table:table-cell table:formula="of:=([.C$5]-[.C1390])*[.C$4]/[.C$5]+[.C1390]" office:value-type="float" office:value="3945.85325606908" calcext:value-type="float">
            <text:p>3.95E+0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([.B$5]-[.B1391])*[.B$4]+[.B1391]" office:value-type="float" office:value="0.963636008745112" calcext:value-type="float">
            <text:p>9.64E-01</text:p>
          </table:table-cell>
          <table:table-cell table:formula="of:=([.C$5]-[.C1391])*[.C$4]/[.C$5]+[.C1391]" office:value-type="float" office:value="3946.21006806238" calcext:value-type="float">
            <text:p>3.95E+0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([.B$5]-[.B1392])*[.B$4]+[.B1392]" office:value-type="float" office:value="0.96372298309072" calcext:value-type="float">
            <text:p>9.64E-01</text:p>
          </table:table-cell>
          <table:table-cell table:formula="of:=([.C$5]-[.C1392])*[.C$4]/[.C$5]+[.C1392]" office:value-type="float" office:value="3946.56602643464" calcext:value-type="float">
            <text:p>3.95E+0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([.B$5]-[.B1393])*[.B$4]+[.B1393]" office:value-type="float" office:value="0.963809749413597" calcext:value-type="float">
            <text:p>9.64E-01</text:p>
          </table:table-cell>
          <table:table-cell table:formula="of:=([.C$5]-[.C1393])*[.C$4]/[.C$5]+[.C1393]" office:value-type="float" office:value="3946.92113322803" calcext:value-type="float">
            <text:p>3.95E+0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([.B$5]-[.B1394])*[.B$4]+[.B1394]" office:value-type="float" office:value="0.963896308211285" calcext:value-type="float">
            <text:p>9.64E-01</text:p>
          </table:table-cell>
          <table:table-cell table:formula="of:=([.C$5]-[.C1394])*[.C$4]/[.C$5]+[.C1394]" office:value-type="float" office:value="3947.27539047982" calcext:value-type="float">
            <text:p>3.95E+0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([.B$5]-[.B1395])*[.B$4]+[.B1395]" office:value-type="float" office:value="0.963982659980137" calcext:value-type="float">
            <text:p>9.64E-01</text:p>
          </table:table-cell>
          <table:table-cell table:formula="of:=([.C$5]-[.C1395])*[.C$4]/[.C$5]+[.C1395]" office:value-type="float" office:value="3947.62880022242" calcext:value-type="float">
            <text:p>3.95E+0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([.B$5]-[.B1396])*[.B$4]+[.B1396]" office:value-type="float" office:value="0.964068805215318" calcext:value-type="float">
            <text:p>9.64E-01</text:p>
          </table:table-cell>
          <table:table-cell table:formula="of:=([.C$5]-[.C1396])*[.C$4]/[.C$5]+[.C1396]" office:value-type="float" office:value="3947.98136448338" calcext:value-type="float">
            <text:p>3.95E+0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([.B$5]-[.B1397])*[.B$4]+[.B1397]" office:value-type="float" office:value="0.96415474441081" calcext:value-type="float">
            <text:p>9.64E-01</text:p>
          </table:table-cell>
          <table:table-cell table:formula="of:=([.C$5]-[.C1397])*[.C$4]/[.C$5]+[.C1397]" office:value-type="float" office:value="3948.33308528538" calcext:value-type="float">
            <text:p>3.95E+0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([.B$5]-[.B1398])*[.B$4]+[.B1398]" office:value-type="float" office:value="0.964240478059413" calcext:value-type="float">
            <text:p>9.64E-01</text:p>
          </table:table-cell>
          <table:table-cell table:formula="of:=([.C$5]-[.C1398])*[.C$4]/[.C$5]+[.C1398]" office:value-type="float" office:value="3948.68396464628" calcext:value-type="float">
            <text:p>3.95E+0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([.B$5]-[.B1399])*[.B$4]+[.B1399]" office:value-type="float" office:value="0.964326006652747" calcext:value-type="float">
            <text:p>9.64E-01</text:p>
          </table:table-cell>
          <table:table-cell table:formula="of:=([.C$5]-[.C1399])*[.C$4]/[.C$5]+[.C1399]" office:value-type="float" office:value="3949.0340045791" calcext:value-type="float">
            <text:p>3.95E+0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([.B$5]-[.B1400])*[.B$4]+[.B1400]" office:value-type="float" office:value="0.964411330681259" calcext:value-type="float">
            <text:p>9.64E-01</text:p>
          </table:table-cell>
          <table:table-cell table:formula="of:=([.C$5]-[.C1400])*[.C$4]/[.C$5]+[.C1400]" office:value-type="float" office:value="3949.38320709206" calcext:value-type="float">
            <text:p>3.95E+0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([.B$5]-[.B1401])*[.B$4]+[.B1401]" office:value-type="float" office:value="0.964496450634219" calcext:value-type="float">
            <text:p>9.64E-01</text:p>
          </table:table-cell>
          <table:table-cell table:formula="of:=([.C$5]-[.C1401])*[.C$4]/[.C$5]+[.C1401]" office:value-type="float" office:value="3949.73157418856" calcext:value-type="float">
            <text:p>3.95E+0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([.B$5]-[.B1402])*[.B$4]+[.B1402]" office:value-type="float" office:value="0.964581366999731" calcext:value-type="float">
            <text:p>9.65E-01</text:p>
          </table:table-cell>
          <table:table-cell table:formula="of:=([.C$5]-[.C1402])*[.C$4]/[.C$5]+[.C1402]" office:value-type="float" office:value="3950.07910786721" calcext:value-type="float">
            <text:p>3.95E+0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([.B$5]-[.B1403])*[.B$4]+[.B1403]" office:value-type="float" office:value="0.964666080264729" calcext:value-type="float">
            <text:p>9.65E-01</text:p>
          </table:table-cell>
          <table:table-cell table:formula="of:=([.C$5]-[.C1403])*[.C$4]/[.C$5]+[.C1403]" office:value-type="float" office:value="3950.42581012185" calcext:value-type="float">
            <text:p>3.95E+0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([.B$5]-[.B1404])*[.B$4]+[.B1404]" office:value-type="float" office:value="0.964750590914982" calcext:value-type="float">
            <text:p>9.65E-01</text:p>
          </table:table-cell>
          <table:table-cell table:formula="of:=([.C$5]-[.C1404])*[.C$4]/[.C$5]+[.C1404]" office:value-type="float" office:value="3950.77168294154" calcext:value-type="float">
            <text:p>3.95E+0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([.B$5]-[.B1405])*[.B$4]+[.B1405]" office:value-type="float" office:value="0.964834899435099" calcext:value-type="float">
            <text:p>9.65E-01</text:p>
          </table:table-cell>
          <table:table-cell table:formula="of:=([.C$5]-[.C1405])*[.C$4]/[.C$5]+[.C1405]" office:value-type="float" office:value="3951.11672831058" calcext:value-type="float">
            <text:p>3.95E+0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([.B$5]-[.B1406])*[.B$4]+[.B1406]" office:value-type="float" office:value="0.964919006308529" calcext:value-type="float">
            <text:p>9.65E-01</text:p>
          </table:table-cell>
          <table:table-cell table:formula="of:=([.C$5]-[.C1406])*[.C$4]/[.C$5]+[.C1406]" office:value-type="float" office:value="3951.46094820852" calcext:value-type="float">
            <text:p>3.95E+0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[.B$5]-[.B1407])*[.B$4]+[.B1407]" office:value-type="float" office:value="0.965002912017565" calcext:value-type="float">
            <text:p>9.65E-01</text:p>
          </table:table-cell>
          <table:table-cell table:formula="of:=([.C$5]-[.C1407])*[.C$4]/[.C$5]+[.C1407]" office:value-type="float" office:value="3951.80434461018" calcext:value-type="float">
            <text:p>3.95E+0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([.B$5]-[.B1408])*[.B$4]+[.B1408]" office:value-type="float" office:value="0.965086617043346" calcext:value-type="float">
            <text:p>9.65E-01</text:p>
          </table:table-cell>
          <table:table-cell table:formula="of:=([.C$5]-[.C1408])*[.C$4]/[.C$5]+[.C1408]" office:value-type="float" office:value="3952.14691948567" calcext:value-type="float">
            <text:p>3.95E+0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([.B$5]-[.B1409])*[.B$4]+[.B1409]" office:value-type="float" office:value="0.965170121865859" calcext:value-type="float">
            <text:p>9.65E-01</text:p>
          </table:table-cell>
          <table:table-cell table:formula="of:=([.C$5]-[.C1409])*[.C$4]/[.C$5]+[.C1409]" office:value-type="float" office:value="3952.48867480037" calcext:value-type="float">
            <text:p>3.95E+0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([.B$5]-[.B1410])*[.B$4]+[.B1410]" office:value-type="float" office:value="0.965253426963947" calcext:value-type="float">
            <text:p>9.65E-01</text:p>
          </table:table-cell>
          <table:table-cell table:formula="of:=([.C$5]-[.C1410])*[.C$4]/[.C$5]+[.C1410]" office:value-type="float" office:value="3952.82961251494" calcext:value-type="float">
            <text:p>3.95E+0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([.B$5]-[.B1411])*[.B$4]+[.B1411]" office:value-type="float" office:value="0.965336532815303" calcext:value-type="float">
            <text:p>9.65E-01</text:p>
          </table:table-cell>
          <table:table-cell table:formula="of:=([.C$5]-[.C1411])*[.C$4]/[.C$5]+[.C1411]" office:value-type="float" office:value="3953.1697345854" calcext:value-type="float">
            <text:p>3.95E+0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([.B$5]-[.B1412])*[.B$4]+[.B1412]" office:value-type="float" office:value="0.965419439896481" calcext:value-type="float">
            <text:p>9.65E-01</text:p>
          </table:table-cell>
          <table:table-cell table:formula="of:=([.C$5]-[.C1412])*[.C$4]/[.C$5]+[.C1412]" office:value-type="float" office:value="3953.50904296303" calcext:value-type="float">
            <text:p>3.95E+0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([.B$5]-[.B1413])*[.B$4]+[.B1413]" office:value-type="float" office:value="0.965502148682892" calcext:value-type="float">
            <text:p>9.66E-01</text:p>
          </table:table-cell>
          <table:table-cell table:formula="of:=([.C$5]-[.C1413])*[.C$4]/[.C$5]+[.C1413]" office:value-type="float" office:value="3953.8475395945" calcext:value-type="float">
            <text:p>3.95E+0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([.B$5]-[.B1414])*[.B$4]+[.B1414]" office:value-type="float" office:value="0.965584659648814" calcext:value-type="float">
            <text:p>9.66E-01</text:p>
          </table:table-cell>
          <table:table-cell table:formula="of:=([.C$5]-[.C1414])*[.C$4]/[.C$5]+[.C1414]" office:value-type="float" office:value="3954.18522642177" calcext:value-type="float">
            <text:p>3.95E+0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([.B$5]-[.B1415])*[.B$4]+[.B1415]" office:value-type="float" office:value="0.965666973267387" calcext:value-type="float">
            <text:p>9.66E-01</text:p>
          </table:table-cell>
          <table:table-cell table:formula="of:=([.C$5]-[.C1415])*[.C$4]/[.C$5]+[.C1415]" office:value-type="float" office:value="3954.5221053822" calcext:value-type="float">
            <text:p>3.95E+0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([.B$5]-[.B1416])*[.B$4]+[.B1416]" office:value-type="float" office:value="0.96574909001062" calcext:value-type="float">
            <text:p>9.66E-01</text:p>
          </table:table-cell>
          <table:table-cell table:formula="of:=([.C$5]-[.C1416])*[.C$4]/[.C$5]+[.C1416]" office:value-type="float" office:value="3954.85817840849" calcext:value-type="float">
            <text:p>3.95E+0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([.B$5]-[.B1417])*[.B$4]+[.B1417]" office:value-type="float" office:value="0.965831010349395" calcext:value-type="float">
            <text:p>9.66E-01</text:p>
          </table:table-cell>
          <table:table-cell table:formula="of:=([.C$5]-[.C1417])*[.C$4]/[.C$5]+[.C1417]" office:value-type="float" office:value="3955.19344742871" calcext:value-type="float">
            <text:p>3.96E+0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([.B$5]-[.B1418])*[.B$4]+[.B1418]" office:value-type="float" office:value="0.965912734753467" calcext:value-type="float">
            <text:p>9.66E-01</text:p>
          </table:table-cell>
          <table:table-cell table:formula="of:=([.C$5]-[.C1418])*[.C$4]/[.C$5]+[.C1418]" office:value-type="float" office:value="3955.52791436634" calcext:value-type="float">
            <text:p>3.96E+0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([.B$5]-[.B1419])*[.B$4]+[.B1419]" office:value-type="float" office:value="0.965994263691465" calcext:value-type="float">
            <text:p>9.66E-01</text:p>
          </table:table-cell>
          <table:table-cell table:formula="of:=([.C$5]-[.C1419])*[.C$4]/[.C$5]+[.C1419]" office:value-type="float" office:value="3955.86158114023" calcext:value-type="float">
            <text:p>3.96E+0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([.B$5]-[.B1420])*[.B$4]+[.B1420]" office:value-type="float" office:value="0.966075597630901" calcext:value-type="float">
            <text:p>9.66E-01</text:p>
          </table:table-cell>
          <table:table-cell table:formula="of:=([.C$5]-[.C1420])*[.C$4]/[.C$5]+[.C1420]" office:value-type="float" office:value="3956.19444966468" calcext:value-type="float">
            <text:p>3.96E+0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([.B$5]-[.B1421])*[.B$4]+[.B1421]" office:value-type="float" office:value="0.966156737038166" calcext:value-type="float">
            <text:p>9.66E-01</text:p>
          </table:table-cell>
          <table:table-cell table:formula="of:=([.C$5]-[.C1421])*[.C$4]/[.C$5]+[.C1421]" office:value-type="float" office:value="3956.52652184937" calcext:value-type="float">
            <text:p>3.96E+0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([.B$5]-[.B1422])*[.B$4]+[.B1422]" office:value-type="float" office:value="0.966237682378537" calcext:value-type="float">
            <text:p>9.66E-01</text:p>
          </table:table-cell>
          <table:table-cell table:formula="of:=([.C$5]-[.C1422])*[.C$4]/[.C$5]+[.C1422]" office:value-type="float" office:value="3956.85779959943" calcext:value-type="float">
            <text:p>3.96E+0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([.B$5]-[.B1423])*[.B$4]+[.B1423]" office:value-type="float" office:value="0.966318434116177" calcext:value-type="float">
            <text:p>9.66E-01</text:p>
          </table:table-cell>
          <table:table-cell table:formula="of:=([.C$5]-[.C1423])*[.C$4]/[.C$5]+[.C1423]" office:value-type="float" office:value="3957.18828481543" calcext:value-type="float">
            <text:p>3.96E+0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([.B$5]-[.B1424])*[.B$4]+[.B1424]" office:value-type="float" office:value="0.966398992714139" calcext:value-type="float">
            <text:p>9.66E-01</text:p>
          </table:table-cell>
          <table:table-cell table:formula="of:=([.C$5]-[.C1424])*[.C$4]/[.C$5]+[.C1424]" office:value-type="float" office:value="3957.5179793934" calcext:value-type="float">
            <text:p>3.96E+0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([.B$5]-[.B1425])*[.B$4]+[.B1425]" office:value-type="float" office:value="0.96647935863437" calcext:value-type="float">
            <text:p>9.66E-01</text:p>
          </table:table-cell>
          <table:table-cell table:formula="of:=([.C$5]-[.C1425])*[.C$4]/[.C$5]+[.C1425]" office:value-type="float" office:value="3957.84688522481" calcext:value-type="float">
            <text:p>3.96E+0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([.B$5]-[.B1426])*[.B$4]+[.B1426]" office:value-type="float" office:value="0.966559532337711" calcext:value-type="float">
            <text:p>9.67E-01</text:p>
          </table:table-cell>
          <table:table-cell table:formula="of:=([.C$5]-[.C1426])*[.C$4]/[.C$5]+[.C1426]" office:value-type="float" office:value="3958.17500419664" calcext:value-type="float">
            <text:p>3.96E+0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([.B$5]-[.B1427])*[.B$4]+[.B1427]" office:value-type="float" office:value="0.9666395142839" calcext:value-type="float">
            <text:p>9.67E-01</text:p>
          </table:table-cell>
          <table:table-cell table:formula="of:=([.C$5]-[.C1427])*[.C$4]/[.C$5]+[.C1427]" office:value-type="float" office:value="3958.50233819133" calcext:value-type="float">
            <text:p>3.96E+0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([.B$5]-[.B1428])*[.B$4]+[.B1428]" office:value-type="float" office:value="0.966719304931577" calcext:value-type="float">
            <text:p>9.67E-01</text:p>
          </table:table-cell>
          <table:table-cell table:formula="of:=([.C$5]-[.C1428])*[.C$4]/[.C$5]+[.C1428]" office:value-type="float" office:value="3958.82888908683" calcext:value-type="float">
            <text:p>3.96E+0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([.B$5]-[.B1429])*[.B$4]+[.B1429]" office:value-type="float" office:value="0.966798904738283" calcext:value-type="float">
            <text:p>9.67E-01</text:p>
          </table:table-cell>
          <table:table-cell table:formula="of:=([.C$5]-[.C1429])*[.C$4]/[.C$5]+[.C1429]" office:value-type="float" office:value="3959.15465875658" calcext:value-type="float">
            <text:p>3.96E+0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([.B$5]-[.B1430])*[.B$4]+[.B1430]" office:value-type="float" office:value="0.966878314160468" calcext:value-type="float">
            <text:p>9.67E-01</text:p>
          </table:table-cell>
          <table:table-cell table:formula="of:=([.C$5]-[.C1430])*[.C$4]/[.C$5]+[.C1430]" office:value-type="float" office:value="3959.47964906956" calcext:value-type="float">
            <text:p>3.96E+0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([.B$5]-[.B1431])*[.B$4]+[.B1431]" office:value-type="float" office:value="0.966957533653486" calcext:value-type="float">
            <text:p>9.67E-01</text:p>
          </table:table-cell>
          <table:table-cell table:formula="of:=([.C$5]-[.C1431])*[.C$4]/[.C$5]+[.C1431]" office:value-type="float" office:value="3959.80386189026" calcext:value-type="float">
            <text:p>3.96E+0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([.B$5]-[.B1432])*[.B$4]+[.B1432]" office:value-type="float" office:value="0.967036563671606" calcext:value-type="float">
            <text:p>9.67E-01</text:p>
          </table:table-cell>
          <table:table-cell table:formula="of:=([.C$5]-[.C1432])*[.C$4]/[.C$5]+[.C1432]" office:value-type="float" office:value="3960.12729907873" calcext:value-type="float">
            <text:p>3.96E+0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([.B$5]-[.B1433])*[.B$4]+[.B1433]" office:value-type="float" office:value="0.967115404668007" calcext:value-type="float">
            <text:p>9.67E-01</text:p>
          </table:table-cell>
          <table:table-cell table:formula="of:=([.C$5]-[.C1433])*[.C$4]/[.C$5]+[.C1433]" office:value-type="float" office:value="3960.44996249054" calcext:value-type="float">
            <text:p>3.96E+0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([.B$5]-[.B1434])*[.B$4]+[.B1434]" office:value-type="float" office:value="0.967194057094787" calcext:value-type="float">
            <text:p>9.67E-01</text:p>
          </table:table-cell>
          <table:table-cell table:formula="of:=([.C$5]-[.C1434])*[.C$4]/[.C$5]+[.C1434]" office:value-type="float" office:value="3960.77185397685" calcext:value-type="float">
            <text:p>3.96E+0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([.B$5]-[.B1435])*[.B$4]+[.B1435]" office:value-type="float" office:value="0.967272521402961" calcext:value-type="float">
            <text:p>9.67E-01</text:p>
          </table:table-cell>
          <table:table-cell table:formula="of:=([.C$5]-[.C1435])*[.C$4]/[.C$5]+[.C1435]" office:value-type="float" office:value="3961.09297538438" calcext:value-type="float">
            <text:p>3.96E+0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([.B$5]-[.B1436])*[.B$4]+[.B1436]" office:value-type="float" office:value="0.967350798042465" calcext:value-type="float">
            <text:p>9.67E-01</text:p>
          </table:table-cell>
          <table:table-cell table:formula="of:=([.C$5]-[.C1436])*[.C$4]/[.C$5]+[.C1436]" office:value-type="float" office:value="3961.41332855543" calcext:value-type="float">
            <text:p>3.96E+0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([.B$5]-[.B1437])*[.B$4]+[.B1437]" office:value-type="float" office:value="0.96742888746216" calcext:value-type="float">
            <text:p>9.67E-01</text:p>
          </table:table-cell>
          <table:table-cell table:formula="of:=([.C$5]-[.C1437])*[.C$4]/[.C$5]+[.C1437]" office:value-type="float" office:value="3961.7329153279" calcext:value-type="float">
            <text:p>3.96E+0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([.B$5]-[.B1438])*[.B$4]+[.B1438]" office:value-type="float" office:value="0.967506790109834" calcext:value-type="float">
            <text:p>9.68E-01</text:p>
          </table:table-cell>
          <table:table-cell table:formula="of:=([.C$5]-[.C1438])*[.C$4]/[.C$5]+[.C1438]" office:value-type="float" office:value="3962.05173753528" calcext:value-type="float">
            <text:p>3.96E+0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([.B$5]-[.B1439])*[.B$4]+[.B1439]" office:value-type="float" office:value="0.967584506432201" calcext:value-type="float">
            <text:p>9.68E-01</text:p>
          </table:table-cell>
          <table:table-cell table:formula="of:=([.C$5]-[.C1439])*[.C$4]/[.C$5]+[.C1439]" office:value-type="float" office:value="3962.36979700668" calcext:value-type="float">
            <text:p>3.96E+0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([.B$5]-[.B1440])*[.B$4]+[.B1440]" office:value-type="float" office:value="0.967662036874909" calcext:value-type="float">
            <text:p>9.68E-01</text:p>
          </table:table-cell>
          <table:table-cell table:formula="of:=([.C$5]-[.C1440])*[.C$4]/[.C$5]+[.C1440]" office:value-type="float" office:value="3962.68709556684" calcext:value-type="float">
            <text:p>3.96E+0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([.B$5]-[.B1441])*[.B$4]+[.B1441]" office:value-type="float" office:value="0.96773938188254" calcext:value-type="float">
            <text:p>9.68E-01</text:p>
          </table:table-cell>
          <table:table-cell table:formula="of:=([.C$5]-[.C1441])*[.C$4]/[.C$5]+[.C1441]" office:value-type="float" office:value="3963.00363503613" calcext:value-type="float">
            <text:p>3.96E+0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([.B$5]-[.B1442])*[.B$4]+[.B1442]" office:value-type="float" office:value="0.967816541898613" calcext:value-type="float">
            <text:p>9.68E-01</text:p>
          </table:table-cell>
          <table:table-cell table:formula="of:=([.C$5]-[.C1442])*[.C$4]/[.C$5]+[.C1442]" office:value-type="float" office:value="3963.31941723057" calcext:value-type="float">
            <text:p>3.96E+0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([.B$5]-[.B1443])*[.B$4]+[.B1443]" office:value-type="float" office:value="0.967893517365584" calcext:value-type="float">
            <text:p>9.68E-01</text:p>
          </table:table-cell>
          <table:table-cell table:formula="of:=([.C$5]-[.C1443])*[.C$4]/[.C$5]+[.C1443]" office:value-type="float" office:value="3963.63444396182" calcext:value-type="float">
            <text:p>3.96E+0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([.B$5]-[.B1444])*[.B$4]+[.B1444]" office:value-type="float" office:value="0.967970308724853" calcext:value-type="float">
            <text:p>9.68E-01</text:p>
          </table:table-cell>
          <table:table-cell table:formula="of:=([.C$5]-[.C1444])*[.C$4]/[.C$5]+[.C1444]" office:value-type="float" office:value="3963.94871703722" calcext:value-type="float">
            <text:p>3.96E+0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([.B$5]-[.B1445])*[.B$4]+[.B1445]" office:value-type="float" office:value="0.968046916416764" calcext:value-type="float">
            <text:p>9.68E-01</text:p>
          </table:table-cell>
          <table:table-cell table:formula="of:=([.C$5]-[.C1445])*[.C$4]/[.C$5]+[.C1445]" office:value-type="float" office:value="3964.26223825978" calcext:value-type="float">
            <text:p>3.96E+0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([.B$5]-[.B1446])*[.B$4]+[.B1446]" office:value-type="float" office:value="0.968123340880606" calcext:value-type="float">
            <text:p>9.68E-01</text:p>
          </table:table-cell>
          <table:table-cell table:formula="of:=([.C$5]-[.C1446])*[.C$4]/[.C$5]+[.C1446]" office:value-type="float" office:value="3964.57500942821" calcext:value-type="float">
            <text:p>3.96E+0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[.B$5]-[.B1447])*[.B$4]+[.B1447]" office:value-type="float" office:value="0.96819958255462" calcext:value-type="float">
            <text:p>9.68E-01</text:p>
          </table:table-cell>
          <table:table-cell table:formula="of:=([.C$5]-[.C1447])*[.C$4]/[.C$5]+[.C1447]" office:value-type="float" office:value="3964.88703233689" calcext:value-type="float">
            <text:p>3.96E+0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([.B$5]-[.B1448])*[.B$4]+[.B1448]" office:value-type="float" office:value="0.968275641875997" calcext:value-type="float">
            <text:p>9.68E-01</text:p>
          </table:table-cell>
          <table:table-cell table:formula="of:=([.C$5]-[.C1448])*[.C$4]/[.C$5]+[.C1448]" office:value-type="float" office:value="3965.19830877594" calcext:value-type="float">
            <text:p>3.97E+0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([.B$5]-[.B1449])*[.B$4]+[.B1449]" office:value-type="float" office:value="0.968351519280882" calcext:value-type="float">
            <text:p>9.68E-01</text:p>
          </table:table-cell>
          <table:table-cell table:formula="of:=([.C$5]-[.C1449])*[.C$4]/[.C$5]+[.C1449]" office:value-type="float" office:value="3965.50884053117" calcext:value-type="float">
            <text:p>3.97E+03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([.B$5]-[.B1450])*[.B$4]+[.B1450]" office:value-type="float" office:value="0.968427215204378" calcext:value-type="float">
            <text:p>9.68E-01</text:p>
          </table:table-cell>
          <table:table-cell table:formula="of:=([.C$5]-[.C1450])*[.C$4]/[.C$5]+[.C1450]" office:value-type="float" office:value="3965.81862938413" calcext:value-type="float">
            <text:p>3.97E+0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([.B$5]-[.B1451])*[.B$4]+[.B1451]" office:value-type="float" office:value="0.968502730080547" calcext:value-type="float">
            <text:p>9.69E-01</text:p>
          </table:table-cell>
          <table:table-cell table:formula="of:=([.C$5]-[.C1451])*[.C$4]/[.C$5]+[.C1451]" office:value-type="float" office:value="3966.1276771121" calcext:value-type="float">
            <text:p>3.97E+0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([.B$5]-[.B1452])*[.B$4]+[.B1452]" office:value-type="float" office:value="0.968578064342413" calcext:value-type="float">
            <text:p>9.69E-01</text:p>
          </table:table-cell>
          <table:table-cell table:formula="of:=([.C$5]-[.C1452])*[.C$4]/[.C$5]+[.C1452]" office:value-type="float" office:value="3966.43598548813" calcext:value-type="float">
            <text:p>3.97E+0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([.B$5]-[.B1453])*[.B$4]+[.B1453]" office:value-type="float" office:value="0.968653218421965" calcext:value-type="float">
            <text:p>9.69E-01</text:p>
          </table:table-cell>
          <table:table-cell table:formula="of:=([.C$5]-[.C1453])*[.C$4]/[.C$5]+[.C1453]" office:value-type="float" office:value="3966.743556281" calcext:value-type="float">
            <text:p>3.97E+0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([.B$5]-[.B1454])*[.B$4]+[.B1454]" office:value-type="float" office:value="0.968728192750156" calcext:value-type="float">
            <text:p>9.69E-01</text:p>
          </table:table-cell>
          <table:table-cell table:formula="of:=([.C$5]-[.C1454])*[.C$4]/[.C$5]+[.C1454]" office:value-type="float" office:value="3967.05039125527" calcext:value-type="float">
            <text:p>3.97E+0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([.B$5]-[.B1455])*[.B$4]+[.B1455]" office:value-type="float" office:value="0.968802987756911" calcext:value-type="float">
            <text:p>9.69E-01</text:p>
          </table:table-cell>
          <table:table-cell table:formula="of:=([.C$5]-[.C1455])*[.C$4]/[.C$5]+[.C1455]" office:value-type="float" office:value="3967.35649217129" calcext:value-type="float">
            <text:p>3.97E+0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([.B$5]-[.B1456])*[.B$4]+[.B1456]" office:value-type="float" office:value="0.968877603871126" calcext:value-type="float">
            <text:p>9.69E-01</text:p>
          </table:table-cell>
          <table:table-cell table:formula="of:=([.C$5]-[.C1456])*[.C$4]/[.C$5]+[.C1456]" office:value-type="float" office:value="3967.66186078518" calcext:value-type="float">
            <text:p>3.97E+0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([.B$5]-[.B1457])*[.B$4]+[.B1457]" office:value-type="float" office:value="0.96895204152067" calcext:value-type="float">
            <text:p>9.69E-01</text:p>
          </table:table-cell>
          <table:table-cell table:formula="of:=([.C$5]-[.C1457])*[.C$4]/[.C$5]+[.C1457]" office:value-type="float" office:value="3967.96649884887" calcext:value-type="float">
            <text:p>3.97E+0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([.B$5]-[.B1458])*[.B$4]+[.B1458]" office:value-type="float" office:value="0.969026301132391" calcext:value-type="float">
            <text:p>9.69E-01</text:p>
          </table:table-cell>
          <table:table-cell table:formula="of:=([.C$5]-[.C1458])*[.C$4]/[.C$5]+[.C1458]" office:value-type="float" office:value="3968.27040811009" calcext:value-type="float">
            <text:p>3.97E+0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([.B$5]-[.B1459])*[.B$4]+[.B1459]" office:value-type="float" office:value="0.969100383132115" calcext:value-type="float">
            <text:p>9.69E-01</text:p>
          </table:table-cell>
          <table:table-cell table:formula="of:=([.C$5]-[.C1459])*[.C$4]/[.C$5]+[.C1459]" office:value-type="float" office:value="3968.5735903124" calcext:value-type="float">
            <text:p>3.97E+0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([.B$5]-[.B1460])*[.B$4]+[.B1460]" office:value-type="float" office:value="0.969174287944647" calcext:value-type="float">
            <text:p>9.69E-01</text:p>
          </table:table-cell>
          <table:table-cell table:formula="of:=([.C$5]-[.C1460])*[.C$4]/[.C$5]+[.C1460]" office:value-type="float" office:value="3968.87604719519" calcext:value-type="float">
            <text:p>3.97E+03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([.B$5]-[.B1461])*[.B$4]+[.B1461]" office:value-type="float" office:value="0.969248015993781" calcext:value-type="float">
            <text:p>9.69E-01</text:p>
          </table:table-cell>
          <table:table-cell table:formula="of:=([.C$5]-[.C1461])*[.C$4]/[.C$5]+[.C1461]" office:value-type="float" office:value="3969.17778049366" calcext:value-type="float">
            <text:p>3.97E+0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([.B$5]-[.B1462])*[.B$4]+[.B1462]" office:value-type="float" office:value="0.969321567702293" calcext:value-type="float">
            <text:p>9.69E-01</text:p>
          </table:table-cell>
          <table:table-cell table:formula="of:=([.C$5]-[.C1462])*[.C$4]/[.C$5]+[.C1462]" office:value-type="float" office:value="3969.4787919389" calcext:value-type="float">
            <text:p>3.97E+0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([.B$5]-[.B1463])*[.B$4]+[.B1463]" office:value-type="float" office:value="0.969394943491949" calcext:value-type="float">
            <text:p>9.69E-01</text:p>
          </table:table-cell>
          <table:table-cell table:formula="of:=([.C$5]-[.C1463])*[.C$4]/[.C$5]+[.C1463]" office:value-type="float" office:value="3969.77908325784" calcext:value-type="float">
            <text:p>3.97E+0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([.B$5]-[.B1464])*[.B$4]+[.B1464]" office:value-type="float" office:value="0.969468143783508" calcext:value-type="float">
            <text:p>9.69E-01</text:p>
          </table:table-cell>
          <table:table-cell table:formula="of:=([.C$5]-[.C1464])*[.C$4]/[.C$5]+[.C1464]" office:value-type="float" office:value="3970.07865617327" calcext:value-type="float">
            <text:p>3.97E+0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([.B$5]-[.B1465])*[.B$4]+[.B1465]" office:value-type="float" office:value="0.96954116899672" calcext:value-type="float">
            <text:p>9.70E-01</text:p>
          </table:table-cell>
          <table:table-cell table:formula="of:=([.C$5]-[.C1465])*[.C$4]/[.C$5]+[.C1465]" office:value-type="float" office:value="3970.37751240386" calcext:value-type="float">
            <text:p>3.97E+0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([.B$5]-[.B1466])*[.B$4]+[.B1466]" office:value-type="float" office:value="0.969614019550333" calcext:value-type="float">
            <text:p>9.70E-01</text:p>
          </table:table-cell>
          <table:table-cell table:formula="of:=([.C$5]-[.C1466])*[.C$4]/[.C$5]+[.C1466]" office:value-type="float" office:value="3970.67565366419" calcext:value-type="float">
            <text:p>3.97E+0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[.B$5]-[.B1467])*[.B$4]+[.B1467]" office:value-type="float" office:value="0.969686695862094" calcext:value-type="float">
            <text:p>9.70E-01</text:p>
          </table:table-cell>
          <table:table-cell table:formula="of:=([.C$5]-[.C1467])*[.C$4]/[.C$5]+[.C1467]" office:value-type="float" office:value="3970.97308166471" calcext:value-type="float">
            <text:p>3.97E+0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([.B$5]-[.B1468])*[.B$4]+[.B1468]" office:value-type="float" office:value="0.969759198348747" calcext:value-type="float">
            <text:p>9.70E-01</text:p>
          </table:table-cell>
          <table:table-cell table:formula="of:=([.C$5]-[.C1468])*[.C$4]/[.C$5]+[.C1468]" office:value-type="float" office:value="3971.2697981118" calcext:value-type="float">
            <text:p>3.97E+0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([.B$5]-[.B1469])*[.B$4]+[.B1469]" office:value-type="float" office:value="0.969831527426044" calcext:value-type="float">
            <text:p>9.70E-01</text:p>
          </table:table-cell>
          <table:table-cell table:formula="of:=([.C$5]-[.C1469])*[.C$4]/[.C$5]+[.C1469]" office:value-type="float" office:value="3971.56580470775" calcext:value-type="float">
            <text:p>3.97E+03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([.B$5]-[.B1470])*[.B$4]+[.B1470]" office:value-type="float" office:value="0.969903683508739" calcext:value-type="float">
            <text:p>9.70E-01</text:p>
          </table:table-cell>
          <table:table-cell table:formula="of:=([.C$5]-[.C1470])*[.C$4]/[.C$5]+[.C1470]" office:value-type="float" office:value="3971.86110315076" calcext:value-type="float">
            <text:p>3.97E+0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([.B$5]-[.B1471])*[.B$4]+[.B1471]" office:value-type="float" office:value="0.969975667010597" calcext:value-type="float">
            <text:p>9.70E-01</text:p>
          </table:table-cell>
          <table:table-cell table:formula="of:=([.C$5]-[.C1471])*[.C$4]/[.C$5]+[.C1471]" office:value-type="float" office:value="3972.15569513501" calcext:value-type="float">
            <text:p>3.97E+03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([.B$5]-[.B1472])*[.B$4]+[.B1472]" office:value-type="float" office:value="0.970047478344391" calcext:value-type="float">
            <text:p>9.70E-01</text:p>
          </table:table-cell>
          <table:table-cell table:formula="of:=([.C$5]-[.C1472])*[.C$4]/[.C$5]+[.C1472]" office:value-type="float" office:value="3972.44958235057" calcext:value-type="float">
            <text:p>3.97E+0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([.B$5]-[.B1473])*[.B$4]+[.B1473]" office:value-type="float" office:value="0.970119117921908" calcext:value-type="float">
            <text:p>9.70E-01</text:p>
          </table:table-cell>
          <table:table-cell table:formula="of:=([.C$5]-[.C1473])*[.C$4]/[.C$5]+[.C1473]" office:value-type="float" office:value="3972.74276648352" calcext:value-type="float">
            <text:p>3.97E+0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([.B$5]-[.B1474])*[.B$4]+[.B1474]" office:value-type="float" office:value="0.970190586153949" calcext:value-type="float">
            <text:p>9.70E-01</text:p>
          </table:table-cell>
          <table:table-cell table:formula="of:=([.C$5]-[.C1474])*[.C$4]/[.C$5]+[.C1474]" office:value-type="float" office:value="3973.03524921587" calcext:value-type="float">
            <text:p>3.97E+0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([.B$5]-[.B1475])*[.B$4]+[.B1475]" office:value-type="float" office:value="0.970261883450334" calcext:value-type="float">
            <text:p>9.70E-01</text:p>
          </table:table-cell>
          <table:table-cell table:formula="of:=([.C$5]-[.C1475])*[.C$4]/[.C$5]+[.C1475]" office:value-type="float" office:value="3973.32703222563" calcext:value-type="float">
            <text:p>3.97E+0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([.B$5]-[.B1476])*[.B$4]+[.B1476]" office:value-type="float" office:value="0.970333010219901" calcext:value-type="float">
            <text:p>9.70E-01</text:p>
          </table:table-cell>
          <table:table-cell table:formula="of:=([.C$5]-[.C1476])*[.C$4]/[.C$5]+[.C1476]" office:value-type="float" office:value="3973.61811718678" calcext:value-type="float">
            <text:p>3.97E+0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([.B$5]-[.B1477])*[.B$4]+[.B1477]" office:value-type="float" office:value="0.970403966870512" calcext:value-type="float">
            <text:p>9.70E-01</text:p>
          </table:table-cell>
          <table:table-cell table:formula="of:=([.C$5]-[.C1477])*[.C$4]/[.C$5]+[.C1477]" office:value-type="float" office:value="3973.9085057693" calcext:value-type="float">
            <text:p>3.97E+0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([.B$5]-[.B1478])*[.B$4]+[.B1478]" office:value-type="float" office:value="0.970474753809052" calcext:value-type="float">
            <text:p>9.70E-01</text:p>
          </table:table-cell>
          <table:table-cell table:formula="of:=([.C$5]-[.C1478])*[.C$4]/[.C$5]+[.C1478]" office:value-type="float" office:value="3974.19819963917" calcext:value-type="float">
            <text:p>3.97E+0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([.B$5]-[.B1479])*[.B$4]+[.B1479]" office:value-type="float" office:value="0.970545371441435" calcext:value-type="float">
            <text:p>9.71E-01</text:p>
          </table:table-cell>
          <table:table-cell table:formula="of:=([.C$5]-[.C1479])*[.C$4]/[.C$5]+[.C1479]" office:value-type="float" office:value="3974.4872004584" calcext:value-type="float">
            <text:p>3.97E+0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([.B$5]-[.B1480])*[.B$4]+[.B1480]" office:value-type="float" office:value="0.9706158201726" calcext:value-type="float">
            <text:p>9.71E-01</text:p>
          </table:table-cell>
          <table:table-cell table:formula="of:=([.C$5]-[.C1480])*[.C$4]/[.C$5]+[.C1480]" office:value-type="float" office:value="3974.775509885" calcext:value-type="float">
            <text:p>3.97E+0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([.B$5]-[.B1481])*[.B$4]+[.B1481]" office:value-type="float" office:value="0.970686100406522" calcext:value-type="float">
            <text:p>9.71E-01</text:p>
          </table:table-cell>
          <table:table-cell table:formula="of:=([.C$5]-[.C1481])*[.C$4]/[.C$5]+[.C1481]" office:value-type="float" office:value="3975.06312957304" calcext:value-type="float">
            <text:p>3.98E+0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([.B$5]-[.B1482])*[.B$4]+[.B1482]" office:value-type="float" office:value="0.970756212546207" calcext:value-type="float">
            <text:p>9.71E-01</text:p>
          </table:table-cell>
          <table:table-cell table:formula="of:=([.C$5]-[.C1482])*[.C$4]/[.C$5]+[.C1482]" office:value-type="float" office:value="3975.35006117262" calcext:value-type="float">
            <text:p>3.98E+03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([.B$5]-[.B1483])*[.B$4]+[.B1483]" office:value-type="float" office:value="0.970826156993699" calcext:value-type="float">
            <text:p>9.71E-01</text:p>
          </table:table-cell>
          <table:table-cell table:formula="of:=([.C$5]-[.C1483])*[.C$4]/[.C$5]+[.C1483]" office:value-type="float" office:value="3975.63630632988" calcext:value-type="float">
            <text:p>3.98E+03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([.B$5]-[.B1484])*[.B$4]+[.B1484]" office:value-type="float" office:value="0.970895934150078" calcext:value-type="float">
            <text:p>9.71E-01</text:p>
          </table:table-cell>
          <table:table-cell table:formula="of:=([.C$5]-[.C1484])*[.C$4]/[.C$5]+[.C1484]" office:value-type="float" office:value="3975.92186668704" calcext:value-type="float">
            <text:p>3.98E+0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([.B$5]-[.B1485])*[.B$4]+[.B1485]" office:value-type="float" office:value="0.970965544415466" calcext:value-type="float">
            <text:p>9.71E-01</text:p>
          </table:table-cell>
          <table:table-cell table:formula="of:=([.C$5]-[.C1485])*[.C$4]/[.C$5]+[.C1485]" office:value-type="float" office:value="3976.20674388238" calcext:value-type="float">
            <text:p>3.98E+0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([.B$5]-[.B1486])*[.B$4]+[.B1486]" office:value-type="float" office:value="0.97103498818903" calcext:value-type="float">
            <text:p>9.71E-01</text:p>
          </table:table-cell>
          <table:table-cell table:formula="of:=([.C$5]-[.C1486])*[.C$4]/[.C$5]+[.C1486]" office:value-type="float" office:value="3976.49093955028" calcext:value-type="float">
            <text:p>3.98E+0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([.B$5]-[.B1487])*[.B$4]+[.B1487]" office:value-type="float" office:value="0.971104265868978" calcext:value-type="float">
            <text:p>9.71E-01</text:p>
          </table:table-cell>
          <table:table-cell table:formula="of:=([.C$5]-[.C1487])*[.C$4]/[.C$5]+[.C1487]" office:value-type="float" office:value="3976.77445532118" calcext:value-type="float">
            <text:p>3.98E+0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([.B$5]-[.B1488])*[.B$4]+[.B1488]" office:value-type="float" office:value="0.971173377852569" calcext:value-type="float">
            <text:p>9.71E-01</text:p>
          </table:table-cell>
          <table:table-cell table:formula="of:=([.C$5]-[.C1488])*[.C$4]/[.C$5]+[.C1488]" office:value-type="float" office:value="3977.05729282165" calcext:value-type="float">
            <text:p>3.98E+03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([.B$5]-[.B1489])*[.B$4]+[.B1489]" office:value-type="float" office:value="0.971242324536111" calcext:value-type="float">
            <text:p>9.71E-01</text:p>
          </table:table-cell>
          <table:table-cell table:formula="of:=([.C$5]-[.C1489])*[.C$4]/[.C$5]+[.C1489]" office:value-type="float" office:value="3977.33945367434" calcext:value-type="float">
            <text:p>3.98E+03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([.B$5]-[.B1490])*[.B$4]+[.B1490]" office:value-type="float" office:value="0.971311106314964" calcext:value-type="float">
            <text:p>9.71E-01</text:p>
          </table:table-cell>
          <table:table-cell table:formula="of:=([.C$5]-[.C1490])*[.C$4]/[.C$5]+[.C1490]" office:value-type="float" office:value="3977.62093949804" calcext:value-type="float">
            <text:p>3.98E+0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([.B$5]-[.B1491])*[.B$4]+[.B1491]" office:value-type="float" office:value="0.971379723583541" calcext:value-type="float">
            <text:p>9.71E-01</text:p>
          </table:table-cell>
          <table:table-cell table:formula="of:=([.C$5]-[.C1491])*[.C$4]/[.C$5]+[.C1491]" office:value-type="float" office:value="3977.90175190766" calcext:value-type="float">
            <text:p>3.98E+0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([.B$5]-[.B1492])*[.B$4]+[.B1492]" office:value-type="float" office:value="0.971448176735315" calcext:value-type="float">
            <text:p>9.71E-01</text:p>
          </table:table-cell>
          <table:table-cell table:formula="of:=([.C$5]-[.C1492])*[.C$4]/[.C$5]+[.C1492]" office:value-type="float" office:value="3978.18189251423" calcext:value-type="float">
            <text:p>3.98E+0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([.B$5]-[.B1493])*[.B$4]+[.B1493]" office:value-type="float" office:value="0.971516466162814" calcext:value-type="float">
            <text:p>9.72E-01</text:p>
          </table:table-cell>
          <table:table-cell table:formula="of:=([.C$5]-[.C1493])*[.C$4]/[.C$5]+[.C1493]" office:value-type="float" office:value="3978.46136292497" calcext:value-type="float">
            <text:p>3.98E+0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([.B$5]-[.B1494])*[.B$4]+[.B1494]" office:value-type="float" office:value="0.971584592257629" calcext:value-type="float">
            <text:p>9.72E-01</text:p>
          </table:table-cell>
          <table:table-cell table:formula="of:=([.C$5]-[.C1494])*[.C$4]/[.C$5]+[.C1494]" office:value-type="float" office:value="3978.7401647432" calcext:value-type="float">
            <text:p>3.98E+0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([.B$5]-[.B1495])*[.B$4]+[.B1495]" office:value-type="float" office:value="0.971652555410416" calcext:value-type="float">
            <text:p>9.72E-01</text:p>
          </table:table-cell>
          <table:table-cell table:formula="of:=([.C$5]-[.C1495])*[.C$4]/[.C$5]+[.C1495]" office:value-type="float" office:value="3979.01829956844" calcext:value-type="float">
            <text:p>3.98E+0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([.B$5]-[.B1496])*[.B$4]+[.B1496]" office:value-type="float" office:value="0.971720356010894" calcext:value-type="float">
            <text:p>9.72E-01</text:p>
          </table:table-cell>
          <table:table-cell table:formula="of:=([.C$5]-[.C1496])*[.C$4]/[.C$5]+[.C1496]" office:value-type="float" office:value="3979.29576899638" calcext:value-type="float">
            <text:p>3.98E+0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([.B$5]-[.B1497])*[.B$4]+[.B1497]" office:value-type="float" office:value="0.971787994447851" calcext:value-type="float">
            <text:p>9.72E-01</text:p>
          </table:table-cell>
          <table:table-cell table:formula="of:=([.C$5]-[.C1497])*[.C$4]/[.C$5]+[.C1497]" office:value-type="float" office:value="3979.57257461888" calcext:value-type="float">
            <text:p>3.98E+03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([.B$5]-[.B1498])*[.B$4]+[.B1498]" office:value-type="float" office:value="0.971855471109145" calcext:value-type="float">
            <text:p>9.72E-01</text:p>
          </table:table-cell>
          <table:table-cell table:formula="of:=([.C$5]-[.C1498])*[.C$4]/[.C$5]+[.C1498]" office:value-type="float" office:value="3979.848718024" calcext:value-type="float">
            <text:p>3.98E+03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([.B$5]-[.B1499])*[.B$4]+[.B1499]" office:value-type="float" office:value="0.971922786381706" calcext:value-type="float">
            <text:p>9.72E-01</text:p>
          </table:table-cell>
          <table:table-cell table:formula="of:=([.C$5]-[.C1499])*[.C$4]/[.C$5]+[.C1499]" office:value-type="float" office:value="3980.124200796" calcext:value-type="float">
            <text:p>3.98E+03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([.B$5]-[.B1500])*[.B$4]+[.B1500]" office:value-type="float" office:value="0.97198994065154" calcext:value-type="float">
            <text:p>9.72E-01</text:p>
          </table:table-cell>
          <table:table-cell table:formula="of:=([.C$5]-[.C1500])*[.C$4]/[.C$5]+[.C1500]" office:value-type="float" office:value="3980.39902451535" calcext:value-type="float">
            <text:p>3.98E+0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([.B$5]-[.B1501])*[.B$4]+[.B1501]" office:value-type="float" office:value="0.972056934303727" calcext:value-type="float">
            <text:p>9.72E-01</text:p>
          </table:table-cell>
          <table:table-cell table:formula="of:=([.C$5]-[.C1501])*[.C$4]/[.C$5]+[.C1501]" office:value-type="float" office:value="3980.67319075874" calcext:value-type="float">
            <text:p>3.98E+0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([.B$5]-[.B1502])*[.B$4]+[.B1502]" office:value-type="float" office:value="0.97212376772243" calcext:value-type="float">
            <text:p>9.72E-01</text:p>
          </table:table-cell>
          <table:table-cell table:formula="of:=([.C$5]-[.C1502])*[.C$4]/[.C$5]+[.C1502]" office:value-type="float" office:value="3980.94670109908" calcext:value-type="float">
            <text:p>3.98E+0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([.B$5]-[.B1503])*[.B$4]+[.B1503]" office:value-type="float" office:value="0.972190441290889" calcext:value-type="float">
            <text:p>9.72E-01</text:p>
          </table:table-cell>
          <table:table-cell table:formula="of:=([.C$5]-[.C1503])*[.C$4]/[.C$5]+[.C1503]" office:value-type="float" office:value="3981.21955710553" calcext:value-type="float">
            <text:p>3.98E+0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([.B$5]-[.B1504])*[.B$4]+[.B1504]" office:value-type="float" office:value="0.972256955391429" calcext:value-type="float">
            <text:p>9.72E-01</text:p>
          </table:table-cell>
          <table:table-cell table:formula="of:=([.C$5]-[.C1504])*[.C$4]/[.C$5]+[.C1504]" office:value-type="float" office:value="3981.49176034348" calcext:value-type="float">
            <text:p>3.98E+0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([.B$5]-[.B1505])*[.B$4]+[.B1505]" office:value-type="float" office:value="0.972323310405462" calcext:value-type="float">
            <text:p>9.72E-01</text:p>
          </table:table-cell>
          <table:table-cell table:formula="of:=([.C$5]-[.C1505])*[.C$4]/[.C$5]+[.C1505]" office:value-type="float" office:value="3981.76331237459" calcext:value-type="float">
            <text:p>3.98E+0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([.B$5]-[.B1506])*[.B$4]+[.B1506]" office:value-type="float" office:value="0.972389506713486" calcext:value-type="float">
            <text:p>9.72E-01</text:p>
          </table:table-cell>
          <table:table-cell table:formula="of:=([.C$5]-[.C1506])*[.C$4]/[.C$5]+[.C1506]" office:value-type="float" office:value="3982.03421475678" calcext:value-type="float">
            <text:p>3.98E+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[.B$5]-[.B1507])*[.B$4]+[.B1507]" office:value-type="float" office:value="0.97245554469509" calcext:value-type="float">
            <text:p>9.72E-01</text:p>
          </table:table-cell>
          <table:table-cell table:formula="of:=([.C$5]-[.C1507])*[.C$4]/[.C$5]+[.C1507]" office:value-type="float" office:value="3982.30446904423" calcext:value-type="float">
            <text:p>3.98E+0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([.B$5]-[.B1508])*[.B$4]+[.B1508]" office:value-type="float" office:value="0.972521424728953" calcext:value-type="float">
            <text:p>9.73E-01</text:p>
          </table:table-cell>
          <table:table-cell table:formula="of:=([.C$5]-[.C1508])*[.C$4]/[.C$5]+[.C1508]" office:value-type="float" office:value="3982.57407678743" calcext:value-type="float">
            <text:p>3.98E+0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([.B$5]-[.B1509])*[.B$4]+[.B1509]" office:value-type="float" office:value="0.972587147192852" calcext:value-type="float">
            <text:p>9.73E-01</text:p>
          </table:table-cell>
          <table:table-cell table:formula="of:=([.C$5]-[.C1509])*[.C$4]/[.C$5]+[.C1509]" office:value-type="float" office:value="3982.84303953313" calcext:value-type="float">
            <text:p>3.98E+0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([.B$5]-[.B1510])*[.B$4]+[.B1510]" office:value-type="float" office:value="0.972652712463657" calcext:value-type="float">
            <text:p>9.73E-01</text:p>
          </table:table-cell>
          <table:table-cell table:formula="of:=([.C$5]-[.C1510])*[.C$4]/[.C$5]+[.C1510]" office:value-type="float" office:value="3983.1113588244" calcext:value-type="float">
            <text:p>3.98E+0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([.B$5]-[.B1511])*[.B$4]+[.B1511]" office:value-type="float" office:value="0.972718120917337" calcext:value-type="float">
            <text:p>9.73E-01</text:p>
          </table:table-cell>
          <table:table-cell table:formula="of:=([.C$5]-[.C1511])*[.C$4]/[.C$5]+[.C1511]" office:value-type="float" office:value="3983.37903620061" calcext:value-type="float">
            <text:p>3.98E+0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([.B$5]-[.B1512])*[.B$4]+[.B1512]" office:value-type="float" office:value="0.972783372928965" calcext:value-type="float">
            <text:p>9.73E-01</text:p>
          </table:table-cell>
          <table:table-cell table:formula="of:=([.C$5]-[.C1512])*[.C$4]/[.C$5]+[.C1512]" office:value-type="float" office:value="3983.64607319745" calcext:value-type="float">
            <text:p>3.98E+0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([.B$5]-[.B1513])*[.B$4]+[.B1513]" office:value-type="float" office:value="0.972848468872712" calcext:value-type="float">
            <text:p>9.73E-01</text:p>
          </table:table-cell>
          <table:table-cell table:formula="of:=([.C$5]-[.C1513])*[.C$4]/[.C$5]+[.C1513]" office:value-type="float" office:value="3983.91247134693" calcext:value-type="float">
            <text:p>3.98E+0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([.B$5]-[.B1514])*[.B$4]+[.B1514]" office:value-type="float" office:value="0.972913409121859" calcext:value-type="float">
            <text:p>9.73E-01</text:p>
          </table:table-cell>
          <table:table-cell table:formula="of:=([.C$5]-[.C1514])*[.C$4]/[.C$5]+[.C1514]" office:value-type="float" office:value="3984.17823217741" calcext:value-type="float">
            <text:p>3.98E+0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([.B$5]-[.B1515])*[.B$4]+[.B1515]" office:value-type="float" office:value="0.972978194048791" calcext:value-type="float">
            <text:p>9.73E-01</text:p>
          </table:table-cell>
          <table:table-cell table:formula="of:=([.C$5]-[.C1515])*[.C$4]/[.C$5]+[.C1515]" office:value-type="float" office:value="3984.44335721357" calcext:value-type="float">
            <text:p>3.98E+0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([.B$5]-[.B1516])*[.B$4]+[.B1516]" office:value-type="float" office:value="0.973042824025003" calcext:value-type="float">
            <text:p>9.73E-01</text:p>
          </table:table-cell>
          <table:table-cell table:formula="of:=([.C$5]-[.C1516])*[.C$4]/[.C$5]+[.C1516]" office:value-type="float" office:value="3984.70784797646" calcext:value-type="float">
            <text:p>3.98E+0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([.B$5]-[.B1517])*[.B$4]+[.B1517]" office:value-type="float" office:value="0.973107299421101" calcext:value-type="float">
            <text:p>9.73E-01</text:p>
          </table:table-cell>
          <table:table-cell table:formula="of:=([.C$5]-[.C1517])*[.C$4]/[.C$5]+[.C1517]" office:value-type="float" office:value="3984.97170598349" calcext:value-type="float">
            <text:p>3.98E+0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([.B$5]-[.B1518])*[.B$4]+[.B1518]" office:value-type="float" office:value="0.973171620606806" calcext:value-type="float">
            <text:p>9.73E-01</text:p>
          </table:table-cell>
          <table:table-cell table:formula="of:=([.C$5]-[.C1518])*[.C$4]/[.C$5]+[.C1518]" office:value-type="float" office:value="3985.23493274844" calcext:value-type="float">
            <text:p>3.99E+0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([.B$5]-[.B1519])*[.B$4]+[.B1519]" office:value-type="float" office:value="0.973235787950955" calcext:value-type="float">
            <text:p>9.73E-01</text:p>
          </table:table-cell>
          <table:table-cell table:formula="of:=([.C$5]-[.C1519])*[.C$4]/[.C$5]+[.C1519]" office:value-type="float" office:value="3985.49752978146" calcext:value-type="float">
            <text:p>3.99E+0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([.B$5]-[.B1520])*[.B$4]+[.B1520]" office:value-type="float" office:value="0.9732998018215" calcext:value-type="float">
            <text:p>9.73E-01</text:p>
          </table:table-cell>
          <table:table-cell table:formula="of:=([.C$5]-[.C1520])*[.C$4]/[.C$5]+[.C1520]" office:value-type="float" office:value="3985.7594985891" calcext:value-type="float">
            <text:p>3.99E+0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([.B$5]-[.B1521])*[.B$4]+[.B1521]" office:value-type="float" office:value="0.973363662585515" calcext:value-type="float">
            <text:p>9.73E-01</text:p>
          </table:table-cell>
          <table:table-cell table:formula="of:=([.C$5]-[.C1521])*[.C$4]/[.C$5]+[.C1521]" office:value-type="float" office:value="3986.02084067428" calcext:value-type="float">
            <text:p>3.99E+0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([.B$5]-[.B1522])*[.B$4]+[.B1522]" office:value-type="float" office:value="0.973427370609197" calcext:value-type="float">
            <text:p>9.73E-01</text:p>
          </table:table-cell>
          <table:table-cell table:formula="of:=([.C$5]-[.C1522])*[.C$4]/[.C$5]+[.C1522]" office:value-type="float" office:value="3986.28155753636" calcext:value-type="float">
            <text:p>3.99E+0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([.B$5]-[.B1523])*[.B$4]+[.B1523]" office:value-type="float" office:value="0.973490926257865" calcext:value-type="float">
            <text:p>9.73E-01</text:p>
          </table:table-cell>
          <table:table-cell table:formula="of:=([.C$5]-[.C1523])*[.C$4]/[.C$5]+[.C1523]" office:value-type="float" office:value="3986.5416506711" calcext:value-type="float">
            <text:p>3.99E+03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([.B$5]-[.B1524])*[.B$4]+[.B1524]" office:value-type="float" office:value="0.973554329895965" calcext:value-type="float">
            <text:p>9.74E-01</text:p>
          </table:table-cell>
          <table:table-cell table:formula="of:=([.C$5]-[.C1524])*[.C$4]/[.C$5]+[.C1524]" office:value-type="float" office:value="3986.80112157066" calcext:value-type="float">
            <text:p>3.99E+0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([.B$5]-[.B1525])*[.B$4]+[.B1525]" office:value-type="float" office:value="0.973617581887072" calcext:value-type="float">
            <text:p>9.74E-01</text:p>
          </table:table-cell>
          <table:table-cell table:formula="of:=([.C$5]-[.C1525])*[.C$4]/[.C$5]+[.C1525]" office:value-type="float" office:value="3987.05997172365" calcext:value-type="float">
            <text:p>3.99E+0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([.B$5]-[.B1526])*[.B$4]+[.B1526]" office:value-type="float" office:value="0.973680682593891" calcext:value-type="float">
            <text:p>9.74E-01</text:p>
          </table:table-cell>
          <table:table-cell table:formula="of:=([.C$5]-[.C1526])*[.C$4]/[.C$5]+[.C1526]" office:value-type="float" office:value="3987.31820261513" calcext:value-type="float">
            <text:p>3.99E+0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B$5]-[.B1527])*[.B$4]+[.B1527]" office:value-type="float" office:value="0.973743632378259" calcext:value-type="float">
            <text:p>9.74E-01</text:p>
          </table:table-cell>
          <table:table-cell table:formula="of:=([.C$5]-[.C1527])*[.C$4]/[.C$5]+[.C1527]" office:value-type="float" office:value="3987.57581572658" calcext:value-type="float">
            <text:p>3.99E+0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([.B$5]-[.B1528])*[.B$4]+[.B1528]" office:value-type="float" office:value="0.973806431601149" calcext:value-type="float">
            <text:p>9.74E-01</text:p>
          </table:table-cell>
          <table:table-cell table:formula="of:=([.C$5]-[.C1528])*[.C$4]/[.C$5]+[.C1528]" office:value-type="float" office:value="3987.83281253596" calcext:value-type="float">
            <text:p>3.99E+0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([.B$5]-[.B1529])*[.B$4]+[.B1529]" office:value-type="float" office:value="0.973869080622667" calcext:value-type="float">
            <text:p>9.74E-01</text:p>
          </table:table-cell>
          <table:table-cell table:formula="of:=([.C$5]-[.C1529])*[.C$4]/[.C$5]+[.C1529]" office:value-type="float" office:value="3988.08919451768" calcext:value-type="float">
            <text:p>3.99E+0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([.B$5]-[.B1530])*[.B$4]+[.B1530]" office:value-type="float" office:value="0.973931579802063" calcext:value-type="float">
            <text:p>9.74E-01</text:p>
          </table:table-cell>
          <table:table-cell table:formula="of:=([.C$5]-[.C1530])*[.C$4]/[.C$5]+[.C1530]" office:value-type="float" office:value="3988.34496314262" calcext:value-type="float">
            <text:p>3.99E+0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([.B$5]-[.B1531])*[.B$4]+[.B1531]" office:value-type="float" office:value="0.973993929497724" calcext:value-type="float">
            <text:p>9.74E-01</text:p>
          </table:table-cell>
          <table:table-cell table:formula="of:=([.C$5]-[.C1531])*[.C$4]/[.C$5]+[.C1531]" office:value-type="float" office:value="3988.60011987815" calcext:value-type="float">
            <text:p>3.99E+03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([.B$5]-[.B1532])*[.B$4]+[.B1532]" office:value-type="float" office:value="0.974056130067181" calcext:value-type="float">
            <text:p>9.74E-01</text:p>
          </table:table-cell>
          <table:table-cell table:formula="of:=([.C$5]-[.C1532])*[.C$4]/[.C$5]+[.C1532]" office:value-type="float" office:value="3988.85466618813" calcext:value-type="float">
            <text:p>3.99E+0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([.B$5]-[.B1533])*[.B$4]+[.B1533]" office:value-type="float" office:value="0.97411818186711" calcext:value-type="float">
            <text:p>9.74E-01</text:p>
          </table:table-cell>
          <table:table-cell table:formula="of:=([.C$5]-[.C1533])*[.C$4]/[.C$5]+[.C1533]" office:value-type="float" office:value="3989.10860353292" calcext:value-type="float">
            <text:p>3.99E+0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([.B$5]-[.B1534])*[.B$4]+[.B1534]" office:value-type="float" office:value="0.974180085253333" calcext:value-type="float">
            <text:p>9.74E-01</text:p>
          </table:table-cell>
          <table:table-cell table:formula="of:=([.C$5]-[.C1534])*[.C$4]/[.C$5]+[.C1534]" office:value-type="float" office:value="3989.36193336937" calcext:value-type="float">
            <text:p>3.99E+0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([.B$5]-[.B1535])*[.B$4]+[.B1535]" office:value-type="float" office:value="0.974241840580822" calcext:value-type="float">
            <text:p>9.74E-01</text:p>
          </table:table-cell>
          <table:table-cell table:formula="of:=([.C$5]-[.C1535])*[.C$4]/[.C$5]+[.C1535]" office:value-type="float" office:value="3989.61465715085" calcext:value-type="float">
            <text:p>3.99E+0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([.B$5]-[.B1536])*[.B$4]+[.B1536]" office:value-type="float" office:value="0.9743034482037" calcext:value-type="float">
            <text:p>9.74E-01</text:p>
          </table:table-cell>
          <table:table-cell table:formula="of:=([.C$5]-[.C1536])*[.C$4]/[.C$5]+[.C1536]" office:value-type="float" office:value="3989.86677632728" calcext:value-type="float">
            <text:p>3.99E+0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([.B$5]-[.B1537])*[.B$4]+[.B1537]" office:value-type="float" office:value="0.974364908475242" calcext:value-type="float">
            <text:p>9.74E-01</text:p>
          </table:table-cell>
          <table:table-cell table:formula="of:=([.C$5]-[.C1537])*[.C$4]/[.C$5]+[.C1537]" office:value-type="float" office:value="3990.11829234508" calcext:value-type="float">
            <text:p>3.99E+0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([.B$5]-[.B1538])*[.B$4]+[.B1538]" office:value-type="float" office:value="0.974426221747879" calcext:value-type="float">
            <text:p>9.74E-01</text:p>
          </table:table-cell>
          <table:table-cell table:formula="of:=([.C$5]-[.C1538])*[.C$4]/[.C$5]+[.C1538]" office:value-type="float" office:value="3990.36920664721" calcext:value-type="float">
            <text:p>3.99E+03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([.B$5]-[.B1539])*[.B$4]+[.B1539]" office:value-type="float" office:value="0.974487388373199" calcext:value-type="float">
            <text:p>9.74E-01</text:p>
          </table:table-cell>
          <table:table-cell table:formula="of:=([.C$5]-[.C1539])*[.C$4]/[.C$5]+[.C1539]" office:value-type="float" office:value="3990.61952067321" calcext:value-type="float">
            <text:p>3.99E+0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([.B$5]-[.B1540])*[.B$4]+[.B1540]" office:value-type="float" office:value="0.974548408701948" calcext:value-type="float">
            <text:p>9.75E-01</text:p>
          </table:table-cell>
          <table:table-cell table:formula="of:=([.C$5]-[.C1540])*[.C$4]/[.C$5]+[.C1540]" office:value-type="float" office:value="3990.86923585913" calcext:value-type="float">
            <text:p>3.99E+0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([.B$5]-[.B1541])*[.B$4]+[.B1541]" office:value-type="float" office:value="0.974609283084034" calcext:value-type="float">
            <text:p>9.75E-01</text:p>
          </table:table-cell>
          <table:table-cell table:formula="of:=([.C$5]-[.C1541])*[.C$4]/[.C$5]+[.C1541]" office:value-type="float" office:value="3991.11835363762" calcext:value-type="float">
            <text:p>3.99E+03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([.B$5]-[.B1542])*[.B$4]+[.B1542]" office:value-type="float" office:value="0.974670011868529" calcext:value-type="float">
            <text:p>9.75E-01</text:p>
          </table:table-cell>
          <table:table-cell table:formula="of:=([.C$5]-[.C1542])*[.C$4]/[.C$5]+[.C1542]" office:value-type="float" office:value="3991.36687543789" calcext:value-type="float">
            <text:p>3.99E+0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([.B$5]-[.B1543])*[.B$4]+[.B1543]" office:value-type="float" office:value="0.974730595403669" calcext:value-type="float">
            <text:p>9.75E-01</text:p>
          </table:table-cell>
          <table:table-cell table:formula="of:=([.C$5]-[.C1543])*[.C$4]/[.C$5]+[.C1543]" office:value-type="float" office:value="3991.61480268573" calcext:value-type="float">
            <text:p>3.99E+0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([.B$5]-[.B1544])*[.B$4]+[.B1544]" office:value-type="float" office:value="0.974791034036856" calcext:value-type="float">
            <text:p>9.75E-01</text:p>
          </table:table-cell>
          <table:table-cell table:formula="of:=([.C$5]-[.C1544])*[.C$4]/[.C$5]+[.C1544]" office:value-type="float" office:value="3991.86213680352" calcext:value-type="float">
            <text:p>3.99E+0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([.B$5]-[.B1545])*[.B$4]+[.B1545]" office:value-type="float" office:value="0.974851328114664" calcext:value-type="float">
            <text:p>9.75E-01</text:p>
          </table:table-cell>
          <table:table-cell table:formula="of:=([.C$5]-[.C1545])*[.C$4]/[.C$5]+[.C1545]" office:value-type="float" office:value="3992.10887921024" calcext:value-type="float">
            <text:p>3.99E+0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([.B$5]-[.B1546])*[.B$4]+[.B1546]" office:value-type="float" office:value="0.974911477982834" calcext:value-type="float">
            <text:p>9.75E-01</text:p>
          </table:table-cell>
          <table:table-cell table:formula="of:=([.C$5]-[.C1546])*[.C$4]/[.C$5]+[.C1546]" office:value-type="float" office:value="3992.35503132147" calcext:value-type="float">
            <text:p>3.99E+0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([.B$5]-[.B1547])*[.B$4]+[.B1547]" office:value-type="float" office:value="0.974971483986285" calcext:value-type="float">
            <text:p>9.75E-01</text:p>
          </table:table-cell>
          <table:table-cell table:formula="of:=([.C$5]-[.C1547])*[.C$4]/[.C$5]+[.C1547]" office:value-type="float" office:value="3992.60059454941" calcext:value-type="float">
            <text:p>3.99E+0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([.B$5]-[.B1548])*[.B$4]+[.B1548]" office:value-type="float" office:value="0.975031346469107" calcext:value-type="float">
            <text:p>9.75E-01</text:p>
          </table:table-cell>
          <table:table-cell table:formula="of:=([.C$5]-[.C1548])*[.C$4]/[.C$5]+[.C1548]" office:value-type="float" office:value="3992.84557030288" calcext:value-type="float">
            <text:p>3.99E+03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([.B$5]-[.B1549])*[.B$4]+[.B1549]" office:value-type="float" office:value="0.97509106577457" calcext:value-type="float">
            <text:p>9.75E-01</text:p>
          </table:table-cell>
          <table:table-cell table:formula="of:=([.C$5]-[.C1549])*[.C$4]/[.C$5]+[.C1549]" office:value-type="float" office:value="3993.08995998732" calcext:value-type="float">
            <text:p>3.99E+0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([.B$5]-[.B1550])*[.B$4]+[.B1550]" office:value-type="float" office:value="0.975150642245119" calcext:value-type="float">
            <text:p>9.75E-01</text:p>
          </table:table-cell>
          <table:table-cell table:formula="of:=([.C$5]-[.C1550])*[.C$4]/[.C$5]+[.C1550]" office:value-type="float" office:value="3993.33376500482" calcext:value-type="float">
            <text:p>3.99E+0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([.B$5]-[.B1551])*[.B$4]+[.B1551]" office:value-type="float" office:value="0.975210076222384" calcext:value-type="float">
            <text:p>9.75E-01</text:p>
          </table:table-cell>
          <table:table-cell table:formula="of:=([.C$5]-[.C1551])*[.C$4]/[.C$5]+[.C1551]" office:value-type="float" office:value="3993.57698675411" calcext:value-type="float">
            <text:p>3.99E+0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([.B$5]-[.B1552])*[.B$4]+[.B1552]" office:value-type="float" office:value="0.975269368047177" calcext:value-type="float">
            <text:p>9.75E-01</text:p>
          </table:table-cell>
          <table:table-cell table:formula="of:=([.C$5]-[.C1552])*[.C$4]/[.C$5]+[.C1552]" office:value-type="float" office:value="3993.81962663058" calcext:value-type="float">
            <text:p>3.99E+0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([.B$5]-[.B1553])*[.B$4]+[.B1553]" office:value-type="float" office:value="0.975328518059493" calcext:value-type="float">
            <text:p>9.75E-01</text:p>
          </table:table-cell>
          <table:table-cell table:formula="of:=([.C$5]-[.C1553])*[.C$4]/[.C$5]+[.C1553]" office:value-type="float" office:value="3994.06168602627" calcext:value-type="float">
            <text:p>3.99E+0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([.B$5]-[.B1554])*[.B$4]+[.B1554]" office:value-type="float" office:value="0.975387526598515" calcext:value-type="float">
            <text:p>9.75E-01</text:p>
          </table:table-cell>
          <table:table-cell table:formula="of:=([.C$5]-[.C1554])*[.C$4]/[.C$5]+[.C1554]" office:value-type="float" office:value="3994.3031663299" calcext:value-type="float">
            <text:p>3.99E+0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([.B$5]-[.B1555])*[.B$4]+[.B1555]" office:value-type="float" office:value="0.975446394002615" calcext:value-type="float">
            <text:p>9.75E-01</text:p>
          </table:table-cell>
          <table:table-cell table:formula="of:=([.C$5]-[.C1555])*[.C$4]/[.C$5]+[.C1555]" office:value-type="float" office:value="3994.54406892686" calcext:value-type="float">
            <text:p>3.99E+0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([.B$5]-[.B1556])*[.B$4]+[.B1556]" office:value-type="float" office:value="0.975505120609356" calcext:value-type="float">
            <text:p>9.76E-01</text:p>
          </table:table-cell>
          <table:table-cell table:formula="of:=([.C$5]-[.C1556])*[.C$4]/[.C$5]+[.C1556]" office:value-type="float" office:value="3994.78439519923" calcext:value-type="float">
            <text:p>3.99E+0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([.B$5]-[.B1557])*[.B$4]+[.B1557]" office:value-type="float" office:value="0.975563706755492" calcext:value-type="float">
            <text:p>9.76E-01</text:p>
          </table:table-cell>
          <table:table-cell table:formula="of:=([.C$5]-[.C1557])*[.C$4]/[.C$5]+[.C1557]" office:value-type="float" office:value="3995.02414652578" calcext:value-type="float">
            <text:p>4.00E+0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([.B$5]-[.B1558])*[.B$4]+[.B1558]" office:value-type="float" office:value="0.975622152776974" calcext:value-type="float">
            <text:p>9.76E-01</text:p>
          </table:table-cell>
          <table:table-cell table:formula="of:=([.C$5]-[.C1558])*[.C$4]/[.C$5]+[.C1558]" office:value-type="float" office:value="3995.263324282" calcext:value-type="float">
            <text:p>4.00E+0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([.B$5]-[.B1559])*[.B$4]+[.B1559]" office:value-type="float" office:value="0.975680459008947" calcext:value-type="float">
            <text:p>9.76E-01</text:p>
          </table:table-cell>
          <table:table-cell table:formula="of:=([.C$5]-[.C1559])*[.C$4]/[.C$5]+[.C1559]" office:value-type="float" office:value="3995.50192984006" calcext:value-type="float">
            <text:p>4.00E+03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([.B$5]-[.B1560])*[.B$4]+[.B1560]" office:value-type="float" office:value="0.975738625785755" calcext:value-type="float">
            <text:p>9.76E-01</text:p>
          </table:table-cell>
          <table:table-cell table:formula="of:=([.C$5]-[.C1560])*[.C$4]/[.C$5]+[.C1560]" office:value-type="float" office:value="3995.73996456886" calcext:value-type="float">
            <text:p>4.00E+0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([.B$5]-[.B1561])*[.B$4]+[.B1561]" office:value-type="float" office:value="0.975796653440945" calcext:value-type="float">
            <text:p>9.76E-01</text:p>
          </table:table-cell>
          <table:table-cell table:formula="of:=([.C$5]-[.C1561])*[.C$4]/[.C$5]+[.C1561]" office:value-type="float" office:value="3995.97742983403" calcext:value-type="float">
            <text:p>4.00E+0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([.B$5]-[.B1562])*[.B$4]+[.B1562]" office:value-type="float" office:value="0.975854542307262" calcext:value-type="float">
            <text:p>9.76E-01</text:p>
          </table:table-cell>
          <table:table-cell table:formula="of:=([.C$5]-[.C1562])*[.C$4]/[.C$5]+[.C1562]" office:value-type="float" office:value="3996.21432699794" calcext:value-type="float">
            <text:p>4.00E+0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([.B$5]-[.B1563])*[.B$4]+[.B1563]" office:value-type="float" office:value="0.975912292716658" calcext:value-type="float">
            <text:p>9.76E-01</text:p>
          </table:table-cell>
          <table:table-cell table:formula="of:=([.C$5]-[.C1563])*[.C$4]/[.C$5]+[.C1563]" office:value-type="float" office:value="3996.45065741967" calcext:value-type="float">
            <text:p>4.00E+0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([.B$5]-[.B1564])*[.B$4]+[.B1564]" office:value-type="float" office:value="0.97596990500029" calcext:value-type="float">
            <text:p>9.76E-01</text:p>
          </table:table-cell>
          <table:table-cell table:formula="of:=([.C$5]-[.C1564])*[.C$4]/[.C$5]+[.C1564]" office:value-type="float" office:value="3996.68642245508" calcext:value-type="float">
            <text:p>4.00E+0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([.B$5]-[.B1565])*[.B$4]+[.B1565]" office:value-type="float" office:value="0.976027379488524" calcext:value-type="float">
            <text:p>9.76E-01</text:p>
          </table:table-cell>
          <table:table-cell table:formula="of:=([.C$5]-[.C1565])*[.C$4]/[.C$5]+[.C1565]" office:value-type="float" office:value="3996.92162345678" calcext:value-type="float">
            <text:p>4.00E+0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([.B$5]-[.B1566])*[.B$4]+[.B1566]" office:value-type="float" office:value="0.976084716510934" calcext:value-type="float">
            <text:p>9.76E-01</text:p>
          </table:table-cell>
          <table:table-cell table:formula="of:=([.C$5]-[.C1566])*[.C$4]/[.C$5]+[.C1566]" office:value-type="float" office:value="3997.15626177413" calcext:value-type="float">
            <text:p>4.00E+0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([.B$5]-[.B1567])*[.B$4]+[.B1567]" office:value-type="float" office:value="0.976141916396307" calcext:value-type="float">
            <text:p>9.76E-01</text:p>
          </table:table-cell>
          <table:table-cell table:formula="of:=([.C$5]-[.C1567])*[.C$4]/[.C$5]+[.C1567]" office:value-type="float" office:value="3997.39033875327" calcext:value-type="float">
            <text:p>4.00E+0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([.B$5]-[.B1568])*[.B$4]+[.B1568]" office:value-type="float" office:value="0.976198979472645" calcext:value-type="float">
            <text:p>9.76E-01</text:p>
          </table:table-cell>
          <table:table-cell table:formula="of:=([.C$5]-[.C1568])*[.C$4]/[.C$5]+[.C1568]" office:value-type="float" office:value="3997.62385573713" calcext:value-type="float">
            <text:p>4.00E+03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([.B$5]-[.B1569])*[.B$4]+[.B1569]" office:value-type="float" office:value="0.976255906067161" calcext:value-type="float">
            <text:p>9.76E-01</text:p>
          </table:table-cell>
          <table:table-cell table:formula="of:=([.C$5]-[.C1569])*[.C$4]/[.C$5]+[.C1569]" office:value-type="float" office:value="3997.85681406541" calcext:value-type="float">
            <text:p>4.00E+0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([.B$5]-[.B1570])*[.B$4]+[.B1570]" office:value-type="float" office:value="0.976312696506291" calcext:value-type="float">
            <text:p>9.76E-01</text:p>
          </table:table-cell>
          <table:table-cell table:formula="of:=([.C$5]-[.C1570])*[.C$4]/[.C$5]+[.C1570]" office:value-type="float" office:value="3998.08921507461" calcext:value-type="float">
            <text:p>4.00E+0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([.B$5]-[.B1571])*[.B$4]+[.B1571]" office:value-type="float" office:value="0.976369351115686" calcext:value-type="float">
            <text:p>9.76E-01</text:p>
          </table:table-cell>
          <table:table-cell table:formula="of:=([.C$5]-[.C1571])*[.C$4]/[.C$5]+[.C1571]" office:value-type="float" office:value="3998.32106009805" calcext:value-type="float">
            <text:p>4.00E+03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([.B$5]-[.B1572])*[.B$4]+[.B1572]" office:value-type="float" office:value="0.976425870220221" calcext:value-type="float">
            <text:p>9.76E-01</text:p>
          </table:table-cell>
          <table:table-cell table:formula="of:=([.C$5]-[.C1572])*[.C$4]/[.C$5]+[.C1572]" office:value-type="float" office:value="3998.55235046582" calcext:value-type="float">
            <text:p>4.00E+0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([.B$5]-[.B1573])*[.B$4]+[.B1573]" office:value-type="float" office:value="0.976482254143991" calcext:value-type="float">
            <text:p>9.76E-01</text:p>
          </table:table-cell>
          <table:table-cell table:formula="of:=([.C$5]-[.C1573])*[.C$4]/[.C$5]+[.C1573]" office:value-type="float" office:value="3998.78308750488" calcext:value-type="float">
            <text:p>4.00E+0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([.B$5]-[.B1574])*[.B$4]+[.B1574]" office:value-type="float" office:value="0.976538503210318" calcext:value-type="float">
            <text:p>9.77E-01</text:p>
          </table:table-cell>
          <table:table-cell table:formula="of:=([.C$5]-[.C1574])*[.C$4]/[.C$5]+[.C1574]" office:value-type="float" office:value="3999.01327253897" calcext:value-type="float">
            <text:p>4.00E+0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([.B$5]-[.B1575])*[.B$4]+[.B1575]" office:value-type="float" office:value="0.97659461774175" calcext:value-type="float">
            <text:p>9.77E-01</text:p>
          </table:table-cell>
          <table:table-cell table:formula="of:=([.C$5]-[.C1575])*[.C$4]/[.C$5]+[.C1575]" office:value-type="float" office:value="3999.2429068887" calcext:value-type="float">
            <text:p>4.00E+0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([.B$5]-[.B1576])*[.B$4]+[.B1576]" office:value-type="float" office:value="0.976650598060064" calcext:value-type="float">
            <text:p>9.77E-01</text:p>
          </table:table-cell>
          <table:table-cell table:formula="of:=([.C$5]-[.C1576])*[.C$4]/[.C$5]+[.C1576]" office:value-type="float" office:value="3999.47199187148" calcext:value-type="float">
            <text:p>4.00E+0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([.B$5]-[.B1577])*[.B$4]+[.B1577]" office:value-type="float" office:value="0.976706444486268" calcext:value-type="float">
            <text:p>9.77E-01</text:p>
          </table:table-cell>
          <table:table-cell table:formula="of:=([.C$5]-[.C1577])*[.C$4]/[.C$5]+[.C1577]" office:value-type="float" office:value="3999.70052880161" calcext:value-type="float">
            <text:p>4.00E+0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([.B$5]-[.B1578])*[.B$4]+[.B1578]" office:value-type="float" office:value="0.976762157340599" calcext:value-type="float">
            <text:p>9.77E-01</text:p>
          </table:table-cell>
          <table:table-cell table:formula="of:=([.C$5]-[.C1578])*[.C$4]/[.C$5]+[.C1578]" office:value-type="float" office:value="3999.92851899022" calcext:value-type="float">
            <text:p>4.00E+03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([.B$5]-[.B1579])*[.B$4]+[.B1579]" office:value-type="float" office:value="0.976817736942533" calcext:value-type="float">
            <text:p>9.77E-01</text:p>
          </table:table-cell>
          <table:table-cell table:formula="of:=([.C$5]-[.C1579])*[.C$4]/[.C$5]+[.C1579]" office:value-type="float" office:value="4000.1559637453" calcext:value-type="float">
            <text:p>4.00E+0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([.B$5]-[.B1580])*[.B$4]+[.B1580]" office:value-type="float" office:value="0.976873183610777" calcext:value-type="float">
            <text:p>9.77E-01</text:p>
          </table:table-cell>
          <table:table-cell table:formula="of:=([.C$5]-[.C1580])*[.C$4]/[.C$5]+[.C1580]" office:value-type="float" office:value="4000.38286437174" calcext:value-type="float">
            <text:p>4.00E+03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([.B$5]-[.B1581])*[.B$4]+[.B1581]" office:value-type="float" office:value="0.976928497663279" calcext:value-type="float">
            <text:p>9.77E-01</text:p>
          </table:table-cell>
          <table:table-cell table:formula="of:=([.C$5]-[.C1581])*[.C$4]/[.C$5]+[.C1581]" office:value-type="float" office:value="4000.60922217127" calcext:value-type="float">
            <text:p>4.00E+0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([.B$5]-[.B1582])*[.B$4]+[.B1582]" office:value-type="float" office:value="0.976983679417225" calcext:value-type="float">
            <text:p>9.77E-01</text:p>
          </table:table-cell>
          <table:table-cell table:formula="of:=([.C$5]-[.C1582])*[.C$4]/[.C$5]+[.C1582]" office:value-type="float" office:value="4000.83503844254" calcext:value-type="float">
            <text:p>4.00E+0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([.B$5]-[.B1583])*[.B$4]+[.B1583]" office:value-type="float" office:value="0.977038729189044" calcext:value-type="float">
            <text:p>9.77E-01</text:p>
          </table:table-cell>
          <table:table-cell table:formula="of:=([.C$5]-[.C1583])*[.C$4]/[.C$5]+[.C1583]" office:value-type="float" office:value="4001.06031448107" calcext:value-type="float">
            <text:p>4.00E+0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([.B$5]-[.B1584])*[.B$4]+[.B1584]" office:value-type="float" office:value="0.977093647294406" calcext:value-type="float">
            <text:p>9.77E-01</text:p>
          </table:table-cell>
          <table:table-cell table:formula="of:=([.C$5]-[.C1584])*[.C$4]/[.C$5]+[.C1584]" office:value-type="float" office:value="4001.28505157929" calcext:value-type="float">
            <text:p>4.00E+0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([.B$5]-[.B1585])*[.B$4]+[.B1585]" office:value-type="float" office:value="0.977148434048228" calcext:value-type="float">
            <text:p>9.77E-01</text:p>
          </table:table-cell>
          <table:table-cell table:formula="of:=([.C$5]-[.C1585])*[.C$4]/[.C$5]+[.C1585]" office:value-type="float" office:value="4001.50925102654" calcext:value-type="float">
            <text:p>4.00E+0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([.B$5]-[.B1586])*[.B$4]+[.B1586]" office:value-type="float" office:value="0.977203089764671" calcext:value-type="float">
            <text:p>9.77E-01</text:p>
          </table:table-cell>
          <table:table-cell table:formula="of:=([.C$5]-[.C1586])*[.C$4]/[.C$5]+[.C1586]" office:value-type="float" office:value="4001.73291410907" calcext:value-type="float">
            <text:p>4.00E+0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([.B$5]-[.B1587])*[.B$4]+[.B1587]" office:value-type="float" office:value="0.977257614757149" calcext:value-type="float">
            <text:p>9.77E-01</text:p>
          </table:table-cell>
          <table:table-cell table:formula="of:=([.C$5]-[.C1587])*[.C$4]/[.C$5]+[.C1587]" office:value-type="float" office:value="4001.95604211005" calcext:value-type="float">
            <text:p>4.00E+0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([.B$5]-[.B1588])*[.B$4]+[.B1588]" office:value-type="float" office:value="0.977312009338321" calcext:value-type="float">
            <text:p>9.77E-01</text:p>
          </table:table-cell>
          <table:table-cell table:formula="of:=([.C$5]-[.C1588])*[.C$4]/[.C$5]+[.C1588]" office:value-type="float" office:value="4002.17863630959" calcext:value-type="float">
            <text:p>4.00E+0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([.B$5]-[.B1589])*[.B$4]+[.B1589]" office:value-type="float" office:value="0.977366273820103" calcext:value-type="float">
            <text:p>9.77E-01</text:p>
          </table:table-cell>
          <table:table-cell table:formula="of:=([.C$5]-[.C1589])*[.C$4]/[.C$5]+[.C1589]" office:value-type="float" office:value="4002.40069798473" calcext:value-type="float">
            <text:p>4.00E+0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([.B$5]-[.B1590])*[.B$4]+[.B1590]" office:value-type="float" office:value="0.977420408513662" calcext:value-type="float">
            <text:p>9.77E-01</text:p>
          </table:table-cell>
          <table:table-cell table:formula="of:=([.C$5]-[.C1590])*[.C$4]/[.C$5]+[.C1590]" office:value-type="float" office:value="4002.62222840946" calcext:value-type="float">
            <text:p>4.00E+0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([.B$5]-[.B1591])*[.B$4]+[.B1591]" office:value-type="float" office:value="0.977474413729423" calcext:value-type="float">
            <text:p>9.77E-01</text:p>
          </table:table-cell>
          <table:table-cell table:formula="of:=([.C$5]-[.C1591])*[.C$4]/[.C$5]+[.C1591]" office:value-type="float" office:value="4002.84322885472" calcext:value-type="float">
            <text:p>4.00E+0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([.B$5]-[.B1592])*[.B$4]+[.B1592]" office:value-type="float" office:value="0.977528289777066" calcext:value-type="float">
            <text:p>9.78E-01</text:p>
          </table:table-cell>
          <table:table-cell table:formula="of:=([.C$5]-[.C1592])*[.C$4]/[.C$5]+[.C1592]" office:value-type="float" office:value="4003.06370058841" calcext:value-type="float">
            <text:p>4.00E+0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([.B$5]-[.B1593])*[.B$4]+[.B1593]" office:value-type="float" office:value="0.977582036965531" calcext:value-type="float">
            <text:p>9.78E-01</text:p>
          </table:table-cell>
          <table:table-cell table:formula="of:=([.C$5]-[.C1593])*[.C$4]/[.C$5]+[.C1593]" office:value-type="float" office:value="4003.2836448754" calcext:value-type="float">
            <text:p>4.00E+03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([.B$5]-[.B1594])*[.B$4]+[.B1594]" office:value-type="float" office:value="0.977635655603022" calcext:value-type="float">
            <text:p>9.78E-01</text:p>
          </table:table-cell>
          <table:table-cell table:formula="of:=([.C$5]-[.C1594])*[.C$4]/[.C$5]+[.C1594]" office:value-type="float" office:value="4003.50306297751" calcext:value-type="float">
            <text:p>4.00E+0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([.B$5]-[.B1595])*[.B$4]+[.B1595]" office:value-type="float" office:value="0.977689145997001" calcext:value-type="float">
            <text:p>9.78E-01</text:p>
          </table:table-cell>
          <table:table-cell table:formula="of:=([.C$5]-[.C1595])*[.C$4]/[.C$5]+[.C1595]" office:value-type="float" office:value="4003.72195615359" calcext:value-type="float">
            <text:p>4.00E+03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([.B$5]-[.B1596])*[.B$4]+[.B1596]" office:value-type="float" office:value="0.977742508454199" calcext:value-type="float">
            <text:p>9.78E-01</text:p>
          </table:table-cell>
          <table:table-cell table:formula="of:=([.C$5]-[.C1596])*[.C$4]/[.C$5]+[.C1596]" office:value-type="float" office:value="4003.94032565943" calcext:value-type="float">
            <text:p>4.00E+0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[.B$5]-[.B1597])*[.B$4]+[.B1597]" office:value-type="float" office:value="0.97779574328061" calcext:value-type="float">
            <text:p>9.78E-01</text:p>
          </table:table-cell>
          <table:table-cell table:formula="of:=([.C$5]-[.C1597])*[.C$4]/[.C$5]+[.C1597]" office:value-type="float" office:value="4004.15817274783" calcext:value-type="float">
            <text:p>4.00E+0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([.B$5]-[.B1598])*[.B$4]+[.B1598]" office:value-type="float" office:value="0.977848850781499" calcext:value-type="float">
            <text:p>9.78E-01</text:p>
          </table:table-cell>
          <table:table-cell table:formula="of:=([.C$5]-[.C1598])*[.C$4]/[.C$5]+[.C1598]" office:value-type="float" office:value="4004.37549866862" calcext:value-type="float">
            <text:p>4.00E+03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([.B$5]-[.B1599])*[.B$4]+[.B1599]" office:value-type="float" office:value="0.977901831261399" calcext:value-type="float">
            <text:p>9.78E-01</text:p>
          </table:table-cell>
          <table:table-cell table:formula="of:=([.C$5]-[.C1599])*[.C$4]/[.C$5]+[.C1599]" office:value-type="float" office:value="4004.5923046686" calcext:value-type="float">
            <text:p>4.00E+03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([.B$5]-[.B1600])*[.B$4]+[.B1600]" office:value-type="float" office:value="0.977954685024115" calcext:value-type="float">
            <text:p>9.78E-01</text:p>
          </table:table-cell>
          <table:table-cell table:formula="of:=([.C$5]-[.C1600])*[.C$4]/[.C$5]+[.C1600]" office:value-type="float" office:value="4004.80859199161" calcext:value-type="float">
            <text:p>4.00E+03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([.B$5]-[.B1601])*[.B$4]+[.B1601]" office:value-type="float" office:value="0.978007412372725" calcext:value-type="float">
            <text:p>9.78E-01</text:p>
          </table:table-cell>
          <table:table-cell table:formula="of:=([.C$5]-[.C1601])*[.C$4]/[.C$5]+[.C1601]" office:value-type="float" office:value="4005.02436187852" calcext:value-type="float">
            <text:p>4.01E+0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([.B$5]-[.B1602])*[.B$4]+[.B1602]" office:value-type="float" office:value="0.978060013609584" calcext:value-type="float">
            <text:p>9.78E-01</text:p>
          </table:table-cell>
          <table:table-cell table:formula="of:=([.C$5]-[.C1602])*[.C$4]/[.C$5]+[.C1602]" office:value-type="float" office:value="4005.23961556721" calcext:value-type="float">
            <text:p>4.01E+0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([.B$5]-[.B1603])*[.B$4]+[.B1603]" office:value-type="float" office:value="0.978112489036321" calcext:value-type="float">
            <text:p>9.78E-01</text:p>
          </table:table-cell>
          <table:table-cell table:formula="of:=([.C$5]-[.C1603])*[.C$4]/[.C$5]+[.C1603]" office:value-type="float" office:value="4005.4543542926" calcext:value-type="float">
            <text:p>4.01E+0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([.B$5]-[.B1604])*[.B$4]+[.B1604]" office:value-type="float" office:value="0.978164838953845" calcext:value-type="float">
            <text:p>9.78E-01</text:p>
          </table:table-cell>
          <table:table-cell table:formula="of:=([.C$5]-[.C1604])*[.C$4]/[.C$5]+[.C1604]" office:value-type="float" office:value="4005.66857928669" calcext:value-type="float">
            <text:p>4.01E+0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([.B$5]-[.B1605])*[.B$4]+[.B1605]" office:value-type="float" office:value="0.978217063662347" calcext:value-type="float">
            <text:p>9.78E-01</text:p>
          </table:table-cell>
          <table:table-cell table:formula="of:=([.C$5]-[.C1605])*[.C$4]/[.C$5]+[.C1605]" office:value-type="float" office:value="4005.88229177849" calcext:value-type="float">
            <text:p>4.01E+0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([.B$5]-[.B1606])*[.B$4]+[.B1606]" office:value-type="float" office:value="0.978269163461297" calcext:value-type="float">
            <text:p>9.78E-01</text:p>
          </table:table-cell>
          <table:table-cell table:formula="of:=([.C$5]-[.C1606])*[.C$4]/[.C$5]+[.C1606]" office:value-type="float" office:value="4006.09549299409" calcext:value-type="float">
            <text:p>4.01E+0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[.B$5]-[.B1607])*[.B$4]+[.B1607]" office:value-type="float" office:value="0.978321138649451" calcext:value-type="float">
            <text:p>9.78E-01</text:p>
          </table:table-cell>
          <table:table-cell table:formula="of:=([.C$5]-[.C1607])*[.C$4]/[.C$5]+[.C1607]" office:value-type="float" office:value="4006.30818415664" calcext:value-type="float">
            <text:p>4.01E+0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([.B$5]-[.B1608])*[.B$4]+[.B1608]" office:value-type="float" office:value="0.978372989524848" calcext:value-type="float">
            <text:p>9.78E-01</text:p>
          </table:table-cell>
          <table:table-cell table:formula="of:=([.C$5]-[.C1608])*[.C$4]/[.C$5]+[.C1608]" office:value-type="float" office:value="4006.52036648639" calcext:value-type="float">
            <text:p>4.01E+0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([.B$5]-[.B1609])*[.B$4]+[.B1609]" office:value-type="float" office:value="0.978424716384816" calcext:value-type="float">
            <text:p>9.78E-01</text:p>
          </table:table-cell>
          <table:table-cell table:formula="of:=([.C$5]-[.C1609])*[.C$4]/[.C$5]+[.C1609]" office:value-type="float" office:value="4006.73204120062" calcext:value-type="float">
            <text:p>4.01E+0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([.B$5]-[.B1610])*[.B$4]+[.B1610]" office:value-type="float" office:value="0.978476319525973" calcext:value-type="float">
            <text:p>9.78E-01</text:p>
          </table:table-cell>
          <table:table-cell table:formula="of:=([.C$5]-[.C1610])*[.C$4]/[.C$5]+[.C1610]" office:value-type="float" office:value="4006.94320951374" calcext:value-type="float">
            <text:p>4.01E+0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([.B$5]-[.B1611])*[.B$4]+[.B1611]" office:value-type="float" office:value="0.978527799244225" calcext:value-type="float">
            <text:p>9.79E-01</text:p>
          </table:table-cell>
          <table:table-cell table:formula="of:=([.C$5]-[.C1611])*[.C$4]/[.C$5]+[.C1611]" office:value-type="float" office:value="4007.15387263725" calcext:value-type="float">
            <text:p>4.01E+0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([.B$5]-[.B1612])*[.B$4]+[.B1612]" office:value-type="float" office:value="0.978579155834771" calcext:value-type="float">
            <text:p>9.79E-01</text:p>
          </table:table-cell>
          <table:table-cell table:formula="of:=([.C$5]-[.C1612])*[.C$4]/[.C$5]+[.C1612]" office:value-type="float" office:value="4007.36403177973" calcext:value-type="float">
            <text:p>4.01E+0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([.B$5]-[.B1613])*[.B$4]+[.B1613]" office:value-type="float" office:value="0.978630389592105" calcext:value-type="float">
            <text:p>9.79E-01</text:p>
          </table:table-cell>
          <table:table-cell table:formula="of:=([.C$5]-[.C1613])*[.C$4]/[.C$5]+[.C1613]" office:value-type="float" office:value="4007.57368814688" calcext:value-type="float">
            <text:p>4.01E+03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([.B$5]-[.B1614])*[.B$4]+[.B1614]" office:value-type="float" office:value="0.978681500810016" calcext:value-type="float">
            <text:p>9.79E-01</text:p>
          </table:table-cell>
          <table:table-cell table:formula="of:=([.C$5]-[.C1614])*[.C$4]/[.C$5]+[.C1614]" office:value-type="float" office:value="4007.78284294153" calcext:value-type="float">
            <text:p>4.01E+0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([.B$5]-[.B1615])*[.B$4]+[.B1615]" office:value-type="float" office:value="0.97873248978159" calcext:value-type="float">
            <text:p>9.79E-01</text:p>
          </table:table-cell>
          <table:table-cell table:formula="of:=([.C$5]-[.C1615])*[.C$4]/[.C$5]+[.C1615]" office:value-type="float" office:value="4007.99149736361" calcext:value-type="float">
            <text:p>4.01E+0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([.B$5]-[.B1616])*[.B$4]+[.B1616]" office:value-type="float" office:value="0.978783356799212" calcext:value-type="float">
            <text:p>9.79E-01</text:p>
          </table:table-cell>
          <table:table-cell table:formula="of:=([.C$5]-[.C1616])*[.C$4]/[.C$5]+[.C1616]" office:value-type="float" office:value="4008.19965261019" calcext:value-type="float">
            <text:p>4.01E+0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([.B$5]-[.B1617])*[.B$4]+[.B1617]" office:value-type="float" office:value="0.978834102154568" calcext:value-type="float">
            <text:p>9.79E-01</text:p>
          </table:table-cell>
          <table:table-cell table:formula="of:=([.C$5]-[.C1617])*[.C$4]/[.C$5]+[.C1617]" office:value-type="float" office:value="4008.40730987548" calcext:value-type="float">
            <text:p>4.01E+0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([.B$5]-[.B1618])*[.B$4]+[.B1618]" office:value-type="float" office:value="0.978884726138646" calcext:value-type="float">
            <text:p>9.79E-01</text:p>
          </table:table-cell>
          <table:table-cell table:formula="of:=([.C$5]-[.C1618])*[.C$4]/[.C$5]+[.C1618]" office:value-type="float" office:value="4008.61447035083" calcext:value-type="float">
            <text:p>4.01E+0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([.B$5]-[.B1619])*[.B$4]+[.B1619]" office:value-type="float" office:value="0.97893522904174" calcext:value-type="float">
            <text:p>9.79E-01</text:p>
          </table:table-cell>
          <table:table-cell table:formula="of:=([.C$5]-[.C1619])*[.C$4]/[.C$5]+[.C1619]" office:value-type="float" office:value="4008.82113522472" calcext:value-type="float">
            <text:p>4.01E+03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([.B$5]-[.B1620])*[.B$4]+[.B1620]" office:value-type="float" office:value="0.978985611153446" calcext:value-type="float">
            <text:p>9.79E-01</text:p>
          </table:table-cell>
          <table:table-cell table:formula="of:=([.C$5]-[.C1620])*[.C$4]/[.C$5]+[.C1620]" office:value-type="float" office:value="4009.02730568283" calcext:value-type="float">
            <text:p>4.01E+0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([.B$5]-[.B1621])*[.B$4]+[.B1621]" office:value-type="float" office:value="0.97903587276267" calcext:value-type="float">
            <text:p>9.79E-01</text:p>
          </table:table-cell>
          <table:table-cell table:formula="of:=([.C$5]-[.C1621])*[.C$4]/[.C$5]+[.C1621]" office:value-type="float" office:value="4009.23298290796" calcext:value-type="float">
            <text:p>4.01E+03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([.B$5]-[.B1622])*[.B$4]+[.B1622]" office:value-type="float" office:value="0.979086014157627" calcext:value-type="float">
            <text:p>9.79E-01</text:p>
          </table:table-cell>
          <table:table-cell table:formula="of:=([.C$5]-[.C1622])*[.C$4]/[.C$5]+[.C1622]" office:value-type="float" office:value="4009.4381680801" calcext:value-type="float">
            <text:p>4.01E+0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([.B$5]-[.B1623])*[.B$4]+[.B1623]" office:value-type="float" office:value="0.979136035625842" calcext:value-type="float">
            <text:p>9.79E-01</text:p>
          </table:table-cell>
          <table:table-cell table:formula="of:=([.C$5]-[.C1623])*[.C$4]/[.C$5]+[.C1623]" office:value-type="float" office:value="4009.64286237642" calcext:value-type="float">
            <text:p>4.01E+0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([.B$5]-[.B1624])*[.B$4]+[.B1624]" office:value-type="float" office:value="0.979185937454151" calcext:value-type="float">
            <text:p>9.79E-01</text:p>
          </table:table-cell>
          <table:table-cell table:formula="of:=([.C$5]-[.C1624])*[.C$4]/[.C$5]+[.C1624]" office:value-type="float" office:value="4009.84706697128" calcext:value-type="float">
            <text:p>4.01E+0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([.B$5]-[.B1625])*[.B$4]+[.B1625]" office:value-type="float" office:value="0.979235719928706" calcext:value-type="float">
            <text:p>9.79E-01</text:p>
          </table:table-cell>
          <table:table-cell table:formula="of:=([.C$5]-[.C1625])*[.C$4]/[.C$5]+[.C1625]" office:value-type="float" office:value="4010.0507830362" calcext:value-type="float">
            <text:p>4.01E+0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([.B$5]-[.B1626])*[.B$4]+[.B1626]" office:value-type="float" office:value="0.979285383334975" calcext:value-type="float">
            <text:p>9.79E-01</text:p>
          </table:table-cell>
          <table:table-cell table:formula="of:=([.C$5]-[.C1626])*[.C$4]/[.C$5]+[.C1626]" office:value-type="float" office:value="4010.25401173992" calcext:value-type="float">
            <text:p>4.01E+0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([.B$5]-[.B1627])*[.B$4]+[.B1627]" office:value-type="float" office:value="0.97933492795774" calcext:value-type="float">
            <text:p>9.79E-01</text:p>
          </table:table-cell>
          <table:table-cell table:formula="of:=([.C$5]-[.C1627])*[.C$4]/[.C$5]+[.C1627]" office:value-type="float" office:value="4010.4567542484" calcext:value-type="float">
            <text:p>4.01E+03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([.B$5]-[.B1628])*[.B$4]+[.B1628]" office:value-type="float" office:value="0.979384354081106" calcext:value-type="float">
            <text:p>9.79E-01</text:p>
          </table:table-cell>
          <table:table-cell table:formula="of:=([.C$5]-[.C1628])*[.C$4]/[.C$5]+[.C1628]" office:value-type="float" office:value="4010.65901172477" calcext:value-type="float">
            <text:p>4.01E+0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([.B$5]-[.B1629])*[.B$4]+[.B1629]" office:value-type="float" office:value="0.979433661988495" calcext:value-type="float">
            <text:p>9.79E-01</text:p>
          </table:table-cell>
          <table:table-cell table:formula="of:=([.C$5]-[.C1629])*[.C$4]/[.C$5]+[.C1629]" office:value-type="float" office:value="4010.86078532941" calcext:value-type="float">
            <text:p>4.01E+0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([.B$5]-[.B1630])*[.B$4]+[.B1630]" office:value-type="float" office:value="0.979482851962653" calcext:value-type="float">
            <text:p>9.79E-01</text:p>
          </table:table-cell>
          <table:table-cell table:formula="of:=([.C$5]-[.C1630])*[.C$4]/[.C$5]+[.C1630]" office:value-type="float" office:value="4011.06207621992" calcext:value-type="float">
            <text:p>4.01E+0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([.B$5]-[.B1631])*[.B$4]+[.B1631]" office:value-type="float" office:value="0.979531924285649" calcext:value-type="float">
            <text:p>9.80E-01</text:p>
          </table:table-cell>
          <table:table-cell table:formula="of:=([.C$5]-[.C1631])*[.C$4]/[.C$5]+[.C1631]" office:value-type="float" office:value="4011.2628855511" calcext:value-type="float">
            <text:p>4.01E+03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([.B$5]-[.B1632])*[.B$4]+[.B1632]" office:value-type="float" office:value="0.979580879238879" calcext:value-type="float">
            <text:p>9.80E-01</text:p>
          </table:table-cell>
          <table:table-cell table:formula="of:=([.C$5]-[.C1632])*[.C$4]/[.C$5]+[.C1632]" office:value-type="float" office:value="4011.46321447504" calcext:value-type="float">
            <text:p>4.01E+0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([.B$5]-[.B1633])*[.B$4]+[.B1633]" office:value-type="float" office:value="0.979629717103063" calcext:value-type="float">
            <text:p>9.80E-01</text:p>
          </table:table-cell>
          <table:table-cell table:formula="of:=([.C$5]-[.C1633])*[.C$4]/[.C$5]+[.C1633]" office:value-type="float" office:value="4011.66306414102" calcext:value-type="float">
            <text:p>4.01E+0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([.B$5]-[.B1634])*[.B$4]+[.B1634]" office:value-type="float" office:value="0.979678438158252" calcext:value-type="float">
            <text:p>9.80E-01</text:p>
          </table:table-cell>
          <table:table-cell table:formula="of:=([.C$5]-[.C1634])*[.C$4]/[.C$5]+[.C1634]" office:value-type="float" office:value="4011.86243569561" calcext:value-type="float">
            <text:p>4.01E+0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([.B$5]-[.B1635])*[.B$4]+[.B1635]" office:value-type="float" office:value="0.979727042683826" calcext:value-type="float">
            <text:p>9.80E-01</text:p>
          </table:table-cell>
          <table:table-cell table:formula="of:=([.C$5]-[.C1635])*[.C$4]/[.C$5]+[.C1635]" office:value-type="float" office:value="4012.06133028262" calcext:value-type="float">
            <text:p>4.01E+0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([.B$5]-[.B1636])*[.B$4]+[.B1636]" office:value-type="float" office:value="0.979775530958498" calcext:value-type="float">
            <text:p>9.80E-01</text:p>
          </table:table-cell>
          <table:table-cell table:formula="of:=([.C$5]-[.C1636])*[.C$4]/[.C$5]+[.C1636]" office:value-type="float" office:value="4012.25974904312" calcext:value-type="float">
            <text:p>4.01E+0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([.B$5]-[.B1637])*[.B$4]+[.B1637]" office:value-type="float" office:value="0.979823903260312" calcext:value-type="float">
            <text:p>9.80E-01</text:p>
          </table:table-cell>
          <table:table-cell table:formula="of:=([.C$5]-[.C1637])*[.C$4]/[.C$5]+[.C1637]" office:value-type="float" office:value="4012.45769311546" calcext:value-type="float">
            <text:p>4.01E+0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([.B$5]-[.B1638])*[.B$4]+[.B1638]" office:value-type="float" office:value="0.97987215986665" calcext:value-type="float">
            <text:p>9.80E-01</text:p>
          </table:table-cell>
          <table:table-cell table:formula="of:=([.C$5]-[.C1638])*[.C$4]/[.C$5]+[.C1638]" office:value-type="float" office:value="4012.65516363527" calcext:value-type="float">
            <text:p>4.01E+0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([.B$5]-[.B1639])*[.B$4]+[.B1639]" office:value-type="float" office:value="0.979920301054229" calcext:value-type="float">
            <text:p>9.80E-01</text:p>
          </table:table-cell>
          <table:table-cell table:formula="of:=([.C$5]-[.C1639])*[.C$4]/[.C$5]+[.C1639]" office:value-type="float" office:value="4012.85216173544" calcext:value-type="float">
            <text:p>4.01E+0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([.B$5]-[.B1640])*[.B$4]+[.B1640]" office:value-type="float" office:value="0.979968327099103" calcext:value-type="float">
            <text:p>9.80E-01</text:p>
          </table:table-cell>
          <table:table-cell table:formula="of:=([.C$5]-[.C1640])*[.C$4]/[.C$5]+[.C1640]" office:value-type="float" office:value="4013.04868854618" calcext:value-type="float">
            <text:p>4.01E+0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([.B$5]-[.B1641])*[.B$4]+[.B1641]" office:value-type="float" office:value="0.980016238276669" calcext:value-type="float">
            <text:p>9.80E-01</text:p>
          </table:table-cell>
          <table:table-cell table:formula="of:=([.C$5]-[.C1641])*[.C$4]/[.C$5]+[.C1641]" office:value-type="float" office:value="4013.24474519497" calcext:value-type="float">
            <text:p>4.01E+0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([.B$5]-[.B1642])*[.B$4]+[.B1642]" office:value-type="float" office:value="0.980064034861661" calcext:value-type="float">
            <text:p>9.80E-01</text:p>
          </table:table-cell>
          <table:table-cell table:formula="of:=([.C$5]-[.C1642])*[.C$4]/[.C$5]+[.C1642]" office:value-type="float" office:value="4013.44033280661" calcext:value-type="float">
            <text:p>4.01E+03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([.B$5]-[.B1643])*[.B$4]+[.B1643]" office:value-type="float" office:value="0.98011171712816" calcext:value-type="float">
            <text:p>9.80E-01</text:p>
          </table:table-cell>
          <table:table-cell table:formula="of:=([.C$5]-[.C1643])*[.C$4]/[.C$5]+[.C1643]" office:value-type="float" office:value="4013.63545250321" calcext:value-type="float">
            <text:p>4.01E+0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([.B$5]-[.B1644])*[.B$4]+[.B1644]" office:value-type="float" office:value="0.980159285349589" calcext:value-type="float">
            <text:p>9.80E-01</text:p>
          </table:table-cell>
          <table:table-cell table:formula="of:=([.C$5]-[.C1644])*[.C$4]/[.C$5]+[.C1644]" office:value-type="float" office:value="4013.83010540418" calcext:value-type="float">
            <text:p>4.01E+0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([.B$5]-[.B1645])*[.B$4]+[.B1645]" office:value-type="float" office:value="0.980206739798718" calcext:value-type="float">
            <text:p>9.80E-01</text:p>
          </table:table-cell>
          <table:table-cell table:formula="of:=([.C$5]-[.C1645])*[.C$4]/[.C$5]+[.C1645]" office:value-type="float" office:value="4014.02429262626" calcext:value-type="float">
            <text:p>4.01E+03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([.B$5]-[.B1646])*[.B$4]+[.B1646]" office:value-type="float" office:value="0.980254080747664" calcext:value-type="float">
            <text:p>9.80E-01</text:p>
          </table:table-cell>
          <table:table-cell table:formula="of:=([.C$5]-[.C1646])*[.C$4]/[.C$5]+[.C1646]" office:value-type="float" office:value="4014.21801528353" calcext:value-type="float">
            <text:p>4.01E+0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([.B$5]-[.B1647])*[.B$4]+[.B1647]" office:value-type="float" office:value="0.980301308467893" calcext:value-type="float">
            <text:p>9.80E-01</text:p>
          </table:table-cell>
          <table:table-cell table:formula="of:=([.C$5]-[.C1647])*[.C$4]/[.C$5]+[.C1647]" office:value-type="float" office:value="4014.41127448739" calcext:value-type="float">
            <text:p>4.01E+0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([.B$5]-[.B1648])*[.B$4]+[.B1648]" office:value-type="float" office:value="0.980348423230223" calcext:value-type="float">
            <text:p>9.80E-01</text:p>
          </table:table-cell>
          <table:table-cell table:formula="of:=([.C$5]-[.C1648])*[.C$4]/[.C$5]+[.C1648]" office:value-type="float" office:value="4014.60407134657" calcext:value-type="float">
            <text:p>4.01E+0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([.B$5]-[.B1649])*[.B$4]+[.B1649]" office:value-type="float" office:value="0.980395425304824" calcext:value-type="float">
            <text:p>9.80E-01</text:p>
          </table:table-cell>
          <table:table-cell table:formula="of:=([.C$5]-[.C1649])*[.C$4]/[.C$5]+[.C1649]" office:value-type="float" office:value="4014.79640696718" calcext:value-type="float">
            <text:p>4.01E+03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([.B$5]-[.B1650])*[.B$4]+[.B1650]" office:value-type="float" office:value="0.980442314961217" calcext:value-type="float">
            <text:p>9.80E-01</text:p>
          </table:table-cell>
          <table:table-cell table:formula="of:=([.C$5]-[.C1650])*[.C$4]/[.C$5]+[.C1650]" office:value-type="float" office:value="4014.98828245267" calcext:value-type="float">
            <text:p>4.01E+0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([.B$5]-[.B1651])*[.B$4]+[.B1651]" office:value-type="float" office:value="0.980489092468283" calcext:value-type="float">
            <text:p>9.80E-01</text:p>
          </table:table-cell>
          <table:table-cell table:formula="of:=([.C$5]-[.C1651])*[.C$4]/[.C$5]+[.C1651]" office:value-type="float" office:value="4015.17969890383" calcext:value-type="float">
            <text:p>4.02E+03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([.B$5]-[.B1652])*[.B$4]+[.B1652]" office:value-type="float" office:value="0.980535758094256" calcext:value-type="float">
            <text:p>9.81E-01</text:p>
          </table:table-cell>
          <table:table-cell table:formula="of:=([.C$5]-[.C1652])*[.C$4]/[.C$5]+[.C1652]" office:value-type="float" office:value="4015.37065741884" calcext:value-type="float">
            <text:p>4.02E+0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([.B$5]-[.B1653])*[.B$4]+[.B1653]" office:value-type="float" office:value="0.980582312106731" calcext:value-type="float">
            <text:p>9.81E-01</text:p>
          </table:table-cell>
          <table:table-cell table:formula="of:=([.C$5]-[.C1653])*[.C$4]/[.C$5]+[.C1653]" office:value-type="float" office:value="4015.56115909325" calcext:value-type="float">
            <text:p>4.02E+0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([.B$5]-[.B1654])*[.B$4]+[.B1654]" office:value-type="float" office:value="0.980628754772662" calcext:value-type="float">
            <text:p>9.81E-01</text:p>
          </table:table-cell>
          <table:table-cell table:formula="of:=([.C$5]-[.C1654])*[.C$4]/[.C$5]+[.C1654]" office:value-type="float" office:value="4015.75120501998" calcext:value-type="float">
            <text:p>4.02E+0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([.B$5]-[.B1655])*[.B$4]+[.B1655]" office:value-type="float" office:value="0.980675086358363" calcext:value-type="float">
            <text:p>9.81E-01</text:p>
          </table:table-cell>
          <table:table-cell table:formula="of:=([.C$5]-[.C1655])*[.C$4]/[.C$5]+[.C1655]" office:value-type="float" office:value="4015.94079628935" calcext:value-type="float">
            <text:p>4.02E+03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([.B$5]-[.B1656])*[.B$4]+[.B1656]" office:value-type="float" office:value="0.980721307129514" calcext:value-type="float">
            <text:p>9.81E-01</text:p>
          </table:table-cell>
          <table:table-cell table:formula="of:=([.C$5]-[.C1656])*[.C$4]/[.C$5]+[.C1656]" office:value-type="float" office:value="4016.12993398905" calcext:value-type="float">
            <text:p>4.02E+0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[.B$5]-[.B1657])*[.B$4]+[.B1657]" office:value-type="float" office:value="0.980767417351157" calcext:value-type="float">
            <text:p>9.81E-01</text:p>
          </table:table-cell>
          <table:table-cell table:formula="of:=([.C$5]-[.C1657])*[.C$4]/[.C$5]+[.C1657]" office:value-type="float" office:value="4016.31861920418" calcext:value-type="float">
            <text:p>4.02E+03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([.B$5]-[.B1658])*[.B$4]+[.B1658]" office:value-type="float" office:value="0.980813417287702" calcext:value-type="float">
            <text:p>9.81E-01</text:p>
          </table:table-cell>
          <table:table-cell table:formula="of:=([.C$5]-[.C1658])*[.C$4]/[.C$5]+[.C1658]" office:value-type="float" office:value="4016.50685301726" calcext:value-type="float">
            <text:p>4.02E+0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([.B$5]-[.B1659])*[.B$4]+[.B1659]" office:value-type="float" office:value="0.980859307202925" calcext:value-type="float">
            <text:p>9.81E-01</text:p>
          </table:table-cell>
          <table:table-cell table:formula="of:=([.C$5]-[.C1659])*[.C$4]/[.C$5]+[.C1659]" office:value-type="float" office:value="4016.69463650818" calcext:value-type="float">
            <text:p>4.02E+03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([.B$5]-[.B1660])*[.B$4]+[.B1660]" office:value-type="float" office:value="0.980905087359972" calcext:value-type="float">
            <text:p>9.81E-01</text:p>
          </table:table-cell>
          <table:table-cell table:formula="of:=([.C$5]-[.C1660])*[.C$4]/[.C$5]+[.C1660]" office:value-type="float" office:value="4016.88197075429" calcext:value-type="float">
            <text:p>4.02E+0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([.B$5]-[.B1661])*[.B$4]+[.B1661]" office:value-type="float" office:value="0.98095075802136" calcext:value-type="float">
            <text:p>9.81E-01</text:p>
          </table:table-cell>
          <table:table-cell table:formula="of:=([.C$5]-[.C1661])*[.C$4]/[.C$5]+[.C1661]" office:value-type="float" office:value="4017.06885683033" calcext:value-type="float">
            <text:p>4.02E+0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([.B$5]-[.B1662])*[.B$4]+[.B1662]" office:value-type="float" office:value="0.980996319448978" calcext:value-type="float">
            <text:p>9.81E-01</text:p>
          </table:table-cell>
          <table:table-cell table:formula="of:=([.C$5]-[.C1662])*[.C$4]/[.C$5]+[.C1662]" office:value-type="float" office:value="4017.25529580849" calcext:value-type="float">
            <text:p>4.02E+0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([.B$5]-[.B1663])*[.B$4]+[.B1663]" office:value-type="float" office:value="0.981041771904086" calcext:value-type="float">
            <text:p>9.81E-01</text:p>
          </table:table-cell>
          <table:table-cell table:formula="of:=([.C$5]-[.C1663])*[.C$4]/[.C$5]+[.C1663]" office:value-type="float" office:value="4017.44128875839" calcext:value-type="float">
            <text:p>4.02E+0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([.B$5]-[.B1664])*[.B$4]+[.B1664]" office:value-type="float" office:value="0.981087115647323" calcext:value-type="float">
            <text:p>9.81E-01</text:p>
          </table:table-cell>
          <table:table-cell table:formula="of:=([.C$5]-[.C1664])*[.C$4]/[.C$5]+[.C1664]" office:value-type="float" office:value="4017.62683674708" calcext:value-type="float">
            <text:p>4.02E+0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([.B$5]-[.B1665])*[.B$4]+[.B1665]" office:value-type="float" office:value="0.981132350938703" calcext:value-type="float">
            <text:p>9.81E-01</text:p>
          </table:table-cell>
          <table:table-cell table:formula="of:=([.C$5]-[.C1665])*[.C$4]/[.C$5]+[.C1665]" office:value-type="float" office:value="4017.81194083907" calcext:value-type="float">
            <text:p>4.02E+03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([.B$5]-[.B1666])*[.B$4]+[.B1666]" office:value-type="float" office:value="0.981177478037617" calcext:value-type="float">
            <text:p>9.81E-01</text:p>
          </table:table-cell>
          <table:table-cell table:formula="of:=([.C$5]-[.C1666])*[.C$4]/[.C$5]+[.C1666]" office:value-type="float" office:value="4017.99660209631" calcext:value-type="float">
            <text:p>4.02E+0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([.B$5]-[.B1667])*[.B$4]+[.B1667]" office:value-type="float" office:value="0.981222497202837" calcext:value-type="float">
            <text:p>9.81E-01</text:p>
          </table:table-cell>
          <table:table-cell table:formula="of:=([.C$5]-[.C1667])*[.C$4]/[.C$5]+[.C1667]" office:value-type="float" office:value="4018.18082157823" calcext:value-type="float">
            <text:p>4.02E+03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([.B$5]-[.B1668])*[.B$4]+[.B1668]" office:value-type="float" office:value="0.981267408692517" calcext:value-type="float">
            <text:p>9.81E-01</text:p>
          </table:table-cell>
          <table:table-cell table:formula="of:=([.C$5]-[.C1668])*[.C$4]/[.C$5]+[.C1668]" office:value-type="float" office:value="4018.36460034171" calcext:value-type="float">
            <text:p>4.02E+0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([.B$5]-[.B1669])*[.B$4]+[.B1669]" office:value-type="float" office:value="0.98131221276419" calcext:value-type="float">
            <text:p>9.81E-01</text:p>
          </table:table-cell>
          <table:table-cell table:formula="of:=([.C$5]-[.C1669])*[.C$4]/[.C$5]+[.C1669]" office:value-type="float" office:value="4018.5479394411" calcext:value-type="float">
            <text:p>4.02E+0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([.B$5]-[.B1670])*[.B$4]+[.B1670]" office:value-type="float" office:value="0.981356909674777" calcext:value-type="float">
            <text:p>9.81E-01</text:p>
          </table:table-cell>
          <table:table-cell table:formula="of:=([.C$5]-[.C1670])*[.C$4]/[.C$5]+[.C1670]" office:value-type="float" office:value="4018.73083992824" calcext:value-type="float">
            <text:p>4.02E+03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([.B$5]-[.B1671])*[.B$4]+[.B1671]" office:value-type="float" office:value="0.981401499680582" calcext:value-type="float">
            <text:p>9.81E-01</text:p>
          </table:table-cell>
          <table:table-cell table:formula="of:=([.C$5]-[.C1671])*[.C$4]/[.C$5]+[.C1671]" office:value-type="float" office:value="4018.91330285244" calcext:value-type="float">
            <text:p>4.02E+0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([.B$5]-[.B1672])*[.B$4]+[.B1672]" office:value-type="float" office:value="0.981445983037298" calcext:value-type="float">
            <text:p>9.81E-01</text:p>
          </table:table-cell>
          <table:table-cell table:formula="of:=([.C$5]-[.C1672])*[.C$4]/[.C$5]+[.C1672]" office:value-type="float" office:value="4019.09532926051" calcext:value-type="float">
            <text:p>4.02E+03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([.B$5]-[.B1673])*[.B$4]+[.B1673]" office:value-type="float" office:value="0.981490360000003" calcext:value-type="float">
            <text:p>9.81E-01</text:p>
          </table:table-cell>
          <table:table-cell table:formula="of:=([.C$5]-[.C1673])*[.C$4]/[.C$5]+[.C1673]" office:value-type="float" office:value="4019.27692019675" calcext:value-type="float">
            <text:p>4.02E+0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([.B$5]-[.B1674])*[.B$4]+[.B1674]" office:value-type="float" office:value="0.981534630823169" calcext:value-type="float">
            <text:p>9.82E-01</text:p>
          </table:table-cell>
          <table:table-cell table:formula="of:=([.C$5]-[.C1674])*[.C$4]/[.C$5]+[.C1674]" office:value-type="float" office:value="4019.45807670296" calcext:value-type="float">
            <text:p>4.02E+0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([.B$5]-[.B1675])*[.B$4]+[.B1675]" office:value-type="float" office:value="0.981578795760656" calcext:value-type="float">
            <text:p>9.82E-01</text:p>
          </table:table-cell>
          <table:table-cell table:formula="of:=([.C$5]-[.C1675])*[.C$4]/[.C$5]+[.C1675]" office:value-type="float" office:value="4019.63879981846" calcext:value-type="float">
            <text:p>4.02E+03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([.B$5]-[.B1676])*[.B$4]+[.B1676]" office:value-type="float" office:value="0.98162285506572" calcext:value-type="float">
            <text:p>9.82E-01</text:p>
          </table:table-cell>
          <table:table-cell table:formula="of:=([.C$5]-[.C1676])*[.C$4]/[.C$5]+[.C1676]" office:value-type="float" office:value="4019.81909058007" calcext:value-type="float">
            <text:p>4.02E+0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([.B$5]-[.B1677])*[.B$4]+[.B1677]" office:value-type="float" office:value="0.981666808991009" calcext:value-type="float">
            <text:p>9.82E-01</text:p>
          </table:table-cell>
          <table:table-cell table:formula="of:=([.C$5]-[.C1677])*[.C$4]/[.C$5]+[.C1677]" office:value-type="float" office:value="4019.99895002213" calcext:value-type="float">
            <text:p>4.02E+0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([.B$5]-[.B1678])*[.B$4]+[.B1678]" office:value-type="float" office:value="0.981710657788566" calcext:value-type="float">
            <text:p>9.82E-01</text:p>
          </table:table-cell>
          <table:table-cell table:formula="of:=([.C$5]-[.C1678])*[.C$4]/[.C$5]+[.C1678]" office:value-type="float" office:value="4020.17837917651" calcext:value-type="float">
            <text:p>4.02E+0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([.B$5]-[.B1679])*[.B$4]+[.B1679]" office:value-type="float" office:value="0.981754401709835" calcext:value-type="float">
            <text:p>9.82E-01</text:p>
          </table:table-cell>
          <table:table-cell table:formula="of:=([.C$5]-[.C1679])*[.C$4]/[.C$5]+[.C1679]" office:value-type="float" office:value="4020.35737907261" calcext:value-type="float">
            <text:p>4.02E+03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([.B$5]-[.B1680])*[.B$4]+[.B1680]" office:value-type="float" office:value="0.981798041005653" calcext:value-type="float">
            <text:p>9.82E-01</text:p>
          </table:table-cell>
          <table:table-cell table:formula="of:=([.C$5]-[.C1680])*[.C$4]/[.C$5]+[.C1680]" office:value-type="float" office:value="4020.53595073738" calcext:value-type="float">
            <text:p>4.02E+03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([.B$5]-[.B1681])*[.B$4]+[.B1681]" office:value-type="float" office:value="0.981841575926263" calcext:value-type="float">
            <text:p>9.82E-01</text:p>
          </table:table-cell>
          <table:table-cell table:formula="of:=([.C$5]-[.C1681])*[.C$4]/[.C$5]+[.C1681]" office:value-type="float" office:value="4020.71409519529" calcext:value-type="float">
            <text:p>4.02E+0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([.B$5]-[.B1682])*[.B$4]+[.B1682]" office:value-type="float" office:value="0.981885006721305" calcext:value-type="float">
            <text:p>9.82E-01</text:p>
          </table:table-cell>
          <table:table-cell table:formula="of:=([.C$5]-[.C1682])*[.C$4]/[.C$5]+[.C1682]" office:value-type="float" office:value="4020.89181346837" calcext:value-type="float">
            <text:p>4.02E+0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([.B$5]-[.B1683])*[.B$4]+[.B1683]" office:value-type="float" office:value="0.981928333639823" calcext:value-type="float">
            <text:p>9.82E-01</text:p>
          </table:table-cell>
          <table:table-cell table:formula="of:=([.C$5]-[.C1683])*[.C$4]/[.C$5]+[.C1683]" office:value-type="float" office:value="4021.06910657622" calcext:value-type="float">
            <text:p>4.02E+0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([.B$5]-[.B1684])*[.B$4]+[.B1684]" office:value-type="float" office:value="0.981971556930268" calcext:value-type="float">
            <text:p>9.82E-01</text:p>
          </table:table-cell>
          <table:table-cell table:formula="of:=([.C$5]-[.C1684])*[.C$4]/[.C$5]+[.C1684]" office:value-type="float" office:value="4021.24597553597" calcext:value-type="float">
            <text:p>4.02E+0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([.B$5]-[.B1685])*[.B$4]+[.B1685]" office:value-type="float" office:value="0.982014676840493" calcext:value-type="float">
            <text:p>9.82E-01</text:p>
          </table:table-cell>
          <table:table-cell table:formula="of:=([.C$5]-[.C1685])*[.C$4]/[.C$5]+[.C1685]" office:value-type="float" office:value="4021.42242136234" calcext:value-type="float">
            <text:p>4.02E+0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([.B$5]-[.B1686])*[.B$4]+[.B1686]" office:value-type="float" office:value="0.98205769361776" calcext:value-type="float">
            <text:p>9.82E-01</text:p>
          </table:table-cell>
          <table:table-cell table:formula="of:=([.C$5]-[.C1686])*[.C$4]/[.C$5]+[.C1686]" office:value-type="float" office:value="4021.59844506761" calcext:value-type="float">
            <text:p>4.02E+0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B$5]-[.B1687])*[.B$4]+[.B1687]" office:value-type="float" office:value="0.98210060750874" calcext:value-type="float">
            <text:p>9.82E-01</text:p>
          </table:table-cell>
          <table:table-cell table:formula="of:=([.C$5]-[.C1687])*[.C$4]/[.C$5]+[.C1687]" office:value-type="float" office:value="4021.77404766165" calcext:value-type="float">
            <text:p>4.02E+0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([.B$5]-[.B1688])*[.B$4]+[.B1688]" office:value-type="float" office:value="0.982143418759513" calcext:value-type="float">
            <text:p>9.82E-01</text:p>
          </table:table-cell>
          <table:table-cell table:formula="of:=([.C$5]-[.C1688])*[.C$4]/[.C$5]+[.C1688]" office:value-type="float" office:value="4021.9492301519" calcext:value-type="float">
            <text:p>4.02E+0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([.B$5]-[.B1689])*[.B$4]+[.B1689]" office:value-type="float" office:value="0.98218612761557" calcext:value-type="float">
            <text:p>9.82E-01</text:p>
          </table:table-cell>
          <table:table-cell table:formula="of:=([.C$5]-[.C1689])*[.C$4]/[.C$5]+[.C1689]" office:value-type="float" office:value="4022.12399354341" calcext:value-type="float">
            <text:p>4.02E+03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([.B$5]-[.B1690])*[.B$4]+[.B1690]" office:value-type="float" office:value="0.982228734321818" calcext:value-type="float">
            <text:p>9.82E-01</text:p>
          </table:table-cell>
          <table:table-cell table:formula="of:=([.C$5]-[.C1690])*[.C$4]/[.C$5]+[.C1690]" office:value-type="float" office:value="4022.2983388388" calcext:value-type="float">
            <text:p>4.02E+0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([.B$5]-[.B1691])*[.B$4]+[.B1691]" office:value-type="float" office:value="0.982271239122574" calcext:value-type="float">
            <text:p>9.82E-01</text:p>
          </table:table-cell>
          <table:table-cell table:formula="of:=([.C$5]-[.C1691])*[.C$4]/[.C$5]+[.C1691]" office:value-type="float" office:value="4022.47226703832" calcext:value-type="float">
            <text:p>4.02E+0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([.B$5]-[.B1692])*[.B$4]+[.B1692]" office:value-type="float" office:value="0.982313642261574" calcext:value-type="float">
            <text:p>9.82E-01</text:p>
          </table:table-cell>
          <table:table-cell table:formula="of:=([.C$5]-[.C1692])*[.C$4]/[.C$5]+[.C1692]" office:value-type="float" office:value="4022.64577913979" calcext:value-type="float">
            <text:p>4.02E+0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([.B$5]-[.B1693])*[.B$4]+[.B1693]" office:value-type="float" office:value="0.982355943981969" calcext:value-type="float">
            <text:p>9.82E-01</text:p>
          </table:table-cell>
          <table:table-cell table:formula="of:=([.C$5]-[.C1693])*[.C$4]/[.C$5]+[.C1693]" office:value-type="float" office:value="4022.81887613869" calcext:value-type="float">
            <text:p>4.02E+0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([.B$5]-[.B1694])*[.B$4]+[.B1694]" office:value-type="float" office:value="0.982398144526328" calcext:value-type="float">
            <text:p>9.82E-01</text:p>
          </table:table-cell>
          <table:table-cell table:formula="of:=([.C$5]-[.C1694])*[.C$4]/[.C$5]+[.C1694]" office:value-type="float" office:value="4022.99155902807" calcext:value-type="float">
            <text:p>4.02E+0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([.B$5]-[.B1695])*[.B$4]+[.B1695]" office:value-type="float" office:value="0.982440244136643" calcext:value-type="float">
            <text:p>9.82E-01</text:p>
          </table:table-cell>
          <table:table-cell table:formula="of:=([.C$5]-[.C1695])*[.C$4]/[.C$5]+[.C1695]" office:value-type="float" office:value="4023.16382879863" calcext:value-type="float">
            <text:p>4.02E+0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([.B$5]-[.B1696])*[.B$4]+[.B1696]" office:value-type="float" office:value="0.982482243054324" calcext:value-type="float">
            <text:p>9.82E-01</text:p>
          </table:table-cell>
          <table:table-cell table:formula="of:=([.C$5]-[.C1696])*[.C$4]/[.C$5]+[.C1696]" office:value-type="float" office:value="4023.33568643871" calcext:value-type="float">
            <text:p>4.02E+0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([.B$5]-[.B1697])*[.B$4]+[.B1697]" office:value-type="float" office:value="0.982524141520205" calcext:value-type="float">
            <text:p>9.83E-01</text:p>
          </table:table-cell>
          <table:table-cell table:formula="of:=([.C$5]-[.C1697])*[.C$4]/[.C$5]+[.C1697]" office:value-type="float" office:value="4023.50713293427" calcext:value-type="float">
            <text:p>4.02E+0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([.B$5]-[.B1698])*[.B$4]+[.B1698]" office:value-type="float" office:value="0.982565939774543" calcext:value-type="float">
            <text:p>9.83E-01</text:p>
          </table:table-cell>
          <table:table-cell table:formula="of:=([.C$5]-[.C1698])*[.C$4]/[.C$5]+[.C1698]" office:value-type="float" office:value="4023.6781692689" calcext:value-type="float">
            <text:p>4.02E+03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([.B$5]-[.B1699])*[.B$4]+[.B1699]" office:value-type="float" office:value="0.982607638057022" calcext:value-type="float">
            <text:p>9.83E-01</text:p>
          </table:table-cell>
          <table:table-cell table:formula="of:=([.C$5]-[.C1699])*[.C$4]/[.C$5]+[.C1699]" office:value-type="float" office:value="4023.84879642386" calcext:value-type="float">
            <text:p>4.02E+0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([.B$5]-[.B1700])*[.B$4]+[.B1700]" office:value-type="float" office:value="0.982649236606751" calcext:value-type="float">
            <text:p>9.83E-01</text:p>
          </table:table-cell>
          <table:table-cell table:formula="of:=([.C$5]-[.C1700])*[.C$4]/[.C$5]+[.C1700]" office:value-type="float" office:value="4024.01901537806" calcext:value-type="float">
            <text:p>4.02E+0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([.B$5]-[.B1701])*[.B$4]+[.B1701]" office:value-type="float" office:value="0.982690735662269" calcext:value-type="float">
            <text:p>9.83E-01</text:p>
          </table:table-cell>
          <table:table-cell table:formula="of:=([.C$5]-[.C1701])*[.C$4]/[.C$5]+[.C1701]" office:value-type="float" office:value="4024.18882710805" calcext:value-type="float">
            <text:p>4.02E+0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([.B$5]-[.B1702])*[.B$4]+[.B1702]" office:value-type="float" office:value="0.982732135461542" calcext:value-type="float">
            <text:p>9.83E-01</text:p>
          </table:table-cell>
          <table:table-cell table:formula="of:=([.C$5]-[.C1702])*[.C$4]/[.C$5]+[.C1702]" office:value-type="float" office:value="4024.35823258806" calcext:value-type="float">
            <text:p>4.02E+0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([.B$5]-[.B1703])*[.B$4]+[.B1703]" office:value-type="float" office:value="0.98277343624197" calcext:value-type="float">
            <text:p>9.83E-01</text:p>
          </table:table-cell>
          <table:table-cell table:formula="of:=([.C$5]-[.C1703])*[.C$4]/[.C$5]+[.C1703]" office:value-type="float" office:value="4024.52723278999" calcext:value-type="float">
            <text:p>4.02E+0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([.B$5]-[.B1704])*[.B$4]+[.B1704]" office:value-type="float" office:value="0.982814638240382" calcext:value-type="float">
            <text:p>9.83E-01</text:p>
          </table:table-cell>
          <table:table-cell table:formula="of:=([.C$5]-[.C1704])*[.C$4]/[.C$5]+[.C1704]" office:value-type="float" office:value="4024.69582868339" calcext:value-type="float">
            <text:p>4.02E+0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([.B$5]-[.B1705])*[.B$4]+[.B1705]" office:value-type="float" office:value="0.982855741693042" calcext:value-type="float">
            <text:p>9.83E-01</text:p>
          </table:table-cell>
          <table:table-cell table:formula="of:=([.C$5]-[.C1705])*[.C$4]/[.C$5]+[.C1705]" office:value-type="float" office:value="4024.86402123553" calcext:value-type="float">
            <text:p>4.02E+0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([.B$5]-[.B1706])*[.B$4]+[.B1706]" office:value-type="float" office:value="0.98289674683565" calcext:value-type="float">
            <text:p>9.83E-01</text:p>
          </table:table-cell>
          <table:table-cell table:formula="of:=([.C$5]-[.C1706])*[.C$4]/[.C$5]+[.C1706]" office:value-type="float" office:value="4025.03181141134" calcext:value-type="float">
            <text:p>4.03E+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([.B$5]-[.B1707])*[.B$4]+[.B1707]" office:value-type="float" office:value="0.98293765390334" calcext:value-type="float">
            <text:p>9.83E-01</text:p>
          </table:table-cell>
          <table:table-cell table:formula="of:=([.C$5]-[.C1707])*[.C$4]/[.C$5]+[.C1707]" office:value-type="float" office:value="4025.19920017344" calcext:value-type="float">
            <text:p>4.03E+0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([.B$5]-[.B1708])*[.B$4]+[.B1708]" office:value-type="float" office:value="0.982978463130685" calcext:value-type="float">
            <text:p>9.83E-01</text:p>
          </table:table-cell>
          <table:table-cell table:formula="of:=([.C$5]-[.C1708])*[.C$4]/[.C$5]+[.C1708]" office:value-type="float" office:value="4025.36618848216" calcext:value-type="float">
            <text:p>4.03E+0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([.B$5]-[.B1709])*[.B$4]+[.B1709]" office:value-type="float" office:value="0.983019174751697" calcext:value-type="float">
            <text:p>9.83E-01</text:p>
          </table:table-cell>
          <table:table-cell table:formula="of:=([.C$5]-[.C1709])*[.C$4]/[.C$5]+[.C1709]" office:value-type="float" office:value="4025.53277729552" calcext:value-type="float">
            <text:p>4.03E+03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([.B$5]-[.B1710])*[.B$4]+[.B1710]" office:value-type="float" office:value="0.983059788999829" calcext:value-type="float">
            <text:p>9.83E-01</text:p>
          </table:table-cell>
          <table:table-cell table:formula="of:=([.C$5]-[.C1710])*[.C$4]/[.C$5]+[.C1710]" office:value-type="float" office:value="4025.69896756927" calcext:value-type="float">
            <text:p>4.03E+0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([.B$5]-[.B1711])*[.B$4]+[.B1711]" office:value-type="float" office:value="0.983100306107972" calcext:value-type="float">
            <text:p>9.83E-01</text:p>
          </table:table-cell>
          <table:table-cell table:formula="of:=([.C$5]-[.C1711])*[.C$4]/[.C$5]+[.C1711]" office:value-type="float" office:value="4025.86476025685" calcext:value-type="float">
            <text:p>4.03E+0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([.B$5]-[.B1712])*[.B$4]+[.B1712]" office:value-type="float" office:value="0.983140726308465" calcext:value-type="float">
            <text:p>9.83E-01</text:p>
          </table:table-cell>
          <table:table-cell table:formula="of:=([.C$5]-[.C1712])*[.C$4]/[.C$5]+[.C1712]" office:value-type="float" office:value="4026.03015630942" calcext:value-type="float">
            <text:p>4.03E+03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([.B$5]-[.B1713])*[.B$4]+[.B1713]" office:value-type="float" office:value="0.983181049833088" calcext:value-type="float">
            <text:p>9.83E-01</text:p>
          </table:table-cell>
          <table:table-cell table:formula="of:=([.C$5]-[.C1713])*[.C$4]/[.C$5]+[.C1713]" office:value-type="float" office:value="4026.19515667588" calcext:value-type="float">
            <text:p>4.03E+03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([.B$5]-[.B1714])*[.B$4]+[.B1714]" office:value-type="float" office:value="0.983221276913068" calcext:value-type="float">
            <text:p>9.83E-01</text:p>
          </table:table-cell>
          <table:table-cell table:formula="of:=([.C$5]-[.C1714])*[.C$4]/[.C$5]+[.C1714]" office:value-type="float" office:value="4026.35976230285" calcext:value-type="float">
            <text:p>4.03E+0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([.B$5]-[.B1715])*[.B$4]+[.B1715]" office:value-type="float" office:value="0.983261407779077" calcext:value-type="float">
            <text:p>9.83E-01</text:p>
          </table:table-cell>
          <table:table-cell table:formula="of:=([.C$5]-[.C1715])*[.C$4]/[.C$5]+[.C1715]" office:value-type="float" office:value="4026.52397413469" calcext:value-type="float">
            <text:p>4.03E+03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([.B$5]-[.B1716])*[.B$4]+[.B1716]" office:value-type="float" office:value="0.983301442661239" calcext:value-type="float">
            <text:p>9.83E-01</text:p>
          </table:table-cell>
          <table:table-cell table:formula="of:=([.C$5]-[.C1716])*[.C$4]/[.C$5]+[.C1716]" office:value-type="float" office:value="4026.68779311349" calcext:value-type="float">
            <text:p>4.03E+0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([.B$5]-[.B1717])*[.B$4]+[.B1717]" office:value-type="float" office:value="0.983341381789124" calcext:value-type="float">
            <text:p>9.83E-01</text:p>
          </table:table-cell>
          <table:table-cell table:formula="of:=([.C$5]-[.C1717])*[.C$4]/[.C$5]+[.C1717]" office:value-type="float" office:value="4026.8512201791" calcext:value-type="float">
            <text:p>4.03E+0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([.B$5]-[.B1718])*[.B$4]+[.B1718]" office:value-type="float" office:value="0.983381225391755" calcext:value-type="float">
            <text:p>9.83E-01</text:p>
          </table:table-cell>
          <table:table-cell table:formula="of:=([.C$5]-[.C1718])*[.C$4]/[.C$5]+[.C1718]" office:value-type="float" office:value="4027.01425626911" calcext:value-type="float">
            <text:p>4.03E+0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([.B$5]-[.B1719])*[.B$4]+[.B1719]" office:value-type="float" office:value="0.983420973697606" calcext:value-type="float">
            <text:p>9.83E-01</text:p>
          </table:table-cell>
          <table:table-cell table:formula="of:=([.C$5]-[.C1719])*[.C$4]/[.C$5]+[.C1719]" office:value-type="float" office:value="4027.17690231888" calcext:value-type="float">
            <text:p>4.03E+0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([.B$5]-[.B1720])*[.B$4]+[.B1720]" office:value-type="float" office:value="0.983460626934606" calcext:value-type="float">
            <text:p>9.83E-01</text:p>
          </table:table-cell>
          <table:table-cell table:formula="of:=([.C$5]-[.C1720])*[.C$4]/[.C$5]+[.C1720]" office:value-type="float" office:value="4027.33915926153" calcext:value-type="float">
            <text:p>4.03E+0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([.B$5]-[.B1721])*[.B$4]+[.B1721]" office:value-type="float" office:value="0.983500185330137" calcext:value-type="float">
            <text:p>9.84E-01</text:p>
          </table:table-cell>
          <table:table-cell table:formula="of:=([.C$5]-[.C1721])*[.C$4]/[.C$5]+[.C1721]" office:value-type="float" office:value="4027.50102802793" calcext:value-type="float">
            <text:p>4.03E+0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([.B$5]-[.B1722])*[.B$4]+[.B1722]" office:value-type="float" office:value="0.983539649111038" calcext:value-type="float">
            <text:p>9.84E-01</text:p>
          </table:table-cell>
          <table:table-cell table:formula="of:=([.C$5]-[.C1722])*[.C$4]/[.C$5]+[.C1722]" office:value-type="float" office:value="4027.66250954673" calcext:value-type="float">
            <text:p>4.03E+0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([.B$5]-[.B1723])*[.B$4]+[.B1723]" office:value-type="float" office:value="0.983579018503606" calcext:value-type="float">
            <text:p>9.84E-01</text:p>
          </table:table-cell>
          <table:table-cell table:formula="of:=([.C$5]-[.C1723])*[.C$4]/[.C$5]+[.C1723]" office:value-type="float" office:value="4027.82360474438" calcext:value-type="float">
            <text:p>4.03E+0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([.B$5]-[.B1724])*[.B$4]+[.B1724]" office:value-type="float" office:value="0.983618293733596" calcext:value-type="float">
            <text:p>9.84E-01</text:p>
          </table:table-cell>
          <table:table-cell table:formula="of:=([.C$5]-[.C1724])*[.C$4]/[.C$5]+[.C1724]" office:value-type="float" office:value="4027.9843145451" calcext:value-type="float">
            <text:p>4.03E+03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([.B$5]-[.B1725])*[.B$4]+[.B1725]" office:value-type="float" office:value="0.983657475026224" calcext:value-type="float">
            <text:p>9.84E-01</text:p>
          </table:table-cell>
          <table:table-cell table:formula="of:=([.C$5]-[.C1725])*[.C$4]/[.C$5]+[.C1725]" office:value-type="float" office:value="4028.14463987087" calcext:value-type="float">
            <text:p>4.03E+0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([.B$5]-[.B1726])*[.B$4]+[.B1726]" office:value-type="float" office:value="0.983696562606166" calcext:value-type="float">
            <text:p>9.84E-01</text:p>
          </table:table-cell>
          <table:table-cell table:formula="of:=([.C$5]-[.C1726])*[.C$4]/[.C$5]+[.C1726]" office:value-type="float" office:value="4028.30458164152" calcext:value-type="float">
            <text:p>4.03E+0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([.B$5]-[.B1727])*[.B$4]+[.B1727]" office:value-type="float" office:value="0.983735556697561" calcext:value-type="float">
            <text:p>9.84E-01</text:p>
          </table:table-cell>
          <table:table-cell table:formula="of:=([.C$5]-[.C1727])*[.C$4]/[.C$5]+[.C1727]" office:value-type="float" office:value="4028.46414077464" calcext:value-type="float">
            <text:p>4.03E+0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([.B$5]-[.B1728])*[.B$4]+[.B1728]" office:value-type="float" office:value="0.983774457524013" calcext:value-type="float">
            <text:p>9.84E-01</text:p>
          </table:table-cell>
          <table:table-cell table:formula="of:=([.C$5]-[.C1728])*[.C$4]/[.C$5]+[.C1728]" office:value-type="float" office:value="4028.62331818562" calcext:value-type="float">
            <text:p>4.03E+0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([.B$5]-[.B1729])*[.B$4]+[.B1729]" office:value-type="float" office:value="0.983813265308591" calcext:value-type="float">
            <text:p>9.84E-01</text:p>
          </table:table-cell>
          <table:table-cell table:formula="of:=([.C$5]-[.C1729])*[.C$4]/[.C$5]+[.C1729]" office:value-type="float" office:value="4028.7821147877" calcext:value-type="float">
            <text:p>4.03E+0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([.B$5]-[.B1730])*[.B$4]+[.B1730]" office:value-type="float" office:value="0.983851980273828" calcext:value-type="float">
            <text:p>9.84E-01</text:p>
          </table:table-cell>
          <table:table-cell table:formula="of:=([.C$5]-[.C1730])*[.C$4]/[.C$5]+[.C1730]" office:value-type="float" office:value="4028.9405314919" calcext:value-type="float">
            <text:p>4.03E+0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([.B$5]-[.B1731])*[.B$4]+[.B1731]" office:value-type="float" office:value="0.983890602641728" calcext:value-type="float">
            <text:p>9.84E-01</text:p>
          </table:table-cell>
          <table:table-cell table:formula="of:=([.C$5]-[.C1731])*[.C$4]/[.C$5]+[.C1731]" office:value-type="float" office:value="4029.09856920706" calcext:value-type="float">
            <text:p>4.03E+0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([.B$5]-[.B1732])*[.B$4]+[.B1732]" office:value-type="float" office:value="0.983929132633762" calcext:value-type="float">
            <text:p>9.84E-01</text:p>
          </table:table-cell>
          <table:table-cell table:formula="of:=([.C$5]-[.C1732])*[.C$4]/[.C$5]+[.C1732]" office:value-type="float" office:value="4029.25622883987" calcext:value-type="float">
            <text:p>4.03E+0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([.B$5]-[.B1733])*[.B$4]+[.B1733]" office:value-type="float" office:value="0.983967570470873" calcext:value-type="float">
            <text:p>9.84E-01</text:p>
          </table:table-cell>
          <table:table-cell table:formula="of:=([.C$5]-[.C1733])*[.C$4]/[.C$5]+[.C1733]" office:value-type="float" office:value="4029.41351129483" calcext:value-type="float">
            <text:p>4.03E+0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([.B$5]-[.B1734])*[.B$4]+[.B1734]" office:value-type="float" office:value="0.984005916373473" calcext:value-type="float">
            <text:p>9.84E-01</text:p>
          </table:table-cell>
          <table:table-cell table:formula="of:=([.C$5]-[.C1734])*[.C$4]/[.C$5]+[.C1734]" office:value-type="float" office:value="4029.57041747428" calcext:value-type="float">
            <text:p>4.03E+0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([.B$5]-[.B1735])*[.B$4]+[.B1735]" office:value-type="float" office:value="0.984044170561449" calcext:value-type="float">
            <text:p>9.84E-01</text:p>
          </table:table-cell>
          <table:table-cell table:formula="of:=([.C$5]-[.C1735])*[.C$4]/[.C$5]+[.C1735]" office:value-type="float" office:value="4029.72694827842" calcext:value-type="float">
            <text:p>4.03E+0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([.B$5]-[.B1736])*[.B$4]+[.B1736]" office:value-type="float" office:value="0.984082333254161" calcext:value-type="float">
            <text:p>9.84E-01</text:p>
          </table:table-cell>
          <table:table-cell table:formula="of:=([.C$5]-[.C1736])*[.C$4]/[.C$5]+[.C1736]" office:value-type="float" office:value="4029.88310460527" calcext:value-type="float">
            <text:p>4.03E+0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([.B$5]-[.B1737])*[.B$4]+[.B1737]" office:value-type="float" office:value="0.984120404670446" calcext:value-type="float">
            <text:p>9.84E-01</text:p>
          </table:table-cell>
          <table:table-cell table:formula="of:=([.C$5]-[.C1737])*[.C$4]/[.C$5]+[.C1737]" office:value-type="float" office:value="4030.03888735071" calcext:value-type="float">
            <text:p>4.03E+0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([.B$5]-[.B1738])*[.B$4]+[.B1738]" office:value-type="float" office:value="0.984158385028615" calcext:value-type="float">
            <text:p>9.84E-01</text:p>
          </table:table-cell>
          <table:table-cell table:formula="of:=([.C$5]-[.C1738])*[.C$4]/[.C$5]+[.C1738]" office:value-type="float" office:value="4030.19429740849" calcext:value-type="float">
            <text:p>4.03E+0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([.B$5]-[.B1739])*[.B$4]+[.B1739]" office:value-type="float" office:value="0.984196274546458" calcext:value-type="float">
            <text:p>9.84E-01</text:p>
          </table:table-cell>
          <table:table-cell table:formula="of:=([.C$5]-[.C1739])*[.C$4]/[.C$5]+[.C1739]" office:value-type="float" office:value="4030.3493356702" calcext:value-type="float">
            <text:p>4.03E+03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([.B$5]-[.B1740])*[.B$4]+[.B1740]" office:value-type="float" office:value="0.984234073441246" calcext:value-type="float">
            <text:p>9.84E-01</text:p>
          </table:table-cell>
          <table:table-cell table:formula="of:=([.C$5]-[.C1740])*[.C$4]/[.C$5]+[.C1740]" office:value-type="float" office:value="4030.50400302531" calcext:value-type="float">
            <text:p>4.03E+0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([.B$5]-[.B1741])*[.B$4]+[.B1741]" office:value-type="float" office:value="0.984271781929727" calcext:value-type="float">
            <text:p>9.84E-01</text:p>
          </table:table-cell>
          <table:table-cell table:formula="of:=([.C$5]-[.C1741])*[.C$4]/[.C$5]+[.C1741]" office:value-type="float" office:value="4030.65830036117" calcext:value-type="float">
            <text:p>4.03E+03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([.B$5]-[.B1742])*[.B$4]+[.B1742]" office:value-type="float" office:value="0.984309400228133" calcext:value-type="float">
            <text:p>9.84E-01</text:p>
          </table:table-cell>
          <table:table-cell table:formula="of:=([.C$5]-[.C1742])*[.C$4]/[.C$5]+[.C1742]" office:value-type="float" office:value="4030.81222856299" calcext:value-type="float">
            <text:p>4.03E+03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([.B$5]-[.B1743])*[.B$4]+[.B1743]" office:value-type="float" office:value="0.984346928552177" calcext:value-type="float">
            <text:p>9.84E-01</text:p>
          </table:table-cell>
          <table:table-cell table:formula="of:=([.C$5]-[.C1743])*[.C$4]/[.C$5]+[.C1743]" office:value-type="float" office:value="4030.96578851387" calcext:value-type="float">
            <text:p>4.03E+0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([.B$5]-[.B1744])*[.B$4]+[.B1744]" office:value-type="float" office:value="0.984384367117059" calcext:value-type="float">
            <text:p>9.84E-01</text:p>
          </table:table-cell>
          <table:table-cell table:formula="of:=([.C$5]-[.C1744])*[.C$4]/[.C$5]+[.C1744]" office:value-type="float" office:value="4031.1189810948" calcext:value-type="float">
            <text:p>4.03E+03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([.B$5]-[.B1745])*[.B$4]+[.B1745]" office:value-type="float" office:value="0.98442171613746" calcext:value-type="float">
            <text:p>9.84E-01</text:p>
          </table:table-cell>
          <table:table-cell table:formula="of:=([.C$5]-[.C1745])*[.C$4]/[.C$5]+[.C1745]" office:value-type="float" office:value="4031.27180718466" calcext:value-type="float">
            <text:p>4.03E+0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([.B$5]-[.B1746])*[.B$4]+[.B1746]" office:value-type="float" office:value="0.984458975827551" calcext:value-type="float">
            <text:p>9.84E-01</text:p>
          </table:table-cell>
          <table:table-cell table:formula="of:=([.C$5]-[.C1746])*[.C$4]/[.C$5]+[.C1746]" office:value-type="float" office:value="4031.42426766022" calcext:value-type="float">
            <text:p>4.03E+0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([.B$5]-[.B1747])*[.B$4]+[.B1747]" office:value-type="float" office:value="0.984496146400991" calcext:value-type="float">
            <text:p>9.84E-01</text:p>
          </table:table-cell>
          <table:table-cell table:formula="of:=([.C$5]-[.C1747])*[.C$4]/[.C$5]+[.C1747]" office:value-type="float" office:value="4031.57636339616" calcext:value-type="float">
            <text:p>4.03E+0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([.B$5]-[.B1748])*[.B$4]+[.B1748]" office:value-type="float" office:value="0.984533228070924" calcext:value-type="float">
            <text:p>9.85E-01</text:p>
          </table:table-cell>
          <table:table-cell table:formula="of:=([.C$5]-[.C1748])*[.C$4]/[.C$5]+[.C1748]" office:value-type="float" office:value="4031.72809526507" calcext:value-type="float">
            <text:p>4.03E+0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([.B$5]-[.B1749])*[.B$4]+[.B1749]" office:value-type="float" office:value="0.984570221049989" calcext:value-type="float">
            <text:p>9.85E-01</text:p>
          </table:table-cell>
          <table:table-cell table:formula="of:=([.C$5]-[.C1749])*[.C$4]/[.C$5]+[.C1749]" office:value-type="float" office:value="4031.87946413746" calcext:value-type="float">
            <text:p>4.03E+03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([.B$5]-[.B1750])*[.B$4]+[.B1750]" office:value-type="float" office:value="0.984607125550314" calcext:value-type="float">
            <text:p>9.85E-01</text:p>
          </table:table-cell>
          <table:table-cell table:formula="of:=([.C$5]-[.C1750])*[.C$4]/[.C$5]+[.C1750]" office:value-type="float" office:value="4032.03047088173" calcext:value-type="float">
            <text:p>4.03E+0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([.B$5]-[.B1751])*[.B$4]+[.B1751]" office:value-type="float" office:value="0.984643941783518" calcext:value-type="float">
            <text:p>9.85E-01</text:p>
          </table:table-cell>
          <table:table-cell table:formula="of:=([.C$5]-[.C1751])*[.C$4]/[.C$5]+[.C1751]" office:value-type="float" office:value="4032.18111636422" calcext:value-type="float">
            <text:p>4.03E+03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([.B$5]-[.B1752])*[.B$4]+[.B1752]" office:value-type="float" office:value="0.984680669960718" calcext:value-type="float">
            <text:p>9.85E-01</text:p>
          </table:table-cell>
          <table:table-cell table:formula="of:=([.C$5]-[.C1752])*[.C$4]/[.C$5]+[.C1752]" office:value-type="float" office:value="4032.33140144921" calcext:value-type="float">
            <text:p>4.03E+0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([.B$5]-[.B1753])*[.B$4]+[.B1753]" office:value-type="float" office:value="0.984717310292523" calcext:value-type="float">
            <text:p>9.85E-01</text:p>
          </table:table-cell>
          <table:table-cell table:formula="of:=([.C$5]-[.C1753])*[.C$4]/[.C$5]+[.C1753]" office:value-type="float" office:value="4032.48132699888" calcext:value-type="float">
            <text:p>4.03E+0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([.B$5]-[.B1754])*[.B$4]+[.B1754]" office:value-type="float" office:value="0.984753862989039" calcext:value-type="float">
            <text:p>9.85E-01</text:p>
          </table:table-cell>
          <table:table-cell table:formula="of:=([.C$5]-[.C1754])*[.C$4]/[.C$5]+[.C1754]" office:value-type="float" office:value="4032.63089387339" calcext:value-type="float">
            <text:p>4.03E+0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([.B$5]-[.B1755])*[.B$4]+[.B1755]" office:value-type="float" office:value="0.984790328259869" calcext:value-type="float">
            <text:p>9.85E-01</text:p>
          </table:table-cell>
          <table:table-cell table:formula="of:=([.C$5]-[.C1755])*[.C$4]/[.C$5]+[.C1755]" office:value-type="float" office:value="4032.78010293079" calcext:value-type="float">
            <text:p>4.03E+0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([.B$5]-[.B1756])*[.B$4]+[.B1756]" office:value-type="float" office:value="0.984826706314117" calcext:value-type="float">
            <text:p>9.85E-01</text:p>
          </table:table-cell>
          <table:table-cell table:formula="of:=([.C$5]-[.C1756])*[.C$4]/[.C$5]+[.C1756]" office:value-type="float" office:value="4032.92895502713" calcext:value-type="float">
            <text:p>4.03E+0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([.B$5]-[.B1757])*[.B$4]+[.B1757]" office:value-type="float" office:value="0.984862997360383" calcext:value-type="float">
            <text:p>9.85E-01</text:p>
          </table:table-cell>
          <table:table-cell table:formula="of:=([.C$5]-[.C1757])*[.C$4]/[.C$5]+[.C1757]" office:value-type="float" office:value="4033.07745101638" calcext:value-type="float">
            <text:p>4.03E+0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([.B$5]-[.B1758])*[.B$4]+[.B1758]" office:value-type="float" office:value="0.984899201606771" calcext:value-type="float">
            <text:p>9.85E-01</text:p>
          </table:table-cell>
          <table:table-cell table:formula="of:=([.C$5]-[.C1758])*[.C$4]/[.C$5]+[.C1758]" office:value-type="float" office:value="4033.22559175047" calcext:value-type="float">
            <text:p>4.03E+03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([.B$5]-[.B1759])*[.B$4]+[.B1759]" office:value-type="float" office:value="0.984935319260887" calcext:value-type="float">
            <text:p>9.85E-01</text:p>
          </table:table-cell>
          <table:table-cell table:formula="of:=([.C$5]-[.C1759])*[.C$4]/[.C$5]+[.C1759]" office:value-type="float" office:value="4033.3733780793" calcext:value-type="float">
            <text:p>4.03E+0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([.B$5]-[.B1760])*[.B$4]+[.B1760]" office:value-type="float" office:value="0.984971350529839" calcext:value-type="float">
            <text:p>9.85E-01</text:p>
          </table:table-cell>
          <table:table-cell table:formula="of:=([.C$5]-[.C1760])*[.C$4]/[.C$5]+[.C1760]" office:value-type="float" office:value="4033.52081085073" calcext:value-type="float">
            <text:p>4.03E+0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([.B$5]-[.B1761])*[.B$4]+[.B1761]" office:value-type="float" office:value="0.985007295620242" calcext:value-type="float">
            <text:p>9.85E-01</text:p>
          </table:table-cell>
          <table:table-cell table:formula="of:=([.C$5]-[.C1761])*[.C$4]/[.C$5]+[.C1761]" office:value-type="float" office:value="4033.66789091061" calcext:value-type="float">
            <text:p>4.03E+0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([.B$5]-[.B1762])*[.B$4]+[.B1762]" office:value-type="float" office:value="0.985043154738213" calcext:value-type="float">
            <text:p>9.85E-01</text:p>
          </table:table-cell>
          <table:table-cell table:formula="of:=([.C$5]-[.C1762])*[.C$4]/[.C$5]+[.C1762]" office:value-type="float" office:value="4033.81461910273" calcext:value-type="float">
            <text:p>4.03E+0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([.B$5]-[.B1763])*[.B$4]+[.B1763]" office:value-type="float" office:value="0.985078928089381" calcext:value-type="float">
            <text:p>9.85E-01</text:p>
          </table:table-cell>
          <table:table-cell table:formula="of:=([.C$5]-[.C1763])*[.C$4]/[.C$5]+[.C1763]" office:value-type="float" office:value="4033.96099626889" calcext:value-type="float">
            <text:p>4.03E+0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([.B$5]-[.B1764])*[.B$4]+[.B1764]" office:value-type="float" office:value="0.985114615878878" calcext:value-type="float">
            <text:p>9.85E-01</text:p>
          </table:table-cell>
          <table:table-cell table:formula="of:=([.C$5]-[.C1764])*[.C$4]/[.C$5]+[.C1764]" office:value-type="float" office:value="4034.10702324887" calcext:value-type="float">
            <text:p>4.03E+03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([.B$5]-[.B1765])*[.B$4]+[.B1765]" office:value-type="float" office:value="0.98515021831135" calcext:value-type="float">
            <text:p>9.85E-01</text:p>
          </table:table-cell>
          <table:table-cell table:formula="of:=([.C$5]-[.C1765])*[.C$4]/[.C$5]+[.C1765]" office:value-type="float" office:value="4034.25270088044" calcext:value-type="float">
            <text:p>4.03E+03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([.B$5]-[.B1766])*[.B$4]+[.B1766]" office:value-type="float" office:value="0.985185735590951" calcext:value-type="float">
            <text:p>9.85E-01</text:p>
          </table:table-cell>
          <table:table-cell table:formula="of:=([.C$5]-[.C1766])*[.C$4]/[.C$5]+[.C1766]" office:value-type="float" office:value="4034.39802999937" calcext:value-type="float">
            <text:p>4.03E+0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([.B$5]-[.B1767])*[.B$4]+[.B1767]" office:value-type="float" office:value="0.985221167921347" calcext:value-type="float">
            <text:p>9.85E-01</text:p>
          </table:table-cell>
          <table:table-cell table:formula="of:=([.C$5]-[.C1767])*[.C$4]/[.C$5]+[.C1767]" office:value-type="float" office:value="4034.54301143942" calcext:value-type="float">
            <text:p>4.03E+03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([.B$5]-[.B1768])*[.B$4]+[.B1768]" office:value-type="float" office:value="0.985256515505716" calcext:value-type="float">
            <text:p>9.85E-01</text:p>
          </table:table-cell>
          <table:table-cell table:formula="of:=([.C$5]-[.C1768])*[.C$4]/[.C$5]+[.C1768]" office:value-type="float" office:value="4034.68764603236" calcext:value-type="float">
            <text:p>4.03E+03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([.B$5]-[.B1769])*[.B$4]+[.B1769]" office:value-type="float" office:value="0.985291778546753" calcext:value-type="float">
            <text:p>9.85E-01</text:p>
          </table:table-cell>
          <table:table-cell table:formula="of:=([.C$5]-[.C1769])*[.C$4]/[.C$5]+[.C1769]" office:value-type="float" office:value="4034.83193460798" calcext:value-type="float">
            <text:p>4.03E+0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([.B$5]-[.B1770])*[.B$4]+[.B1770]" office:value-type="float" office:value="0.985326957246665" calcext:value-type="float">
            <text:p>9.85E-01</text:p>
          </table:table-cell>
          <table:table-cell table:formula="of:=([.C$5]-[.C1770])*[.C$4]/[.C$5]+[.C1770]" office:value-type="float" office:value="4034.97587799407" calcext:value-type="float">
            <text:p>4.03E+0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([.B$5]-[.B1771])*[.B$4]+[.B1771]" office:value-type="float" office:value="0.985362051807177" calcext:value-type="float">
            <text:p>9.85E-01</text:p>
          </table:table-cell>
          <table:table-cell table:formula="of:=([.C$5]-[.C1771])*[.C$4]/[.C$5]+[.C1771]" office:value-type="float" office:value="4035.11947701645" calcext:value-type="float">
            <text:p>4.04E+0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([.B$5]-[.B1772])*[.B$4]+[.B1772]" office:value-type="float" office:value="0.985397062429532" calcext:value-type="float">
            <text:p>9.85E-01</text:p>
          </table:table-cell>
          <table:table-cell table:formula="of:=([.C$5]-[.C1772])*[.C$4]/[.C$5]+[.C1772]" office:value-type="float" office:value="4035.26273249895" calcext:value-type="float">
            <text:p>4.04E+0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([.B$5]-[.B1773])*[.B$4]+[.B1773]" office:value-type="float" office:value="0.985431989314489" calcext:value-type="float">
            <text:p>9.85E-01</text:p>
          </table:table-cell>
          <table:table-cell table:formula="of:=([.C$5]-[.C1773])*[.C$4]/[.C$5]+[.C1773]" office:value-type="float" office:value="4035.40564526345" calcext:value-type="float">
            <text:p>4.04E+03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([.B$5]-[.B1774])*[.B$4]+[.B1774]" office:value-type="float" office:value="0.98546683266233" calcext:value-type="float">
            <text:p>9.85E-01</text:p>
          </table:table-cell>
          <table:table-cell table:formula="of:=([.C$5]-[.C1774])*[.C$4]/[.C$5]+[.C1774]" office:value-type="float" office:value="4035.54821612985" calcext:value-type="float">
            <text:p>4.04E+0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([.B$5]-[.B1775])*[.B$4]+[.B1775]" office:value-type="float" office:value="0.985501592672857" calcext:value-type="float">
            <text:p>9.86E-01</text:p>
          </table:table-cell>
          <table:table-cell table:formula="of:=([.C$5]-[.C1775])*[.C$4]/[.C$5]+[.C1775]" office:value-type="float" office:value="4035.6904459161" calcext:value-type="float">
            <text:p>4.04E+0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([.B$5]-[.B1776])*[.B$4]+[.B1776]" office:value-type="float" office:value="0.985536269545393" calcext:value-type="float">
            <text:p>9.86E-01</text:p>
          </table:table-cell>
          <table:table-cell table:formula="of:=([.C$5]-[.C1776])*[.C$4]/[.C$5]+[.C1776]" office:value-type="float" office:value="4035.83233543816" calcext:value-type="float">
            <text:p>4.04E+0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([.B$5]-[.B1777])*[.B$4]+[.B1777]" office:value-type="float" office:value="0.985570863478785" calcext:value-type="float">
            <text:p>9.86E-01</text:p>
          </table:table-cell>
          <table:table-cell table:formula="of:=([.C$5]-[.C1777])*[.C$4]/[.C$5]+[.C1777]" office:value-type="float" office:value="4035.97388551009" calcext:value-type="float">
            <text:p>4.04E+0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([.B$5]-[.B1778])*[.B$4]+[.B1778]" office:value-type="float" office:value="0.985605374671405" calcext:value-type="float">
            <text:p>9.86E-01</text:p>
          </table:table-cell>
          <table:table-cell table:formula="of:=([.C$5]-[.C1778])*[.C$4]/[.C$5]+[.C1778]" office:value-type="float" office:value="4036.11509694397" calcext:value-type="float">
            <text:p>4.04E+0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([.B$5]-[.B1779])*[.B$4]+[.B1779]" office:value-type="float" office:value="0.98563980332115" calcext:value-type="float">
            <text:p>9.86E-01</text:p>
          </table:table-cell>
          <table:table-cell table:formula="of:=([.C$5]-[.C1779])*[.C$4]/[.C$5]+[.C1779]" office:value-type="float" office:value="4036.25597054993" calcext:value-type="float">
            <text:p>4.04E+0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([.B$5]-[.B1780])*[.B$4]+[.B1780]" office:value-type="float" office:value="0.985674149625443" calcext:value-type="float">
            <text:p>9.86E-01</text:p>
          </table:table-cell>
          <table:table-cell table:formula="of:=([.C$5]-[.C1780])*[.C$4]/[.C$5]+[.C1780]" office:value-type="float" office:value="4036.39650713618" calcext:value-type="float">
            <text:p>4.04E+0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([.B$5]-[.B1781])*[.B$4]+[.B1781]" office:value-type="float" office:value="0.985708413781236" calcext:value-type="float">
            <text:p>9.86E-01</text:p>
          </table:table-cell>
          <table:table-cell table:formula="of:=([.C$5]-[.C1781])*[.C$4]/[.C$5]+[.C1781]" office:value-type="float" office:value="4036.53670750899" calcext:value-type="float">
            <text:p>4.04E+0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([.B$5]-[.B1782])*[.B$4]+[.B1782]" office:value-type="float" office:value="0.985742595985009" calcext:value-type="float">
            <text:p>9.86E-01</text:p>
          </table:table-cell>
          <table:table-cell table:formula="of:=([.C$5]-[.C1782])*[.C$4]/[.C$5]+[.C1782]" office:value-type="float" office:value="4036.67657247271" calcext:value-type="float">
            <text:p>4.04E+03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([.B$5]-[.B1783])*[.B$4]+[.B1783]" office:value-type="float" office:value="0.985776696432773" calcext:value-type="float">
            <text:p>9.86E-01</text:p>
          </table:table-cell>
          <table:table-cell table:formula="of:=([.C$5]-[.C1783])*[.C$4]/[.C$5]+[.C1783]" office:value-type="float" office:value="4036.81610282975" calcext:value-type="float">
            <text:p>4.04E+0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([.B$5]-[.B1784])*[.B$4]+[.B1784]" office:value-type="float" office:value="0.98581071532007" calcext:value-type="float">
            <text:p>9.86E-01</text:p>
          </table:table-cell>
          <table:table-cell table:formula="of:=([.C$5]-[.C1784])*[.C$4]/[.C$5]+[.C1784]" office:value-type="float" office:value="4036.95529938061" calcext:value-type="float">
            <text:p>4.04E+03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([.B$5]-[.B1785])*[.B$4]+[.B1785]" office:value-type="float" office:value="0.985844652841973" calcext:value-type="float">
            <text:p>9.86E-01</text:p>
          </table:table-cell>
          <table:table-cell table:formula="of:=([.C$5]-[.C1785])*[.C$4]/[.C$5]+[.C1785]" office:value-type="float" office:value="4037.09416292388" calcext:value-type="float">
            <text:p>4.04E+0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([.B$5]-[.B1786])*[.B$4]+[.B1786]" office:value-type="float" office:value="0.985878509193089" calcext:value-type="float">
            <text:p>9.86E-01</text:p>
          </table:table-cell>
          <table:table-cell table:formula="of:=([.C$5]-[.C1786])*[.C$4]/[.C$5]+[.C1786]" office:value-type="float" office:value="4037.23269425622" calcext:value-type="float">
            <text:p>4.04E+0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([.B$5]-[.B1787])*[.B$4]+[.B1787]" office:value-type="float" office:value="0.985912284567562" calcext:value-type="float">
            <text:p>9.86E-01</text:p>
          </table:table-cell>
          <table:table-cell table:formula="of:=([.C$5]-[.C1787])*[.C$4]/[.C$5]+[.C1787]" office:value-type="float" office:value="4037.3708941724" calcext:value-type="float">
            <text:p>4.04E+0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([.B$5]-[.B1788])*[.B$4]+[.B1788]" office:value-type="float" office:value="0.985945979159068" calcext:value-type="float">
            <text:p>9.86E-01</text:p>
          </table:table-cell>
          <table:table-cell table:formula="of:=([.C$5]-[.C1788])*[.C$4]/[.C$5]+[.C1788]" office:value-type="float" office:value="4037.50876346529" calcext:value-type="float">
            <text:p>4.04E+03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([.B$5]-[.B1789])*[.B$4]+[.B1789]" office:value-type="float" office:value="0.985979593160821" calcext:value-type="float">
            <text:p>9.86E-01</text:p>
          </table:table-cell>
          <table:table-cell table:formula="of:=([.C$5]-[.C1789])*[.C$4]/[.C$5]+[.C1789]" office:value-type="float" office:value="4037.64630292585" calcext:value-type="float">
            <text:p>4.04E+0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([.B$5]-[.B1790])*[.B$4]+[.B1790]" office:value-type="float" office:value="0.986013126765575" calcext:value-type="float">
            <text:p>9.86E-01</text:p>
          </table:table-cell>
          <table:table-cell table:formula="of:=([.C$5]-[.C1790])*[.C$4]/[.C$5]+[.C1790]" office:value-type="float" office:value="4037.78351334317" calcext:value-type="float">
            <text:p>4.04E+03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([.B$5]-[.B1791])*[.B$4]+[.B1791]" office:value-type="float" office:value="0.986046580165619" calcext:value-type="float">
            <text:p>9.86E-01</text:p>
          </table:table-cell>
          <table:table-cell table:formula="of:=([.C$5]-[.C1791])*[.C$4]/[.C$5]+[.C1791]" office:value-type="float" office:value="4037.92039550443" calcext:value-type="float">
            <text:p>4.04E+03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([.B$5]-[.B1792])*[.B$4]+[.B1792]" office:value-type="float" office:value="0.986079953552787" calcext:value-type="float">
            <text:p>9.86E-01</text:p>
          </table:table-cell>
          <table:table-cell table:formula="of:=([.C$5]-[.C1792])*[.C$4]/[.C$5]+[.C1792]" office:value-type="float" office:value="4038.05695019493" calcext:value-type="float">
            <text:p>4.04E+0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([.B$5]-[.B1793])*[.B$4]+[.B1793]" office:value-type="float" office:value="0.986113247118449" calcext:value-type="float">
            <text:p>9.86E-01</text:p>
          </table:table-cell>
          <table:table-cell table:formula="of:=([.C$5]-[.C1793])*[.C$4]/[.C$5]+[.C1793]" office:value-type="float" office:value="4038.1931781981" calcext:value-type="float">
            <text:p>4.04E+0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([.B$5]-[.B1794])*[.B$4]+[.B1794]" office:value-type="float" office:value="0.986146461053521" calcext:value-type="float">
            <text:p>9.86E-01</text:p>
          </table:table-cell>
          <table:table-cell table:formula="of:=([.C$5]-[.C1794])*[.C$4]/[.C$5]+[.C1794]" office:value-type="float" office:value="4038.3290802955" calcext:value-type="float">
            <text:p>4.04E+0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([.B$5]-[.B1795])*[.B$4]+[.B1795]" office:value-type="float" office:value="0.986179595548461" calcext:value-type="float">
            <text:p>9.86E-01</text:p>
          </table:table-cell>
          <table:table-cell table:formula="of:=([.C$5]-[.C1795])*[.C$4]/[.C$5]+[.C1795]" office:value-type="float" office:value="4038.46465726681" calcext:value-type="float">
            <text:p>4.04E+0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([.B$5]-[.B1796])*[.B$4]+[.B1796]" office:value-type="float" office:value="0.986212650793271" calcext:value-type="float">
            <text:p>9.86E-01</text:p>
          </table:table-cell>
          <table:table-cell table:formula="of:=([.C$5]-[.C1796])*[.C$4]/[.C$5]+[.C1796]" office:value-type="float" office:value="4038.59990988983" calcext:value-type="float">
            <text:p>4.04E+0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([.B$5]-[.B1797])*[.B$4]+[.B1797]" office:value-type="float" office:value="0.986245626977501" calcext:value-type="float">
            <text:p>9.86E-01</text:p>
          </table:table-cell>
          <table:table-cell table:formula="of:=([.C$5]-[.C1797])*[.C$4]/[.C$5]+[.C1797]" office:value-type="float" office:value="4038.73483894054" calcext:value-type="float">
            <text:p>4.04E+0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([.B$5]-[.B1798])*[.B$4]+[.B1798]" office:value-type="float" office:value="0.986278524290243" calcext:value-type="float">
            <text:p>9.86E-01</text:p>
          </table:table-cell>
          <table:table-cell table:formula="of:=([.C$5]-[.C1798])*[.C$4]/[.C$5]+[.C1798]" office:value-type="float" office:value="4038.86944519303" calcext:value-type="float">
            <text:p>4.04E+0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([.B$5]-[.B1799])*[.B$4]+[.B1799]" office:value-type="float" office:value="0.986311342920142" calcext:value-type="float">
            <text:p>9.86E-01</text:p>
          </table:table-cell>
          <table:table-cell table:formula="of:=([.C$5]-[.C1799])*[.C$4]/[.C$5]+[.C1799]" office:value-type="float" office:value="4039.00372941954" calcext:value-type="float">
            <text:p>4.04E+0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([.B$5]-[.B1800])*[.B$4]+[.B1800]" office:value-type="float" office:value="0.986344083055388" calcext:value-type="float">
            <text:p>9.86E-01</text:p>
          </table:table-cell>
          <table:table-cell table:formula="of:=([.C$5]-[.C1800])*[.C$4]/[.C$5]+[.C1800]" office:value-type="float" office:value="4039.13769239048" calcext:value-type="float">
            <text:p>4.04E+0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([.B$5]-[.B1801])*[.B$4]+[.B1801]" office:value-type="float" office:value="0.986376744883723" calcext:value-type="float">
            <text:p>9.86E-01</text:p>
          </table:table-cell>
          <table:table-cell table:formula="of:=([.C$5]-[.C1801])*[.C$4]/[.C$5]+[.C1801]" office:value-type="float" office:value="4039.27133487441" calcext:value-type="float">
            <text:p>4.04E+03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([.B$5]-[.B1802])*[.B$4]+[.B1802]" office:value-type="float" office:value="0.986409328592439" calcext:value-type="float">
            <text:p>9.86E-01</text:p>
          </table:table-cell>
          <table:table-cell table:formula="of:=([.C$5]-[.C1802])*[.C$4]/[.C$5]+[.C1802]" office:value-type="float" office:value="4039.40465763804" calcext:value-type="float">
            <text:p>4.04E+0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([.B$5]-[.B1803])*[.B$4]+[.B1803]" office:value-type="float" office:value="0.98644183436838" calcext:value-type="float">
            <text:p>9.86E-01</text:p>
          </table:table-cell>
          <table:table-cell table:formula="of:=([.C$5]-[.C1803])*[.C$4]/[.C$5]+[.C1803]" office:value-type="float" office:value="4039.53766144626" calcext:value-type="float">
            <text:p>4.04E+0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([.B$5]-[.B1804])*[.B$4]+[.B1804]" office:value-type="float" office:value="0.986474262397944" calcext:value-type="float">
            <text:p>9.86E-01</text:p>
          </table:table-cell>
          <table:table-cell table:formula="of:=([.C$5]-[.C1804])*[.C$4]/[.C$5]+[.C1804]" office:value-type="float" office:value="4039.67034706212" calcext:value-type="float">
            <text:p>4.04E+0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([.B$5]-[.B1805])*[.B$4]+[.B1805]" office:value-type="float" office:value="0.986506612867081" calcext:value-type="float">
            <text:p>9.87E-01</text:p>
          </table:table-cell>
          <table:table-cell table:formula="of:=([.C$5]-[.C1805])*[.C$4]/[.C$5]+[.C1805]" office:value-type="float" office:value="4039.80271524686" calcext:value-type="float">
            <text:p>4.04E+03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([.B$5]-[.B1806])*[.B$4]+[.B1806]" office:value-type="float" office:value="0.9865388859613" calcext:value-type="float">
            <text:p>9.87E-01</text:p>
          </table:table-cell>
          <table:table-cell table:formula="of:=([.C$5]-[.C1806])*[.C$4]/[.C$5]+[.C1806]" office:value-type="float" office:value="4039.93476675988" calcext:value-type="float">
            <text:p>4.04E+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([.B$5]-[.B1807])*[.B$4]+[.B1807]" office:value-type="float" office:value="0.986571081865662" calcext:value-type="float">
            <text:p>9.87E-01</text:p>
          </table:table-cell>
          <table:table-cell table:formula="of:=([.C$5]-[.C1807])*[.C$4]/[.C$5]+[.C1807]" office:value-type="float" office:value="4040.06650235877" calcext:value-type="float">
            <text:p>4.04E+0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([.B$5]-[.B1808])*[.B$4]+[.B1808]" office:value-type="float" office:value="0.986603200764789" calcext:value-type="float">
            <text:p>9.87E-01</text:p>
          </table:table-cell>
          <table:table-cell table:formula="of:=([.C$5]-[.C1808])*[.C$4]/[.C$5]+[.C1808]" office:value-type="float" office:value="4040.1979227993" calcext:value-type="float">
            <text:p>4.04E+0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([.B$5]-[.B1809])*[.B$4]+[.B1809]" office:value-type="float" office:value="0.986635242842859" calcext:value-type="float">
            <text:p>9.87E-01</text:p>
          </table:table-cell>
          <table:table-cell table:formula="of:=([.C$5]-[.C1809])*[.C$4]/[.C$5]+[.C1809]" office:value-type="float" office:value="4040.32902883546" calcext:value-type="float">
            <text:p>4.04E+0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([.B$5]-[.B1810])*[.B$4]+[.B1810]" office:value-type="float" office:value="0.986667208283611" calcext:value-type="float">
            <text:p>9.87E-01</text:p>
          </table:table-cell>
          <table:table-cell table:formula="of:=([.C$5]-[.C1810])*[.C$4]/[.C$5]+[.C1810]" office:value-type="float" office:value="4040.45982121941" calcext:value-type="float">
            <text:p>4.04E+0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([.B$5]-[.B1811])*[.B$4]+[.B1811]" office:value-type="float" office:value="0.986699097270343" calcext:value-type="float">
            <text:p>9.87E-01</text:p>
          </table:table-cell>
          <table:table-cell table:formula="of:=([.C$5]-[.C1811])*[.C$4]/[.C$5]+[.C1811]" office:value-type="float" office:value="4040.59030070152" calcext:value-type="float">
            <text:p>4.04E+0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([.B$5]-[.B1812])*[.B$4]+[.B1812]" office:value-type="float" office:value="0.986730909985917" calcext:value-type="float">
            <text:p>9.87E-01</text:p>
          </table:table-cell>
          <table:table-cell table:formula="of:=([.C$5]-[.C1812])*[.C$4]/[.C$5]+[.C1812]" office:value-type="float" office:value="4040.72046803035" calcext:value-type="float">
            <text:p>4.04E+0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([.B$5]-[.B1813])*[.B$4]+[.B1813]" office:value-type="float" office:value="0.986762646612755" calcext:value-type="float">
            <text:p>9.87E-01</text:p>
          </table:table-cell>
          <table:table-cell table:formula="of:=([.C$5]-[.C1813])*[.C$4]/[.C$5]+[.C1813]" office:value-type="float" office:value="4040.85032395269" calcext:value-type="float">
            <text:p>4.04E+0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([.B$5]-[.B1814])*[.B$4]+[.B1814]" office:value-type="float" office:value="0.986794307332844" calcext:value-type="float">
            <text:p>9.87E-01</text:p>
          </table:table-cell>
          <table:table-cell table:formula="of:=([.C$5]-[.C1814])*[.C$4]/[.C$5]+[.C1814]" office:value-type="float" office:value="4040.97986921354" calcext:value-type="float">
            <text:p>4.04E+0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([.B$5]-[.B1815])*[.B$4]+[.B1815]" office:value-type="float" office:value="0.986825892327736" calcext:value-type="float">
            <text:p>9.87E-01</text:p>
          </table:table-cell>
          <table:table-cell table:formula="of:=([.C$5]-[.C1815])*[.C$4]/[.C$5]+[.C1815]" office:value-type="float" office:value="4041.10910455611" calcext:value-type="float">
            <text:p>4.04E+0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([.B$5]-[.B1816])*[.B$4]+[.B1816]" office:value-type="float" office:value="0.986857401778548" calcext:value-type="float">
            <text:p>9.87E-01</text:p>
          </table:table-cell>
          <table:table-cell table:formula="of:=([.C$5]-[.C1816])*[.C$4]/[.C$5]+[.C1816]" office:value-type="float" office:value="4041.23803072182" calcext:value-type="float">
            <text:p>4.04E+0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([.B$5]-[.B1817])*[.B$4]+[.B1817]" office:value-type="float" office:value="0.986888835865964" calcext:value-type="float">
            <text:p>9.87E-01</text:p>
          </table:table-cell>
          <table:table-cell table:formula="of:=([.C$5]-[.C1817])*[.C$4]/[.C$5]+[.C1817]" office:value-type="float" office:value="4041.36664845035" calcext:value-type="float">
            <text:p>4.04E+0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([.B$5]-[.B1818])*[.B$4]+[.B1818]" office:value-type="float" office:value="0.986920194770236" calcext:value-type="float">
            <text:p>9.87E-01</text:p>
          </table:table-cell>
          <table:table-cell table:formula="of:=([.C$5]-[.C1818])*[.C$4]/[.C$5]+[.C1818]" office:value-type="float" office:value="4041.49495847959" calcext:value-type="float">
            <text:p>4.04E+0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([.B$5]-[.B1819])*[.B$4]+[.B1819]" office:value-type="float" office:value="0.986951478671186" calcext:value-type="float">
            <text:p>9.87E-01</text:p>
          </table:table-cell>
          <table:table-cell table:formula="of:=([.C$5]-[.C1819])*[.C$4]/[.C$5]+[.C1819]" office:value-type="float" office:value="4041.62296154565" calcext:value-type="float">
            <text:p>4.04E+0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([.B$5]-[.B1820])*[.B$4]+[.B1820]" office:value-type="float" office:value="0.986982687748203" calcext:value-type="float">
            <text:p>9.87E-01</text:p>
          </table:table-cell>
          <table:table-cell table:formula="of:=([.C$5]-[.C1820])*[.C$4]/[.C$5]+[.C1820]" office:value-type="float" office:value="4041.75065838291" calcext:value-type="float">
            <text:p>4.04E+0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([.B$5]-[.B1821])*[.B$4]+[.B1821]" office:value-type="float" office:value="0.98701382218025" calcext:value-type="float">
            <text:p>9.87E-01</text:p>
          </table:table-cell>
          <table:table-cell table:formula="of:=([.C$5]-[.C1821])*[.C$4]/[.C$5]+[.C1821]" office:value-type="float" office:value="4041.87804972397" calcext:value-type="float">
            <text:p>4.04E+0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([.B$5]-[.B1822])*[.B$4]+[.B1822]" office:value-type="float" office:value="0.98704488214586" calcext:value-type="float">
            <text:p>9.87E-01</text:p>
          </table:table-cell>
          <table:table-cell table:formula="of:=([.C$5]-[.C1822])*[.C$4]/[.C$5]+[.C1822]" office:value-type="float" office:value="4042.00513629969" calcext:value-type="float">
            <text:p>4.04E+0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([.B$5]-[.B1823])*[.B$4]+[.B1823]" office:value-type="float" office:value="0.98707586782314" calcext:value-type="float">
            <text:p>9.87E-01</text:p>
          </table:table-cell>
          <table:table-cell table:formula="of:=([.C$5]-[.C1823])*[.C$4]/[.C$5]+[.C1823]" office:value-type="float" office:value="4042.13191883918" calcext:value-type="float">
            <text:p>4.04E+0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([.B$5]-[.B1824])*[.B$4]+[.B1824]" office:value-type="float" office:value="0.987106779389771" calcext:value-type="float">
            <text:p>9.87E-01</text:p>
          </table:table-cell>
          <table:table-cell table:formula="of:=([.C$5]-[.C1824])*[.C$4]/[.C$5]+[.C1824]" office:value-type="float" office:value="4042.25839806979" calcext:value-type="float">
            <text:p>4.04E+0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([.B$5]-[.B1825])*[.B$4]+[.B1825]" office:value-type="float" office:value="0.987137617023008" calcext:value-type="float">
            <text:p>9.87E-01</text:p>
          </table:table-cell>
          <table:table-cell table:formula="of:=([.C$5]-[.C1825])*[.C$4]/[.C$5]+[.C1825]" office:value-type="float" office:value="4042.38457471716" calcext:value-type="float">
            <text:p>4.04E+0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([.B$5]-[.B1826])*[.B$4]+[.B1826]" office:value-type="float" office:value="0.987168380899684" calcext:value-type="float">
            <text:p>9.87E-01</text:p>
          </table:table-cell>
          <table:table-cell table:formula="of:=([.C$5]-[.C1826])*[.C$4]/[.C$5]+[.C1826]" office:value-type="float" office:value="4042.51044950516" calcext:value-type="float">
            <text:p>4.04E+0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([.B$5]-[.B1827])*[.B$4]+[.B1827]" office:value-type="float" office:value="0.987199071196206" calcext:value-type="float">
            <text:p>9.87E-01</text:p>
          </table:table-cell>
          <table:table-cell table:formula="of:=([.C$5]-[.C1827])*[.C$4]/[.C$5]+[.C1827]" office:value-type="float" office:value="4042.63602315595" calcext:value-type="float">
            <text:p>4.04E+0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([.B$5]-[.B1828])*[.B$4]+[.B1828]" office:value-type="float" office:value="0.987229688088562" calcext:value-type="float">
            <text:p>9.87E-01</text:p>
          </table:table-cell>
          <table:table-cell table:formula="of:=([.C$5]-[.C1828])*[.C$4]/[.C$5]+[.C1828]" office:value-type="float" office:value="4042.76129638997" calcext:value-type="float">
            <text:p>4.04E+0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([.B$5]-[.B1829])*[.B$4]+[.B1829]" office:value-type="float" office:value="0.987260231752318" calcext:value-type="float">
            <text:p>9.87E-01</text:p>
          </table:table-cell>
          <table:table-cell table:formula="of:=([.C$5]-[.C1829])*[.C$4]/[.C$5]+[.C1829]" office:value-type="float" office:value="4042.8862699259" calcext:value-type="float">
            <text:p>4.04E+0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([.B$5]-[.B1830])*[.B$4]+[.B1830]" office:value-type="float" office:value="0.98729070236262" calcext:value-type="float">
            <text:p>9.87E-01</text:p>
          </table:table-cell>
          <table:table-cell table:formula="of:=([.C$5]-[.C1830])*[.C$4]/[.C$5]+[.C1830]" office:value-type="float" office:value="4043.01094448075" calcext:value-type="float">
            <text:p>4.04E+0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([.B$5]-[.B1831])*[.B$4]+[.B1831]" office:value-type="float" office:value="0.987321100094195" calcext:value-type="float">
            <text:p>9.87E-01</text:p>
          </table:table-cell>
          <table:table-cell table:formula="of:=([.C$5]-[.C1831])*[.C$4]/[.C$5]+[.C1831]" office:value-type="float" office:value="4043.13532076977" calcext:value-type="float">
            <text:p>4.04E+0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([.B$5]-[.B1832])*[.B$4]+[.B1832]" office:value-type="float" office:value="0.987351425121352" calcext:value-type="float">
            <text:p>9.87E-01</text:p>
          </table:table-cell>
          <table:table-cell table:formula="of:=([.C$5]-[.C1832])*[.C$4]/[.C$5]+[.C1832]" office:value-type="float" office:value="4043.25939950653" calcext:value-type="float">
            <text:p>4.04E+0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([.B$5]-[.B1833])*[.B$4]+[.B1833]" office:value-type="float" office:value="0.987381677617983" calcext:value-type="float">
            <text:p>9.87E-01</text:p>
          </table:table-cell>
          <table:table-cell table:formula="of:=([.C$5]-[.C1833])*[.C$4]/[.C$5]+[.C1833]" office:value-type="float" office:value="4043.38318140287" calcext:value-type="float">
            <text:p>4.04E+0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([.B$5]-[.B1834])*[.B$4]+[.B1834]" office:value-type="float" office:value="0.987411857757566" calcext:value-type="float">
            <text:p>9.87E-01</text:p>
          </table:table-cell>
          <table:table-cell table:formula="of:=([.C$5]-[.C1834])*[.C$4]/[.C$5]+[.C1834]" office:value-type="float" office:value="4043.50666716894" calcext:value-type="float">
            <text:p>4.04E+0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([.B$5]-[.B1835])*[.B$4]+[.B1835]" office:value-type="float" office:value="0.987441965713161" calcext:value-type="float">
            <text:p>9.87E-01</text:p>
          </table:table-cell>
          <table:table-cell table:formula="of:=([.C$5]-[.C1835])*[.C$4]/[.C$5]+[.C1835]" office:value-type="float" office:value="4043.62985751319" calcext:value-type="float">
            <text:p>4.04E+0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([.B$5]-[.B1836])*[.B$4]+[.B1836]" office:value-type="float" office:value="0.987472001657416" calcext:value-type="float">
            <text:p>9.87E-01</text:p>
          </table:table-cell>
          <table:table-cell table:formula="of:=([.C$5]-[.C1836])*[.C$4]/[.C$5]+[.C1836]" office:value-type="float" office:value="4043.75275314238" calcext:value-type="float">
            <text:p>4.04E+0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([.B$5]-[.B1837])*[.B$4]+[.B1837]" office:value-type="float" office:value="0.987501965762566" calcext:value-type="float">
            <text:p>9.88E-01</text:p>
          </table:table-cell>
          <table:table-cell table:formula="of:=([.C$5]-[.C1837])*[.C$4]/[.C$5]+[.C1837]" office:value-type="float" office:value="4043.87535476157" calcext:value-type="float">
            <text:p>4.04E+0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([.B$5]-[.B1838])*[.B$4]+[.B1838]" office:value-type="float" office:value="0.987531858200433" calcext:value-type="float">
            <text:p>9.88E-01</text:p>
          </table:table-cell>
          <table:table-cell table:formula="of:=([.C$5]-[.C1838])*[.C$4]/[.C$5]+[.C1838]" office:value-type="float" office:value="4043.99766307413" calcext:value-type="float">
            <text:p>4.04E+0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([.B$5]-[.B1839])*[.B$4]+[.B1839]" office:value-type="float" office:value="0.98756167914243" calcext:value-type="float">
            <text:p>9.88E-01</text:p>
          </table:table-cell>
          <table:table-cell table:formula="of:=([.C$5]-[.C1839])*[.C$4]/[.C$5]+[.C1839]" office:value-type="float" office:value="4044.11967878176" calcext:value-type="float">
            <text:p>4.04E+0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([.B$5]-[.B1840])*[.B$4]+[.B1840]" office:value-type="float" office:value="0.987591428759557" calcext:value-type="float">
            <text:p>9.88E-01</text:p>
          </table:table-cell>
          <table:table-cell table:formula="of:=([.C$5]-[.C1840])*[.C$4]/[.C$5]+[.C1840]" office:value-type="float" office:value="4044.24140258448" calcext:value-type="float">
            <text:p>4.04E+0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([.B$5]-[.B1841])*[.B$4]+[.B1841]" office:value-type="float" office:value="0.987621107222408" calcext:value-type="float">
            <text:p>9.88E-01</text:p>
          </table:table-cell>
          <table:table-cell table:formula="of:=([.C$5]-[.C1841])*[.C$4]/[.C$5]+[.C1841]" office:value-type="float" office:value="4044.36283518061" calcext:value-type="float">
            <text:p>4.04E+0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([.B$5]-[.B1842])*[.B$4]+[.B1842]" office:value-type="float" office:value="0.987650714701168" calcext:value-type="float">
            <text:p>9.88E-01</text:p>
          </table:table-cell>
          <table:table-cell table:formula="of:=([.C$5]-[.C1842])*[.C$4]/[.C$5]+[.C1842]" office:value-type="float" office:value="4044.48397726684" calcext:value-type="float">
            <text:p>4.04E+0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([.B$5]-[.B1843])*[.B$4]+[.B1843]" office:value-type="float" office:value="0.987680251365613" calcext:value-type="float">
            <text:p>9.88E-01</text:p>
          </table:table-cell>
          <table:table-cell table:formula="of:=([.C$5]-[.C1843])*[.C$4]/[.C$5]+[.C1843]" office:value-type="float" office:value="4044.60482953817" calcext:value-type="float">
            <text:p>4.04E+0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([.B$5]-[.B1844])*[.B$4]+[.B1844]" office:value-type="float" office:value="0.987709717385117" calcext:value-type="float">
            <text:p>9.88E-01</text:p>
          </table:table-cell>
          <table:table-cell table:formula="of:=([.C$5]-[.C1844])*[.C$4]/[.C$5]+[.C1844]" office:value-type="float" office:value="4044.72539268793" calcext:value-type="float">
            <text:p>4.04E+0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([.B$5]-[.B1845])*[.B$4]+[.B1845]" office:value-type="float" office:value="0.987739112928644" calcext:value-type="float">
            <text:p>9.88E-01</text:p>
          </table:table-cell>
          <table:table-cell table:formula="of:=([.C$5]-[.C1845])*[.C$4]/[.C$5]+[.C1845]" office:value-type="float" office:value="4044.84566740782" calcext:value-type="float">
            <text:p>4.04E+0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([.B$5]-[.B1846])*[.B$4]+[.B1846]" office:value-type="float" office:value="0.987768438164759" calcext:value-type="float">
            <text:p>9.88E-01</text:p>
          </table:table-cell>
          <table:table-cell table:formula="of:=([.C$5]-[.C1846])*[.C$4]/[.C$5]+[.C1846]" office:value-type="float" office:value="4044.96565438784" calcext:value-type="float">
            <text:p>4.04E+0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([.B$5]-[.B1847])*[.B$4]+[.B1847]" office:value-type="float" office:value="0.987797693261619" calcext:value-type="float">
            <text:p>9.88E-01</text:p>
          </table:table-cell>
          <table:table-cell table:formula="of:=([.C$5]-[.C1847])*[.C$4]/[.C$5]+[.C1847]" office:value-type="float" office:value="4045.08535431639" calcext:value-type="float">
            <text:p>4.05E+0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([.B$5]-[.B1848])*[.B$4]+[.B1848]" office:value-type="float" office:value="0.987826878386982" calcext:value-type="float">
            <text:p>9.88E-01</text:p>
          </table:table-cell>
          <table:table-cell table:formula="of:=([.C$5]-[.C1848])*[.C$4]/[.C$5]+[.C1848]" office:value-type="float" office:value="4045.20476788018" calcext:value-type="float">
            <text:p>4.05E+0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([.B$5]-[.B1849])*[.B$4]+[.B1849]" office:value-type="float" office:value="0.987855993708204" calcext:value-type="float">
            <text:p>9.88E-01</text:p>
          </table:table-cell>
          <table:table-cell table:formula="of:=([.C$5]-[.C1849])*[.C$4]/[.C$5]+[.C1849]" office:value-type="float" office:value="4045.32389576431" calcext:value-type="float">
            <text:p>4.05E+0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([.B$5]-[.B1850])*[.B$4]+[.B1850]" office:value-type="float" office:value="0.987885039392241" calcext:value-type="float">
            <text:p>9.88E-01</text:p>
          </table:table-cell>
          <table:table-cell table:formula="of:=([.C$5]-[.C1850])*[.C$4]/[.C$5]+[.C1850]" office:value-type="float" office:value="4045.44273865223" calcext:value-type="float">
            <text:p>4.05E+0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([.B$5]-[.B1851])*[.B$4]+[.B1851]" office:value-type="float" office:value="0.987914015605648" calcext:value-type="float">
            <text:p>9.88E-01</text:p>
          </table:table-cell>
          <table:table-cell table:formula="of:=([.C$5]-[.C1851])*[.C$4]/[.C$5]+[.C1851]" office:value-type="float" office:value="4045.56129722574" calcext:value-type="float">
            <text:p>4.05E+0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([.B$5]-[.B1852])*[.B$4]+[.B1852]" office:value-type="float" office:value="0.987942922514583" calcext:value-type="float">
            <text:p>9.88E-01</text:p>
          </table:table-cell>
          <table:table-cell table:formula="of:=([.C$5]-[.C1852])*[.C$4]/[.C$5]+[.C1852]" office:value-type="float" office:value="4045.67957216502" calcext:value-type="float">
            <text:p>4.05E+0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([.B$5]-[.B1853])*[.B$4]+[.B1853]" office:value-type="float" office:value="0.987971760284807" calcext:value-type="float">
            <text:p>9.88E-01</text:p>
          </table:table-cell>
          <table:table-cell table:formula="of:=([.C$5]-[.C1853])*[.C$4]/[.C$5]+[.C1853]" office:value-type="float" office:value="4045.79756414864" calcext:value-type="float">
            <text:p>4.05E+0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([.B$5]-[.B1854])*[.B$4]+[.B1854]" office:value-type="float" office:value="0.988000529081685" calcext:value-type="float">
            <text:p>9.88E-01</text:p>
          </table:table-cell>
          <table:table-cell table:formula="of:=([.C$5]-[.C1854])*[.C$4]/[.C$5]+[.C1854]" office:value-type="float" office:value="4045.91527385352" calcext:value-type="float">
            <text:p>4.05E+0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([.B$5]-[.B1855])*[.B$4]+[.B1855]" office:value-type="float" office:value="0.988029229070183" calcext:value-type="float">
            <text:p>9.88E-01</text:p>
          </table:table-cell>
          <table:table-cell table:formula="of:=([.C$5]-[.C1855])*[.C$4]/[.C$5]+[.C1855]" office:value-type="float" office:value="4046.03270195497" calcext:value-type="float">
            <text:p>4.05E+0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([.B$5]-[.B1856])*[.B$4]+[.B1856]" office:value-type="float" office:value="0.988057860414876" calcext:value-type="float">
            <text:p>9.88E-01</text:p>
          </table:table-cell>
          <table:table-cell table:formula="of:=([.C$5]-[.C1856])*[.C$4]/[.C$5]+[.C1856]" office:value-type="float" office:value="4046.14984912668" calcext:value-type="float">
            <text:p>4.05E+0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([.B$5]-[.B1857])*[.B$4]+[.B1857]" office:value-type="float" office:value="0.988086423279945" calcext:value-type="float">
            <text:p>9.88E-01</text:p>
          </table:table-cell>
          <table:table-cell table:formula="of:=([.C$5]-[.C1857])*[.C$4]/[.C$5]+[.C1857]" office:value-type="float" office:value="4046.26671604075" calcext:value-type="float">
            <text:p>4.05E+0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([.B$5]-[.B1858])*[.B$4]+[.B1858]" office:value-type="float" office:value="0.988114917829177" calcext:value-type="float">
            <text:p>9.88E-01</text:p>
          </table:table-cell>
          <table:table-cell table:formula="of:=([.C$5]-[.C1858])*[.C$4]/[.C$5]+[.C1858]" office:value-type="float" office:value="4046.38330336764" calcext:value-type="float">
            <text:p>4.05E+0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([.B$5]-[.B1859])*[.B$4]+[.B1859]" office:value-type="float" office:value="0.988143344225968" calcext:value-type="float">
            <text:p>9.88E-01</text:p>
          </table:table-cell>
          <table:table-cell table:formula="of:=([.C$5]-[.C1859])*[.C$4]/[.C$5]+[.C1859]" office:value-type="float" office:value="4046.49961177623" calcext:value-type="float">
            <text:p>4.05E+0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([.B$5]-[.B1860])*[.B$4]+[.B1860]" office:value-type="float" office:value="0.988171702633323" calcext:value-type="float">
            <text:p>9.88E-01</text:p>
          </table:table-cell>
          <table:table-cell table:formula="of:=([.C$5]-[.C1860])*[.C$4]/[.C$5]+[.C1860]" office:value-type="float" office:value="4046.61564193379" calcext:value-type="float">
            <text:p>4.05E+0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([.B$5]-[.B1861])*[.B$4]+[.B1861]" office:value-type="float" office:value="0.988199993213856" calcext:value-type="float">
            <text:p>9.88E-01</text:p>
          </table:table-cell>
          <table:table-cell table:formula="of:=([.C$5]-[.C1861])*[.C$4]/[.C$5]+[.C1861]" office:value-type="float" office:value="4046.731394506" calcext:value-type="float">
            <text:p>4.05E+03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([.B$5]-[.B1862])*[.B$4]+[.B1862]" office:value-type="float" office:value="0.988228216129796" calcext:value-type="float">
            <text:p>9.88E-01</text:p>
          </table:table-cell>
          <table:table-cell table:formula="of:=([.C$5]-[.C1862])*[.C$4]/[.C$5]+[.C1862]" office:value-type="float" office:value="4046.84687015693" calcext:value-type="float">
            <text:p>4.05E+0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([.B$5]-[.B1863])*[.B$4]+[.B1863]" office:value-type="float" office:value="0.988256371542978" calcext:value-type="float">
            <text:p>9.88E-01</text:p>
          </table:table-cell>
          <table:table-cell table:formula="of:=([.C$5]-[.C1863])*[.C$4]/[.C$5]+[.C1863]" office:value-type="float" office:value="4046.96206954909" calcext:value-type="float">
            <text:p>4.05E+0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([.B$5]-[.B1864])*[.B$4]+[.B1864]" office:value-type="float" office:value="0.988284459614856" calcext:value-type="float">
            <text:p>9.88E-01</text:p>
          </table:table-cell>
          <table:table-cell table:formula="of:=([.C$5]-[.C1864])*[.C$4]/[.C$5]+[.C1864]" office:value-type="float" office:value="4047.07699334338" calcext:value-type="float">
            <text:p>4.05E+0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([.B$5]-[.B1865])*[.B$4]+[.B1865]" office:value-type="float" office:value="0.988312480506493" calcext:value-type="float">
            <text:p>9.88E-01</text:p>
          </table:table-cell>
          <table:table-cell table:formula="of:=([.C$5]-[.C1865])*[.C$4]/[.C$5]+[.C1865]" office:value-type="float" office:value="4047.19164219912" calcext:value-type="float">
            <text:p>4.05E+0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([.B$5]-[.B1866])*[.B$4]+[.B1866]" office:value-type="float" office:value="0.98834043437857" calcext:value-type="float">
            <text:p>9.88E-01</text:p>
          </table:table-cell>
          <table:table-cell table:formula="of:=([.C$5]-[.C1866])*[.C$4]/[.C$5]+[.C1866]" office:value-type="float" office:value="4047.30601677408" calcext:value-type="float">
            <text:p>4.05E+0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([.B$5]-[.B1867])*[.B$4]+[.B1867]" office:value-type="float" office:value="0.988368321391381" calcext:value-type="float">
            <text:p>9.88E-01</text:p>
          </table:table-cell>
          <table:table-cell table:formula="of:=([.C$5]-[.C1867])*[.C$4]/[.C$5]+[.C1867]" office:value-type="float" office:value="4047.42011772443" calcext:value-type="float">
            <text:p>4.05E+0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([.B$5]-[.B1868])*[.B$4]+[.B1868]" office:value-type="float" office:value="0.98839614170484" calcext:value-type="float">
            <text:p>9.88E-01</text:p>
          </table:table-cell>
          <table:table-cell table:formula="of:=([.C$5]-[.C1868])*[.C$4]/[.C$5]+[.C1868]" office:value-type="float" office:value="4047.53394570477" calcext:value-type="float">
            <text:p>4.05E+03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([.B$5]-[.B1869])*[.B$4]+[.B1869]" office:value-type="float" office:value="0.988423895478475" calcext:value-type="float">
            <text:p>9.88E-01</text:p>
          </table:table-cell>
          <table:table-cell table:formula="of:=([.C$5]-[.C1869])*[.C$4]/[.C$5]+[.C1869]" office:value-type="float" office:value="4047.64750136814" calcext:value-type="float">
            <text:p>4.05E+0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([.B$5]-[.B1870])*[.B$4]+[.B1870]" office:value-type="float" office:value="0.988451582871434" calcext:value-type="float">
            <text:p>9.88E-01</text:p>
          </table:table-cell>
          <table:table-cell table:formula="of:=([.C$5]-[.C1870])*[.C$4]/[.C$5]+[.C1870]" office:value-type="float" office:value="4047.76078536603" calcext:value-type="float">
            <text:p>4.05E+0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([.B$5]-[.B1871])*[.B$4]+[.B1871]" office:value-type="float" office:value="0.988479204042486" calcext:value-type="float">
            <text:p>9.88E-01</text:p>
          </table:table-cell>
          <table:table-cell table:formula="of:=([.C$5]-[.C1871])*[.C$4]/[.C$5]+[.C1871]" office:value-type="float" office:value="4047.87379834835" calcext:value-type="float">
            <text:p>4.05E+03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([.B$5]-[.B1872])*[.B$4]+[.B1872]" office:value-type="float" office:value="0.988506759150017" calcext:value-type="float">
            <text:p>9.89E-01</text:p>
          </table:table-cell>
          <table:table-cell table:formula="of:=([.C$5]-[.C1872])*[.C$4]/[.C$5]+[.C1872]" office:value-type="float" office:value="4047.98654096348" calcext:value-type="float">
            <text:p>4.05E+0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([.B$5]-[.B1873])*[.B$4]+[.B1873]" office:value-type="float" office:value="0.988534248352037" calcext:value-type="float">
            <text:p>9.89E-01</text:p>
          </table:table-cell>
          <table:table-cell table:formula="of:=([.C$5]-[.C1873])*[.C$4]/[.C$5]+[.C1873]" office:value-type="float" office:value="4048.09901385822" calcext:value-type="float">
            <text:p>4.05E+0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([.B$5]-[.B1874])*[.B$4]+[.B1874]" office:value-type="float" office:value="0.988561671806176" calcext:value-type="float">
            <text:p>9.89E-01</text:p>
          </table:table-cell>
          <table:table-cell table:formula="of:=([.C$5]-[.C1874])*[.C$4]/[.C$5]+[.C1874]" office:value-type="float" office:value="4048.21121767784" calcext:value-type="float">
            <text:p>4.05E+0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([.B$5]-[.B1875])*[.B$4]+[.B1875]" office:value-type="float" office:value="0.988589029669688" calcext:value-type="float">
            <text:p>9.89E-01</text:p>
          </table:table-cell>
          <table:table-cell table:formula="of:=([.C$5]-[.C1875])*[.C$4]/[.C$5]+[.C1875]" office:value-type="float" office:value="4048.32315306606" calcext:value-type="float">
            <text:p>4.05E+0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([.B$5]-[.B1876])*[.B$4]+[.B1876]" office:value-type="float" office:value="0.988616322099452" calcext:value-type="float">
            <text:p>9.89E-01</text:p>
          </table:table-cell>
          <table:table-cell table:formula="of:=([.C$5]-[.C1876])*[.C$4]/[.C$5]+[.C1876]" office:value-type="float" office:value="4048.43482066508" calcext:value-type="float">
            <text:p>4.05E+0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([.B$5]-[.B1877])*[.B$4]+[.B1877]" office:value-type="float" office:value="0.988643549251968" calcext:value-type="float">
            <text:p>9.89E-01</text:p>
          </table:table-cell>
          <table:table-cell table:formula="of:=([.C$5]-[.C1877])*[.C$4]/[.C$5]+[.C1877]" office:value-type="float" office:value="4048.54622111553" calcext:value-type="float">
            <text:p>4.05E+03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([.B$5]-[.B1878])*[.B$4]+[.B1878]" office:value-type="float" office:value="0.988670711283367" calcext:value-type="float">
            <text:p>9.89E-01</text:p>
          </table:table-cell>
          <table:table-cell table:formula="of:=([.C$5]-[.C1878])*[.C$4]/[.C$5]+[.C1878]" office:value-type="float" office:value="4048.65735505652" calcext:value-type="float">
            <text:p>4.05E+0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([.B$5]-[.B1879])*[.B$4]+[.B1879]" office:value-type="float" office:value="0.988697808349402" calcext:value-type="float">
            <text:p>9.89E-01</text:p>
          </table:table-cell>
          <table:table-cell table:formula="of:=([.C$5]-[.C1879])*[.C$4]/[.C$5]+[.C1879]" office:value-type="float" office:value="4048.76822312566" calcext:value-type="float">
            <text:p>4.05E+0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([.B$5]-[.B1880])*[.B$4]+[.B1880]" office:value-type="float" office:value="0.988724840605456" calcext:value-type="float">
            <text:p>9.89E-01</text:p>
          </table:table-cell>
          <table:table-cell table:formula="of:=([.C$5]-[.C1880])*[.C$4]/[.C$5]+[.C1880]" office:value-type="float" office:value="4048.87882595899" calcext:value-type="float">
            <text:p>4.05E+0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([.B$5]-[.B1881])*[.B$4]+[.B1881]" office:value-type="float" office:value="0.98875180820654" calcext:value-type="float">
            <text:p>9.89E-01</text:p>
          </table:table-cell>
          <table:table-cell table:formula="of:=([.C$5]-[.C1881])*[.C$4]/[.C$5]+[.C1881]" office:value-type="float" office:value="4048.98916419105" calcext:value-type="float">
            <text:p>4.05E+03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([.B$5]-[.B1882])*[.B$4]+[.B1882]" office:value-type="float" office:value="0.988778711307293" calcext:value-type="float">
            <text:p>9.89E-01</text:p>
          </table:table-cell>
          <table:table-cell table:formula="of:=([.C$5]-[.C1882])*[.C$4]/[.C$5]+[.C1882]" office:value-type="float" office:value="4049.09923845486" calcext:value-type="float">
            <text:p>4.05E+0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([.B$5]-[.B1883])*[.B$4]+[.B1883]" office:value-type="float" office:value="0.988805550061986" calcext:value-type="float">
            <text:p>9.89E-01</text:p>
          </table:table-cell>
          <table:table-cell table:formula="of:=([.C$5]-[.C1883])*[.C$4]/[.C$5]+[.C1883]" office:value-type="float" office:value="4049.20904938193" calcext:value-type="float">
            <text:p>4.05E+03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([.B$5]-[.B1884])*[.B$4]+[.B1884]" office:value-type="float" office:value="0.988832324624519" calcext:value-type="float">
            <text:p>9.89E-01</text:p>
          </table:table-cell>
          <table:table-cell table:formula="of:=([.C$5]-[.C1884])*[.C$4]/[.C$5]+[.C1884]" office:value-type="float" office:value="4049.31859760226" calcext:value-type="float">
            <text:p>4.05E+03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([.B$5]-[.B1885])*[.B$4]+[.B1885]" office:value-type="float" office:value="0.988859035148425" calcext:value-type="float">
            <text:p>9.89E-01</text:p>
          </table:table-cell>
          <table:table-cell table:formula="of:=([.C$5]-[.C1885])*[.C$4]/[.C$5]+[.C1885]" office:value-type="float" office:value="4049.42788374433" calcext:value-type="float">
            <text:p>4.05E+03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([.B$5]-[.B1886])*[.B$4]+[.B1886]" office:value-type="float" office:value="0.988885681786871" calcext:value-type="float">
            <text:p>9.89E-01</text:p>
          </table:table-cell>
          <table:table-cell table:formula="of:=([.C$5]-[.C1886])*[.C$4]/[.C$5]+[.C1886]" office:value-type="float" office:value="4049.53690843512" calcext:value-type="float">
            <text:p>4.05E+0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([.B$5]-[.B1887])*[.B$4]+[.B1887]" office:value-type="float" office:value="0.988912264692656" calcext:value-type="float">
            <text:p>9.89E-01</text:p>
          </table:table-cell>
          <table:table-cell table:formula="of:=([.C$5]-[.C1887])*[.C$4]/[.C$5]+[.C1887]" office:value-type="float" office:value="4049.64567230013" calcext:value-type="float">
            <text:p>4.05E+0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([.B$5]-[.B1888])*[.B$4]+[.B1888]" office:value-type="float" office:value="0.988938784018212" calcext:value-type="float">
            <text:p>9.89E-01</text:p>
          </table:table-cell>
          <table:table-cell table:formula="of:=([.C$5]-[.C1888])*[.C$4]/[.C$5]+[.C1888]" office:value-type="float" office:value="4049.75417596333" calcext:value-type="float">
            <text:p>4.05E+0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([.B$5]-[.B1889])*[.B$4]+[.B1889]" office:value-type="float" office:value="0.988965239915611" calcext:value-type="float">
            <text:p>9.89E-01</text:p>
          </table:table-cell>
          <table:table-cell table:formula="of:=([.C$5]-[.C1889])*[.C$4]/[.C$5]+[.C1889]" office:value-type="float" office:value="4049.86242004723" calcext:value-type="float">
            <text:p>4.05E+03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([.B$5]-[.B1890])*[.B$4]+[.B1890]" office:value-type="float" office:value="0.988991632536557" calcext:value-type="float">
            <text:p>9.89E-01</text:p>
          </table:table-cell>
          <table:table-cell table:formula="of:=([.C$5]-[.C1890])*[.C$4]/[.C$5]+[.C1890]" office:value-type="float" office:value="4049.97040517283" calcext:value-type="float">
            <text:p>4.05E+0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([.B$5]-[.B1891])*[.B$4]+[.B1891]" office:value-type="float" office:value="0.989017962032394" calcext:value-type="float">
            <text:p>9.89E-01</text:p>
          </table:table-cell>
          <table:table-cell table:formula="of:=([.C$5]-[.C1891])*[.C$4]/[.C$5]+[.C1891]" office:value-type="float" office:value="4050.07813195964" calcext:value-type="float">
            <text:p>4.05E+0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([.B$5]-[.B1892])*[.B$4]+[.B1892]" office:value-type="float" office:value="0.989044228554102" calcext:value-type="float">
            <text:p>9.89E-01</text:p>
          </table:table-cell>
          <table:table-cell table:formula="of:=([.C$5]-[.C1892])*[.C$4]/[.C$5]+[.C1892]" office:value-type="float" office:value="4050.18560102572" calcext:value-type="float">
            <text:p>4.05E+03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([.B$5]-[.B1893])*[.B$4]+[.B1893]" office:value-type="float" office:value="0.989070432252301" calcext:value-type="float">
            <text:p>9.89E-01</text:p>
          </table:table-cell>
          <table:table-cell table:formula="of:=([.C$5]-[.C1893])*[.C$4]/[.C$5]+[.C1893]" office:value-type="float" office:value="4050.29281298761" calcext:value-type="float">
            <text:p>4.05E+03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([.B$5]-[.B1894])*[.B$4]+[.B1894]" office:value-type="float" office:value="0.98909657327725" calcext:value-type="float">
            <text:p>9.89E-01</text:p>
          </table:table-cell>
          <table:table-cell table:formula="of:=([.C$5]-[.C1894])*[.C$4]/[.C$5]+[.C1894]" office:value-type="float" office:value="4050.3997684604" calcext:value-type="float">
            <text:p>4.05E+0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([.B$5]-[.B1895])*[.B$4]+[.B1895]" office:value-type="float" office:value="0.989122651778849" calcext:value-type="float">
            <text:p>9.89E-01</text:p>
          </table:table-cell>
          <table:table-cell table:formula="of:=([.C$5]-[.C1895])*[.C$4]/[.C$5]+[.C1895]" office:value-type="float" office:value="4050.50646805771" calcext:value-type="float">
            <text:p>4.05E+0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([.B$5]-[.B1896])*[.B$4]+[.B1896]" office:value-type="float" office:value="0.98914866790664" calcext:value-type="float">
            <text:p>9.89E-01</text:p>
          </table:table-cell>
          <table:table-cell table:formula="of:=([.C$5]-[.C1896])*[.C$4]/[.C$5]+[.C1896]" office:value-type="float" office:value="4050.61291239168" calcext:value-type="float">
            <text:p>4.05E+0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([.B$5]-[.B1897])*[.B$4]+[.B1897]" office:value-type="float" office:value="0.989174621809808" calcext:value-type="float">
            <text:p>9.89E-01</text:p>
          </table:table-cell>
          <table:table-cell table:formula="of:=([.C$5]-[.C1897])*[.C$4]/[.C$5]+[.C1897]" office:value-type="float" office:value="4050.71910207299" calcext:value-type="float">
            <text:p>4.05E+0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([.B$5]-[.B1898])*[.B$4]+[.B1898]" office:value-type="float" office:value="0.989200513637178" calcext:value-type="float">
            <text:p>9.89E-01</text:p>
          </table:table-cell>
          <table:table-cell table:formula="of:=([.C$5]-[.C1898])*[.C$4]/[.C$5]+[.C1898]" office:value-type="float" office:value="4050.82503771086" calcext:value-type="float">
            <text:p>4.05E+0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([.B$5]-[.B1899])*[.B$4]+[.B1899]" office:value-type="float" office:value="0.989226343537222" calcext:value-type="float">
            <text:p>9.89E-01</text:p>
          </table:table-cell>
          <table:table-cell table:formula="of:=([.C$5]-[.C1899])*[.C$4]/[.C$5]+[.C1899]" office:value-type="float" office:value="4050.93071991305" calcext:value-type="float">
            <text:p>4.05E+0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([.B$5]-[.B1900])*[.B$4]+[.B1900]" office:value-type="float" office:value="0.989252111658056" calcext:value-type="float">
            <text:p>9.89E-01</text:p>
          </table:table-cell>
          <table:table-cell table:formula="of:=([.C$5]-[.C1900])*[.C$4]/[.C$5]+[.C1900]" office:value-type="float" office:value="4051.03614928588" calcext:value-type="float">
            <text:p>4.05E+0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([.B$5]-[.B1901])*[.B$4]+[.B1901]" office:value-type="float" office:value="0.989277818147441" calcext:value-type="float">
            <text:p>9.89E-01</text:p>
          </table:table-cell>
          <table:table-cell table:formula="of:=([.C$5]-[.C1901])*[.C$4]/[.C$5]+[.C1901]" office:value-type="float" office:value="4051.14132643419" calcext:value-type="float">
            <text:p>4.05E+0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([.B$5]-[.B1902])*[.B$4]+[.B1902]" office:value-type="float" office:value="0.989303463152787" calcext:value-type="float">
            <text:p>9.89E-01</text:p>
          </table:table-cell>
          <table:table-cell table:formula="of:=([.C$5]-[.C1902])*[.C$4]/[.C$5]+[.C1902]" office:value-type="float" office:value="4051.2462519614" calcext:value-type="float">
            <text:p>4.05E+0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([.B$5]-[.B1903])*[.B$4]+[.B1903]" office:value-type="float" office:value="0.989329046821148" calcext:value-type="float">
            <text:p>9.89E-01</text:p>
          </table:table-cell>
          <table:table-cell table:formula="of:=([.C$5]-[.C1903])*[.C$4]/[.C$5]+[.C1903]" office:value-type="float" office:value="4051.35092646947" calcext:value-type="float">
            <text:p>4.05E+0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([.B$5]-[.B1904])*[.B$4]+[.B1904]" office:value-type="float" office:value="0.989354569299229" calcext:value-type="float">
            <text:p>9.89E-01</text:p>
          </table:table-cell>
          <table:table-cell table:formula="of:=([.C$5]-[.C1904])*[.C$4]/[.C$5]+[.C1904]" office:value-type="float" office:value="4051.45535055894" calcext:value-type="float">
            <text:p>4.05E+0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([.B$5]-[.B1905])*[.B$4]+[.B1905]" office:value-type="float" office:value="0.989380030733384" calcext:value-type="float">
            <text:p>9.89E-01</text:p>
          </table:table-cell>
          <table:table-cell table:formula="of:=([.C$5]-[.C1905])*[.C$4]/[.C$5]+[.C1905]" office:value-type="float" office:value="4051.55952482889" calcext:value-type="float">
            <text:p>4.05E+03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([.B$5]-[.B1906])*[.B$4]+[.B1906]" office:value-type="float" office:value="0.989405431269614" calcext:value-type="float">
            <text:p>9.89E-01</text:p>
          </table:table-cell>
          <table:table-cell table:formula="of:=([.C$5]-[.C1906])*[.C$4]/[.C$5]+[.C1906]" office:value-type="float" office:value="4051.66344987698" calcext:value-type="float">
            <text:p>4.05E+0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([.B$5]-[.B1907])*[.B$4]+[.B1907]" office:value-type="float" office:value="0.989430771053574" calcext:value-type="float">
            <text:p>9.89E-01</text:p>
          </table:table-cell>
          <table:table-cell table:formula="of:=([.C$5]-[.C1907])*[.C$4]/[.C$5]+[.C1907]" office:value-type="float" office:value="4051.76712629944" calcext:value-type="float">
            <text:p>4.05E+0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([.B$5]-[.B1908])*[.B$4]+[.B1908]" office:value-type="float" office:value="0.98945605023057" calcext:value-type="float">
            <text:p>9.89E-01</text:p>
          </table:table-cell>
          <table:table-cell table:formula="of:=([.C$5]-[.C1908])*[.C$4]/[.C$5]+[.C1908]" office:value-type="float" office:value="4051.87055469107" calcext:value-type="float">
            <text:p>4.05E+0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([.B$5]-[.B1909])*[.B$4]+[.B1909]" office:value-type="float" office:value="0.989481268945559" calcext:value-type="float">
            <text:p>9.89E-01</text:p>
          </table:table-cell>
          <table:table-cell table:formula="of:=([.C$5]-[.C1909])*[.C$4]/[.C$5]+[.C1909]" office:value-type="float" office:value="4051.97373564524" calcext:value-type="float">
            <text:p>4.05E+0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([.B$5]-[.B1910])*[.B$4]+[.B1910]" office:value-type="float" office:value="0.989506427343153" calcext:value-type="float">
            <text:p>9.90E-01</text:p>
          </table:table-cell>
          <table:table-cell table:formula="of:=([.C$5]-[.C1910])*[.C$4]/[.C$5]+[.C1910]" office:value-type="float" office:value="4052.07666975392" calcext:value-type="float">
            <text:p>4.05E+0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([.B$5]-[.B1911])*[.B$4]+[.B1911]" office:value-type="float" office:value="0.989531525567617" calcext:value-type="float">
            <text:p>9.90E-01</text:p>
          </table:table-cell>
          <table:table-cell table:formula="of:=([.C$5]-[.C1911])*[.C$4]/[.C$5]+[.C1911]" office:value-type="float" office:value="4052.17935760765" calcext:value-type="float">
            <text:p>4.05E+0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([.B$5]-[.B1912])*[.B$4]+[.B1912]" office:value-type="float" office:value="0.989556563762871" calcext:value-type="float">
            <text:p>9.90E-01</text:p>
          </table:table-cell>
          <table:table-cell table:formula="of:=([.C$5]-[.C1912])*[.C$4]/[.C$5]+[.C1912]" office:value-type="float" office:value="4052.28179979555" calcext:value-type="float">
            <text:p>4.05E+0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([.B$5]-[.B1913])*[.B$4]+[.B1913]" office:value-type="float" office:value="0.989581542072493" calcext:value-type="float">
            <text:p>9.90E-01</text:p>
          </table:table-cell>
          <table:table-cell table:formula="of:=([.C$5]-[.C1913])*[.C$4]/[.C$5]+[.C1913]" office:value-type="float" office:value="4052.38399690534" calcext:value-type="float">
            <text:p>4.05E+0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([.B$5]-[.B1914])*[.B$4]+[.B1914]" office:value-type="float" office:value="0.989606460639713" calcext:value-type="float">
            <text:p>9.90E-01</text:p>
          </table:table-cell>
          <table:table-cell table:formula="of:=([.C$5]-[.C1914])*[.C$4]/[.C$5]+[.C1914]" office:value-type="float" office:value="4052.48594952335" calcext:value-type="float">
            <text:p>4.05E+0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([.B$5]-[.B1915])*[.B$4]+[.B1915]" office:value-type="float" office:value="0.989631319607423" calcext:value-type="float">
            <text:p>9.90E-01</text:p>
          </table:table-cell>
          <table:table-cell table:formula="of:=([.C$5]-[.C1915])*[.C$4]/[.C$5]+[.C1915]" office:value-type="float" office:value="4052.58765823447" calcext:value-type="float">
            <text:p>4.05E+0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([.B$5]-[.B1916])*[.B$4]+[.B1916]" office:value-type="float" office:value="0.989656119118171" calcext:value-type="float">
            <text:p>9.90E-01</text:p>
          </table:table-cell>
          <table:table-cell table:formula="of:=([.C$5]-[.C1916])*[.C$4]/[.C$5]+[.C1916]" office:value-type="float" office:value="4052.68912362223" calcext:value-type="float">
            <text:p>4.05E+0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([.B$5]-[.B1917])*[.B$4]+[.B1917]" office:value-type="float" office:value="0.989680859314165" calcext:value-type="float">
            <text:p>9.90E-01</text:p>
          </table:table-cell>
          <table:table-cell table:formula="of:=([.C$5]-[.C1917])*[.C$4]/[.C$5]+[.C1917]" office:value-type="float" office:value="4052.79034626874" calcext:value-type="float">
            <text:p>4.05E+0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([.B$5]-[.B1918])*[.B$4]+[.B1918]" office:value-type="float" office:value="0.989705540337271" calcext:value-type="float">
            <text:p>9.90E-01</text:p>
          </table:table-cell>
          <table:table-cell table:formula="of:=([.C$5]-[.C1918])*[.C$4]/[.C$5]+[.C1918]" office:value-type="float" office:value="4052.89132675472" calcext:value-type="float">
            <text:p>4.05E+0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([.B$5]-[.B1919])*[.B$4]+[.B1919]" office:value-type="float" office:value="0.989730162329018" calcext:value-type="float">
            <text:p>9.90E-01</text:p>
          </table:table-cell>
          <table:table-cell table:formula="of:=([.C$5]-[.C1919])*[.C$4]/[.C$5]+[.C1919]" office:value-type="float" office:value="4052.99206565951" calcext:value-type="float">
            <text:p>4.05E+0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([.B$5]-[.B1920])*[.B$4]+[.B1920]" office:value-type="float" office:value="0.989754725430595" calcext:value-type="float">
            <text:p>9.90E-01</text:p>
          </table:table-cell>
          <table:table-cell table:formula="of:=([.C$5]-[.C1920])*[.C$4]/[.C$5]+[.C1920]" office:value-type="float" office:value="4053.09256356104" calcext:value-type="float">
            <text:p>4.05E+0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([.B$5]-[.B1921])*[.B$4]+[.B1921]" office:value-type="float" office:value="0.989779229782854" calcext:value-type="float">
            <text:p>9.90E-01</text:p>
          </table:table-cell>
          <table:table-cell table:formula="of:=([.C$5]-[.C1921])*[.C$4]/[.C$5]+[.C1921]" office:value-type="float" office:value="4053.1928210359" calcext:value-type="float">
            <text:p>4.05E+0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([.B$5]-[.B1922])*[.B$4]+[.B1922]" office:value-type="float" office:value="0.98980367552631" calcext:value-type="float">
            <text:p>9.90E-01</text:p>
          </table:table-cell>
          <table:table-cell table:formula="of:=([.C$5]-[.C1922])*[.C$4]/[.C$5]+[.C1922]" office:value-type="float" office:value="4053.29283865927" calcext:value-type="float">
            <text:p>4.05E+0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([.B$5]-[.B1923])*[.B$4]+[.B1923]" office:value-type="float" office:value="0.989828062801141" calcext:value-type="float">
            <text:p>9.90E-01</text:p>
          </table:table-cell>
          <table:table-cell table:formula="of:=([.C$5]-[.C1923])*[.C$4]/[.C$5]+[.C1923]" office:value-type="float" office:value="4053.39261700495" calcext:value-type="float">
            <text:p>4.05E+0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([.B$5]-[.B1924])*[.B$4]+[.B1924]" office:value-type="float" office:value="0.989852391747192" calcext:value-type="float">
            <text:p>9.90E-01</text:p>
          </table:table-cell>
          <table:table-cell table:formula="of:=([.C$5]-[.C1924])*[.C$4]/[.C$5]+[.C1924]" office:value-type="float" office:value="4053.49215664538" calcext:value-type="float">
            <text:p>4.05E+0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([.B$5]-[.B1925])*[.B$4]+[.B1925]" office:value-type="float" office:value="0.989876662503972" calcext:value-type="float">
            <text:p>9.90E-01</text:p>
          </table:table-cell>
          <table:table-cell table:formula="of:=([.C$5]-[.C1925])*[.C$4]/[.C$5]+[.C1925]" office:value-type="float" office:value="4053.59145815163" calcext:value-type="float">
            <text:p>4.05E+0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([.B$5]-[.B1926])*[.B$4]+[.B1926]" office:value-type="float" office:value="0.989900875210655" calcext:value-type="float">
            <text:p>9.90E-01</text:p>
          </table:table-cell>
          <table:table-cell table:formula="of:=([.C$5]-[.C1926])*[.C$4]/[.C$5]+[.C1926]" office:value-type="float" office:value="4053.69052209341" calcext:value-type="float">
            <text:p>4.05E+0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([.B$5]-[.B1927])*[.B$4]+[.B1927]" office:value-type="float" office:value="0.989925030006085" calcext:value-type="float">
            <text:p>9.90E-01</text:p>
          </table:table-cell>
          <table:table-cell table:formula="of:=([.C$5]-[.C1927])*[.C$4]/[.C$5]+[.C1927]" office:value-type="float" office:value="4053.78934903904" calcext:value-type="float">
            <text:p>4.05E+03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([.B$5]-[.B1928])*[.B$4]+[.B1928]" office:value-type="float" office:value="0.989949127028772" calcext:value-type="float">
            <text:p>9.90E-01</text:p>
          </table:table-cell>
          <table:table-cell table:formula="of:=([.C$5]-[.C1928])*[.C$4]/[.C$5]+[.C1928]" office:value-type="float" office:value="4053.88793955552" calcext:value-type="float">
            <text:p>4.05E+0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([.B$5]-[.B1929])*[.B$4]+[.B1929]" office:value-type="float" office:value="0.989973166416894" calcext:value-type="float">
            <text:p>9.90E-01</text:p>
          </table:table-cell>
          <table:table-cell table:formula="of:=([.C$5]-[.C1929])*[.C$4]/[.C$5]+[.C1929]" office:value-type="float" office:value="4053.98629420845" calcext:value-type="float">
            <text:p>4.05E+0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([.B$5]-[.B1930])*[.B$4]+[.B1930]" office:value-type="float" office:value="0.989997148308302" calcext:value-type="float">
            <text:p>9.90E-01</text:p>
          </table:table-cell>
          <table:table-cell table:formula="of:=([.C$5]-[.C1930])*[.C$4]/[.C$5]+[.C1930]" office:value-type="float" office:value="4054.08441356212" calcext:value-type="float">
            <text:p>4.05E+0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([.B$5]-[.B1931])*[.B$4]+[.B1931]" office:value-type="float" office:value="0.990021072840513" calcext:value-type="float">
            <text:p>9.90E-01</text:p>
          </table:table-cell>
          <table:table-cell table:formula="of:=([.C$5]-[.C1931])*[.C$4]/[.C$5]+[.C1931]" office:value-type="float" office:value="4054.18229817944" calcext:value-type="float">
            <text:p>4.05E+0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([.B$5]-[.B1932])*[.B$4]+[.B1932]" office:value-type="float" office:value="0.990044940150718" calcext:value-type="float">
            <text:p>9.90E-01</text:p>
          </table:table-cell>
          <table:table-cell table:formula="of:=([.C$5]-[.C1932])*[.C$4]/[.C$5]+[.C1932]" office:value-type="float" office:value="4054.27994862198" calcext:value-type="float">
            <text:p>4.05E+0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([.B$5]-[.B1933])*[.B$4]+[.B1933]" office:value-type="float" office:value="0.990068750375779" calcext:value-type="float">
            <text:p>9.90E-01</text:p>
          </table:table-cell>
          <table:table-cell table:formula="of:=([.C$5]-[.C1933])*[.C$4]/[.C$5]+[.C1933]" office:value-type="float" office:value="4054.37736544998" calcext:value-type="float">
            <text:p>4.05E+0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([.B$5]-[.B1934])*[.B$4]+[.B1934]" office:value-type="float" office:value="0.99009250365223" calcext:value-type="float">
            <text:p>9.90E-01</text:p>
          </table:table-cell>
          <table:table-cell table:formula="of:=([.C$5]-[.C1934])*[.C$4]/[.C$5]+[.C1934]" office:value-type="float" office:value="4054.47454922231" calcext:value-type="float">
            <text:p>4.05E+0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([.B$5]-[.B1935])*[.B$4]+[.B1935]" office:value-type="float" office:value="0.990116200116279" calcext:value-type="float">
            <text:p>9.90E-01</text:p>
          </table:table-cell>
          <table:table-cell table:formula="of:=([.C$5]-[.C1935])*[.C$4]/[.C$5]+[.C1935]" office:value-type="float" office:value="4054.57150049654" calcext:value-type="float">
            <text:p>4.05E+0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([.B$5]-[.B1936])*[.B$4]+[.B1936]" office:value-type="float" office:value="0.990139839903809" calcext:value-type="float">
            <text:p>9.90E-01</text:p>
          </table:table-cell>
          <table:table-cell table:formula="of:=([.C$5]-[.C1936])*[.C$4]/[.C$5]+[.C1936]" office:value-type="float" office:value="4054.66821982889" calcext:value-type="float">
            <text:p>4.05E+0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([.B$5]-[.B1937])*[.B$4]+[.B1937]" office:value-type="float" office:value="0.990163423150377" calcext:value-type="float">
            <text:p>9.90E-01</text:p>
          </table:table-cell>
          <table:table-cell table:formula="of:=([.C$5]-[.C1937])*[.C$4]/[.C$5]+[.C1937]" office:value-type="float" office:value="4054.76470777423" calcext:value-type="float">
            <text:p>4.05E+0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([.B$5]-[.B1938])*[.B$4]+[.B1938]" office:value-type="float" office:value="0.990186949991216" calcext:value-type="float">
            <text:p>9.90E-01</text:p>
          </table:table-cell>
          <table:table-cell table:formula="of:=([.C$5]-[.C1938])*[.C$4]/[.C$5]+[.C1938]" office:value-type="float" office:value="4054.86096488613" calcext:value-type="float">
            <text:p>4.05E+0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([.B$5]-[.B1939])*[.B$4]+[.B1939]" office:value-type="float" office:value="0.990210420561236" calcext:value-type="float">
            <text:p>9.90E-01</text:p>
          </table:table-cell>
          <table:table-cell table:formula="of:=([.C$5]-[.C1939])*[.C$4]/[.C$5]+[.C1939]" office:value-type="float" office:value="4054.95699171682" calcext:value-type="float">
            <text:p>4.05E+0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([.B$5]-[.B1940])*[.B$4]+[.B1940]" office:value-type="float" office:value="0.990233834995023" calcext:value-type="float">
            <text:p>9.90E-01</text:p>
          </table:table-cell>
          <table:table-cell table:formula="of:=([.C$5]-[.C1940])*[.C$4]/[.C$5]+[.C1940]" office:value-type="float" office:value="4055.05278881723" calcext:value-type="float">
            <text:p>4.06E+0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([.B$5]-[.B1941])*[.B$4]+[.B1941]" office:value-type="float" office:value="0.990257193426842" calcext:value-type="float">
            <text:p>9.90E-01</text:p>
          </table:table-cell>
          <table:table-cell table:formula="of:=([.C$5]-[.C1941])*[.C$4]/[.C$5]+[.C1941]" office:value-type="float" office:value="4055.14835673694" calcext:value-type="float">
            <text:p>4.06E+0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([.B$5]-[.B1942])*[.B$4]+[.B1942]" office:value-type="float" office:value="0.990280495990638" calcext:value-type="float">
            <text:p>9.90E-01</text:p>
          </table:table-cell>
          <table:table-cell table:formula="of:=([.C$5]-[.C1942])*[.C$4]/[.C$5]+[.C1942]" office:value-type="float" office:value="4055.24369602423" calcext:value-type="float">
            <text:p>4.06E+0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([.B$5]-[.B1943])*[.B$4]+[.B1943]" office:value-type="float" office:value="0.990303742820034" calcext:value-type="float">
            <text:p>9.90E-01</text:p>
          </table:table-cell>
          <table:table-cell table:formula="of:=([.C$5]-[.C1943])*[.C$4]/[.C$5]+[.C1943]" office:value-type="float" office:value="4055.33880722609" calcext:value-type="float">
            <text:p>4.06E+0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([.B$5]-[.B1944])*[.B$4]+[.B1944]" office:value-type="float" office:value="0.990326934048334" calcext:value-type="float">
            <text:p>9.90E-01</text:p>
          </table:table-cell>
          <table:table-cell table:formula="of:=([.C$5]-[.C1944])*[.C$4]/[.C$5]+[.C1944]" office:value-type="float" office:value="4055.43369088816" calcext:value-type="float">
            <text:p>4.06E+03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([.B$5]-[.B1945])*[.B$4]+[.B1945]" office:value-type="float" office:value="0.990350069808522" calcext:value-type="float">
            <text:p>9.90E-01</text:p>
          </table:table-cell>
          <table:table-cell table:formula="of:=([.C$5]-[.C1945])*[.C$4]/[.C$5]+[.C1945]" office:value-type="float" office:value="4055.52834755481" calcext:value-type="float">
            <text:p>4.06E+0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([.B$5]-[.B1946])*[.B$4]+[.B1946]" office:value-type="float" office:value="0.990373150233267" calcext:value-type="float">
            <text:p>9.90E-01</text:p>
          </table:table-cell>
          <table:table-cell table:formula="of:=([.C$5]-[.C1946])*[.C$4]/[.C$5]+[.C1946]" office:value-type="float" office:value="4055.62277776908" calcext:value-type="float">
            <text:p>4.06E+0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([.B$5]-[.B1947])*[.B$4]+[.B1947]" office:value-type="float" office:value="0.990396175454917" calcext:value-type="float">
            <text:p>9.90E-01</text:p>
          </table:table-cell>
          <table:table-cell table:formula="of:=([.C$5]-[.C1947])*[.C$4]/[.C$5]+[.C1947]" office:value-type="float" office:value="4055.71698207274" calcext:value-type="float">
            <text:p>4.06E+0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([.B$5]-[.B1948])*[.B$4]+[.B1948]" office:value-type="float" office:value="0.990419145605506" calcext:value-type="float">
            <text:p>9.90E-01</text:p>
          </table:table-cell>
          <table:table-cell table:formula="of:=([.C$5]-[.C1948])*[.C$4]/[.C$5]+[.C1948]" office:value-type="float" office:value="4055.81096100624" calcext:value-type="float">
            <text:p>4.06E+0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([.B$5]-[.B1949])*[.B$4]+[.B1949]" office:value-type="float" office:value="0.990442060816752" calcext:value-type="float">
            <text:p>9.90E-01</text:p>
          </table:table-cell>
          <table:table-cell table:formula="of:=([.C$5]-[.C1949])*[.C$4]/[.C$5]+[.C1949]" office:value-type="float" office:value="4055.90471510875" calcext:value-type="float">
            <text:p>4.06E+0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([.B$5]-[.B1950])*[.B$4]+[.B1950]" office:value-type="float" office:value="0.990464921220056" calcext:value-type="float">
            <text:p>9.90E-01</text:p>
          </table:table-cell>
          <table:table-cell table:formula="of:=([.C$5]-[.C1950])*[.C$4]/[.C$5]+[.C1950]" office:value-type="float" office:value="4055.99824491813" calcext:value-type="float">
            <text:p>4.06E+0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([.B$5]-[.B1951])*[.B$4]+[.B1951]" office:value-type="float" office:value="0.990487726946506" calcext:value-type="float">
            <text:p>9.90E-01</text:p>
          </table:table-cell>
          <table:table-cell table:formula="of:=([.C$5]-[.C1951])*[.C$4]/[.C$5]+[.C1951]" office:value-type="float" office:value="4056.09155097099" calcext:value-type="float">
            <text:p>4.06E+0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([.B$5]-[.B1952])*[.B$4]+[.B1952]" office:value-type="float" office:value="0.990510478126878" calcext:value-type="float">
            <text:p>9.91E-01</text:p>
          </table:table-cell>
          <table:table-cell table:formula="of:=([.C$5]-[.C1952])*[.C$4]/[.C$5]+[.C1952]" office:value-type="float" office:value="4056.18463380263" calcext:value-type="float">
            <text:p>4.06E+0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([.B$5]-[.B1953])*[.B$4]+[.B1953]" office:value-type="float" office:value="0.990533174891633" calcext:value-type="float">
            <text:p>9.91E-01</text:p>
          </table:table-cell>
          <table:table-cell table:formula="of:=([.C$5]-[.C1953])*[.C$4]/[.C$5]+[.C1953]" office:value-type="float" office:value="4056.27749394706" calcext:value-type="float">
            <text:p>4.06E+0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([.B$5]-[.B1954])*[.B$4]+[.B1954]" office:value-type="float" office:value="0.99055581737092" calcext:value-type="float">
            <text:p>9.91E-01</text:p>
          </table:table-cell>
          <table:table-cell table:formula="of:=([.C$5]-[.C1954])*[.C$4]/[.C$5]+[.C1954]" office:value-type="float" office:value="4056.37013193705" calcext:value-type="float">
            <text:p>4.06E+0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([.B$5]-[.B1955])*[.B$4]+[.B1955]" office:value-type="float" office:value="0.990578405694578" calcext:value-type="float">
            <text:p>9.91E-01</text:p>
          </table:table-cell>
          <table:table-cell table:formula="of:=([.C$5]-[.C1955])*[.C$4]/[.C$5]+[.C1955]" office:value-type="float" office:value="4056.46254830405" calcext:value-type="float">
            <text:p>4.06E+0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([.B$5]-[.B1956])*[.B$4]+[.B1956]" office:value-type="float" office:value="0.990600939992135" calcext:value-type="float">
            <text:p>9.91E-01</text:p>
          </table:table-cell>
          <table:table-cell table:formula="of:=([.C$5]-[.C1956])*[.C$4]/[.C$5]+[.C1956]" office:value-type="float" office:value="4056.55474357828" calcext:value-type="float">
            <text:p>4.06E+0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([.B$5]-[.B1957])*[.B$4]+[.B1957]" office:value-type="float" office:value="0.990623420392809" calcext:value-type="float">
            <text:p>9.91E-01</text:p>
          </table:table-cell>
          <table:table-cell table:formula="of:=([.C$5]-[.C1957])*[.C$4]/[.C$5]+[.C1957]" office:value-type="float" office:value="4056.64671828865" calcext:value-type="float">
            <text:p>4.06E+0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([.B$5]-[.B1958])*[.B$4]+[.B1958]" office:value-type="float" office:value="0.990645847025509" calcext:value-type="float">
            <text:p>9.91E-01</text:p>
          </table:table-cell>
          <table:table-cell table:formula="of:=([.C$5]-[.C1958])*[.C$4]/[.C$5]+[.C1958]" office:value-type="float" office:value="4056.73847296285" calcext:value-type="float">
            <text:p>4.06E+0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([.B$5]-[.B1959])*[.B$4]+[.B1959]" office:value-type="float" office:value="0.990668220018836" calcext:value-type="float">
            <text:p>9.91E-01</text:p>
          </table:table-cell>
          <table:table-cell table:formula="of:=([.C$5]-[.C1959])*[.C$4]/[.C$5]+[.C1959]" office:value-type="float" office:value="4056.83000812727" calcext:value-type="float">
            <text:p>4.06E+0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([.B$5]-[.B1960])*[.B$4]+[.B1960]" office:value-type="float" office:value="0.990690539501083" calcext:value-type="float">
            <text:p>9.91E-01</text:p>
          </table:table-cell>
          <table:table-cell table:formula="of:=([.C$5]-[.C1960])*[.C$4]/[.C$5]+[.C1960]" office:value-type="float" office:value="4056.92132430707" calcext:value-type="float">
            <text:p>4.06E+0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([.B$5]-[.B1961])*[.B$4]+[.B1961]" office:value-type="float" office:value="0.990712805600235" calcext:value-type="float">
            <text:p>9.91E-01</text:p>
          </table:table-cell>
          <table:table-cell table:formula="of:=([.C$5]-[.C1961])*[.C$4]/[.C$5]+[.C1961]" office:value-type="float" office:value="4057.01242202612" calcext:value-type="float">
            <text:p>4.06E+0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([.B$5]-[.B1962])*[.B$4]+[.B1962]" office:value-type="float" office:value="0.990735018443974" calcext:value-type="float">
            <text:p>9.91E-01</text:p>
          </table:table-cell>
          <table:table-cell table:formula="of:=([.C$5]-[.C1962])*[.C$4]/[.C$5]+[.C1962]" office:value-type="float" office:value="4057.10330180707" calcext:value-type="float">
            <text:p>4.06E+0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([.B$5]-[.B1963])*[.B$4]+[.B1963]" office:value-type="float" office:value="0.990757178159673" calcext:value-type="float">
            <text:p>9.91E-01</text:p>
          </table:table-cell>
          <table:table-cell table:formula="of:=([.C$5]-[.C1963])*[.C$4]/[.C$5]+[.C1963]" office:value-type="float" office:value="4057.1939641713" calcext:value-type="float">
            <text:p>4.06E+0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([.B$5]-[.B1964])*[.B$4]+[.B1964]" office:value-type="float" office:value="0.990779284874404" calcext:value-type="float">
            <text:p>9.91E-01</text:p>
          </table:table-cell>
          <table:table-cell table:formula="of:=([.C$5]-[.C1964])*[.C$4]/[.C$5]+[.C1964]" office:value-type="float" office:value="4057.28440963894" calcext:value-type="float">
            <text:p>4.06E+0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([.B$5]-[.B1965])*[.B$4]+[.B1965]" office:value-type="float" office:value="0.990801338714932" calcext:value-type="float">
            <text:p>9.91E-01</text:p>
          </table:table-cell>
          <table:table-cell table:formula="of:=([.C$5]-[.C1965])*[.C$4]/[.C$5]+[.C1965]" office:value-type="float" office:value="4057.3746387289" calcext:value-type="float">
            <text:p>4.06E+0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([.B$5]-[.B1966])*[.B$4]+[.B1966]" office:value-type="float" office:value="0.99082333980772" calcext:value-type="float">
            <text:p>9.91E-01</text:p>
          </table:table-cell>
          <table:table-cell table:formula="of:=([.C$5]-[.C1966])*[.C$4]/[.C$5]+[.C1966]" office:value-type="float" office:value="4057.46465195883" calcext:value-type="float">
            <text:p>4.06E+0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([.B$5]-[.B1967])*[.B$4]+[.B1967]" office:value-type="float" office:value="0.990845288278929" calcext:value-type="float">
            <text:p>9.91E-01</text:p>
          </table:table-cell>
          <table:table-cell table:formula="of:=([.C$5]-[.C1967])*[.C$4]/[.C$5]+[.C1967]" office:value-type="float" office:value="4057.55444984513" calcext:value-type="float">
            <text:p>4.06E+0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([.B$5]-[.B1968])*[.B$4]+[.B1968]" office:value-type="float" office:value="0.990867184254417" calcext:value-type="float">
            <text:p>9.91E-01</text:p>
          </table:table-cell>
          <table:table-cell table:formula="of:=([.C$5]-[.C1968])*[.C$4]/[.C$5]+[.C1968]" office:value-type="float" office:value="4057.64403290299" calcext:value-type="float">
            <text:p>4.06E+0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([.B$5]-[.B1969])*[.B$4]+[.B1969]" office:value-type="float" office:value="0.990889027859742" calcext:value-type="float">
            <text:p>9.91E-01</text:p>
          </table:table-cell>
          <table:table-cell table:formula="of:=([.C$5]-[.C1969])*[.C$4]/[.C$5]+[.C1969]" office:value-type="float" office:value="4057.73340164635" calcext:value-type="float">
            <text:p>4.06E+0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([.B$5]-[.B1970])*[.B$4]+[.B1970]" office:value-type="float" office:value="0.990910819220163" calcext:value-type="float">
            <text:p>9.91E-01</text:p>
          </table:table-cell>
          <table:table-cell table:formula="of:=([.C$5]-[.C1970])*[.C$4]/[.C$5]+[.C1970]" office:value-type="float" office:value="4057.82255658793" calcext:value-type="float">
            <text:p>4.06E+0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([.B$5]-[.B1971])*[.B$4]+[.B1971]" office:value-type="float" office:value="0.990932558460636" calcext:value-type="float">
            <text:p>9.91E-01</text:p>
          </table:table-cell>
          <table:table-cell table:formula="of:=([.C$5]-[.C1971])*[.C$4]/[.C$5]+[.C1971]" office:value-type="float" office:value="4057.91149823922" calcext:value-type="float">
            <text:p>4.06E+0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([.B$5]-[.B1972])*[.B$4]+[.B1972]" office:value-type="float" office:value="0.99095424570582" calcext:value-type="float">
            <text:p>9.91E-01</text:p>
          </table:table-cell>
          <table:table-cell table:formula="of:=([.C$5]-[.C1972])*[.C$4]/[.C$5]+[.C1972]" office:value-type="float" office:value="4058.00022711049" calcext:value-type="float">
            <text:p>4.06E+0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([.B$5]-[.B1973])*[.B$4]+[.B1973]" office:value-type="float" office:value="0.990975881080077" calcext:value-type="float">
            <text:p>9.91E-01</text:p>
          </table:table-cell>
          <table:table-cell table:formula="of:=([.C$5]-[.C1973])*[.C$4]/[.C$5]+[.C1973]" office:value-type="float" office:value="4058.08874371077" calcext:value-type="float">
            <text:p>4.06E+0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([.B$5]-[.B1974])*[.B$4]+[.B1974]" office:value-type="float" office:value="0.990997464707469" calcext:value-type="float">
            <text:p>9.91E-01</text:p>
          </table:table-cell>
          <table:table-cell table:formula="of:=([.C$5]-[.C1974])*[.C$4]/[.C$5]+[.C1974]" office:value-type="float" office:value="4058.1770485479" calcext:value-type="float">
            <text:p>4.06E+0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([.B$5]-[.B1975])*[.B$4]+[.B1975]" office:value-type="float" office:value="0.991018996711764" calcext:value-type="float">
            <text:p>9.91E-01</text:p>
          </table:table-cell>
          <table:table-cell table:formula="of:=([.C$5]-[.C1975])*[.C$4]/[.C$5]+[.C1975]" office:value-type="float" office:value="4058.2651421285" calcext:value-type="float">
            <text:p>4.06E+0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([.B$5]-[.B1976])*[.B$4]+[.B1976]" office:value-type="float" office:value="0.991040477216433" calcext:value-type="float">
            <text:p>9.91E-01</text:p>
          </table:table-cell>
          <table:table-cell table:formula="of:=([.C$5]-[.C1976])*[.C$4]/[.C$5]+[.C1976]" office:value-type="float" office:value="4058.35302495796" calcext:value-type="float">
            <text:p>4.06E+0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([.B$5]-[.B1977])*[.B$4]+[.B1977]" office:value-type="float" office:value="0.991061906344649" calcext:value-type="float">
            <text:p>9.91E-01</text:p>
          </table:table-cell>
          <table:table-cell table:formula="of:=([.C$5]-[.C1977])*[.C$4]/[.C$5]+[.C1977]" office:value-type="float" office:value="4058.44069754046" calcext:value-type="float">
            <text:p>4.06E+0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([.B$5]-[.B1978])*[.B$4]+[.B1978]" office:value-type="float" office:value="0.991083284219295" calcext:value-type="float">
            <text:p>9.91E-01</text:p>
          </table:table-cell>
          <table:table-cell table:formula="of:=([.C$5]-[.C1978])*[.C$4]/[.C$5]+[.C1978]" office:value-type="float" office:value="4058.52816037901" calcext:value-type="float">
            <text:p>4.06E+0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([.B$5]-[.B1979])*[.B$4]+[.B1979]" office:value-type="float" office:value="0.991104610962956" calcext:value-type="float">
            <text:p>9.91E-01</text:p>
          </table:table-cell>
          <table:table-cell table:formula="of:=([.C$5]-[.C1979])*[.C$4]/[.C$5]+[.C1979]" office:value-type="float" office:value="4058.61541397538" calcext:value-type="float">
            <text:p>4.06E+0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([.B$5]-[.B1980])*[.B$4]+[.B1980]" office:value-type="float" office:value="0.991125886697927" calcext:value-type="float">
            <text:p>9.91E-01</text:p>
          </table:table-cell>
          <table:table-cell table:formula="of:=([.C$5]-[.C1980])*[.C$4]/[.C$5]+[.C1980]" office:value-type="float" office:value="4058.70245883015" calcext:value-type="float">
            <text:p>4.06E+0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([.B$5]-[.B1981])*[.B$4]+[.B1981]" office:value-type="float" office:value="0.991147111546209" calcext:value-type="float">
            <text:p>9.91E-01</text:p>
          </table:table-cell>
          <table:table-cell table:formula="of:=([.C$5]-[.C1981])*[.C$4]/[.C$5]+[.C1981]" office:value-type="float" office:value="4058.78929544271" calcext:value-type="float">
            <text:p>4.06E+0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([.B$5]-[.B1982])*[.B$4]+[.B1982]" office:value-type="float" office:value="0.991168285629511" calcext:value-type="float">
            <text:p>9.91E-01</text:p>
          </table:table-cell>
          <table:table-cell table:formula="of:=([.C$5]-[.C1982])*[.C$4]/[.C$5]+[.C1982]" office:value-type="float" office:value="4058.87592431124" calcext:value-type="float">
            <text:p>4.06E+0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([.B$5]-[.B1983])*[.B$4]+[.B1983]" office:value-type="float" office:value="0.991189409069251" calcext:value-type="float">
            <text:p>9.91E-01</text:p>
          </table:table-cell>
          <table:table-cell table:formula="of:=([.C$5]-[.C1983])*[.C$4]/[.C$5]+[.C1983]" office:value-type="float" office:value="4058.96234593274" calcext:value-type="float">
            <text:p>4.06E+0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([.B$5]-[.B1984])*[.B$4]+[.B1984]" office:value-type="float" office:value="0.991210481986557" calcext:value-type="float">
            <text:p>9.91E-01</text:p>
          </table:table-cell>
          <table:table-cell table:formula="of:=([.C$5]-[.C1984])*[.C$4]/[.C$5]+[.C1984]" office:value-type="float" office:value="4059.04856080303" calcext:value-type="float">
            <text:p>4.06E+0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([.B$5]-[.B1985])*[.B$4]+[.B1985]" office:value-type="float" office:value="0.991231504502267" calcext:value-type="float">
            <text:p>9.91E-01</text:p>
          </table:table-cell>
          <table:table-cell table:formula="of:=([.C$5]-[.C1985])*[.C$4]/[.C$5]+[.C1985]" office:value-type="float" office:value="4059.13456941672" calcext:value-type="float">
            <text:p>4.06E+0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([.B$5]-[.B1986])*[.B$4]+[.B1986]" office:value-type="float" office:value="0.99125247673693" calcext:value-type="float">
            <text:p>9.91E-01</text:p>
          </table:table-cell>
          <table:table-cell table:formula="of:=([.C$5]-[.C1986])*[.C$4]/[.C$5]+[.C1986]" office:value-type="float" office:value="4059.22037226725" calcext:value-type="float">
            <text:p>4.06E+0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([.B$5]-[.B1987])*[.B$4]+[.B1987]" office:value-type="float" office:value="0.991273398810807" calcext:value-type="float">
            <text:p>9.91E-01</text:p>
          </table:table-cell>
          <table:table-cell table:formula="of:=([.C$5]-[.C1987])*[.C$4]/[.C$5]+[.C1987]" office:value-type="float" office:value="4059.30596984689" calcext:value-type="float">
            <text:p>4.06E+0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([.B$5]-[.B1988])*[.B$4]+[.B1988]" office:value-type="float" office:value="0.991294270843871" calcext:value-type="float">
            <text:p>9.91E-01</text:p>
          </table:table-cell>
          <table:table-cell table:formula="of:=([.C$5]-[.C1988])*[.C$4]/[.C$5]+[.C1988]" office:value-type="float" office:value="4059.3913626467" calcext:value-type="float">
            <text:p>4.06E+0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([.B$5]-[.B1989])*[.B$4]+[.B1989]" office:value-type="float" office:value="0.991315092955808" calcext:value-type="float">
            <text:p>9.91E-01</text:p>
          </table:table-cell>
          <table:table-cell table:formula="of:=([.C$5]-[.C1989])*[.C$4]/[.C$5]+[.C1989]" office:value-type="float" office:value="4059.47655115661" calcext:value-type="float">
            <text:p>4.06E+0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([.B$5]-[.B1990])*[.B$4]+[.B1990]" office:value-type="float" office:value="0.991335865266019" calcext:value-type="float">
            <text:p>9.91E-01</text:p>
          </table:table-cell>
          <table:table-cell table:formula="of:=([.C$5]-[.C1990])*[.C$4]/[.C$5]+[.C1990]" office:value-type="float" office:value="4059.56153586534" calcext:value-type="float">
            <text:p>4.06E+0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([.B$5]-[.B1991])*[.B$4]+[.B1991]" office:value-type="float" office:value="0.991356587893617" calcext:value-type="float">
            <text:p>9.91E-01</text:p>
          </table:table-cell>
          <table:table-cell table:formula="of:=([.C$5]-[.C1991])*[.C$4]/[.C$5]+[.C1991]" office:value-type="float" office:value="4059.64631726045" calcext:value-type="float">
            <text:p>4.06E+0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([.B$5]-[.B1992])*[.B$4]+[.B1992]" office:value-type="float" office:value="0.991377260957432" calcext:value-type="float">
            <text:p>9.91E-01</text:p>
          </table:table-cell>
          <table:table-cell table:formula="of:=([.C$5]-[.C1992])*[.C$4]/[.C$5]+[.C1992]" office:value-type="float" office:value="4059.73089582836" calcext:value-type="float">
            <text:p>4.06E+0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([.B$5]-[.B1993])*[.B$4]+[.B1993]" office:value-type="float" office:value="0.991397884576009" calcext:value-type="float">
            <text:p>9.91E-01</text:p>
          </table:table-cell>
          <table:table-cell table:formula="of:=([.C$5]-[.C1993])*[.C$4]/[.C$5]+[.C1993]" office:value-type="float" office:value="4059.81527205428" calcext:value-type="float">
            <text:p>4.06E+0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([.B$5]-[.B1994])*[.B$4]+[.B1994]" office:value-type="float" office:value="0.991418458867609" calcext:value-type="float">
            <text:p>9.91E-01</text:p>
          </table:table-cell>
          <table:table-cell table:formula="of:=([.C$5]-[.C1994])*[.C$4]/[.C$5]+[.C1994]" office:value-type="float" office:value="4059.89944642229" calcext:value-type="float">
            <text:p>4.06E+0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([.B$5]-[.B1995])*[.B$4]+[.B1995]" office:value-type="float" office:value="0.991438983950213" calcext:value-type="float">
            <text:p>9.91E-01</text:p>
          </table:table-cell>
          <table:table-cell table:formula="of:=([.C$5]-[.C1995])*[.C$4]/[.C$5]+[.C1995]" office:value-type="float" office:value="4059.98341941532" calcext:value-type="float">
            <text:p>4.06E+0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([.B$5]-[.B1996])*[.B$4]+[.B1996]" office:value-type="float" office:value="0.991459459941516" calcext:value-type="float">
            <text:p>9.91E-01</text:p>
          </table:table-cell>
          <table:table-cell table:formula="of:=([.C$5]-[.C1996])*[.C$4]/[.C$5]+[.C1996]" office:value-type="float" office:value="4060.06719151512" calcext:value-type="float">
            <text:p>4.06E+0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([.B$5]-[.B1997])*[.B$4]+[.B1997]" office:value-type="float" office:value="0.991479886958933" calcext:value-type="float">
            <text:p>9.91E-01</text:p>
          </table:table-cell>
          <table:table-cell table:formula="of:=([.C$5]-[.C1997])*[.C$4]/[.C$5]+[.C1997]" office:value-type="float" office:value="4060.15076320229" calcext:value-type="float">
            <text:p>4.06E+0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([.B$5]-[.B1998])*[.B$4]+[.B1998]" office:value-type="float" office:value="0.9915002651196" calcext:value-type="float">
            <text:p>9.92E-01</text:p>
          </table:table-cell>
          <table:table-cell table:formula="of:=([.C$5]-[.C1998])*[.C$4]/[.C$5]+[.C1998]" office:value-type="float" office:value="4060.23413495631" calcext:value-type="float">
            <text:p>4.06E+0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([.B$5]-[.B1999])*[.B$4]+[.B1999]" office:value-type="float" office:value="0.991520594540369" calcext:value-type="float">
            <text:p>9.92E-01</text:p>
          </table:table-cell>
          <table:table-cell table:formula="of:=([.C$5]-[.C1999])*[.C$4]/[.C$5]+[.C1999]" office:value-type="float" office:value="4060.31730725547" calcext:value-type="float">
            <text:p>4.06E+0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([.B$5]-[.B2000])*[.B$4]+[.B2000]" office:value-type="float" office:value="0.991540875337816" calcext:value-type="float">
            <text:p>9.92E-01</text:p>
          </table:table-cell>
          <table:table-cell table:formula="of:=([.C$5]-[.C2000])*[.C$4]/[.C$5]+[.C2000]" office:value-type="float" office:value="4060.40028057694" calcext:value-type="float">
            <text:p>4.06E+0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([.B$5]-[.B2001])*[.B$4]+[.B2001]" office:value-type="float" office:value="0.991561107628236" calcext:value-type="float">
            <text:p>9.92E-01</text:p>
          </table:table-cell>
          <table:table-cell table:formula="of:=([.C$5]-[.C2001])*[.C$4]/[.C$5]+[.C2001]" office:value-type="float" office:value="4060.48305539676" calcext:value-type="float">
            <text:p>4.06E+0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([.B$5]-[.B2002])*[.B$4]+[.B2002]" office:value-type="float" office:value="0.991581291527648" calcext:value-type="float">
            <text:p>9.92E-01</text:p>
          </table:table-cell>
          <table:table-cell table:formula="of:=([.C$5]-[.C2002])*[.C$4]/[.C$5]+[.C2002]" office:value-type="float" office:value="4060.5656321898" calcext:value-type="float">
            <text:p>4.06E+0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([.B$5]-[.B2003])*[.B$4]+[.B2003]" office:value-type="float" office:value="0.991601427151791" calcext:value-type="float">
            <text:p>9.92E-01</text:p>
          </table:table-cell>
          <table:table-cell table:formula="of:=([.C$5]-[.C2003])*[.C$4]/[.C$5]+[.C2003]" office:value-type="float" office:value="4060.64801142982" calcext:value-type="float">
            <text:p>4.06E+0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([.B$5]-[.B2004])*[.B$4]+[.B2004]" office:value-type="float" office:value="0.991621514616129" calcext:value-type="float">
            <text:p>9.92E-01</text:p>
          </table:table-cell>
          <table:table-cell table:formula="of:=([.C$5]-[.C2004])*[.C$4]/[.C$5]+[.C2004]" office:value-type="float" office:value="4060.73019358944" calcext:value-type="float">
            <text:p>4.06E+0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([.B$5]-[.B2005])*[.B$4]+[.B2005]" office:value-type="float" office:value="0.991641554035849" calcext:value-type="float">
            <text:p>9.92E-01</text:p>
          </table:table-cell>
          <table:table-cell table:formula="of:=([.C$5]-[.C2005])*[.C$4]/[.C$5]+[.C2005]" office:value-type="float" office:value="4060.81217914013" calcext:value-type="float">
            <text:p>4.06E+0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([.B$5]-[.B2006])*[.B$4]+[.B2006]" office:value-type="float" office:value="0.991661545525863" calcext:value-type="float">
            <text:p>9.92E-01</text:p>
          </table:table-cell>
          <table:table-cell table:formula="of:=([.C$5]-[.C2006])*[.C$4]/[.C$5]+[.C2006]" office:value-type="float" office:value="4060.89396855226" calcext:value-type="float">
            <text:p>4.06E+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B$5]-[.B2007])*[.B$4]+[.B2007]" office:value-type="float" office:value="0.991681489200807" calcext:value-type="float">
            <text:p>9.92E-01</text:p>
          </table:table-cell>
          <table:table-cell table:formula="of:=([.C$5]-[.C2007])*[.C$4]/[.C$5]+[.C2007]" office:value-type="float" office:value="4060.97556229507" calcext:value-type="float">
            <text:p>4.06E+0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([.B$5]-[.B2008])*[.B$4]+[.B2008]" office:value-type="float" office:value="0.991701385175045" calcext:value-type="float">
            <text:p>9.92E-01</text:p>
          </table:table-cell>
          <table:table-cell table:formula="of:=([.C$5]-[.C2008])*[.C$4]/[.C$5]+[.C2008]" office:value-type="float" office:value="4061.05696083665" calcext:value-type="float">
            <text:p>4.06E+0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([.B$5]-[.B2009])*[.B$4]+[.B2009]" office:value-type="float" office:value="0.991721233562666" calcext:value-type="float">
            <text:p>9.92E-01</text:p>
          </table:table-cell>
          <table:table-cell table:formula="of:=([.C$5]-[.C2009])*[.C$4]/[.C$5]+[.C2009]" office:value-type="float" office:value="4061.13816464401" calcext:value-type="float">
            <text:p>4.06E+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([.B$5]-[.B2010])*[.B$4]+[.B2010]" office:value-type="float" office:value="0.991741034477485" calcext:value-type="float">
            <text:p>9.92E-01</text:p>
          </table:table-cell>
          <table:table-cell table:formula="of:=([.C$5]-[.C2010])*[.C$4]/[.C$5]+[.C2010]" office:value-type="float" office:value="4061.21917418302" calcext:value-type="float">
            <text:p>4.06E+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([.B$5]-[.B2011])*[.B$4]+[.B2011]" office:value-type="float" office:value="0.991760788033048" calcext:value-type="float">
            <text:p>9.92E-01</text:p>
          </table:table-cell>
          <table:table-cell table:formula="of:=([.C$5]-[.C2011])*[.C$4]/[.C$5]+[.C2011]" office:value-type="float" office:value="4061.29998991843" calcext:value-type="float">
            <text:p>4.06E+0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([.B$5]-[.B2012])*[.B$4]+[.B2012]" office:value-type="float" office:value="0.991780494342625" calcext:value-type="float">
            <text:p>9.92E-01</text:p>
          </table:table-cell>
          <table:table-cell table:formula="of:=([.C$5]-[.C2012])*[.C$4]/[.C$5]+[.C2012]" office:value-type="float" office:value="4061.3806123139" calcext:value-type="float">
            <text:p>4.06E+0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([.B$5]-[.B2013])*[.B$4]+[.B2013]" office:value-type="float" office:value="0.99180015351922" calcext:value-type="float">
            <text:p>9.92E-01</text:p>
          </table:table-cell>
          <table:table-cell table:formula="of:=([.C$5]-[.C2013])*[.C$4]/[.C$5]+[.C2013]" office:value-type="float" office:value="4061.46104183195" calcext:value-type="float">
            <text:p>4.06E+0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([.B$5]-[.B2014])*[.B$4]+[.B2014]" office:value-type="float" office:value="0.991819765675563" calcext:value-type="float">
            <text:p>9.92E-01</text:p>
          </table:table-cell>
          <table:table-cell table:formula="of:=([.C$5]-[.C2014])*[.C$4]/[.C$5]+[.C2014]" office:value-type="float" office:value="4061.54127893403" calcext:value-type="float">
            <text:p>4.06E+0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([.B$5]-[.B2015])*[.B$4]+[.B2015]" office:value-type="float" office:value="0.991839330924117" calcext:value-type="float">
            <text:p>9.92E-01</text:p>
          </table:table-cell>
          <table:table-cell table:formula="of:=([.C$5]-[.C2015])*[.C$4]/[.C$5]+[.C2015]" office:value-type="float" office:value="4061.62132408046" calcext:value-type="float">
            <text:p>4.06E+0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([.B$5]-[.B2016])*[.B$4]+[.B2016]" office:value-type="float" office:value="0.991858849377073" calcext:value-type="float">
            <text:p>9.92E-01</text:p>
          </table:table-cell>
          <table:table-cell table:formula="of:=([.C$5]-[.C2016])*[.C$4]/[.C$5]+[.C2016]" office:value-type="float" office:value="4061.70117773046" calcext:value-type="float">
            <text:p>4.06E+0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([.B$5]-[.B2017])*[.B$4]+[.B2017]" office:value-type="float" office:value="0.991878321146356" calcext:value-type="float">
            <text:p>9.92E-01</text:p>
          </table:table-cell>
          <table:table-cell table:formula="of:=([.C$5]-[.C2017])*[.C$4]/[.C$5]+[.C2017]" office:value-type="float" office:value="4061.78084034216" calcext:value-type="float">
            <text:p>4.06E+0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B$5]-[.B2018])*[.B$4]+[.B2018]" office:value-type="float" office:value="0.991897746343623" calcext:value-type="float">
            <text:p>9.92E-01</text:p>
          </table:table-cell>
          <table:table-cell table:formula="of:=([.C$5]-[.C2018])*[.C$4]/[.C$5]+[.C2018]" office:value-type="float" office:value="4061.8603123726" calcext:value-type="float">
            <text:p>4.06E+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([.B$5]-[.B2019])*[.B$4]+[.B2019]" office:value-type="float" office:value="0.991917125080263" calcext:value-type="float">
            <text:p>9.92E-01</text:p>
          </table:table-cell>
          <table:table-cell table:formula="of:=([.C$5]-[.C2019])*[.C$4]/[.C$5]+[.C2019]" office:value-type="float" office:value="4061.93959427771" calcext:value-type="float">
            <text:p>4.06E+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([.B$5]-[.B2020])*[.B$4]+[.B2020]" office:value-type="float" office:value="0.9919364574674" calcext:value-type="float">
            <text:p>9.92E-01</text:p>
          </table:table-cell>
          <table:table-cell table:formula="of:=([.C$5]-[.C2020])*[.C$4]/[.C$5]+[.C2020]" office:value-type="float" office:value="4062.01868651234" calcext:value-type="float">
            <text:p>4.06E+0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B$5]-[.B2021])*[.B$4]+[.B2021]" office:value-type="float" office:value="0.991955743615891" calcext:value-type="float">
            <text:p>9.92E-01</text:p>
          </table:table-cell>
          <table:table-cell table:formula="of:=([.C$5]-[.C2021])*[.C$4]/[.C$5]+[.C2021]" office:value-type="float" office:value="4062.09758953024" calcext:value-type="float">
            <text:p>4.06E+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([.B$5]-[.B2022])*[.B$4]+[.B2022]" office:value-type="float" office:value="0.991974983636328" calcext:value-type="float">
            <text:p>9.92E-01</text:p>
          </table:table-cell>
          <table:table-cell table:formula="of:=([.C$5]-[.C2022])*[.C$4]/[.C$5]+[.C2022]" office:value-type="float" office:value="4062.1763037841" calcext:value-type="float">
            <text:p>4.06E+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([.B$5]-[.B2023])*[.B$4]+[.B2023]" office:value-type="float" office:value="0.991994177639039" calcext:value-type="float">
            <text:p>9.92E-01</text:p>
          </table:table-cell>
          <table:table-cell table:formula="of:=([.C$5]-[.C2023])*[.C$4]/[.C$5]+[.C2023]" office:value-type="float" office:value="4062.25482972551" calcext:value-type="float">
            <text:p>4.06E+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B$5]-[.B2024])*[.B$4]+[.B2024]" office:value-type="float" office:value="0.992013325734087" calcext:value-type="float">
            <text:p>9.92E-01</text:p>
          </table:table-cell>
          <table:table-cell table:formula="of:=([.C$5]-[.C2024])*[.C$4]/[.C$5]+[.C2024]" office:value-type="float" office:value="4062.33316780496" calcext:value-type="float">
            <text:p>4.06E+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([.B$5]-[.B2025])*[.B$4]+[.B2025]" office:value-type="float" office:value="0.992032428031275" calcext:value-type="float">
            <text:p>9.92E-01</text:p>
          </table:table-cell>
          <table:table-cell table:formula="of:=([.C$5]-[.C2025])*[.C$4]/[.C$5]+[.C2025]" office:value-type="float" office:value="4062.4113184719" calcext:value-type="float">
            <text:p>4.06E+0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([.B$5]-[.B2026])*[.B$4]+[.B2026]" office:value-type="float" office:value="0.992051484640138" calcext:value-type="float">
            <text:p>9.92E-01</text:p>
          </table:table-cell>
          <table:table-cell table:formula="of:=([.C$5]-[.C2026])*[.C$4]/[.C$5]+[.C2026]" office:value-type="float" office:value="4062.48928217469" calcext:value-type="float">
            <text:p>4.06E+0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([.B$5]-[.B2027])*[.B$4]+[.B2027]" office:value-type="float" office:value="0.992070495669955" calcext:value-type="float">
            <text:p>9.92E-01</text:p>
          </table:table-cell>
          <table:table-cell table:formula="of:=([.C$5]-[.C2027])*[.C$4]/[.C$5]+[.C2027]" office:value-type="float" office:value="4062.5670593606" calcext:value-type="float">
            <text:p>4.06E+0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([.B$5]-[.B2028])*[.B$4]+[.B2028]" office:value-type="float" office:value="0.992089461229738" calcext:value-type="float">
            <text:p>9.92E-01</text:p>
          </table:table-cell>
          <table:table-cell table:formula="of:=([.C$5]-[.C2028])*[.C$4]/[.C$5]+[.C2028]" office:value-type="float" office:value="4062.64465047585" calcext:value-type="float">
            <text:p>4.06E+0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([.B$5]-[.B2029])*[.B$4]+[.B2029]" office:value-type="float" office:value="0.992108381428242" calcext:value-type="float">
            <text:p>9.92E-01</text:p>
          </table:table-cell>
          <table:table-cell table:formula="of:=([.C$5]-[.C2029])*[.C$4]/[.C$5]+[.C2029]" office:value-type="float" office:value="4062.7220559656" calcext:value-type="float">
            <text:p>4.06E+0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([.B$5]-[.B2030])*[.B$4]+[.B2030]" office:value-type="float" office:value="0.992127256373961" calcext:value-type="float">
            <text:p>9.92E-01</text:p>
          </table:table-cell>
          <table:table-cell table:formula="of:=([.C$5]-[.C2030])*[.C$4]/[.C$5]+[.C2030]" office:value-type="float" office:value="4062.79927627391" calcext:value-type="float">
            <text:p>4.06E+0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([.B$5]-[.B2031])*[.B$4]+[.B2031]" office:value-type="float" office:value="0.99214608617513" calcext:value-type="float">
            <text:p>9.92E-01</text:p>
          </table:table-cell>
          <table:table-cell table:formula="of:=([.C$5]-[.C2031])*[.C$4]/[.C$5]+[.C2031]" office:value-type="float" office:value="4062.87631184382" calcext:value-type="float">
            <text:p>4.06E+0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([.B$5]-[.B2032])*[.B$4]+[.B2032]" office:value-type="float" office:value="0.992164870939723" calcext:value-type="float">
            <text:p>9.92E-01</text:p>
          </table:table-cell>
          <table:table-cell table:formula="of:=([.C$5]-[.C2032])*[.C$4]/[.C$5]+[.C2032]" office:value-type="float" office:value="4062.95316311728" calcext:value-type="float">
            <text:p>4.06E+0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([.B$5]-[.B2033])*[.B$4]+[.B2033]" office:value-type="float" office:value="0.992183610775458" calcext:value-type="float">
            <text:p>9.92E-01</text:p>
          </table:table-cell>
          <table:table-cell table:formula="of:=([.C$5]-[.C2033])*[.C$4]/[.C$5]+[.C2033]" office:value-type="float" office:value="4063.02983053519" calcext:value-type="float">
            <text:p>4.06E+0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([.B$5]-[.B2034])*[.B$4]+[.B2034]" office:value-type="float" office:value="0.992202305789794" calcext:value-type="float">
            <text:p>9.92E-01</text:p>
          </table:table-cell>
          <table:table-cell table:formula="of:=([.C$5]-[.C2034])*[.C$4]/[.C$5]+[.C2034]" office:value-type="float" office:value="4063.1063145374" calcext:value-type="float">
            <text:p>4.06E+03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([.B$5]-[.B2035])*[.B$4]+[.B2035]" office:value-type="float" office:value="0.992220956089933" calcext:value-type="float">
            <text:p>9.92E-01</text:p>
          </table:table-cell>
          <table:table-cell table:formula="of:=([.C$5]-[.C2035])*[.C$4]/[.C$5]+[.C2035]" office:value-type="float" office:value="4063.18261556271" calcext:value-type="float">
            <text:p>4.06E+0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([.B$5]-[.B2036])*[.B$4]+[.B2036]" office:value-type="float" office:value="0.992239561782823" calcext:value-type="float">
            <text:p>9.92E-01</text:p>
          </table:table-cell>
          <table:table-cell table:formula="of:=([.C$5]-[.C2036])*[.C$4]/[.C$5]+[.C2036]" office:value-type="float" office:value="4063.25873404887" calcext:value-type="float">
            <text:p>4.06E+0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([.B$5]-[.B2037])*[.B$4]+[.B2037]" office:value-type="float" office:value="0.992258122975153" calcext:value-type="float">
            <text:p>9.92E-01</text:p>
          </table:table-cell>
          <table:table-cell table:formula="of:=([.C$5]-[.C2037])*[.C$4]/[.C$5]+[.C2037]" office:value-type="float" office:value="4063.33467043256" calcext:value-type="float">
            <text:p>4.06E+03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([.B$5]-[.B2038])*[.B$4]+[.B2038]" office:value-type="float" office:value="0.992276639773359" calcext:value-type="float">
            <text:p>9.92E-01</text:p>
          </table:table-cell>
          <table:table-cell table:formula="of:=([.C$5]-[.C2038])*[.C$4]/[.C$5]+[.C2038]" office:value-type="float" office:value="4063.41042514945" calcext:value-type="float">
            <text:p>4.06E+0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([.B$5]-[.B2039])*[.B$4]+[.B2039]" office:value-type="float" office:value="0.992295112283621" calcext:value-type="float">
            <text:p>9.92E-01</text:p>
          </table:table-cell>
          <table:table-cell table:formula="of:=([.C$5]-[.C2039])*[.C$4]/[.C$5]+[.C2039]" office:value-type="float" office:value="4063.48599863415" calcext:value-type="float">
            <text:p>4.06E+03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([.B$5]-[.B2040])*[.B$4]+[.B2040]" office:value-type="float" office:value="0.992313540611865" calcext:value-type="float">
            <text:p>9.92E-01</text:p>
          </table:table-cell>
          <table:table-cell table:formula="of:=([.C$5]-[.C2040])*[.C$4]/[.C$5]+[.C2040]" office:value-type="float" office:value="4063.56139132022" calcext:value-type="float">
            <text:p>4.06E+0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([.B$5]-[.B2041])*[.B$4]+[.B2041]" office:value-type="float" office:value="0.992331924863765" calcext:value-type="float">
            <text:p>9.92E-01</text:p>
          </table:table-cell>
          <table:table-cell table:formula="of:=([.C$5]-[.C2041])*[.C$4]/[.C$5]+[.C2041]" office:value-type="float" office:value="4063.63660364021" calcext:value-type="float">
            <text:p>4.06E+03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([.B$5]-[.B2042])*[.B$4]+[.B2042]" office:value-type="float" office:value="0.992350265144742" calcext:value-type="float">
            <text:p>9.92E-01</text:p>
          </table:table-cell>
          <table:table-cell table:formula="of:=([.C$5]-[.C2042])*[.C$4]/[.C$5]+[.C2042]" office:value-type="float" office:value="4063.71163602561" calcext:value-type="float">
            <text:p>4.06E+03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([.B$5]-[.B2043])*[.B$4]+[.B2043]" office:value-type="float" office:value="0.992368561559963" calcext:value-type="float">
            <text:p>9.92E-01</text:p>
          </table:table-cell>
          <table:table-cell table:formula="of:=([.C$5]-[.C2043])*[.C$4]/[.C$5]+[.C2043]" office:value-type="float" office:value="4063.78648890689" calcext:value-type="float">
            <text:p>4.06E+0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([.B$5]-[.B2044])*[.B$4]+[.B2044]" office:value-type="float" office:value="0.992386814214347" calcext:value-type="float">
            <text:p>9.92E-01</text:p>
          </table:table-cell>
          <table:table-cell table:formula="of:=([.C$5]-[.C2044])*[.C$4]/[.C$5]+[.C2044]" office:value-type="float" office:value="4063.86116271349" calcext:value-type="float">
            <text:p>4.06E+0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([.B$5]-[.B2045])*[.B$4]+[.B2045]" office:value-type="float" office:value="0.992405023212558" calcext:value-type="float">
            <text:p>9.92E-01</text:p>
          </table:table-cell>
          <table:table-cell table:formula="of:=([.C$5]-[.C2045])*[.C$4]/[.C$5]+[.C2045]" office:value-type="float" office:value="4063.93565787382" calcext:value-type="float">
            <text:p>4.06E+03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([.B$5]-[.B2046])*[.B$4]+[.B2046]" office:value-type="float" office:value="0.992423188659012" calcext:value-type="float">
            <text:p>9.92E-01</text:p>
          </table:table-cell>
          <table:table-cell table:formula="of:=([.C$5]-[.C2046])*[.C$4]/[.C$5]+[.C2046]" office:value-type="float" office:value="4064.00997481526" calcext:value-type="float">
            <text:p>4.06E+0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([.B$5]-[.B2047])*[.B$4]+[.B2047]" office:value-type="float" office:value="0.992441310657875" calcext:value-type="float">
            <text:p>9.92E-01</text:p>
          </table:table-cell>
          <table:table-cell table:formula="of:=([.C$5]-[.C2047])*[.C$4]/[.C$5]+[.C2047]" office:value-type="float" office:value="4064.08411396417" calcext:value-type="float">
            <text:p>4.06E+0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([.B$5]-[.B2048])*[.B$4]+[.B2048]" office:value-type="float" office:value="0.992459389313064" calcext:value-type="float">
            <text:p>9.92E-01</text:p>
          </table:table-cell>
          <table:table-cell table:formula="of:=([.C$5]-[.C2048])*[.C$4]/[.C$5]+[.C2048]" office:value-type="float" office:value="4064.15807574591" calcext:value-type="float">
            <text:p>4.06E+0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([.B$5]-[.B2049])*[.B$4]+[.B2049]" office:value-type="float" office:value="0.992477424728247" calcext:value-type="float">
            <text:p>9.92E-01</text:p>
          </table:table-cell>
          <table:table-cell table:formula="of:=([.C$5]-[.C2049])*[.C$4]/[.C$5]+[.C2049]" office:value-type="float" office:value="4064.23186058479" calcext:value-type="float">
            <text:p>4.06E+0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([.B$5]-[.B2050])*[.B$4]+[.B2050]" office:value-type="float" office:value="0.992495417006844" calcext:value-type="float">
            <text:p>9.92E-01</text:p>
          </table:table-cell>
          <table:table-cell table:formula="of:=([.C$5]-[.C2050])*[.C$4]/[.C$5]+[.C2050]" office:value-type="float" office:value="4064.30546890412" calcext:value-type="float">
            <text:p>4.06E+0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([.B$5]-[.B2051])*[.B$4]+[.B2051]" office:value-type="float" office:value="0.992513366252027" calcext:value-type="float">
            <text:p>9.93E-01</text:p>
          </table:table-cell>
          <table:table-cell table:formula="of:=([.C$5]-[.C2051])*[.C$4]/[.C$5]+[.C2051]" office:value-type="float" office:value="4064.37890112621" calcext:value-type="float">
            <text:p>4.06E+0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([.B$5]-[.B2052])*[.B$4]+[.B2052]" office:value-type="float" office:value="0.992531272566724" calcext:value-type="float">
            <text:p>9.93E-01</text:p>
          </table:table-cell>
          <table:table-cell table:formula="of:=([.C$5]-[.C2052])*[.C$4]/[.C$5]+[.C2052]" office:value-type="float" office:value="4064.45215767233" calcext:value-type="float">
            <text:p>4.06E+03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([.B$5]-[.B2053])*[.B$4]+[.B2053]" office:value-type="float" office:value="0.992549136053614" calcext:value-type="float">
            <text:p>9.93E-01</text:p>
          </table:table-cell>
          <table:table-cell table:formula="of:=([.C$5]-[.C2053])*[.C$4]/[.C$5]+[.C2053]" office:value-type="float" office:value="4064.52523896278" calcext:value-type="float">
            <text:p>4.06E+0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([.B$5]-[.B2054])*[.B$4]+[.B2054]" office:value-type="float" office:value="0.992566956815131" calcext:value-type="float">
            <text:p>9.93E-01</text:p>
          </table:table-cell>
          <table:table-cell table:formula="of:=([.C$5]-[.C2054])*[.C$4]/[.C$5]+[.C2054]" office:value-type="float" office:value="4064.59814541681" calcext:value-type="float">
            <text:p>4.06E+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([.B$5]-[.B2055])*[.B$4]+[.B2055]" office:value-type="float" office:value="0.992584734953464" calcext:value-type="float">
            <text:p>9.93E-01</text:p>
          </table:table-cell>
          <table:table-cell table:formula="of:=([.C$5]-[.C2055])*[.C$4]/[.C$5]+[.C2055]" office:value-type="float" office:value="4064.67087745271" calcext:value-type="float">
            <text:p>4.06E+03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([.B$5]-[.B2056])*[.B$4]+[.B2056]" office:value-type="float" office:value="0.992602470570559" calcext:value-type="float">
            <text:p>9.93E-01</text:p>
          </table:table-cell>
          <table:table-cell table:formula="of:=([.C$5]-[.C2056])*[.C$4]/[.C$5]+[.C2056]" office:value-type="float" office:value="4064.74343548774" calcext:value-type="float">
            <text:p>4.06E+0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([.B$5]-[.B2057])*[.B$4]+[.B2057]" office:value-type="float" office:value="0.992620163768116" calcext:value-type="float">
            <text:p>9.93E-01</text:p>
          </table:table-cell>
          <table:table-cell table:formula="of:=([.C$5]-[.C2057])*[.C$4]/[.C$5]+[.C2057]" office:value-type="float" office:value="4064.81581993818" calcext:value-type="float">
            <text:p>4.06E+03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([.B$5]-[.B2058])*[.B$4]+[.B2058]" office:value-type="float" office:value="0.992637814647594" calcext:value-type="float">
            <text:p>9.93E-01</text:p>
          </table:table-cell>
          <table:table-cell table:formula="of:=([.C$5]-[.C2058])*[.C$4]/[.C$5]+[.C2058]" office:value-type="float" office:value="4064.8880312193" calcext:value-type="float">
            <text:p>4.06E+03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([.B$5]-[.B2059])*[.B$4]+[.B2059]" office:value-type="float" office:value="0.992655423310207" calcext:value-type="float">
            <text:p>9.93E-01</text:p>
          </table:table-cell>
          <table:table-cell table:formula="of:=([.C$5]-[.C2059])*[.C$4]/[.C$5]+[.C2059]" office:value-type="float" office:value="4064.96006974538" calcext:value-type="float">
            <text:p>4.06E+03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([.B$5]-[.B2060])*[.B$4]+[.B2060]" office:value-type="float" office:value="0.992672989856929" calcext:value-type="float">
            <text:p>9.93E-01</text:p>
          </table:table-cell>
          <table:table-cell table:formula="of:=([.C$5]-[.C2060])*[.C$4]/[.C$5]+[.C2060]" office:value-type="float" office:value="4065.03193592972" calcext:value-type="float">
            <text:p>4.07E+0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([.B$5]-[.B2061])*[.B$4]+[.B2061]" office:value-type="float" office:value="0.99269051438849" calcext:value-type="float">
            <text:p>9.93E-01</text:p>
          </table:table-cell>
          <table:table-cell table:formula="of:=([.C$5]-[.C2061])*[.C$4]/[.C$5]+[.C2061]" office:value-type="float" office:value="4065.10363018462" calcext:value-type="float">
            <text:p>4.07E+03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([.B$5]-[.B2062])*[.B$4]+[.B2062]" office:value-type="float" office:value="0.992707997005383" calcext:value-type="float">
            <text:p>9.93E-01</text:p>
          </table:table-cell>
          <table:table-cell table:formula="of:=([.C$5]-[.C2062])*[.C$4]/[.C$5]+[.C2062]" office:value-type="float" office:value="4065.17515292139" calcext:value-type="float">
            <text:p>4.07E+0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([.B$5]-[.B2063])*[.B$4]+[.B2063]" office:value-type="float" office:value="0.992725437807857" calcext:value-type="float">
            <text:p>9.93E-01</text:p>
          </table:table-cell>
          <table:table-cell table:formula="of:=([.C$5]-[.C2063])*[.C$4]/[.C$5]+[.C2063]" office:value-type="float" office:value="4065.24650455037" calcext:value-type="float">
            <text:p>4.07E+03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([.B$5]-[.B2064])*[.B$4]+[.B2064]" office:value-type="float" office:value="0.992742836895922" calcext:value-type="float">
            <text:p>9.93E-01</text:p>
          </table:table-cell>
          <table:table-cell table:formula="of:=([.C$5]-[.C2064])*[.C$4]/[.C$5]+[.C2064]" office:value-type="float" office:value="4065.3176854809" calcext:value-type="float">
            <text:p>4.07E+03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([.B$5]-[.B2065])*[.B$4]+[.B2065]" office:value-type="float" office:value="0.99276019436935" calcext:value-type="float">
            <text:p>9.93E-01</text:p>
          </table:table-cell>
          <table:table-cell table:formula="of:=([.C$5]-[.C2065])*[.C$4]/[.C$5]+[.C2065]" office:value-type="float" office:value="4065.38869612136" calcext:value-type="float">
            <text:p>4.07E+03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([.B$5]-[.B2066])*[.B$4]+[.B2066]" office:value-type="float" office:value="0.992777510327674" calcext:value-type="float">
            <text:p>9.93E-01</text:p>
          </table:table-cell>
          <table:table-cell table:formula="of:=([.C$5]-[.C2066])*[.C$4]/[.C$5]+[.C2066]" office:value-type="float" office:value="4065.45953687915" calcext:value-type="float">
            <text:p>4.07E+03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([.B$5]-[.B2067])*[.B$4]+[.B2067]" office:value-type="float" office:value="0.992794784870188" calcext:value-type="float">
            <text:p>9.93E-01</text:p>
          </table:table-cell>
          <table:table-cell table:formula="of:=([.C$5]-[.C2067])*[.C$4]/[.C$5]+[.C2067]" office:value-type="float" office:value="4065.53020816067" calcext:value-type="float">
            <text:p>4.07E+03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([.B$5]-[.B2068])*[.B$4]+[.B2068]" office:value-type="float" office:value="0.99281201809595" calcext:value-type="float">
            <text:p>9.93E-01</text:p>
          </table:table-cell>
          <table:table-cell table:formula="of:=([.C$5]-[.C2068])*[.C$4]/[.C$5]+[.C2068]" office:value-type="float" office:value="4065.60071037139" calcext:value-type="float">
            <text:p>4.07E+03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([.B$5]-[.B2069])*[.B$4]+[.B2069]" office:value-type="float" office:value="0.992829210103779" calcext:value-type="float">
            <text:p>9.93E-01</text:p>
          </table:table-cell>
          <table:table-cell table:formula="of:=([.C$5]-[.C2069])*[.C$4]/[.C$5]+[.C2069]" office:value-type="float" office:value="4065.67104391577" calcext:value-type="float">
            <text:p>4.07E+03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([.B$5]-[.B2070])*[.B$4]+[.B2070]" office:value-type="float" office:value="0.992846360992259" calcext:value-type="float">
            <text:p>9.93E-01</text:p>
          </table:table-cell>
          <table:table-cell table:formula="of:=([.C$5]-[.C2070])*[.C$4]/[.C$5]+[.C2070]" office:value-type="float" office:value="4065.74120919734" calcext:value-type="float">
            <text:p>4.07E+0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([.B$5]-[.B2071])*[.B$4]+[.B2071]" office:value-type="float" office:value="0.992863470859739" calcext:value-type="float">
            <text:p>9.93E-01</text:p>
          </table:table-cell>
          <table:table-cell table:formula="of:=([.C$5]-[.C2071])*[.C$4]/[.C$5]+[.C2071]" office:value-type="float" office:value="4065.81120661862" calcext:value-type="float">
            <text:p>4.07E+03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([.B$5]-[.B2072])*[.B$4]+[.B2072]" office:value-type="float" office:value="0.992880539804332" calcext:value-type="float">
            <text:p>9.93E-01</text:p>
          </table:table-cell>
          <table:table-cell table:formula="of:=([.C$5]-[.C2072])*[.C$4]/[.C$5]+[.C2072]" office:value-type="float" office:value="4065.8810365812" calcext:value-type="float">
            <text:p>4.07E+0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([.B$5]-[.B2073])*[.B$4]+[.B2073]" office:value-type="float" office:value="0.992897567923915" calcext:value-type="float">
            <text:p>9.93E-01</text:p>
          </table:table-cell>
          <table:table-cell table:formula="of:=([.C$5]-[.C2073])*[.C$4]/[.C$5]+[.C2073]" office:value-type="float" office:value="4065.95069948571" calcext:value-type="float">
            <text:p>4.07E+03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([.B$5]-[.B2074])*[.B$4]+[.B2074]" office:value-type="float" office:value="0.992914555316132" calcext:value-type="float">
            <text:p>9.93E-01</text:p>
          </table:table-cell>
          <table:table-cell table:formula="of:=([.C$5]-[.C2074])*[.C$4]/[.C$5]+[.C2074]" office:value-type="float" office:value="4066.02019573181" calcext:value-type="float">
            <text:p>4.07E+0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([.B$5]-[.B2075])*[.B$4]+[.B2075]" office:value-type="float" office:value="0.992931502078395" calcext:value-type="float">
            <text:p>9.93E-01</text:p>
          </table:table-cell>
          <table:table-cell table:formula="of:=([.C$5]-[.C2075])*[.C$4]/[.C$5]+[.C2075]" office:value-type="float" office:value="4066.0895257182" calcext:value-type="float">
            <text:p>4.07E+03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([.B$5]-[.B2076])*[.B$4]+[.B2076]" office:value-type="float" office:value="0.992948408307881" calcext:value-type="float">
            <text:p>9.93E-01</text:p>
          </table:table-cell>
          <table:table-cell table:formula="of:=([.C$5]-[.C2076])*[.C$4]/[.C$5]+[.C2076]" office:value-type="float" office:value="4066.15868984263" calcext:value-type="float">
            <text:p>4.07E+0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([.B$5]-[.B2077])*[.B$4]+[.B2077]" office:value-type="float" office:value="0.992965274101534" calcext:value-type="float">
            <text:p>9.93E-01</text:p>
          </table:table-cell>
          <table:table-cell table:formula="of:=([.C$5]-[.C2077])*[.C$4]/[.C$5]+[.C2077]" office:value-type="float" office:value="4066.2276885019" calcext:value-type="float">
            <text:p>4.07E+03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([.B$5]-[.B2078])*[.B$4]+[.B2078]" office:value-type="float" office:value="0.992982099556069" calcext:value-type="float">
            <text:p>9.93E-01</text:p>
          </table:table-cell>
          <table:table-cell table:formula="of:=([.C$5]-[.C2078])*[.C$4]/[.C$5]+[.C2078]" office:value-type="float" office:value="4066.29652209188" calcext:value-type="float">
            <text:p>4.07E+03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([.B$5]-[.B2079])*[.B$4]+[.B2079]" office:value-type="float" office:value="0.992998884767966" calcext:value-type="float">
            <text:p>9.93E-01</text:p>
          </table:table-cell>
          <table:table-cell table:formula="of:=([.C$5]-[.C2079])*[.C$4]/[.C$5]+[.C2079]" office:value-type="float" office:value="4066.36519100745" calcext:value-type="float">
            <text:p>4.07E+03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([.B$5]-[.B2080])*[.B$4]+[.B2080]" office:value-type="float" office:value="0.993015629833478" calcext:value-type="float">
            <text:p>9.93E-01</text:p>
          </table:table-cell>
          <table:table-cell table:formula="of:=([.C$5]-[.C2080])*[.C$4]/[.C$5]+[.C2080]" office:value-type="float" office:value="4066.43369564258" calcext:value-type="float">
            <text:p>4.07E+0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([.B$5]-[.B2081])*[.B$4]+[.B2081]" office:value-type="float" office:value="0.993032334848625" calcext:value-type="float">
            <text:p>9.93E-01</text:p>
          </table:table-cell>
          <table:table-cell table:formula="of:=([.C$5]-[.C2081])*[.C$4]/[.C$5]+[.C2081]" office:value-type="float" office:value="4066.5020363903" calcext:value-type="float">
            <text:p>4.07E+03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([.B$5]-[.B2082])*[.B$4]+[.B2082]" office:value-type="float" office:value="0.993048999909199" calcext:value-type="float">
            <text:p>9.93E-01</text:p>
          </table:table-cell>
          <table:table-cell table:formula="of:=([.C$5]-[.C2082])*[.C$4]/[.C$5]+[.C2082]" office:value-type="float" office:value="4066.57021364266" calcext:value-type="float">
            <text:p>4.07E+03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([.B$5]-[.B2083])*[.B$4]+[.B2083]" office:value-type="float" office:value="0.993065625110761" calcext:value-type="float">
            <text:p>9.93E-01</text:p>
          </table:table-cell>
          <table:table-cell table:formula="of:=([.C$5]-[.C2083])*[.C$4]/[.C$5]+[.C2083]" office:value-type="float" office:value="4066.63822779082" calcext:value-type="float">
            <text:p>4.07E+03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([.B$5]-[.B2084])*[.B$4]+[.B2084]" office:value-type="float" office:value="0.993082210548646" calcext:value-type="float">
            <text:p>9.93E-01</text:p>
          </table:table-cell>
          <table:table-cell table:formula="of:=([.C$5]-[.C2084])*[.C$4]/[.C$5]+[.C2084]" office:value-type="float" office:value="4066.70607922498" calcext:value-type="float">
            <text:p>4.07E+03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([.B$5]-[.B2085])*[.B$4]+[.B2085]" office:value-type="float" office:value="0.993098756317958" calcext:value-type="float">
            <text:p>9.93E-01</text:p>
          </table:table-cell>
          <table:table-cell table:formula="of:=([.C$5]-[.C2085])*[.C$4]/[.C$5]+[.C2085]" office:value-type="float" office:value="4066.7737683344" calcext:value-type="float">
            <text:p>4.07E+03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([.B$5]-[.B2086])*[.B$4]+[.B2086]" office:value-type="float" office:value="0.993115262513577" calcext:value-type="float">
            <text:p>9.93E-01</text:p>
          </table:table-cell>
          <table:table-cell table:formula="of:=([.C$5]-[.C2086])*[.C$4]/[.C$5]+[.C2086]" office:value-type="float" office:value="4066.84129550743" calcext:value-type="float">
            <text:p>4.07E+0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([.B$5]-[.B2087])*[.B$4]+[.B2087]" office:value-type="float" office:value="0.993131729230153" calcext:value-type="float">
            <text:p>9.93E-01</text:p>
          </table:table-cell>
          <table:table-cell table:formula="of:=([.C$5]-[.C2087])*[.C$4]/[.C$5]+[.C2087]" office:value-type="float" office:value="4066.90866113147" calcext:value-type="float">
            <text:p>4.07E+03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([.B$5]-[.B2088])*[.B$4]+[.B2088]" office:value-type="float" office:value="0.993148156562111" calcext:value-type="float">
            <text:p>9.93E-01</text:p>
          </table:table-cell>
          <table:table-cell table:formula="of:=([.C$5]-[.C2088])*[.C$4]/[.C$5]+[.C2088]" office:value-type="float" office:value="4066.97586559301" calcext:value-type="float">
            <text:p>4.07E+03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([.B$5]-[.B2089])*[.B$4]+[.B2089]" office:value-type="float" office:value="0.993164544603651" calcext:value-type="float">
            <text:p>9.93E-01</text:p>
          </table:table-cell>
          <table:table-cell table:formula="of:=([.C$5]-[.C2089])*[.C$4]/[.C$5]+[.C2089]" office:value-type="float" office:value="4067.04290927761" calcext:value-type="float">
            <text:p>4.07E+03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table:formula="of:=([.B$5]-[.B2090])*[.B$4]+[.B2090]" office:value-type="float" office:value="0.993180893448745" calcext:value-type="float">
            <text:p>9.93E-01</text:p>
          </table:table-cell>
          <table:table-cell table:formula="of:=([.C$5]-[.C2090])*[.C$4]/[.C$5]+[.C2090]" office:value-type="float" office:value="4067.10979256989" calcext:value-type="float">
            <text:p>4.07E+03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([.B$5]-[.B2091])*[.B$4]+[.B2091]" office:value-type="float" office:value="0.993197203191143" calcext:value-type="float">
            <text:p>9.93E-01</text:p>
          </table:table-cell>
          <table:table-cell table:formula="of:=([.C$5]-[.C2091])*[.C$4]/[.C$5]+[.C2091]" office:value-type="float" office:value="4067.17651585358" calcext:value-type="float">
            <text:p>4.07E+03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([.B$5]-[.B2092])*[.B$4]+[.B2092]" office:value-type="float" office:value="0.993213473924369" calcext:value-type="float">
            <text:p>9.93E-01</text:p>
          </table:table-cell>
          <table:table-cell table:formula="of:=([.C$5]-[.C2092])*[.C$4]/[.C$5]+[.C2092]" office:value-type="float" office:value="4067.24307951147" calcext:value-type="float">
            <text:p>4.07E+03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([.B$5]-[.B2093])*[.B$4]+[.B2093]" office:value-type="float" office:value="0.993229705741725" calcext:value-type="float">
            <text:p>9.93E-01</text:p>
          </table:table-cell>
          <table:table-cell table:formula="of:=([.C$5]-[.C2093])*[.C$4]/[.C$5]+[.C2093]" office:value-type="float" office:value="4067.30948392545" calcext:value-type="float">
            <text:p>4.07E+03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([.B$5]-[.B2094])*[.B$4]+[.B2094]" office:value-type="float" office:value="0.993245898736289" calcext:value-type="float">
            <text:p>9.93E-01</text:p>
          </table:table-cell>
          <table:table-cell table:formula="of:=([.C$5]-[.C2094])*[.C$4]/[.C$5]+[.C2094]" office:value-type="float" office:value="4067.37572947648" calcext:value-type="float">
            <text:p>4.07E+0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([.B$5]-[.B2095])*[.B$4]+[.B2095]" office:value-type="float" office:value="0.993262053000914" calcext:value-type="float">
            <text:p>9.93E-01</text:p>
          </table:table-cell>
          <table:table-cell table:formula="of:=([.C$5]-[.C2095])*[.C$4]/[.C$5]+[.C2095]" office:value-type="float" office:value="4067.44181654462" calcext:value-type="float">
            <text:p>4.07E+03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([.B$5]-[.B2096])*[.B$4]+[.B2096]" office:value-type="float" office:value="0.993278168628236" calcext:value-type="float">
            <text:p>9.93E-01</text:p>
          </table:table-cell>
          <table:table-cell table:formula="of:=([.C$5]-[.C2096])*[.C$4]/[.C$5]+[.C2096]" office:value-type="float" office:value="4067.50774550902" calcext:value-type="float">
            <text:p>4.07E+0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([.B$5]-[.B2097])*[.B$4]+[.B2097]" office:value-type="float" office:value="0.993294245710665" calcext:value-type="float">
            <text:p>9.93E-01</text:p>
          </table:table-cell>
          <table:table-cell table:formula="of:=([.C$5]-[.C2097])*[.C$4]/[.C$5]+[.C2097]" office:value-type="float" office:value="4067.57351674791" calcext:value-type="float">
            <text:p>4.07E+03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([.B$5]-[.B2098])*[.B$4]+[.B2098]" office:value-type="float" office:value="0.993310284340392" calcext:value-type="float">
            <text:p>9.93E-01</text:p>
          </table:table-cell>
          <table:table-cell table:formula="of:=([.C$5]-[.C2098])*[.C$4]/[.C$5]+[.C2098]" office:value-type="float" office:value="4067.63913063864" calcext:value-type="float">
            <text:p>4.07E+0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([.B$5]-[.B2099])*[.B$4]+[.B2099]" office:value-type="float" office:value="0.993326284609386" calcext:value-type="float">
            <text:p>9.93E-01</text:p>
          </table:table-cell>
          <table:table-cell table:formula="of:=([.C$5]-[.C2099])*[.C$4]/[.C$5]+[.C2099]" office:value-type="float" office:value="4067.70458755763" calcext:value-type="float">
            <text:p>4.07E+0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([.B$5]-[.B2100])*[.B$4]+[.B2100]" office:value-type="float" office:value="0.993342246609399" calcext:value-type="float">
            <text:p>9.93E-01</text:p>
          </table:table-cell>
          <table:table-cell table:formula="of:=([.C$5]-[.C2100])*[.C$4]/[.C$5]+[.C2100]" office:value-type="float" office:value="4067.76988788042" calcext:value-type="float">
            <text:p>4.07E+0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([.B$5]-[.B2101])*[.B$4]+[.B2101]" office:value-type="float" office:value="0.993358170431961" calcext:value-type="float">
            <text:p>9.93E-01</text:p>
          </table:table-cell>
          <table:table-cell table:formula="of:=([.C$5]-[.C2101])*[.C$4]/[.C$5]+[.C2101]" office:value-type="float" office:value="4067.83503198164" calcext:value-type="float">
            <text:p>4.07E+03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table:formula="of:=([.B$5]-[.B2102])*[.B$4]+[.B2102]" office:value-type="float" office:value="0.993374056168383" calcext:value-type="float">
            <text:p>9.93E-01</text:p>
          </table:table-cell>
          <table:table-cell table:formula="of:=([.C$5]-[.C2102])*[.C$4]/[.C$5]+[.C2102]" office:value-type="float" office:value="4067.90002023502" calcext:value-type="float">
            <text:p>4.07E+03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([.B$5]-[.B2103])*[.B$4]+[.B2103]" office:value-type="float" office:value="0.993389903909758" calcext:value-type="float">
            <text:p>9.93E-01</text:p>
          </table:table-cell>
          <table:table-cell table:formula="of:=([.C$5]-[.C2103])*[.C$4]/[.C$5]+[.C2103]" office:value-type="float" office:value="4067.96485301342" calcext:value-type="float">
            <text:p>4.07E+03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([.B$5]-[.B2104])*[.B$4]+[.B2104]" office:value-type="float" office:value="0.993405713746963" calcext:value-type="float">
            <text:p>9.93E-01</text:p>
          </table:table-cell>
          <table:table-cell table:formula="of:=([.C$5]-[.C2104])*[.C$4]/[.C$5]+[.C2104]" office:value-type="float" office:value="4068.02953068879" calcext:value-type="float">
            <text:p>4.07E+03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([.B$5]-[.B2105])*[.B$4]+[.B2105]" office:value-type="float" office:value="0.993421485770655" calcext:value-type="float">
            <text:p>9.93E-01</text:p>
          </table:table-cell>
          <table:table-cell table:formula="of:=([.C$5]-[.C2105])*[.C$4]/[.C$5]+[.C2105]" office:value-type="float" office:value="4068.09405363218" calcext:value-type="float">
            <text:p>4.07E+03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([.B$5]-[.B2106])*[.B$4]+[.B2106]" office:value-type="float" office:value="0.993437220071276" calcext:value-type="float">
            <text:p>9.93E-01</text:p>
          </table:table-cell>
          <table:table-cell table:formula="of:=([.C$5]-[.C2106])*[.C$4]/[.C$5]+[.C2106]" office:value-type="float" office:value="4068.15842221376" calcext:value-type="float">
            <text:p>4.07E+0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([.B$5]-[.B2107])*[.B$4]+[.B2107]" office:value-type="float" office:value="0.99345291673905" calcext:value-type="float">
            <text:p>9.93E-01</text:p>
          </table:table-cell>
          <table:table-cell table:formula="of:=([.C$5]-[.C2107])*[.C$4]/[.C$5]+[.C2107]" office:value-type="float" office:value="4068.22263680284" calcext:value-type="float">
            <text:p>4.07E+03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([.B$5]-[.B2108])*[.B$4]+[.B2108]" office:value-type="float" office:value="0.993468575863987" calcext:value-type="float">
            <text:p>9.93E-01</text:p>
          </table:table-cell>
          <table:table-cell table:formula="of:=([.C$5]-[.C2108])*[.C$4]/[.C$5]+[.C2108]" office:value-type="float" office:value="4068.2866977678" calcext:value-type="float">
            <text:p>4.07E+03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([.B$5]-[.B2109])*[.B$4]+[.B2109]" office:value-type="float" office:value="0.993484197535881" calcext:value-type="float">
            <text:p>9.93E-01</text:p>
          </table:table-cell>
          <table:table-cell table:formula="of:=([.C$5]-[.C2109])*[.C$4]/[.C$5]+[.C2109]" office:value-type="float" office:value="4068.35060547618" calcext:value-type="float">
            <text:p>4.07E+03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([.B$5]-[.B2110])*[.B$4]+[.B2110]" office:value-type="float" office:value="0.99349978184431" calcext:value-type="float">
            <text:p>9.93E-01</text:p>
          </table:table-cell>
          <table:table-cell table:formula="of:=([.C$5]-[.C2110])*[.C$4]/[.C$5]+[.C2110]" office:value-type="float" office:value="4068.41436029462" calcext:value-type="float">
            <text:p>4.07E+0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([.B$5]-[.B2111])*[.B$4]+[.B2111]" office:value-type="float" office:value="0.99351532887864" calcext:value-type="float">
            <text:p>9.94E-01</text:p>
          </table:table-cell>
          <table:table-cell table:formula="of:=([.C$5]-[.C2111])*[.C$4]/[.C$5]+[.C2111]" office:value-type="float" office:value="4068.47796258889" calcext:value-type="float">
            <text:p>4.07E+0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([.B$5]-[.B2112])*[.B$4]+[.B2112]" office:value-type="float" office:value="0.993530838728021" calcext:value-type="float">
            <text:p>9.94E-01</text:p>
          </table:table-cell>
          <table:table-cell table:formula="of:=([.C$5]-[.C2112])*[.C$4]/[.C$5]+[.C2112]" office:value-type="float" office:value="4068.54141272388" calcext:value-type="float">
            <text:p>4.07E+03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([.B$5]-[.B2113])*[.B$4]+[.B2113]" office:value-type="float" office:value="0.993546311481392" calcext:value-type="float">
            <text:p>9.94E-01</text:p>
          </table:table-cell>
          <table:table-cell table:formula="of:=([.C$5]-[.C2113])*[.C$4]/[.C$5]+[.C2113]" office:value-type="float" office:value="4068.6047110636" calcext:value-type="float">
            <text:p>4.07E+03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([.B$5]-[.B2114])*[.B$4]+[.B2114]" office:value-type="float" office:value="0.993561747227477" calcext:value-type="float">
            <text:p>9.94E-01</text:p>
          </table:table-cell>
          <table:table-cell table:formula="of:=([.C$5]-[.C2114])*[.C$4]/[.C$5]+[.C2114]" office:value-type="float" office:value="4068.66785797121" calcext:value-type="float">
            <text:p>4.07E+0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([.B$5]-[.B2115])*[.B$4]+[.B2115]" office:value-type="float" office:value="0.99357714605479" calcext:value-type="float">
            <text:p>9.94E-01</text:p>
          </table:table-cell>
          <table:table-cell table:formula="of:=([.C$5]-[.C2115])*[.C$4]/[.C$5]+[.C2115]" office:value-type="float" office:value="4068.73085380898" calcext:value-type="float">
            <text:p>4.07E+03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([.B$5]-[.B2116])*[.B$4]+[.B2116]" office:value-type="float" office:value="0.993592508051632" calcext:value-type="float">
            <text:p>9.94E-01</text:p>
          </table:table-cell>
          <table:table-cell table:formula="of:=([.C$5]-[.C2116])*[.C$4]/[.C$5]+[.C2116]" office:value-type="float" office:value="4068.79369893833" calcext:value-type="float">
            <text:p>4.07E+0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([.B$5]-[.B2117])*[.B$4]+[.B2117]" office:value-type="float" office:value="0.993607833306093" calcext:value-type="float">
            <text:p>9.94E-01</text:p>
          </table:table-cell>
          <table:table-cell table:formula="of:=([.C$5]-[.C2117])*[.C$4]/[.C$5]+[.C2117]" office:value-type="float" office:value="4068.85639371981" calcext:value-type="float">
            <text:p>4.07E+03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([.B$5]-[.B2118])*[.B$4]+[.B2118]" office:value-type="float" office:value="0.993623121906053" calcext:value-type="float">
            <text:p>9.94E-01</text:p>
          </table:table-cell>
          <table:table-cell table:formula="of:=([.C$5]-[.C2118])*[.C$4]/[.C$5]+[.C2118]" office:value-type="float" office:value="4068.9189385131" calcext:value-type="float">
            <text:p>4.07E+03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([.B$5]-[.B2119])*[.B$4]+[.B2119]" office:value-type="float" office:value="0.99363837393918" calcext:value-type="float">
            <text:p>9.94E-01</text:p>
          </table:table-cell>
          <table:table-cell table:formula="of:=([.C$5]-[.C2119])*[.C$4]/[.C$5]+[.C2119]" office:value-type="float" office:value="4068.98133367703" calcext:value-type="float">
            <text:p>4.07E+03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table:formula="of:=([.B$5]-[.B2120])*[.B$4]+[.B2120]" office:value-type="float" office:value="0.993653589492934" calcext:value-type="float">
            <text:p>9.94E-01</text:p>
          </table:table-cell>
          <table:table-cell table:formula="of:=([.C$5]-[.C2120])*[.C$4]/[.C$5]+[.C2120]" office:value-type="float" office:value="4069.04357956956" calcext:value-type="float">
            <text:p>4.07E+03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([.B$5]-[.B2121])*[.B$4]+[.B2121]" office:value-type="float" office:value="0.993668768654565" calcext:value-type="float">
            <text:p>9.94E-01</text:p>
          </table:table-cell>
          <table:table-cell table:formula="of:=([.C$5]-[.C2121])*[.C$4]/[.C$5]+[.C2121]" office:value-type="float" office:value="4069.1056765478" calcext:value-type="float">
            <text:p>4.07E+03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table:formula="of:=([.B$5]-[.B2122])*[.B$4]+[.B2122]" office:value-type="float" office:value="0.993683911511115" calcext:value-type="float">
            <text:p>9.94E-01</text:p>
          </table:table-cell>
          <table:table-cell table:formula="of:=([.C$5]-[.C2122])*[.C$4]/[.C$5]+[.C2122]" office:value-type="float" office:value="4069.16762496801" calcext:value-type="float">
            <text:p>4.07E+0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([.B$5]-[.B2123])*[.B$4]+[.B2123]" office:value-type="float" office:value="0.993699018149418" calcext:value-type="float">
            <text:p>9.94E-01</text:p>
          </table:table-cell>
          <table:table-cell table:formula="of:=([.C$5]-[.C2123])*[.C$4]/[.C$5]+[.C2123]" office:value-type="float" office:value="4069.22942518559" calcext:value-type="float">
            <text:p>4.07E+03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([.B$5]-[.B2124])*[.B$4]+[.B2124]" office:value-type="float" office:value="0.993714088656098" calcext:value-type="float">
            <text:p>9.94E-01</text:p>
          </table:table-cell>
          <table:table-cell table:formula="of:=([.C$5]-[.C2124])*[.C$4]/[.C$5]+[.C2124]" office:value-type="float" office:value="4069.2910775551" calcext:value-type="float">
            <text:p>4.07E+0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([.B$5]-[.B2125])*[.B$4]+[.B2125]" office:value-type="float" office:value="0.993729123117576" calcext:value-type="float">
            <text:p>9.94E-01</text:p>
          </table:table-cell>
          <table:table-cell table:formula="of:=([.C$5]-[.C2125])*[.C$4]/[.C$5]+[.C2125]" office:value-type="float" office:value="4069.35258243024" calcext:value-type="float">
            <text:p>4.07E+0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([.B$5]-[.B2126])*[.B$4]+[.B2126]" office:value-type="float" office:value="0.993744121620062" calcext:value-type="float">
            <text:p>9.94E-01</text:p>
          </table:table-cell>
          <table:table-cell table:formula="of:=([.C$5]-[.C2126])*[.C$4]/[.C$5]+[.C2126]" office:value-type="float" office:value="4069.41394016388" calcext:value-type="float">
            <text:p>4.07E+03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([.B$5]-[.B2127])*[.B$4]+[.B2127]" office:value-type="float" office:value="0.993759084249562" calcext:value-type="float">
            <text:p>9.94E-01</text:p>
          </table:table-cell>
          <table:table-cell table:formula="of:=([.C$5]-[.C2127])*[.C$4]/[.C$5]+[.C2127]" office:value-type="float" office:value="4069.47515110801" calcext:value-type="float">
            <text:p>4.07E+03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table:formula="of:=([.B$5]-[.B2128])*[.B$4]+[.B2128]" office:value-type="float" office:value="0.993774011091877" calcext:value-type="float">
            <text:p>9.94E-01</text:p>
          </table:table-cell>
          <table:table-cell table:formula="of:=([.C$5]-[.C2128])*[.C$4]/[.C$5]+[.C2128]" office:value-type="float" office:value="4069.53621561383" calcext:value-type="float">
            <text:p>4.07E+03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([.B$5]-[.B2129])*[.B$4]+[.B2129]" office:value-type="float" office:value="0.9937889022326" calcext:value-type="float">
            <text:p>9.94E-01</text:p>
          </table:table-cell>
          <table:table-cell table:formula="of:=([.C$5]-[.C2129])*[.C$4]/[.C$5]+[.C2129]" office:value-type="float" office:value="4069.59713403165" calcext:value-type="float">
            <text:p>4.07E+03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([.B$5]-[.B2130])*[.B$4]+[.B2130]" office:value-type="float" office:value="0.993803757757123" calcext:value-type="float">
            <text:p>9.94E-01</text:p>
          </table:table-cell>
          <table:table-cell table:formula="of:=([.C$5]-[.C2130])*[.C$4]/[.C$5]+[.C2130]" office:value-type="float" office:value="4069.65790671098" calcext:value-type="float">
            <text:p>4.07E+0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([.B$5]-[.B2131])*[.B$4]+[.B2131]" office:value-type="float" office:value="0.993818577750631" calcext:value-type="float">
            <text:p>9.94E-01</text:p>
          </table:table-cell>
          <table:table-cell table:formula="of:=([.C$5]-[.C2131])*[.C$4]/[.C$5]+[.C2131]" office:value-type="float" office:value="4069.71853400047" calcext:value-type="float">
            <text:p>4.07E+03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([.B$5]-[.B2132])*[.B$4]+[.B2132]" office:value-type="float" office:value="0.993833362298105" calcext:value-type="float">
            <text:p>9.94E-01</text:p>
          </table:table-cell>
          <table:table-cell table:formula="of:=([.C$5]-[.C2132])*[.C$4]/[.C$5]+[.C2132]" office:value-type="float" office:value="4069.77901624795" calcext:value-type="float">
            <text:p>4.07E+03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([.B$5]-[.B2133])*[.B$4]+[.B2133]" office:value-type="float" office:value="0.993848111484325" calcext:value-type="float">
            <text:p>9.94E-01</text:p>
          </table:table-cell>
          <table:table-cell table:formula="of:=([.C$5]-[.C2133])*[.C$4]/[.C$5]+[.C2133]" office:value-type="float" office:value="4069.8393538004" calcext:value-type="float">
            <text:p>4.07E+03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([.B$5]-[.B2134])*[.B$4]+[.B2134]" office:value-type="float" office:value="0.993862825393867" calcext:value-type="float">
            <text:p>9.94E-01</text:p>
          </table:table-cell>
          <table:table-cell table:formula="of:=([.C$5]-[.C2134])*[.C$4]/[.C$5]+[.C2134]" office:value-type="float" office:value="4069.899547004" calcext:value-type="float">
            <text:p>4.07E+03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([.B$5]-[.B2135])*[.B$4]+[.B2135]" office:value-type="float" office:value="0.993877504111105" calcext:value-type="float">
            <text:p>9.94E-01</text:p>
          </table:table-cell>
          <table:table-cell table:formula="of:=([.C$5]-[.C2135])*[.C$4]/[.C$5]+[.C2135]" office:value-type="float" office:value="4069.95959620407" calcext:value-type="float">
            <text:p>4.07E+03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([.B$5]-[.B2136])*[.B$4]+[.B2136]" office:value-type="float" office:value="0.993892147720209" calcext:value-type="float">
            <text:p>9.94E-01</text:p>
          </table:table-cell>
          <table:table-cell table:formula="of:=([.C$5]-[.C2136])*[.C$4]/[.C$5]+[.C2136]" office:value-type="float" office:value="4070.01950174512" calcext:value-type="float">
            <text:p>4.07E+0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([.B$5]-[.B2137])*[.B$4]+[.B2137]" office:value-type="float" office:value="0.993906756305152" calcext:value-type="float">
            <text:p>9.94E-01</text:p>
          </table:table-cell>
          <table:table-cell table:formula="of:=([.C$5]-[.C2137])*[.C$4]/[.C$5]+[.C2137]" office:value-type="float" office:value="4070.07926397084" calcext:value-type="float">
            <text:p>4.07E+03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([.B$5]-[.B2138])*[.B$4]+[.B2138]" office:value-type="float" office:value="0.993921329949703" calcext:value-type="float">
            <text:p>9.94E-01</text:p>
          </table:table-cell>
          <table:table-cell table:formula="of:=([.C$5]-[.C2138])*[.C$4]/[.C$5]+[.C2138]" office:value-type="float" office:value="4070.13888322409" calcext:value-type="float">
            <text:p>4.07E+03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table:formula="of:=([.B$5]-[.B2139])*[.B$4]+[.B2139]" office:value-type="float" office:value="0.993935868737431" calcext:value-type="float">
            <text:p>9.94E-01</text:p>
          </table:table-cell>
          <table:table-cell table:formula="of:=([.C$5]-[.C2139])*[.C$4]/[.C$5]+[.C2139]" office:value-type="float" office:value="4070.1983598469" calcext:value-type="float">
            <text:p>4.07E+03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([.B$5]-[.B2140])*[.B$4]+[.B2140]" office:value-type="float" office:value="0.993950372751706" calcext:value-type="float">
            <text:p>9.94E-01</text:p>
          </table:table-cell>
          <table:table-cell table:formula="of:=([.C$5]-[.C2140])*[.C$4]/[.C$5]+[.C2140]" office:value-type="float" office:value="4070.2576941805" calcext:value-type="float">
            <text:p>4.07E+03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([.B$5]-[.B2141])*[.B$4]+[.B2141]" office:value-type="float" office:value="0.993964842075697" calcext:value-type="float">
            <text:p>9.94E-01</text:p>
          </table:table-cell>
          <table:table-cell table:formula="of:=([.C$5]-[.C2141])*[.C$4]/[.C$5]+[.C2141]" office:value-type="float" office:value="4070.3168865653" calcext:value-type="float">
            <text:p>4.07E+03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([.B$5]-[.B2142])*[.B$4]+[.B2142]" office:value-type="float" office:value="0.993979276792377" calcext:value-type="float">
            <text:p>9.94E-01</text:p>
          </table:table-cell>
          <table:table-cell table:formula="of:=([.C$5]-[.C2142])*[.C$4]/[.C$5]+[.C2142]" office:value-type="float" office:value="4070.37593734089" calcext:value-type="float">
            <text:p>4.07E+03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([.B$5]-[.B2143])*[.B$4]+[.B2143]" office:value-type="float" office:value="0.993993676984518" calcext:value-type="float">
            <text:p>9.94E-01</text:p>
          </table:table-cell>
          <table:table-cell table:formula="of:=([.C$5]-[.C2143])*[.C$4]/[.C$5]+[.C2143]" office:value-type="float" office:value="4070.43484684605" calcext:value-type="float">
            <text:p>4.07E+0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([.B$5]-[.B2144])*[.B$4]+[.B2144]" office:value-type="float" office:value="0.994008042734694" calcext:value-type="float">
            <text:p>9.94E-01</text:p>
          </table:table-cell>
          <table:table-cell table:formula="of:=([.C$5]-[.C2144])*[.C$4]/[.C$5]+[.C2144]" office:value-type="float" office:value="4070.49361541874" calcext:value-type="float">
            <text:p>4.07E+03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table:formula="of:=([.B$5]-[.B2145])*[.B$4]+[.B2145]" office:value-type="float" office:value="0.994022374125284" calcext:value-type="float">
            <text:p>9.94E-01</text:p>
          </table:table-cell>
          <table:table-cell table:formula="of:=([.C$5]-[.C2145])*[.C$4]/[.C$5]+[.C2145]" office:value-type="float" office:value="4070.55224339613" calcext:value-type="float">
            <text:p>4.07E+0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([.B$5]-[.B2146])*[.B$4]+[.B2146]" office:value-type="float" office:value="0.994036671238466" calcext:value-type="float">
            <text:p>9.94E-01</text:p>
          </table:table-cell>
          <table:table-cell table:formula="of:=([.C$5]-[.C2146])*[.C$4]/[.C$5]+[.C2146]" office:value-type="float" office:value="4070.61073111457" calcext:value-type="float">
            <text:p>4.07E+0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([.B$5]-[.B2147])*[.B$4]+[.B2147]" office:value-type="float" office:value="0.994050934156226" calcext:value-type="float">
            <text:p>9.94E-01</text:p>
          </table:table-cell>
          <table:table-cell table:formula="of:=([.C$5]-[.C2147])*[.C$4]/[.C$5]+[.C2147]" office:value-type="float" office:value="4070.66907890961" calcext:value-type="float">
            <text:p>4.07E+0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([.B$5]-[.B2148])*[.B$4]+[.B2148]" office:value-type="float" office:value="0.99406516296035" calcext:value-type="float">
            <text:p>9.94E-01</text:p>
          </table:table-cell>
          <table:table-cell table:formula="of:=([.C$5]-[.C2148])*[.C$4]/[.C$5]+[.C2148]" office:value-type="float" office:value="4070.727287116" calcext:value-type="float">
            <text:p>4.07E+03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table:formula="of:=([.B$5]-[.B2149])*[.B$4]+[.B2149]" office:value-type="float" office:value="0.994079357732431" calcext:value-type="float">
            <text:p>9.94E-01</text:p>
          </table:table-cell>
          <table:table-cell table:formula="of:=([.C$5]-[.C2149])*[.C$4]/[.C$5]+[.C2149]" office:value-type="float" office:value="4070.78535606769" calcext:value-type="float">
            <text:p>4.07E+03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([.B$5]-[.B2150])*[.B$4]+[.B2150]" office:value-type="float" office:value="0.994093518553866" calcext:value-type="float">
            <text:p>9.94E-01</text:p>
          </table:table-cell>
          <table:table-cell table:formula="of:=([.C$5]-[.C2150])*[.C$4]/[.C$5]+[.C2150]" office:value-type="float" office:value="4070.84328609781" calcext:value-type="float">
            <text:p>4.07E+0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([.B$5]-[.B2151])*[.B$4]+[.B2151]" office:value-type="float" office:value="0.994107645505856" calcext:value-type="float">
            <text:p>9.94E-01</text:p>
          </table:table-cell>
          <table:table-cell table:formula="of:=([.C$5]-[.C2151])*[.C$4]/[.C$5]+[.C2151]" office:value-type="float" office:value="4070.90107753872" calcext:value-type="float">
            <text:p>4.07E+03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([.B$5]-[.B2152])*[.B$4]+[.B2152]" office:value-type="float" office:value="0.994121738669409" calcext:value-type="float">
            <text:p>9.94E-01</text:p>
          </table:table-cell>
          <table:table-cell table:formula="of:=([.C$5]-[.C2152])*[.C$4]/[.C$5]+[.C2152]" office:value-type="float" office:value="4070.95873072198" calcext:value-type="float">
            <text:p>4.07E+03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([.B$5]-[.B2153])*[.B$4]+[.B2153]" office:value-type="float" office:value="0.994135798125341" calcext:value-type="float">
            <text:p>9.94E-01</text:p>
          </table:table-cell>
          <table:table-cell table:formula="of:=([.C$5]-[.C2153])*[.C$4]/[.C$5]+[.C2153]" office:value-type="float" office:value="4071.01624597834" calcext:value-type="float">
            <text:p>4.07E+03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([.B$5]-[.B2154])*[.B$4]+[.B2154]" office:value-type="float" office:value="0.994149823954271" calcext:value-type="float">
            <text:p>9.94E-01</text:p>
          </table:table-cell>
          <table:table-cell table:formula="of:=([.C$5]-[.C2154])*[.C$4]/[.C$5]+[.C2154]" office:value-type="float" office:value="4071.07362363777" calcext:value-type="float">
            <text:p>4.07E+0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([.B$5]-[.B2155])*[.B$4]+[.B2155]" office:value-type="float" office:value="0.994163816236629" calcext:value-type="float">
            <text:p>9.94E-01</text:p>
          </table:table-cell>
          <table:table-cell table:formula="of:=([.C$5]-[.C2155])*[.C$4]/[.C$5]+[.C2155]" office:value-type="float" office:value="4071.13086402947" calcext:value-type="float">
            <text:p>4.07E+03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([.B$5]-[.B2156])*[.B$4]+[.B2156]" office:value-type="float" office:value="0.994177775052648" calcext:value-type="float">
            <text:p>9.94E-01</text:p>
          </table:table-cell>
          <table:table-cell table:formula="of:=([.C$5]-[.C2156])*[.C$4]/[.C$5]+[.C2156]" office:value-type="float" office:value="4071.18796748181" calcext:value-type="float">
            <text:p>4.07E+0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([.B$5]-[.B2157])*[.B$4]+[.B2157]" office:value-type="float" office:value="0.994191700482374" calcext:value-type="float">
            <text:p>9.94E-01</text:p>
          </table:table-cell>
          <table:table-cell table:formula="of:=([.C$5]-[.C2157])*[.C$4]/[.C$5]+[.C2157]" office:value-type="float" office:value="4071.24493432241" calcext:value-type="float">
            <text:p>4.07E+03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([.B$5]-[.B2158])*[.B$4]+[.B2158]" office:value-type="float" office:value="0.994205592605659" calcext:value-type="float">
            <text:p>9.94E-01</text:p>
          </table:table-cell>
          <table:table-cell table:formula="of:=([.C$5]-[.C2158])*[.C$4]/[.C$5]+[.C2158]" office:value-type="float" office:value="4071.30176487809" calcext:value-type="float">
            <text:p>4.07E+03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([.B$5]-[.B2159])*[.B$4]+[.B2159]" office:value-type="float" office:value="0.994219451502164" calcext:value-type="float">
            <text:p>9.94E-01</text:p>
          </table:table-cell>
          <table:table-cell table:formula="of:=([.C$5]-[.C2159])*[.C$4]/[.C$5]+[.C2159]" office:value-type="float" office:value="4071.35845947489" calcext:value-type="float">
            <text:p>4.07E+0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([.B$5]-[.B2160])*[.B$4]+[.B2160]" office:value-type="float" office:value="0.99423327725136" calcext:value-type="float">
            <text:p>9.94E-01</text:p>
          </table:table-cell>
          <table:table-cell table:formula="of:=([.C$5]-[.C2160])*[.C$4]/[.C$5]+[.C2160]" office:value-type="float" office:value="4071.41501843808" calcext:value-type="float">
            <text:p>4.07E+0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([.B$5]-[.B2161])*[.B$4]+[.B2161]" office:value-type="float" office:value="0.994247069932528" calcext:value-type="float">
            <text:p>9.94E-01</text:p>
          </table:table-cell>
          <table:table-cell table:formula="of:=([.C$5]-[.C2161])*[.C$4]/[.C$5]+[.C2161]" office:value-type="float" office:value="4071.47144209213" calcext:value-type="float">
            <text:p>4.07E+03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([.B$5]-[.B2162])*[.B$4]+[.B2162]" office:value-type="float" office:value="0.994260829624759" calcext:value-type="float">
            <text:p>9.94E-01</text:p>
          </table:table-cell>
          <table:table-cell table:formula="of:=([.C$5]-[.C2162])*[.C$4]/[.C$5]+[.C2162]" office:value-type="float" office:value="4071.52773076076" calcext:value-type="float">
            <text:p>4.07E+0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([.B$5]-[.B2163])*[.B$4]+[.B2163]" office:value-type="float" office:value="0.994274556406955" calcext:value-type="float">
            <text:p>9.94E-01</text:p>
          </table:table-cell>
          <table:table-cell table:formula="of:=([.C$5]-[.C2163])*[.C$4]/[.C$5]+[.C2163]" office:value-type="float" office:value="4071.5838847669" calcext:value-type="float">
            <text:p>4.07E+03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([.B$5]-[.B2164])*[.B$4]+[.B2164]" office:value-type="float" office:value="0.994288250357829" calcext:value-type="float">
            <text:p>9.94E-01</text:p>
          </table:table-cell>
          <table:table-cell table:formula="of:=([.C$5]-[.C2164])*[.C$4]/[.C$5]+[.C2164]" office:value-type="float" office:value="4071.63990443272" calcext:value-type="float">
            <text:p>4.07E+03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([.B$5]-[.B2165])*[.B$4]+[.B2165]" office:value-type="float" office:value="0.994301911555906" calcext:value-type="float">
            <text:p>9.94E-01</text:p>
          </table:table-cell>
          <table:table-cell table:formula="of:=([.C$5]-[.C2165])*[.C$4]/[.C$5]+[.C2165]" office:value-type="float" office:value="4071.69579007958" calcext:value-type="float">
            <text:p>4.07E+03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([.B$5]-[.B2166])*[.B$4]+[.B2166]" office:value-type="float" office:value="0.994315540079523" calcext:value-type="float">
            <text:p>9.94E-01</text:p>
          </table:table-cell>
          <table:table-cell table:formula="of:=([.C$5]-[.C2166])*[.C$4]/[.C$5]+[.C2166]" office:value-type="float" office:value="4071.75154202813" calcext:value-type="float">
            <text:p>4.07E+0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([.B$5]-[.B2167])*[.B$4]+[.B2167]" office:value-type="float" office:value="0.994329136006831" calcext:value-type="float">
            <text:p>9.94E-01</text:p>
          </table:table-cell>
          <table:table-cell table:formula="of:=([.C$5]-[.C2167])*[.C$4]/[.C$5]+[.C2167]" office:value-type="float" office:value="4071.80716059822" calcext:value-type="float">
            <text:p>4.07E+0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([.B$5]-[.B2168])*[.B$4]+[.B2168]" office:value-type="float" office:value="0.994342699415792" calcext:value-type="float">
            <text:p>9.94E-01</text:p>
          </table:table-cell>
          <table:table-cell table:formula="of:=([.C$5]-[.C2168])*[.C$4]/[.C$5]+[.C2168]" office:value-type="float" office:value="4071.86264610893" calcext:value-type="float">
            <text:p>4.07E+03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([.B$5]-[.B2169])*[.B$4]+[.B2169]" office:value-type="float" office:value="0.994356230384182" calcext:value-type="float">
            <text:p>9.94E-01</text:p>
          </table:table-cell>
          <table:table-cell table:formula="of:=([.C$5]-[.C2169])*[.C$4]/[.C$5]+[.C2169]" office:value-type="float" office:value="4071.91799887858" calcext:value-type="float">
            <text:p>4.07E+03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([.B$5]-[.B2170])*[.B$4]+[.B2170]" office:value-type="float" office:value="0.994369728989593" calcext:value-type="float">
            <text:p>9.94E-01</text:p>
          </table:table-cell>
          <table:table-cell table:formula="of:=([.C$5]-[.C2170])*[.C$4]/[.C$5]+[.C2170]" office:value-type="float" office:value="4071.97321922475" calcext:value-type="float">
            <text:p>4.07E+0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([.B$5]-[.B2171])*[.B$4]+[.B2171]" office:value-type="float" office:value="0.994383195309428" calcext:value-type="float">
            <text:p>9.94E-01</text:p>
          </table:table-cell>
          <table:table-cell table:formula="of:=([.C$5]-[.C2171])*[.C$4]/[.C$5]+[.C2171]" office:value-type="float" office:value="4072.02830746423" calcext:value-type="float">
            <text:p>4.07E+03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([.B$5]-[.B2172])*[.B$4]+[.B2172]" office:value-type="float" office:value="0.994396629420908" calcext:value-type="float">
            <text:p>9.94E-01</text:p>
          </table:table-cell>
          <table:table-cell table:formula="of:=([.C$5]-[.C2172])*[.C$4]/[.C$5]+[.C2172]" office:value-type="float" office:value="4072.08326391307" calcext:value-type="float">
            <text:p>4.07E+03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([.B$5]-[.B2173])*[.B$4]+[.B2173]" office:value-type="float" office:value="0.994410031401068" calcext:value-type="float">
            <text:p>9.94E-01</text:p>
          </table:table-cell>
          <table:table-cell table:formula="of:=([.C$5]-[.C2173])*[.C$4]/[.C$5]+[.C2173]" office:value-type="float" office:value="4072.13808888657" calcext:value-type="float">
            <text:p>4.07E+03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([.B$5]-[.B2174])*[.B$4]+[.B2174]" office:value-type="float" office:value="0.994423401326758" calcext:value-type="float">
            <text:p>9.94E-01</text:p>
          </table:table-cell>
          <table:table-cell table:formula="of:=([.C$5]-[.C2174])*[.C$4]/[.C$5]+[.C2174]" office:value-type="float" office:value="4072.19278269926" calcext:value-type="float">
            <text:p>4.07E+03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([.B$5]-[.B2175])*[.B$4]+[.B2175]" office:value-type="float" office:value="0.994436739274645" calcext:value-type="float">
            <text:p>9.94E-01</text:p>
          </table:table-cell>
          <table:table-cell table:formula="of:=([.C$5]-[.C2175])*[.C$4]/[.C$5]+[.C2175]" office:value-type="float" office:value="4072.24734566491" calcext:value-type="float">
            <text:p>4.07E+03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([.B$5]-[.B2176])*[.B$4]+[.B2176]" office:value-type="float" office:value="0.994450045321213" calcext:value-type="float">
            <text:p>9.94E-01</text:p>
          </table:table-cell>
          <table:table-cell table:formula="of:=([.C$5]-[.C2176])*[.C$4]/[.C$5]+[.C2176]" office:value-type="float" office:value="4072.30177809657" calcext:value-type="float">
            <text:p>4.07E+0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([.B$5]-[.B2177])*[.B$4]+[.B2177]" office:value-type="float" office:value="0.994463319542762" calcext:value-type="float">
            <text:p>9.94E-01</text:p>
          </table:table-cell>
          <table:table-cell table:formula="of:=([.C$5]-[.C2177])*[.C$4]/[.C$5]+[.C2177]" office:value-type="float" office:value="4072.35608030652" calcext:value-type="float">
            <text:p>4.07E+03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table:formula="of:=([.B$5]-[.B2178])*[.B$4]+[.B2178]" office:value-type="float" office:value="0.994476562015412" calcext:value-type="float">
            <text:p>9.94E-01</text:p>
          </table:table-cell>
          <table:table-cell table:formula="of:=([.C$5]-[.C2178])*[.C$4]/[.C$5]+[.C2178]" office:value-type="float" office:value="4072.41025260629" calcext:value-type="float">
            <text:p>4.07E+0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([.B$5]-[.B2179])*[.B$4]+[.B2179]" office:value-type="float" office:value="0.994489772815097" calcext:value-type="float">
            <text:p>9.94E-01</text:p>
          </table:table-cell>
          <table:table-cell table:formula="of:=([.C$5]-[.C2179])*[.C$4]/[.C$5]+[.C2179]" office:value-type="float" office:value="4072.46429530667" calcext:value-type="float">
            <text:p>4.07E+03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([.B$5]-[.B2180])*[.B$4]+[.B2180]" office:value-type="float" office:value="0.994502952017572" calcext:value-type="float">
            <text:p>9.95E-01</text:p>
          </table:table-cell>
          <table:table-cell table:formula="of:=([.C$5]-[.C2180])*[.C$4]/[.C$5]+[.C2180]" office:value-type="float" office:value="4072.51820871772" calcext:value-type="float">
            <text:p>4.07E+0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([.B$5]-[.B2181])*[.B$4]+[.B2181]" office:value-type="float" office:value="0.994516099698411" calcext:value-type="float">
            <text:p>9.95E-01</text:p>
          </table:table-cell>
          <table:table-cell table:formula="of:=([.C$5]-[.C2181])*[.C$4]/[.C$5]+[.C2181]" office:value-type="float" office:value="4072.57199314874" calcext:value-type="float">
            <text:p>4.07E+03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([.B$5]-[.B2182])*[.B$4]+[.B2182]" office:value-type="float" office:value="0.994529215933006" calcext:value-type="float">
            <text:p>9.95E-01</text:p>
          </table:table-cell>
          <table:table-cell table:formula="of:=([.C$5]-[.C2182])*[.C$4]/[.C$5]+[.C2182]" office:value-type="float" office:value="4072.62564890829" calcext:value-type="float">
            <text:p>4.07E+03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([.B$5]-[.B2183])*[.B$4]+[.B2183]" office:value-type="float" office:value="0.99454230079657" calcext:value-type="float">
            <text:p>9.95E-01</text:p>
          </table:table-cell>
          <table:table-cell table:formula="of:=([.C$5]-[.C2183])*[.C$4]/[.C$5]+[.C2183]" office:value-type="float" office:value="4072.67917630421" calcext:value-type="float">
            <text:p>4.07E+03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([.B$5]-[.B2184])*[.B$4]+[.B2184]" office:value-type="float" office:value="0.994555354364134" calcext:value-type="float">
            <text:p>9.95E-01</text:p>
          </table:table-cell>
          <table:table-cell table:formula="of:=([.C$5]-[.C2184])*[.C$4]/[.C$5]+[.C2184]" office:value-type="float" office:value="4072.73257564358" calcext:value-type="float">
            <text:p>4.07E+0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([.B$5]-[.B2185])*[.B$4]+[.B2185]" office:value-type="float" office:value="0.994568376710551" calcext:value-type="float">
            <text:p>9.95E-01</text:p>
          </table:table-cell>
          <table:table-cell table:formula="of:=([.C$5]-[.C2185])*[.C$4]/[.C$5]+[.C2185]" office:value-type="float" office:value="4072.78584723276" calcext:value-type="float">
            <text:p>4.07E+03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([.B$5]-[.B2186])*[.B$4]+[.B2186]" office:value-type="float" office:value="0.994581367910496" calcext:value-type="float">
            <text:p>9.95E-01</text:p>
          </table:table-cell>
          <table:table-cell table:formula="of:=([.C$5]-[.C2186])*[.C$4]/[.C$5]+[.C2186]" office:value-type="float" office:value="4072.83899137737" calcext:value-type="float">
            <text:p>4.07E+0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([.B$5]-[.B2187])*[.B$4]+[.B2187]" office:value-type="float" office:value="0.994594328038464" calcext:value-type="float">
            <text:p>9.95E-01</text:p>
          </table:table-cell>
          <table:table-cell table:formula="of:=([.C$5]-[.C2187])*[.C$4]/[.C$5]+[.C2187]" office:value-type="float" office:value="4072.89200838231" calcext:value-type="float">
            <text:p>4.07E+03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([.B$5]-[.B2188])*[.B$4]+[.B2188]" office:value-type="float" office:value="0.994607257168771" calcext:value-type="float">
            <text:p>9.95E-01</text:p>
          </table:table-cell>
          <table:table-cell table:formula="of:=([.C$5]-[.C2188])*[.C$4]/[.C$5]+[.C2188]" office:value-type="float" office:value="4072.94489855175" calcext:value-type="float">
            <text:p>4.07E+03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([.B$5]-[.B2189])*[.B$4]+[.B2189]" office:value-type="float" office:value="0.994620155375558" calcext:value-type="float">
            <text:p>9.95E-01</text:p>
          </table:table-cell>
          <table:table-cell table:formula="of:=([.C$5]-[.C2189])*[.C$4]/[.C$5]+[.C2189]" office:value-type="float" office:value="4072.99766218911" calcext:value-type="float">
            <text:p>4.07E+03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([.B$5]-[.B2190])*[.B$4]+[.B2190]" office:value-type="float" office:value="0.994633022732785" calcext:value-type="float">
            <text:p>9.95E-01</text:p>
          </table:table-cell>
          <table:table-cell table:formula="of:=([.C$5]-[.C2190])*[.C$4]/[.C$5]+[.C2190]" office:value-type="float" office:value="4073.0502995971" calcext:value-type="float">
            <text:p>4.07E+0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([.B$5]-[.B2191])*[.B$4]+[.B2191]" office:value-type="float" office:value="0.994645859314238" calcext:value-type="float">
            <text:p>9.95E-01</text:p>
          </table:table-cell>
          <table:table-cell table:formula="of:=([.C$5]-[.C2191])*[.C$4]/[.C$5]+[.C2191]" office:value-type="float" office:value="4073.10281107772" calcext:value-type="float">
            <text:p>4.07E+03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([.B$5]-[.B2192])*[.B$4]+[.B2192]" office:value-type="float" office:value="0.994658665193526" calcext:value-type="float">
            <text:p>9.95E-01</text:p>
          </table:table-cell>
          <table:table-cell table:formula="of:=([.C$5]-[.C2192])*[.C$4]/[.C$5]+[.C2192]" office:value-type="float" office:value="4073.15519693222" calcext:value-type="float">
            <text:p>4.07E+03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([.B$5]-[.B2193])*[.B$4]+[.B2193]" office:value-type="float" office:value="0.994671440444081" calcext:value-type="float">
            <text:p>9.95E-01</text:p>
          </table:table-cell>
          <table:table-cell table:formula="of:=([.C$5]-[.C2193])*[.C$4]/[.C$5]+[.C2193]" office:value-type="float" office:value="4073.20745746115" calcext:value-type="float">
            <text:p>4.07E+03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([.B$5]-[.B2194])*[.B$4]+[.B2194]" office:value-type="float" office:value="0.994684185139161" calcext:value-type="float">
            <text:p>9.95E-01</text:p>
          </table:table-cell>
          <table:table-cell table:formula="of:=([.C$5]-[.C2194])*[.C$4]/[.C$5]+[.C2194]" office:value-type="float" office:value="4073.25959296433" calcext:value-type="float">
            <text:p>4.07E+03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([.B$5]-[.B2195])*[.B$4]+[.B2195]" office:value-type="float" office:value="0.994696899351846" calcext:value-type="float">
            <text:p>9.95E-01</text:p>
          </table:table-cell>
          <table:table-cell table:formula="of:=([.C$5]-[.C2195])*[.C$4]/[.C$5]+[.C2195]" office:value-type="float" office:value="4073.31160374087" calcext:value-type="float">
            <text:p>4.07E+03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([.B$5]-[.B2196])*[.B$4]+[.B2196]" office:value-type="float" office:value="0.994709583155044" calcext:value-type="float">
            <text:p>9.95E-01</text:p>
          </table:table-cell>
          <table:table-cell table:formula="of:=([.C$5]-[.C2196])*[.C$4]/[.C$5]+[.C2196]" office:value-type="float" office:value="4073.36349008915" calcext:value-type="float">
            <text:p>4.07E+0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([.B$5]-[.B2197])*[.B$4]+[.B2197]" office:value-type="float" office:value="0.994722236621487" calcext:value-type="float">
            <text:p>9.95E-01</text:p>
          </table:table-cell>
          <table:table-cell table:formula="of:=([.C$5]-[.C2197])*[.C$4]/[.C$5]+[.C2197]" office:value-type="float" office:value="4073.41525230686" calcext:value-type="float">
            <text:p>4.07E+0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([.B$5]-[.B2198])*[.B$4]+[.B2198]" office:value-type="float" office:value="0.994734859823734" calcext:value-type="float">
            <text:p>9.95E-01</text:p>
          </table:table-cell>
          <table:table-cell table:formula="of:=([.C$5]-[.C2198])*[.C$4]/[.C$5]+[.C2198]" office:value-type="float" office:value="4073.46689069095" calcext:value-type="float">
            <text:p>4.07E+0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([.B$5]-[.B2199])*[.B$4]+[.B2199]" office:value-type="float" office:value="0.99474745283417" calcext:value-type="float">
            <text:p>9.95E-01</text:p>
          </table:table-cell>
          <table:table-cell table:formula="of:=([.C$5]-[.C2199])*[.C$4]/[.C$5]+[.C2199]" office:value-type="float" office:value="4073.51840553768" calcext:value-type="float">
            <text:p>4.07E+03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table:formula="of:=([.B$5]-[.B2200])*[.B$4]+[.B2200]" office:value-type="float" office:value="0.994760015725007" calcext:value-type="float">
            <text:p>9.95E-01</text:p>
          </table:table-cell>
          <table:table-cell table:formula="of:=([.C$5]-[.C2200])*[.C$4]/[.C$5]+[.C2200]" office:value-type="float" office:value="4073.5697971426" calcext:value-type="float">
            <text:p>4.07E+03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formula="of:=([.B$5]-[.B2201])*[.B$4]+[.B2201]" office:value-type="float" office:value="0.994772548568284" calcext:value-type="float">
            <text:p>9.95E-01</text:p>
          </table:table-cell>
          <table:table-cell table:formula="of:=([.C$5]-[.C2201])*[.C$4]/[.C$5]+[.C2201]" office:value-type="float" office:value="4073.62106580055" calcext:value-type="float">
            <text:p>4.07E+03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([.B$5]-[.B2202])*[.B$4]+[.B2202]" office:value-type="float" office:value="0.994785051435868" calcext:value-type="float">
            <text:p>9.95E-01</text:p>
          </table:table-cell>
          <table:table-cell table:formula="of:=([.C$5]-[.C2202])*[.C$4]/[.C$5]+[.C2202]" office:value-type="float" office:value="4073.67221180566" calcext:value-type="float">
            <text:p>4.07E+0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([.B$5]-[.B2203])*[.B$4]+[.B2203]" office:value-type="float" office:value="0.994797524399453" calcext:value-type="float">
            <text:p>9.95E-01</text:p>
          </table:table-cell>
          <table:table-cell table:formula="of:=([.C$5]-[.C2203])*[.C$4]/[.C$5]+[.C2203]" office:value-type="float" office:value="4073.72323545135" calcext:value-type="float">
            <text:p>4.07E+03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([.B$5]-[.B2204])*[.B$4]+[.B2204]" office:value-type="float" office:value="0.994809967530564" calcext:value-type="float">
            <text:p>9.95E-01</text:p>
          </table:table-cell>
          <table:table-cell table:formula="of:=([.C$5]-[.C2204])*[.C$4]/[.C$5]+[.C2204]" office:value-type="float" office:value="4073.77413703035" calcext:value-type="float">
            <text:p>4.07E+03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([.B$5]-[.B2205])*[.B$4]+[.B2205]" office:value-type="float" office:value="0.994822380900553" calcext:value-type="float">
            <text:p>9.95E-01</text:p>
          </table:table-cell>
          <table:table-cell table:formula="of:=([.C$5]-[.C2205])*[.C$4]/[.C$5]+[.C2205]" office:value-type="float" office:value="4073.8249168347" calcext:value-type="float">
            <text:p>4.07E+03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([.B$5]-[.B2206])*[.B$4]+[.B2206]" office:value-type="float" office:value="0.994834764580601" calcext:value-type="float">
            <text:p>9.95E-01</text:p>
          </table:table-cell>
          <table:table-cell table:formula="of:=([.C$5]-[.C2206])*[.C$4]/[.C$5]+[.C2206]" office:value-type="float" office:value="4073.87557515571" calcext:value-type="float">
            <text:p>4.07E+0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([.B$5]-[.B2207])*[.B$4]+[.B2207]" office:value-type="float" office:value="0.994847118641721" calcext:value-type="float">
            <text:p>9.95E-01</text:p>
          </table:table-cell>
          <table:table-cell table:formula="of:=([.C$5]-[.C2207])*[.C$4]/[.C$5]+[.C2207]" office:value-type="float" office:value="4073.92611228403" calcext:value-type="float">
            <text:p>4.07E+03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([.B$5]-[.B2208])*[.B$4]+[.B2208]" office:value-type="float" office:value="0.994859443154754" calcext:value-type="float">
            <text:p>9.95E-01</text:p>
          </table:table-cell>
          <table:table-cell table:formula="of:=([.C$5]-[.C2208])*[.C$4]/[.C$5]+[.C2208]" office:value-type="float" office:value="4073.97652850958" calcext:value-type="float">
            <text:p>4.07E+03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([.B$5]-[.B2209])*[.B$4]+[.B2209]" office:value-type="float" office:value="0.994871738190371" calcext:value-type="float">
            <text:p>9.95E-01</text:p>
          </table:table-cell>
          <table:table-cell table:formula="of:=([.C$5]-[.C2209])*[.C$4]/[.C$5]+[.C2209]" office:value-type="float" office:value="4074.02682412162" calcext:value-type="float">
            <text:p>4.07E+03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([.B$5]-[.B2210])*[.B$4]+[.B2210]" office:value-type="float" office:value="0.994884003819077" calcext:value-type="float">
            <text:p>9.95E-01</text:p>
          </table:table-cell>
          <table:table-cell table:formula="of:=([.C$5]-[.C2210])*[.C$4]/[.C$5]+[.C2210]" office:value-type="float" office:value="4074.07699940868" calcext:value-type="float">
            <text:p>4.07E+03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([.B$5]-[.B2211])*[.B$4]+[.B2211]" office:value-type="float" office:value="0.994896240111206" calcext:value-type="float">
            <text:p>9.95E-01</text:p>
          </table:table-cell>
          <table:table-cell table:formula="of:=([.C$5]-[.C2211])*[.C$4]/[.C$5]+[.C2211]" office:value-type="float" office:value="4074.12705465863" calcext:value-type="float">
            <text:p>4.07E+03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([.B$5]-[.B2212])*[.B$4]+[.B2212]" office:value-type="float" office:value="0.994908447136925" calcext:value-type="float">
            <text:p>9.95E-01</text:p>
          </table:table-cell>
          <table:table-cell table:formula="of:=([.C$5]-[.C2212])*[.C$4]/[.C$5]+[.C2212]" office:value-type="float" office:value="4074.17699015864" calcext:value-type="float">
            <text:p>4.07E+03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([.B$5]-[.B2213])*[.B$4]+[.B2213]" office:value-type="float" office:value="0.994920624966231" calcext:value-type="float">
            <text:p>9.95E-01</text:p>
          </table:table-cell>
          <table:table-cell table:formula="of:=([.C$5]-[.C2213])*[.C$4]/[.C$5]+[.C2213]" office:value-type="float" office:value="4074.2268061952" calcext:value-type="float">
            <text:p>4.07E+03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([.B$5]-[.B2214])*[.B$4]+[.B2214]" office:value-type="float" office:value="0.994932773668956" calcext:value-type="float">
            <text:p>9.95E-01</text:p>
          </table:table-cell>
          <table:table-cell table:formula="of:=([.C$5]-[.C2214])*[.C$4]/[.C$5]+[.C2214]" office:value-type="float" office:value="4074.2765030541" calcext:value-type="float">
            <text:p>4.07E+03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([.B$5]-[.B2215])*[.B$4]+[.B2215]" office:value-type="float" office:value="0.994944893314765" calcext:value-type="float">
            <text:p>9.95E-01</text:p>
          </table:table-cell>
          <table:table-cell table:formula="of:=([.C$5]-[.C2215])*[.C$4]/[.C$5]+[.C2215]" office:value-type="float" office:value="4074.32608102046" calcext:value-type="float">
            <text:p>4.07E+03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([.B$5]-[.B2216])*[.B$4]+[.B2216]" office:value-type="float" office:value="0.994956983973154" calcext:value-type="float">
            <text:p>9.95E-01</text:p>
          </table:table-cell>
          <table:table-cell table:formula="of:=([.C$5]-[.C2216])*[.C$4]/[.C$5]+[.C2216]" office:value-type="float" office:value="4074.37554037871" calcext:value-type="float">
            <text:p>4.07E+0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([.B$5]-[.B2217])*[.B$4]+[.B2217]" office:value-type="float" office:value="0.994969045713455" calcext:value-type="float">
            <text:p>9.95E-01</text:p>
          </table:table-cell>
          <table:table-cell table:formula="of:=([.C$5]-[.C2217])*[.C$4]/[.C$5]+[.C2217]" office:value-type="float" office:value="4074.42488141261" calcext:value-type="float">
            <text:p>4.07E+03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([.B$5]-[.B2218])*[.B$4]+[.B2218]" office:value-type="float" office:value="0.994981078604833" calcext:value-type="float">
            <text:p>9.95E-01</text:p>
          </table:table-cell>
          <table:table-cell table:formula="of:=([.C$5]-[.C2218])*[.C$4]/[.C$5]+[.C2218]" office:value-type="float" office:value="4074.47410440523" calcext:value-type="float">
            <text:p>4.07E+03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([.B$5]-[.B2219])*[.B$4]+[.B2219]" office:value-type="float" office:value="0.994993082716289" calcext:value-type="float">
            <text:p>9.95E-01</text:p>
          </table:table-cell>
          <table:table-cell table:formula="of:=([.C$5]-[.C2219])*[.C$4]/[.C$5]+[.C2219]" office:value-type="float" office:value="4074.52320963897" calcext:value-type="float">
            <text:p>4.07E+03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([.B$5]-[.B2220])*[.B$4]+[.B2220]" office:value-type="float" office:value="0.995005058116658" calcext:value-type="float">
            <text:p>9.95E-01</text:p>
          </table:table-cell>
          <table:table-cell table:formula="of:=([.C$5]-[.C2220])*[.C$4]/[.C$5]+[.C2220]" office:value-type="float" office:value="4074.57219739554" calcext:value-type="float">
            <text:p>4.07E+03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([.B$5]-[.B2221])*[.B$4]+[.B2221]" office:value-type="float" office:value="0.995017004874609" calcext:value-type="float">
            <text:p>9.95E-01</text:p>
          </table:table-cell>
          <table:table-cell table:formula="of:=([.C$5]-[.C2221])*[.C$4]/[.C$5]+[.C2221]" office:value-type="float" office:value="4074.62106795599" calcext:value-type="float">
            <text:p>4.07E+03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([.B$5]-[.B2222])*[.B$4]+[.B2222]" office:value-type="float" office:value="0.995028923058649" calcext:value-type="float">
            <text:p>9.95E-01</text:p>
          </table:table-cell>
          <table:table-cell table:formula="of:=([.C$5]-[.C2222])*[.C$4]/[.C$5]+[.C2222]" office:value-type="float" office:value="4074.66982160071" calcext:value-type="float">
            <text:p>4.07E+03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([.B$5]-[.B2223])*[.B$4]+[.B2223]" office:value-type="float" office:value="0.99504081273712" calcext:value-type="float">
            <text:p>9.95E-01</text:p>
          </table:table-cell>
          <table:table-cell table:formula="of:=([.C$5]-[.C2223])*[.C$4]/[.C$5]+[.C2223]" office:value-type="float" office:value="4074.71845860939" calcext:value-type="float">
            <text:p>4.07E+03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([.B$5]-[.B2224])*[.B$4]+[.B2224]" office:value-type="float" office:value="0.9950526739782" calcext:value-type="float">
            <text:p>9.95E-01</text:p>
          </table:table-cell>
          <table:table-cell table:formula="of:=([.C$5]-[.C2224])*[.C$4]/[.C$5]+[.C2224]" office:value-type="float" office:value="4074.76697926106" calcext:value-type="float">
            <text:p>4.07E+03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([.B$5]-[.B2225])*[.B$4]+[.B2225]" office:value-type="float" office:value="0.995064506849907" calcext:value-type="float">
            <text:p>9.95E-01</text:p>
          </table:table-cell>
          <table:table-cell table:formula="of:=([.C$5]-[.C2225])*[.C$4]/[.C$5]+[.C2225]" office:value-type="float" office:value="4074.8153838341" calcext:value-type="float">
            <text:p>4.07E+03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([.B$5]-[.B2226])*[.B$4]+[.B2226]" office:value-type="float" office:value="0.995076311420092" calcext:value-type="float">
            <text:p>9.95E-01</text:p>
          </table:table-cell>
          <table:table-cell table:formula="of:=([.C$5]-[.C2226])*[.C$4]/[.C$5]+[.C2226]" office:value-type="float" office:value="4074.86367260621" calcext:value-type="float">
            <text:p>4.07E+0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([.B$5]-[.B2227])*[.B$4]+[.B2227]" office:value-type="float" office:value="0.995088087756447" calcext:value-type="float">
            <text:p>9.95E-01</text:p>
          </table:table-cell>
          <table:table-cell table:formula="of:=([.C$5]-[.C2227])*[.C$4]/[.C$5]+[.C2227]" office:value-type="float" office:value="4074.91184585442" calcext:value-type="float">
            <text:p>4.07E+03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([.B$5]-[.B2228])*[.B$4]+[.B2228]" office:value-type="float" office:value="0.9950998359265" calcext:value-type="float">
            <text:p>9.95E-01</text:p>
          </table:table-cell>
          <table:table-cell table:formula="of:=([.C$5]-[.C2228])*[.C$4]/[.C$5]+[.C2228]" office:value-type="float" office:value="4074.95990385511" calcext:value-type="float">
            <text:p>4.07E+03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([.B$5]-[.B2229])*[.B$4]+[.B2229]" office:value-type="float" office:value="0.995111555997619" calcext:value-type="float">
            <text:p>9.95E-01</text:p>
          </table:table-cell>
          <table:table-cell table:formula="of:=([.C$5]-[.C2229])*[.C$4]/[.C$5]+[.C2229]" office:value-type="float" office:value="4075.00784688398" calcext:value-type="float">
            <text:p>4.08E+03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([.B$5]-[.B2230])*[.B$4]+[.B2230]" office:value-type="float" office:value="0.995123248037009" calcext:value-type="float">
            <text:p>9.95E-01</text:p>
          </table:table-cell>
          <table:table-cell table:formula="of:=([.C$5]-[.C2230])*[.C$4]/[.C$5]+[.C2230]" office:value-type="float" office:value="4075.05567521611" calcext:value-type="float">
            <text:p>4.08E+03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([.B$5]-[.B2231])*[.B$4]+[.B2231]" office:value-type="float" office:value="0.995134912111717" calcext:value-type="float">
            <text:p>9.95E-01</text:p>
          </table:table-cell>
          <table:table-cell table:formula="of:=([.C$5]-[.C2231])*[.C$4]/[.C$5]+[.C2231]" office:value-type="float" office:value="4075.10338912587" calcext:value-type="float">
            <text:p>4.08E+03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([.B$5]-[.B2232])*[.B$4]+[.B2232]" office:value-type="float" office:value="0.995146548288628" calcext:value-type="float">
            <text:p>9.95E-01</text:p>
          </table:table-cell>
          <table:table-cell table:formula="of:=([.C$5]-[.C2232])*[.C$4]/[.C$5]+[.C2232]" office:value-type="float" office:value="4075.15098888701" calcext:value-type="float">
            <text:p>4.08E+0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([.B$5]-[.B2233])*[.B$4]+[.B2233]" office:value-type="float" office:value="0.995158156634466" calcext:value-type="float">
            <text:p>9.95E-01</text:p>
          </table:table-cell>
          <table:table-cell table:formula="of:=([.C$5]-[.C2233])*[.C$4]/[.C$5]+[.C2233]" office:value-type="float" office:value="4075.19847477261" calcext:value-type="float">
            <text:p>4.08E+03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([.B$5]-[.B2234])*[.B$4]+[.B2234]" office:value-type="float" office:value="0.995169737215797" calcext:value-type="float">
            <text:p>9.95E-01</text:p>
          </table:table-cell>
          <table:table-cell table:formula="of:=([.C$5]-[.C2234])*[.C$4]/[.C$5]+[.C2234]" office:value-type="float" office:value="4075.24584705511" calcext:value-type="float">
            <text:p>4.08E+03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([.B$5]-[.B2235])*[.B$4]+[.B2235]" office:value-type="float" office:value="0.995181290099028" calcext:value-type="float">
            <text:p>9.95E-01</text:p>
          </table:table-cell>
          <table:table-cell table:formula="of:=([.C$5]-[.C2235])*[.C$4]/[.C$5]+[.C2235]" office:value-type="float" office:value="4075.29310600628" calcext:value-type="float">
            <text:p>4.08E+03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([.B$5]-[.B2236])*[.B$4]+[.B2236]" office:value-type="float" office:value="0.995192815350406" calcext:value-type="float">
            <text:p>9.95E-01</text:p>
          </table:table-cell>
          <table:table-cell table:formula="of:=([.C$5]-[.C2236])*[.C$4]/[.C$5]+[.C2236]" office:value-type="float" office:value="4075.34025189724" calcext:value-type="float">
            <text:p>4.08E+0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([.B$5]-[.B2237])*[.B$4]+[.B2237]" office:value-type="float" office:value="0.995204313036019" calcext:value-type="float">
            <text:p>9.95E-01</text:p>
          </table:table-cell>
          <table:table-cell table:formula="of:=([.C$5]-[.C2237])*[.C$4]/[.C$5]+[.C2237]" office:value-type="float" office:value="4075.38728499849" calcext:value-type="float">
            <text:p>4.08E+03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([.B$5]-[.B2238])*[.B$4]+[.B2238]" office:value-type="float" office:value="0.995215783221801" calcext:value-type="float">
            <text:p>9.95E-01</text:p>
          </table:table-cell>
          <table:table-cell table:formula="of:=([.C$5]-[.C2238])*[.C$4]/[.C$5]+[.C2238]" office:value-type="float" office:value="4075.43420557986" calcext:value-type="float">
            <text:p>4.08E+03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([.B$5]-[.B2239])*[.B$4]+[.B2239]" office:value-type="float" office:value="0.995227225973522" calcext:value-type="float">
            <text:p>9.95E-01</text:p>
          </table:table-cell>
          <table:table-cell table:formula="of:=([.C$5]-[.C2239])*[.C$4]/[.C$5]+[.C2239]" office:value-type="float" office:value="4075.48101391052" calcext:value-type="float">
            <text:p>4.08E+03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([.B$5]-[.B2240])*[.B$4]+[.B2240]" office:value-type="float" office:value="0.9952386413568" calcext:value-type="float">
            <text:p>9.95E-01</text:p>
          </table:table-cell>
          <table:table-cell table:formula="of:=([.C$5]-[.C2240])*[.C$4]/[.C$5]+[.C2240]" office:value-type="float" office:value="4075.52771025903" calcext:value-type="float">
            <text:p>4.08E+03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([.B$5]-[.B2241])*[.B$4]+[.B2241]" office:value-type="float" office:value="0.995250029437093" calcext:value-type="float">
            <text:p>9.95E-01</text:p>
          </table:table-cell>
          <table:table-cell table:formula="of:=([.C$5]-[.C2241])*[.C$4]/[.C$5]+[.C2241]" office:value-type="float" office:value="4075.57429489329" calcext:value-type="float">
            <text:p>4.08E+03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([.B$5]-[.B2242])*[.B$4]+[.B2242]" office:value-type="float" office:value="0.995261390279705" calcext:value-type="float">
            <text:p>9.95E-01</text:p>
          </table:table-cell>
          <table:table-cell table:formula="of:=([.C$5]-[.C2242])*[.C$4]/[.C$5]+[.C2242]" office:value-type="float" office:value="4075.62076808055" calcext:value-type="float">
            <text:p>4.08E+03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([.B$5]-[.B2243])*[.B$4]+[.B2243]" office:value-type="float" office:value="0.99527272394978" calcext:value-type="float">
            <text:p>9.95E-01</text:p>
          </table:table-cell>
          <table:table-cell table:formula="of:=([.C$5]-[.C2243])*[.C$4]/[.C$5]+[.C2243]" office:value-type="float" office:value="4075.66713008744" calcext:value-type="float">
            <text:p>4.08E+03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([.B$5]-[.B2244])*[.B$4]+[.B2244]" office:value-type="float" office:value="0.995284030512311" calcext:value-type="float">
            <text:p>9.95E-01</text:p>
          </table:table-cell>
          <table:table-cell table:formula="of:=([.C$5]-[.C2244])*[.C$4]/[.C$5]+[.C2244]" office:value-type="float" office:value="4075.71338117995" calcext:value-type="float">
            <text:p>4.08E+03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([.B$5]-[.B2245])*[.B$4]+[.B2245]" office:value-type="float" office:value="0.995295310032131" calcext:value-type="float">
            <text:p>9.95E-01</text:p>
          </table:table-cell>
          <table:table-cell table:formula="of:=([.C$5]-[.C2245])*[.C$4]/[.C$5]+[.C2245]" office:value-type="float" office:value="4075.7595216234" calcext:value-type="float">
            <text:p>4.08E+03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([.B$5]-[.B2246])*[.B$4]+[.B2246]" office:value-type="float" office:value="0.995306562573921" calcext:value-type="float">
            <text:p>9.95E-01</text:p>
          </table:table-cell>
          <table:table-cell table:formula="of:=([.C$5]-[.C2246])*[.C$4]/[.C$5]+[.C2246]" office:value-type="float" office:value="4075.80555168253" calcext:value-type="float">
            <text:p>4.08E+0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([.B$5]-[.B2247])*[.B$4]+[.B2247]" office:value-type="float" office:value="0.995317788202206" calcext:value-type="float">
            <text:p>9.95E-01</text:p>
          </table:table-cell>
          <table:table-cell table:formula="of:=([.C$5]-[.C2247])*[.C$4]/[.C$5]+[.C2247]" office:value-type="float" office:value="4075.8514716214" calcext:value-type="float">
            <text:p>4.08E+03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([.B$5]-[.B2248])*[.B$4]+[.B2248]" office:value-type="float" office:value="0.995328986981357" calcext:value-type="float">
            <text:p>9.95E-01</text:p>
          </table:table-cell>
          <table:table-cell table:formula="of:=([.C$5]-[.C2248])*[.C$4]/[.C$5]+[.C2248]" office:value-type="float" office:value="4075.89728170347" calcext:value-type="float">
            <text:p>4.08E+03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([.B$5]-[.B2249])*[.B$4]+[.B2249]" office:value-type="float" office:value="0.995340158975591" calcext:value-type="float">
            <text:p>9.95E-01</text:p>
          </table:table-cell>
          <table:table-cell table:formula="of:=([.C$5]-[.C2249])*[.C$4]/[.C$5]+[.C2249]" office:value-type="float" office:value="4075.94298219155" calcext:value-type="float">
            <text:p>4.08E+03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([.B$5]-[.B2250])*[.B$4]+[.B2250]" office:value-type="float" office:value="0.995351304248972" calcext:value-type="float">
            <text:p>9.95E-01</text:p>
          </table:table-cell>
          <table:table-cell table:formula="of:=([.C$5]-[.C2250])*[.C$4]/[.C$5]+[.C2250]" office:value-type="float" office:value="4075.98857334782" calcext:value-type="float">
            <text:p>4.08E+03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([.B$5]-[.B2251])*[.B$4]+[.B2251]" office:value-type="float" office:value="0.995362422865408" calcext:value-type="float">
            <text:p>9.95E-01</text:p>
          </table:table-cell>
          <table:table-cell table:formula="of:=([.C$5]-[.C2251])*[.C$4]/[.C$5]+[.C2251]" office:value-type="float" office:value="4076.03405543386" calcext:value-type="float">
            <text:p>4.08E+03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([.B$5]-[.B2252])*[.B$4]+[.B2252]" office:value-type="float" office:value="0.995373514888659" calcext:value-type="float">
            <text:p>9.95E-01</text:p>
          </table:table-cell>
          <table:table-cell table:formula="of:=([.C$5]-[.C2252])*[.C$4]/[.C$5]+[.C2252]" office:value-type="float" office:value="4076.07942871059" calcext:value-type="float">
            <text:p>4.08E+03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([.B$5]-[.B2253])*[.B$4]+[.B2253]" office:value-type="float" office:value="0.995384580382329" calcext:value-type="float">
            <text:p>9.95E-01</text:p>
          </table:table-cell>
          <table:table-cell table:formula="of:=([.C$5]-[.C2253])*[.C$4]/[.C$5]+[.C2253]" office:value-type="float" office:value="4076.12469343832" calcext:value-type="float">
            <text:p>4.08E+03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([.B$5]-[.B2254])*[.B$4]+[.B2254]" office:value-type="float" office:value="0.995395619409869" calcext:value-type="float">
            <text:p>9.95E-01</text:p>
          </table:table-cell>
          <table:table-cell table:formula="of:=([.C$5]-[.C2254])*[.C$4]/[.C$5]+[.C2254]" office:value-type="float" office:value="4076.16984987674" calcext:value-type="float">
            <text:p>4.08E+03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table:formula="of:=([.B$5]-[.B2255])*[.B$4]+[.B2255]" office:value-type="float" office:value="0.995406632034583" calcext:value-type="float">
            <text:p>9.95E-01</text:p>
          </table:table-cell>
          <table:table-cell table:formula="of:=([.C$5]-[.C2255])*[.C$4]/[.C$5]+[.C2255]" office:value-type="float" office:value="4076.21489828492" calcext:value-type="float">
            <text:p>4.08E+03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([.B$5]-[.B2256])*[.B$4]+[.B2256]" office:value-type="float" office:value="0.995417618319617" calcext:value-type="float">
            <text:p>9.95E-01</text:p>
          </table:table-cell>
          <table:table-cell table:formula="of:=([.C$5]-[.C2256])*[.C$4]/[.C$5]+[.C2256]" office:value-type="float" office:value="4076.25983892131" calcext:value-type="float">
            <text:p>4.08E+0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([.B$5]-[.B2257])*[.B$4]+[.B2257]" office:value-type="float" office:value="0.995428578327972" calcext:value-type="float">
            <text:p>9.95E-01</text:p>
          </table:table-cell>
          <table:table-cell table:formula="of:=([.C$5]-[.C2257])*[.C$4]/[.C$5]+[.C2257]" office:value-type="float" office:value="4076.30467204373" calcext:value-type="float">
            <text:p>4.08E+03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([.B$5]-[.B2258])*[.B$4]+[.B2258]" office:value-type="float" office:value="0.995439512122496" calcext:value-type="float">
            <text:p>9.95E-01</text:p>
          </table:table-cell>
          <table:table-cell table:formula="of:=([.C$5]-[.C2258])*[.C$4]/[.C$5]+[.C2258]" office:value-type="float" office:value="4076.3493979094" calcext:value-type="float">
            <text:p>4.08E+0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([.B$5]-[.B2259])*[.B$4]+[.B2259]" office:value-type="float" office:value="0.995450419765884" calcext:value-type="float">
            <text:p>9.95E-01</text:p>
          </table:table-cell>
          <table:table-cell table:formula="of:=([.C$5]-[.C2259])*[.C$4]/[.C$5]+[.C2259]" office:value-type="float" office:value="4076.3940167749" calcext:value-type="float">
            <text:p>4.08E+03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([.B$5]-[.B2260])*[.B$4]+[.B2260]" office:value-type="float" office:value="0.995461301320686" calcext:value-type="float">
            <text:p>9.95E-01</text:p>
          </table:table-cell>
          <table:table-cell table:formula="of:=([.C$5]-[.C2260])*[.C$4]/[.C$5]+[.C2260]" office:value-type="float" office:value="4076.43852889623" calcext:value-type="float">
            <text:p>4.08E+03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table:formula="of:=([.B$5]-[.B2261])*[.B$4]+[.B2261]" office:value-type="float" office:value="0.995472156849299" calcext:value-type="float">
            <text:p>9.95E-01</text:p>
          </table:table-cell>
          <table:table-cell table:formula="of:=([.C$5]-[.C2261])*[.C$4]/[.C$5]+[.C2261]" office:value-type="float" office:value="4076.48293452876" calcext:value-type="float">
            <text:p>4.08E+03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([.B$5]-[.B2262])*[.B$4]+[.B2262]" office:value-type="float" office:value="0.995482986413972" calcext:value-type="float">
            <text:p>9.95E-01</text:p>
          </table:table-cell>
          <table:table-cell table:formula="of:=([.C$5]-[.C2262])*[.C$4]/[.C$5]+[.C2262]" office:value-type="float" office:value="4076.52723392724" calcext:value-type="float">
            <text:p>4.08E+03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([.B$5]-[.B2263])*[.B$4]+[.B2263]" office:value-type="float" office:value="0.995493790076804" calcext:value-type="float">
            <text:p>9.95E-01</text:p>
          </table:table-cell>
          <table:table-cell table:formula="of:=([.C$5]-[.C2263])*[.C$4]/[.C$5]+[.C2263]" office:value-type="float" office:value="4076.57142734581" calcext:value-type="float">
            <text:p>4.08E+03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([.B$5]-[.B2264])*[.B$4]+[.B2264]" office:value-type="float" office:value="0.995504567899747" calcext:value-type="float">
            <text:p>9.96E-01</text:p>
          </table:table-cell>
          <table:table-cell table:formula="of:=([.C$5]-[.C2264])*[.C$4]/[.C$5]+[.C2264]" office:value-type="float" office:value="4076.61551503804" calcext:value-type="float">
            <text:p>4.08E+03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([.B$5]-[.B2265])*[.B$4]+[.B2265]" office:value-type="float" office:value="0.995515319944604" calcext:value-type="float">
            <text:p>9.96E-01</text:p>
          </table:table-cell>
          <table:table-cell table:formula="of:=([.C$5]-[.C2265])*[.C$4]/[.C$5]+[.C2265]" office:value-type="float" office:value="4076.65949725684" calcext:value-type="float">
            <text:p>4.08E+03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([.B$5]-[.B2266])*[.B$4]+[.B2266]" office:value-type="float" office:value="0.99552604627303" calcext:value-type="float">
            <text:p>9.96E-01</text:p>
          </table:table-cell>
          <table:table-cell table:formula="of:=([.C$5]-[.C2266])*[.C$4]/[.C$5]+[.C2266]" office:value-type="float" office:value="4076.70337425455" calcext:value-type="float">
            <text:p>4.08E+0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([.B$5]-[.B2267])*[.B$4]+[.B2267]" office:value-type="float" office:value="0.995536746946533" calcext:value-type="float">
            <text:p>9.96E-01</text:p>
          </table:table-cell>
          <table:table-cell table:formula="of:=([.C$5]-[.C2267])*[.C$4]/[.C$5]+[.C2267]" office:value-type="float" office:value="4076.74714628289" calcext:value-type="float">
            <text:p>4.08E+03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([.B$5]-[.B2268])*[.B$4]+[.B2268]" office:value-type="float" office:value="0.995547422026474" calcext:value-type="float">
            <text:p>9.96E-01</text:p>
          </table:table-cell>
          <table:table-cell table:formula="of:=([.C$5]-[.C2268])*[.C$4]/[.C$5]+[.C2268]" office:value-type="float" office:value="4076.790813593" calcext:value-type="float">
            <text:p>4.08E+0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([.B$5]-[.B2269])*[.B$4]+[.B2269]" office:value-type="float" office:value="0.995558071574066" calcext:value-type="float">
            <text:p>9.96E-01</text:p>
          </table:table-cell>
          <table:table-cell table:formula="of:=([.C$5]-[.C2269])*[.C$4]/[.C$5]+[.C2269]" office:value-type="float" office:value="4076.83437643538" calcext:value-type="float">
            <text:p>4.08E+03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([.B$5]-[.B2270])*[.B$4]+[.B2270]" office:value-type="float" office:value="0.995568695650378" calcext:value-type="float">
            <text:p>9.96E-01</text:p>
          </table:table-cell>
          <table:table-cell table:formula="of:=([.C$5]-[.C2270])*[.C$4]/[.C$5]+[.C2270]" office:value-type="float" office:value="4076.87783505998" calcext:value-type="float">
            <text:p>4.08E+03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([.B$5]-[.B2271])*[.B$4]+[.B2271]" office:value-type="float" office:value="0.99557929431633" calcext:value-type="float">
            <text:p>9.96E-01</text:p>
          </table:table-cell>
          <table:table-cell table:formula="of:=([.C$5]-[.C2271])*[.C$4]/[.C$5]+[.C2271]" office:value-type="float" office:value="4076.9211897161" calcext:value-type="float">
            <text:p>4.08E+03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([.B$5]-[.B2272])*[.B$4]+[.B2272]" office:value-type="float" office:value="0.995589867632699" calcext:value-type="float">
            <text:p>9.96E-01</text:p>
          </table:table-cell>
          <table:table-cell table:formula="of:=([.C$5]-[.C2272])*[.C$4]/[.C$5]+[.C2272]" office:value-type="float" office:value="4076.96444065249" calcext:value-type="float">
            <text:p>4.08E+03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([.B$5]-[.B2273])*[.B$4]+[.B2273]" office:value-type="float" office:value="0.995600415660114" calcext:value-type="float">
            <text:p>9.96E-01</text:p>
          </table:table-cell>
          <table:table-cell table:formula="of:=([.C$5]-[.C2273])*[.C$4]/[.C$5]+[.C2273]" office:value-type="float" office:value="4077.00758811727" calcext:value-type="float">
            <text:p>4.08E+03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([.B$5]-[.B2274])*[.B$4]+[.B2274]" office:value-type="float" office:value="0.995610938459062" calcext:value-type="float">
            <text:p>9.96E-01</text:p>
          </table:table-cell>
          <table:table-cell table:formula="of:=([.C$5]-[.C2274])*[.C$4]/[.C$5]+[.C2274]" office:value-type="float" office:value="4077.05063235799" calcext:value-type="float">
            <text:p>4.08E+03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([.B$5]-[.B2275])*[.B$4]+[.B2275]" office:value-type="float" office:value="0.995621436089882" calcext:value-type="float">
            <text:p>9.96E-01</text:p>
          </table:table-cell>
          <table:table-cell table:formula="of:=([.C$5]-[.C2275])*[.C$4]/[.C$5]+[.C2275]" office:value-type="float" office:value="4077.09357362159" calcext:value-type="float">
            <text:p>4.08E+03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([.B$5]-[.B2276])*[.B$4]+[.B2276]" office:value-type="float" office:value="0.995631908612772" calcext:value-type="float">
            <text:p>9.96E-01</text:p>
          </table:table-cell>
          <table:table-cell table:formula="of:=([.C$5]-[.C2276])*[.C$4]/[.C$5]+[.C2276]" office:value-type="float" office:value="4077.13641215444" calcext:value-type="float">
            <text:p>4.08E+0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([.B$5]-[.B2277])*[.B$4]+[.B2277]" office:value-type="float" office:value="0.995642356087784" calcext:value-type="float">
            <text:p>9.96E-01</text:p>
          </table:table-cell>
          <table:table-cell table:formula="of:=([.C$5]-[.C2277])*[.C$4]/[.C$5]+[.C2277]" office:value-type="float" office:value="4077.1791482023" calcext:value-type="float">
            <text:p>4.08E+03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([.B$5]-[.B2278])*[.B$4]+[.B2278]" office:value-type="float" office:value="0.995652778574826" calcext:value-type="float">
            <text:p>9.96E-01</text:p>
          </table:table-cell>
          <table:table-cell table:formula="of:=([.C$5]-[.C2278])*[.C$4]/[.C$5]+[.C2278]" office:value-type="float" office:value="4077.22178201035" calcext:value-type="float">
            <text:p>4.08E+03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([.B$5]-[.B2279])*[.B$4]+[.B2279]" office:value-type="float" office:value="0.995663176133665" calcext:value-type="float">
            <text:p>9.96E-01</text:p>
          </table:table-cell>
          <table:table-cell table:formula="of:=([.C$5]-[.C2279])*[.C$4]/[.C$5]+[.C2279]" office:value-type="float" office:value="4077.26431382319" calcext:value-type="float">
            <text:p>4.08E+03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([.B$5]-[.B2280])*[.B$4]+[.B2280]" office:value-type="float" office:value="0.995673548823922" calcext:value-type="float">
            <text:p>9.96E-01</text:p>
          </table:table-cell>
          <table:table-cell table:formula="of:=([.C$5]-[.C2280])*[.C$4]/[.C$5]+[.C2280]" office:value-type="float" office:value="4077.30674388482" calcext:value-type="float">
            <text:p>4.08E+03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([.B$5]-[.B2281])*[.B$4]+[.B2281]" office:value-type="float" office:value="0.995683896705077" calcext:value-type="float">
            <text:p>9.96E-01</text:p>
          </table:table-cell>
          <table:table-cell table:formula="of:=([.C$5]-[.C2281])*[.C$4]/[.C$5]+[.C2281]" office:value-type="float" office:value="4077.34907243867" calcext:value-type="float">
            <text:p>4.08E+03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([.B$5]-[.B2282])*[.B$4]+[.B2282]" office:value-type="float" office:value="0.995694219836469" calcext:value-type="float">
            <text:p>9.96E-01</text:p>
          </table:table-cell>
          <table:table-cell table:formula="of:=([.C$5]-[.C2282])*[.C$4]/[.C$5]+[.C2282]" office:value-type="float" office:value="4077.39129972759" calcext:value-type="float">
            <text:p>4.08E+03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([.B$5]-[.B2283])*[.B$4]+[.B2283]" office:value-type="float" office:value="0.995704518277293" calcext:value-type="float">
            <text:p>9.96E-01</text:p>
          </table:table-cell>
          <table:table-cell table:formula="of:=([.C$5]-[.C2283])*[.C$4]/[.C$5]+[.C2283]" office:value-type="float" office:value="4077.43342599383" calcext:value-type="float">
            <text:p>4.08E+03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([.B$5]-[.B2284])*[.B$4]+[.B2284]" office:value-type="float" office:value="0.995714792086603" calcext:value-type="float">
            <text:p>9.96E-01</text:p>
          </table:table-cell>
          <table:table-cell table:formula="of:=([.C$5]-[.C2284])*[.C$4]/[.C$5]+[.C2284]" office:value-type="float" office:value="4077.47545147907" calcext:value-type="float">
            <text:p>4.08E+03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([.B$5]-[.B2285])*[.B$4]+[.B2285]" office:value-type="float" office:value="0.995725041323312" calcext:value-type="float">
            <text:p>9.96E-01</text:p>
          </table:table-cell>
          <table:table-cell table:formula="of:=([.C$5]-[.C2285])*[.C$4]/[.C$5]+[.C2285]" office:value-type="float" office:value="4077.51737642443" calcext:value-type="float">
            <text:p>4.08E+03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([.B$5]-[.B2286])*[.B$4]+[.B2286]" office:value-type="float" office:value="0.995735266046193" calcext:value-type="float">
            <text:p>9.96E-01</text:p>
          </table:table-cell>
          <table:table-cell table:formula="of:=([.C$5]-[.C2286])*[.C$4]/[.C$5]+[.C2286]" office:value-type="float" office:value="4077.55920107043" calcext:value-type="float">
            <text:p>4.08E+0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([.B$5]-[.B2287])*[.B$4]+[.B2287]" office:value-type="float" office:value="0.995745466313876" calcext:value-type="float">
            <text:p>9.96E-01</text:p>
          </table:table-cell>
          <table:table-cell table:formula="of:=([.C$5]-[.C2287])*[.C$4]/[.C$5]+[.C2287]" office:value-type="float" office:value="4077.60092565701" calcext:value-type="float">
            <text:p>4.08E+03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([.B$5]-[.B2288])*[.B$4]+[.B2288]" office:value-type="float" office:value="0.995755642184853" calcext:value-type="float">
            <text:p>9.96E-01</text:p>
          </table:table-cell>
          <table:table-cell table:formula="of:=([.C$5]-[.C2288])*[.C$4]/[.C$5]+[.C2288]" office:value-type="float" office:value="4077.64255042356" calcext:value-type="float">
            <text:p>4.08E+03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([.B$5]-[.B2289])*[.B$4]+[.B2289]" office:value-type="float" office:value="0.995765793717475" calcext:value-type="float">
            <text:p>9.96E-01</text:p>
          </table:table-cell>
          <table:table-cell table:formula="of:=([.C$5]-[.C2289])*[.C$4]/[.C$5]+[.C2289]" office:value-type="float" office:value="4077.68407560888" calcext:value-type="float">
            <text:p>4.08E+03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([.B$5]-[.B2290])*[.B$4]+[.B2290]" office:value-type="float" office:value="0.995775920969954" calcext:value-type="float">
            <text:p>9.96E-01</text:p>
          </table:table-cell>
          <table:table-cell table:formula="of:=([.C$5]-[.C2290])*[.C$4]/[.C$5]+[.C2290]" office:value-type="float" office:value="4077.72550145121" calcext:value-type="float">
            <text:p>4.08E+0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([.B$5]-[.B2291])*[.B$4]+[.B2291]" office:value-type="float" office:value="0.995786024000363" calcext:value-type="float">
            <text:p>9.96E-01</text:p>
          </table:table-cell>
          <table:table-cell table:formula="of:=([.C$5]-[.C2291])*[.C$4]/[.C$5]+[.C2291]" office:value-type="float" office:value="4077.76682818821" calcext:value-type="float">
            <text:p>4.08E+03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([.B$5]-[.B2292])*[.B$4]+[.B2292]" office:value-type="float" office:value="0.995796102866635" calcext:value-type="float">
            <text:p>9.96E-01</text:p>
          </table:table-cell>
          <table:table-cell table:formula="of:=([.C$5]-[.C2292])*[.C$4]/[.C$5]+[.C2292]" office:value-type="float" office:value="4077.80805605697" calcext:value-type="float">
            <text:p>4.08E+0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([.B$5]-[.B2293])*[.B$4]+[.B2293]" office:value-type="float" office:value="0.995806157626566" calcext:value-type="float">
            <text:p>9.96E-01</text:p>
          </table:table-cell>
          <table:table-cell table:formula="of:=([.C$5]-[.C2293])*[.C$4]/[.C$5]+[.C2293]" office:value-type="float" office:value="4077.84918529403" calcext:value-type="float">
            <text:p>4.08E+03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([.B$5]-[.B2294])*[.B$4]+[.B2294]" office:value-type="float" office:value="0.995816188337812" calcext:value-type="float">
            <text:p>9.96E-01</text:p>
          </table:table-cell>
          <table:table-cell table:formula="of:=([.C$5]-[.C2294])*[.C$4]/[.C$5]+[.C2294]" office:value-type="float" office:value="4077.89021613533" calcext:value-type="float">
            <text:p>4.08E+03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([.B$5]-[.B2295])*[.B$4]+[.B2295]" office:value-type="float" office:value="0.995826195057891" calcext:value-type="float">
            <text:p>9.96E-01</text:p>
          </table:table-cell>
          <table:table-cell table:formula="of:=([.C$5]-[.C2295])*[.C$4]/[.C$5]+[.C2295]" office:value-type="float" office:value="4077.9311488163" calcext:value-type="float">
            <text:p>4.08E+03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table:formula="of:=([.B$5]-[.B2296])*[.B$4]+[.B2296]" office:value-type="float" office:value="0.995836177844186" calcext:value-type="float">
            <text:p>9.96E-01</text:p>
          </table:table-cell>
          <table:table-cell table:formula="of:=([.C$5]-[.C2296])*[.C$4]/[.C$5]+[.C2296]" office:value-type="float" office:value="4077.97198357174" calcext:value-type="float">
            <text:p>4.08E+0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([.B$5]-[.B2297])*[.B$4]+[.B2297]" office:value-type="float" office:value="0.995846136753941" calcext:value-type="float">
            <text:p>9.96E-01</text:p>
          </table:table-cell>
          <table:table-cell table:formula="of:=([.C$5]-[.C2297])*[.C$4]/[.C$5]+[.C2297]" office:value-type="float" office:value="4078.01272063595" calcext:value-type="float">
            <text:p>4.08E+03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([.B$5]-[.B2298])*[.B$4]+[.B2298]" office:value-type="float" office:value="0.995856071844263" calcext:value-type="float">
            <text:p>9.96E-01</text:p>
          </table:table-cell>
          <table:table-cell table:formula="of:=([.C$5]-[.C2298])*[.C$4]/[.C$5]+[.C2298]" office:value-type="float" office:value="4078.05336024263" calcext:value-type="float">
            <text:p>4.08E+0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table:formula="of:=([.B$5]-[.B2299])*[.B$4]+[.B2299]" office:value-type="float" office:value="0.995865983172122" calcext:value-type="float">
            <text:p>9.96E-01</text:p>
          </table:table-cell>
          <table:table-cell table:formula="of:=([.C$5]-[.C2299])*[.C$4]/[.C$5]+[.C2299]" office:value-type="float" office:value="4078.09390262493" calcext:value-type="float">
            <text:p>4.08E+03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([.B$5]-[.B2300])*[.B$4]+[.B2300]" office:value-type="float" office:value="0.995875870794353" calcext:value-type="float">
            <text:p>9.96E-01</text:p>
          </table:table-cell>
          <table:table-cell table:formula="of:=([.C$5]-[.C2300])*[.C$4]/[.C$5]+[.C2300]" office:value-type="float" office:value="4078.13434801545" calcext:value-type="float">
            <text:p>4.08E+03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([.B$5]-[.B2301])*[.B$4]+[.B2301]" office:value-type="float" office:value="0.995885734767654" calcext:value-type="float">
            <text:p>9.96E-01</text:p>
          </table:table-cell>
          <table:table-cell table:formula="of:=([.C$5]-[.C2301])*[.C$4]/[.C$5]+[.C2301]" office:value-type="float" office:value="4078.17469664623" calcext:value-type="float">
            <text:p>4.08E+03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([.B$5]-[.B2302])*[.B$4]+[.B2302]" office:value-type="float" office:value="0.995895575148589" calcext:value-type="float">
            <text:p>9.96E-01</text:p>
          </table:table-cell>
          <table:table-cell table:formula="of:=([.C$5]-[.C2302])*[.C$4]/[.C$5]+[.C2302]" office:value-type="float" office:value="4078.21494874875" calcext:value-type="float">
            <text:p>4.08E+03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([.B$5]-[.B2303])*[.B$4]+[.B2303]" office:value-type="float" office:value="0.995905391993584" calcext:value-type="float">
            <text:p>9.96E-01</text:p>
          </table:table-cell>
          <table:table-cell table:formula="of:=([.C$5]-[.C2303])*[.C$4]/[.C$5]+[.C2303]" office:value-type="float" office:value="4078.25510455395" calcext:value-type="float">
            <text:p>4.08E+03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([.B$5]-[.B2304])*[.B$4]+[.B2304]" office:value-type="float" office:value="0.995915185358932" calcext:value-type="float">
            <text:p>9.96E-01</text:p>
          </table:table-cell>
          <table:table-cell table:formula="of:=([.C$5]-[.C2304])*[.C$4]/[.C$5]+[.C2304]" office:value-type="float" office:value="4078.29516429219" calcext:value-type="float">
            <text:p>4.08E+03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([.B$5]-[.B2305])*[.B$4]+[.B2305]" office:value-type="float" office:value="0.995924955300792" calcext:value-type="float">
            <text:p>9.96E-01</text:p>
          </table:table-cell>
          <table:table-cell table:formula="of:=([.C$5]-[.C2305])*[.C$4]/[.C$5]+[.C2305]" office:value-type="float" office:value="4078.33512819331" calcext:value-type="float">
            <text:p>4.08E+03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([.B$5]-[.B2306])*[.B$4]+[.B2306]" office:value-type="float" office:value="0.995934701875186" calcext:value-type="float">
            <text:p>9.96E-01</text:p>
          </table:table-cell>
          <table:table-cell table:formula="of:=([.C$5]-[.C2306])*[.C$4]/[.C$5]+[.C2306]" office:value-type="float" office:value="4078.37499648658" calcext:value-type="float">
            <text:p>4.08E+0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([.B$5]-[.B2307])*[.B$4]+[.B2307]" office:value-type="float" office:value="0.995944425138004" calcext:value-type="float">
            <text:p>9.96E-01</text:p>
          </table:table-cell>
          <table:table-cell table:formula="of:=([.C$5]-[.C2307])*[.C$4]/[.C$5]+[.C2307]" office:value-type="float" office:value="4078.41476940073" calcext:value-type="float">
            <text:p>4.08E+03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([.B$5]-[.B2308])*[.B$4]+[.B2308]" office:value-type="float" office:value="0.995954125145004" calcext:value-type="float">
            <text:p>9.96E-01</text:p>
          </table:table-cell>
          <table:table-cell table:formula="of:=([.C$5]-[.C2308])*[.C$4]/[.C$5]+[.C2308]" office:value-type="float" office:value="4078.45444716394" calcext:value-type="float">
            <text:p>4.08E+03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([.B$5]-[.B2309])*[.B$4]+[.B2309]" office:value-type="float" office:value="0.995963801951806" calcext:value-type="float">
            <text:p>9.96E-01</text:p>
          </table:table-cell>
          <table:table-cell table:formula="of:=([.C$5]-[.C2309])*[.C$4]/[.C$5]+[.C2309]" office:value-type="float" office:value="4078.49403000385" calcext:value-type="float">
            <text:p>4.08E+03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([.B$5]-[.B2310])*[.B$4]+[.B2310]" office:value-type="float" office:value="0.9959734556139" calcext:value-type="float">
            <text:p>9.96E-01</text:p>
          </table:table-cell>
          <table:table-cell table:formula="of:=([.C$5]-[.C2310])*[.C$4]/[.C$5]+[.C2310]" office:value-type="float" office:value="4078.53351814754" calcext:value-type="float">
            <text:p>4.08E+03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([.B$5]-[.B2311])*[.B$4]+[.B2311]" office:value-type="float" office:value="0.995983086186644" calcext:value-type="float">
            <text:p>9.96E-01</text:p>
          </table:table-cell>
          <table:table-cell table:formula="of:=([.C$5]-[.C2311])*[.C$4]/[.C$5]+[.C2311]" office:value-type="float" office:value="4078.57291182157" calcext:value-type="float">
            <text:p>4.08E+03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([.B$5]-[.B2312])*[.B$4]+[.B2312]" office:value-type="float" office:value="0.995992693725262" calcext:value-type="float">
            <text:p>9.96E-01</text:p>
          </table:table-cell>
          <table:table-cell table:formula="of:=([.C$5]-[.C2312])*[.C$4]/[.C$5]+[.C2312]" office:value-type="float" office:value="4078.61221125193" calcext:value-type="float">
            <text:p>4.08E+03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([.B$5]-[.B2313])*[.B$4]+[.B2313]" office:value-type="float" office:value="0.996002278284846" calcext:value-type="float">
            <text:p>9.96E-01</text:p>
          </table:table-cell>
          <table:table-cell table:formula="of:=([.C$5]-[.C2313])*[.C$4]/[.C$5]+[.C2313]" office:value-type="float" office:value="4078.6514166641" calcext:value-type="float">
            <text:p>4.08E+03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([.B$5]-[.B2314])*[.B$4]+[.B2314]" office:value-type="float" office:value="0.996011839920357" calcext:value-type="float">
            <text:p>9.96E-01</text:p>
          </table:table-cell>
          <table:table-cell table:formula="of:=([.C$5]-[.C2314])*[.C$4]/[.C$5]+[.C2314]" office:value-type="float" office:value="4078.69052828299" calcext:value-type="float">
            <text:p>4.08E+03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([.B$5]-[.B2315])*[.B$4]+[.B2315]" office:value-type="float" office:value="0.996021378686624" calcext:value-type="float">
            <text:p>9.96E-01</text:p>
          </table:table-cell>
          <table:table-cell table:formula="of:=([.C$5]-[.C2315])*[.C$4]/[.C$5]+[.C2315]" office:value-type="float" office:value="4078.729546333" calcext:value-type="float">
            <text:p>4.08E+03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([.B$5]-[.B2316])*[.B$4]+[.B2316]" office:value-type="float" office:value="0.996030894638345" calcext:value-type="float">
            <text:p>9.96E-01</text:p>
          </table:table-cell>
          <table:table-cell table:formula="of:=([.C$5]-[.C2316])*[.C$4]/[.C$5]+[.C2316]" office:value-type="float" office:value="4078.76847103797" calcext:value-type="float">
            <text:p>4.08E+03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([.B$5]-[.B2317])*[.B$4]+[.B2317]" office:value-type="float" office:value="0.996040387830087" calcext:value-type="float">
            <text:p>9.96E-01</text:p>
          </table:table-cell>
          <table:table-cell table:formula="of:=([.C$5]-[.C2317])*[.C$4]/[.C$5]+[.C2317]" office:value-type="float" office:value="4078.80730262122" calcext:value-type="float">
            <text:p>4.08E+03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([.B$5]-[.B2318])*[.B$4]+[.B2318]" office:value-type="float" office:value="0.996049858316286" calcext:value-type="float">
            <text:p>9.96E-01</text:p>
          </table:table-cell>
          <table:table-cell table:formula="of:=([.C$5]-[.C2318])*[.C$4]/[.C$5]+[.C2318]" office:value-type="float" office:value="4078.84604130553" calcext:value-type="float">
            <text:p>4.08E+03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([.B$5]-[.B2319])*[.B$4]+[.B2319]" office:value-type="float" office:value="0.99605930615125" calcext:value-type="float">
            <text:p>9.96E-01</text:p>
          </table:table-cell>
          <table:table-cell table:formula="of:=([.C$5]-[.C2319])*[.C$4]/[.C$5]+[.C2319]" office:value-type="float" office:value="4078.88468731314" calcext:value-type="float">
            <text:p>4.08E+03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([.B$5]-[.B2320])*[.B$4]+[.B2320]" office:value-type="float" office:value="0.996068731389155" calcext:value-type="float">
            <text:p>9.96E-01</text:p>
          </table:table-cell>
          <table:table-cell table:formula="of:=([.C$5]-[.C2320])*[.C$4]/[.C$5]+[.C2320]" office:value-type="float" office:value="4078.92324086577" calcext:value-type="float">
            <text:p>4.08E+03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([.B$5]-[.B2321])*[.B$4]+[.B2321]" office:value-type="float" office:value="0.996078134084047" calcext:value-type="float">
            <text:p>9.96E-01</text:p>
          </table:table-cell>
          <table:table-cell table:formula="of:=([.C$5]-[.C2321])*[.C$4]/[.C$5]+[.C2321]" office:value-type="float" office:value="4078.96170218462" calcext:value-type="float">
            <text:p>4.08E+03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([.B$5]-[.B2322])*[.B$4]+[.B2322]" office:value-type="float" office:value="0.996087514289845" calcext:value-type="float">
            <text:p>9.96E-01</text:p>
          </table:table-cell>
          <table:table-cell table:formula="of:=([.C$5]-[.C2322])*[.C$4]/[.C$5]+[.C2322]" office:value-type="float" office:value="4079.00007149032" calcext:value-type="float">
            <text:p>4.08E+03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([.B$5]-[.B2323])*[.B$4]+[.B2323]" office:value-type="float" office:value="0.996096872060337" calcext:value-type="float">
            <text:p>9.96E-01</text:p>
          </table:table-cell>
          <table:table-cell table:formula="of:=([.C$5]-[.C2323])*[.C$4]/[.C$5]+[.C2323]" office:value-type="float" office:value="4079.03834900302" calcext:value-type="float">
            <text:p>4.08E+03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([.B$5]-[.B2324])*[.B$4]+[.B2324]" office:value-type="float" office:value="0.996106207449184" calcext:value-type="float">
            <text:p>9.96E-01</text:p>
          </table:table-cell>
          <table:table-cell table:formula="of:=([.C$5]-[.C2324])*[.C$4]/[.C$5]+[.C2324]" office:value-type="float" office:value="4079.0765349423" calcext:value-type="float">
            <text:p>4.08E+03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([.B$5]-[.B2325])*[.B$4]+[.B2325]" office:value-type="float" office:value="0.996115520509916" calcext:value-type="float">
            <text:p>9.96E-01</text:p>
          </table:table-cell>
          <table:table-cell table:formula="of:=([.C$5]-[.C2325])*[.C$4]/[.C$5]+[.C2325]" office:value-type="float" office:value="4079.11462952726" calcext:value-type="float">
            <text:p>4.08E+03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([.B$5]-[.B2326])*[.B$4]+[.B2326]" office:value-type="float" office:value="0.996124811295939" calcext:value-type="float">
            <text:p>9.96E-01</text:p>
          </table:table-cell>
          <table:table-cell table:formula="of:=([.C$5]-[.C2326])*[.C$4]/[.C$5]+[.C2326]" office:value-type="float" office:value="4079.15263297643" calcext:value-type="float">
            <text:p>4.08E+0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([.B$5]-[.B2327])*[.B$4]+[.B2327]" office:value-type="float" office:value="0.996134079860528" calcext:value-type="float">
            <text:p>9.96E-01</text:p>
          </table:table-cell>
          <table:table-cell table:formula="of:=([.C$5]-[.C2327])*[.C$4]/[.C$5]+[.C2327]" office:value-type="float" office:value="4079.19054550786" calcext:value-type="float">
            <text:p>4.08E+03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([.B$5]-[.B2328])*[.B$4]+[.B2328]" office:value-type="float" office:value="0.996143326256831" calcext:value-type="float">
            <text:p>9.96E-01</text:p>
          </table:table-cell>
          <table:table-cell table:formula="of:=([.C$5]-[.C2328])*[.C$4]/[.C$5]+[.C2328]" office:value-type="float" office:value="4079.22836733904" calcext:value-type="float">
            <text:p>4.08E+03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([.B$5]-[.B2329])*[.B$4]+[.B2329]" office:value-type="float" office:value="0.99615255053787" calcext:value-type="float">
            <text:p>9.96E-01</text:p>
          </table:table-cell>
          <table:table-cell table:formula="of:=([.C$5]-[.C2329])*[.C$4]/[.C$5]+[.C2329]" office:value-type="float" office:value="4079.26609868697" calcext:value-type="float">
            <text:p>4.08E+03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([.B$5]-[.B2330])*[.B$4]+[.B2330]" office:value-type="float" office:value="0.99616175275654" calcext:value-type="float">
            <text:p>9.96E-01</text:p>
          </table:table-cell>
          <table:table-cell table:formula="of:=([.C$5]-[.C2330])*[.C$4]/[.C$5]+[.C2330]" office:value-type="float" office:value="4079.30373976811" calcext:value-type="float">
            <text:p>4.08E+0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([.B$5]-[.B2331])*[.B$4]+[.B2331]" office:value-type="float" office:value="0.996170932965608" calcext:value-type="float">
            <text:p>9.96E-01</text:p>
          </table:table-cell>
          <table:table-cell table:formula="of:=([.C$5]-[.C2331])*[.C$4]/[.C$5]+[.C2331]" office:value-type="float" office:value="4079.34129079841" calcext:value-type="float">
            <text:p>4.08E+03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([.B$5]-[.B2332])*[.B$4]+[.B2332]" office:value-type="float" office:value="0.996180091217717" calcext:value-type="float">
            <text:p>9.96E-01</text:p>
          </table:table-cell>
          <table:table-cell table:formula="of:=([.C$5]-[.C2332])*[.C$4]/[.C$5]+[.C2332]" office:value-type="float" office:value="4079.37875199331" calcext:value-type="float">
            <text:p>4.08E+03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([.B$5]-[.B2333])*[.B$4]+[.B2333]" office:value-type="float" office:value="0.996189227565383" calcext:value-type="float">
            <text:p>9.96E-01</text:p>
          </table:table-cell>
          <table:table-cell table:formula="of:=([.C$5]-[.C2333])*[.C$4]/[.C$5]+[.C2333]" office:value-type="float" office:value="4079.41612356772" calcext:value-type="float">
            <text:p>4.08E+03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([.B$5]-[.B2334])*[.B$4]+[.B2334]" office:value-type="float" office:value="0.996198342060996" calcext:value-type="float">
            <text:p>9.96E-01</text:p>
          </table:table-cell>
          <table:table-cell table:formula="of:=([.C$5]-[.C2334])*[.C$4]/[.C$5]+[.C2334]" office:value-type="float" office:value="4079.45340573605" calcext:value-type="float">
            <text:p>4.08E+03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table:formula="of:=([.B$5]-[.B2335])*[.B$4]+[.B2335]" office:value-type="float" office:value="0.996207434756821" calcext:value-type="float">
            <text:p>9.96E-01</text:p>
          </table:table-cell>
          <table:table-cell table:formula="of:=([.C$5]-[.C2335])*[.C$4]/[.C$5]+[.C2335]" office:value-type="float" office:value="4079.49059871219" calcext:value-type="float">
            <text:p>4.08E+03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([.B$5]-[.B2336])*[.B$4]+[.B2336]" office:value-type="float" office:value="0.996216505704999" calcext:value-type="float">
            <text:p>9.96E-01</text:p>
          </table:table-cell>
          <table:table-cell table:formula="of:=([.C$5]-[.C2336])*[.C$4]/[.C$5]+[.C2336]" office:value-type="float" office:value="4079.52770270952" calcext:value-type="float">
            <text:p>4.08E+0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([.B$5]-[.B2337])*[.B$4]+[.B2337]" office:value-type="float" office:value="0.996225554957544" calcext:value-type="float">
            <text:p>9.96E-01</text:p>
          </table:table-cell>
          <table:table-cell table:formula="of:=([.C$5]-[.C2337])*[.C$4]/[.C$5]+[.C2337]" office:value-type="float" office:value="4079.5647179409" calcext:value-type="float">
            <text:p>4.08E+03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([.B$5]-[.B2338])*[.B$4]+[.B2338]" office:value-type="float" office:value="0.996234582566348" calcext:value-type="float">
            <text:p>9.96E-01</text:p>
          </table:table-cell>
          <table:table-cell table:formula="of:=([.C$5]-[.C2338])*[.C$4]/[.C$5]+[.C2338]" office:value-type="float" office:value="4079.60164461871" calcext:value-type="float">
            <text:p>4.08E+03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([.B$5]-[.B2339])*[.B$4]+[.B2339]" office:value-type="float" office:value="0.996243588583178" calcext:value-type="float">
            <text:p>9.96E-01</text:p>
          </table:table-cell>
          <table:table-cell table:formula="of:=([.C$5]-[.C2339])*[.C$4]/[.C$5]+[.C2339]" office:value-type="float" office:value="4079.63848295478" calcext:value-type="float">
            <text:p>4.08E+03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([.B$5]-[.B2340])*[.B$4]+[.B2340]" office:value-type="float" office:value="0.996252573059676" calcext:value-type="float">
            <text:p>9.96E-01</text:p>
          </table:table-cell>
          <table:table-cell table:formula="of:=([.C$5]-[.C2340])*[.C$4]/[.C$5]+[.C2340]" office:value-type="float" office:value="4079.67523316047" calcext:value-type="float">
            <text:p>4.08E+03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([.B$5]-[.B2341])*[.B$4]+[.B2341]" office:value-type="float" office:value="0.996261536047363" calcext:value-type="float">
            <text:p>9.96E-01</text:p>
          </table:table-cell>
          <table:table-cell table:formula="of:=([.C$5]-[.C2341])*[.C$4]/[.C$5]+[.C2341]" office:value-type="float" office:value="4079.71189544661" calcext:value-type="float">
            <text:p>4.08E+03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([.B$5]-[.B2342])*[.B$4]+[.B2342]" office:value-type="float" office:value="0.996270477597634" calcext:value-type="float">
            <text:p>9.96E-01</text:p>
          </table:table-cell>
          <table:table-cell table:formula="of:=([.C$5]-[.C2342])*[.C$4]/[.C$5]+[.C2342]" office:value-type="float" office:value="4079.74847002354" calcext:value-type="float">
            <text:p>4.08E+03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([.B$5]-[.B2343])*[.B$4]+[.B2343]" office:value-type="float" office:value="0.996279397761763" calcext:value-type="float">
            <text:p>9.96E-01</text:p>
          </table:table-cell>
          <table:table-cell table:formula="of:=([.C$5]-[.C2343])*[.C$4]/[.C$5]+[.C2343]" office:value-type="float" office:value="4079.78495710108" calcext:value-type="float">
            <text:p>4.08E+03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([.B$5]-[.B2344])*[.B$4]+[.B2344]" office:value-type="float" office:value="0.996288296590901" calcext:value-type="float">
            <text:p>9.96E-01</text:p>
          </table:table-cell>
          <table:table-cell table:formula="of:=([.C$5]-[.C2344])*[.C$4]/[.C$5]+[.C2344]" office:value-type="float" office:value="4079.82135688858" calcext:value-type="float">
            <text:p>4.08E+03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([.B$5]-[.B2345])*[.B$4]+[.B2345]" office:value-type="float" office:value="0.996297174136075" calcext:value-type="float">
            <text:p>9.96E-01</text:p>
          </table:table-cell>
          <table:table-cell table:formula="of:=([.C$5]-[.C2345])*[.C$4]/[.C$5]+[.C2345]" office:value-type="float" office:value="4079.85766959486" calcext:value-type="float">
            <text:p>4.08E+03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([.B$5]-[.B2346])*[.B$4]+[.B2346]" office:value-type="float" office:value="0.996306030448193" calcext:value-type="float">
            <text:p>9.96E-01</text:p>
          </table:table-cell>
          <table:table-cell table:formula="of:=([.C$5]-[.C2346])*[.C$4]/[.C$5]+[.C2346]" office:value-type="float" office:value="4079.89389542824" calcext:value-type="float">
            <text:p>4.08E+0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([.B$5]-[.B2347])*[.B$4]+[.B2347]" office:value-type="float" office:value="0.99631486557804" calcext:value-type="float">
            <text:p>9.96E-01</text:p>
          </table:table-cell>
          <table:table-cell table:formula="of:=([.C$5]-[.C2347])*[.C$4]/[.C$5]+[.C2347]" office:value-type="float" office:value="4079.93003459656" calcext:value-type="float">
            <text:p>4.08E+0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([.B$5]-[.B2348])*[.B$4]+[.B2348]" office:value-type="float" office:value="0.996323679576277" calcext:value-type="float">
            <text:p>9.96E-01</text:p>
          </table:table-cell>
          <table:table-cell table:formula="of:=([.C$5]-[.C2348])*[.C$4]/[.C$5]+[.C2348]" office:value-type="float" office:value="4079.96608730715" calcext:value-type="float">
            <text:p>4.08E+03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([.B$5]-[.B2349])*[.B$4]+[.B2349]" office:value-type="float" office:value="0.996332472493448" calcext:value-type="float">
            <text:p>9.96E-01</text:p>
          </table:table-cell>
          <table:table-cell table:formula="of:=([.C$5]-[.C2349])*[.C$4]/[.C$5]+[.C2349]" office:value-type="float" office:value="4080.00205376685" calcext:value-type="float">
            <text:p>4.08E+03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([.B$5]-[.B2350])*[.B$4]+[.B2350]" office:value-type="float" office:value="0.996341244379973" calcext:value-type="float">
            <text:p>9.96E-01</text:p>
          </table:table-cell>
          <table:table-cell table:formula="of:=([.C$5]-[.C2350])*[.C$4]/[.C$5]+[.C2350]" office:value-type="float" office:value="4080.037934182" calcext:value-type="float">
            <text:p>4.08E+03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([.B$5]-[.B2351])*[.B$4]+[.B2351]" office:value-type="float" office:value="0.996349995286153" calcext:value-type="float">
            <text:p>9.96E-01</text:p>
          </table:table-cell>
          <table:table-cell table:formula="of:=([.C$5]-[.C2351])*[.C$4]/[.C$5]+[.C2351]" office:value-type="float" office:value="4080.07372875846" calcext:value-type="float">
            <text:p>4.08E+03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([.B$5]-[.B2352])*[.B$4]+[.B2352]" office:value-type="float" office:value="0.996358725262168" calcext:value-type="float">
            <text:p>9.96E-01</text:p>
          </table:table-cell>
          <table:table-cell table:formula="of:=([.C$5]-[.C2352])*[.C$4]/[.C$5]+[.C2352]" office:value-type="float" office:value="4080.10943770157" calcext:value-type="float">
            <text:p>4.08E+03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([.B$5]-[.B2353])*[.B$4]+[.B2353]" office:value-type="float" office:value="0.996367434358077" calcext:value-type="float">
            <text:p>9.96E-01</text:p>
          </table:table-cell>
          <table:table-cell table:formula="of:=([.C$5]-[.C2353])*[.C$4]/[.C$5]+[.C2353]" office:value-type="float" office:value="4080.1450612162" calcext:value-type="float">
            <text:p>4.08E+03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([.B$5]-[.B2354])*[.B$4]+[.B2354]" office:value-type="float" office:value="0.996376122623823" calcext:value-type="float">
            <text:p>9.96E-01</text:p>
          </table:table-cell>
          <table:table-cell table:formula="of:=([.C$5]-[.C2354])*[.C$4]/[.C$5]+[.C2354]" office:value-type="float" office:value="4080.18059950673" calcext:value-type="float">
            <text:p>4.08E+03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([.B$5]-[.B2355])*[.B$4]+[.B2355]" office:value-type="float" office:value="0.996384790109225" calcext:value-type="float">
            <text:p>9.96E-01</text:p>
          </table:table-cell>
          <table:table-cell table:formula="of:=([.C$5]-[.C2355])*[.C$4]/[.C$5]+[.C2355]" office:value-type="float" office:value="4080.21605277705" calcext:value-type="float">
            <text:p>4.08E+03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([.B$5]-[.B2356])*[.B$4]+[.B2356]" office:value-type="float" office:value="0.996393436863985" calcext:value-type="float">
            <text:p>9.96E-01</text:p>
          </table:table-cell>
          <table:table-cell table:formula="of:=([.C$5]-[.C2356])*[.C$4]/[.C$5]+[.C2356]" office:value-type="float" office:value="4080.25142123055" calcext:value-type="float">
            <text:p>4.08E+0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([.B$5]-[.B2357])*[.B$4]+[.B2357]" office:value-type="float" office:value="0.996402062937687" calcext:value-type="float">
            <text:p>9.96E-01</text:p>
          </table:table-cell>
          <table:table-cell table:formula="of:=([.C$5]-[.C2357])*[.C$4]/[.C$5]+[.C2357]" office:value-type="float" office:value="4080.28670507015" calcext:value-type="float">
            <text:p>4.08E+03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([.B$5]-[.B2358])*[.B$4]+[.B2358]" office:value-type="float" office:value="0.996410668379794" calcext:value-type="float">
            <text:p>9.96E-01</text:p>
          </table:table-cell>
          <table:table-cell table:formula="of:=([.C$5]-[.C2358])*[.C$4]/[.C$5]+[.C2358]" office:value-type="float" office:value="4080.32190449826" calcext:value-type="float">
            <text:p>4.08E+03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([.B$5]-[.B2359])*[.B$4]+[.B2359]" office:value-type="float" office:value="0.996419253239653" calcext:value-type="float">
            <text:p>9.96E-01</text:p>
          </table:table-cell>
          <table:table-cell table:formula="of:=([.C$5]-[.C2359])*[.C$4]/[.C$5]+[.C2359]" office:value-type="float" office:value="4080.35701971685" calcext:value-type="float">
            <text:p>4.08E+03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([.B$5]-[.B2360])*[.B$4]+[.B2360]" office:value-type="float" office:value="0.996427817566492" calcext:value-type="float">
            <text:p>9.96E-01</text:p>
          </table:table-cell>
          <table:table-cell table:formula="of:=([.C$5]-[.C2360])*[.C$4]/[.C$5]+[.C2360]" office:value-type="float" office:value="4080.39205092735" calcext:value-type="float">
            <text:p>4.08E+03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([.B$5]-[.B2361])*[.B$4]+[.B2361]" office:value-type="float" office:value="0.996436361409421" calcext:value-type="float">
            <text:p>9.96E-01</text:p>
          </table:table-cell>
          <table:table-cell table:formula="of:=([.C$5]-[.C2361])*[.C$4]/[.C$5]+[.C2361]" office:value-type="float" office:value="4080.42699833076" calcext:value-type="float">
            <text:p>4.08E+03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([.B$5]-[.B2362])*[.B$4]+[.B2362]" office:value-type="float" office:value="0.996444884817433" calcext:value-type="float">
            <text:p>9.96E-01</text:p>
          </table:table-cell>
          <table:table-cell table:formula="of:=([.C$5]-[.C2362])*[.C$4]/[.C$5]+[.C2362]" office:value-type="float" office:value="4080.46186212756" calcext:value-type="float">
            <text:p>4.08E+03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([.B$5]-[.B2363])*[.B$4]+[.B2363]" office:value-type="float" office:value="0.996453387839403" calcext:value-type="float">
            <text:p>9.96E-01</text:p>
          </table:table-cell>
          <table:table-cell table:formula="of:=([.C$5]-[.C2363])*[.C$4]/[.C$5]+[.C2363]" office:value-type="float" office:value="4080.49664251777" calcext:value-type="float">
            <text:p>4.08E+03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([.B$5]-[.B2364])*[.B$4]+[.B2364]" office:value-type="float" office:value="0.996461870524091" calcext:value-type="float">
            <text:p>9.96E-01</text:p>
          </table:table-cell>
          <table:table-cell table:formula="of:=([.C$5]-[.C2364])*[.C$4]/[.C$5]+[.C2364]" office:value-type="float" office:value="4080.53133970094" calcext:value-type="float">
            <text:p>4.08E+03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([.B$5]-[.B2365])*[.B$4]+[.B2365]" office:value-type="float" office:value="0.996470332920137" calcext:value-type="float">
            <text:p>9.96E-01</text:p>
          </table:table-cell>
          <table:table-cell table:formula="of:=([.C$5]-[.C2365])*[.C$4]/[.C$5]+[.C2365]" office:value-type="float" office:value="4080.56595387612" calcext:value-type="float">
            <text:p>4.08E+03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([.B$5]-[.B2366])*[.B$4]+[.B2366]" office:value-type="float" office:value="0.99647877507607" calcext:value-type="float">
            <text:p>9.96E-01</text:p>
          </table:table-cell>
          <table:table-cell table:formula="of:=([.C$5]-[.C2366])*[.C$4]/[.C$5]+[.C2366]" office:value-type="float" office:value="4080.60048524189" calcext:value-type="float">
            <text:p>4.08E+0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([.B$5]-[.B2367])*[.B$4]+[.B2367]" office:value-type="float" office:value="0.996487197040297" calcext:value-type="float">
            <text:p>9.96E-01</text:p>
          </table:table-cell>
          <table:table-cell table:formula="of:=([.C$5]-[.C2367])*[.C$4]/[.C$5]+[.C2367]" office:value-type="float" office:value="4080.63493399637" calcext:value-type="float">
            <text:p>4.08E+03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([.B$5]-[.B2368])*[.B$4]+[.B2368]" office:value-type="float" office:value="0.996495598861112" calcext:value-type="float">
            <text:p>9.96E-01</text:p>
          </table:table-cell>
          <table:table-cell table:formula="of:=([.C$5]-[.C2368])*[.C$4]/[.C$5]+[.C2368]" office:value-type="float" office:value="4080.6693003372" calcext:value-type="float">
            <text:p>4.08E+03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([.B$5]-[.B2369])*[.B$4]+[.B2369]" office:value-type="float" office:value="0.996503980586695" calcext:value-type="float">
            <text:p>9.97E-01</text:p>
          </table:table-cell>
          <table:table-cell table:formula="of:=([.C$5]-[.C2369])*[.C$4]/[.C$5]+[.C2369]" office:value-type="float" office:value="4080.70358446152" calcext:value-type="float">
            <text:p>4.08E+03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([.B$5]-[.B2370])*[.B$4]+[.B2370]" office:value-type="float" office:value="0.996512342265109" calcext:value-type="float">
            <text:p>9.97E-01</text:p>
          </table:table-cell>
          <table:table-cell table:formula="of:=([.C$5]-[.C2370])*[.C$4]/[.C$5]+[.C2370]" office:value-type="float" office:value="4080.73778656605" calcext:value-type="float">
            <text:p>4.08E+03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([.B$5]-[.B2371])*[.B$4]+[.B2371]" office:value-type="float" office:value="0.996520683944301" calcext:value-type="float">
            <text:p>9.97E-01</text:p>
          </table:table-cell>
          <table:table-cell table:formula="of:=([.C$5]-[.C2371])*[.C$4]/[.C$5]+[.C2371]" office:value-type="float" office:value="4080.77190684699" calcext:value-type="float">
            <text:p>4.08E+03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([.B$5]-[.B2372])*[.B$4]+[.B2372]" office:value-type="float" office:value="0.996529005672106" calcext:value-type="float">
            <text:p>9.97E-01</text:p>
          </table:table-cell>
          <table:table-cell table:formula="of:=([.C$5]-[.C2372])*[.C$4]/[.C$5]+[.C2372]" office:value-type="float" office:value="4080.8059455001" calcext:value-type="float">
            <text:p>4.08E+03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([.B$5]-[.B2373])*[.B$4]+[.B2373]" office:value-type="float" office:value="0.996537307496242" calcext:value-type="float">
            <text:p>9.97E-01</text:p>
          </table:table-cell>
          <table:table-cell table:formula="of:=([.C$5]-[.C2373])*[.C$4]/[.C$5]+[.C2373]" office:value-type="float" office:value="4080.83990272065" calcext:value-type="float">
            <text:p>4.08E+03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table:formula="of:=([.B$5]-[.B2374])*[.B$4]+[.B2374]" office:value-type="float" office:value="0.996545589464314" calcext:value-type="float">
            <text:p>9.97E-01</text:p>
          </table:table-cell>
          <table:table-cell table:formula="of:=([.C$5]-[.C2374])*[.C$4]/[.C$5]+[.C2374]" office:value-type="float" office:value="4080.87377870348" calcext:value-type="float">
            <text:p>4.08E+03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([.B$5]-[.B2375])*[.B$4]+[.B2375]" office:value-type="float" office:value="0.996553851623814" calcext:value-type="float">
            <text:p>9.97E-01</text:p>
          </table:table-cell>
          <table:table-cell table:formula="of:=([.C$5]-[.C2375])*[.C$4]/[.C$5]+[.C2375]" office:value-type="float" office:value="4080.90757364292" calcext:value-type="float">
            <text:p>4.08E+03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([.B$5]-[.B2376])*[.B$4]+[.B2376]" office:value-type="float" office:value="0.996562094022119" calcext:value-type="float">
            <text:p>9.97E-01</text:p>
          </table:table-cell>
          <table:table-cell table:formula="of:=([.C$5]-[.C2376])*[.C$4]/[.C$5]+[.C2376]" office:value-type="float" office:value="4080.94128773286" calcext:value-type="float">
            <text:p>4.08E+0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([.B$5]-[.B2377])*[.B$4]+[.B2377]" office:value-type="float" office:value="0.996570316706494" calcext:value-type="float">
            <text:p>9.97E-01</text:p>
          </table:table-cell>
          <table:table-cell table:formula="of:=([.C$5]-[.C2377])*[.C$4]/[.C$5]+[.C2377]" office:value-type="float" office:value="4080.97492116671" calcext:value-type="float">
            <text:p>4.08E+03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([.B$5]-[.B2378])*[.B$4]+[.B2378]" office:value-type="float" office:value="0.996578519724089" calcext:value-type="float">
            <text:p>9.97E-01</text:p>
          </table:table-cell>
          <table:table-cell table:formula="of:=([.C$5]-[.C2378])*[.C$4]/[.C$5]+[.C2378]" office:value-type="float" office:value="4081.00847413745" calcext:value-type="float">
            <text:p>4.08E+03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([.B$5]-[.B2379])*[.B$4]+[.B2379]" office:value-type="float" office:value="0.996586703121943" calcext:value-type="float">
            <text:p>9.97E-01</text:p>
          </table:table-cell>
          <table:table-cell table:formula="of:=([.C$5]-[.C2379])*[.C$4]/[.C$5]+[.C2379]" office:value-type="float" office:value="4081.04194683756" calcext:value-type="float">
            <text:p>4.08E+0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([.B$5]-[.B2380])*[.B$4]+[.B2380]" office:value-type="float" office:value="0.996594866946983" calcext:value-type="float">
            <text:p>9.97E-01</text:p>
          </table:table-cell>
          <table:table-cell table:formula="of:=([.C$5]-[.C2380])*[.C$4]/[.C$5]+[.C2380]" office:value-type="float" office:value="4081.07533945909" calcext:value-type="float">
            <text:p>4.08E+03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([.B$5]-[.B2381])*[.B$4]+[.B2381]" office:value-type="float" office:value="0.996603011246021" calcext:value-type="float">
            <text:p>9.97E-01</text:p>
          </table:table-cell>
          <table:table-cell table:formula="of:=([.C$5]-[.C2381])*[.C$4]/[.C$5]+[.C2381]" office:value-type="float" office:value="4081.1086521936" calcext:value-type="float">
            <text:p>4.08E+03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([.B$5]-[.B2382])*[.B$4]+[.B2382]" office:value-type="float" office:value="0.996611136065759" calcext:value-type="float">
            <text:p>9.97E-01</text:p>
          </table:table-cell>
          <table:table-cell table:formula="of:=([.C$5]-[.C2382])*[.C$4]/[.C$5]+[.C2382]" office:value-type="float" office:value="4081.14188523221" calcext:value-type="float">
            <text:p>4.08E+03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([.B$5]-[.B2383])*[.B$4]+[.B2383]" office:value-type="float" office:value="0.996619241452788" calcext:value-type="float">
            <text:p>9.97E-01</text:p>
          </table:table-cell>
          <table:table-cell table:formula="of:=([.C$5]-[.C2383])*[.C$4]/[.C$5]+[.C2383]" office:value-type="float" office:value="4081.17503876559" calcext:value-type="float">
            <text:p>4.08E+03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([.B$5]-[.B2384])*[.B$4]+[.B2384]" office:value-type="float" office:value="0.996627327453586" calcext:value-type="float">
            <text:p>9.97E-01</text:p>
          </table:table-cell>
          <table:table-cell table:formula="of:=([.C$5]-[.C2384])*[.C$4]/[.C$5]+[.C2384]" office:value-type="float" office:value="4081.20811298395" calcext:value-type="float">
            <text:p>4.08E+03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([.B$5]-[.B2385])*[.B$4]+[.B2385]" office:value-type="float" office:value="0.996635394114521" calcext:value-type="float">
            <text:p>9.97E-01</text:p>
          </table:table-cell>
          <table:table-cell table:formula="of:=([.C$5]-[.C2385])*[.C$4]/[.C$5]+[.C2385]" office:value-type="float" office:value="4081.24110807702" calcext:value-type="float">
            <text:p>4.08E+03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table:formula="of:=([.B$5]-[.B2386])*[.B$4]+[.B2386]" office:value-type="float" office:value="0.996643441481848" calcext:value-type="float">
            <text:p>9.97E-01</text:p>
          </table:table-cell>
          <table:table-cell table:formula="of:=([.C$5]-[.C2386])*[.C$4]/[.C$5]+[.C2386]" office:value-type="float" office:value="4081.27402423411" calcext:value-type="float">
            <text:p>4.08E+0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([.B$5]-[.B2387])*[.B$4]+[.B2387]" office:value-type="float" office:value="0.996651469601714" calcext:value-type="float">
            <text:p>9.97E-01</text:p>
          </table:table-cell>
          <table:table-cell table:formula="of:=([.C$5]-[.C2387])*[.C$4]/[.C$5]+[.C2387]" office:value-type="float" office:value="4081.30686164406" calcext:value-type="float">
            <text:p>4.08E+03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([.B$5]-[.B2388])*[.B$4]+[.B2388]" office:value-type="float" office:value="0.996659478520155" calcext:value-type="float">
            <text:p>9.97E-01</text:p>
          </table:table-cell>
          <table:table-cell table:formula="of:=([.C$5]-[.C2388])*[.C$4]/[.C$5]+[.C2388]" office:value-type="float" office:value="4081.33962049526" calcext:value-type="float">
            <text:p>4.08E+03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([.B$5]-[.B2389])*[.B$4]+[.B2389]" office:value-type="float" office:value="0.996667468283096" calcext:value-type="float">
            <text:p>9.97E-01</text:p>
          </table:table-cell>
          <table:table-cell table:formula="of:=([.C$5]-[.C2389])*[.C$4]/[.C$5]+[.C2389]" office:value-type="float" office:value="4081.37230097565" calcext:value-type="float">
            <text:p>4.08E+03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([.B$5]-[.B2390])*[.B$4]+[.B2390]" office:value-type="float" office:value="0.996675438936352" calcext:value-type="float">
            <text:p>9.97E-01</text:p>
          </table:table-cell>
          <table:table-cell table:formula="of:=([.C$5]-[.C2390])*[.C$4]/[.C$5]+[.C2390]" office:value-type="float" office:value="4081.40490327272" calcext:value-type="float">
            <text:p>4.08E+03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([.B$5]-[.B2391])*[.B$4]+[.B2391]" office:value-type="float" office:value="0.996683390525629" calcext:value-type="float">
            <text:p>9.97E-01</text:p>
          </table:table-cell>
          <table:table-cell table:formula="of:=([.C$5]-[.C2391])*[.C$4]/[.C$5]+[.C2391]" office:value-type="float" office:value="4081.43742757352" calcext:value-type="float">
            <text:p>4.08E+03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([.B$5]-[.B2392])*[.B$4]+[.B2392]" office:value-type="float" office:value="0.996691323096524" calcext:value-type="float">
            <text:p>9.97E-01</text:p>
          </table:table-cell>
          <table:table-cell table:formula="of:=([.C$5]-[.C2392])*[.C$4]/[.C$5]+[.C2392]" office:value-type="float" office:value="4081.46987406463" calcext:value-type="float">
            <text:p>4.08E+03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([.B$5]-[.B2393])*[.B$4]+[.B2393]" office:value-type="float" office:value="0.996699236694526" calcext:value-type="float">
            <text:p>9.97E-01</text:p>
          </table:table-cell>
          <table:table-cell table:formula="of:=([.C$5]-[.C2393])*[.C$4]/[.C$5]+[.C2393]" office:value-type="float" office:value="4081.50224293222" calcext:value-type="float">
            <text:p>4.08E+03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([.B$5]-[.B2394])*[.B$4]+[.B2394]" office:value-type="float" office:value="0.996707131365011" calcext:value-type="float">
            <text:p>9.97E-01</text:p>
          </table:table-cell>
          <table:table-cell table:formula="of:=([.C$5]-[.C2394])*[.C$4]/[.C$5]+[.C2394]" office:value-type="float" office:value="4081.53453436197" calcext:value-type="float">
            <text:p>4.08E+03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([.B$5]-[.B2395])*[.B$4]+[.B2395]" office:value-type="float" office:value="0.996715007153252" calcext:value-type="float">
            <text:p>9.97E-01</text:p>
          </table:table-cell>
          <table:table-cell table:formula="of:=([.C$5]-[.C2395])*[.C$4]/[.C$5]+[.C2395]" office:value-type="float" office:value="4081.56674853915" calcext:value-type="float">
            <text:p>4.08E+03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([.B$5]-[.B2396])*[.B$4]+[.B2396]" office:value-type="float" office:value="0.996722864104409" calcext:value-type="float">
            <text:p>9.97E-01</text:p>
          </table:table-cell>
          <table:table-cell table:formula="of:=([.C$5]-[.C2396])*[.C$4]/[.C$5]+[.C2396]" office:value-type="float" office:value="4081.59888564858" calcext:value-type="float">
            <text:p>4.08E+0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([.B$5]-[.B2397])*[.B$4]+[.B2397]" office:value-type="float" office:value="0.996730702263537" calcext:value-type="float">
            <text:p>9.97E-01</text:p>
          </table:table-cell>
          <table:table-cell table:formula="of:=([.C$5]-[.C2397])*[.C$4]/[.C$5]+[.C2397]" office:value-type="float" office:value="4081.63094587462" calcext:value-type="float">
            <text:p>4.08E+03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([.B$5]-[.B2398])*[.B$4]+[.B2398]" office:value-type="float" office:value="0.996738521675582" calcext:value-type="float">
            <text:p>9.97E-01</text:p>
          </table:table-cell>
          <table:table-cell table:formula="of:=([.C$5]-[.C2398])*[.C$4]/[.C$5]+[.C2398]" office:value-type="float" office:value="4081.66292940121" calcext:value-type="float">
            <text:p>4.08E+0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([.B$5]-[.B2399])*[.B$4]+[.B2399]" office:value-type="float" office:value="0.996746322385383" calcext:value-type="float">
            <text:p>9.97E-01</text:p>
          </table:table-cell>
          <table:table-cell table:formula="of:=([.C$5]-[.C2399])*[.C$4]/[.C$5]+[.C2399]" office:value-type="float" office:value="4081.69483641185" calcext:value-type="float">
            <text:p>4.08E+03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([.B$5]-[.B2400])*[.B$4]+[.B2400]" office:value-type="float" office:value="0.996754104437671" calcext:value-type="float">
            <text:p>9.97E-01</text:p>
          </table:table-cell>
          <table:table-cell table:formula="of:=([.C$5]-[.C2400])*[.C$4]/[.C$5]+[.C2400]" office:value-type="float" office:value="4081.72666708959" calcext:value-type="float">
            <text:p>4.08E+0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([.B$5]-[.B2401])*[.B$4]+[.B2401]" office:value-type="float" office:value="0.996761867877071" calcext:value-type="float">
            <text:p>9.97E-01</text:p>
          </table:table-cell>
          <table:table-cell table:formula="of:=([.C$5]-[.C2401])*[.C$4]/[.C$5]+[.C2401]" office:value-type="float" office:value="4081.75842161703" calcext:value-type="float">
            <text:p>4.08E+03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([.B$5]-[.B2402])*[.B$4]+[.B2402]" office:value-type="float" office:value="0.996769612748101" calcext:value-type="float">
            <text:p>9.97E-01</text:p>
          </table:table-cell>
          <table:table-cell table:formula="of:=([.C$5]-[.C2402])*[.C$4]/[.C$5]+[.C2402]" office:value-type="float" office:value="4081.79010017637" calcext:value-type="float">
            <text:p>4.08E+0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([.B$5]-[.B2403])*[.B$4]+[.B2403]" office:value-type="float" office:value="0.996777339095171" calcext:value-type="float">
            <text:p>9.97E-01</text:p>
          </table:table-cell>
          <table:table-cell table:formula="of:=([.C$5]-[.C2403])*[.C$4]/[.C$5]+[.C2403]" office:value-type="float" office:value="4081.82170294933" calcext:value-type="float">
            <text:p>4.08E+03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([.B$5]-[.B2404])*[.B$4]+[.B2404]" office:value-type="float" office:value="0.996785046962587" calcext:value-type="float">
            <text:p>9.97E-01</text:p>
          </table:table-cell>
          <table:table-cell table:formula="of:=([.C$5]-[.C2404])*[.C$4]/[.C$5]+[.C2404]" office:value-type="float" office:value="4081.85323011724" calcext:value-type="float">
            <text:p>4.08E+03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([.B$5]-[.B2405])*[.B$4]+[.B2405]" office:value-type="float" office:value="0.996792736394549" calcext:value-type="float">
            <text:p>9.97E-01</text:p>
          </table:table-cell>
          <table:table-cell table:formula="of:=([.C$5]-[.C2405])*[.C$4]/[.C$5]+[.C2405]" office:value-type="float" office:value="4081.88468186097" calcext:value-type="float">
            <text:p>4.08E+03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([.B$5]-[.B2406])*[.B$4]+[.B2406]" office:value-type="float" office:value="0.996800407435148" calcext:value-type="float">
            <text:p>9.97E-01</text:p>
          </table:table-cell>
          <table:table-cell table:formula="of:=([.C$5]-[.C2406])*[.C$4]/[.C$5]+[.C2406]" office:value-type="float" office:value="4081.91605836095" calcext:value-type="float">
            <text:p>4.08E+0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([.B$5]-[.B2407])*[.B$4]+[.B2407]" office:value-type="float" office:value="0.996808060128374" calcext:value-type="float">
            <text:p>9.97E-01</text:p>
          </table:table-cell>
          <table:table-cell table:formula="of:=([.C$5]-[.C2407])*[.C$4]/[.C$5]+[.C2407]" office:value-type="float" office:value="4081.94735979719" calcext:value-type="float">
            <text:p>4.08E+03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([.B$5]-[.B2408])*[.B$4]+[.B2408]" office:value-type="float" office:value="0.996815694518109" calcext:value-type="float">
            <text:p>9.97E-01</text:p>
          </table:table-cell>
          <table:table-cell table:formula="of:=([.C$5]-[.C2408])*[.C$4]/[.C$5]+[.C2408]" office:value-type="float" office:value="4081.97858634928" calcext:value-type="float">
            <text:p>4.08E+03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([.B$5]-[.B2409])*[.B$4]+[.B2409]" office:value-type="float" office:value="0.996823310648131" calcext:value-type="float">
            <text:p>9.97E-01</text:p>
          </table:table-cell>
          <table:table-cell table:formula="of:=([.C$5]-[.C2409])*[.C$4]/[.C$5]+[.C2409]" office:value-type="float" office:value="4082.00973819637" calcext:value-type="float">
            <text:p>4.08E+03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([.B$5]-[.B2410])*[.B$4]+[.B2410]" office:value-type="float" office:value="0.996830908562112" calcext:value-type="float">
            <text:p>9.97E-01</text:p>
          </table:table-cell>
          <table:table-cell table:formula="of:=([.C$5]-[.C2410])*[.C$4]/[.C$5]+[.C2410]" office:value-type="float" office:value="4082.04081551717" calcext:value-type="float">
            <text:p>4.08E+03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([.B$5]-[.B2411])*[.B$4]+[.B2411]" office:value-type="float" office:value="0.996838488303622" calcext:value-type="float">
            <text:p>9.97E-01</text:p>
          </table:table-cell>
          <table:table-cell table:formula="of:=([.C$5]-[.C2411])*[.C$4]/[.C$5]+[.C2411]" office:value-type="float" office:value="4082.07181848998" calcext:value-type="float">
            <text:p>4.08E+03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([.B$5]-[.B2412])*[.B$4]+[.B2412]" office:value-type="float" office:value="0.996846049916125" calcext:value-type="float">
            <text:p>9.97E-01</text:p>
          </table:table-cell>
          <table:table-cell table:formula="of:=([.C$5]-[.C2412])*[.C$4]/[.C$5]+[.C2412]" office:value-type="float" office:value="4082.10274729267" calcext:value-type="float">
            <text:p>4.08E+03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([.B$5]-[.B2413])*[.B$4]+[.B2413]" office:value-type="float" office:value="0.996853593442981" calcext:value-type="float">
            <text:p>9.97E-01</text:p>
          </table:table-cell>
          <table:table-cell table:formula="of:=([.C$5]-[.C2413])*[.C$4]/[.C$5]+[.C2413]" office:value-type="float" office:value="4082.13360210267" calcext:value-type="float">
            <text:p>4.08E+03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([.B$5]-[.B2414])*[.B$4]+[.B2414]" office:value-type="float" office:value="0.996861118927447" calcext:value-type="float">
            <text:p>9.97E-01</text:p>
          </table:table-cell>
          <table:table-cell table:formula="of:=([.C$5]-[.C2414])*[.C$4]/[.C$5]+[.C2414]" office:value-type="float" office:value="4082.16438309701" calcext:value-type="float">
            <text:p>4.08E+03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([.B$5]-[.B2415])*[.B$4]+[.B2415]" office:value-type="float" office:value="0.996868626412677" calcext:value-type="float">
            <text:p>9.97E-01</text:p>
          </table:table-cell>
          <table:table-cell table:formula="of:=([.C$5]-[.C2415])*[.C$4]/[.C$5]+[.C2415]" office:value-type="float" office:value="4082.19509045227" calcext:value-type="float">
            <text:p>4.08E+03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([.B$5]-[.B2416])*[.B$4]+[.B2416]" office:value-type="float" office:value="0.996876115941719" calcext:value-type="float">
            <text:p>9.97E-01</text:p>
          </table:table-cell>
          <table:table-cell table:formula="of:=([.C$5]-[.C2416])*[.C$4]/[.C$5]+[.C2416]" office:value-type="float" office:value="4082.22572434464" calcext:value-type="float">
            <text:p>4.08E+0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([.B$5]-[.B2417])*[.B$4]+[.B2417]" office:value-type="float" office:value="0.996883587557522" calcext:value-type="float">
            <text:p>9.97E-01</text:p>
          </table:table-cell>
          <table:table-cell table:formula="of:=([.C$5]-[.C2417])*[.C$4]/[.C$5]+[.C2417]" office:value-type="float" office:value="4082.25628494985" calcext:value-type="float">
            <text:p>4.08E+03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([.B$5]-[.B2418])*[.B$4]+[.B2418]" office:value-type="float" office:value="0.99689104130293" calcext:value-type="float">
            <text:p>9.97E-01</text:p>
          </table:table-cell>
          <table:table-cell table:formula="of:=([.C$5]-[.C2418])*[.C$4]/[.C$5]+[.C2418]" office:value-type="float" office:value="4082.28677244323" calcext:value-type="float">
            <text:p>4.08E+03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([.B$5]-[.B2419])*[.B$4]+[.B2419]" office:value-type="float" office:value="0.996898477220685" calcext:value-type="float">
            <text:p>9.97E-01</text:p>
          </table:table-cell>
          <table:table-cell table:formula="of:=([.C$5]-[.C2419])*[.C$4]/[.C$5]+[.C2419]" office:value-type="float" office:value="4082.3171869997" calcext:value-type="float">
            <text:p>4.08E+03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([.B$5]-[.B2420])*[.B$4]+[.B2420]" office:value-type="float" office:value="0.996905895353426" calcext:value-type="float">
            <text:p>9.97E-01</text:p>
          </table:table-cell>
          <table:table-cell table:formula="of:=([.C$5]-[.C2420])*[.C$4]/[.C$5]+[.C2420]" office:value-type="float" office:value="4082.34752879375" calcext:value-type="float">
            <text:p>4.08E+03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([.B$5]-[.B2421])*[.B$4]+[.B2421]" office:value-type="float" office:value="0.996913295743691" calcext:value-type="float">
            <text:p>9.97E-01</text:p>
          </table:table-cell>
          <table:table-cell table:formula="of:=([.C$5]-[.C2421])*[.C$4]/[.C$5]+[.C2421]" office:value-type="float" office:value="4082.37779799945" calcext:value-type="float">
            <text:p>4.08E+03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([.B$5]-[.B2422])*[.B$4]+[.B2422]" office:value-type="float" office:value="0.996920678433916" calcext:value-type="float">
            <text:p>9.97E-01</text:p>
          </table:table-cell>
          <table:table-cell table:formula="of:=([.C$5]-[.C2422])*[.C$4]/[.C$5]+[.C2422]" office:value-type="float" office:value="4082.40799479046" calcext:value-type="float">
            <text:p>4.08E+03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([.B$5]-[.B2423])*[.B$4]+[.B2423]" office:value-type="float" office:value="0.996928043466435" calcext:value-type="float">
            <text:p>9.97E-01</text:p>
          </table:table-cell>
          <table:table-cell table:formula="of:=([.C$5]-[.C2423])*[.C$4]/[.C$5]+[.C2423]" office:value-type="float" office:value="4082.43811934001" calcext:value-type="float">
            <text:p>4.08E+03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([.B$5]-[.B2424])*[.B$4]+[.B2424]" office:value-type="float" office:value="0.996935390883482" calcext:value-type="float">
            <text:p>9.97E-01</text:p>
          </table:table-cell>
          <table:table-cell table:formula="of:=([.C$5]-[.C2424])*[.C$4]/[.C$5]+[.C2424]" office:value-type="float" office:value="4082.46817182094" calcext:value-type="float">
            <text:p>4.08E+03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formula="of:=([.B$5]-[.B2425])*[.B$4]+[.B2425]" office:value-type="float" office:value="0.996942720727189" calcext:value-type="float">
            <text:p>9.97E-01</text:p>
          </table:table-cell>
          <table:table-cell table:formula="of:=([.C$5]-[.C2425])*[.C$4]/[.C$5]+[.C2425]" office:value-type="float" office:value="4082.49815240566" calcext:value-type="float">
            <text:p>4.08E+03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([.B$5]-[.B2426])*[.B$4]+[.B2426]" office:value-type="float" office:value="0.996950033039587" calcext:value-type="float">
            <text:p>9.97E-01</text:p>
          </table:table-cell>
          <table:table-cell table:formula="of:=([.C$5]-[.C2426])*[.C$4]/[.C$5]+[.C2426]" office:value-type="float" office:value="4082.52806126617" calcext:value-type="float">
            <text:p>4.08E+0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([.B$5]-[.B2427])*[.B$4]+[.B2427]" office:value-type="float" office:value="0.996957327862607" calcext:value-type="float">
            <text:p>9.97E-01</text:p>
          </table:table-cell>
          <table:table-cell table:formula="of:=([.C$5]-[.C2427])*[.C$4]/[.C$5]+[.C2427]" office:value-type="float" office:value="4082.55789857407" calcext:value-type="float">
            <text:p>4.08E+03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([.B$5]-[.B2428])*[.B$4]+[.B2428]" office:value-type="float" office:value="0.99696460523808" calcext:value-type="float">
            <text:p>9.97E-01</text:p>
          </table:table-cell>
          <table:table-cell table:formula="of:=([.C$5]-[.C2428])*[.C$4]/[.C$5]+[.C2428]" office:value-type="float" office:value="4082.58766450052" calcext:value-type="float">
            <text:p>4.08E+03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([.B$5]-[.B2429])*[.B$4]+[.B2429]" office:value-type="float" office:value="0.996971865207736" calcext:value-type="float">
            <text:p>9.97E-01</text:p>
          </table:table-cell>
          <table:table-cell table:formula="of:=([.C$5]-[.C2429])*[.C$4]/[.C$5]+[.C2429]" office:value-type="float" office:value="4082.61735921631" calcext:value-type="float">
            <text:p>4.08E+03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table:formula="of:=([.B$5]-[.B2430])*[.B$4]+[.B2430]" office:value-type="float" office:value="0.996979107813206" calcext:value-type="float">
            <text:p>9.97E-01</text:p>
          </table:table-cell>
          <table:table-cell table:formula="of:=([.C$5]-[.C2430])*[.C$4]/[.C$5]+[.C2430]" office:value-type="float" office:value="4082.64698289178" calcext:value-type="float">
            <text:p>4.08E+03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([.B$5]-[.B2431])*[.B$4]+[.B2431]" office:value-type="float" office:value="0.996986333096021" calcext:value-type="float">
            <text:p>9.97E-01</text:p>
          </table:table-cell>
          <table:table-cell table:formula="of:=([.C$5]-[.C2431])*[.C$4]/[.C$5]+[.C2431]" office:value-type="float" office:value="4082.6765356969" calcext:value-type="float">
            <text:p>4.08E+03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([.B$5]-[.B2432])*[.B$4]+[.B2432]" office:value-type="float" office:value="0.996993541097613" calcext:value-type="float">
            <text:p>9.97E-01</text:p>
          </table:table-cell>
          <table:table-cell table:formula="of:=([.C$5]-[.C2432])*[.C$4]/[.C$5]+[.C2432]" office:value-type="float" office:value="4082.70601780121" calcext:value-type="float">
            <text:p>4.08E+03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table:formula="of:=([.B$5]-[.B2433])*[.B$4]+[.B2433]" office:value-type="float" office:value="0.997000731859315" calcext:value-type="float">
            <text:p>9.97E-01</text:p>
          </table:table-cell>
          <table:table-cell table:formula="of:=([.C$5]-[.C2433])*[.C$4]/[.C$5]+[.C2433]" office:value-type="float" office:value="4082.73542937386" calcext:value-type="float">
            <text:p>4.08E+03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([.B$5]-[.B2434])*[.B$4]+[.B2434]" office:value-type="float" office:value="0.99700790542236" calcext:value-type="float">
            <text:p>9.97E-01</text:p>
          </table:table-cell>
          <table:table-cell table:formula="of:=([.C$5]-[.C2434])*[.C$4]/[.C$5]+[.C2434]" office:value-type="float" office:value="4082.76477058357" calcext:value-type="float">
            <text:p>4.08E+03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([.B$5]-[.B2435])*[.B$4]+[.B2435]" office:value-type="float" office:value="0.997015061827884" calcext:value-type="float">
            <text:p>9.97E-01</text:p>
          </table:table-cell>
          <table:table-cell table:formula="of:=([.C$5]-[.C2435])*[.C$4]/[.C$5]+[.C2435]" office:value-type="float" office:value="4082.79404159869" calcext:value-type="float">
            <text:p>4.08E+03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table:formula="of:=([.B$5]-[.B2436])*[.B$4]+[.B2436]" office:value-type="float" office:value="0.997022201116923" calcext:value-type="float">
            <text:p>9.97E-01</text:p>
          </table:table-cell>
          <table:table-cell table:formula="of:=([.C$5]-[.C2436])*[.C$4]/[.C$5]+[.C2436]" office:value-type="float" office:value="4082.82324258715" calcext:value-type="float">
            <text:p>4.08E+0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([.B$5]-[.B2437])*[.B$4]+[.B2437]" office:value-type="float" office:value="0.997029323330417" calcext:value-type="float">
            <text:p>9.97E-01</text:p>
          </table:table-cell>
          <table:table-cell table:formula="of:=([.C$5]-[.C2437])*[.C$4]/[.C$5]+[.C2437]" office:value-type="float" office:value="4082.85237371646" calcext:value-type="float">
            <text:p>4.08E+03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([.B$5]-[.B2438])*[.B$4]+[.B2438]" office:value-type="float" office:value="0.997036428509207" calcext:value-type="float">
            <text:p>9.97E-01</text:p>
          </table:table-cell>
          <table:table-cell table:formula="of:=([.C$5]-[.C2438])*[.C$4]/[.C$5]+[.C2438]" office:value-type="float" office:value="4082.88143515377" calcext:value-type="float">
            <text:p>4.08E+03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([.B$5]-[.B2439])*[.B$4]+[.B2439]" office:value-type="float" office:value="0.997043516694034" calcext:value-type="float">
            <text:p>9.97E-01</text:p>
          </table:table-cell>
          <table:table-cell table:formula="of:=([.C$5]-[.C2439])*[.C$4]/[.C$5]+[.C2439]" office:value-type="float" office:value="4082.91042706579" calcext:value-type="float">
            <text:p>4.08E+03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([.B$5]-[.B2440])*[.B$4]+[.B2440]" office:value-type="float" office:value="0.997050587925545" calcext:value-type="float">
            <text:p>9.97E-01</text:p>
          </table:table-cell>
          <table:table-cell table:formula="of:=([.C$5]-[.C2440])*[.C$4]/[.C$5]+[.C2440]" office:value-type="float" office:value="4082.93934961886" calcext:value-type="float">
            <text:p>4.08E+03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table:formula="of:=([.B$5]-[.B2441])*[.B$4]+[.B2441]" office:value-type="float" office:value="0.997057642244289" calcext:value-type="float">
            <text:p>9.97E-01</text:p>
          </table:table-cell>
          <table:table-cell table:formula="of:=([.C$5]-[.C2441])*[.C$4]/[.C$5]+[.C2441]" office:value-type="float" office:value="4082.96820297891" calcext:value-type="float">
            <text:p>4.08E+03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([.B$5]-[.B2442])*[.B$4]+[.B2442]" office:value-type="float" office:value="0.997064679690717" calcext:value-type="float">
            <text:p>9.97E-01</text:p>
          </table:table-cell>
          <table:table-cell table:formula="of:=([.C$5]-[.C2442])*[.C$4]/[.C$5]+[.C2442]" office:value-type="float" office:value="4082.99698731148" calcext:value-type="float">
            <text:p>4.08E+03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([.B$5]-[.B2443])*[.B$4]+[.B2443]" office:value-type="float" office:value="0.997071700305183" calcext:value-type="float">
            <text:p>9.97E-01</text:p>
          </table:table-cell>
          <table:table-cell table:formula="of:=([.C$5]-[.C2443])*[.C$4]/[.C$5]+[.C2443]" office:value-type="float" office:value="4083.02570278169" calcext:value-type="float">
            <text:p>4.08E+03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([.B$5]-[.B2444])*[.B$4]+[.B2444]" office:value-type="float" office:value="0.997078704127946" calcext:value-type="float">
            <text:p>9.97E-01</text:p>
          </table:table-cell>
          <table:table-cell table:formula="of:=([.C$5]-[.C2444])*[.C$4]/[.C$5]+[.C2444]" office:value-type="float" office:value="4083.0543495543" calcext:value-type="float">
            <text:p>4.08E+03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([.B$5]-[.B2445])*[.B$4]+[.B2445]" office:value-type="float" office:value="0.997085691199167" calcext:value-type="float">
            <text:p>9.97E-01</text:p>
          </table:table-cell>
          <table:table-cell table:formula="of:=([.C$5]-[.C2445])*[.C$4]/[.C$5]+[.C2445]" office:value-type="float" office:value="4083.08292779365" calcext:value-type="float">
            <text:p>4.08E+03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([.B$5]-[.B2446])*[.B$4]+[.B2446]" office:value-type="float" office:value="0.997092661558913" calcext:value-type="float">
            <text:p>9.97E-01</text:p>
          </table:table-cell>
          <table:table-cell table:formula="of:=([.C$5]-[.C2446])*[.C$4]/[.C$5]+[.C2446]" office:value-type="float" office:value="4083.11143766371" calcext:value-type="float">
            <text:p>4.08E+0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([.B$5]-[.B2447])*[.B$4]+[.B2447]" office:value-type="float" office:value="0.997099615247154" calcext:value-type="float">
            <text:p>9.97E-01</text:p>
          </table:table-cell>
          <table:table-cell table:formula="of:=([.C$5]-[.C2447])*[.C$4]/[.C$5]+[.C2447]" office:value-type="float" office:value="4083.13987932802" calcext:value-type="float">
            <text:p>4.08E+03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([.B$5]-[.B2448])*[.B$4]+[.B2448]" office:value-type="float" office:value="0.997106552303764" calcext:value-type="float">
            <text:p>9.97E-01</text:p>
          </table:table-cell>
          <table:table-cell table:formula="of:=([.C$5]-[.C2448])*[.C$4]/[.C$5]+[.C2448]" office:value-type="float" office:value="4083.16825294978" calcext:value-type="float">
            <text:p>4.08E+03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([.B$5]-[.B2449])*[.B$4]+[.B2449]" office:value-type="float" office:value="0.997113472768522" calcext:value-type="float">
            <text:p>9.97E-01</text:p>
          </table:table-cell>
          <table:table-cell table:formula="of:=([.C$5]-[.C2449])*[.C$4]/[.C$5]+[.C2449]" office:value-type="float" office:value="4083.19655869174" calcext:value-type="float">
            <text:p>4.08E+0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([.B$5]-[.B2450])*[.B$4]+[.B2450]" office:value-type="float" office:value="0.997120376681111" calcext:value-type="float">
            <text:p>9.97E-01</text:p>
          </table:table-cell>
          <table:table-cell table:formula="of:=([.C$5]-[.C2450])*[.C$4]/[.C$5]+[.C2450]" office:value-type="float" office:value="4083.22479671632" calcext:value-type="float">
            <text:p>4.08E+0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([.B$5]-[.B2451])*[.B$4]+[.B2451]" office:value-type="float" office:value="0.997127264081122" calcext:value-type="float">
            <text:p>9.97E-01</text:p>
          </table:table-cell>
          <table:table-cell table:formula="of:=([.C$5]-[.C2451])*[.C$4]/[.C$5]+[.C2451]" office:value-type="float" office:value="4083.25296718552" calcext:value-type="float">
            <text:p>4.08E+03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([.B$5]-[.B2452])*[.B$4]+[.B2452]" office:value-type="float" office:value="0.997134135008048" calcext:value-type="float">
            <text:p>9.97E-01</text:p>
          </table:table-cell>
          <table:table-cell table:formula="of:=([.C$5]-[.C2452])*[.C$4]/[.C$5]+[.C2452]" office:value-type="float" office:value="4083.28107026094" calcext:value-type="float">
            <text:p>4.08E+03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([.B$5]-[.B2453])*[.B$4]+[.B2453]" office:value-type="float" office:value="0.997140989501289" calcext:value-type="float">
            <text:p>9.97E-01</text:p>
          </table:table-cell>
          <table:table-cell table:formula="of:=([.C$5]-[.C2453])*[.C$4]/[.C$5]+[.C2453]" office:value-type="float" office:value="4083.30910610383" calcext:value-type="float">
            <text:p>4.08E+03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([.B$5]-[.B2454])*[.B$4]+[.B2454]" office:value-type="float" office:value="0.997147827600151" calcext:value-type="float">
            <text:p>9.97E-01</text:p>
          </table:table-cell>
          <table:table-cell table:formula="of:=([.C$5]-[.C2454])*[.C$4]/[.C$5]+[.C2454]" office:value-type="float" office:value="4083.33707487501" calcext:value-type="float">
            <text:p>4.08E+03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([.B$5]-[.B2455])*[.B$4]+[.B2455]" office:value-type="float" office:value="0.997154649343845" calcext:value-type="float">
            <text:p>9.97E-01</text:p>
          </table:table-cell>
          <table:table-cell table:formula="of:=([.C$5]-[.C2455])*[.C$4]/[.C$5]+[.C2455]" office:value-type="float" office:value="4083.36497673497" calcext:value-type="float">
            <text:p>4.08E+03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([.B$5]-[.B2456])*[.B$4]+[.B2456]" office:value-type="float" office:value="0.99716145477149" calcext:value-type="float">
            <text:p>9.97E-01</text:p>
          </table:table-cell>
          <table:table-cell table:formula="of:=([.C$5]-[.C2456])*[.C$4]/[.C$5]+[.C2456]" office:value-type="float" office:value="4083.39281184376" calcext:value-type="float">
            <text:p>4.08E+0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([.B$5]-[.B2457])*[.B$4]+[.B2457]" office:value-type="float" office:value="0.997168243922109" calcext:value-type="float">
            <text:p>9.97E-01</text:p>
          </table:table-cell>
          <table:table-cell table:formula="of:=([.C$5]-[.C2457])*[.C$4]/[.C$5]+[.C2457]" office:value-type="float" office:value="4083.42058036108" calcext:value-type="float">
            <text:p>4.08E+03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([.B$5]-[.B2458])*[.B$4]+[.B2458]" office:value-type="float" office:value="0.997175016834633" calcext:value-type="float">
            <text:p>9.97E-01</text:p>
          </table:table-cell>
          <table:table-cell table:formula="of:=([.C$5]-[.C2458])*[.C$4]/[.C$5]+[.C2458]" office:value-type="float" office:value="4083.44828244625" calcext:value-type="float">
            <text:p>4.08E+0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([.B$5]-[.B2459])*[.B$4]+[.B2459]" office:value-type="float" office:value="0.9971817735479" calcext:value-type="float">
            <text:p>9.97E-01</text:p>
          </table:table-cell>
          <table:table-cell table:formula="of:=([.C$5]-[.C2459])*[.C$4]/[.C$5]+[.C2459]" office:value-type="float" office:value="4083.47591825819" calcext:value-type="float">
            <text:p>4.08E+03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([.B$5]-[.B2460])*[.B$4]+[.B2460]" office:value-type="float" office:value="0.997188514100655" calcext:value-type="float">
            <text:p>9.97E-01</text:p>
          </table:table-cell>
          <table:table-cell table:formula="of:=([.C$5]-[.C2460])*[.C$4]/[.C$5]+[.C2460]" office:value-type="float" office:value="4083.50348795545" calcext:value-type="float">
            <text:p>4.08E+0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([.B$5]-[.B2461])*[.B$4]+[.B2461]" office:value-type="float" office:value="0.997195238531551" calcext:value-type="float">
            <text:p>9.97E-01</text:p>
          </table:table-cell>
          <table:table-cell table:formula="of:=([.C$5]-[.C2461])*[.C$4]/[.C$5]+[.C2461]" office:value-type="float" office:value="4083.53099169619" calcext:value-type="float">
            <text:p>4.08E+03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([.B$5]-[.B2462])*[.B$4]+[.B2462]" office:value-type="float" office:value="0.997201946879147" calcext:value-type="float">
            <text:p>9.97E-01</text:p>
          </table:table-cell>
          <table:table-cell table:formula="of:=([.C$5]-[.C2462])*[.C$4]/[.C$5]+[.C2462]" office:value-type="float" office:value="4083.55842963823" calcext:value-type="float">
            <text:p>4.08E+03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([.B$5]-[.B2463])*[.B$4]+[.B2463]" office:value-type="float" office:value="0.99720863918191" calcext:value-type="float">
            <text:p>9.97E-01</text:p>
          </table:table-cell>
          <table:table-cell table:formula="of:=([.C$5]-[.C2463])*[.C$4]/[.C$5]+[.C2463]" office:value-type="float" office:value="4083.58580193895" calcext:value-type="float">
            <text:p>4.08E+03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([.B$5]-[.B2464])*[.B$4]+[.B2464]" office:value-type="float" office:value="0.997215315478217" calcext:value-type="float">
            <text:p>9.97E-01</text:p>
          </table:table-cell>
          <table:table-cell table:formula="of:=([.C$5]-[.C2464])*[.C$4]/[.C$5]+[.C2464]" office:value-type="float" office:value="4083.61310875541" calcext:value-type="float">
            <text:p>4.08E+0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([.B$5]-[.B2465])*[.B$4]+[.B2465]" office:value-type="float" office:value="0.99722197580635" calcext:value-type="float">
            <text:p>9.97E-01</text:p>
          </table:table-cell>
          <table:table-cell table:formula="of:=([.C$5]-[.C2465])*[.C$4]/[.C$5]+[.C2465]" office:value-type="float" office:value="4083.64035024427" calcext:value-type="float">
            <text:p>4.08E+03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([.B$5]-[.B2466])*[.B$4]+[.B2466]" office:value-type="float" office:value="0.997228620204503" calcext:value-type="float">
            <text:p>9.97E-01</text:p>
          </table:table-cell>
          <table:table-cell table:formula="of:=([.C$5]-[.C2466])*[.C$4]/[.C$5]+[.C2466]" office:value-type="float" office:value="4083.6675265618" calcext:value-type="float">
            <text:p>4.08E+0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([.B$5]-[.B2467])*[.B$4]+[.B2467]" office:value-type="float" office:value="0.997235248710776" calcext:value-type="float">
            <text:p>9.97E-01</text:p>
          </table:table-cell>
          <table:table-cell table:formula="of:=([.C$5]-[.C2467])*[.C$4]/[.C$5]+[.C2467]" office:value-type="float" office:value="4083.69463786393" calcext:value-type="float">
            <text:p>4.08E+03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table:formula="of:=([.B$5]-[.B2468])*[.B$4]+[.B2468]" office:value-type="float" office:value="0.997241861363179" calcext:value-type="float">
            <text:p>9.97E-01</text:p>
          </table:table-cell>
          <table:table-cell table:formula="of:=([.C$5]-[.C2468])*[.C$4]/[.C$5]+[.C2468]" office:value-type="float" office:value="4083.7216843062" calcext:value-type="float">
            <text:p>4.08E+0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([.B$5]-[.B2469])*[.B$4]+[.B2469]" office:value-type="float" office:value="0.997248458199631" calcext:value-type="float">
            <text:p>9.97E-01</text:p>
          </table:table-cell>
          <table:table-cell table:formula="of:=([.C$5]-[.C2469])*[.C$4]/[.C$5]+[.C2469]" office:value-type="float" office:value="4083.74866604377" calcext:value-type="float">
            <text:p>4.08E+03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table:formula="of:=([.B$5]-[.B2470])*[.B$4]+[.B2470]" office:value-type="float" office:value="0.997255039257959" calcext:value-type="float">
            <text:p>9.97E-01</text:p>
          </table:table-cell>
          <table:table-cell table:formula="of:=([.C$5]-[.C2470])*[.C$4]/[.C$5]+[.C2470]" office:value-type="float" office:value="4083.77558323143" calcext:value-type="float">
            <text:p>4.08E+03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([.B$5]-[.B2471])*[.B$4]+[.B2471]" office:value-type="float" office:value="0.997261604575902" calcext:value-type="float">
            <text:p>9.97E-01</text:p>
          </table:table-cell>
          <table:table-cell table:formula="of:=([.C$5]-[.C2471])*[.C$4]/[.C$5]+[.C2471]" office:value-type="float" office:value="4083.80243602362" calcext:value-type="float">
            <text:p>4.08E+03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table:formula="of:=([.B$5]-[.B2472])*[.B$4]+[.B2472]" office:value-type="float" office:value="0.997268154191107" calcext:value-type="float">
            <text:p>9.97E-01</text:p>
          </table:table-cell>
          <table:table-cell table:formula="of:=([.C$5]-[.C2472])*[.C$4]/[.C$5]+[.C2472]" office:value-type="float" office:value="4083.8292245744" calcext:value-type="float">
            <text:p>4.08E+03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([.B$5]-[.B2473])*[.B$4]+[.B2473]" office:value-type="float" office:value="0.997274688141131" calcext:value-type="float">
            <text:p>9.97E-01</text:p>
          </table:table-cell>
          <table:table-cell table:formula="of:=([.C$5]-[.C2473])*[.C$4]/[.C$5]+[.C2473]" office:value-type="float" office:value="4083.85594903744" calcext:value-type="float">
            <text:p>4.08E+03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([.B$5]-[.B2474])*[.B$4]+[.B2474]" office:value-type="float" office:value="0.997281206463441" calcext:value-type="float">
            <text:p>9.97E-01</text:p>
          </table:table-cell>
          <table:table-cell table:formula="of:=([.C$5]-[.C2474])*[.C$4]/[.C$5]+[.C2474]" office:value-type="float" office:value="4083.88260956608" calcext:value-type="float">
            <text:p>4.08E+03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([.B$5]-[.B2475])*[.B$4]+[.B2475]" office:value-type="float" office:value="0.997287709195417" calcext:value-type="float">
            <text:p>9.97E-01</text:p>
          </table:table-cell>
          <table:table-cell table:formula="of:=([.C$5]-[.C2475])*[.C$4]/[.C$5]+[.C2475]" office:value-type="float" office:value="4083.90920631326" calcext:value-type="float">
            <text:p>4.08E+03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([.B$5]-[.B2476])*[.B$4]+[.B2476]" office:value-type="float" office:value="0.997294196374346" calcext:value-type="float">
            <text:p>9.97E-01</text:p>
          </table:table-cell>
          <table:table-cell table:formula="of:=([.C$5]-[.C2476])*[.C$4]/[.C$5]+[.C2476]" office:value-type="float" office:value="4083.93573943157" calcext:value-type="float">
            <text:p>4.08E+0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([.B$5]-[.B2477])*[.B$4]+[.B2477]" office:value-type="float" office:value="0.997300668037427" calcext:value-type="float">
            <text:p>9.97E-01</text:p>
          </table:table-cell>
          <table:table-cell table:formula="of:=([.C$5]-[.C2477])*[.C$4]/[.C$5]+[.C2477]" office:value-type="float" office:value="4083.96220907324" calcext:value-type="float">
            <text:p>4.08E+03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([.B$5]-[.B2478])*[.B$4]+[.B2478]" office:value-type="float" office:value="0.997307124221771" calcext:value-type="float">
            <text:p>9.97E-01</text:p>
          </table:table-cell>
          <table:table-cell table:formula="of:=([.C$5]-[.C2478])*[.C$4]/[.C$5]+[.C2478]" office:value-type="float" office:value="4083.98861539012" calcext:value-type="float">
            <text:p>4.08E+0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([.B$5]-[.B2479])*[.B$4]+[.B2479]" office:value-type="float" office:value="0.997313564964399" calcext:value-type="float">
            <text:p>9.97E-01</text:p>
          </table:table-cell>
          <table:table-cell table:formula="of:=([.C$5]-[.C2479])*[.C$4]/[.C$5]+[.C2479]" office:value-type="float" office:value="4084.01495853371" calcext:value-type="float">
            <text:p>4.08E+03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([.B$5]-[.B2480])*[.B$4]+[.B2480]" office:value-type="float" office:value="0.997319990302245" calcext:value-type="float">
            <text:p>9.97E-01</text:p>
          </table:table-cell>
          <table:table-cell table:formula="of:=([.C$5]-[.C2480])*[.C$4]/[.C$5]+[.C2480]" office:value-type="float" office:value="4084.04123865515" calcext:value-type="float">
            <text:p>4.08E+03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([.B$5]-[.B2481])*[.B$4]+[.B2481]" office:value-type="float" office:value="0.997326400272153" calcext:value-type="float">
            <text:p>9.97E-01</text:p>
          </table:table-cell>
          <table:table-cell table:formula="of:=([.C$5]-[.C2481])*[.C$4]/[.C$5]+[.C2481]" office:value-type="float" office:value="4084.0674559052" calcext:value-type="float">
            <text:p>4.08E+03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([.B$5]-[.B2482])*[.B$4]+[.B2482]" office:value-type="float" office:value="0.99733279491088" calcext:value-type="float">
            <text:p>9.97E-01</text:p>
          </table:table-cell>
          <table:table-cell table:formula="of:=([.C$5]-[.C2482])*[.C$4]/[.C$5]+[.C2482]" office:value-type="float" office:value="4084.09361043427" calcext:value-type="float">
            <text:p>4.08E+03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([.B$5]-[.B2483])*[.B$4]+[.B2483]" office:value-type="float" office:value="0.997339174255095" calcext:value-type="float">
            <text:p>9.97E-01</text:p>
          </table:table-cell>
          <table:table-cell table:formula="of:=([.C$5]-[.C2483])*[.C$4]/[.C$5]+[.C2483]" office:value-type="float" office:value="4084.11970239242" calcext:value-type="float">
            <text:p>4.08E+03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([.B$5]-[.B2484])*[.B$4]+[.B2484]" office:value-type="float" office:value="0.997345538341378" calcext:value-type="float">
            <text:p>9.97E-01</text:p>
          </table:table-cell>
          <table:table-cell table:formula="of:=([.C$5]-[.C2484])*[.C$4]/[.C$5]+[.C2484]" office:value-type="float" office:value="4084.14573192933" calcext:value-type="float">
            <text:p>4.08E+03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([.B$5]-[.B2485])*[.B$4]+[.B2485]" office:value-type="float" office:value="0.997351887206223" calcext:value-type="float">
            <text:p>9.97E-01</text:p>
          </table:table-cell>
          <table:table-cell table:formula="of:=([.C$5]-[.C2485])*[.C$4]/[.C$5]+[.C2485]" office:value-type="float" office:value="4084.17169919435" calcext:value-type="float">
            <text:p>4.08E+03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([.B$5]-[.B2486])*[.B$4]+[.B2486]" office:value-type="float" office:value="0.997358220886036" calcext:value-type="float">
            <text:p>9.97E-01</text:p>
          </table:table-cell>
          <table:table-cell table:formula="of:=([.C$5]-[.C2486])*[.C$4]/[.C$5]+[.C2486]" office:value-type="float" office:value="4084.19760433645" calcext:value-type="float">
            <text:p>4.08E+0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([.B$5]-[.B2487])*[.B$4]+[.B2487]" office:value-type="float" office:value="0.997364539417137" calcext:value-type="float">
            <text:p>9.97E-01</text:p>
          </table:table-cell>
          <table:table-cell table:formula="of:=([.C$5]-[.C2487])*[.C$4]/[.C$5]+[.C2487]" office:value-type="float" office:value="4084.22344750424" calcext:value-type="float">
            <text:p>4.08E+03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([.B$5]-[.B2488])*[.B$4]+[.B2488]" office:value-type="float" office:value="0.997370842835757" calcext:value-type="float">
            <text:p>9.97E-01</text:p>
          </table:table-cell>
          <table:table-cell table:formula="of:=([.C$5]-[.C2488])*[.C$4]/[.C$5]+[.C2488]" office:value-type="float" office:value="4084.24922884599" calcext:value-type="float">
            <text:p>4.08E+03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([.B$5]-[.B2489])*[.B$4]+[.B2489]" office:value-type="float" office:value="0.997377131178042" calcext:value-type="float">
            <text:p>9.97E-01</text:p>
          </table:table-cell>
          <table:table-cell table:formula="of:=([.C$5]-[.C2489])*[.C$4]/[.C$5]+[.C2489]" office:value-type="float" office:value="4084.27494850962" calcext:value-type="float">
            <text:p>4.08E+03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([.B$5]-[.B2490])*[.B$4]+[.B2490]" office:value-type="float" office:value="0.997383404480051" calcext:value-type="float">
            <text:p>9.97E-01</text:p>
          </table:table-cell>
          <table:table-cell table:formula="of:=([.C$5]-[.C2490])*[.C$4]/[.C$5]+[.C2490]" office:value-type="float" office:value="4084.30060664268" calcext:value-type="float">
            <text:p>4.08E+03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([.B$5]-[.B2491])*[.B$4]+[.B2491]" office:value-type="float" office:value="0.997389662777757" calcext:value-type="float">
            <text:p>9.97E-01</text:p>
          </table:table-cell>
          <table:table-cell table:formula="of:=([.C$5]-[.C2491])*[.C$4]/[.C$5]+[.C2491]" office:value-type="float" office:value="4084.32620339236" calcext:value-type="float">
            <text:p>4.08E+0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([.B$5]-[.B2492])*[.B$4]+[.B2492]" office:value-type="float" office:value="0.997395906107048" calcext:value-type="float">
            <text:p>9.97E-01</text:p>
          </table:table-cell>
          <table:table-cell table:formula="of:=([.C$5]-[.C2492])*[.C$4]/[.C$5]+[.C2492]" office:value-type="float" office:value="4084.35173890553" calcext:value-type="float">
            <text:p>4.08E+03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([.B$5]-[.B2493])*[.B$4]+[.B2493]" office:value-type="float" office:value="0.997402134503724" calcext:value-type="float">
            <text:p>9.97E-01</text:p>
          </table:table-cell>
          <table:table-cell table:formula="of:=([.C$5]-[.C2493])*[.C$4]/[.C$5]+[.C2493]" office:value-type="float" office:value="4084.37721332868" calcext:value-type="float">
            <text:p>4.08E+03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([.B$5]-[.B2494])*[.B$4]+[.B2494]" office:value-type="float" office:value="0.9974083480035" calcext:value-type="float">
            <text:p>9.97E-01</text:p>
          </table:table-cell>
          <table:table-cell table:formula="of:=([.C$5]-[.C2494])*[.C$4]/[.C$5]+[.C2494]" office:value-type="float" office:value="4084.40262680796" calcext:value-type="float">
            <text:p>4.08E+03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([.B$5]-[.B2495])*[.B$4]+[.B2495]" office:value-type="float" office:value="0.997414546642006" calcext:value-type="float">
            <text:p>9.97E-01</text:p>
          </table:table-cell>
          <table:table-cell table:formula="of:=([.C$5]-[.C2495])*[.C$4]/[.C$5]+[.C2495]" office:value-type="float" office:value="4084.42797948917" calcext:value-type="float">
            <text:p>4.08E+03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([.B$5]-[.B2496])*[.B$4]+[.B2496]" office:value-type="float" office:value="0.997420730454788" calcext:value-type="float">
            <text:p>9.97E-01</text:p>
          </table:table-cell>
          <table:table-cell table:formula="of:=([.C$5]-[.C2496])*[.C$4]/[.C$5]+[.C2496]" office:value-type="float" office:value="4084.45327151776" calcext:value-type="float">
            <text:p>4.08E+03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([.B$5]-[.B2497])*[.B$4]+[.B2497]" office:value-type="float" office:value="0.997426899477304" calcext:value-type="float">
            <text:p>9.97E-01</text:p>
          </table:table-cell>
          <table:table-cell table:formula="of:=([.C$5]-[.C2497])*[.C$4]/[.C$5]+[.C2497]" office:value-type="float" office:value="4084.47850303884" calcext:value-type="float">
            <text:p>4.08E+03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([.B$5]-[.B2498])*[.B$4]+[.B2498]" office:value-type="float" office:value="0.997433053744931" calcext:value-type="float">
            <text:p>9.97E-01</text:p>
          </table:table-cell>
          <table:table-cell table:formula="of:=([.C$5]-[.C2498])*[.C$4]/[.C$5]+[.C2498]" office:value-type="float" office:value="4084.50367419715" calcext:value-type="float">
            <text:p>4.08E+0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([.B$5]-[.B2499])*[.B$4]+[.B2499]" office:value-type="float" office:value="0.997439193292957" calcext:value-type="float">
            <text:p>9.97E-01</text:p>
          </table:table-cell>
          <table:table-cell table:formula="of:=([.C$5]-[.C2499])*[.C$4]/[.C$5]+[.C2499]" office:value-type="float" office:value="4084.52878513711" calcext:value-type="float">
            <text:p>4.08E+03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([.B$5]-[.B2500])*[.B$4]+[.B2500]" office:value-type="float" office:value="0.99744531815659" calcext:value-type="float">
            <text:p>9.97E-01</text:p>
          </table:table-cell>
          <table:table-cell table:formula="of:=([.C$5]-[.C2500])*[.C$4]/[.C$5]+[.C2500]" office:value-type="float" office:value="4084.55383600278" calcext:value-type="float">
            <text:p>4.08E+03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([.B$5]-[.B2501])*[.B$4]+[.B2501]" office:value-type="float" office:value="0.99745142837095" calcext:value-type="float">
            <text:p>9.97E-01</text:p>
          </table:table-cell>
          <table:table-cell table:formula="of:=([.C$5]-[.C2501])*[.C$4]/[.C$5]+[.C2501]" office:value-type="float" office:value="4084.57882693788" calcext:value-type="float">
            <text:p>4.08E+03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([.B$5]-[.B2502])*[.B$4]+[.B2502]" office:value-type="float" office:value="0.997457523971076" calcext:value-type="float">
            <text:p>9.97E-01</text:p>
          </table:table-cell>
          <table:table-cell table:formula="of:=([.C$5]-[.C2502])*[.C$4]/[.C$5]+[.C2502]" office:value-type="float" office:value="4084.60375808579" calcext:value-type="float">
            <text:p>4.08E+03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([.B$5]-[.B2503])*[.B$4]+[.B2503]" office:value-type="float" office:value="0.997463604991921" calcext:value-type="float">
            <text:p>9.97E-01</text:p>
          </table:table-cell>
          <table:table-cell table:formula="of:=([.C$5]-[.C2503])*[.C$4]/[.C$5]+[.C2503]" office:value-type="float" office:value="4084.62862958953" calcext:value-type="float">
            <text:p>4.08E+03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table:formula="of:=([.B$5]-[.B2504])*[.B$4]+[.B2504]" office:value-type="float" office:value="0.997469671468357" calcext:value-type="float">
            <text:p>9.97E-01</text:p>
          </table:table-cell>
          <table:table-cell table:formula="of:=([.C$5]-[.C2504])*[.C$4]/[.C$5]+[.C2504]" office:value-type="float" office:value="4084.65344159181" calcext:value-type="float">
            <text:p>4.08E+03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([.B$5]-[.B2505])*[.B$4]+[.B2505]" office:value-type="float" office:value="0.997475723435168" calcext:value-type="float">
            <text:p>9.97E-01</text:p>
          </table:table-cell>
          <table:table-cell table:formula="of:=([.C$5]-[.C2505])*[.C$4]/[.C$5]+[.C2505]" office:value-type="float" office:value="4084.67819423496" calcext:value-type="float">
            <text:p>4.08E+03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([.B$5]-[.B2506])*[.B$4]+[.B2506]" office:value-type="float" office:value="0.99748176092706" calcext:value-type="float">
            <text:p>9.97E-01</text:p>
          </table:table-cell>
          <table:table-cell table:formula="of:=([.C$5]-[.C2506])*[.C$4]/[.C$5]+[.C2506]" office:value-type="float" office:value="4084.70288766099" calcext:value-type="float">
            <text:p>4.08E+0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([.B$5]-[.B2507])*[.B$4]+[.B2507]" office:value-type="float" office:value="0.997487783978653" calcext:value-type="float">
            <text:p>9.97E-01</text:p>
          </table:table-cell>
          <table:table-cell table:formula="of:=([.C$5]-[.C2507])*[.C$4]/[.C$5]+[.C2507]" office:value-type="float" office:value="4084.72752201158" calcext:value-type="float">
            <text:p>4.08E+03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([.B$5]-[.B2508])*[.B$4]+[.B2508]" office:value-type="float" office:value="0.997493792624485" calcext:value-type="float">
            <text:p>9.97E-01</text:p>
          </table:table-cell>
          <table:table-cell table:formula="of:=([.C$5]-[.C2508])*[.C$4]/[.C$5]+[.C2508]" office:value-type="float" office:value="4084.75209742805" calcext:value-type="float">
            <text:p>4.08E+03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([.B$5]-[.B2509])*[.B$4]+[.B2509]" office:value-type="float" office:value="0.997499786899011" calcext:value-type="float">
            <text:p>9.97E-01</text:p>
          </table:table-cell>
          <table:table-cell table:formula="of:=([.C$5]-[.C2509])*[.C$4]/[.C$5]+[.C2509]" office:value-type="float" office:value="4084.77661405139" calcext:value-type="float">
            <text:p>4.08E+03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([.B$5]-[.B2510])*[.B$4]+[.B2510]" office:value-type="float" office:value="0.997505766836604" calcext:value-type="float">
            <text:p>9.98E-01</text:p>
          </table:table-cell>
          <table:table-cell table:formula="of:=([.C$5]-[.C2510])*[.C$4]/[.C$5]+[.C2510]" office:value-type="float" office:value="4084.80107202226" calcext:value-type="float">
            <text:p>4.08E+03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table:formula="of:=([.B$5]-[.B2511])*[.B$4]+[.B2511]" office:value-type="float" office:value="0.997511732471555" calcext:value-type="float">
            <text:p>9.98E-01</text:p>
          </table:table-cell>
          <table:table-cell table:formula="of:=([.C$5]-[.C2511])*[.C$4]/[.C$5]+[.C2511]" office:value-type="float" office:value="4084.82547148098" calcext:value-type="float">
            <text:p>4.08E+0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([.B$5]-[.B2512])*[.B$4]+[.B2512]" office:value-type="float" office:value="0.997517683838072" calcext:value-type="float">
            <text:p>9.98E-01</text:p>
          </table:table-cell>
          <table:table-cell table:formula="of:=([.C$5]-[.C2512])*[.C$4]/[.C$5]+[.C2512]" office:value-type="float" office:value="4084.84981256752" calcext:value-type="float">
            <text:p>4.08E+03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table:formula="of:=([.B$5]-[.B2513])*[.B$4]+[.B2513]" office:value-type="float" office:value="0.997523620970283" calcext:value-type="float">
            <text:p>9.98E-01</text:p>
          </table:table-cell>
          <table:table-cell table:formula="of:=([.C$5]-[.C2513])*[.C$4]/[.C$5]+[.C2513]" office:value-type="float" office:value="4084.87409542154" calcext:value-type="float">
            <text:p>4.08E+03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([.B$5]-[.B2514])*[.B$4]+[.B2514]" office:value-type="float" office:value="0.997529543902231" calcext:value-type="float">
            <text:p>9.98E-01</text:p>
          </table:table-cell>
          <table:table-cell table:formula="of:=([.C$5]-[.C2514])*[.C$4]/[.C$5]+[.C2514]" office:value-type="float" office:value="4084.89832018235" calcext:value-type="float">
            <text:p>4.08E+03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([.B$5]-[.B2515])*[.B$4]+[.B2515]" office:value-type="float" office:value="0.997535452667882" calcext:value-type="float">
            <text:p>9.98E-01</text:p>
          </table:table-cell>
          <table:table-cell table:formula="of:=([.C$5]-[.C2515])*[.C$4]/[.C$5]+[.C2515]" office:value-type="float" office:value="4084.92248698892" calcext:value-type="float">
            <text:p>4.08E+03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([.B$5]-[.B2516])*[.B$4]+[.B2516]" office:value-type="float" office:value="0.997541347301118" calcext:value-type="float">
            <text:p>9.98E-01</text:p>
          </table:table-cell>
          <table:table-cell table:formula="of:=([.C$5]-[.C2516])*[.C$4]/[.C$5]+[.C2516]" office:value-type="float" office:value="4084.9465959799" calcext:value-type="float">
            <text:p>4.08E+0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([.B$5]-[.B2517])*[.B$4]+[.B2517]" office:value-type="float" office:value="0.99754722783574" calcext:value-type="float">
            <text:p>9.98E-01</text:p>
          </table:table-cell>
          <table:table-cell table:formula="of:=([.C$5]-[.C2517])*[.C$4]/[.C$5]+[.C2517]" office:value-type="float" office:value="4084.97064729362" calcext:value-type="float">
            <text:p>4.08E+03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([.B$5]-[.B2518])*[.B$4]+[.B2518]" office:value-type="float" office:value="0.997553094305469" calcext:value-type="float">
            <text:p>9.98E-01</text:p>
          </table:table-cell>
          <table:table-cell table:formula="of:=([.C$5]-[.C2518])*[.C$4]/[.C$5]+[.C2518]" office:value-type="float" office:value="4084.99464106805" calcext:value-type="float">
            <text:p>4.08E+0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([.B$5]-[.B2519])*[.B$4]+[.B2519]" office:value-type="float" office:value="0.997558946743944" calcext:value-type="float">
            <text:p>9.98E-01</text:p>
          </table:table-cell>
          <table:table-cell table:formula="of:=([.C$5]-[.C2519])*[.C$4]/[.C$5]+[.C2519]" office:value-type="float" office:value="4085.01857744084" calcext:value-type="float">
            <text:p>4.09E+03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table:formula="of:=([.B$5]-[.B2520])*[.B$4]+[.B2520]" office:value-type="float" office:value="0.997564785184726" calcext:value-type="float">
            <text:p>9.98E-01</text:p>
          </table:table-cell>
          <table:table-cell table:formula="of:=([.C$5]-[.C2520])*[.C$4]/[.C$5]+[.C2520]" office:value-type="float" office:value="4085.04245654934" calcext:value-type="float">
            <text:p>4.09E+03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([.B$5]-[.B2521])*[.B$4]+[.B2521]" office:value-type="float" office:value="0.997570609661294" calcext:value-type="float">
            <text:p>9.98E-01</text:p>
          </table:table-cell>
          <table:table-cell table:formula="of:=([.C$5]-[.C2521])*[.C$4]/[.C$5]+[.C2521]" office:value-type="float" office:value="4085.06627853052" calcext:value-type="float">
            <text:p>4.09E+03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([.B$5]-[.B2522])*[.B$4]+[.B2522]" office:value-type="float" office:value="0.997576420207047" calcext:value-type="float">
            <text:p>9.98E-01</text:p>
          </table:table-cell>
          <table:table-cell table:formula="of:=([.C$5]-[.C2522])*[.C$4]/[.C$5]+[.C2522]" office:value-type="float" office:value="4085.09004352105" calcext:value-type="float">
            <text:p>4.09E+03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([.B$5]-[.B2523])*[.B$4]+[.B2523]" office:value-type="float" office:value="0.997582216855304" calcext:value-type="float">
            <text:p>9.98E-01</text:p>
          </table:table-cell>
          <table:table-cell table:formula="of:=([.C$5]-[.C2523])*[.C$4]/[.C$5]+[.C2523]" office:value-type="float" office:value="4085.11375165729" calcext:value-type="float">
            <text:p>4.09E+03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([.B$5]-[.B2524])*[.B$4]+[.B2524]" office:value-type="float" office:value="0.997587999639304" calcext:value-type="float">
            <text:p>9.98E-01</text:p>
          </table:table-cell>
          <table:table-cell table:formula="of:=([.C$5]-[.C2524])*[.C$4]/[.C$5]+[.C2524]" office:value-type="float" office:value="4085.13740307525" calcext:value-type="float">
            <text:p>4.09E+03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([.B$5]-[.B2525])*[.B$4]+[.B2525]" office:value-type="float" office:value="0.997593768592209" calcext:value-type="float">
            <text:p>9.98E-01</text:p>
          </table:table-cell>
          <table:table-cell table:formula="of:=([.C$5]-[.C2525])*[.C$4]/[.C$5]+[.C2525]" office:value-type="float" office:value="4085.16099791061" calcext:value-type="float">
            <text:p>4.09E+03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table:formula="of:=([.B$5]-[.B2526])*[.B$4]+[.B2526]" office:value-type="float" office:value="0.997599523747099" calcext:value-type="float">
            <text:p>9.98E-01</text:p>
          </table:table-cell>
          <table:table-cell table:formula="of:=([.C$5]-[.C2526])*[.C$4]/[.C$5]+[.C2526]" office:value-type="float" office:value="4085.18453629875" calcext:value-type="float">
            <text:p>4.09E+0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([.B$5]-[.B2527])*[.B$4]+[.B2527]" office:value-type="float" office:value="0.997605265136975" calcext:value-type="float">
            <text:p>9.98E-01</text:p>
          </table:table-cell>
          <table:table-cell table:formula="of:=([.C$5]-[.C2527])*[.C$4]/[.C$5]+[.C2527]" office:value-type="float" office:value="4085.20801837469" calcext:value-type="float">
            <text:p>4.09E+03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([.B$5]-[.B2528])*[.B$4]+[.B2528]" office:value-type="float" office:value="0.99761099279476" calcext:value-type="float">
            <text:p>9.98E-01</text:p>
          </table:table-cell>
          <table:table-cell table:formula="of:=([.C$5]-[.C2528])*[.C$4]/[.C$5]+[.C2528]" office:value-type="float" office:value="4085.23144427318" calcext:value-type="float">
            <text:p>4.09E+03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([.B$5]-[.B2529])*[.B$4]+[.B2529]" office:value-type="float" office:value="0.997616706753299" calcext:value-type="float">
            <text:p>9.98E-01</text:p>
          </table:table-cell>
          <table:table-cell table:formula="of:=([.C$5]-[.C2529])*[.C$4]/[.C$5]+[.C2529]" office:value-type="float" office:value="4085.25481412859" calcext:value-type="float">
            <text:p>4.09E+03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([.B$5]-[.B2530])*[.B$4]+[.B2530]" office:value-type="float" office:value="0.997622407045356" calcext:value-type="float">
            <text:p>9.98E-01</text:p>
          </table:table-cell>
          <table:table-cell table:formula="of:=([.C$5]-[.C2530])*[.C$4]/[.C$5]+[.C2530]" office:value-type="float" office:value="4085.278128075" calcext:value-type="float">
            <text:p>4.09E+03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([.B$5]-[.B2531])*[.B$4]+[.B2531]" office:value-type="float" office:value="0.997628093703619" calcext:value-type="float">
            <text:p>9.98E-01</text:p>
          </table:table-cell>
          <table:table-cell table:formula="of:=([.C$5]-[.C2531])*[.C$4]/[.C$5]+[.C2531]" office:value-type="float" office:value="4085.30138624617" calcext:value-type="float">
            <text:p>4.09E+03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([.B$5]-[.B2532])*[.B$4]+[.B2532]" office:value-type="float" office:value="0.997633766760697" calcext:value-type="float">
            <text:p>9.98E-01</text:p>
          </table:table-cell>
          <table:table-cell table:formula="of:=([.C$5]-[.C2532])*[.C$4]/[.C$5]+[.C2532]" office:value-type="float" office:value="4085.32458877554" calcext:value-type="float">
            <text:p>4.09E+03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([.B$5]-[.B2533])*[.B$4]+[.B2533]" office:value-type="float" office:value="0.997639426249121" calcext:value-type="float">
            <text:p>9.98E-01</text:p>
          </table:table-cell>
          <table:table-cell table:formula="of:=([.C$5]-[.C2533])*[.C$4]/[.C$5]+[.C2533]" office:value-type="float" office:value="4085.34773579621" calcext:value-type="float">
            <text:p>4.09E+0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([.B$5]-[.B2534])*[.B$4]+[.B2534]" office:value-type="float" office:value="0.997645072201344" calcext:value-type="float">
            <text:p>9.98E-01</text:p>
          </table:table-cell>
          <table:table-cell table:formula="of:=([.C$5]-[.C2534])*[.C$4]/[.C$5]+[.C2534]" office:value-type="float" office:value="4085.37082744099" calcext:value-type="float">
            <text:p>4.09E+03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([.B$5]-[.B2535])*[.B$4]+[.B2535]" office:value-type="float" office:value="0.99765070464974" calcext:value-type="float">
            <text:p>9.98E-01</text:p>
          </table:table-cell>
          <table:table-cell table:formula="of:=([.C$5]-[.C2535])*[.C$4]/[.C$5]+[.C2535]" office:value-type="float" office:value="4085.39386384235" calcext:value-type="float">
            <text:p>4.09E+03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([.B$5]-[.B2536])*[.B$4]+[.B2536]" office:value-type="float" office:value="0.997656323626609" calcext:value-type="float">
            <text:p>9.98E-01</text:p>
          </table:table-cell>
          <table:table-cell table:formula="of:=([.C$5]-[.C2536])*[.C$4]/[.C$5]+[.C2536]" office:value-type="float" office:value="4085.41684513245" calcext:value-type="float">
            <text:p>4.09E+0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([.B$5]-[.B2537])*[.B$4]+[.B2537]" office:value-type="float" office:value="0.997661929164172" calcext:value-type="float">
            <text:p>9.98E-01</text:p>
          </table:table-cell>
          <table:table-cell table:formula="of:=([.C$5]-[.C2537])*[.C$4]/[.C$5]+[.C2537]" office:value-type="float" office:value="4085.43977144314" calcext:value-type="float">
            <text:p>4.09E+03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([.B$5]-[.B2538])*[.B$4]+[.B2538]" office:value-type="float" office:value="0.997667521294571" calcext:value-type="float">
            <text:p>9.98E-01</text:p>
          </table:table-cell>
          <table:table-cell table:formula="of:=([.C$5]-[.C2538])*[.C$4]/[.C$5]+[.C2538]" office:value-type="float" office:value="4085.46264290596" calcext:value-type="float">
            <text:p>4.09E+03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([.B$5]-[.B2539])*[.B$4]+[.B2539]" office:value-type="float" office:value="0.997673100049874" calcext:value-type="float">
            <text:p>9.98E-01</text:p>
          </table:table-cell>
          <table:table-cell table:formula="of:=([.C$5]-[.C2539])*[.C$4]/[.C$5]+[.C2539]" office:value-type="float" office:value="4085.48545965211" calcext:value-type="float">
            <text:p>4.09E+03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table:formula="of:=([.B$5]-[.B2540])*[.B$4]+[.B2540]" office:value-type="float" office:value="0.997678665462071" calcext:value-type="float">
            <text:p>9.98E-01</text:p>
          </table:table-cell>
          <table:table-cell table:formula="of:=([.C$5]-[.C2540])*[.C$4]/[.C$5]+[.C2540]" office:value-type="float" office:value="4085.5082218125" calcext:value-type="float">
            <text:p>4.09E+03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([.B$5]-[.B2541])*[.B$4]+[.B2541]" office:value-type="float" office:value="0.997684217563075" calcext:value-type="float">
            <text:p>9.98E-01</text:p>
          </table:table-cell>
          <table:table-cell table:formula="of:=([.C$5]-[.C2541])*[.C$4]/[.C$5]+[.C2541]" office:value-type="float" office:value="4085.53092951771" calcext:value-type="float">
            <text:p>4.09E+0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([.B$5]-[.B2542])*[.B$4]+[.B2542]" office:value-type="float" office:value="0.997689756384725" calcext:value-type="float">
            <text:p>9.98E-01</text:p>
          </table:table-cell>
          <table:table-cell table:formula="of:=([.C$5]-[.C2542])*[.C$4]/[.C$5]+[.C2542]" office:value-type="float" office:value="4085.55358289803" calcext:value-type="float">
            <text:p>4.09E+03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([.B$5]-[.B2543])*[.B$4]+[.B2543]" office:value-type="float" office:value="0.99769528195878" calcext:value-type="float">
            <text:p>9.98E-01</text:p>
          </table:table-cell>
          <table:table-cell table:formula="of:=([.C$5]-[.C2543])*[.C$4]/[.C$5]+[.C2543]" office:value-type="float" office:value="4085.57618208342" calcext:value-type="float">
            <text:p>4.09E+03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([.B$5]-[.B2544])*[.B$4]+[.B2544]" office:value-type="float" office:value="0.997700794316927" calcext:value-type="float">
            <text:p>9.98E-01</text:p>
          </table:table-cell>
          <table:table-cell table:formula="of:=([.C$5]-[.C2544])*[.C$4]/[.C$5]+[.C2544]" office:value-type="float" office:value="4085.59872720352" calcext:value-type="float">
            <text:p>4.09E+03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([.B$5]-[.B2545])*[.B$4]+[.B2545]" office:value-type="float" office:value="0.997706293490775" calcext:value-type="float">
            <text:p>9.98E-01</text:p>
          </table:table-cell>
          <table:table-cell table:formula="of:=([.C$5]-[.C2545])*[.C$4]/[.C$5]+[.C2545]" office:value-type="float" office:value="4085.62121838769" calcext:value-type="float">
            <text:p>4.09E+03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([.B$5]-[.B2546])*[.B$4]+[.B2546]" office:value-type="float" office:value="0.997711779511857" calcext:value-type="float">
            <text:p>9.98E-01</text:p>
          </table:table-cell>
          <table:table-cell table:formula="of:=([.C$5]-[.C2546])*[.C$4]/[.C$5]+[.C2546]" office:value-type="float" office:value="4085.64365576496" calcext:value-type="float">
            <text:p>4.09E+03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([.B$5]-[.B2547])*[.B$4]+[.B2547]" office:value-type="float" office:value="0.997717252411632" calcext:value-type="float">
            <text:p>9.98E-01</text:p>
          </table:table-cell>
          <table:table-cell table:formula="of:=([.C$5]-[.C2547])*[.C$4]/[.C$5]+[.C2547]" office:value-type="float" office:value="4085.66603946405" calcext:value-type="float">
            <text:p>4.09E+03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([.B$5]-[.B2548])*[.B$4]+[.B2548]" office:value-type="float" office:value="0.997722712221483" calcext:value-type="float">
            <text:p>9.98E-01</text:p>
          </table:table-cell>
          <table:table-cell table:formula="of:=([.C$5]-[.C2548])*[.C$4]/[.C$5]+[.C2548]" office:value-type="float" office:value="4085.68836961338" calcext:value-type="float">
            <text:p>4.09E+03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([.B$5]-[.B2549])*[.B$4]+[.B2549]" office:value-type="float" office:value="0.997728158972719" calcext:value-type="float">
            <text:p>9.98E-01</text:p>
          </table:table-cell>
          <table:table-cell table:formula="of:=([.C$5]-[.C2549])*[.C$4]/[.C$5]+[.C2549]" office:value-type="float" office:value="4085.71064634106" calcext:value-type="float">
            <text:p>4.09E+03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([.B$5]-[.B2550])*[.B$4]+[.B2550]" office:value-type="float" office:value="0.997733592696572" calcext:value-type="float">
            <text:p>9.98E-01</text:p>
          </table:table-cell>
          <table:table-cell table:formula="of:=([.C$5]-[.C2550])*[.C$4]/[.C$5]+[.C2550]" office:value-type="float" office:value="4085.7328697749" calcext:value-type="float">
            <text:p>4.09E+03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([.B$5]-[.B2551])*[.B$4]+[.B2551]" office:value-type="float" office:value="0.997739013424201" calcext:value-type="float">
            <text:p>9.98E-01</text:p>
          </table:table-cell>
          <table:table-cell table:formula="of:=([.C$5]-[.C2551])*[.C$4]/[.C$5]+[.C2551]" office:value-type="float" office:value="4085.75504004239" calcext:value-type="float">
            <text:p>4.09E+03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table:formula="of:=([.B$5]-[.B2552])*[.B$4]+[.B2552]" office:value-type="float" office:value="0.99774442118669" calcext:value-type="float">
            <text:p>9.98E-01</text:p>
          </table:table-cell>
          <table:table-cell table:formula="of:=([.C$5]-[.C2552])*[.C$4]/[.C$5]+[.C2552]" office:value-type="float" office:value="4085.77715727072" calcext:value-type="float">
            <text:p>4.09E+03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([.B$5]-[.B2553])*[.B$4]+[.B2553]" office:value-type="float" office:value="0.997749816015049" calcext:value-type="float">
            <text:p>9.98E-01</text:p>
          </table:table-cell>
          <table:table-cell table:formula="of:=([.C$5]-[.C2553])*[.C$4]/[.C$5]+[.C2553]" office:value-type="float" office:value="4085.79922158678" calcext:value-type="float">
            <text:p>4.09E+03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([.B$5]-[.B2554])*[.B$4]+[.B2554]" office:value-type="float" office:value="0.997755197940213" calcext:value-type="float">
            <text:p>9.98E-01</text:p>
          </table:table-cell>
          <table:table-cell table:formula="of:=([.C$5]-[.C2554])*[.C$4]/[.C$5]+[.C2554]" office:value-type="float" office:value="4085.82123311717" calcext:value-type="float">
            <text:p>4.09E+03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([.B$5]-[.B2555])*[.B$4]+[.B2555]" office:value-type="float" office:value="0.997760566993043" calcext:value-type="float">
            <text:p>9.98E-01</text:p>
          </table:table-cell>
          <table:table-cell table:formula="of:=([.C$5]-[.C2555])*[.C$4]/[.C$5]+[.C2555]" office:value-type="float" office:value="4085.84319198815" calcext:value-type="float">
            <text:p>4.09E+03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([.B$5]-[.B2556])*[.B$4]+[.B2556]" office:value-type="float" office:value="0.997765923204327" calcext:value-type="float">
            <text:p>9.98E-01</text:p>
          </table:table-cell>
          <table:table-cell table:formula="of:=([.C$5]-[.C2556])*[.C$4]/[.C$5]+[.C2556]" office:value-type="float" office:value="4085.86509832571" calcext:value-type="float">
            <text:p>4.09E+0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([.B$5]-[.B2557])*[.B$4]+[.B2557]" office:value-type="float" office:value="0.99777126660478" calcext:value-type="float">
            <text:p>9.98E-01</text:p>
          </table:table-cell>
          <table:table-cell table:formula="of:=([.C$5]-[.C2557])*[.C$4]/[.C$5]+[.C2557]" office:value-type="float" office:value="4085.88695225553" calcext:value-type="float">
            <text:p>4.09E+03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([.B$5]-[.B2558])*[.B$4]+[.B2558]" office:value-type="float" office:value="0.997776597225042" calcext:value-type="float">
            <text:p>9.98E-01</text:p>
          </table:table-cell>
          <table:table-cell table:formula="of:=([.C$5]-[.C2558])*[.C$4]/[.C$5]+[.C2558]" office:value-type="float" office:value="4085.90875390299" calcext:value-type="float">
            <text:p>4.09E+03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table:formula="of:=([.B$5]-[.B2559])*[.B$4]+[.B2559]" office:value-type="float" office:value="0.99778191509568" calcext:value-type="float">
            <text:p>9.98E-01</text:p>
          </table:table-cell>
          <table:table-cell table:formula="of:=([.C$5]-[.C2559])*[.C$4]/[.C$5]+[.C2559]" office:value-type="float" office:value="4085.93050339317" calcext:value-type="float">
            <text:p>4.09E+03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([.B$5]-[.B2560])*[.B$4]+[.B2560]" office:value-type="float" office:value="0.997787220247189" calcext:value-type="float">
            <text:p>9.98E-01</text:p>
          </table:table-cell>
          <table:table-cell table:formula="of:=([.C$5]-[.C2560])*[.C$4]/[.C$5]+[.C2560]" office:value-type="float" office:value="4085.95220085083" calcext:value-type="float">
            <text:p>4.09E+03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([.B$5]-[.B2561])*[.B$4]+[.B2561]" office:value-type="float" office:value="0.997792512709989" calcext:value-type="float">
            <text:p>9.98E-01</text:p>
          </table:table-cell>
          <table:table-cell table:formula="of:=([.C$5]-[.C2561])*[.C$4]/[.C$5]+[.C2561]" office:value-type="float" office:value="4085.97384640047" calcext:value-type="float">
            <text:p>4.09E+03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([.B$5]-[.B2562])*[.B$4]+[.B2562]" office:value-type="float" office:value="0.997797792514429" calcext:value-type="float">
            <text:p>9.98E-01</text:p>
          </table:table-cell>
          <table:table-cell table:formula="of:=([.C$5]-[.C2562])*[.C$4]/[.C$5]+[.C2562]" office:value-type="float" office:value="4085.99544016627" calcext:value-type="float">
            <text:p>4.09E+0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([.B$5]-[.B2563])*[.B$4]+[.B2563]" office:value-type="float" office:value="0.997803059690785" calcext:value-type="float">
            <text:p>9.98E-01</text:p>
          </table:table-cell>
          <table:table-cell table:formula="of:=([.C$5]-[.C2563])*[.C$4]/[.C$5]+[.C2563]" office:value-type="float" office:value="4086.01698227211" calcext:value-type="float">
            <text:p>4.09E+03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([.B$5]-[.B2564])*[.B$4]+[.B2564]" office:value-type="float" office:value="0.997808314269261" calcext:value-type="float">
            <text:p>9.98E-01</text:p>
          </table:table-cell>
          <table:table-cell table:formula="of:=([.C$5]-[.C2564])*[.C$4]/[.C$5]+[.C2564]" office:value-type="float" office:value="4086.03847284157" calcext:value-type="float">
            <text:p>4.09E+03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([.B$5]-[.B2565])*[.B$4]+[.B2565]" office:value-type="float" office:value="0.997813556279987" calcext:value-type="float">
            <text:p>9.98E-01</text:p>
          </table:table-cell>
          <table:table-cell table:formula="of:=([.C$5]-[.C2565])*[.C$4]/[.C$5]+[.C2565]" office:value-type="float" office:value="4086.05991199797" calcext:value-type="float">
            <text:p>4.09E+03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([.B$5]-[.B2566])*[.B$4]+[.B2566]" office:value-type="float" office:value="0.997818785753023" calcext:value-type="float">
            <text:p>9.98E-01</text:p>
          </table:table-cell>
          <table:table-cell table:formula="of:=([.C$5]-[.C2566])*[.C$4]/[.C$5]+[.C2566]" office:value-type="float" office:value="4086.08129986428" calcext:value-type="float">
            <text:p>4.09E+0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([.B$5]-[.B2567])*[.B$4]+[.B2567]" office:value-type="float" office:value="0.997824002718357" calcext:value-type="float">
            <text:p>9.98E-01</text:p>
          </table:table-cell>
          <table:table-cell table:formula="of:=([.C$5]-[.C2567])*[.C$4]/[.C$5]+[.C2567]" office:value-type="float" office:value="4086.10263656322" calcext:value-type="float">
            <text:p>4.09E+03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([.B$5]-[.B2568])*[.B$4]+[.B2568]" office:value-type="float" office:value="0.997829207205903" calcext:value-type="float">
            <text:p>9.98E-01</text:p>
          </table:table-cell>
          <table:table-cell table:formula="of:=([.C$5]-[.C2568])*[.C$4]/[.C$5]+[.C2568]" office:value-type="float" office:value="4086.1239222172" calcext:value-type="float">
            <text:p>4.09E+03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([.B$5]-[.B2569])*[.B$4]+[.B2569]" office:value-type="float" office:value="0.997834399245506" calcext:value-type="float">
            <text:p>9.98E-01</text:p>
          </table:table-cell>
          <table:table-cell table:formula="of:=([.C$5]-[.C2569])*[.C$4]/[.C$5]+[.C2569]" office:value-type="float" office:value="4086.14515694833" calcext:value-type="float">
            <text:p>4.09E+03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([.B$5]-[.B2570])*[.B$4]+[.B2570]" office:value-type="float" office:value="0.997839578866938" calcext:value-type="float">
            <text:p>9.98E-01</text:p>
          </table:table-cell>
          <table:table-cell table:formula="of:=([.C$5]-[.C2570])*[.C$4]/[.C$5]+[.C2570]" office:value-type="float" office:value="4086.16634087844" calcext:value-type="float">
            <text:p>4.09E+03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table:formula="of:=([.B$5]-[.B2571])*[.B$4]+[.B2571]" office:value-type="float" office:value="0.997844746099902" calcext:value-type="float">
            <text:p>9.98E-01</text:p>
          </table:table-cell>
          <table:table-cell table:formula="of:=([.C$5]-[.C2571])*[.C$4]/[.C$5]+[.C2571]" office:value-type="float" office:value="4086.18747412906" calcext:value-type="float">
            <text:p>4.09E+03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([.B$5]-[.B2572])*[.B$4]+[.B2572]" office:value-type="float" office:value="0.997849900974026" calcext:value-type="float">
            <text:p>9.98E-01</text:p>
          </table:table-cell>
          <table:table-cell table:formula="of:=([.C$5]-[.C2572])*[.C$4]/[.C$5]+[.C2572]" office:value-type="float" office:value="4086.20855682144" calcext:value-type="float">
            <text:p>4.09E+03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([.B$5]-[.B2573])*[.B$4]+[.B2573]" office:value-type="float" office:value="0.997855043518871" calcext:value-type="float">
            <text:p>9.98E-01</text:p>
          </table:table-cell>
          <table:table-cell table:formula="of:=([.C$5]-[.C2573])*[.C$4]/[.C$5]+[.C2573]" office:value-type="float" office:value="4086.22958907654" calcext:value-type="float">
            <text:p>4.09E+03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([.B$5]-[.B2574])*[.B$4]+[.B2574]" office:value-type="float" office:value="0.997860173763926" calcext:value-type="float">
            <text:p>9.98E-01</text:p>
          </table:table-cell>
          <table:table-cell table:formula="of:=([.C$5]-[.C2574])*[.C$4]/[.C$5]+[.C2574]" office:value-type="float" office:value="4086.250571015" calcext:value-type="float">
            <text:p>4.09E+03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([.B$5]-[.B2575])*[.B$4]+[.B2575]" office:value-type="float" office:value="0.997865291738608" calcext:value-type="float">
            <text:p>9.98E-01</text:p>
          </table:table-cell>
          <table:table-cell table:formula="of:=([.C$5]-[.C2575])*[.C$4]/[.C$5]+[.C2575]" office:value-type="float" office:value="4086.27150275722" calcext:value-type="float">
            <text:p>4.09E+03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([.B$5]-[.B2576])*[.B$4]+[.B2576]" office:value-type="float" office:value="0.997870397472267" calcext:value-type="float">
            <text:p>9.98E-01</text:p>
          </table:table-cell>
          <table:table-cell table:formula="of:=([.C$5]-[.C2576])*[.C$4]/[.C$5]+[.C2576]" office:value-type="float" office:value="4086.29238442327" calcext:value-type="float">
            <text:p>4.09E+0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([.B$5]-[.B2577])*[.B$4]+[.B2577]" office:value-type="float" office:value="0.997875490994178" calcext:value-type="float">
            <text:p>9.98E-01</text:p>
          </table:table-cell>
          <table:table-cell table:formula="of:=([.C$5]-[.C2577])*[.C$4]/[.C$5]+[.C2577]" office:value-type="float" office:value="4086.31321613296" calcext:value-type="float">
            <text:p>4.09E+03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([.B$5]-[.B2578])*[.B$4]+[.B2578]" office:value-type="float" office:value="0.997880572333551" calcext:value-type="float">
            <text:p>9.98E-01</text:p>
          </table:table-cell>
          <table:table-cell table:formula="of:=([.C$5]-[.C2578])*[.C$4]/[.C$5]+[.C2578]" office:value-type="float" office:value="4086.3339980058" calcext:value-type="float">
            <text:p>4.09E+03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([.B$5]-[.B2579])*[.B$4]+[.B2579]" office:value-type="float" office:value="0.997885641519523" calcext:value-type="float">
            <text:p>9.98E-01</text:p>
          </table:table-cell>
          <table:table-cell table:formula="of:=([.C$5]-[.C2579])*[.C$4]/[.C$5]+[.C2579]" office:value-type="float" office:value="4086.35473016102" calcext:value-type="float">
            <text:p>4.09E+03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([.B$5]-[.B2580])*[.B$4]+[.B2580]" office:value-type="float" office:value="0.997890698581162" calcext:value-type="float">
            <text:p>9.98E-01</text:p>
          </table:table-cell>
          <table:table-cell table:formula="of:=([.C$5]-[.C2580])*[.C$4]/[.C$5]+[.C2580]" office:value-type="float" office:value="4086.37541271756" calcext:value-type="float">
            <text:p>4.09E+03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([.B$5]-[.B2581])*[.B$4]+[.B2581]" office:value-type="float" office:value="0.997895743547467" calcext:value-type="float">
            <text:p>9.98E-01</text:p>
          </table:table-cell>
          <table:table-cell table:formula="of:=([.C$5]-[.C2581])*[.C$4]/[.C$5]+[.C2581]" office:value-type="float" office:value="4086.39604579408" calcext:value-type="float">
            <text:p>4.09E+03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([.B$5]-[.B2582])*[.B$4]+[.B2582]" office:value-type="float" office:value="0.997900776447367" calcext:value-type="float">
            <text:p>9.98E-01</text:p>
          </table:table-cell>
          <table:table-cell table:formula="of:=([.C$5]-[.C2582])*[.C$4]/[.C$5]+[.C2582]" office:value-type="float" office:value="4086.41662950894" calcext:value-type="float">
            <text:p>4.09E+03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([.B$5]-[.B2583])*[.B$4]+[.B2583]" office:value-type="float" office:value="0.997905797309723" calcext:value-type="float">
            <text:p>9.98E-01</text:p>
          </table:table-cell>
          <table:table-cell table:formula="of:=([.C$5]-[.C2583])*[.C$4]/[.C$5]+[.C2583]" office:value-type="float" office:value="4086.43716398025" calcext:value-type="float">
            <text:p>4.09E+03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([.B$5]-[.B2584])*[.B$4]+[.B2584]" office:value-type="float" office:value="0.997910806163324" calcext:value-type="float">
            <text:p>9.98E-01</text:p>
          </table:table-cell>
          <table:table-cell table:formula="of:=([.C$5]-[.C2584])*[.C$4]/[.C$5]+[.C2584]" office:value-type="float" office:value="4086.45764932581" calcext:value-type="float">
            <text:p>4.09E+03</text:p>
          </table:table-cell>
        </table:table-row>
      </table:table>
      <table:table table:name="Sheet2" table:style-name="ta1">
        <table:shapes>
          <draw:frame draw:z-index="0" draw:style-name="gr1" draw:text-style-name="P1" svg:width="6.2972in" svg:height="3.5394in" svg:x="2.5004in" svg:y="0.3232in">
            <draw:object draw:notify-on-update-of-ranges="Sheet2.A4:Sheet2.A9 Sheet2.B4:Sheet2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8000000" calcext:value-type="float">
            <text:p>4.80E+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-EXP(-1/([.$B$2]*[.$B$1]*[.A4]))" office:value-type="float" office:value="0.0000208331163209508" calcext:value-type="float">
            <text:p>2.08E-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-EXP(-1/([.$B$2]*[.$B$1]*[.A5]))" office:value-type="float" office:value="0.0000104166124134109" calcext:value-type="float">
            <text:p>1.04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1-EXP(-1/([.$B$2]*[.$B$1]*[.A6]))" office:value-type="float" office:value="0.00000208333116324955" calcext:value-type="float">
            <text:p>2.08E-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1-EXP(-1/([.$B$2]*[.$B$1]*[.A7]))" office:value-type="float" office:value="0.00000104166612413525" calcext:value-type="float">
            <text:p>1.04E-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1-EXP(-1/([.$B$2]*[.$B$1]*[.A8]))" office:value-type="float" office:value="0.000000208333311602082" calcext:value-type="float">
            <text:p>2.08E-0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table:formula="of:=1-EXP(-1/([.$B$2]*[.$B$1]*[.A9]))" office:value-type="float" office:value="0.000000173611096054849" calcext:value-type="float">
            <text:p>1.74E-07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  <table:table-cell table:style-name="ce4" office:value-type="float" office:value="2119040" calcext:value-type="float">
            <text:p>2119040</text:p>
          </table:table-cell>
          <table:table-cell/>
          <table:table-cell table:style-name="ce4"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f</text:p>
          </table:table-cell>
          <table:table-cell office:value-type="float" office:value="2119040" calcext:value-type="float">
            <text:p>2119040</text:p>
          </table:table-cell>
          <table:table-cell/>
          <table:table-cell office:value-type="float" office:value="1449616" calcext:value-type="float">
            <text:p>1449616</text:p>
          </table:table-cell>
          <table:table-cell office:value-type="float" office:value="2" calcext:value-type="float">
            <text:p>2</text:p>
          </table:table-cell>
          <table:table-cell office:value-type="float" office:value="1368182" calcext:value-type="float">
            <text:p>1368182</text:p>
          </table:table-cell>
          <table:table-cell office:value-type="float" office:value="2" calcext:value-type="float">
            <text:p>2</text:p>
          </table:table-cell>
          <table:table-cell/>
          <table:table-cell table:formula="of:=256*7"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table:formula="of:=[.I12]" office:value-type="float" office:value="1835008" calcext:value-type="float">
            <text:p>1835008</text:p>
          </table:table-cell>
          <table:table-cell/>
          <table:table-cell table:formula="of:=[.D2]/[.E2]" office:value-type="float" office:value="724808" calcext:value-type="float">
            <text:p>724808</text:p>
          </table:table-cell>
          <table:table-cell office:value-type="float" office:value="2" calcext:value-type="float">
            <text:p>2</text:p>
          </table:table-cell>
          <table:table-cell table:formula="of:=[.F2]/[.G2]" office:value-type="float" office:value="684091" calcext:value-type="float">
            <text:p>68409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2]*2"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D3]/[.E3]" office:value-type="float" office:value="362404" calcext:value-type="float">
            <text:p>362404</text:p>
          </table:table-cell>
          <table:table-cell office:value-type="float" office:value="2" calcext:value-type="float">
            <text:p>2</text:p>
          </table:table-cell>
          <table:table-cell table:formula="of:=[.F3]/[.G3]" office:value-type="float" office:value="342045.5" calcext:value-type="float">
            <text:p>342045.5</text:p>
          </table:table-cell>
          <table:table-cell table:number-columns-repeated="2"/>
          <table:table-cell table:formula="of:=[.I3]*2"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" table:formula="of:=[.B4]*[.B2]/[.B3]" office:value-type="float" office:value="347.59033203125" calcext:value-type="float">
            <text:p>348</text:p>
          </table:table-cell>
          <table:table-cell/>
          <table:table-cell table:formula="of:=[.D4]/[.E4]" office:value-type="float" office:value="181202" calcext:value-type="float">
            <text:p>181202</text:p>
          </table:table-cell>
          <table:table-cell office:value-type="float" office:value="2" calcext:value-type="float">
            <text:p>2</text:p>
          </table:table-cell>
          <table:table-cell table:formula="of:=[.F4]/[.G4]" office:value-type="string" office:string-value="" calcext:value-type="error">
            <text:p>#DIV/0!</text:p>
          </table:table-cell>
          <table:table-cell table:number-columns-repeated="2"/>
          <table:table-cell table:formula="of:=[.I4]*2" office:value-type="float" office:value="14336" calcext:value-type="float">
            <text:p>14336</text:p>
          </table:table-cell>
        </table:table-row>
        <table:table-row table:style-name="ro1">
          <table:table-cell table:number-columns-repeated="3"/>
          <table:table-cell table:formula="of:=[.D5]/[.E5]" office:value-type="float" office:value="90601" calcext:value-type="float">
            <text:p>90601</text:p>
          </table:table-cell>
          <table:table-cell office:value-type="float" office:value="7" calcext:value-type="float">
            <text:p>7</text:p>
          </table:table-cell>
          <table:table-cell table:formula="of:=[.F5]/[.G5]" office:value-type="string" office:string-value="" calcext:value-type="error">
            <text:p>#DIV/0!</text:p>
          </table:table-cell>
          <table:table-cell table:number-columns-repeated="2"/>
          <table:table-cell table:formula="of:=[.I5]*2" office:value-type="float" office:value="28672" calcext:value-type="float">
            <text:p>28672</text:p>
          </table:table-cell>
        </table:table-row>
        <table:table-row table:style-name="ro1">
          <table:table-cell table:number-columns-repeated="3"/>
          <table:table-cell table:formula="of:=[.D6]/[.E6]" office:value-type="float" office:value="12943" calcext:value-type="float">
            <text:p>12943</text:p>
          </table:table-cell>
          <table:table-cell office:value-type="float" office:value="7" calcext:value-type="float">
            <text:p>7</text:p>
          </table:table-cell>
          <table:table-cell table:formula="of:=[.F6]/[.G6]" office:value-type="string" office:string-value="" calcext:value-type="error">
            <text:p>#DIV/0!</text:p>
          </table:table-cell>
          <table:table-cell table:number-columns-repeated="2"/>
          <table:table-cell table:formula="of:=[.I6]*2" office:value-type="float" office:value="57344" calcext:value-type="float">
            <text:p>57344</text:p>
          </table:table-cell>
        </table:table-row>
        <table:table-row table:style-name="ro1">
          <table:table-cell table:number-columns-repeated="3"/>
          <table:table-cell table:formula="of:=[.D7]/[.E7]" office:value-type="float" office:value="1849" calcext:value-type="float">
            <text:p>1849</text:p>
          </table:table-cell>
          <table:table-cell office:value-type="float" office:value="43" calcext:value-type="float">
            <text:p>43</text:p>
          </table:table-cell>
          <table:table-cell table:formula="of:=[.F7]/[.G7]" office:value-type="string" office:string-value="" calcext:value-type="error">
            <text:p>#DIV/0!</text:p>
          </table:table-cell>
          <table:table-cell table:number-columns-repeated="2"/>
          <table:table-cell table:formula="of:=[.I7]*2" office:value-type="float" office:value="114688" calcext:value-type="float">
            <text:p>114688</text:p>
          </table:table-cell>
        </table:table-row>
        <table:table-row table:style-name="ro1">
          <table:table-cell table:number-columns-repeated="3"/>
          <table:table-cell table:formula="of:=[.D8]/[.E8]" office:value-type="float" office:value="43" calcext:value-type="float">
            <text:p>43</text:p>
          </table:table-cell>
          <table:table-cell/>
          <table:table-cell table:formula="of:=[.F8]/[.G8]" office:value-type="string" office:string-value="" calcext:value-type="error">
            <text:p>#DIV/0!</text:p>
          </table:table-cell>
          <table:table-cell table:number-columns-repeated="2"/>
          <table:table-cell table:formula="of:=[.I8]*2" office:value-type="float" office:value="229376" calcext:value-type="float">
            <text:p>229376</text:p>
          </table:table-cell>
        </table:table-row>
        <table:table-row table:style-name="ro1">
          <table:table-cell table:number-columns-repeated="8"/>
          <table:table-cell table:formula="of:=[.I9]*2" office:value-type="float" office:value="458752" calcext:value-type="float">
            <text:p>458752</text:p>
          </table:table-cell>
        </table:table-row>
        <table:table-row table:style-name="ro1">
          <table:table-cell table:number-columns-repeated="8"/>
          <table:table-cell table:formula="of:=[.I10]*2" office:value-type="float" office:value="917504" calcext:value-type="float">
            <text:p>917504</text:p>
          </table:table-cell>
        </table:table-row>
        <table:table-row table:style-name="ro1">
          <table:table-cell table:number-columns-repeated="8"/>
          <table:table-cell table:formula="of:=[.I11]*2" office:value-type="float" office:value="1835008" calcext:value-type="float">
            <text:p>1835008</text:p>
          </table:table-cell>
        </table:table-row>
        <table:table-row table:style-name="ro1">
          <table:table-cell table:number-columns-repeated="8"/>
          <table:table-cell table:formula="of:=[.I12]*2" office:value-type="float" office:value="3670016" calcext:value-type="float">
            <text:p>3670016</text:p>
          </table:table-cell>
        </table:table-row>
        <table:table-row table:style-name="ro1">
          <table:table-cell table:number-columns-repeated="8"/>
          <table:table-cell table:formula="of:=[.I13]*2" office:value-type="float" office:value="7340032" calcext:value-type="float">
            <text:p>7340032</text:p>
          </table:table-cell>
        </table:table-row>
        <table:table-row table:style-name="ro1">
          <table:table-cell table:number-columns-repeated="8"/>
          <table:table-cell table:formula="of:=[.I14]*2" office:value-type="float" office:value="14680064" calcext:value-type="float">
            <text:p>14680064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/>
          <table:table-cell office:value-type="float" office:value="440" calcext:value-type="float">
            <text:p>440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/>
        </table:table-row>
        <table:table-row table:style-name="ro1">
          <table:table-cell office:value-type="string" calcext:value-type="string">
            <text:p>fref</text:p>
          </table:table-cell>
          <table:table-cell office:value-type="float" office:value="2119040" calcext:value-type="float">
            <text:p>2119040</text:p>
          </table:table-cell>
          <table:table-cell table:style-name="Default" office:value-type="float" office:value="2119040" calcext:value-type="float">
            <text:p>2119040</text:p>
          </table:table-cell>
          <table:table-cell table:style-name="Default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/>
        </table:table-row>
        <table:table-row table:style-name="ro1">
          <table:table-cell/>
          <table:table-cell table:formula="of:=[.B2]/[.B3]" office:value-type="float" office:value="7040" calcext:value-type="float">
            <text:p>7040</text:p>
          </table:table-cell>
          <table:table-cell table:style-name="ce5" table:formula="of:=[.C2]/[.C3]" office:value-type="float" office:value="4433.13807531381" calcext:value-type="float">
            <text:p>4433</text:p>
          </table:table-cell>
          <table:table-cell table:style-name="Default"/>
        </table:table-row>
        <table:table-row table:style-name="ro1">
          <table:table-cell/>
          <table:table-cell table:formula="of:=[.B4]/[.B1]" office:value-type="float" office:value="16" calcext:value-type="float">
            <text:p>16</text:p>
          </table:table-cell>
          <table:table-cell table:style-name="ce5" table:formula="of:=[.C4]/[.C1]" office:value-type="float" office:value="16.0041085751401" calcext:value-type="float">
            <text:p>16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[.A8]*0.82/1.82+[.B8]/1.82" office:value-type="float" office:value="0.698351648351648" calcext:value-type="float">
            <text:p>0.7</text:p>
          </table:table-cell>
          <table:table-cell table:formula="of:=[.C8]-[.$D$7]" office:value-type="float" office:value="-7.00164835164835" calcext:value-type="float">
            <text:p>-7.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8]+0.3125" office:value-type="float" office:value="0.3125" calcext:value-type="float">
            <text:p>0.3125</text:p>
          </table:table-cell>
          <table:table-cell table:formula="of:=[.A9]*0.82/1.82+[.B9]/1.82" office:value-type="float" office:value="0.870054945054945" calcext:value-type="float">
            <text:p>0.9</text:p>
          </table:table-cell>
          <table:table-cell table:formula="of:=[.C9]-[.$D$7]" office:value-type="float" office:value="-6.82994505494506" calcext:value-type="float">
            <text:p>-6.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9]+0.3125" office:value-type="float" office:value="0.625" calcext:value-type="float">
            <text:p>0.625</text:p>
          </table:table-cell>
          <table:table-cell table:formula="of:=[.A10]*0.82/1.82+[.B10]/1.82" office:value-type="float" office:value="1.04175824175824" calcext:value-type="float">
            <text:p>1.0</text:p>
          </table:table-cell>
          <table:table-cell table:formula="of:=[.C10]-[.$D$7]" office:value-type="float" office:value="-6.65824175824176" calcext:value-type="float">
            <text:p>-6.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0]+0.3125" office:value-type="float" office:value="0.9375" calcext:value-type="float">
            <text:p>0.9375</text:p>
          </table:table-cell>
          <table:table-cell table:formula="of:=[.A11]*0.82/1.82+[.B11]/1.82" office:value-type="float" office:value="1.21346153846154" calcext:value-type="float">
            <text:p>1.2</text:p>
          </table:table-cell>
          <table:table-cell table:formula="of:=[.C11]-[.$D$7]" office:value-type="float" office:value="-6.48653846153846" calcext:value-type="float">
            <text:p>-6.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1]+0.3125" office:value-type="float" office:value="1.25" calcext:value-type="float">
            <text:p>1.25</text:p>
          </table:table-cell>
          <table:table-cell table:formula="of:=[.A12]*0.82/1.82+[.B12]/1.82" office:value-type="float" office:value="1.38516483516484" calcext:value-type="float">
            <text:p>1.4</text:p>
          </table:table-cell>
          <table:table-cell table:formula="of:=[.C12]-[.$D$7]" office:value-type="float" office:value="-6.31483516483517" calcext:value-type="float">
            <text:p>-6.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2]+0.3125" office:value-type="float" office:value="1.5625" calcext:value-type="float">
            <text:p>1.5625</text:p>
          </table:table-cell>
          <table:table-cell table:formula="of:=[.A13]*0.82/1.82+[.B13]/1.82" office:value-type="float" office:value="1.55686813186813" calcext:value-type="float">
            <text:p>1.6</text:p>
          </table:table-cell>
          <table:table-cell table:formula="of:=[.C13]-[.$D$7]" office:value-type="float" office:value="-6.14313186813187" calcext:value-type="float">
            <text:p>-6.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3]+0.3125" office:value-type="float" office:value="1.875" calcext:value-type="float">
            <text:p>1.875</text:p>
          </table:table-cell>
          <table:table-cell table:formula="of:=[.A14]*0.82/1.82+[.B14]/1.82" office:value-type="float" office:value="1.72857142857143" calcext:value-type="float">
            <text:p>1.7</text:p>
          </table:table-cell>
          <table:table-cell table:formula="of:=[.C14]-[.$D$7]" office:value-type="float" office:value="-5.97142857142857" calcext:value-type="float">
            <text:p>-6.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4]+0.3125" office:value-type="float" office:value="2.1875" calcext:value-type="float">
            <text:p>2.1875</text:p>
          </table:table-cell>
          <table:table-cell table:formula="of:=[.A15]*0.82/1.82+[.B15]/1.82" office:value-type="float" office:value="1.90027472527473" calcext:value-type="float">
            <text:p>1.9</text:p>
          </table:table-cell>
          <table:table-cell table:formula="of:=[.C15]-[.$D$7]" office:value-type="float" office:value="-5.79972527472528" calcext:value-type="float">
            <text:p>-5.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5]+0.3125" office:value-type="float" office:value="2.5" calcext:value-type="float">
            <text:p>2.5</text:p>
          </table:table-cell>
          <table:table-cell table:formula="of:=[.A16]*0.82/1.82+[.B16]/1.82" office:value-type="float" office:value="2.07197802197802" calcext:value-type="float">
            <text:p>2.1</text:p>
          </table:table-cell>
          <table:table-cell table:formula="of:=[.C16]-[.$D$7]" office:value-type="float" office:value="-5.62802197802198" calcext:value-type="float">
            <text:p>-5.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6]+0.3125" office:value-type="float" office:value="2.8125" calcext:value-type="float">
            <text:p>2.8125</text:p>
          </table:table-cell>
          <table:table-cell table:formula="of:=[.A17]*0.82/1.82+[.B17]/1.82" office:value-type="float" office:value="2.24368131868132" calcext:value-type="float">
            <text:p>2.2</text:p>
          </table:table-cell>
          <table:table-cell table:formula="of:=[.C17]-[.$D$7]" office:value-type="float" office:value="-5.45631868131868" calcext:value-type="float">
            <text:p>-5.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7]+0.3125" office:value-type="float" office:value="3.125" calcext:value-type="float">
            <text:p>3.125</text:p>
          </table:table-cell>
          <table:table-cell table:formula="of:=[.A18]*0.82/1.82+[.B18]/1.82" office:value-type="float" office:value="2.41538461538462" calcext:value-type="float">
            <text:p>2.4</text:p>
          </table:table-cell>
          <table:table-cell table:formula="of:=[.C18]-[.$D$7]" office:value-type="float" office:value="-5.28461538461539" calcext:value-type="float">
            <text:p>-5.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8]+0.3125" office:value-type="float" office:value="3.4375" calcext:value-type="float">
            <text:p>3.4375</text:p>
          </table:table-cell>
          <table:table-cell table:formula="of:=[.A19]*0.82/1.82+[.B19]/1.82" office:value-type="float" office:value="2.58708791208791" calcext:value-type="float">
            <text:p>2.6</text:p>
          </table:table-cell>
          <table:table-cell table:formula="of:=[.C19]-[.$D$7]" office:value-type="float" office:value="-5.11291208791209" calcext:value-type="float">
            <text:p>-5.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19]+0.3125" office:value-type="float" office:value="3.75" calcext:value-type="float">
            <text:p>3.75</text:p>
          </table:table-cell>
          <table:table-cell table:formula="of:=[.A20]*0.82/1.82+[.B20]/1.82" office:value-type="float" office:value="2.75879120879121" calcext:value-type="float">
            <text:p>2.8</text:p>
          </table:table-cell>
          <table:table-cell table:formula="of:=[.C20]-[.$D$7]" office:value-type="float" office:value="-4.94120879120879" calcext:value-type="float">
            <text:p>-4.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20]+0.3125" office:value-type="float" office:value="4.0625" calcext:value-type="float">
            <text:p>4.0625</text:p>
          </table:table-cell>
          <table:table-cell table:formula="of:=[.A21]*0.82/1.82+[.B21]/1.82" office:value-type="float" office:value="2.93049450549451" calcext:value-type="float">
            <text:p>2.9</text:p>
          </table:table-cell>
          <table:table-cell table:formula="of:=[.C21]-[.$D$7]" office:value-type="float" office:value="-4.7695054945055" calcext:value-type="float">
            <text:p>-4.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21]+0.3125" office:value-type="float" office:value="4.375" calcext:value-type="float">
            <text:p>4.375</text:p>
          </table:table-cell>
          <table:table-cell table:formula="of:=[.A22]*0.82/1.82+[.B22]/1.82" office:value-type="float" office:value="3.1021978021978" calcext:value-type="float">
            <text:p>3.1</text:p>
          </table:table-cell>
          <table:table-cell table:formula="of:=[.C22]-[.$D$7]" office:value-type="float" office:value="-4.5978021978022" calcext:value-type="float">
            <text:p>-4.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22]+0.3125" office:value-type="float" office:value="4.6875" calcext:value-type="float">
            <text:p>4.6875</text:p>
          </table:table-cell>
          <table:table-cell table:formula="of:=[.A23]*0.82/1.82+[.B23]/1.82" office:value-type="float" office:value="3.2739010989011" calcext:value-type="float">
            <text:p>3.3</text:p>
          </table:table-cell>
          <table:table-cell table:formula="of:=[.C23]-[.$D$7]" office:value-type="float" office:value="-4.4260989010989" calcext:value-type="float">
            <text:p>-4.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B23]+0.3125" office:value-type="float" office:value="5" calcext:value-type="float">
            <text:p>5</text:p>
          </table:table-cell>
          <table:table-cell table:formula="of:=[.A24]*0.82/1.82+[.B24]/1.82" office:value-type="float" office:value="3.4456043956044" calcext:value-type="float">
            <text:p>3.4</text:p>
          </table:table-cell>
          <table:table-cell table:formula="of:=[.C24]-[.$D$7]" office:value-type="float" office:value="-4.2543956043956" calcext:value-type="float">
            <text:p>-4.3</text:p>
          </table:table-cell>
        </table:table-row>
      </table:table>
      <table:table table:name="Sheet6" table:style-name="ta1">
        <table:shapes>
          <draw:frame draw:z-index="0" draw:style-name="gr1" draw:text-style-name="P1" svg:width="6.2972in" svg:height="3.5394in" svg:x="4.6937in" svg:y="1.487in">
            <draw:object draw:notify-on-update-of-ranges="Sheet6.A13:Sheet6.A28 Sheet6.C13:Sheet6.C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Default"/>
        <table:table-column table:style-name="co1" table:default-cell-style-name="ce7"/>
        <table:table-column table:style-name="co1" table:default-cell-style-name="ce5"/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OWER(10;[.B1]/20)" office:value-type="float" office:value="1" calcext:value-type="float">
            <text:p>1.000</text:p>
          </table:table-cell>
          <table:table-cell table:style-name="Default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office:value-type="float" office:value="-2" calcext:value-type="float">
            <text:p>-2</text:p>
          </table:table-cell>
          <table:table-cell table:formula="of:=POWER(10;[.B2]/20)" office:value-type="float" office:value="0.794328234724282" calcext:value-type="float">
            <text:p>0.794</text:p>
          </table:table-cell>
          <table:table-cell table:style-name="Default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POWER(10;[.B3]/20)" office:value-type="float" office:value="0.630957344480193" calcext:value-type="float">
            <text:p>0.631</text:p>
          </table:table-cell>
          <table:table-cell table:style-name="Default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office:value-type="float" office:value="-7" calcext:value-type="float">
            <text:p>-7</text:p>
          </table:table-cell>
          <table:table-cell table:formula="of:=POWER(10;[.B4]/20)" office:value-type="float" office:value="0.446683592150963" calcext:value-type="float">
            <text:p>0.447</text:p>
          </table:table-cell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POWER(10;[.B5]/20)" office:value-type="float" office:value="0.316227766016838" calcext:value-type="float">
            <text:p>0.316</text:p>
          </table:table-cell>
          <table:table-cell table:style-name="Default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office:value-type="float" office:value="-14" calcext:value-type="float">
            <text:p>-14</text:p>
          </table:table-cell>
          <table:table-cell table:formula="of:=POWER(10;[.B6]/20)" office:value-type="float" office:value="0.199526231496888" calcext:value-type="float">
            <text:p>0.200</text:p>
          </table:table-cell>
          <table:table-cell table:style-name="Default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formula="of:=POWER(10;[.B7]/20)" office:value-type="float" office:value="0.1" calcext:value-type="float">
            <text:p>0.100</text:p>
          </table:table-cell>
          <table:table-cell table:style-name="Default"/>
        </table:table-row>
        <table:table-row table:style-name="ro1">
          <table:table-cell table:style-name="Default" office:value-type="float" office:value="3.5" calcext:value-type="float">
            <text:p>3.5</text:p>
          </table:table-cell>
          <table:table-cell office:value-type="float" office:value="-28" calcext:value-type="float">
            <text:p>-28</text:p>
          </table:table-cell>
          <table:table-cell table:formula="of:=POWER(10;[.B8]/20)" office:value-type="float" office:value="0.0398107170553497" calcext:value-type="float">
            <text:p>0.040</text:p>
          </table:table-cell>
          <table:table-cell table:style-name="Default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table:formula="of:=POWER(10;[.B9]/20)" office:value-type="float" office:value="0.0177827941003892" calcext:value-type="float">
            <text:p>0.018</text:p>
          </table:table-cell>
          <table:table-cell table:style-name="Default"/>
        </table:table-row>
        <table:table-row table:style-name="ro1">
          <table:table-cell table:style-name="Default" office:value-type="float" office:value="4.5" calcext:value-type="float">
            <text:p>4.5</text:p>
          </table:table-cell>
          <table:table-cell office:value-type="float" office:value="-50" calcext:value-type="float">
            <text:p>-50</text:p>
          </table:table-cell>
          <table:table-cell table:formula="of:=POWER(10;[.B10]/20)" office:value-type="float" office:value="0.00316227766016838" calcext:value-type="float">
            <text:p>0.003</text:p>
          </table:table-cell>
          <table:table-cell table:style-name="Default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-60" calcext:value-type="float">
            <text:p>-60</text:p>
          </table:table-cell>
          <table:table-cell table:formula="of:=POWER(10;[.B11]/20)" office:value-type="float" office:value="0.001" calcext:value-type="float">
            <text:p>0.001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Default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formula="of:=POWER(10;[.B13]/20)" office:value-type="float" office:value="1" calcext:value-type="float">
            <text:p>1.000</text:p>
          </table:table-cell>
          <table:table-cell table:formula="of:=[.C13]*[.$D$12]" office:value-type="float" office:value="1023" calcext:value-type="float">
            <text:p>1023</text:p>
          </table:table-cell>
        </table:table-row>
        <table:table-row table:style-name="ro1">
          <table:table-cell table:formula="of:=[.A13]+5/15" office:value-type="float" office:value="0.333333333333333" calcext:value-type="float">
            <text:p>0.33</text:p>
          </table:table-cell>
          <table:table-cell office:value-type="float" office:value="-1.1" calcext:value-type="float">
            <text:p>-1.1</text:p>
          </table:table-cell>
          <table:table-cell table:formula="of:=POWER(10;[.B14]/20)" office:value-type="float" office:value="0.881048873008014" calcext:value-type="float">
            <text:p>0.881</text:p>
          </table:table-cell>
          <table:table-cell table:formula="of:=[.C14]*[.$D$12]" office:value-type="float" office:value="901.312997087198" calcext:value-type="float">
            <text:p>901</text:p>
          </table:table-cell>
        </table:table-row>
        <table:table-row table:style-name="ro1">
          <table:table-cell table:formula="of:=[.A14]+5/15" office:value-type="float" office:value="0.666666666666667" calcext:value-type="float">
            <text:p>0.67</text:p>
          </table:table-cell>
          <table:table-cell office:value-type="float" office:value="-2.4" calcext:value-type="float">
            <text:p>-2.4</text:p>
          </table:table-cell>
          <table:table-cell table:formula="of:=POWER(10;[.B15]/20)" office:value-type="float" office:value="0.758577575029184" calcext:value-type="float">
            <text:p>0.759</text:p>
          </table:table-cell>
          <table:table-cell table:formula="of:=[.C15]*[.$D$12]" office:value-type="float" office:value="776.024859254855" calcext:value-type="float">
            <text:p>776</text:p>
          </table:table-cell>
        </table:table-row>
        <table:table-row table:style-name="ro1">
          <table:table-cell table:formula="of:=[.A15]+5/15" office:value-type="float" office:value="1" calcext:value-type="float">
            <text:p>1.00</text:p>
          </table:table-cell>
          <table:table-cell table:style-name="ce4" office:value-type="float" office:value="-4" calcext:value-type="float">
            <text:p>-4</text:p>
          </table:table-cell>
          <table:table-cell table:formula="of:=POWER(10;[.B16]/20)" office:value-type="float" office:value="0.630957344480193" calcext:value-type="float">
            <text:p>0.631</text:p>
          </table:table-cell>
          <table:table-cell table:formula="of:=[.C16]*[.$D$12]" office:value-type="float" office:value="645.469363403238" calcext:value-type="float">
            <text:p>645</text:p>
          </table:table-cell>
        </table:table-row>
        <table:table-row table:style-name="ro1">
          <table:table-cell table:formula="of:=[.A16]+5/15" office:value-type="float" office:value="1.33333333333333" calcext:value-type="float">
            <text:p>1.33</text:p>
          </table:table-cell>
          <table:table-cell office:value-type="float" office:value="-5.8" calcext:value-type="float">
            <text:p>-5.8</text:p>
          </table:table-cell>
          <table:table-cell table:formula="of:=POWER(10;[.B17]/20)" office:value-type="float" office:value="0.512861383991365" calcext:value-type="float">
            <text:p>0.513</text:p>
          </table:table-cell>
          <table:table-cell table:formula="of:=[.C17]*[.$D$12]" office:value-type="float" office:value="524.657195823166" calcext:value-type="float">
            <text:p>525</text:p>
          </table:table-cell>
        </table:table-row>
        <table:table-row table:style-name="ro1">
          <table:table-cell table:formula="of:=[.A17]+5/15" office:value-type="float" office:value="1.66666666666667" calcext:value-type="float">
            <text:p>1.67</text:p>
          </table:table-cell>
          <table:table-cell office:value-type="float" office:value="-7.8" calcext:value-type="float">
            <text:p>-7.8</text:p>
          </table:table-cell>
          <table:table-cell table:formula="of:=POWER(10;[.B18]/20)" office:value-type="float" office:value="0.407380277804113" calcext:value-type="float">
            <text:p>0.407</text:p>
          </table:table-cell>
          <table:table-cell table:formula="of:=[.C18]*[.$D$12]" office:value-type="float" office:value="416.750024193607" calcext:value-type="float">
            <text:p>417</text:p>
          </table:table-cell>
        </table:table-row>
        <table:table-row table:style-name="ro1">
          <table:table-cell table:formula="of:=[.A18]+5/15" office:value-type="float" office:value="2" calcext:value-type="float">
            <text:p>2.00</text:p>
          </table:table-cell>
          <table:table-cell table:style-name="ce4" office:value-type="float" office:value="-10" calcext:value-type="float">
            <text:p>-10</text:p>
          </table:table-cell>
          <table:table-cell table:formula="of:=POWER(10;[.B19]/20)" office:value-type="float" office:value="0.316227766016838" calcext:value-type="float">
            <text:p>0.316</text:p>
          </table:table-cell>
          <table:table-cell table:formula="of:=[.C19]*[.$D$12]" office:value-type="float" office:value="323.501004635225" calcext:value-type="float">
            <text:p>324</text:p>
          </table:table-cell>
        </table:table-row>
        <table:table-row table:style-name="ro1">
          <table:table-cell table:formula="of:=[.A19]+5/15" office:value-type="float" office:value="2.33333333333333" calcext:value-type="float">
            <text:p>2.33</text:p>
          </table:table-cell>
          <table:table-cell office:value-type="float" office:value="-13" calcext:value-type="float">
            <text:p>-13</text:p>
          </table:table-cell>
          <table:table-cell table:formula="of:=POWER(10;[.B20]/20)" office:value-type="float" office:value="0.223872113856834" calcext:value-type="float">
            <text:p>0.224</text:p>
          </table:table-cell>
          <table:table-cell table:formula="of:=[.C20]*[.$D$12]" office:value-type="float" office:value="229.021172475541" calcext:value-type="float">
            <text:p>229</text:p>
          </table:table-cell>
        </table:table-row>
        <table:table-row table:style-name="ro1">
          <table:table-cell table:formula="of:=[.A20]+5/15" office:value-type="float" office:value="2.66666666666667" calcext:value-type="float">
            <text:p>2.67</text:p>
          </table:table-cell>
          <table:table-cell office:value-type="float" office:value="-16" calcext:value-type="float">
            <text:p>-16</text:p>
          </table:table-cell>
          <table:table-cell table:formula="of:=POWER(10;[.B21]/20)" office:value-type="float" office:value="0.158489319246111" calcext:value-type="float">
            <text:p>0.158</text:p>
          </table:table-cell>
          <table:table-cell table:formula="of:=[.C21]*[.$D$12]" office:value-type="float" office:value="162.134573588772" calcext:value-type="float">
            <text:p>162</text:p>
          </table:table-cell>
        </table:table-row>
        <table:table-row table:style-name="ro1">
          <table:table-cell table:formula="of:=[.A21]+5/15" office:value-type="float" office:value="3" calcext:value-type="float">
            <text:p>3.00</text:p>
          </table:table-cell>
          <table:table-cell table:style-name="ce4" office:value-type="float" office:value="-20" calcext:value-type="float">
            <text:p>-20</text:p>
          </table:table-cell>
          <table:table-cell table:formula="of:=POWER(10;[.B22]/20)" office:value-type="float" office:value="0.1" calcext:value-type="float">
            <text:p>0.100</text:p>
          </table:table-cell>
          <table:table-cell table:formula="of:=[.C22]*[.$D$12]" office:value-type="float" office:value="102.3" calcext:value-type="float">
            <text:p>102</text:p>
          </table:table-cell>
        </table:table-row>
        <table:table-row table:style-name="ro1">
          <table:table-cell table:formula="of:=[.A22]+5/15" office:value-type="float" office:value="3.33333333333333" calcext:value-type="float">
            <text:p>3.33</text:p>
          </table:table-cell>
          <table:table-cell office:value-type="float" office:value="-24" calcext:value-type="float">
            <text:p>-24</text:p>
          </table:table-cell>
          <table:table-cell table:formula="of:=POWER(10;[.B23]/20)" office:value-type="float" office:value="0.0630957344480193" calcext:value-type="float">
            <text:p>0.063</text:p>
          </table:table-cell>
          <table:table-cell table:formula="of:=[.C23]*[.$D$12]" office:value-type="float" office:value="64.5469363403238" calcext:value-type="float">
            <text:p>65</text:p>
          </table:table-cell>
        </table:table-row>
        <table:table-row table:style-name="ro1">
          <table:table-cell table:formula="of:=[.A23]+5/15" office:value-type="float" office:value="3.66666666666667" calcext:value-type="float">
            <text:p>3.67</text:p>
          </table:table-cell>
          <table:table-cell office:value-type="float" office:value="-29" calcext:value-type="float">
            <text:p>-29</text:p>
          </table:table-cell>
          <table:table-cell table:formula="of:=POWER(10;[.B24]/20)" office:value-type="float" office:value="0.0354813389233576" calcext:value-type="float">
            <text:p>0.035</text:p>
          </table:table-cell>
          <table:table-cell table:formula="of:=[.C24]*[.$D$12]" office:value-type="float" office:value="36.2974097185948" calcext:value-type="float">
            <text:p>36</text:p>
          </table:table-cell>
        </table:table-row>
        <table:table-row table:style-name="ro1">
          <table:table-cell table:formula="of:=[.A24]+5/15" office:value-type="float" office:value="4" calcext:value-type="float">
            <text:p>4.00</text:p>
          </table:table-cell>
          <table:table-cell table:style-name="ce4" office:value-type="float" office:value="-35" calcext:value-type="float">
            <text:p>-35</text:p>
          </table:table-cell>
          <table:table-cell table:formula="of:=POWER(10;[.B25]/20)" office:value-type="float" office:value="0.0177827941003892" calcext:value-type="float">
            <text:p>0.018</text:p>
          </table:table-cell>
          <table:table-cell table:formula="of:=[.C25]*[.$D$12]" office:value-type="float" office:value="18.1917983646982" calcext:value-type="float">
            <text:p>18</text:p>
          </table:table-cell>
        </table:table-row>
        <table:table-row table:style-name="ro1">
          <table:table-cell table:formula="of:=[.A25]+5/15" office:value-type="float" office:value="4.33333333333333" calcext:value-type="float">
            <text:p>4.33</text:p>
          </table:table-cell>
          <table:table-cell office:value-type="float" office:value="-41" calcext:value-type="float">
            <text:p>-41</text:p>
          </table:table-cell>
          <table:table-cell table:formula="of:=POWER(10;[.B26]/20)" office:value-type="float" office:value="0.00891250938133746" calcext:value-type="float">
            <text:p>0.009</text:p>
          </table:table-cell>
          <table:table-cell table:formula="of:=[.C26]*[.$D$12]" office:value-type="float" office:value="9.11749709710822" calcext:value-type="float">
            <text:p>9</text:p>
          </table:table-cell>
        </table:table-row>
        <table:table-row table:style-name="ro1">
          <table:table-cell table:formula="of:=[.A26]+5/15" office:value-type="float" office:value="4.66666666666667" calcext:value-type="float">
            <text:p>4.67</text:p>
          </table:table-cell>
          <table:table-cell office:value-type="float" office:value="-50" calcext:value-type="float">
            <text:p>-50</text:p>
          </table:table-cell>
          <table:table-cell table:formula="of:=POWER(10;[.B27]/20)" office:value-type="float" office:value="0.00316227766016838" calcext:value-type="float">
            <text:p>0.003</text:p>
          </table:table-cell>
          <table:table-cell table:formula="of:=[.C27]*[.$D$12]" office:value-type="float" office:value="3.23501004635225" calcext:value-type="float">
            <text:p>3</text:p>
          </table:table-cell>
        </table:table-row>
        <table:table-row table:style-name="ro1">
          <table:table-cell table:formula="of:=[.A27]+5/15" office:value-type="float" office:value="5" calcext:value-type="float">
            <text:p>5.00</text:p>
          </table:table-cell>
          <table:table-cell table:style-name="ce4" office:value-type="float" office:value="-60" calcext:value-type="float">
            <text:p>-60</text:p>
          </table:table-cell>
          <table:table-cell table:formula="of:=POWER(10;[.B28]/20)" office:value-type="float" office:value="0.001" calcext:value-type="float">
            <text:p>0.001</text:p>
          </table:table-cell>
          <table:table-cell table:formula="of:=[.C28]*[.$D$12]" office:value-type="float" office:value="1.023" calcext:value-type="float">
            <text:p>1</text:p>
          </table:table-cell>
        </table:table-row>
      </table:table>
      <table:table table:name="balance" table:style-name="ta1">
        <table:shapes>
          <draw:frame draw:z-index="0" draw:style-name="gr1" draw:text-style-name="P1" svg:width="5.4248in" svg:height="3.0488in" svg:x="4.6854in" svg:y="2.9941in">
            <draw:object draw:notify-on-update-of-ranges="balance.B1:balance.B16 balance.D1:balance.D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.9791in" svg:height="2.8283in" svg:x="0.3406in" svg:y="2.9823in">
            <draw:object draw:notify-on-update-of-ranges="balance.B1:balance.B16 balance.C1:balance.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-[.A1]/3" office:value-type="float" office:value="-0" calcext:value-type="float">
            <text:p>0.0</text:p>
          </table:table-cell>
          <table:table-cell table:style-name="ce4" office:value-type="float" office:value="-9" calcext:value-type="float">
            <text:p>-9</text:p>
          </table:table-cell>
          <table:table-cell table:style-name="ce7" table:formula="of:=POWER(10;[.C1]/20)" office:value-type="float" office:value="0.354813389233575" calcext:value-type="float">
            <text:p>0.355</text:p>
          </table:table-cell>
          <table:table-cell table:style-name="ce5"/>
          <table:table-cell table:style-name="ce5" table:formula="of:=1023*[.D1]" office:value-type="float" office:value="362.974097185948" calcext:value-type="float">
            <text:p>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-[.A2]/3" office:value-type="float" office:value="-0.333333333333333" calcext:value-type="float">
            <text:p>-0.3</text:p>
          </table:table-cell>
          <table:table-cell office:value-type="float" office:value="-10" calcext:value-type="float">
            <text:p>-10</text:p>
          </table:table-cell>
          <table:table-cell table:style-name="ce7" table:formula="of:=POWER(10;[.C2]/20)" office:value-type="float" office:value="0.316227766016838" calcext:value-type="float">
            <text:p>0.316</text:p>
          </table:table-cell>
          <table:table-cell table:style-name="ce2" table:formula="of:=[.C2]-[.C1]" office:value-type="float" office:value="-1" calcext:value-type="float">
            <text:p>-1.0</text:p>
          </table:table-cell>
          <table:table-cell table:style-name="ce5" table:formula="of:=1023*[.D2]" office:value-type="float" office:value="323.501004635225" calcext:value-type="float">
            <text:p>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-[.A3]/3" office:value-type="float" office:value="-0.666666666666667" calcext:value-type="float">
            <text:p>-0.7</text:p>
          </table:table-cell>
          <table:table-cell office:value-type="float" office:value="-11" calcext:value-type="float">
            <text:p>-11</text:p>
          </table:table-cell>
          <table:table-cell table:style-name="ce7" table:formula="of:=POWER(10;[.C3]/20)" office:value-type="float" office:value="0.281838293126445" calcext:value-type="float">
            <text:p>0.282</text:p>
          </table:table-cell>
          <table:table-cell table:style-name="ce2" table:formula="of:=[.C3]-[.C2]" office:value-type="float" office:value="-1" calcext:value-type="float">
            <text:p>-1.0</text:p>
          </table:table-cell>
          <table:table-cell table:style-name="ce5" table:formula="of:=1023*[.D3]" office:value-type="float" office:value="288.320573868354" calcext:value-type="float">
            <text:p>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-[.A4]/3" office:value-type="float" office:value="-1" calcext:value-type="float">
            <text:p>-1.0</text:p>
          </table:table-cell>
          <table:table-cell table:style-name="ce4" office:value-type="float" office:value="-12" calcext:value-type="float">
            <text:p>-12</text:p>
          </table:table-cell>
          <table:table-cell table:style-name="ce7" table:formula="of:=POWER(10;[.C4]/20)" office:value-type="float" office:value="0.251188643150958" calcext:value-type="float">
            <text:p>0.251</text:p>
          </table:table-cell>
          <table:table-cell table:style-name="ce2" table:formula="of:=[.C4]-[.C3]" office:value-type="float" office:value="-1" calcext:value-type="float">
            <text:p>-1.0</text:p>
          </table:table-cell>
          <table:table-cell table:style-name="ce5" table:formula="of:=1023*[.D4]" office:value-type="float" office:value="256.96598194343" calcext:value-type="float">
            <text:p>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-[.A5]/3" office:value-type="float" office:value="-1.33333333333333" calcext:value-type="float">
            <text:p>-1.3</text:p>
          </table:table-cell>
          <table:table-cell office:value-type="float" office:value="-13" calcext:value-type="float">
            <text:p>-13</text:p>
          </table:table-cell>
          <table:table-cell table:style-name="ce7" table:formula="of:=POWER(10;[.C5]/20)" office:value-type="float" office:value="0.223872113856834" calcext:value-type="float">
            <text:p>0.224</text:p>
          </table:table-cell>
          <table:table-cell table:style-name="ce2" table:formula="of:=[.C5]-[.C4]" office:value-type="float" office:value="-1" calcext:value-type="float">
            <text:p>-1.0</text:p>
          </table:table-cell>
          <table:table-cell table:style-name="ce5" table:formula="of:=1023*[.D5]" office:value-type="float" office:value="229.021172475541" calcext:value-type="float">
            <text:p>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-[.A6]/3" office:value-type="float" office:value="-1.66666666666667" calcext:value-type="float">
            <text:p>-1.7</text:p>
          </table:table-cell>
          <table:table-cell office:value-type="float" office:value="-14" calcext:value-type="float">
            <text:p>-14</text:p>
          </table:table-cell>
          <table:table-cell table:style-name="ce7" table:formula="of:=POWER(10;[.C6]/20)" office:value-type="float" office:value="0.199526231496888" calcext:value-type="float">
            <text:p>0.200</text:p>
          </table:table-cell>
          <table:table-cell table:style-name="ce2" table:formula="of:=[.C6]-[.C5]" office:value-type="float" office:value="-1" calcext:value-type="float">
            <text:p>-1.0</text:p>
          </table:table-cell>
          <table:table-cell table:style-name="ce5" table:formula="of:=1023*[.D6]" office:value-type="float" office:value="204.115334821316" calcext:value-type="float">
            <text:p>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-[.A7]/3" office:value-type="float" office:value="-2" calcext:value-type="float">
            <text:p>-2.0</text:p>
          </table:table-cell>
          <table:table-cell table:style-name="ce4" office:value-type="float" office:value="-15" calcext:value-type="float">
            <text:p>-15</text:p>
          </table:table-cell>
          <table:table-cell table:style-name="ce7" table:formula="of:=POWER(10;[.C7]/20)" office:value-type="float" office:value="0.177827941003892" calcext:value-type="float">
            <text:p>0.178</text:p>
          </table:table-cell>
          <table:table-cell table:style-name="ce2" table:formula="of:=[.C7]-[.C6]" office:value-type="float" office:value="-1" calcext:value-type="float">
            <text:p>-1.0</text:p>
          </table:table-cell>
          <table:table-cell table:style-name="ce5" table:formula="of:=1023*[.D7]" office:value-type="float" office:value="181.917983646982" calcext:value-type="float">
            <text:p>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-[.A8]/3" office:value-type="float" office:value="-2.33333333333333" calcext:value-type="float">
            <text:p>-2.3</text:p>
          </table:table-cell>
          <table:table-cell office:value-type="float" office:value="-16.5" calcext:value-type="float">
            <text:p>-16.5</text:p>
          </table:table-cell>
          <table:table-cell table:style-name="ce7" table:formula="of:=POWER(10;[.C8]/20)" office:value-type="float" office:value="0.149623565609443" calcext:value-type="float">
            <text:p>0.150</text:p>
          </table:table-cell>
          <table:table-cell table:style-name="ce2" table:formula="of:=[.C8]-[.C7]" office:value-type="float" office:value="-1.5" calcext:value-type="float">
            <text:p>-1.5</text:p>
          </table:table-cell>
          <table:table-cell table:style-name="ce5" table:formula="of:=1023*[.D8]" office:value-type="float" office:value="153.064907618461" calcext:value-type="float">
            <text:p>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-[.A9]/3" office:value-type="float" office:value="-2.66666666666667" calcext:value-type="float">
            <text:p>-2.7</text:p>
          </table:table-cell>
          <table:table-cell office:value-type="float" office:value="-18" calcext:value-type="float">
            <text:p>-18</text:p>
          </table:table-cell>
          <table:table-cell table:style-name="ce7" table:formula="of:=POWER(10;[.C9]/20)" office:value-type="float" office:value="0.125892541179417" calcext:value-type="float">
            <text:p>0.126</text:p>
          </table:table-cell>
          <table:table-cell table:style-name="ce2" table:formula="of:=[.C9]-[.C8]" office:value-type="float" office:value="-1.5" calcext:value-type="float">
            <text:p>-1.5</text:p>
          </table:table-cell>
          <table:table-cell table:style-name="ce5" table:formula="of:=1023*[.D9]" office:value-type="float" office:value="128.788069626543" calcext:value-type="float">
            <text:p>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-[.A10]/3" office:value-type="float" office:value="-3" calcext:value-type="float">
            <text:p>-3.0</text:p>
          </table:table-cell>
          <table:table-cell table:style-name="ce4" office:value-type="float" office:value="-20" calcext:value-type="float">
            <text:p>-20</text:p>
          </table:table-cell>
          <table:table-cell table:style-name="ce7" table:formula="of:=POWER(10;[.C10]/20)" office:value-type="float" office:value="0.1" calcext:value-type="float">
            <text:p>0.100</text:p>
          </table:table-cell>
          <table:table-cell table:style-name="ce2" table:formula="of:=[.C10]-[.C9]" office:value-type="float" office:value="-2" calcext:value-type="float">
            <text:p>-2.0</text:p>
          </table:table-cell>
          <table:table-cell table:style-name="ce5" table:formula="of:=1023*[.D10]" office:value-type="float" office:value="102.3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-[.A11]/3" office:value-type="float" office:value="-3.33333333333333" calcext:value-type="float">
            <text:p>-3.3</text:p>
          </table:table-cell>
          <table:table-cell office:value-type="float" office:value="-23" calcext:value-type="float">
            <text:p>-23</text:p>
          </table:table-cell>
          <table:table-cell table:style-name="ce7" table:formula="of:=POWER(10;[.C11]/20)" office:value-type="float" office:value="0.0707945784384138" calcext:value-type="float">
            <text:p>0.071</text:p>
          </table:table-cell>
          <table:table-cell table:style-name="ce2" table:formula="of:=[.C11]-[.C10]" office:value-type="float" office:value="-3" calcext:value-type="float">
            <text:p>-3.0</text:p>
          </table:table-cell>
          <table:table-cell table:style-name="ce5" table:formula="of:=1023*[.D11]" office:value-type="float" office:value="72.4228537424973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-[.A12]/3" office:value-type="float" office:value="-3.66666666666667" calcext:value-type="float">
            <text:p>-3.7</text:p>
          </table:table-cell>
          <table:table-cell office:value-type="float" office:value="-27" calcext:value-type="float">
            <text:p>-27</text:p>
          </table:table-cell>
          <table:table-cell table:style-name="ce7" table:formula="of:=POWER(10;[.C12]/20)" office:value-type="float" office:value="0.0446683592150963" calcext:value-type="float">
            <text:p>0.045</text:p>
          </table:table-cell>
          <table:table-cell table:style-name="ce2" table:formula="of:=[.C12]-[.C11]" office:value-type="float" office:value="-4" calcext:value-type="float">
            <text:p>-4.0</text:p>
          </table:table-cell>
          <table:table-cell table:style-name="ce5" table:formula="of:=1023*[.D12]" office:value-type="float" office:value="45.6957314770435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-[.A13]/3" office:value-type="float" office:value="-4" calcext:value-type="float">
            <text:p>-4.0</text:p>
          </table:table-cell>
          <table:table-cell table:style-name="ce4" office:value-type="float" office:value="-32" calcext:value-type="float">
            <text:p>-32</text:p>
          </table:table-cell>
          <table:table-cell table:style-name="ce7" table:formula="of:=POWER(10;[.C13]/20)" office:value-type="float" office:value="0.0251188643150958" calcext:value-type="float">
            <text:p>0.025</text:p>
          </table:table-cell>
          <table:table-cell table:style-name="ce2" table:formula="of:=[.C13]-[.C12]" office:value-type="float" office:value="-5" calcext:value-type="float">
            <text:p>-5.0</text:p>
          </table:table-cell>
          <table:table-cell table:style-name="ce5" table:formula="of:=1023*[.D13]" office:value-type="float" office:value="25.696598194343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-[.A14]/3" office:value-type="float" office:value="-4.33333333333333" calcext:value-type="float">
            <text:p>-4.3</text:p>
          </table:table-cell>
          <table:table-cell office:value-type="float" office:value="-38" calcext:value-type="float">
            <text:p>-38</text:p>
          </table:table-cell>
          <table:table-cell table:style-name="ce7" table:formula="of:=POWER(10;[.C14]/20)" office:value-type="float" office:value="0.0125892541179417" calcext:value-type="float">
            <text:p>0.013</text:p>
          </table:table-cell>
          <table:table-cell table:style-name="ce2" table:formula="of:=[.C14]-[.C13]" office:value-type="float" office:value="-6" calcext:value-type="float">
            <text:p>-6.0</text:p>
          </table:table-cell>
          <table:table-cell table:style-name="ce5" table:formula="of:=1023*[.D14]" office:value-type="float" office:value="12.878806962654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-[.A15]/3" office:value-type="float" office:value="-4.66666666666667" calcext:value-type="float">
            <text:p>-4.7</text:p>
          </table:table-cell>
          <table:table-cell office:value-type="float" office:value="-48" calcext:value-type="float">
            <text:p>-48</text:p>
          </table:table-cell>
          <table:table-cell table:style-name="ce7" table:formula="of:=POWER(10;[.C15]/20)" office:value-type="float" office:value="0.00398107170553497" calcext:value-type="float">
            <text:p>0.004</text:p>
          </table:table-cell>
          <table:table-cell table:style-name="ce2" table:formula="of:=[.C15]-[.C14]" office:value-type="float" office:value="-10" calcext:value-type="float">
            <text:p>-10.0</text:p>
          </table:table-cell>
          <table:table-cell table:style-name="ce5" table:formula="of:=1023*[.D15]" office:value-type="float" office:value="4.07263635476228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-[.A16]/3" office:value-type="float" office:value="-5" calcext:value-type="float">
            <text:p>-5.0</text:p>
          </table:table-cell>
          <table:table-cell table:style-name="ce4" office:value-type="float" office:value="-60" calcext:value-type="float">
            <text:p>-60</text:p>
          </table:table-cell>
          <table:table-cell table:style-name="ce7" table:formula="of:=POWER(10;[.C16]/20)" office:value-type="float" office:value="0.001" calcext:value-type="float">
            <text:p>0.001</text:p>
          </table:table-cell>
          <table:table-cell table:style-name="ce2" table:formula="of:=[.C16]-[.C15]" office:value-type="float" office:value="-12" calcext:value-type="float">
            <text:p>-12.0</text:p>
          </table:table-cell>
          <table:table-cell table:style-name="ce5" table:formula="of:=1023*[.D16]" office:value-type="float" office:value="1.023" calcext:value-type="float">
            <text:p>1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lance 20dB" table:style-name="ta1">
        <table:shapes>
          <draw:frame draw:z-index="0" draw:style-name="gr1" draw:text-style-name="P1" svg:width="5.4248in" svg:height="3.0488in" svg:x="4.6854in" svg:y="2.9941in">
            <draw:object draw:notify-on-update-of-ranges="'balance 20dB'.B1:'balance 20dB'.B16 'balance 20dB'.D1:'balance 20dB'.D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.9791in" svg:height="2.8283in" svg:x="0.3406in" svg:y="2.9823in">
            <draw:object draw:notify-on-update-of-ranges="'balance 20dB'.B1:'balance 20dB'.B16 'balance 20dB'.C1:'balance 20dB'.C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-[.A1]/3" office:value-type="float" office:value="-0" calcext:value-type="float">
            <text:p>0.0</text:p>
          </table:table-cell>
          <table:table-cell table:style-name="ce4" office:value-type="float" office:value="-6" calcext:value-type="float">
            <text:p>-6</text:p>
          </table:table-cell>
          <table:table-cell table:style-name="ce7" table:formula="of:=POWER(10;[.C1]/20)" office:value-type="float" office:value="0.501187233627272" calcext:value-type="float">
            <text:p>0.501</text:p>
          </table:table-cell>
          <table:table-cell table:style-name="ce5"/>
          <table:table-cell table:style-name="ce5" table:formula="of:=1023*[.D1]" office:value-type="float" office:value="512.7145400007" calcext:value-type="float">
            <text:p>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-[.A2]/3" office:value-type="float" office:value="-0.333333333333333" calcext:value-type="float">
            <text:p>-0.3</text:p>
          </table:table-cell>
          <table:table-cell table:formula="of:=[.C1]-1" office:value-type="float" office:value="-7" calcext:value-type="float">
            <text:p>-7</text:p>
          </table:table-cell>
          <table:table-cell table:style-name="ce7" table:formula="of:=POWER(10;[.C2]/20)" office:value-type="float" office:value="0.446683592150963" calcext:value-type="float">
            <text:p>0.447</text:p>
          </table:table-cell>
          <table:table-cell table:style-name="ce2" table:formula="of:=[.C2]-[.C1]" office:value-type="float" office:value="-1" calcext:value-type="float">
            <text:p>-1.0</text:p>
          </table:table-cell>
          <table:table-cell table:style-name="ce5" table:formula="of:=1023*[.D2]" office:value-type="float" office:value="456.957314770435" calcext:value-type="float">
            <text:p>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-[.A3]/3" office:value-type="float" office:value="-0.666666666666667" calcext:value-type="float">
            <text:p>-0.7</text:p>
          </table:table-cell>
          <table:table-cell table:formula="of:=[.C2]-1" office:value-type="float" office:value="-8" calcext:value-type="float">
            <text:p>-8</text:p>
          </table:table-cell>
          <table:table-cell table:style-name="ce7" table:formula="of:=POWER(10;[.C3]/20)" office:value-type="float" office:value="0.398107170553497" calcext:value-type="float">
            <text:p>0.398</text:p>
          </table:table-cell>
          <table:table-cell table:style-name="ce2" table:formula="of:=[.C3]-[.C2]" office:value-type="float" office:value="-1" calcext:value-type="float">
            <text:p>-1.0</text:p>
          </table:table-cell>
          <table:table-cell table:style-name="ce5" table:formula="of:=1023*[.D3]" office:value-type="float" office:value="407.263635476228" calcext:value-type="float">
            <text:p>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-[.A4]/3" office:value-type="float" office:value="-1" calcext:value-type="float">
            <text:p>-1.0</text:p>
          </table:table-cell>
          <table:table-cell table:formula="of:=[.C3]-1" office:value-type="float" office:value="-9" calcext:value-type="float">
            <text:p>-9</text:p>
          </table:table-cell>
          <table:table-cell table:style-name="ce7" table:formula="of:=POWER(10;[.C4]/20)" office:value-type="float" office:value="0.354813389233575" calcext:value-type="float">
            <text:p>0.355</text:p>
          </table:table-cell>
          <table:table-cell table:style-name="ce2" table:formula="of:=[.C4]-[.C3]" office:value-type="float" office:value="-1" calcext:value-type="float">
            <text:p>-1.0</text:p>
          </table:table-cell>
          <table:table-cell table:style-name="ce5" table:formula="of:=1023*[.D4]" office:value-type="float" office:value="362.974097185948" calcext:value-type="float">
            <text:p>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-[.A5]/3" office:value-type="float" office:value="-1.33333333333333" calcext:value-type="float">
            <text:p>-1.3</text:p>
          </table:table-cell>
          <table:table-cell table:formula="of:=[.C4]-1" office:value-type="float" office:value="-10" calcext:value-type="float">
            <text:p>-10</text:p>
          </table:table-cell>
          <table:table-cell table:style-name="ce7" table:formula="of:=POWER(10;[.C5]/20)" office:value-type="float" office:value="0.316227766016838" calcext:value-type="float">
            <text:p>0.316</text:p>
          </table:table-cell>
          <table:table-cell table:style-name="ce2" table:formula="of:=[.C5]-[.C4]" office:value-type="float" office:value="-1" calcext:value-type="float">
            <text:p>-1.0</text:p>
          </table:table-cell>
          <table:table-cell table:style-name="ce5" table:formula="of:=1023*[.D5]" office:value-type="float" office:value="323.501004635225" calcext:value-type="float">
            <text:p>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-[.A6]/3" office:value-type="float" office:value="-1.66666666666667" calcext:value-type="float">
            <text:p>-1.7</text:p>
          </table:table-cell>
          <table:table-cell table:formula="of:=[.C5]-1" office:value-type="float" office:value="-11" calcext:value-type="float">
            <text:p>-11</text:p>
          </table:table-cell>
          <table:table-cell table:style-name="ce7" table:formula="of:=POWER(10;[.C6]/20)" office:value-type="float" office:value="0.281838293126445" calcext:value-type="float">
            <text:p>0.282</text:p>
          </table:table-cell>
          <table:table-cell table:style-name="ce2" table:formula="of:=[.C6]-[.C5]" office:value-type="float" office:value="-1" calcext:value-type="float">
            <text:p>-1.0</text:p>
          </table:table-cell>
          <table:table-cell table:style-name="ce5" table:formula="of:=1023*[.D6]" office:value-type="float" office:value="288.320573868354" calcext:value-type="float">
            <text:p>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-[.A7]/3" office:value-type="float" office:value="-2" calcext:value-type="float">
            <text:p>-2.0</text:p>
          </table:table-cell>
          <table:table-cell table:formula="of:=[.C6]-1" office:value-type="float" office:value="-12" calcext:value-type="float">
            <text:p>-12</text:p>
          </table:table-cell>
          <table:table-cell table:style-name="ce7" table:formula="of:=POWER(10;[.C7]/20)" office:value-type="float" office:value="0.251188643150958" calcext:value-type="float">
            <text:p>0.251</text:p>
          </table:table-cell>
          <table:table-cell table:style-name="ce2" table:formula="of:=[.C7]-[.C6]" office:value-type="float" office:value="-1" calcext:value-type="float">
            <text:p>-1.0</text:p>
          </table:table-cell>
          <table:table-cell table:style-name="ce5" table:formula="of:=1023*[.D7]" office:value-type="float" office:value="256.96598194343" calcext:value-type="float">
            <text:p>2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-[.A8]/3" office:value-type="float" office:value="-2.33333333333333" calcext:value-type="float">
            <text:p>-2.3</text:p>
          </table:table-cell>
          <table:table-cell table:formula="of:=[.C7]-1" office:value-type="float" office:value="-13" calcext:value-type="float">
            <text:p>-13</text:p>
          </table:table-cell>
          <table:table-cell table:style-name="ce7" table:formula="of:=POWER(10;[.C8]/20)" office:value-type="float" office:value="0.223872113856834" calcext:value-type="float">
            <text:p>0.224</text:p>
          </table:table-cell>
          <table:table-cell table:style-name="ce2" table:formula="of:=[.C8]-[.C7]" office:value-type="float" office:value="-1" calcext:value-type="float">
            <text:p>-1.0</text:p>
          </table:table-cell>
          <table:table-cell table:style-name="ce5" table:formula="of:=1023*[.D8]" office:value-type="float" office:value="229.021172475541" calcext:value-type="float">
            <text:p>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-[.A9]/3" office:value-type="float" office:value="-2.66666666666667" calcext:value-type="float">
            <text:p>-2.7</text:p>
          </table:table-cell>
          <table:table-cell table:formula="of:=[.C8]-1" office:value-type="float" office:value="-14" calcext:value-type="float">
            <text:p>-14</text:p>
          </table:table-cell>
          <table:table-cell table:style-name="ce7" table:formula="of:=POWER(10;[.C9]/20)" office:value-type="float" office:value="0.199526231496888" calcext:value-type="float">
            <text:p>0.200</text:p>
          </table:table-cell>
          <table:table-cell table:style-name="ce2" table:formula="of:=[.C9]-[.C8]" office:value-type="float" office:value="-1" calcext:value-type="float">
            <text:p>-1.0</text:p>
          </table:table-cell>
          <table:table-cell table:style-name="ce5" table:formula="of:=1023*[.D9]" office:value-type="float" office:value="204.115334821316" calcext:value-type="float">
            <text:p>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-[.A10]/3" office:value-type="float" office:value="-3" calcext:value-type="float">
            <text:p>-3.0</text:p>
          </table:table-cell>
          <table:table-cell table:formula="of:=[.C9]-1" office:value-type="float" office:value="-15" calcext:value-type="float">
            <text:p>-15</text:p>
          </table:table-cell>
          <table:table-cell table:style-name="ce7" table:formula="of:=POWER(10;[.C10]/20)" office:value-type="float" office:value="0.177827941003892" calcext:value-type="float">
            <text:p>0.178</text:p>
          </table:table-cell>
          <table:table-cell table:style-name="ce2" table:formula="of:=[.C10]-[.C9]" office:value-type="float" office:value="-1" calcext:value-type="float">
            <text:p>-1.0</text:p>
          </table:table-cell>
          <table:table-cell table:style-name="ce5" table:formula="of:=1023*[.D10]" office:value-type="float" office:value="181.917983646982" calcext:value-type="float">
            <text:p>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-[.A11]/3" office:value-type="float" office:value="-3.33333333333333" calcext:value-type="float">
            <text:p>-3.3</text:p>
          </table:table-cell>
          <table:table-cell table:formula="of:=[.C10]-1" office:value-type="float" office:value="-16" calcext:value-type="float">
            <text:p>-16</text:p>
          </table:table-cell>
          <table:table-cell table:style-name="ce7" table:formula="of:=POWER(10;[.C11]/20)" office:value-type="float" office:value="0.158489319246111" calcext:value-type="float">
            <text:p>0.158</text:p>
          </table:table-cell>
          <table:table-cell table:style-name="ce2" table:formula="of:=[.C11]-[.C10]" office:value-type="float" office:value="-1" calcext:value-type="float">
            <text:p>-1.0</text:p>
          </table:table-cell>
          <table:table-cell table:style-name="ce5" table:formula="of:=1023*[.D11]" office:value-type="float" office:value="162.134573588772" calcext:value-type="float">
            <text:p>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-[.A12]/3" office:value-type="float" office:value="-3.66666666666667" calcext:value-type="float">
            <text:p>-3.7</text:p>
          </table:table-cell>
          <table:table-cell table:formula="of:=[.C11]-1" office:value-type="float" office:value="-17" calcext:value-type="float">
            <text:p>-17</text:p>
          </table:table-cell>
          <table:table-cell table:style-name="ce7" table:formula="of:=POWER(10;[.C12]/20)" office:value-type="float" office:value="0.141253754462275" calcext:value-type="float">
            <text:p>0.141</text:p>
          </table:table-cell>
          <table:table-cell table:style-name="ce2" table:formula="of:=[.C12]-[.C11]" office:value-type="float" office:value="-1" calcext:value-type="float">
            <text:p>-1.0</text:p>
          </table:table-cell>
          <table:table-cell table:style-name="ce5" table:formula="of:=1023*[.D12]" office:value-type="float" office:value="144.502590814908" calcext:value-type="float">
            <text:p>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-[.A13]/3" office:value-type="float" office:value="-4" calcext:value-type="float">
            <text:p>-4.0</text:p>
          </table:table-cell>
          <table:table-cell table:formula="of:=[.C12]-1" office:value-type="float" office:value="-18" calcext:value-type="float">
            <text:p>-18</text:p>
          </table:table-cell>
          <table:table-cell table:style-name="ce7" table:formula="of:=POWER(10;[.C13]/20)" office:value-type="float" office:value="0.125892541179417" calcext:value-type="float">
            <text:p>0.126</text:p>
          </table:table-cell>
          <table:table-cell table:style-name="ce2" table:formula="of:=[.C13]-[.C12]" office:value-type="float" office:value="-1" calcext:value-type="float">
            <text:p>-1.0</text:p>
          </table:table-cell>
          <table:table-cell table:style-name="ce5" table:formula="of:=1023*[.D13]" office:value-type="float" office:value="128.788069626543" calcext:value-type="float">
            <text:p>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-[.A14]/3" office:value-type="float" office:value="-4.33333333333333" calcext:value-type="float">
            <text:p>-4.3</text:p>
          </table:table-cell>
          <table:table-cell table:formula="of:=[.C13]-1" office:value-type="float" office:value="-19" calcext:value-type="float">
            <text:p>-19</text:p>
          </table:table-cell>
          <table:table-cell table:style-name="ce7" table:formula="of:=POWER(10;[.C14]/20)" office:value-type="float" office:value="0.112201845430196" calcext:value-type="float">
            <text:p>0.112</text:p>
          </table:table-cell>
          <table:table-cell table:style-name="ce2" table:formula="of:=[.C14]-[.C13]" office:value-type="float" office:value="-1" calcext:value-type="float">
            <text:p>-1.0</text:p>
          </table:table-cell>
          <table:table-cell table:style-name="ce5" table:formula="of:=1023*[.D14]" office:value-type="float" office:value="114.782487875091" calcext:value-type="float">
            <text:p>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-[.A15]/3" office:value-type="float" office:value="-4.66666666666667" calcext:value-type="float">
            <text:p>-4.7</text:p>
          </table:table-cell>
          <table:table-cell table:formula="of:=[.C14]-1" office:value-type="float" office:value="-20" calcext:value-type="float">
            <text:p>-20</text:p>
          </table:table-cell>
          <table:table-cell table:style-name="ce7" table:formula="of:=POWER(10;[.C15]/20)" office:value-type="float" office:value="0.1" calcext:value-type="float">
            <text:p>0.100</text:p>
          </table:table-cell>
          <table:table-cell table:style-name="ce2" table:formula="of:=[.C15]-[.C14]" office:value-type="float" office:value="-1" calcext:value-type="float">
            <text:p>-1.0</text:p>
          </table:table-cell>
          <table:table-cell table:style-name="ce5" table:formula="of:=1023*[.D15]" office:value-type="float" office:value="102.3" calcext:value-type="float">
            <text:p>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-[.A16]/3" office:value-type="float" office:value="-5" calcext:value-type="float">
            <text:p>-5.0</text:p>
          </table:table-cell>
          <table:table-cell table:formula="of:=[.C15]-1" office:value-type="float" office:value="-21" calcext:value-type="float">
            <text:p>-21</text:p>
          </table:table-cell>
          <table:table-cell table:style-name="ce7" table:formula="of:=POWER(10;[.C16]/20)" office:value-type="float" office:value="0.0891250938133746" calcext:value-type="float">
            <text:p>0.089</text:p>
          </table:table-cell>
          <table:table-cell table:style-name="ce2" table:formula="of:=[.C16]-[.C15]" office:value-type="float" office:value="-1" calcext:value-type="float">
            <text:p>-1.0</text:p>
          </table:table-cell>
          <table:table-cell table:style-name="ce5" table:formula="of:=1023*[.D16]" office:value-type="float" office:value="91.1749709710822" calcext:value-type="float">
            <text:p>91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6:50:21.860495844</meta:creation-date>
    <dc:date>2024-12-10T08:11:58.298633411</dc:date>
    <meta:editing-duration>P1DT14H54M52S</meta:editing-duration>
    <meta:editing-cycles>2</meta:editing-cycles>
    <meta:generator>LibreOffice/24.2.6.2$Linux_X86_64 LibreOffice_project/420$Build-2</meta:generator>
    <meta:document-statistic meta:table-count="8" meta:cell-count="8190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legend chart:legend-position="end" svg:x="13.733cm" svg:y="4.196cm" style:legend-expansion="high" chart:style-name="ch2"/>
        <chart:plot-area chart:style-name="ch3" table:cell-range-address="Sheet2.A4:Sheet2.B9" chart:data-source-has-labels="column" svg:x="0.319cm" svg:y="0.179cm" svg:width="13.095cm" svg:height="8.633cm">
          <chart:coordinate-region svg:x="2.052cm" svg:y="0.378cm" svg:width="10.791cm" svg:height="7.787cm"/>
          <chart:axis chart:dimension="x" chart:name="primary-x" chart:style-name="ch4" chartooo:axis-type="auto">
            <chartooo:date-scale/>
            <chart:categories table:cell-range-address="Sheet2.A4:Sheet2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4:Sheet2.B9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2.A4:Sheet2.A9</svg:desc>
                </draw:g>
              </table:table-cell>
              <table:table-cell office:value-type="float" office:value="0.0000208331163209508">
                <text:p>0.0000208331163209508</text:p>
                <draw:g>
                  <svg:desc>Sheet2.B4:Sheet2.B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04166124134109">
                <text:p>0.00001041661241341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208333116324955">
                <text:p>0.0000020833311632495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0104166612413525">
                <text:p>0.000001041666124135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208333311602082">
                <text:p>0.000000208333311602082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00000173611096054849">
                <text:p>0.000000173611096054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FD000000FDEA24C9EC.svm"/>
      </style:chart-properties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style-name="ch1">
        <chart:legend chart:legend-position="end" svg:x="13.144cm" svg:y="4.196cm" style:legend-expansion="high" chart:style-name="ch2"/>
        <chart:plot-area chart:style-name="ch3" table:cell-range-address="Sheet6.A13:Sheet6.A28 Sheet6.C13:Sheet6.C28" svg:x="0.319cm" svg:y="0.179cm" svg:width="12.506cm" svg:height="8.633cm">
          <chart:coordinate-region svg:x="1.417cm" svg:y="0.379cm" svg:width="11.076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C13:Sheet6.C28" chart:class="chart:scatter">
            <chart:domain table:cell-range-address="Sheet6.A13:Sheet6.A28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A13:Sheet6.A28</svg:desc>
                </draw:g>
              </table:table-cell>
              <table:table-cell office:value-type="float" office:value="1">
                <text:p>1</text:p>
                <draw:g>
                  <svg:desc>Sheet6.C13:Sheet6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81048873008014">
                <text:p>0.881048873008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8577575029184">
                <text:p>0.758577575029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30957344480193">
                <text:p>0.630957344480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512861383991365">
                <text:p>0.512861383991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407380277804113">
                <text:p>0.407380277804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316227766016838">
                <text:p>0.316227766016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223872113856834">
                <text:p>0.223872113856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158489319246111">
                <text:p>0.158489319246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0630957344480193">
                <text:p>0.0630957344480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0354813389233576">
                <text:p>0.0354813389233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0177827941003892">
                <text:p>0.0177827941003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00891250938133746">
                <text:p>0.00891250938133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00316227766016838">
                <text:p>0.00316227766016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8cm" svg:height="7.745cm" xlink:href=".." xlink:type="simple" chart:class="chart:scatter" chart:style-name="ch1">
        <chart:legend chart:legend-position="end" svg:x="10.928cm" svg:y="3.573cm" style:legend-expansion="high" chart:style-name="ch2"/>
        <chart:plot-area chart:style-name="ch3" table:cell-range-address="balance.B1:balance.B16 balance.D1:balance.D16" svg:x="0.275cm" svg:y="0.154cm" svg:width="10.378cm" svg:height="7.437cm">
          <chart:coordinate-region svg:x="0.566cm" svg:y="0.353cm" svg:width="9.847cm" svg:height="6.5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alance.D1:balance.D16" chart:class="chart:scatter">
            <chart:domain table:cell-range-address="balance.B1:balance.B16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balance.B1:balance.B16</svg:desc>
                </draw:g>
              </table:table-cell>
              <table:table-cell office:value-type="float" office:value="0.354813389233575">
                <text:p>0.354813389233575</text:p>
                <draw:g>
                  <svg:desc>balance.D1:balance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.316227766016838">
                <text:p>0.316227766016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0.281838293126445">
                <text:p>0.281838293126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.251188643150958">
                <text:p>0.251188643150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0.223872113856834">
                <text:p>0.223872113856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0.199526231496888">
                <text:p>0.199526231496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.177827941003892">
                <text:p>0.177827941003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0.149623565609443">
                <text:p>0.149623565609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0.125892541179417">
                <text:p>0.125892541179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0.0707945784384138">
                <text:p>0.0707945784384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0.0446683592150963">
                <text:p>0.0446683592150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0.0251188643150958">
                <text:p>0.0251188643150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33333333333333">
                <text:p>-4.33333333333333</text:p>
              </table:table-cell>
              <table:table-cell office:value-type="float" office:value="0.0125892541179417">
                <text:p>0.0125892541179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0.00398107170553497">
                <text:p>0.0039810717055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08cm" svg:height="7.185cm" xlink:href=".." xlink:type="simple" chart:class="chart:scatter" chart:style-name="ch1">
        <chart:plot-area chart:style-name="ch2" table:cell-range-address="balance.B1:balance.C16" svg:x="0.202cm" svg:y="0.143cm" svg:width="9.704cm" svg:height="6.899cm">
          <chart:coordinate-region svg:x="0.493cm" svg:y="0.342cm" svg:width="9.173cm" svg:height="6.5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balance.C1:balance.C16" chart:class="chart:scatter">
            <chart:domain table:cell-range-address="balance.B1:balance.B16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balance.B1:balance.B16</svg:desc>
                </draw:g>
              </table:table-cell>
              <table:table-cell office:value-type="float" office:value="-9">
                <text:p>-9</text:p>
                <draw:g>
                  <svg:desc>balance.C1:balanc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33333333333333">
                <text:p>-4.3333333333333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-60">
                <text:p>-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8cm" svg:height="7.745cm" xlink:href=".." xlink:type="simple" chart:class="chart:scatter" chart:style-name="ch1">
        <chart:legend chart:legend-position="end" svg:x="10.928cm" svg:y="3.573cm" style:legend-expansion="high" chart:style-name="ch2"/>
        <chart:plot-area chart:style-name="ch3" table:cell-range-address="'balance 20dB'.B1:'balance 20dB'.B16 'balance 20dB'.D1:'balance 20dB'.D16" svg:x="0.275cm" svg:y="0.154cm" svg:width="10.378cm" svg:height="7.437cm">
          <chart:coordinate-region svg:x="0.566cm" svg:y="0.354cm" svg:width="9.847cm" svg:height="6.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alance 20dB'.D1:'balance 20dB'.D16" chart:class="chart:scatter">
            <chart:domain table:cell-range-address="'balance 20dB'.B1:'balance 20dB'.B16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balance 20dB'.B1:'balance 20dB'.B16</svg:desc>
                </draw:g>
              </table:table-cell>
              <table:table-cell office:value-type="float" office:value="0.501187233627272">
                <text:p>0.501187233627272</text:p>
                <draw:g>
                  <svg:desc>'balance 20dB'.D1:'balance 20dB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.446683592150963">
                <text:p>0.446683592150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0.398107170553497">
                <text:p>0.398107170553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.354813389233575">
                <text:p>0.354813389233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0.316227766016838">
                <text:p>0.316227766016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0.281838293126445">
                <text:p>0.281838293126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.251188643150958">
                <text:p>0.251188643150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0.223872113856834">
                <text:p>0.223872113856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0.199526231496888">
                <text:p>0.199526231496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0.177827941003892">
                <text:p>0.177827941003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0.158489319246111">
                <text:p>0.158489319246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0.141253754462275">
                <text:p>0.141253754462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0.125892541179417">
                <text:p>0.125892541179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33333333333333">
                <text:p>-4.33333333333333</text:p>
              </table:table-cell>
              <table:table-cell office:value-type="float" office:value="0.112201845430196">
                <text:p>0.112201845430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.0891250938133746">
                <text:p>0.08912509381337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9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08cm" svg:height="7.185cm" xlink:href=".." xlink:type="simple" chart:class="chart:scatter" chart:style-name="ch1">
        <chart:plot-area chart:style-name="ch2" table:cell-range-address="'balance 20dB'.B1:'balance 20dB'.C16" svg:x="0.202cm" svg:y="0.143cm" svg:width="9.704cm" svg:height="6.899cm">
          <chart:coordinate-region svg:x="0.493cm" svg:y="0.342cm" svg:width="9.173cm" svg:height="6.5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balance 20dB'.C1:'balance 20dB'.C16" chart:class="chart:scatter">
            <chart:domain table:cell-range-address="'balance 20dB'.B1:'balance 20dB'.B16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balance 20dB'.B1:'balance 20dB'.B16</svg:desc>
                </draw:g>
              </table:table-cell>
              <table:table-cell office:value-type="float" office:value="-6">
                <text:p>-6</text:p>
                <draw:g>
                  <svg:desc>'balance 20dB'.C1:'balance 20dB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33333333333333">
                <text:p>-4.333333333333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-21">
                <text:p>-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